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Normal_20_2"/>
        <table:table-column table:style-name="co2" table:default-cell-style-name="Normal_20_2"/>
        <table:table-column table:style-name="co3" table:default-cell-style-name="Default"/>
        <table:table-column table:style-name="co4" table:default-cell-style-name="Normal_20_2"/>
        <table:table-column table:style-name="co5" table:default-cell-style-name="Default"/>
        <table:table-column table:style-name="co6" table:default-cell-style-name="Normal_20_2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table:style-name="Default"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table:style-name="Default" office:value-type="string" calcext:value-type="string">
            <text:p>Iva</text:p>
          </table:table-cell>
        </table:table-row>
        <table:table-row table:style-name="ro1">
          <table:table-cell office:value-type="string" calcext:value-type="string">
            <text:p>TR20HDX</text:p>
          </table:table-cell>
          <table:table-cell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office:value-type="float" office:value="3249.38976729859" calcext:value-type="float">
            <text:p>3249.389767298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X</text:p>
          </table:table-cell>
          <table:table-cell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office:value-type="float" office:value="3848.06149110425" calcext:value-type="float">
            <text:p>3848.06149110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X</text:p>
          </table:table-cell>
          <table:table-cell office:value-type="string" calcext:value-type="string">
            <text:p>Tubo rígido SISTELECTRIC HDX 25mm x metro</text:p>
          </table:table-cell>
          <table:table-cell office:value-type="string" calcext:value-type="string">
            <text:p>GENROD</text:p>
          </table:table-cell>
          <table:table-cell office:value-type="float" office:value="4185.83246028732" calcext:value-type="float">
            <text:p>4185.83246028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X</text:p>
          </table:table-cell>
          <table:table-cell office:value-type="string" calcext:value-type="string">
            <text:p>Tubo rígido SISTELECTRIC HDX 32mm x metro </text:p>
          </table:table-cell>
          <table:table-cell office:value-type="string" calcext:value-type="string">
            <text:p>GENROD</text:p>
          </table:table-cell>
          <table:table-cell office:value-type="float" office:value="6572.43233067495" calcext:value-type="float">
            <text:p>6572.43233067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X</text:p>
          </table:table-cell>
          <table:table-cell office:value-type="string" calcext:value-type="string">
            <text:p>Tubo rígido SISTELECTRIC HDX 40mm x metro</text:p>
          </table:table-cell>
          <table:table-cell office:value-type="string" calcext:value-type="string">
            <text:p>GENROD</text:p>
          </table:table-cell>
          <table:table-cell office:value-type="float" office:value="9333.26724638333" calcext:value-type="float">
            <text:p>9333.26724638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X</text:p>
          </table:table-cell>
          <table:table-cell office:value-type="string" calcext:value-type="string">
            <text:p>Tubo rígido SISTELECTRIC HDX 50mm x metro</text:p>
          </table:table-cell>
          <table:table-cell office:value-type="string" calcext:value-type="string">
            <text:p>GENROD</text:p>
          </table:table-cell>
          <table:table-cell office:value-type="float" office:value="13061.0378662862" calcext:value-type="float">
            <text:p>13061.0378662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HDX</text:p>
          </table:table-cell>
          <table:table-cell office:value-type="string" calcext:value-type="string">
            <text:p>Caja de Embutir Rectangular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HDX</text:p>
          </table:table-cell>
          <table:table-cell office:value-type="string" calcext:value-type="string">
            <text:p>Caja de Embutir Octogonal Chica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HDX</text:p>
          </table:table-cell>
          <table:table-cell office:value-type="string" calcext:value-type="string">
            <text:p>Caja de Embutir Octogonal Grande <text:s/>HDX </text:p>
          </table:table-cell>
          <table:table-cell office:value-type="string" calcext:value-type="string">
            <text:p>GENROD</text:p>
          </table:table-cell>
          <table:table-cell office:value-type="float" office:value="2735.21151085488" calcext:value-type="float">
            <text:p>2735.21151085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HDX</text:p>
          </table:table-cell>
          <table:table-cell office:value-type="string" calcext:value-type="string">
            <text:p>Caja de Embutir Cuadrada 10x10 <text:s/>HDX </text:p>
          </table:table-cell>
          <table:table-cell office:value-type="string" calcext:value-type="string">
            <text:p>GENROD</text:p>
          </table:table-cell>
          <table:table-cell office:value-type="float" office:value="3512.05865279907" calcext:value-type="float">
            <text:p>3512.05865279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HDX</text:p>
          </table:table-cell>
          <table:table-cell office:value-type="string" calcext:value-type="string">
            <text:p>Caja de Embutir Mignon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0HDX</text:p>
          </table:table-cell>
          <table:table-cell office:value-type="string" calcext:value-type="string">
            <text:p>Conector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20.091349871446" calcext:value-type="float">
            <text:p>520.0913498714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2HDX</text:p>
          </table:table-cell>
          <table:table-cell office:value-type="string" calcext:value-type="string">
            <text:p>Conector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986.095286330412" calcext:value-type="float">
            <text:p>986.095286330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5HDX</text:p>
          </table:table-cell>
          <table:table-cell office:value-type="string" calcext:value-type="string">
            <text:p>Conector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110.12531955228" calcext:value-type="float">
            <text:p>1110.12531955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32HDX</text:p>
          </table:table-cell>
          <table:table-cell office:value-type="string" calcext:value-type="string">
            <text:p>Conector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603.03648129384" calcext:value-type="float">
            <text:p>2603.03648129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40HDX</text:p>
          </table:table-cell>
          <table:table-cell office:value-type="string" calcext:value-type="string">
            <text:p>Conector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3257.36084912519" calcext:value-type="float">
            <text:p>3257.36084912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50HDX</text:p>
          </table:table-cell>
          <table:table-cell office:value-type="string" calcext:value-type="string">
            <text:p>Conector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4880.93978131877" calcext:value-type="float">
            <text:p>4880.93978131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0HDX</text:p>
          </table:table-cell>
          <table:table-cell office:value-type="string" calcext:value-type="string">
            <text:p>Unión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03.250627903251" calcext:value-type="float">
            <text:p>503.250627903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2HDX</text:p>
          </table:table-cell>
          <table:table-cell office:value-type="string" calcext:value-type="string">
            <text:p>Unión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883.485723908023" calcext:value-type="float">
            <text:p>883.485723908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5HDX</text:p>
          </table:table-cell>
          <table:table-cell office:value-type="string" calcext:value-type="string">
            <text:p>Unión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027.42896882033" calcext:value-type="float">
            <text:p>1027.42896882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32HDX</text:p>
          </table:table-cell>
          <table:table-cell office:value-type="string" calcext:value-type="string">
            <text:p>Unión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235.55511621162" calcext:value-type="float">
            <text:p>2235.5551162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40HDX</text:p>
          </table:table-cell>
          <table:table-cell office:value-type="string" calcext:value-type="string">
            <text:p>Unión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2761.24071623773" calcext:value-type="float">
            <text:p>2761.24071623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50HDX</text:p>
          </table:table-cell>
          <table:table-cell office:value-type="string" calcext:value-type="string">
            <text:p>Unión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4298.06529240582" calcext:value-type="float">
            <text:p>4298.06529240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0HDX</text:p>
          </table:table-cell>
          <table:table-cell office:value-type="string" calcext:value-type="string">
            <text:p>Curva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1284.67751867872" calcext:value-type="float">
            <text:p>1284.67751867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2HDX</text:p>
          </table:table-cell>
          <table:table-cell office:value-type="string" calcext:value-type="string">
            <text:p>Curva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1593.98447930282" calcext:value-type="float">
            <text:p>1593.98447930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5HDX</text:p>
          </table:table-cell>
          <table:table-cell office:value-type="string" calcext:value-type="string">
            <text:p>Curva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860.39252682377" calcext:value-type="float">
            <text:p>1860.39252682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32HDX</text:p>
          </table:table-cell>
          <table:table-cell office:value-type="string" calcext:value-type="string">
            <text:p>Curva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3472.75397295592" calcext:value-type="float">
            <text:p>3472.75397295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40HDX</text:p>
          </table:table-cell>
          <table:table-cell office:value-type="string" calcext:value-type="string">
            <text:p>Curva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5173.89877776031" calcext:value-type="float">
            <text:p>5173.89877776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50HDX</text:p>
          </table:table-cell>
          <table:table-cell office:value-type="string" calcext:value-type="string">
            <text:p>Curva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8972.27868977078" calcext:value-type="float">
            <text:p>8972.27868977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0HDX</text:p>
          </table:table-cell>
          <table:table-cell office:value-type="string" calcext:value-type="string">
            <text:p>Grampa p/fijar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48.671301438811" calcext:value-type="float">
            <text:p>548.671301438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2HDX</text:p>
          </table:table-cell>
          <table:table-cell office:value-type="string" calcext:value-type="string">
            <text:p>Grampa p/fijar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592.584715865342" calcext:value-type="float">
            <text:p>592.584715865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5HDX</text:p>
          </table:table-cell>
          <table:table-cell office:value-type="string" calcext:value-type="string">
            <text:p>Grampa p/fijar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660.962105061504" calcext:value-type="float">
            <text:p>660.962105061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32HDX</text:p>
          </table:table-cell>
          <table:table-cell office:value-type="string" calcext:value-type="string">
            <text:p>Grampa p/fijar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40HDX</text:p>
          </table:table-cell>
          <table:table-cell office:value-type="string" calcext:value-type="string">
            <text:p>Grampa p/fijar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1738.91323978642" calcext:value-type="float">
            <text:p>1738.91323978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50HDX</text:p>
          </table:table-cell>
          <table:table-cell office:value-type="string" calcext:value-type="string">
            <text:p>Grampa p/fijar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2185.52570809268" calcext:value-type="float">
            <text:p>2185.52570809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HDX</text:p>
          </table:table-cell>
          <table:table-cell office:value-type="string" calcext:value-type="string">
            <text:p>Caja de pase IP 65 SISTELECTRIC HDX 90x90x55 </text:p>
          </table:table-cell>
          <table:table-cell office:value-type="string" calcext:value-type="string">
            <text:p>GENROD</text:p>
          </table:table-cell>
          <table:table-cell office:value-type="float" office:value="7400.75816834292" calcext:value-type="float">
            <text:p>7400.75816834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HDX</text:p>
          </table:table-cell>
          <table:table-cell office:value-type="string" calcext:value-type="string">
            <text:p>Caja de pase IP 65 SISTELECTRIC HDX 90x90x75 </text:p>
          </table:table-cell>
          <table:table-cell office:value-type="string" calcext:value-type="string">
            <text:p>GENROD</text:p>
          </table:table-cell>
          <table:table-cell office:value-type="float" office:value="8024.99532549788" calcext:value-type="float">
            <text:p>8024.99532549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HDX</text:p>
          </table:table-cell>
          <table:table-cell office:value-type="string" calcext:value-type="string">
            <text:p>Caja de pase IP 65 SISTELECTRIC HDX 115x115x65 </text:p>
          </table:table-cell>
          <table:table-cell office:value-type="string" calcext:value-type="string">
            <text:p>GENROD</text:p>
          </table:table-cell>
          <table:table-cell office:value-type="float" office:value="10537.1614739685" calcext:value-type="float">
            <text:p>10537.161473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HDX</text:p>
          </table:table-cell>
          <table:table-cell office:value-type="string" calcext:value-type="string">
            <text:p>Caja de pase IP 65 SISTELECTRIC HDX 115x115x80 </text:p>
          </table:table-cell>
          <table:table-cell office:value-type="string" calcext:value-type="string">
            <text:p>GENROD</text:p>
          </table:table-cell>
          <table:table-cell office:value-type="float" office:value="11114.9344705124" calcext:value-type="float">
            <text:p>11114.9344705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HDX</text:p>
          </table:table-cell>
          <table:table-cell office:value-type="string" calcext:value-type="string">
            <text:p>Caja de pase IP 65 SISTELECTRIC HDX 115x115x110 </text:p>
          </table:table-cell>
          <table:table-cell office:value-type="string" calcext:value-type="string">
            <text:p>GENROD</text:p>
          </table:table-cell>
          <table:table-cell office:value-type="float" office:value="13322.9241364801" calcext:value-type="float">
            <text:p>13322.9241364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HDX</text:p>
          </table:table-cell>
          <table:table-cell office:value-type="string" calcext:value-type="string">
            <text:p>Caja de pase IP 65 SISTELECTRIC HDX 115x165x65 </text:p>
          </table:table-cell>
          <table:table-cell office:value-type="string" calcext:value-type="string">
            <text:p>GENROD</text:p>
          </table:table-cell>
          <table:table-cell office:value-type="float" office:value="11803.9837693556" calcext:value-type="float">
            <text:p>11803.9837693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HDX</text:p>
          </table:table-cell>
          <table:table-cell office:value-type="string" calcext:value-type="string">
            <text:p>Caja de pase IP 65 SISTELECTRIC HDX 115x165x80 </text:p>
          </table:table-cell>
          <table:table-cell office:value-type="string" calcext:value-type="string">
            <text:p>GENROD</text:p>
          </table:table-cell>
          <table:table-cell office:value-type="float" office:value="13638.3470907966" calcext:value-type="float">
            <text:p>13638.347090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HDX</text:p>
          </table:table-cell>
          <table:table-cell office:value-type="string" calcext:value-type="string">
            <text:p>Caja de pase IP 65 SISTELECTRIC HDX 115x165x110 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.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HDX</text:p>
          </table:table-cell>
          <table:table-cell office:value-type="string" calcext:value-type="string">
            <text:p>Caja de pase IP 65 SISTELECTRIC HDX 165x165x65 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.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HDX</text:p>
          </table:table-cell>
          <table:table-cell office:value-type="string" calcext:value-type="string">
            <text:p>Caja de pase IP 65 SISTELECTRIC HDX 165x165x80 </text:p>
          </table:table-cell>
          <table:table-cell office:value-type="string" calcext:value-type="string">
            <text:p>GENROD</text:p>
          </table:table-cell>
          <table:table-cell office:value-type="float" office:value="16599.1547102202" calcext:value-type="float">
            <text:p>16599.1547102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HDX</text:p>
          </table:table-cell>
          <table:table-cell office:value-type="string" calcext:value-type="string">
            <text:p>Caja de pase IP 65 SISTELECTRIC HDX 165x165x110 </text:p>
          </table:table-cell>
          <table:table-cell office:value-type="string" calcext:value-type="string">
            <text:p>GENROD</text:p>
          </table:table-cell>
          <table:table-cell office:value-type="float" office:value="18154.3562532176" calcext:value-type="float">
            <text:p>18154.3562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HDX</text:p>
          </table:table-cell>
          <table:table-cell office:value-type="string" calcext:value-type="string">
            <text:p>Caja de pase IP 65 SISTELECTRIC HDX 165x210x65 </text:p>
          </table:table-cell>
          <table:table-cell office:value-type="string" calcext:value-type="string">
            <text:p>GENROD</text:p>
          </table:table-cell>
          <table:table-cell office:value-type="float" office:value="16882.4324654615" calcext:value-type="float">
            <text:p>16882.432465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HDX</text:p>
          </table:table-cell>
          <table:table-cell office:value-type="string" calcext:value-type="string">
            <text:p>Caja de pase IP 65 SISTELECTRIC HDX 165x210x80 </text:p>
          </table:table-cell>
          <table:table-cell office:value-type="string" calcext:value-type="string">
            <text:p>GENROD</text:p>
          </table:table-cell>
          <table:table-cell office:value-type="float" office:value="17899.136706006" calcext:value-type="float">
            <text:p>17899.13670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HDX</text:p>
          </table:table-cell>
          <table:table-cell office:value-type="string" calcext:value-type="string">
            <text:p>Caja de pase IP 65 SISTELECTRIC HDX 165x210x110 </text:p>
          </table:table-cell>
          <table:table-cell office:value-type="string" calcext:value-type="string">
            <text:p>GENROD</text:p>
          </table:table-cell>
          <table:table-cell office:value-type="float" office:value="20858.4370663206" calcext:value-type="float">
            <text:p>20858.43706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HDX</text:p>
          </table:table-cell>
          <table:table-cell office:value-type="string" calcext:value-type="string">
            <text:p>Caja de pase IP 65 SISTELECTRIC HDX 210x210x110 </text:p>
          </table:table-cell>
          <table:table-cell office:value-type="string" calcext:value-type="string">
            <text:p>GENROD</text:p>
          </table:table-cell>
          <table:table-cell office:value-type="float" office:value="25163.1400959566" calcext:value-type="float">
            <text:p>25163.1400959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HDX</text:p>
          </table:table-cell>
          <table:table-cell office:value-type="string" calcext:value-type="string">
            <text:p>Caja de pase IP 65 SISTELECTRIC HDX 210x210x135 </text:p>
          </table:table-cell>
          <table:table-cell office:value-type="string" calcext:value-type="string">
            <text:p>GENROD</text:p>
          </table:table-cell>
          <table:table-cell office:value-type="float" office:value="26199.2358046538" calcext:value-type="float">
            <text:p>26199.2358046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HDX</text:p>
          </table:table-cell>
          <table:table-cell office:value-type="string" calcext:value-type="string">
            <text:p>Caja de pase IP 65 SISTELECTRIC HDX 210x210x165 </text:p>
          </table:table-cell>
          <table:table-cell office:value-type="string" calcext:value-type="string">
            <text:p>GENROD</text:p>
          </table:table-cell>
          <table:table-cell office:value-type="float" office:value="30575.3887132082" calcext:value-type="float">
            <text:p>30575.3887132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HDX</text:p>
          </table:table-cell>
          <table:table-cell office:value-type="string" calcext:value-type="string">
            <text:p>Caja de pase IP 65 SISTELECTRIC HDX 210x310x110 </text:p>
          </table:table-cell>
          <table:table-cell office:value-type="string" calcext:value-type="string">
            <text:p>GENROD</text:p>
          </table:table-cell>
          <table:table-cell office:value-type="float" office:value="41988.4126582833" calcext:value-type="float">
            <text:p>41988.412658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HDX</text:p>
          </table:table-cell>
          <table:table-cell office:value-type="string" calcext:value-type="string">
            <text:p>Caja de pase IP 65 SISTELECTRIC HDX 210x310x135 </text:p>
          </table:table-cell>
          <table:table-cell office:value-type="string" calcext:value-type="string">
            <text:p>GENROD</text:p>
          </table:table-cell>
          <table:table-cell office:value-type="float" office:value="47843.7084963333" calcext:value-type="float">
            <text:p>47843.7084963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HDX</text:p>
          </table:table-cell>
          <table:table-cell office:value-type="string" calcext:value-type="string">
            <text:p>Caja de pase IP 65 SISTELECTRIC HDX 210x310x165 </text:p>
          </table:table-cell>
          <table:table-cell office:value-type="string" calcext:value-type="string">
            <text:p>GENROD</text:p>
          </table:table-cell>
          <table:table-cell office:value-type="float" office:value="52971.6648570203" calcext:value-type="float">
            <text:p>52971.66485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HDX</text:p>
          </table:table-cell>
          <table:table-cell office:value-type="string" calcext:value-type="string">
            <text:p>Caja de pase IP 65 SISTELECTRIC HDX 310x310x110 </text:p>
          </table:table-cell>
          <table:table-cell office:value-type="string" calcext:value-type="string">
            <text:p>GENROD</text:p>
          </table:table-cell>
          <table:table-cell office:value-type="float" office:value="55437.9175741697" calcext:value-type="float">
            <text:p>55437.9175741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HDX</text:p>
          </table:table-cell>
          <table:table-cell office:value-type="string" calcext:value-type="string">
            <text:p>Caja de pase IP 65 SISTELECTRIC HDX 310x310x135 </text:p>
          </table:table-cell>
          <table:table-cell office:value-type="string" calcext:value-type="string">
            <text:p>GENROD</text:p>
          </table:table-cell>
          <table:table-cell office:value-type="float" office:value="60557.6999527655" calcext:value-type="float">
            <text:p>60557.6999527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HDX</text:p>
          </table:table-cell>
          <table:table-cell office:value-type="string" calcext:value-type="string">
            <text:p>Caja de pase IP 65 SISTELECTRIC HDX 310x310x165 </text:p>
          </table:table-cell>
          <table:table-cell office:value-type="string" calcext:value-type="string">
            <text:p>GENROD</text:p>
          </table:table-cell>
          <table:table-cell office:value-type="float" office:value="63687.4655211609" calcext:value-type="float">
            <text:p>63687.465521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LH</text:p>
          </table:table-cell>
          <table:table-cell office:value-type="string" calcext:value-type="string">
            <text:p>Caja estanca plástica 90x90x55 Gris IP65 LH</text:p>
          </table:table-cell>
          <table:table-cell office:value-type="string" calcext:value-type="string">
            <text:p>GENROD</text:p>
          </table:table-cell>
          <table:table-cell office:value-type="float" office:value="7400.75816834292" calcext:value-type="float">
            <text:p>7400.75816834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LH</text:p>
          </table:table-cell>
          <table:table-cell office:value-type="string" calcext:value-type="string">
            <text:p>Caja estanca plástica 90x90x75 Gris IP65 LH</text:p>
          </table:table-cell>
          <table:table-cell office:value-type="string" calcext:value-type="string">
            <text:p>GENROD</text:p>
          </table:table-cell>
          <table:table-cell office:value-type="float" office:value="8024.99532549788" calcext:value-type="float">
            <text:p>8024.99532549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LH</text:p>
          </table:table-cell>
          <table:table-cell office:value-type="string" calcext:value-type="string">
            <text:p>Caja estanca plástica 115x115x65 Gris IP65 LH</text:p>
          </table:table-cell>
          <table:table-cell office:value-type="string" calcext:value-type="string">
            <text:p>GENROD</text:p>
          </table:table-cell>
          <table:table-cell office:value-type="float" office:value="10537.1614739685" calcext:value-type="float">
            <text:p>10537.161473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LH</text:p>
          </table:table-cell>
          <table:table-cell office:value-type="string" calcext:value-type="string">
            <text:p>Caja estanca plástica 115x115x80 Gris IP65 LH</text:p>
          </table:table-cell>
          <table:table-cell office:value-type="string" calcext:value-type="string">
            <text:p>GENROD</text:p>
          </table:table-cell>
          <table:table-cell office:value-type="float" office:value="11114.9344705124" calcext:value-type="float">
            <text:p>11114.9344705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LH</text:p>
          </table:table-cell>
          <table:table-cell office:value-type="string" calcext:value-type="string">
            <text:p>Caja estanca plástica 115x115x110 Gris IP65 LH</text:p>
          </table:table-cell>
          <table:table-cell office:value-type="string" calcext:value-type="string">
            <text:p>GENROD</text:p>
          </table:table-cell>
          <table:table-cell office:value-type="float" office:value="13322.9241364801" calcext:value-type="float">
            <text:p>13322.9241364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LH</text:p>
          </table:table-cell>
          <table:table-cell office:value-type="string" calcext:value-type="string">
            <text:p>Caja estanca plástica 11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1803.9837693556" calcext:value-type="float">
            <text:p>11803.9837693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LH</text:p>
          </table:table-cell>
          <table:table-cell office:value-type="string" calcext:value-type="string">
            <text:p>Caja estanca plástica 11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3638.3470907966" calcext:value-type="float">
            <text:p>13638.347090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LH</text:p>
          </table:table-cell>
          <table:table-cell office:value-type="string" calcext:value-type="string">
            <text:p>Caja estanca plástica 11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.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LH</text:p>
          </table:table-cell>
          <table:table-cell office:value-type="string" calcext:value-type="string">
            <text:p>Caja estanca plástica 16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.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LH</text:p>
          </table:table-cell>
          <table:table-cell office:value-type="string" calcext:value-type="string">
            <text:p>Caja estanca plástica 16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6599.1547102202" calcext:value-type="float">
            <text:p>16599.1547102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LH</text:p>
          </table:table-cell>
          <table:table-cell office:value-type="string" calcext:value-type="string">
            <text:p>Caja estanca plástica 16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8154.3562532176" calcext:value-type="float">
            <text:p>18154.3562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LH</text:p>
          </table:table-cell>
          <table:table-cell office:value-type="string" calcext:value-type="string">
            <text:p>Caja estanca plástica 165x210x65 Gris IP65 LH</text:p>
          </table:table-cell>
          <table:table-cell office:value-type="string" calcext:value-type="string">
            <text:p>GENROD</text:p>
          </table:table-cell>
          <table:table-cell office:value-type="float" office:value="16882.4324654615" calcext:value-type="float">
            <text:p>16882.432465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LH</text:p>
          </table:table-cell>
          <table:table-cell office:value-type="string" calcext:value-type="string">
            <text:p>Caja estanca plástica 165x210x80 Gris IP65 LH</text:p>
          </table:table-cell>
          <table:table-cell office:value-type="string" calcext:value-type="string">
            <text:p>GENROD</text:p>
          </table:table-cell>
          <table:table-cell office:value-type="float" office:value="17899.136706006" calcext:value-type="float">
            <text:p>17899.13670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LH</text:p>
          </table:table-cell>
          <table:table-cell office:value-type="string" calcext:value-type="string">
            <text:p>Caja estanca plástica 165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0858.4370663206" calcext:value-type="float">
            <text:p>20858.43706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LH</text:p>
          </table:table-cell>
          <table:table-cell office:value-type="string" calcext:value-type="string">
            <text:p>Caja estanca plástica 210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5163.1400959566" calcext:value-type="float">
            <text:p>25163.1400959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LH</text:p>
          </table:table-cell>
          <table:table-cell office:value-type="string" calcext:value-type="string">
            <text:p>Caja estanca plástica 210x210x135 Gris IP65 LH</text:p>
          </table:table-cell>
          <table:table-cell office:value-type="string" calcext:value-type="string">
            <text:p>GENROD</text:p>
          </table:table-cell>
          <table:table-cell office:value-type="float" office:value="26199.2358046538" calcext:value-type="float">
            <text:p>26199.2358046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LH</text:p>
          </table:table-cell>
          <table:table-cell office:value-type="string" calcext:value-type="string">
            <text:p>Caja estanca plástica 210x210x165 Gris IP65 LH</text:p>
          </table:table-cell>
          <table:table-cell office:value-type="string" calcext:value-type="string">
            <text:p>GENROD</text:p>
          </table:table-cell>
          <table:table-cell office:value-type="float" office:value="30575.3887132082" calcext:value-type="float">
            <text:p>30575.3887132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LH</text:p>
          </table:table-cell>
          <table:table-cell office:value-type="string" calcext:value-type="string">
            <text:p>Caja estanca plástica 2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41988.4126582833" calcext:value-type="float">
            <text:p>41988.412658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LH</text:p>
          </table:table-cell>
          <table:table-cell office:value-type="string" calcext:value-type="string">
            <text:p>Caja estanca plástica 2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47843.7084963333" calcext:value-type="float">
            <text:p>47843.7084963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LH</text:p>
          </table:table-cell>
          <table:table-cell office:value-type="string" calcext:value-type="string">
            <text:p>Caja estanca plástica 2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52971.6648570203" calcext:value-type="float">
            <text:p>52971.66485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LH</text:p>
          </table:table-cell>
          <table:table-cell office:value-type="string" calcext:value-type="string">
            <text:p>Caja estanca plástica 3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55437.9175741697" calcext:value-type="float">
            <text:p>55437.9175741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LH</text:p>
          </table:table-cell>
          <table:table-cell office:value-type="string" calcext:value-type="string">
            <text:p>Caja estanca plástica 3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60557.6999527655" calcext:value-type="float">
            <text:p>60557.6999527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LH</text:p>
          </table:table-cell>
          <table:table-cell office:value-type="string" calcext:value-type="string">
            <text:p>Caja estanca plástica 3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63687.4655211609" calcext:value-type="float">
            <text:p>63687.465521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HDX</text:p>
          </table:table-cell>
          <table:table-cell office:value-type="string" calcext:value-type="string">
            <text:p>Caja rectangular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3823.39461606994" calcext:value-type="float">
            <text:p>3823.39461606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HDX</text:p>
          </table:table-cell>
          <table:table-cell office:value-type="string" calcext:value-type="string">
            <text:p>Caja octogonal chica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4872.76579922749" calcext:value-type="float">
            <text:p>4872.76579922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HD</text:p>
          </table:table-cell>
          <table:table-cell office:value-type="string" calcext:value-type="string">
            <text:p>Tubo rígido SISTELECTRIC HD 20mm x metro</text:p>
          </table:table-cell>
          <table:table-cell office:value-type="string" calcext:value-type="string">
            <text:p>GENROD</text:p>
          </table:table-cell>
          <table:table-cell office:value-type="float" office:value="2395.40912354569" calcext:value-type="float">
            <text:p>2395.409123545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</text:p>
          </table:table-cell>
          <table:table-cell office:value-type="string" calcext:value-type="string">
            <text:p>Tubo rígido SISTELECTRIC HD 22mm x metro</text:p>
          </table:table-cell>
          <table:table-cell office:value-type="string" calcext:value-type="string">
            <text:p>GENROD</text:p>
          </table:table-cell>
          <table:table-cell office:value-type="float" office:value="2836.74618497035" calcext:value-type="float">
            <text:p>2836.74618497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</text:p>
          </table:table-cell>
          <table:table-cell office:value-type="string" calcext:value-type="string">
            <text:p>Tubo rígido SISTELECTRIC HD 25mm x metro</text:p>
          </table:table-cell>
          <table:table-cell office:value-type="string" calcext:value-type="string">
            <text:p>GENROD</text:p>
          </table:table-cell>
          <table:table-cell office:value-type="float" office:value="3085.74828835722" calcext:value-type="float">
            <text:p>3085.74828835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</text:p>
          </table:table-cell>
          <table:table-cell office:value-type="string" calcext:value-type="string">
            <text:p>Tubo rígido SISTELECTRIC HD 32mm x metro</text:p>
          </table:table-cell>
          <table:table-cell office:value-type="string" calcext:value-type="string">
            <text:p>GENROD</text:p>
          </table:table-cell>
          <table:table-cell office:value-type="float" office:value="4845.0687053594" calcext:value-type="float">
            <text:p>4845.0687053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</text:p>
          </table:table-cell>
          <table:table-cell office:value-type="string" calcext:value-type="string">
            <text:p>Tubo rígido SISTELECTRIC HD 40mm x metro</text:p>
          </table:table-cell>
          <table:table-cell office:value-type="string" calcext:value-type="string">
            <text:p>GENROD</text:p>
          </table:table-cell>
          <table:table-cell office:value-type="float" office:value="6880.30811978927" calcext:value-type="float">
            <text:p>6880.3081197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</text:p>
          </table:table-cell>
          <table:table-cell office:value-type="string" calcext:value-type="string">
            <text:p>Tubo rígido SISTELECTRIC HD 50mm x metro</text:p>
          </table:table-cell>
          <table:table-cell office:value-type="string" calcext:value-type="string">
            <text:p>GENROD</text:p>
          </table:table-cell>
          <table:table-cell office:value-type="float" office:value="9628.3313330709" calcext:value-type="float">
            <text:p>9628.3313330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ED</text:p>
          </table:table-cell>
          <table:table-cell office:value-type="string" calcext:value-type="string">
            <text:p>Tubo rígido SISTELECTRIC ED ø16mm x metro</text:p>
          </table:table-cell>
          <table:table-cell office:value-type="string" calcext:value-type="string">
            <text:p>GENROD</text:p>
          </table:table-cell>
          <table:table-cell office:value-type="float" office:value="1042.36629306751" calcext:value-type="float">
            <text:p>1042.36629306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ED</text:p>
          </table:table-cell>
          <table:table-cell office:value-type="string" calcext:value-type="string">
            <text:p>Tubo rígido SISTELECTRIC ED ø20mm x metro</text:p>
          </table:table-cell>
          <table:table-cell office:value-type="string" calcext:value-type="string">
            <text:p>GENROD</text:p>
          </table:table-cell>
          <table:table-cell office:value-type="float" office:value="1178.71527093048" calcext:value-type="float">
            <text:p>1178.71527093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ED</text:p>
          </table:table-cell>
          <table:table-cell office:value-type="string" calcext:value-type="string">
            <text:p>Tubo rígido SISTELECTRIC ED ø22mm x metro</text:p>
          </table:table-cell>
          <table:table-cell office:value-type="string" calcext:value-type="string">
            <text:p>GENROD</text:p>
          </table:table-cell>
          <table:table-cell office:value-type="float" office:value="1367.54778392325" calcext:value-type="float">
            <text:p>1367.54778392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ED</text:p>
          </table:table-cell>
          <table:table-cell office:value-type="string" calcext:value-type="string">
            <text:p>Tubo rígido SISTELECTRIC ED ø25mm x metro</text:p>
          </table:table-cell>
          <table:table-cell office:value-type="string" calcext:value-type="string">
            <text:p>GENROD</text:p>
          </table:table-cell>
          <table:table-cell office:value-type="float" office:value="1427.38983531866" calcext:value-type="float">
            <text:p>1427.38983531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ED</text:p>
          </table:table-cell>
          <table:table-cell office:value-type="string" calcext:value-type="string">
            <text:p>Tubo rígido SISTELECTRIC ED ø32mm x metro</text:p>
          </table:table-cell>
          <table:table-cell office:value-type="string" calcext:value-type="string">
            <text:p>GENROD</text:p>
          </table:table-cell>
          <table:table-cell office:value-type="float" office:value="2114.51834498961" calcext:value-type="float">
            <text:p>2114.51834498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ED</text:p>
          </table:table-cell>
          <table:table-cell office:value-type="string" calcext:value-type="string">
            <text:p>Tubo rígido SISTELECTRIC ED ø40mm x metro</text:p>
          </table:table-cell>
          <table:table-cell office:value-type="string" calcext:value-type="string">
            <text:p>GENROD</text:p>
          </table:table-cell>
          <table:table-cell office:value-type="float" office:value="2580.8372599547" calcext:value-type="float">
            <text:p>2580.8372599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ED</text:p>
          </table:table-cell>
          <table:table-cell office:value-type="string" calcext:value-type="string">
            <text:p>Tubo rígido SISTELECTRIC ED ø50mm x metro</text:p>
          </table:table-cell>
          <table:table-cell office:value-type="string" calcext:value-type="string">
            <text:p>GENROD</text:p>
          </table:table-cell>
          <table:table-cell office:value-type="float" office:value="4012.98848815111" calcext:value-type="float">
            <text:p>4012.98848815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SD</text:p>
          </table:table-cell>
          <table:table-cell office:value-type="string" calcext:value-type="string">
            <text:p>Tubo rígido SISTELECTRIC SD ø16mm x metro</text:p>
          </table:table-cell>
          <table:table-cell office:value-type="string" calcext:value-type="string">
            <text:p>GENROD</text:p>
          </table:table-cell>
          <table:table-cell office:value-type="float" office:value="641.193822131541" calcext:value-type="float">
            <text:p>641.193822131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SD</text:p>
          </table:table-cell>
          <table:table-cell office:value-type="string" calcext:value-type="string">
            <text:p>Tubo rígido SISTELECTRIC SD ø20mm x metro</text:p>
          </table:table-cell>
          <table:table-cell office:value-type="string" calcext:value-type="string">
            <text:p>GENROD</text:p>
          </table:table-cell>
          <table:table-cell office:value-type="float" office:value="772.78913665065" calcext:value-type="float">
            <text:p>772.78913665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SD</text:p>
          </table:table-cell>
          <table:table-cell office:value-type="string" calcext:value-type="string">
            <text:p>Tubo rígido SISTELECTRIC SD ø22mm x metro</text:p>
          </table:table-cell>
          <table:table-cell office:value-type="string" calcext:value-type="string">
            <text:p>GENROD</text:p>
          </table:table-cell>
          <table:table-cell office:value-type="float" office:value="1040.18269974289" calcext:value-type="float">
            <text:p>1040.18269974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SD</text:p>
          </table:table-cell>
          <table:table-cell office:value-type="string" calcext:value-type="string">
            <text:p>Tubo rígido SISTELECTRIC SD ø25mm x metro</text:p>
          </table:table-cell>
          <table:table-cell office:value-type="string" calcext:value-type="string">
            <text:p>GENROD</text:p>
          </table:table-cell>
          <table:table-cell office:value-type="float" office:value="1091.51646670618" calcext:value-type="float">
            <text:p>1091.51646670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SD</text:p>
          </table:table-cell>
          <table:table-cell office:value-type="string" calcext:value-type="string">
            <text:p>Tubo rígido SISTELECTRIC SD ø32mm x metro</text:p>
          </table:table-cell>
          <table:table-cell office:value-type="string" calcext:value-type="string">
            <text:p>GENROD</text:p>
          </table:table-cell>
          <table:table-cell office:value-type="float" office:value="1613.81073373698" calcext:value-type="float">
            <text:p>1613.81073373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SD</text:p>
          </table:table-cell>
          <table:table-cell office:value-type="string" calcext:value-type="string">
            <text:p>Tubo rígido SISTELECTRIC SD ø40mm x metro</text:p>
          </table:table-cell>
          <table:table-cell office:value-type="string" calcext:value-type="string">
            <text:p>GENROD</text:p>
          </table:table-cell>
          <table:table-cell office:value-type="float" office:value="2342.30964118384" calcext:value-type="float">
            <text:p>2342.30964118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SD</text:p>
          </table:table-cell>
          <table:table-cell office:value-type="string" calcext:value-type="string">
            <text:p>Tubo rígido SISTELECTRIC SD ø50mm x metro</text:p>
          </table:table-cell>
          <table:table-cell office:value-type="string" calcext:value-type="string">
            <text:p>GENROD</text:p>
          </table:table-cell>
          <table:table-cell office:value-type="float" office:value="3303.53515221527" calcext:value-type="float">
            <text:p>3303.53515221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P</text:p>
          </table:table-cell>
          <table:table-cell office:value-type="string" calcext:value-type="string">
            <text:p>Tubo Corrugado Pesado por 25m (rollo-precio x metro)de ø20mm</text:p>
          </table:table-cell>
          <table:table-cell office:value-type="string" calcext:value-type="string">
            <text:p>GENROD</text:p>
          </table:table-cell>
          <table:table-cell office:value-type="float" office:value="872.795778534753" calcext:value-type="float">
            <text:p>872.795778534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P</text:p>
          </table:table-cell>
          <table:table-cell office:value-type="string" calcext:value-type="string">
            <text:p>Tubo Corrugado 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1078.29316659966" calcext:value-type="float">
            <text:p>1078.29316659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P</text:p>
          </table:table-cell>
          <table:table-cell office:value-type="string" calcext:value-type="string">
            <text:p>Tubo Corrugado 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1283.76350129594" calcext:value-type="float">
            <text:p>1283.76350129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579.888956446979" calcext:value-type="float">
            <text:p>579.888956446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689.130458949097" calcext:value-type="float">
            <text:p>689.130458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S</text:p>
          </table:table-cell>
          <table:table-cell office:value-type="string" calcext:value-type="string">
            <text:p>Tubo Corrugado Semi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865.707795955368" calcext:value-type="float">
            <text:p>865.7077959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S</text:p>
          </table:table-cell>
          <table:table-cell office:value-type="string" calcext:value-type="string">
            <text:p>Tubo Corrugado Semipesad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1150.28218050707" calcext:value-type="float">
            <text:p>1150.28218050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S</text:p>
          </table:table-cell>
          <table:table-cell office:value-type="string" calcext:value-type="string">
            <text:p>Tubo Corrugado Semipesad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434.64013810979" calcext:value-type="float">
            <text:p>1434.64013810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S</text:p>
          </table:table-cell>
          <table:table-cell office:value-type="string" calcext:value-type="string">
            <text:p>Tubo Corrugado Semipesado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2051.99801010046" calcext:value-type="float">
            <text:p>2051.99801010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579.97011655285" calcext:value-type="float">
            <text:p>579.97011655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689.130458949097" calcext:value-type="float">
            <text:p>689.130458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S</text:p>
          </table:table-cell>
          <table:table-cell office:value-type="string" calcext:value-type="string">
            <text:p>Tubo Corrugado Semipesado por 50m <text:s/>(rollo-precio x metro)de ø25mm</text:p>
          </table:table-cell>
          <table:table-cell office:value-type="string" calcext:value-type="string">
            <text:p>GENROD</text:p>
          </table:table-cell>
          <table:table-cell office:value-type="float" office:value="865.707795955368" calcext:value-type="float">
            <text:p>865.7077959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L</text:p>
          </table:table-cell>
          <table:table-cell office:value-type="string" calcext:value-type="string">
            <text:p>Tubo Corrugado Livian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371.199270884488" calcext:value-type="float">
            <text:p>371.19927088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L</text:p>
          </table:table-cell>
          <table:table-cell office:value-type="string" calcext:value-type="string">
            <text:p>Tubo Corrugado Liviano por 25m (rollo-precio x metro) de ø22mm </text:p>
          </table:table-cell>
          <table:table-cell office:value-type="string" calcext:value-type="string">
            <text:p>GENROD</text:p>
          </table:table-cell>
          <table:table-cell office:value-type="float" office:value="444.432739748587" calcext:value-type="float">
            <text:p>444.432739748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L</text:p>
          </table:table-cell>
          <table:table-cell office:value-type="string" calcext:value-type="string">
            <text:p>Tubo Corrugado Livian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568.256007938829" calcext:value-type="float">
            <text:p>568.256007938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L</text:p>
          </table:table-cell>
          <table:table-cell office:value-type="string" calcext:value-type="string">
            <text:p>Tubo Corrugado Livian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844.606168428956" calcext:value-type="float">
            <text:p>844.606168428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L</text:p>
          </table:table-cell>
          <table:table-cell office:value-type="string" calcext:value-type="string">
            <text:p>Tubo Corrugado Livian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131.02018204707" calcext:value-type="float">
            <text:p>1131.02018204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L</text:p>
          </table:table-cell>
          <table:table-cell office:value-type="string" calcext:value-type="string">
            <text:p>Tubo Corrugado Liviano 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1595.85116173785" calcext:value-type="float">
            <text:p>1595.8511617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L</text:p>
          </table:table-cell>
          <table:table-cell office:value-type="string" calcext:value-type="string">
            <text:p>Tubo Corrugado Liviano por 25m (rollo-precio x metro) de ø20mm <text:s/></text:p>
          </table:table-cell>
          <table:table-cell office:value-type="string" calcext:value-type="string">
            <text:p>GENROD</text:p>
          </table:table-cell>
          <table:table-cell office:value-type="float" office:value="371.199270884488" calcext:value-type="float">
            <text:p>371.19927088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L</text:p>
          </table:table-cell>
          <table:table-cell office:value-type="string" calcext:value-type="string">
            <text:p>Tubo Corrugado Liviano por 50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444.432739748587" calcext:value-type="float">
            <text:p>444.432739748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L</text:p>
          </table:table-cell>
          <table:table-cell office:value-type="string" calcext:value-type="string">
            <text:p>Tubo Corrugado Liviano por 50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568.256007938829" calcext:value-type="float">
            <text:p>568.256007938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16E</text:p>
          </table:table-cell>
          <table:table-cell office:value-type="string" calcext:value-type="string">
            <text:p>Conector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119.587451881115" calcext:value-type="float">
            <text:p>119.587451881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0E</text:p>
          </table:table-cell>
          <table:table-cell office:value-type="string" calcext:value-type="string">
            <text:p>Conector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120.629118840284" calcext:value-type="float">
            <text:p>120.62911884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2E</text:p>
          </table:table-cell>
          <table:table-cell office:value-type="string" calcext:value-type="string">
            <text:p>Conector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228.125064058099" calcext:value-type="float">
            <text:p>228.125064058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5E</text:p>
          </table:table-cell>
          <table:table-cell office:value-type="string" calcext:value-type="string">
            <text:p>Conector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257.291738914842" calcext:value-type="float">
            <text:p>257.291738914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32E</text:p>
          </table:table-cell>
          <table:table-cell office:value-type="string" calcext:value-type="string">
            <text:p>Conector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603.411117151796" calcext:value-type="float">
            <text:p>603.4111171517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40E</text:p>
          </table:table-cell>
          <table:table-cell office:value-type="string" calcext:value-type="string">
            <text:p>Conector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754.534525600706" calcext:value-type="float">
            <text:p>754.534525600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50E</text:p>
          </table:table-cell>
          <table:table-cell office:value-type="string" calcext:value-type="string">
            <text:p>Conector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1131.12776860395" calcext:value-type="float">
            <text:p>1131.12776860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16E</text:p>
          </table:table-cell>
          <table:table-cell office:value-type="string" calcext:value-type="string">
            <text:p>Union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85.9477365526439" calcext:value-type="float">
            <text:p>85.9477365526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0E</text:p>
          </table:table-cell>
          <table:table-cell office:value-type="string" calcext:value-type="string">
            <text:p>Unión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89.8897311236183" calcext:value-type="float">
            <text:p>89.8897311236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2E</text:p>
          </table:table-cell>
          <table:table-cell office:value-type="string" calcext:value-type="string">
            <text:p>Unión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119.587451881115" calcext:value-type="float">
            <text:p>119.587451881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5E</text:p>
          </table:table-cell>
          <table:table-cell office:value-type="string" calcext:value-type="string">
            <text:p>Unión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129.575199783739" calcext:value-type="float">
            <text:p>129.5751997837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32E</text:p>
          </table:table-cell>
          <table:table-cell office:value-type="string" calcext:value-type="string">
            <text:p>Unión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314.052375768406" calcext:value-type="float">
            <text:p>314.052375768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40E</text:p>
          </table:table-cell>
          <table:table-cell office:value-type="string" calcext:value-type="string">
            <text:p>Unión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377.65533480475" calcext:value-type="float">
            <text:p>377.655334804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50E</text:p>
          </table:table-cell>
          <table:table-cell office:value-type="string" calcext:value-type="string">
            <text:p>Unión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601.572881341497" calcext:value-type="float">
            <text:p>601.572881341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16E</text:p>
          </table:table-cell>
          <table:table-cell office:value-type="string" calcext:value-type="string">
            <text:p>Curva para tubo rígido 16mm</text:p>
          </table:table-cell>
          <table:table-cell office:value-type="string" calcext:value-type="string">
            <text:p>GENROD</text:p>
          </table:table-cell>
          <table:table-cell office:value-type="float" office:value="247.303991012218" calcext:value-type="float">
            <text:p>247.303991012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0E</text:p>
          </table:table-cell>
          <table:table-cell office:value-type="string" calcext:value-type="string">
            <text:p>Curva para tubo rígido 20mm</text:p>
          </table:table-cell>
          <table:table-cell office:value-type="string" calcext:value-type="string">
            <text:p>GENROD</text:p>
          </table:table-cell>
          <table:table-cell office:value-type="float" office:value="269.383245578142" calcext:value-type="float">
            <text:p>269.383245578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2E</text:p>
          </table:table-cell>
          <table:table-cell office:value-type="string" calcext:value-type="string">
            <text:p>Curva para tubo rígido 22mm</text:p>
          </table:table-cell>
          <table:table-cell office:value-type="string" calcext:value-type="string">
            <text:p>GENROD</text:p>
          </table:table-cell>
          <table:table-cell office:value-type="float" office:value="321.160220901562" calcext:value-type="float">
            <text:p>321.160220901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5E</text:p>
          </table:table-cell>
          <table:table-cell office:value-type="string" calcext:value-type="string">
            <text:p>Curva para tubo rígido 25mm</text:p>
          </table:table-cell>
          <table:table-cell office:value-type="string" calcext:value-type="string">
            <text:p>GENROD</text:p>
          </table:table-cell>
          <table:table-cell office:value-type="float" office:value="345.322809385825" calcext:value-type="float">
            <text:p>345.322809385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32E</text:p>
          </table:table-cell>
          <table:table-cell office:value-type="string" calcext:value-type="string">
            <text:p>Curva para tubo rígido 32mm</text:p>
          </table:table-cell>
          <table:table-cell office:value-type="string" calcext:value-type="string">
            <text:p>GENROD</text:p>
          </table:table-cell>
          <table:table-cell office:value-type="float" office:value="804.983886172244" calcext:value-type="float">
            <text:p>804.983886172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40E</text:p>
          </table:table-cell>
          <table:table-cell office:value-type="string" calcext:value-type="string">
            <text:p>Curva para tubo rígido 40mm</text:p>
          </table:table-cell>
          <table:table-cell office:value-type="string" calcext:value-type="string">
            <text:p>GENROD</text:p>
          </table:table-cell>
          <table:table-cell office:value-type="float" office:value="1212.60246468487" calcext:value-type="float">
            <text:p>1212.6024646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50E</text:p>
          </table:table-cell>
          <table:table-cell office:value-type="string" calcext:value-type="string">
            <text:p>Curva para tubo rígido 50mm</text:p>
          </table:table-cell>
          <table:table-cell office:value-type="string" calcext:value-type="string">
            <text:p>GENROD</text:p>
          </table:table-cell>
          <table:table-cell office:value-type="float" office:value="2110.3559847502" calcext:value-type="float">
            <text:p>2110.3559847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16E</text:p>
          </table:table-cell>
          <table:table-cell office:value-type="string" calcext:value-type="string">
            <text:p>Grampa p/fijar tubo rígido 16mm</text:p>
          </table:table-cell>
          <table:table-cell office:value-type="string" calcext:value-type="string">
            <text:p>GENROD</text:p>
          </table:table-cell>
          <table:table-cell office:value-type="float" office:value="118.525360079608" calcext:value-type="float">
            <text:p>118.5253600796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0E</text:p>
          </table:table-cell>
          <table:table-cell office:value-type="string" calcext:value-type="string">
            <text:p>Grampa p/fijar tubo rígido 20mm</text:p>
          </table:table-cell>
          <table:table-cell office:value-type="string" calcext:value-type="string">
            <text:p>GENROD</text:p>
          </table:table-cell>
          <table:table-cell office:value-type="float" office:value="121.69121064179" calcext:value-type="float">
            <text:p>121.69121064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2E</text:p>
          </table:table-cell>
          <table:table-cell office:value-type="string" calcext:value-type="string">
            <text:p>Grampa p/fijar tubo rígido 22mm</text:p>
          </table:table-cell>
          <table:table-cell office:value-type="string" calcext:value-type="string">
            <text:p>GENROD</text:p>
          </table:table-cell>
          <table:table-cell office:value-type="float" office:value="131.658533702078" calcext:value-type="float">
            <text:p>131.658533702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5E</text:p>
          </table:table-cell>
          <table:table-cell office:value-type="string" calcext:value-type="string">
            <text:p>Grampa p/fijar tubo rígido 25mm</text:p>
          </table:table-cell>
          <table:table-cell office:value-type="string" calcext:value-type="string">
            <text:p>GENROD</text:p>
          </table:table-cell>
          <table:table-cell office:value-type="float" office:value="147.181413877935" calcext:value-type="float">
            <text:p>147.181413877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32E</text:p>
          </table:table-cell>
          <table:table-cell office:value-type="string" calcext:value-type="string">
            <text:p>Grampa p/fijar tubo rígido 32mm</text:p>
          </table:table-cell>
          <table:table-cell office:value-type="string" calcext:value-type="string">
            <text:p>GENROD</text:p>
          </table:table-cell>
          <table:table-cell office:value-type="float" office:value="325.367738422913" calcext:value-type="float">
            <text:p>325.367738422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40E</text:p>
          </table:table-cell>
          <table:table-cell office:value-type="string" calcext:value-type="string">
            <text:p>Grampa p/fijar tubo rígido 40mm</text:p>
          </table:table-cell>
          <table:table-cell office:value-type="string" calcext:value-type="string">
            <text:p>GENROD</text:p>
          </table:table-cell>
          <table:table-cell office:value-type="float" office:value="386.846513856244" calcext:value-type="float">
            <text:p>386.846513856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50E</text:p>
          </table:table-cell>
          <table:table-cell office:value-type="string" calcext:value-type="string">
            <text:p>Grampa p/fijar tubo rígido 50mm</text:p>
          </table:table-cell>
          <table:table-cell office:value-type="string" calcext:value-type="string">
            <text:p>GENROD</text:p>
          </table:table-cell>
          <table:table-cell office:value-type="float" office:value="486.192946981734" calcext:value-type="float">
            <text:p>486.192946981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</text:p>
          </table:table-cell>
          <table:table-cell office:value-type="string" calcext:value-type="string">
            <text:p>Cablecanal Sistelectric 14x7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662.98144579091" calcext:value-type="float">
            <text:p>662.98144579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4</text:p>
          </table:table-cell>
          <table:table-cell office:value-type="string" calcext:value-type="string">
            <text:p>Cablecanal Sistelectric 14x7 x metro</text:p>
          </table:table-cell>
          <table:table-cell office:value-type="string" calcext:value-type="string">
            <text:p>GENROD</text:p>
          </table:table-cell>
          <table:table-cell office:value-type="float" office:value="576.256075517523" calcext:value-type="float">
            <text:p>576.25607551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</text:p>
          </table:table-cell>
          <table:table-cell office:value-type="string" calcext:value-type="string">
            <text:p>Cablecanal Sistelectric 20x1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841.543340624069" calcext:value-type="float">
            <text:p>841.54334062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4</text:p>
          </table:table-cell>
          <table:table-cell office:value-type="string" calcext:value-type="string">
            <text:p>Cablecanal Sistelectric 20x10 x metro</text:p>
          </table:table-cell>
          <table:table-cell office:value-type="string" calcext:value-type="string">
            <text:p>GENROD</text:p>
          </table:table-cell>
          <table:table-cell office:value-type="float" office:value="716.49880607882" calcext:value-type="float">
            <text:p>716.49880607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</text:p>
          </table:table-cell>
          <table:table-cell office:value-type="string" calcext:value-type="string">
            <text:p>Cablecanal Sistelectric 20x10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047.16101956018" calcext:value-type="float">
            <text:p>1047.1610195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4</text:p>
          </table:table-cell>
          <table:table-cell office:value-type="string" calcext:value-type="string">
            <text:p>Cablecanal Sistelectric 20x10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910.828950052596" calcext:value-type="float">
            <text:p>910.828950052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</text:p>
          </table:table-cell>
          <table:table-cell office:value-type="string" calcext:value-type="string">
            <text:p>Cablecanal Sistelectric 20x10 con tapa abisagrada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143.18598529793" calcext:value-type="float">
            <text:p>1143.1859852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4</text:p>
          </table:table-cell>
          <table:table-cell office:value-type="string" calcext:value-type="string">
            <text:p>Cablecanal Sistelectric 20x10 con tapa abisagrada <text:s/>x metro</text:p>
          </table:table-cell>
          <table:table-cell office:value-type="string" calcext:value-type="string">
            <text:p>GENROD</text:p>
          </table:table-cell>
          <table:table-cell office:value-type="float" office:value="1028.56182863145" calcext:value-type="float">
            <text:p>1028.56182863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</text:p>
          </table:table-cell>
          <table:table-cell office:value-type="string" calcext:value-type="string">
            <text:p>Cablecanal Sistelectric 18x21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263.17733706098" calcext:value-type="float">
            <text:p>1263.17733706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4</text:p>
          </table:table-cell>
          <table:table-cell office:value-type="string" calcext:value-type="string">
            <text:p>Cablecanal Sistelectric 18x21 x metro</text:p>
          </table:table-cell>
          <table:table-cell office:value-type="string" calcext:value-type="string">
            <text:p>GENROD</text:p>
          </table:table-cell>
          <table:table-cell office:value-type="float" office:value="1146.56524089654" calcext:value-type="float">
            <text:p>1146.56524089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</text:p>
          </table:table-cell>
          <table:table-cell office:value-type="string" calcext:value-type="string">
            <text:p>Cablecanal Sistelectric 18x21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574.12440815789" calcext:value-type="float">
            <text:p>1574.1244081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4</text:p>
          </table:table-cell>
          <table:table-cell office:value-type="string" calcext:value-type="string">
            <text:p>Cablecanal Sistelectric 18x21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1454.2622845396" calcext:value-type="float">
            <text:p>1454.2622845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</text:p>
          </table:table-cell>
          <table:table-cell office:value-type="string" calcext:value-type="string">
            <text:p>Cablecanal Sistelectric 30x12 con cinta autoadhesiva <text:s/>x metro</text:p>
          </table:table-cell>
          <table:table-cell office:value-type="string" calcext:value-type="string">
            <text:p>GENROD</text:p>
          </table:table-cell>
          <table:table-cell office:value-type="float" office:value="2187.26485321849" calcext:value-type="float">
            <text:p>2187.26485321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4</text:p>
          </table:table-cell>
          <table:table-cell office:value-type="string" calcext:value-type="string">
            <text:p>Cablecanal Sistelectric 30x12 x metro</text:p>
          </table:table-cell>
          <table:table-cell office:value-type="string" calcext:value-type="string">
            <text:p>GENROD</text:p>
          </table:table-cell>
          <table:table-cell office:value-type="float" office:value="1995.16178119747" calcext:value-type="float">
            <text:p>1995.16178119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</text:p>
          </table:table-cell>
          <table:table-cell office:value-type="string" calcext:value-type="string">
            <text:p>Cablecanal Sistelectric 40x16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720.13167332656" calcext:value-type="float">
            <text:p>2720.13167332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4</text:p>
          </table:table-cell>
          <table:table-cell office:value-type="string" calcext:value-type="string">
            <text:p>Cablecanal Sistelectric 40x16 x metro</text:p>
          </table:table-cell>
          <table:table-cell office:value-type="string" calcext:value-type="string">
            <text:p>GENROD</text:p>
          </table:table-cell>
          <table:table-cell office:value-type="float" office:value="2475.36632070449" calcext:value-type="float">
            <text:p>2475.36632070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</text:p>
          </table:table-cell>
          <table:table-cell office:value-type="string" calcext:value-type="string">
            <text:p>Cablecanal Sistelectric 27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661.25194890076" calcext:value-type="float">
            <text:p>2661.25194890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4</text:p>
          </table:table-cell>
          <table:table-cell office:value-type="string" calcext:value-type="string">
            <text:p>Cablecanal Sistelectric 27x30 x metro</text:p>
          </table:table-cell>
          <table:table-cell office:value-type="string" calcext:value-type="string">
            <text:p>GENROD</text:p>
          </table:table-cell>
          <table:table-cell office:value-type="float" office:value="2475.36632070449" calcext:value-type="float">
            <text:p>2475.36632070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</text:p>
          </table:table-cell>
          <table:table-cell office:value-type="string" calcext:value-type="string">
            <text:p>Cablecanal Sistelectric 40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364.5404984615" calcext:value-type="float">
            <text:p>3364.540498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4</text:p>
          </table:table-cell>
          <table:table-cell office:value-type="string" calcext:value-type="string">
            <text:p>Cablecanal Sistelectric 40x30 x metro</text:p>
          </table:table-cell>
          <table:table-cell office:value-type="string" calcext:value-type="string">
            <text:p>GENROD</text:p>
          </table:table-cell>
          <table:table-cell office:value-type="float" office:value="3153.86480578451" calcext:value-type="float">
            <text:p>3153.86480578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</text:p>
          </table:table-cell>
          <table:table-cell office:value-type="string" calcext:value-type="string">
            <text:p>Cablecanal Sistelectric 100x50 x metro</text:p>
          </table:table-cell>
          <table:table-cell office:value-type="string" calcext:value-type="string">
            <text:p>GENROD</text:p>
          </table:table-cell>
          <table:table-cell office:value-type="float" office:value="9591.70904303637" calcext:value-type="float">
            <text:p>9591.70904303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5</text:p>
          </table:table-cell>
          <table:table-cell office:value-type="string" calcext:value-type="string">
            <text:p>Cablecanal Sistelectric 48x13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767.29269288674" calcext:value-type="float">
            <text:p>3767.29269288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5</text:p>
          </table:table-cell>
          <table:table-cell office:value-type="string" calcext:value-type="string">
            <text:p>Cablecanal Sistelectric 75x17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7162.78755910819" calcext:value-type="float">
            <text:p>7162.78755910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</text:p>
          </table:table-cell>
          <table:table-cell office:value-type="string" calcext:value-type="string">
            <text:p>Cablecanal Sistelectric 48x13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3497.73727578395" calcext:value-type="float">
            <text:p>3497.73727578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</text:p>
          </table:table-cell>
          <table:table-cell office:value-type="string" calcext:value-type="string">
            <text:p>Cablecanal Sistelectric 75x17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6487.39779594054" calcext:value-type="float">
            <text:p>6487.39779594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E</text:p>
          </table:table-cell>
          <table:table-cell office:value-type="string" calcext:value-type="string">
            <text:p>Cablecanal Sistelectric 14x7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603.14" calcext:value-type="float">
            <text:p>603.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E</text:p>
          </table:table-cell>
          <table:table-cell office:value-type="string" calcext:value-type="string">
            <text:p>Cablecanal Sistelectric 20x10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799.24" calcext:value-type="float">
            <text:p>799.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E</text:p>
          </table:table-cell>
          <table:table-cell office:value-type="string" calcext:value-type="string">
            <text:p>Cablecanal Sistelectric 18x21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1207.34" calcext:value-type="float">
            <text:p>1207.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S</text:p>
          </table:table-cell>
          <table:table-cell office:value-type="string" calcext:value-type="string">
            <text:p>Separador para Cablecanal Sistelectric de 100 x 50 x metro</text:p>
          </table:table-cell>
          <table:table-cell office:value-type="string" calcext:value-type="string">
            <text:p>GENROD</text:p>
          </table:table-cell>
          <table:table-cell office:value-type="float" office:value="1329.07161349419" calcext:value-type="float">
            <text:p>1329.07161349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X</text:p>
          </table:table-cell>
          <table:table-cell office:value-type="string" calcext:value-type="string">
            <text:p>Extrem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895.613928" calcext:value-type="float">
            <text:p>895.613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UN</text:p>
          </table:table-cell>
          <table:table-cell office:value-type="string" calcext:value-type="string">
            <text:p>Unión rect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653.510352" calcext:value-type="float">
            <text:p>653.5103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TE</text:p>
          </table:table-cell>
          <table:table-cell office:value-type="string" calcext:value-type="string">
            <text:p>TE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3247.235376" calcext:value-type="float">
            <text:p>3247.235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CU</text:p>
          </table:table-cell>
          <table:table-cell office:value-type="string" calcext:value-type="string">
            <text:p>Curva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605.576248" calcext:value-type="float">
            <text:p>2605.5762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Q</text:p>
          </table:table-cell>
          <table:table-cell office:value-type="string" calcext:value-type="string">
            <text:p>Esquiner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385.482088" calcext:value-type="float">
            <text:p>2385.482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RI</text:p>
          </table:table-cell>
          <table:table-cell office:value-type="string" calcext:value-type="string">
            <text:p>Rinconero <text:s/>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1662.557424" calcext:value-type="float">
            <text:p>1662.557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PB</text:p>
          </table:table-cell>
          <table:table-cell office:value-type="string" calcext:value-type="string">
            <text:p>Porta Bastidor para Cablecanal <text:s/>Sistelectric 100x50</text:p>
          </table:table-cell>
          <table:table-cell office:value-type="string" calcext:value-type="string">
            <text:p>GENROD</text:p>
          </table:table-cell>
          <table:table-cell office:value-type="float" office:value="1095.391704" calcext:value-type="float">
            <text:p>1095.391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0PG-12</text:p>
          </table:table-cell>
          <table:table-cell office:value-type="string" calcext:value-type="string">
            <text:p>Pack Ahorro cajas de embutir Rectangulares x 12 unidades</text:p>
          </table:table-cell>
          <table:table-cell office:value-type="string" calcext:value-type="string">
            <text:p>GENROD</text:p>
          </table:table-cell>
          <table:table-cell office:value-type="float" office:value="6328.66215554154" calcext:value-type="float">
            <text:p>6328.6621555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1PG-12</text:p>
          </table:table-cell>
          <table:table-cell office:value-type="string" calcext:value-type="string">
            <text:p>Pack Ahorro cajas de embutir Octogonal Chica x 12 unidades</text:p>
          </table:table-cell>
          <table:table-cell office:value-type="string" calcext:value-type="string">
            <text:p>GENROD</text:p>
          </table:table-cell>
          <table:table-cell office:value-type="float" office:value="6328.66215554154" calcext:value-type="float">
            <text:p>6328.6621555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PG</text:p>
          </table:table-cell>
          <table:table-cell office:value-type="string" calcext:value-type="string">
            <text:p>Caja de Embutir Rectangular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.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PG</text:p>
          </table:table-cell>
          <table:table-cell office:value-type="string" calcext:value-type="string">
            <text:p>Caja de Embutir Octogonal Chica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.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PG</text:p>
          </table:table-cell>
          <table:table-cell office:value-type="string" calcext:value-type="string">
            <text:p>Caja de Embutir Octogonal Grande c/oreja plastica</text:p>
          </table:table-cell>
          <table:table-cell office:value-type="string" calcext:value-type="string">
            <text:p>GENROD</text:p>
          </table:table-cell>
          <table:table-cell office:value-type="float" office:value="1136.90815448965" calcext:value-type="float">
            <text:p>1136.90815448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PG</text:p>
          </table:table-cell>
          <table:table-cell office:value-type="string" calcext:value-type="string">
            <text:p>Caja de Embutir Cuadrada 10x10 c/oreja plastica</text:p>
          </table:table-cell>
          <table:table-cell office:value-type="string" calcext:value-type="string">
            <text:p>GENROD</text:p>
          </table:table-cell>
          <table:table-cell office:value-type="float" office:value="1458.73696001953" calcext:value-type="float">
            <text:p>1458.73696001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PG</text:p>
          </table:table-cell>
          <table:table-cell office:value-type="string" calcext:value-type="string">
            <text:p>Caja de Embutir Mignon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.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2PG</text:p>
          </table:table-cell>
          <table:table-cell office:value-type="string" calcext:value-type="string">
            <text:p>Caja embutir Octog. Grande c/oreja metálica</text:p>
          </table:table-cell>
          <table:table-cell office:value-type="string" calcext:value-type="string">
            <text:p>GENROD</text:p>
          </table:table-cell>
          <table:table-cell office:value-type="float" office:value="1591.37576161412" calcext:value-type="float">
            <text:p>1591.37576161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0</text:p>
          </table:table-cell>
          <table:table-cell office:value-type="string" calcext:value-type="string">
            <text:p>Tapa ciega para caja rectangular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.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2</text:p>
          </table:table-cell>
          <table:table-cell office:value-type="string" calcext:value-type="string">
            <text:p>Tapa ciega para caja octogonal chica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.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1</text:p>
          </table:table-cell>
          <table:table-cell office:value-type="string" calcext:value-type="string">
            <text:p>Tapa ciega para caja octogonal grande</text:p>
          </table:table-cell>
          <table:table-cell office:value-type="string" calcext:value-type="string">
            <text:p>GENROD</text:p>
          </table:table-cell>
          <table:table-cell office:value-type="float" office:value="648.621421106326" calcext:value-type="float">
            <text:p>648.621421106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3</text:p>
          </table:table-cell>
          <table:table-cell office:value-type="string" calcext:value-type="string">
            <text:p>Tapa ciega para caja cuadrada</text:p>
          </table:table-cell>
          <table:table-cell office:value-type="string" calcext:value-type="string">
            <text:p>GENROD</text:p>
          </table:table-cell>
          <table:table-cell office:value-type="float" office:value="828.289605477844" calcext:value-type="float">
            <text:p>828.289605477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4</text:p>
          </table:table-cell>
          <table:table-cell office:value-type="string" calcext:value-type="string">
            <text:p>Tapa ciega para caja mignon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.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0024</text:p>
          </table:table-cell>
          <table:table-cell office:value-type="string" calcext:value-type="string">
            <text:p>Kit de 200 tornillos para Tapa Ciega</text:p>
          </table:table-cell>
          <table:table-cell office:value-type="string" calcext:value-type="string">
            <text:p>GENROD</text:p>
          </table:table-cell>
          <table:table-cell office:value-type="float" office:value="6091.67464639875" calcext:value-type="float">
            <text:p>6091.67464639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30</text:p>
          </table:table-cell>
          <table:table-cell office:value-type="string" calcext:value-type="string">
            <text:p>Kit Soporte para caja Octogonal chica/grande</text:p>
          </table:table-cell>
          <table:table-cell office:value-type="string" calcext:value-type="string">
            <text:p>GENROD</text:p>
          </table:table-cell>
          <table:table-cell office:value-type="float" office:value="964.156695212207" calcext:value-type="float">
            <text:p>964.156695212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218</text:p>
          </table:table-cell>
          <table:table-cell office:value-type="string" calcext:value-type="string">
            <text:p>Tapa ciega para multiples usos <text:s/>de 12x18</text:p>
          </table:table-cell>
          <table:table-cell office:value-type="string" calcext:value-type="string">
            <text:p>GENROD</text:p>
          </table:table-cell>
          <table:table-cell office:value-type="float" office:value="2776.48722184061" calcext:value-type="float">
            <text:p>2776.48722184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820</text:p>
          </table:table-cell>
          <table:table-cell office:value-type="string" calcext:value-type="string">
            <text:p>Tapa ciega para multiples usos <text:s/>de 18x20</text:p>
          </table:table-cell>
          <table:table-cell office:value-type="string" calcext:value-type="string">
            <text:p>GENROD</text:p>
          </table:table-cell>
          <table:table-cell office:value-type="float" office:value="4116.28839456927" calcext:value-type="float">
            <text:p>4116.28839456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27</text:p>
          </table:table-cell>
          <table:table-cell office:value-type="string" calcext:value-type="string">
            <text:p>Tapa ciega para multiples usos <text:s/>de 20x27</text:p>
          </table:table-cell>
          <table:table-cell office:value-type="string" calcext:value-type="string">
            <text:p>GENROD</text:p>
          </table:table-cell>
          <table:table-cell office:value-type="float" office:value="6196.95452123305" calcext:value-type="float">
            <text:p>6196.95452123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34</text:p>
          </table:table-cell>
          <table:table-cell office:value-type="string" calcext:value-type="string">
            <text:p>Tapa ciega para multiples usos <text:s/>de 20x34</text:p>
          </table:table-cell>
          <table:table-cell office:value-type="string" calcext:value-type="string">
            <text:p>GENROD</text:p>
          </table:table-cell>
          <table:table-cell office:value-type="float" office:value="8679.05882156036" calcext:value-type="float">
            <text:p>8679.05882156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33</text:p>
          </table:table-cell>
          <table:table-cell office:value-type="string" calcext:value-type="string">
            <text:p>Tapa ciega para multiples usos <text:s/>de 28x33</text:p>
          </table:table-cell>
          <table:table-cell office:value-type="string" calcext:value-type="string">
            <text:p>GENROD</text:p>
          </table:table-cell>
          <table:table-cell office:value-type="float" office:value="10910.8349203424" calcext:value-type="float">
            <text:p>10910.8349203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45</text:p>
          </table:table-cell>
          <table:table-cell office:value-type="string" calcext:value-type="string">
            <text:p>Tapa ciega para multiples usos <text:s/>de 28x45</text:p>
          </table:table-cell>
          <table:table-cell office:value-type="string" calcext:value-type="string">
            <text:p>GENROD</text:p>
          </table:table-cell>
          <table:table-cell office:value-type="float" office:value="15622.3312413417" calcext:value-type="float">
            <text:p>15622.3312413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3545</text:p>
          </table:table-cell>
          <table:table-cell office:value-type="string" calcext:value-type="string">
            <text:p>Tapa ciega para multiples usos <text:s/>de 35x45</text:p>
          </table:table-cell>
          <table:table-cell office:value-type="string" calcext:value-type="string">
            <text:p>GENROD</text:p>
          </table:table-cell>
          <table:table-cell office:value-type="float" office:value="18845.9852839975" calcext:value-type="float">
            <text:p>18845.9852839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0</text:p>
          </table:table-cell>
          <table:table-cell office:value-type="string" calcext:value-type="string">
            <text:p>Caja de pase de embutir 10 x 10</text:p>
          </table:table-cell>
          <table:table-cell office:value-type="string" calcext:value-type="string">
            <text:p>GENROD</text:p>
          </table:table-cell>
          <table:table-cell office:value-type="float" office:value="2428.73549201889" calcext:value-type="float">
            <text:p>2428.73549201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6</text:p>
          </table:table-cell>
          <table:table-cell office:value-type="string" calcext:value-type="string">
            <text:p>Caja de pase de embutir 10 x 16</text:p>
          </table:table-cell>
          <table:table-cell office:value-type="string" calcext:value-type="string">
            <text:p>GENROD</text:p>
          </table:table-cell>
          <table:table-cell office:value-type="float" office:value="4448.87332960638" calcext:value-type="float">
            <text:p>4448.87332960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8</text:p>
          </table:table-cell>
          <table:table-cell office:value-type="string" calcext:value-type="string">
            <text:p>Caja de pase de embutir 16 x 18</text:p>
          </table:table-cell>
          <table:table-cell office:value-type="string" calcext:value-type="string">
            <text:p>GENROD</text:p>
          </table:table-cell>
          <table:table-cell office:value-type="float" office:value="5959.36676547394" calcext:value-type="float">
            <text:p>5959.36676547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25</text:p>
          </table:table-cell>
          <table:table-cell office:value-type="string" calcext:value-type="string">
            <text:p>Caja de pase de embutir 18 x 25</text:p>
          </table:table-cell>
          <table:table-cell office:value-type="string" calcext:value-type="string">
            <text:p>GENROD</text:p>
          </table:table-cell>
          <table:table-cell office:value-type="float" office:value="8714.09293392793" calcext:value-type="float">
            <text:p>8714.09293392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32</text:p>
          </table:table-cell>
          <table:table-cell office:value-type="string" calcext:value-type="string">
            <text:p>Caja de pase de embutir 18 x 32</text:p>
          </table:table-cell>
          <table:table-cell office:value-type="string" calcext:value-type="string">
            <text:p>GENROD</text:p>
          </table:table-cell>
          <table:table-cell office:value-type="float" office:value="11014.2814463566" calcext:value-type="float">
            <text:p>11014.2814463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30</text:p>
          </table:table-cell>
          <table:table-cell office:value-type="string" calcext:value-type="string">
            <text:p>Caja de pase de embutir 25 x 30</text:p>
          </table:table-cell>
          <table:table-cell office:value-type="string" calcext:value-type="string">
            <text:p>GENROD</text:p>
          </table:table-cell>
          <table:table-cell office:value-type="float" office:value="13769.0076148106" calcext:value-type="float">
            <text:p>13769.0076148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42</text:p>
          </table:table-cell>
          <table:table-cell office:value-type="string" calcext:value-type="string">
            <text:p>Caja de pase de embutir 25 x 42</text:p>
          </table:table-cell>
          <table:table-cell office:value-type="string" calcext:value-type="string">
            <text:p>GENROD</text:p>
          </table:table-cell>
          <table:table-cell office:value-type="float" office:value="18355.6212383805" calcext:value-type="float">
            <text:p>18355.6212383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242</text:p>
          </table:table-cell>
          <table:table-cell office:value-type="string" calcext:value-type="string">
            <text:p>Caja de pase de embutir 33 x 42</text:p>
          </table:table-cell>
          <table:table-cell office:value-type="string" calcext:value-type="string">
            <text:p>GENROD</text:p>
          </table:table-cell>
          <table:table-cell office:value-type="float" office:value="22028.5628927131" calcext:value-type="float">
            <text:p>22028.5628927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MC</text:p>
          </table:table-cell>
          <table:table-cell office:value-type="string" calcext:value-type="string">
            <text:p>Caladora multiple p/cajas plásticas</text:p>
          </table:table-cell>
          <table:table-cell office:value-type="string" calcext:value-type="string">
            <text:p>GENROD</text:p>
          </table:table-cell>
          <table:table-cell office:value-type="float" office:value="47610.1364749793" calcext:value-type="float">
            <text:p>47610.136474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AD</text:p>
          </table:table-cell>
          <table:table-cell office:value-type="string" calcext:value-type="string">
            <text:p>Adhesivo Sellador para tubos y accesorios</text:p>
          </table:table-cell>
          <table:table-cell office:value-type="string" calcext:value-type="string">
            <text:p>GENROD</text:p>
          </table:table-cell>
          <table:table-cell office:value-type="float" office:value="4167.71636522687" calcext:value-type="float">
            <text:p>4167.71636522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string" calcext:value-type="string">
            <text:p>Tijera Genrod Electric para Tubo Rígido</text:p>
          </table:table-cell>
          <table:table-cell office:value-type="string" calcext:value-type="string">
            <text:p>GENROD</text:p>
          </table:table-cell>
          <table:table-cell office:value-type="float" office:value="17129.3475946974" calcext:value-type="float">
            <text:p>17129.3475946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66610</text:p>
          </table:table-cell>
          <table:table-cell office:value-type="string" calcext:value-type="string">
            <text:p>Tapa DIN para 4 polos- Blanca</text:p>
          </table:table-cell>
          <table:table-cell office:value-type="string" calcext:value-type="string">
            <text:p>GENROD</text:p>
          </table:table-cell>
          <table:table-cell office:value-type="float" office:value="427.153366731996" calcext:value-type="float">
            <text:p>427.15336673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GA0600</text:p>
          </table:table-cell>
          <table:table-cell office:value-type="string" calcext:value-type="string">
            <text:p>Riel de 600mm para grampas</text:p>
          </table:table-cell>
          <table:table-cell office:value-type="string" calcext:value-type="string">
            <text:p>GENROD</text:p>
          </table:table-cell>
          <table:table-cell office:value-type="float" office:value="2893.52685784848" calcext:value-type="float">
            <text:p>2893.52685784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2</text:p>
          </table:table-cell>
          <table:table-cell office:value-type="string" calcext:value-type="string">
            <text:p>Cono Pasacables Seccionable ø9 a 18, p/Ag. ø22</text:p>
          </table:table-cell>
          <table:table-cell office:value-type="string" calcext:value-type="string">
            <text:p>GENROD</text:p>
          </table:table-cell>
          <table:table-cell office:value-type="float" office:value="244.277425795107" calcext:value-type="float">
            <text:p>244.277425795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8</text:p>
          </table:table-cell>
          <table:table-cell office:value-type="string" calcext:value-type="string">
            <text:p>Cono Pasacables Seccionable ø9 a 24, p/Ag. ø28</text:p>
          </table:table-cell>
          <table:table-cell office:value-type="string" calcext:value-type="string">
            <text:p>GENROD</text:p>
          </table:table-cell>
          <table:table-cell office:value-type="float" office:value="378.215755275367" calcext:value-type="float">
            <text:p>378.2157552753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42</text:p>
          </table:table-cell>
          <table:table-cell office:value-type="string" calcext:value-type="string">
            <text:p>Cono Pasacables Seccionable ø9 a 42, p/Ag. ø38</text:p>
          </table:table-cell>
          <table:table-cell office:value-type="string" calcext:value-type="string">
            <text:p>GENROD</text:p>
          </table:table-cell>
          <table:table-cell office:value-type="float" office:value="556.81629777799" calcext:value-type="float">
            <text:p>556.81629777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52</text:p>
          </table:table-cell>
          <table:table-cell office:value-type="string" calcext:value-type="string">
            <text:p>Cono Pasacables Seccionable ø25 a 46, p/Ag. ø52</text:p>
          </table:table-cell>
          <table:table-cell office:value-type="string" calcext:value-type="string">
            <text:p>GENROD</text:p>
          </table:table-cell>
          <table:table-cell office:value-type="float" office:value="668.870384425226" calcext:value-type="float">
            <text:p>668.87038442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</text:p>
          </table:table-cell>
          <table:table-cell office:value-type="string" calcext:value-type="string">
            <text:p>Resorte p/tubo SISTELECTRIC SD de ø16mm</text:p>
          </table:table-cell>
          <table:table-cell office:value-type="string" calcext:value-type="string">
            <text:p>GENROD</text:p>
          </table:table-cell>
          <table:table-cell office:value-type="float" office:value="13407.6736446522" calcext:value-type="float">
            <text:p>13407.673644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</text:p>
          </table:table-cell>
          <table:table-cell office:value-type="string" calcext:value-type="string">
            <text:p>Resorte p/tubo SISTELECTRIC SD de ø20mm</text:p>
          </table:table-cell>
          <table:table-cell office:value-type="string" calcext:value-type="string">
            <text:p>GENROD</text:p>
          </table:table-cell>
          <table:table-cell office:value-type="float" office:value="15224.0899545866" calcext:value-type="float">
            <text:p>15224.0899545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</text:p>
          </table:table-cell>
          <table:table-cell office:value-type="string" calcext:value-type="string">
            <text:p>Resorte p/tubo SISTELECTRIC SD de ø22mm</text:p>
          </table:table-cell>
          <table:table-cell office:value-type="string" calcext:value-type="string">
            <text:p>GENROD</text:p>
          </table:table-cell>
          <table:table-cell office:value-type="float" office:value="17837.2762800729" calcext:value-type="float">
            <text:p>17837.2762800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</text:p>
          </table:table-cell>
          <table:table-cell office:value-type="string" calcext:value-type="string">
            <text:p>Resorte p/tubo SISTELECTRIC SD de ø25mm</text:p>
          </table:table-cell>
          <table:table-cell office:value-type="string" calcext:value-type="string">
            <text:p>GENROD</text:p>
          </table:table-cell>
          <table:table-cell office:value-type="float" office:value="18684.2882659259" calcext:value-type="float">
            <text:p>18684.2882659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</text:p>
          </table:table-cell>
          <table:table-cell office:value-type="string" calcext:value-type="string">
            <text:p>Resorte p/tubo SISTELECTRIC SD de ø32mm</text:p>
          </table:table-cell>
          <table:table-cell office:value-type="string" calcext:value-type="string">
            <text:p>GENROD</text:p>
          </table:table-cell>
          <table:table-cell office:value-type="float" office:value="48265.2386271586" calcext:value-type="float">
            <text:p>48265.23862715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</text:p>
          </table:table-cell>
          <table:table-cell office:value-type="string" calcext:value-type="string">
            <text:p>Resorte p/tubo SISTELECTRIC SD de ø40mm</text:p>
          </table:table-cell>
          <table:table-cell office:value-type="string" calcext:value-type="string">
            <text:p>GENROD</text:p>
          </table:table-cell>
          <table:table-cell office:value-type="float" office:value="49112.7095540864" calcext:value-type="float">
            <text:p>49112.7095540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</text:p>
          </table:table-cell>
          <table:table-cell office:value-type="string" calcext:value-type="string">
            <text:p>Resorte p/tubo SISTELECTRIC SD de ø50mm</text:p>
          </table:table-cell>
          <table:table-cell office:value-type="string" calcext:value-type="string">
            <text:p>GENROD</text:p>
          </table:table-cell>
          <table:table-cell office:value-type="float" office:value="54023.958770181" calcext:value-type="float">
            <text:p>54023.958770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ED</text:p>
          </table:table-cell>
          <table:table-cell office:value-type="string" calcext:value-type="string">
            <text:p>Resorte p/tubo SISTELECTRIC ED y HD de ø16mm</text:p>
          </table:table-cell>
          <table:table-cell office:value-type="string" calcext:value-type="string">
            <text:p>GENROD</text:p>
          </table:table-cell>
          <table:table-cell office:value-type="float" office:value="16098.1553090631" calcext:value-type="float">
            <text:p>16098.1553090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ED</text:p>
          </table:table-cell>
          <table:table-cell office:value-type="string" calcext:value-type="string">
            <text:p>Resorte p/tubo SISTELECTRIC ED y HD de ø20mm</text:p>
          </table:table-cell>
          <table:table-cell office:value-type="string" calcext:value-type="string">
            <text:p>GENROD</text:p>
          </table:table-cell>
          <table:table-cell office:value-type="float" office:value="19570.3827075226" calcext:value-type="float">
            <text:p>19570.382707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ED</text:p>
          </table:table-cell>
          <table:table-cell office:value-type="string" calcext:value-type="string">
            <text:p>Resorte p/tubo SISTELECTRIC ED y HD de ø22mm</text:p>
          </table:table-cell>
          <table:table-cell office:value-type="string" calcext:value-type="string">
            <text:p>GENROD</text:p>
          </table:table-cell>
          <table:table-cell office:value-type="float" office:value="20667.2518764493" calcext:value-type="float">
            <text:p>20667.2518764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ED</text:p>
          </table:table-cell>
          <table:table-cell office:value-type="string" calcext:value-type="string">
            <text:p>Resorte p/tubo SISTELECTRIC ED y HD de ø25mm</text:p>
          </table:table-cell>
          <table:table-cell office:value-type="string" calcext:value-type="string">
            <text:p>GENROD</text:p>
          </table:table-cell>
          <table:table-cell office:value-type="float" office:value="21633.2020650725" calcext:value-type="float">
            <text:p>21633.2020650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ED</text:p>
          </table:table-cell>
          <table:table-cell office:value-type="string" calcext:value-type="string">
            <text:p>Resorte p/tubo SISTELECTRIC ED y HD de ø32mm</text:p>
          </table:table-cell>
          <table:table-cell office:value-type="string" calcext:value-type="string">
            <text:p>GENROD</text:p>
          </table:table-cell>
          <table:table-cell office:value-type="float" office:value="50678.3749535907" calcext:value-type="float">
            <text:p>50678.374953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ED</text:p>
          </table:table-cell>
          <table:table-cell office:value-type="string" calcext:value-type="string">
            <text:p>Resorte p/tubo SISTELECTRIC ED y HD de ø40mm</text:p>
          </table:table-cell>
          <table:table-cell office:value-type="string" calcext:value-type="string">
            <text:p>GENROD</text:p>
          </table:table-cell>
          <table:table-cell office:value-type="float" office:value="51568.3341621337" calcext:value-type="float">
            <text:p>51568.33416213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ED</text:p>
          </table:table-cell>
          <table:table-cell office:value-type="string" calcext:value-type="string">
            <text:p>Resorte p/tubo SISTELECTRIC ED y HD de ø50mm</text:p>
          </table:table-cell>
          <table:table-cell office:value-type="string" calcext:value-type="string">
            <text:p>GENROD</text:p>
          </table:table-cell>
          <table:table-cell office:value-type="float" office:value="56725.3825560084" calcext:value-type="float">
            <text:p>56725.3825560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G</text:p>
          </table:table-cell>
          <table:table-cell office:value-type="string" calcext:value-type="string">
            <text:p>Caja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2065.44015263531" calcext:value-type="float">
            <text:p>2065.44015263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B</text:p>
          </table:table-cell>
          <table:table-cell office:value-type="string" calcext:value-type="string">
            <text:p>Caja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2065.44015263531" calcext:value-type="float">
            <text:p>2065.44015263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PG</text:p>
          </table:table-cell>
          <table:table-cell office:value-type="string" calcext:value-type="string">
            <text:p>Caja octogonal chica de sobreponer con tapa Gris</text:p>
          </table:table-cell>
          <table:table-cell office:value-type="string" calcext:value-type="string">
            <text:p>GENROD</text:p>
          </table:table-cell>
          <table:table-cell office:value-type="float" office:value="1120.97323727447" calcext:value-type="float">
            <text:p>1120.97323727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7PG</text:p>
          </table:table-cell>
          <table:table-cell office:value-type="string" calcext:value-type="string">
            <text:p>Caja Octogonal C/Tapa y Tapones Gris Sobreponer</text:p>
          </table:table-cell>
          <table:table-cell office:value-type="string" calcext:value-type="string">
            <text:p>GENROD</text:p>
          </table:table-cell>
          <table:table-cell office:value-type="float" office:value="2360.60931267424" calcext:value-type="float">
            <text:p>2360.60931267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G</text:p>
          </table:table-cell>
          <table:table-cell office:value-type="string" calcext:value-type="string">
            <text:p>Caja cuadrada con tapa gris sobrep.</text:p>
          </table:table-cell>
          <table:table-cell office:value-type="string" calcext:value-type="string">
            <text:p>GENROD</text:p>
          </table:table-cell>
          <table:table-cell office:value-type="float" office:value="942.102161085615" calcext:value-type="float">
            <text:p>942.102161085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B</text:p>
          </table:table-cell>
          <table:table-cell office:value-type="string" calcext:value-type="string">
            <text:p>Caja cuadrada con tapa blanca sobrep.</text:p>
          </table:table-cell>
          <table:table-cell office:value-type="string" calcext:value-type="string">
            <text:p>GENROD</text:p>
          </table:table-cell>
          <table:table-cell office:value-type="float" office:value="942.102161085615" calcext:value-type="float">
            <text:p>942.102161085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G</text:p>
          </table:table-cell>
          <table:table-cell office:value-type="string" calcext:value-type="string">
            <text:p>Caja monobock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902.565595225689" calcext:value-type="float">
            <text:p>902.565595225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B</text:p>
          </table:table-cell>
          <table:table-cell office:value-type="string" calcext:value-type="string">
            <text:p>Caja monobock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902.565595225689" calcext:value-type="float">
            <text:p>902.565595225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.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.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.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.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.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.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271.6754" calcext:value-type="float">
            <text:p>2271.6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837.302" calcext:value-type="float">
            <text:p>2837.3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4884.5754" calcext:value-type="float">
            <text:p>4884.5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.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.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.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B</text:p>
          </table:table-cell>
          <table:table-cell office:value-type="string" calcext:value-type="string">
            <text:p>Caja ext. TM 2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.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B</text:p>
          </table:table-cell>
          <table:table-cell office:value-type="string" calcext:value-type="string">
            <text:p>Caja ext. TM 4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.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B</text:p>
          </table:table-cell>
          <table:table-cell office:value-type="string" calcext:value-type="string">
            <text:p>Caja ext. TM 8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.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G</text:p>
          </table:table-cell>
          <table:table-cell office:value-type="string" calcext:value-type="string">
            <text:p>Caja ext. TM 2 bocas c/tapa - Gris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.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G</text:p>
          </table:table-cell>
          <table:table-cell office:value-type="string" calcext:value-type="string">
            <text:p>Caja ext. TM 4 bocas c/tapa - Gris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.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G</text:p>
          </table:table-cell>
          <table:table-cell office:value-type="string" calcext:value-type="string">
            <text:p>Caja ext. TM 8 bocas c/tapa - Gris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.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BF</text:p>
          </table:table-cell>
          <table:table-cell office:value-type="string" calcext:value-type="string">
            <text:p>Caja ext. TM 2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.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BF</text:p>
          </table:table-cell>
          <table:table-cell office:value-type="string" calcext:value-type="string">
            <text:p>Caja ext. TM 4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.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BF</text:p>
          </table:table-cell>
          <table:table-cell office:value-type="string" calcext:value-type="string">
            <text:p>Caja ext. TM 8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.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GF</text:p>
          </table:table-cell>
          <table:table-cell office:value-type="string" calcext:value-type="string">
            <text:p>Caja ext. TM 2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.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GF</text:p>
          </table:table-cell>
          <table:table-cell office:value-type="string" calcext:value-type="string">
            <text:p>Caja ext. TM 4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.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GF</text:p>
          </table:table-cell>
          <table:table-cell office:value-type="string" calcext:value-type="string">
            <text:p>Caja ext. TM 8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.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04</text:p>
          </table:table-cell>
          <table:table-cell office:value-type="string" calcext:value-type="string">
            <text:p>Caja de sobreponer p/ 4 mód. DIN pta fume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172.03401402704" calcext:value-type="float">
            <text:p>7172.0340140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08</text:p>
          </table:table-cell>
          <table:table-cell office:value-type="string" calcext:value-type="string">
            <text:p>Caja de sobreponer p/ 8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989.86458027494" calcext:value-type="float">
            <text:p>9989.8645802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12</text:p>
          </table:table-cell>
          <table:table-cell office:value-type="string" calcext:value-type="string">
            <text:p>Caja de sobreponer p/ 12 mód. DIN pta fume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137.8537120389" calcext:value-type="float">
            <text:p>16137.8537120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16</text:p>
          </table:table-cell>
          <table:table-cell office:value-type="string" calcext:value-type="string">
            <text:p>Caja de sobreponer p/ 16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3054.361412978" calcext:value-type="float">
            <text:p>23054.361412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24</text:p>
          </table:table-cell>
          <table:table-cell office:value-type="string" calcext:value-type="string">
            <text:p>Caja de sobreponer p/ 24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1379.7578267683" calcext:value-type="float">
            <text:p>31379.7578267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36</text:p>
          </table:table-cell>
          <table:table-cell office:value-type="string" calcext:value-type="string">
            <text:p>Caja de sobreponer p/ 36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8424.334242388" calcext:value-type="float">
            <text:p>38424.334242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48</text:p>
          </table:table-cell>
          <table:table-cell office:value-type="string" calcext:value-type="string">
            <text:p>Caja de sobreponer p/ 48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4434.7569262924" calcext:value-type="float">
            <text:p>54434.7569262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04</text:p>
          </table:table-cell>
          <table:table-cell office:value-type="string" calcext:value-type="string">
            <text:p>Caja de sobreponer p/ 4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172.03401402704" calcext:value-type="float">
            <text:p>7172.0340140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08</text:p>
          </table:table-cell>
          <table:table-cell office:value-type="string" calcext:value-type="string">
            <text:p>Caja de sobreponer p/ 8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989.86458027494" calcext:value-type="float">
            <text:p>9989.8645802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12</text:p>
          </table:table-cell>
          <table:table-cell office:value-type="string" calcext:value-type="string">
            <text:p>Caja de sobreponer p/ 12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137.8537120389" calcext:value-type="float">
            <text:p>16137.8537120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16</text:p>
          </table:table-cell>
          <table:table-cell office:value-type="string" calcext:value-type="string">
            <text:p>Caja de sobreponer p/ 16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3054.361412978" calcext:value-type="float">
            <text:p>23054.361412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24</text:p>
          </table:table-cell>
          <table:table-cell office:value-type="string" calcext:value-type="string">
            <text:p>Caja de sobreponer p/ 24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1379.7578267683" calcext:value-type="float">
            <text:p>31379.7578267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36</text:p>
          </table:table-cell>
          <table:table-cell office:value-type="string" calcext:value-type="string">
            <text:p>Caja de sobreponer p/ 36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8424.334242388" calcext:value-type="float">
            <text:p>38424.334242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48</text:p>
          </table:table-cell>
          <table:table-cell office:value-type="string" calcext:value-type="string">
            <text:p>Caja de sobreponer p/ 48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4434.7569262924" calcext:value-type="float">
            <text:p>54434.7569262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4</text:p>
          </table:table-cell>
          <table:table-cell office:value-type="string" calcext:value-type="string">
            <text:p>Caja de embutir p/ 4 mód. DIN pta fume </text:p>
          </table:table-cell>
          <table:table-cell office:value-type="string" calcext:value-type="string">
            <text:p>GENROD</text:p>
          </table:table-cell>
          <table:table-cell office:value-type="float" office:value="5799.86541812371" calcext:value-type="float">
            <text:p>5799.86541812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8</text:p>
          </table:table-cell>
          <table:table-cell office:value-type="string" calcext:value-type="string">
            <text:p>Caja de embutir p/ 8 mód. DIN pta fume </text:p>
          </table:table-cell>
          <table:table-cell office:value-type="string" calcext:value-type="string">
            <text:p>GENROD</text:p>
          </table:table-cell>
          <table:table-cell office:value-type="float" office:value="8107.59988801485" calcext:value-type="float">
            <text:p>8107.59988801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Caja de embutir p/ 12 mód. DIN pta fume </text:p>
          </table:table-cell>
          <table:table-cell office:value-type="string" calcext:value-type="string">
            <text:p>GENROD</text:p>
          </table:table-cell>
          <table:table-cell office:value-type="float" office:value="13097.2845492831" calcext:value-type="float">
            <text:p>13097.284549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6</text:p>
          </table:table-cell>
          <table:table-cell office:value-type="string" calcext:value-type="string">
            <text:p>Caja de embutir p/ 16 mód. DIN pta fume</text:p>
          </table:table-cell>
          <table:table-cell office:value-type="string" calcext:value-type="string">
            <text:p>GENROD</text:p>
          </table:table-cell>
          <table:table-cell office:value-type="float" office:value="18710.67979321" calcext:value-type="float">
            <text:p>18710.67979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24</text:p>
          </table:table-cell>
          <table:table-cell office:value-type="string" calcext:value-type="string">
            <text:p>Caja de embutir p/ 24 mód. DIN pta fume</text:p>
          </table:table-cell>
          <table:table-cell office:value-type="string" calcext:value-type="string">
            <text:p>GENROD</text:p>
          </table:table-cell>
          <table:table-cell office:value-type="float" office:value="24947.7590495226" calcext:value-type="float">
            <text:p>24947.759049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36</text:p>
          </table:table-cell>
          <table:table-cell office:value-type="string" calcext:value-type="string">
            <text:p>Caja de embutir p/ 36 mód. DIN pta fume</text:p>
          </table:table-cell>
          <table:table-cell office:value-type="string" calcext:value-type="string">
            <text:p>GENROD</text:p>
          </table:table-cell>
          <table:table-cell office:value-type="float" office:value="31184.8648761079" calcext:value-type="float">
            <text:p>31184.8648761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48</text:p>
          </table:table-cell>
          <table:table-cell office:value-type="string" calcext:value-type="string">
            <text:p>Caja de embutir p/ 48 mód. DIN pta fume</text:p>
          </table:table-cell>
          <table:table-cell office:value-type="string" calcext:value-type="string">
            <text:p>GENROD</text:p>
          </table:table-cell>
          <table:table-cell office:value-type="float" office:value="43659.0765292787" calcext:value-type="float">
            <text:p>43659.0765292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4</text:p>
          </table:table-cell>
          <table:table-cell office:value-type="string" calcext:value-type="string">
            <text:p>Caja de embutir p/ 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5799.86541812371" calcext:value-type="float">
            <text:p>5799.86541812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8</text:p>
          </table:table-cell>
          <table:table-cell office:value-type="string" calcext:value-type="string">
            <text:p>Caja de embutir p/ 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8107.59988801485" calcext:value-type="float">
            <text:p>8107.59988801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2</text:p>
          </table:table-cell>
          <table:table-cell office:value-type="string" calcext:value-type="string">
            <text:p>Caja de embutir p/ 12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3097.2845492831" calcext:value-type="float">
            <text:p>13097.284549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6</text:p>
          </table:table-cell>
          <table:table-cell office:value-type="string" calcext:value-type="string">
            <text:p>Caja de embutir p/ 1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8710.67979321" calcext:value-type="float">
            <text:p>18710.67979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Caja de embutir p/ 2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24947.7590495226" calcext:value-type="float">
            <text:p>24947.759049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36</text:p>
          </table:table-cell>
          <table:table-cell office:value-type="string" calcext:value-type="string">
            <text:p>Caja de embutir p/ 3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31184.8648761079" calcext:value-type="float">
            <text:p>31184.8648761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48</text:p>
          </table:table-cell>
          <table:table-cell office:value-type="string" calcext:value-type="string">
            <text:p>Caja de embutir p/ 4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43659.0765292787" calcext:value-type="float">
            <text:p>43659.0765292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G</text:p>
          </table:table-cell>
          <table:table-cell office:value-type="string" calcext:value-type="string">
            <text:p>Cajas p/ Pilastra 4 Mod. DIN IP65 Gris</text:p>
          </table:table-cell>
          <table:table-cell office:value-type="string" calcext:value-type="string">
            <text:p>GENROD</text:p>
          </table:table-cell>
          <table:table-cell office:value-type="float" office:value="10203.8881273191" calcext:value-type="float">
            <text:p>10203.8881273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B</text:p>
          </table:table-cell>
          <table:table-cell office:value-type="string" calcext:value-type="string">
            <text:p>Cajas p/ Pilastra 4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2449.2621670535" calcext:value-type="float">
            <text:p>12449.2621670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G</text:p>
          </table:table-cell>
          <table:table-cell office:value-type="string" calcext:value-type="string">
            <text:p>Cajas p/ Pilastra 8 Mod. DIN IP65 Gris</text:p>
          </table:table-cell>
          <table:table-cell office:value-type="string" calcext:value-type="string">
            <text:p>GENROD</text:p>
          </table:table-cell>
          <table:table-cell office:value-type="float" office:value="17438.920258049" calcext:value-type="float">
            <text:p>17438.920258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B</text:p>
          </table:table-cell>
          <table:table-cell office:value-type="string" calcext:value-type="string">
            <text:p>Cajas p/ Pilastra 8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8686.3414233661" calcext:value-type="float">
            <text:p>18686.3414233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504</text:p>
          </table:table-cell>
          <table:table-cell office:value-type="string" calcext:value-type="string">
            <text:p>Caja p/Pilar para 4 Mod DIN con premarcado (IP 65)</text:p>
          </table:table-cell>
          <table:table-cell office:value-type="string" calcext:value-type="string">
            <text:p>GENROD</text:p>
          </table:table-cell>
          <table:table-cell office:value-type="float" office:value="6779.11282052127" calcext:value-type="float">
            <text:p>6779.11282052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5B</text:p>
          </table:table-cell>
          <table:table-cell table:style-name="Default" office:value-type="string" calcext:value-type="string">
            <text:p>Caja de Pase IP65 90x90x5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039.82519511865" calcext:value-type="float">
            <text:p>3039.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5G</text:p>
          </table:table-cell>
          <table:table-cell table:style-name="Default" office:value-type="string" calcext:value-type="string">
            <text:p>Caja de Pase IP65 90x90x5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039.82519511865" calcext:value-type="float">
            <text:p>3039.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7B</text:p>
          </table:table-cell>
          <table:table-cell table:style-name="Default" office:value-type="string" calcext:value-type="string">
            <text:p>Caja de Pase IP65 90x90x7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28.48463833252" calcext:value-type="float">
            <text:p>3328.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7G</text:p>
          </table:table-cell>
          <table:table-cell table:style-name="Default" office:value-type="string" calcext:value-type="string">
            <text:p>Caja de Pase IP65 90x90x7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28.48463833252" calcext:value-type="float">
            <text:p>3328.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6B</text:p>
          </table:table-cell>
          <table:table-cell table:style-name="Default" office:value-type="string" calcext:value-type="string">
            <text:p>Caja de Pase IP65 115x11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376.70846880291" calcext:value-type="float">
            <text:p>4376.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6G</text:p>
          </table:table-cell>
          <table:table-cell table:style-name="Default" office:value-type="string" calcext:value-type="string">
            <text:p>Caja de Pase IP65 115x11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376.70846880291" calcext:value-type="float">
            <text:p>4376.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8B</text:p>
          </table:table-cell>
          <table:table-cell table:style-name="Default" office:value-type="string" calcext:value-type="string">
            <text:p>Caja de Pase IP65 115x11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609.96889332192" calcext:value-type="float">
            <text:p>4609.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8G</text:p>
          </table:table-cell>
          <table:table-cell table:style-name="Default" office:value-type="string" calcext:value-type="string">
            <text:p>Caja de Pase IP65 115x11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609.96889332192" calcext:value-type="float">
            <text:p>4609.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11B</text:p>
          </table:table-cell>
          <table:table-cell table:style-name="Default" office:value-type="string" calcext:value-type="string">
            <text:p>Caja de Pase IP65 115x11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546.96956203851" calcext:value-type="float">
            <text:p>5546.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11G</text:p>
          </table:table-cell>
          <table:table-cell table:style-name="Default" office:value-type="string" calcext:value-type="string">
            <text:p>Caja de Pase IP65 115x11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546.96956203851" calcext:value-type="float">
            <text:p>5546.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6B</text:p>
          </table:table-cell>
          <table:table-cell table:style-name="Default" office:value-type="string" calcext:value-type="string">
            <text:p>Caja de Pase IP65 115x16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880.55933648164" calcext:value-type="float">
            <text:p>5880.55933648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6G</text:p>
          </table:table-cell>
          <table:table-cell table:style-name="Default" office:value-type="string" calcext:value-type="string">
            <text:p>Caja de Pase IP65 115x16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880.55933648164" calcext:value-type="float">
            <text:p>5880.55933648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8B</text:p>
          </table:table-cell>
          <table:table-cell table:style-name="Default" office:value-type="string" calcext:value-type="string">
            <text:p>Caja de Pase IP65 115x16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415.17979459157" calcext:value-type="float">
            <text:p>6415.17979459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8G</text:p>
          </table:table-cell>
          <table:table-cell table:style-name="Default" office:value-type="string" calcext:value-type="string">
            <text:p>Caja de Pase IP65 115x16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415.17979459157" calcext:value-type="float">
            <text:p>6415.17979459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11B</text:p>
          </table:table-cell>
          <table:table-cell table:style-name="Default" office:value-type="string" calcext:value-type="string">
            <text:p>Caja de Pase IP65 115x16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471.16214470651" calcext:value-type="float">
            <text:p>7471.1621447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11G</text:p>
          </table:table-cell>
          <table:table-cell table:style-name="Default" office:value-type="string" calcext:value-type="string">
            <text:p>Caja de Pase IP65 115x16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471.16214470651" calcext:value-type="float">
            <text:p>7471.1621447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6B</text:p>
          </table:table-cell>
          <table:table-cell table:style-name="Default" office:value-type="string" calcext:value-type="string">
            <text:p>Caja de Pase IP65 165x16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005.75603254368" calcext:value-type="float">
            <text:p>8005.756032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6G</text:p>
          </table:table-cell>
          <table:table-cell table:style-name="Default" office:value-type="string" calcext:value-type="string">
            <text:p>Caja de Pase IP65 165x16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005.75603254368" calcext:value-type="float">
            <text:p>8005.756032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8B</text:p>
          </table:table-cell>
          <table:table-cell table:style-name="Default" office:value-type="string" calcext:value-type="string">
            <text:p>Caja de Pase IP65 165x16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807.67343457219" calcext:value-type="float">
            <text:p>8807.67343457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8G</text:p>
          </table:table-cell>
          <table:table-cell table:style-name="Default" office:value-type="string" calcext:value-type="string">
            <text:p>Caja de Pase IP65 165x16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807.67343457219" calcext:value-type="float">
            <text:p>8807.67343457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11B</text:p>
          </table:table-cell>
          <table:table-cell table:style-name="Default" office:value-type="string" calcext:value-type="string">
            <text:p>Caja de Pase IP65 165x16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516.0369062292" calcext:value-type="float">
            <text:p>9516.0369062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11G</text:p>
          </table:table-cell>
          <table:table-cell table:style-name="Default" office:value-type="string" calcext:value-type="string">
            <text:p>Caja de Pase IP65 165x16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516.0369062292" calcext:value-type="float">
            <text:p>9516.0369062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6B</text:p>
          </table:table-cell>
          <table:table-cell table:style-name="Default" office:value-type="string" calcext:value-type="string">
            <text:p>Caja de Pase IP65 165x210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342.29389268212" calcext:value-type="float">
            <text:p>9342.29389268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6G</text:p>
          </table:table-cell>
          <table:table-cell table:style-name="Default" office:value-type="string" calcext:value-type="string">
            <text:p>Caja de Pase IP65 165x210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342.29389268212" calcext:value-type="float">
            <text:p>9342.29389268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8B</text:p>
          </table:table-cell>
          <table:table-cell table:style-name="Default" office:value-type="string" calcext:value-type="string">
            <text:p>Caja de Pase IP65 165x210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743.23930856" calcext:value-type="float">
            <text:p>9743.23930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8G</text:p>
          </table:table-cell>
          <table:table-cell table:style-name="Default" office:value-type="string" calcext:value-type="string">
            <text:p>Caja de Pase IP65 165x210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743.23930856" calcext:value-type="float">
            <text:p>9743.23930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11B</text:p>
          </table:table-cell>
          <table:table-cell table:style-name="Default" office:value-type="string" calcext:value-type="string">
            <text:p>Caja de Pase IP65 165x2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1347.074112617" calcext:value-type="float">
            <text:p>11347.074112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11G</text:p>
          </table:table-cell>
          <table:table-cell table:style-name="Default" office:value-type="string" calcext:value-type="string">
            <text:p>Caja de Pase IP65 165x2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1347.074112617" calcext:value-type="float">
            <text:p>11347.074112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1B</text:p>
          </table:table-cell>
          <table:table-cell table:style-name="Default" office:value-type="string" calcext:value-type="string">
            <text:p>Caja de Pase IP65 210x2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3084.5308183606" calcext:value-type="float">
            <text:p>13084.5308183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1G</text:p>
          </table:table-cell>
          <table:table-cell table:style-name="Default" office:value-type="string" calcext:value-type="string">
            <text:p>Caja de Pase IP65 210x2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3084.5308183606" calcext:value-type="float">
            <text:p>13084.5308183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3B</text:p>
          </table:table-cell>
          <table:table-cell table:style-name="Default" office:value-type="string" calcext:value-type="string">
            <text:p>Caja de Pase IP65 210x2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4421.068678499" calcext:value-type="float">
            <text:p>14421.06867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3G</text:p>
          </table:table-cell>
          <table:table-cell table:style-name="Default" office:value-type="string" calcext:value-type="string">
            <text:p>Caja de Pase IP65 210x2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4421.068678499" calcext:value-type="float">
            <text:p>14421.06867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6B</text:p>
          </table:table-cell>
          <table:table-cell table:style-name="Default" office:value-type="string" calcext:value-type="string">
            <text:p>Caja de Pase IP65 210x2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024.8769122833" calcext:value-type="float">
            <text:p>16024.876912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6G</text:p>
          </table:table-cell>
          <table:table-cell table:style-name="Default" office:value-type="string" calcext:value-type="string">
            <text:p>Caja de Pase IP65 210x2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024.8769122833" calcext:value-type="float">
            <text:p>16024.876912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1B</text:p>
          </table:table-cell>
          <table:table-cell table:style-name="Default" office:value-type="string" calcext:value-type="string">
            <text:p>Caja de Pase IP65 210x3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0802.9559213282" calcext:value-type="float">
            <text:p>20802.9559213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1G</text:p>
          </table:table-cell>
          <table:table-cell table:style-name="Default" office:value-type="string" calcext:value-type="string">
            <text:p>Caja de Pase IP65 210x3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0802.9559213282" calcext:value-type="float">
            <text:p>20802.9559213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3B</text:p>
          </table:table-cell>
          <table:table-cell table:style-name="Default" office:value-type="string" calcext:value-type="string">
            <text:p>Caja de Pase IP65 210x3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4453.8708195466" calcext:value-type="float">
            <text:p>24453.870819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3G</text:p>
          </table:table-cell>
          <table:table-cell table:style-name="Default" office:value-type="string" calcext:value-type="string">
            <text:p>Caja de Pase IP65 210x3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4453.8708195466" calcext:value-type="float">
            <text:p>24453.870819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6B</text:p>
          </table:table-cell>
          <table:table-cell table:style-name="Default" office:value-type="string" calcext:value-type="string">
            <text:p>Caja de Pase IP65 210x3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6806.1636368484" calcext:value-type="float">
            <text:p>26806.16363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6G</text:p>
          </table:table-cell>
          <table:table-cell table:style-name="Default" office:value-type="string" calcext:value-type="string">
            <text:p>Caja de Pase IP65 210x3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6806.1636368484" calcext:value-type="float">
            <text:p>26806.16363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1B</text:p>
          </table:table-cell>
          <table:table-cell table:style-name="Default" office:value-type="string" calcext:value-type="string">
            <text:p>Caja de Pase IP65 310x3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9231.9498285914" calcext:value-type="float">
            <text:p>29231.949828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1G</text:p>
          </table:table-cell>
          <table:table-cell table:style-name="Default" office:value-type="string" calcext:value-type="string">
            <text:p>Caja de Pase IP65 310x3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9231.9498285914" calcext:value-type="float">
            <text:p>29231.949828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3B</text:p>
          </table:table-cell>
          <table:table-cell table:style-name="Default" office:value-type="string" calcext:value-type="string">
            <text:p>Caja de Pase IP65 310x3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1633.2382288541" calcext:value-type="float">
            <text:p>31633.2382288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3G</text:p>
          </table:table-cell>
          <table:table-cell table:style-name="Default" office:value-type="string" calcext:value-type="string">
            <text:p>Caja de Pase IP65 310x3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1633.2382288541" calcext:value-type="float">
            <text:p>31633.2382288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6B</text:p>
          </table:table-cell>
          <table:table-cell table:style-name="Default" office:value-type="string" calcext:value-type="string">
            <text:p>Caja de Pase IP65 310x3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4659.3265929582" calcext:value-type="float">
            <text:p>34659.326592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6G</text:p>
          </table:table-cell>
          <table:table-cell table:style-name="Default" office:value-type="string" calcext:value-type="string">
            <text:p>Caja de Pase IP65 310x3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4659.3265929582" calcext:value-type="float">
            <text:p>34659.326592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0909" calcext:value-type="float">
            <text:p>22100909</text:p>
          </table:table-cell>
          <table:table-cell table:style-name="Default" office:value-type="string" calcext:value-type="string">
            <text:p>Bandeja Metálica p/Caja de Pase 90x90</text:p>
          </table:table-cell>
          <table:table-cell office:value-type="string" calcext:value-type="string">
            <text:p>GENROD</text:p>
          </table:table-cell>
          <table:table-cell office:value-type="float" office:value="440.986816920155" calcext:value-type="float">
            <text:p>440.986816920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111" calcext:value-type="float">
            <text:p>22101111</text:p>
          </table:table-cell>
          <table:table-cell table:style-name="Default" office:value-type="string" calcext:value-type="string">
            <text:p>Bandeja Metálica p/Caja de Pase 115x115</text:p>
          </table:table-cell>
          <table:table-cell office:value-type="string" calcext:value-type="string">
            <text:p>GENROD</text:p>
          </table:table-cell>
          <table:table-cell office:value-type="float" office:value="665.186778429601" calcext:value-type="float">
            <text:p>665.186778429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116" calcext:value-type="float">
            <text:p>22101116</text:p>
          </table:table-cell>
          <table:table-cell table:style-name="Default" office:value-type="string" calcext:value-type="string">
            <text:p>Bandeja Metálica p/Caja de Pase 115x165</text:p>
          </table:table-cell>
          <table:table-cell office:value-type="string" calcext:value-type="string">
            <text:p>GENROD</text:p>
          </table:table-cell>
          <table:table-cell office:value-type="float" office:value="1132.02647074069" calcext:value-type="float">
            <text:p>1132.0264707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616" calcext:value-type="float">
            <text:p>22101616</text:p>
          </table:table-cell>
          <table:table-cell table:style-name="Default" office:value-type="string" calcext:value-type="string">
            <text:p>Bandeja Metálica p/Caja de Pase 165x165</text:p>
          </table:table-cell>
          <table:table-cell office:value-type="string" calcext:value-type="string">
            <text:p>GENROD</text:p>
          </table:table-cell>
          <table:table-cell office:value-type="float" office:value="1935.9100729531" calcext:value-type="float">
            <text:p>1935.9100729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621" calcext:value-type="float">
            <text:p>22101621</text:p>
          </table:table-cell>
          <table:table-cell table:style-name="Default" office:value-type="string" calcext:value-type="string">
            <text:p>Bandeja Metálica p/Caja de Pase 165x210</text:p>
          </table:table-cell>
          <table:table-cell office:value-type="string" calcext:value-type="string">
            <text:p>GENROD</text:p>
          </table:table-cell>
          <table:table-cell office:value-type="float" office:value="2644.11412297357" calcext:value-type="float">
            <text:p>2644.11412297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2121" calcext:value-type="float">
            <text:p>22102121</text:p>
          </table:table-cell>
          <table:table-cell table:style-name="Default" office:value-type="string" calcext:value-type="string">
            <text:p>Bandeja Metálica p/Caja de Pase 210x210</text:p>
          </table:table-cell>
          <table:table-cell office:value-type="string" calcext:value-type="string">
            <text:p>GENROD</text:p>
          </table:table-cell>
          <table:table-cell office:value-type="float" office:value="3614.11507045228" calcext:value-type="float">
            <text:p>3614.11507045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2131" calcext:value-type="float">
            <text:p>22102131</text:p>
          </table:table-cell>
          <table:table-cell table:style-name="Default" office:value-type="string" calcext:value-type="string">
            <text:p>Bandeja Metálica p/Caja de Pase 210x310</text:p>
          </table:table-cell>
          <table:table-cell office:value-type="string" calcext:value-type="string">
            <text:p>GENROD</text:p>
          </table:table-cell>
          <table:table-cell office:value-type="float" office:value="5739.6837503329" calcext:value-type="float">
            <text:p>5739.6837503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3131" calcext:value-type="float">
            <text:p>22103131</text:p>
          </table:table-cell>
          <table:table-cell table:style-name="Default" office:value-type="string" calcext:value-type="string">
            <text:p>Bandeja Metálica p/Caja de Pase 310x310</text:p>
          </table:table-cell>
          <table:table-cell office:value-type="string" calcext:value-type="string">
            <text:p>GENROD</text:p>
          </table:table-cell>
          <table:table-cell office:value-type="float" office:value="7962.2073554977" calcext:value-type="float">
            <text:p>7962.2073554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090" calcext:value-type="float">
            <text:p>2220090</text:p>
          </table:table-cell>
          <table:table-cell table:style-name="Default" office:value-type="string" calcext:value-type="string">
            <text:p>Riel DIN p/Caja de Pase Ancho 90 L=66mm </text:p>
          </table:table-cell>
          <table:table-cell office:value-type="string" calcext:value-type="string">
            <text:p>GENROD</text:p>
          </table:table-cell>
          <table:table-cell office:value-type="float" office:value="248.644612444346" calcext:value-type="float">
            <text:p>248.644612444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115" calcext:value-type="float">
            <text:p>2220115</text:p>
          </table:table-cell>
          <table:table-cell table:style-name="Default" office:value-type="string" calcext:value-type="string">
            <text:p>Riel DIN p/Caja de Pase Ancho 115 L=87mm </text:p>
          </table:table-cell>
          <table:table-cell office:value-type="string" calcext:value-type="string">
            <text:p>GENROD</text:p>
          </table:table-cell>
          <table:table-cell office:value-type="float" office:value="328.833695619922" calcext:value-type="float">
            <text:p>328.833695619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165" calcext:value-type="float">
            <text:p>2220165</text:p>
          </table:table-cell>
          <table:table-cell table:style-name="Default" office:value-type="string" calcext:value-type="string">
            <text:p>Riel DIN p/Caja de Pase Ancho 165 L=137mm </text:p>
          </table:table-cell>
          <table:table-cell office:value-type="string" calcext:value-type="string">
            <text:p>GENROD</text:p>
          </table:table-cell>
          <table:table-cell office:value-type="float" office:value="519.528543184901" calcext:value-type="float">
            <text:p>519.528543184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210" calcext:value-type="float">
            <text:p>2220210</text:p>
          </table:table-cell>
          <table:table-cell table:style-name="Default" office:value-type="string" calcext:value-type="string">
            <text:p>Riel DIN p/Caja de Pase Ancho 210 L=180mm </text:p>
          </table:table-cell>
          <table:table-cell office:value-type="string" calcext:value-type="string">
            <text:p>GENROD</text:p>
          </table:table-cell>
          <table:table-cell office:value-type="float" office:value="683.998531540373" calcext:value-type="float">
            <text:p>683.99853154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310" calcext:value-type="float">
            <text:p>2220310</text:p>
          </table:table-cell>
          <table:table-cell table:style-name="Default" office:value-type="string" calcext:value-type="string">
            <text:p>Riel DIN p/Caja de Pase Ancho 310 L=280mm </text:p>
          </table:table-cell>
          <table:table-cell office:value-type="string" calcext:value-type="string">
            <text:p>GENROD</text:p>
          </table:table-cell>
          <table:table-cell office:value-type="float" office:value="1071.9510840409" calcext:value-type="float">
            <text:p>1071.951084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30000" calcext:value-type="float">
            <text:p>2230000</text:p>
          </table:table-cell>
          <table:table-cell table:style-name="Default" office:value-type="string" calcext:value-type="string">
            <text:p>KIT Orejas Fijacion p/ Caja de Pase x2 unidades </text:p>
          </table:table-cell>
          <table:table-cell office:value-type="string" calcext:value-type="string">
            <text:p>GENROD</text:p>
          </table:table-cell>
          <table:table-cell office:value-type="float" office:value="366.93546675106" calcext:value-type="float">
            <text:p>366.93546675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B</text:p>
          </table:table-cell>
          <table:table-cell office:value-type="string" calcext:value-type="string">
            <text:p>Caja IP65 p/4 polos DIN - blanco</text:p>
          </table:table-cell>
          <table:table-cell office:value-type="string" calcext:value-type="string">
            <text:p>GENROD</text:p>
          </table:table-cell>
          <table:table-cell office:value-type="float" office:value="12226.9486949097" calcext:value-type="float">
            <text:p>12226.9486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G</text:p>
          </table:table-cell>
          <table:table-cell office:value-type="string" calcext:value-type="string">
            <text:p>Caja IP65 p/4 polos DIN  - gris</text:p>
          </table:table-cell>
          <table:table-cell office:value-type="string" calcext:value-type="string">
            <text:p>GENROD</text:p>
          </table:table-cell>
          <table:table-cell office:value-type="float" office:value="12226.9486949097" calcext:value-type="float">
            <text:p>12226.9486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B</text:p>
          </table:table-cell>
          <table:table-cell office:value-type="string" calcext:value-type="string">
            <text:p>Caja IP65 p/9 polos DIN  - blanco</text:p>
          </table:table-cell>
          <table:table-cell office:value-type="string" calcext:value-type="string">
            <text:p>GENROD</text:p>
          </table:table-cell>
          <table:table-cell office:value-type="float" office:value="18597.7029934543" calcext:value-type="float">
            <text:p>18597.7029934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G</text:p>
          </table:table-cell>
          <table:table-cell office:value-type="string" calcext:value-type="string">
            <text:p>Caja IP65 p/9 polos DIN  - gris</text:p>
          </table:table-cell>
          <table:table-cell office:value-type="string" calcext:value-type="string">
            <text:p>GENROD</text:p>
          </table:table-cell>
          <table:table-cell office:value-type="float" office:value="18597.7029934543" calcext:value-type="float">
            <text:p>18597.7029934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B</text:p>
          </table:table-cell>
          <table:table-cell office:value-type="string" calcext:value-type="string">
            <text:p>Caja IP65 p/12 polos DIN  - blanco</text:p>
          </table:table-cell>
          <table:table-cell office:value-type="string" calcext:value-type="string">
            <text:p>GENROD</text:p>
          </table:table-cell>
          <table:table-cell office:value-type="float" office:value="23743.3020152509" calcext:value-type="float">
            <text:p>23743.302015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G</text:p>
          </table:table-cell>
          <table:table-cell office:value-type="string" calcext:value-type="string">
            <text:p>Caja IP65 p/12 polos DIN  - gris</text:p>
          </table:table-cell>
          <table:table-cell office:value-type="string" calcext:value-type="string">
            <text:p>GENROD</text:p>
          </table:table-cell>
          <table:table-cell office:value-type="float" office:value="23743.3020152509" calcext:value-type="float">
            <text:p>23743.302015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B</text:p>
          </table:table-cell>
          <table:table-cell office:value-type="string" calcext:value-type="string">
            <text:p>Caja IP65 p/24 polos DIN  - blanco</text:p>
          </table:table-cell>
          <table:table-cell office:value-type="string" calcext:value-type="string">
            <text:p>GENROD</text:p>
          </table:table-cell>
          <table:table-cell office:value-type="float" office:value="45550.8799494579" calcext:value-type="float">
            <text:p>45550.8799494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G</text:p>
          </table:table-cell>
          <table:table-cell office:value-type="string" calcext:value-type="string">
            <text:p>Caja IP65 p/24 polos DIN  - gris</text:p>
          </table:table-cell>
          <table:table-cell office:value-type="string" calcext:value-type="string">
            <text:p>GENROD</text:p>
          </table:table-cell>
          <table:table-cell office:value-type="float" office:value="45550.8799494579" calcext:value-type="float">
            <text:p>45550.8799494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B</text:p>
          </table:table-cell>
          <table:table-cell office:value-type="string" calcext:value-type="string">
            <text:p>Caja IP65 p/36 polos DIN - blanco</text:p>
          </table:table-cell>
          <table:table-cell office:value-type="string" calcext:value-type="string">
            <text:p>GENROD</text:p>
          </table:table-cell>
          <table:table-cell office:value-type="float" office:value="72749.0879608112" calcext:value-type="float">
            <text:p>72749.0879608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G</text:p>
          </table:table-cell>
          <table:table-cell office:value-type="string" calcext:value-type="string">
            <text:p>Caja IP65 p/36 polos DIN - gris</text:p>
          </table:table-cell>
          <table:table-cell office:value-type="string" calcext:value-type="string">
            <text:p>GENROD</text:p>
          </table:table-cell>
          <table:table-cell office:value-type="float" office:value="72749.0879608112" calcext:value-type="float">
            <text:p>72749.0879608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2G</text:p>
          </table:table-cell>
          <table:table-cell office:value-type="string" calcext:value-type="string">
            <text:p>Caja IP65 p/12 polos DIN + un módulo p/2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.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3G</text:p>
          </table:table-cell>
          <table:table-cell office:value-type="string" calcext:value-type="string">
            <text:p>Caja IP65 p/12 polos DIN + un módulo p/3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.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0G</text:p>
          </table:table-cell>
          <table:table-cell office:value-type="string" calcext:value-type="string">
            <text:p>Caja IP65 p/12 polos DIN + un módulo ciego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.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4G</text:p>
          </table:table-cell>
          <table:table-cell office:value-type="string" calcext:value-type="string">
            <text:p>Caja IP65 p/12 polos DIN + dos módulos p/4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.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5G</text:p>
          </table:table-cell>
          <table:table-cell office:value-type="string" calcext:value-type="string">
            <text:p>Caja IP65 p/12 polos DIN + dos módulos p/5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.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6G</text:p>
          </table:table-cell>
          <table:table-cell office:value-type="string" calcext:value-type="string">
            <text:p>Caja IP65 p/12 polos DIN + dos módulos p/6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.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0G</text:p>
          </table:table-cell>
          <table:table-cell office:value-type="string" calcext:value-type="string">
            <text:p>Caja IP65 p/12 polos DIN + dos módulos ciego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.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02</text:p>
          </table:table-cell>
          <table:table-cell office:value-type="string" calcext:value-type="string">
            <text:p>Tapa ciega individual p/toma encapsulada</text:p>
          </table:table-cell>
          <table:table-cell office:value-type="string" calcext:value-type="string">
            <text:p>GENROD</text:p>
          </table:table-cell>
          <table:table-cell office:value-type="float" office:value="955.599859645321" calcext:value-type="float">
            <text:p>955.599859645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4</text:p>
          </table:table-cell>
          <table:table-cell office:value-type="string" calcext:value-type="string">
            <text:p>Caja Q Energy embutir 4 polos blanca y fume</text:p>
          </table:table-cell>
          <table:table-cell office:value-type="string" calcext:value-type="string">
            <text:p>GENROD</text:p>
          </table:table-cell>
          <table:table-cell office:value-type="float" office:value="8718.47702893256" calcext:value-type="float">
            <text:p>8718.47702893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8</text:p>
          </table:table-cell>
          <table:table-cell office:value-type="string" calcext:value-type="string">
            <text:p>Caja Q Energy embutir 8 polos blanca y fume</text:p>
          </table:table-cell>
          <table:table-cell office:value-type="string" calcext:value-type="string">
            <text:p>GENROD</text:p>
          </table:table-cell>
          <table:table-cell office:value-type="float" office:value="12336.2322267523" calcext:value-type="float">
            <text:p>12336.232226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2</text:p>
          </table:table-cell>
          <table:table-cell office:value-type="string" calcext:value-type="string">
            <text:p>Caja Q Energy embutir 12 polos blanca y fume</text:p>
          </table:table-cell>
          <table:table-cell office:value-type="string" calcext:value-type="string">
            <text:p>GENROD</text:p>
          </table:table-cell>
          <table:table-cell office:value-type="float" office:value="19952.4680607029" calcext:value-type="float">
            <text:p>19952.4680607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6</text:p>
          </table:table-cell>
          <table:table-cell office:value-type="string" calcext:value-type="string">
            <text:p>Caja Q Energy embutir 16 polos blanca y fume</text:p>
          </table:table-cell>
          <table:table-cell office:value-type="string" calcext:value-type="string">
            <text:p>GENROD</text:p>
          </table:table-cell>
          <table:table-cell office:value-type="float" office:value="28871.5240786654" calcext:value-type="float">
            <text:p>28871.5240786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24</text:p>
          </table:table-cell>
          <table:table-cell office:value-type="string" calcext:value-type="string">
            <text:p>Caja Q Energy embutir 24 polos blanca y fume</text:p>
          </table:table-cell>
          <table:table-cell office:value-type="string" calcext:value-type="string">
            <text:p>GENROD</text:p>
          </table:table-cell>
          <table:table-cell office:value-type="float" office:value="37416.3643751419" calcext:value-type="float">
            <text:p>37416.3643751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36</text:p>
          </table:table-cell>
          <table:table-cell office:value-type="string" calcext:value-type="string">
            <text:p>Caja Q Energy embutir 36 polos blanca y fume</text:p>
          </table:table-cell>
          <table:table-cell office:value-type="string" calcext:value-type="string">
            <text:p>GENROD</text:p>
          </table:table-cell>
          <table:table-cell office:value-type="float" office:value="53009.1023713326" calcext:value-type="float">
            <text:p>53009.1023713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48</text:p>
          </table:table-cell>
          <table:table-cell office:value-type="string" calcext:value-type="string">
            <text:p>Caja Q Energy embutir 48 polos blanca y fume</text:p>
          </table:table-cell>
          <table:table-cell office:value-type="string" calcext:value-type="string">
            <text:p>GENROD</text:p>
          </table:table-cell>
          <table:table-cell office:value-type="float" office:value="66730.7351898204" calcext:value-type="float">
            <text:p>66730.7351898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72</text:p>
          </table:table-cell>
          <table:table-cell office:value-type="string" calcext:value-type="string">
            <text:p>Caja Q Energy embutir 72 polos blanca y fume</text:p>
          </table:table-cell>
          <table:table-cell office:value-type="string" calcext:value-type="string">
            <text:p>GENROD</text:p>
          </table:table-cell>
          <table:table-cell office:value-type="float" office:value="81019.909034362" calcext:value-type="float">
            <text:p>81019.90903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96</text:p>
          </table:table-cell>
          <table:table-cell office:value-type="string" calcext:value-type="string">
            <text:p>Caja Q Energy embutir 96 polos blanca y fume</text:p>
          </table:table-cell>
          <table:table-cell office:value-type="string" calcext:value-type="string">
            <text:p>GENROD</text:p>
          </table:table-cell>
          <table:table-cell office:value-type="float" office:value="99731.1999438453" calcext:value-type="float">
            <text:p>99731.1999438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4</text:p>
          </table:table-cell>
          <table:table-cell office:value-type="string" calcext:value-type="string">
            <text:p>Caja Q Energy Embutir 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8718.47702893256" calcext:value-type="float">
            <text:p>8718.47702893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8</text:p>
          </table:table-cell>
          <table:table-cell office:value-type="string" calcext:value-type="string">
            <text:p>Caja Q Energy Embutir 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2336.2322267523" calcext:value-type="float">
            <text:p>12336.232226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2</text:p>
          </table:table-cell>
          <table:table-cell office:value-type="string" calcext:value-type="string">
            <text:p>Caja Q Energy Embutir 1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9952.4680607029" calcext:value-type="float">
            <text:p>19952.4680607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6</text:p>
          </table:table-cell>
          <table:table-cell office:value-type="string" calcext:value-type="string">
            <text:p>Caja Q Energy Embutir 1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28871.5240786654" calcext:value-type="float">
            <text:p>28871.5240786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24</text:p>
          </table:table-cell>
          <table:table-cell office:value-type="string" calcext:value-type="string">
            <text:p>Caja Q Energy Embutir 2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37416.3643751419" calcext:value-type="float">
            <text:p>37416.3643751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36</text:p>
          </table:table-cell>
          <table:table-cell office:value-type="string" calcext:value-type="string">
            <text:p>Caja Q Energy Embutir 3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53009.1023713326" calcext:value-type="float">
            <text:p>53009.1023713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48</text:p>
          </table:table-cell>
          <table:table-cell office:value-type="string" calcext:value-type="string">
            <text:p>Caja Q Energy Embutir 4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66730.7351898204" calcext:value-type="float">
            <text:p>66730.7351898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72</text:p>
          </table:table-cell>
          <table:table-cell office:value-type="string" calcext:value-type="string">
            <text:p>Caja Q Energy Embutir 7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81019.909034362" calcext:value-type="float">
            <text:p>81019.90903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96</text:p>
          </table:table-cell>
          <table:table-cell office:value-type="string" calcext:value-type="string">
            <text:p>Caja Q Energy Embutir 9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99731.1999438453" calcext:value-type="float">
            <text:p>99731.1999438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4</text:p>
          </table:table-cell>
          <table:table-cell office:value-type="string" calcext:value-type="string">
            <text:p>Caja Q Energy sobreponer 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0059.6912570759" calcext:value-type="float">
            <text:p>10059.6912570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8</text:p>
          </table:table-cell>
          <table:table-cell office:value-type="string" calcext:value-type="string">
            <text:p>Caja Q Energy sobreponer 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4185.1512267045" calcext:value-type="float">
            <text:p>14185.151226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2</text:p>
          </table:table-cell>
          <table:table-cell office:value-type="string" calcext:value-type="string">
            <text:p>Caja Q Energy sobreponer 12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24752.3081231344" calcext:value-type="float">
            <text:p>24752.3081231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6</text:p>
          </table:table-cell>
          <table:table-cell office:value-type="string" calcext:value-type="string">
            <text:p>Caja Q Energy sobreponer 1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33677.5815849217" calcext:value-type="float">
            <text:p>33677.581584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24</text:p>
          </table:table-cell>
          <table:table-cell office:value-type="string" calcext:value-type="string">
            <text:p>Caja Q Energy sobreponer 2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48406.6262949277" calcext:value-type="float">
            <text:p>48406.626294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36</text:p>
          </table:table-cell>
          <table:table-cell office:value-type="string" calcext:value-type="string">
            <text:p>Caja Q Energy sobreponer 3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67691.4896823803" calcext:value-type="float">
            <text:p>67691.489682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48</text:p>
          </table:table-cell>
          <table:table-cell office:value-type="string" calcext:value-type="string">
            <text:p>Caja Q Energy sobreponer 4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93120.1440985014" calcext:value-type="float">
            <text:p>93120.14409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4</text:p>
          </table:table-cell>
          <table:table-cell office:value-type="string" calcext:value-type="string">
            <text:p>Caja Q Energy sobreponer 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0059.6912570759" calcext:value-type="float">
            <text:p>10059.6912570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8</text:p>
          </table:table-cell>
          <table:table-cell office:value-type="string" calcext:value-type="string">
            <text:p>Caja Q Energy sobreponer 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4185.1512267045" calcext:value-type="float">
            <text:p>14185.151226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2</text:p>
          </table:table-cell>
          <table:table-cell office:value-type="string" calcext:value-type="string">
            <text:p>Caja Q Energy sobreponer 12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24752.3081231344" calcext:value-type="float">
            <text:p>24752.3081231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6</text:p>
          </table:table-cell>
          <table:table-cell office:value-type="string" calcext:value-type="string">
            <text:p>Caja Q Energy sobreponer 1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33677.5815849217" calcext:value-type="float">
            <text:p>33677.581584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24</text:p>
          </table:table-cell>
          <table:table-cell office:value-type="string" calcext:value-type="string">
            <text:p>Caja Q Energy sobreponer 2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48406.6262949277" calcext:value-type="float">
            <text:p>48406.626294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36</text:p>
          </table:table-cell>
          <table:table-cell office:value-type="string" calcext:value-type="string">
            <text:p>Caja Q Energy sobreponer 3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67691.4896823803" calcext:value-type="float">
            <text:p>67691.489682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48</text:p>
          </table:table-cell>
          <table:table-cell office:value-type="string" calcext:value-type="string">
            <text:p>Caja Q Energy sobreponer 4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93120.1440985014" calcext:value-type="float">
            <text:p>93120.14409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</text:p>
          </table:table-cell>
          <table:table-cell office:value-type="string" calcext:value-type="string">
            <text:p>Gabinete Estanco Q Energy con bandeja 230x280x140</text:p>
          </table:table-cell>
          <table:table-cell office:value-type="string" calcext:value-type="string">
            <text:p>GENROD</text:p>
          </table:table-cell>
          <table:table-cell office:value-type="float" office:value="45526.3555877048" calcext:value-type="float">
            <text:p>45526.3555877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</text:p>
          </table:table-cell>
          <table:table-cell office:value-type="string" calcext:value-type="string">
            <text:p>Gabinete Estanco Q Energy con bandeja 230x280x180</text:p>
          </table:table-cell>
          <table:table-cell office:value-type="string" calcext:value-type="string">
            <text:p>GENROD</text:p>
          </table:table-cell>
          <table:table-cell office:value-type="float" office:value="50917.0122351237" calcext:value-type="float">
            <text:p>50917.0122351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</text:p>
          </table:table-cell>
          <table:table-cell office:value-type="string" calcext:value-type="string">
            <text:p>Gabinete Estanco Q Energy con bandeja 320x320x150</text:p>
          </table:table-cell>
          <table:table-cell office:value-type="string" calcext:value-type="string">
            <text:p>GENROD</text:p>
          </table:table-cell>
          <table:table-cell office:value-type="float" office:value="67578.9645772615" calcext:value-type="float">
            <text:p>67578.964577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</text:p>
          </table:table-cell>
          <table:table-cell office:value-type="string" calcext:value-type="string">
            <text:p>Gabinete Estanco Q Energy con bandeja 320x320x200</text:p>
          </table:table-cell>
          <table:table-cell office:value-type="string" calcext:value-type="string">
            <text:p>GENROD</text:p>
          </table:table-cell>
          <table:table-cell office:value-type="float" office:value="75909.9407483303" calcext:value-type="float">
            <text:p>75909.94074833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</text:p>
          </table:table-cell>
          <table:table-cell office:value-type="string" calcext:value-type="string">
            <text:p>Gabinete Estanco Q Energy con bandeja 320x420x150</text:p>
          </table:table-cell>
          <table:table-cell office:value-type="string" calcext:value-type="string">
            <text:p>GENROD</text:p>
          </table:table-cell>
          <table:table-cell office:value-type="float" office:value="84583.9657109432" calcext:value-type="float">
            <text:p>84583.9657109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</text:p>
          </table:table-cell>
          <table:table-cell office:value-type="string" calcext:value-type="string">
            <text:p>Gabinete Estanco Q Energy con bandeja 320x420x200</text:p>
          </table:table-cell>
          <table:table-cell office:value-type="string" calcext:value-type="string">
            <text:p>GENROD</text:p>
          </table:table-cell>
          <table:table-cell office:value-type="float" office:value="94483.1459503042" calcext:value-type="float">
            <text:p>94483.1459503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</text:p>
          </table:table-cell>
          <table:table-cell office:value-type="string" calcext:value-type="string">
            <text:p>Gabinete Estanco Q Energy con bandeja 420x420x150</text:p>
          </table:table-cell>
          <table:table-cell office:value-type="string" calcext:value-type="string">
            <text:p>GENROD</text:p>
          </table:table-cell>
          <table:table-cell office:value-type="float" office:value="104823.366147131" calcext:value-type="float">
            <text:p>104823.366147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</text:p>
          </table:table-cell>
          <table:table-cell office:value-type="string" calcext:value-type="string">
            <text:p>Gabinete Estanco Q Energy con bandeja 420x420x200</text:p>
          </table:table-cell>
          <table:table-cell office:value-type="string" calcext:value-type="string">
            <text:p>GENROD</text:p>
          </table:table-cell>
          <table:table-cell office:value-type="float" office:value="115947.675092967" calcext:value-type="float">
            <text:p>115947.675092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T</text:p>
          </table:table-cell>
          <table:table-cell office:value-type="string" calcext:value-type="string">
            <text:p>Gabinete Estanco Q Energy <text:s/>con bandeja 230x280x140 Puerta Fumé</text:p>
          </table:table-cell>
          <table:table-cell office:value-type="string" calcext:value-type="string">
            <text:p>GENROD</text:p>
          </table:table-cell>
          <table:table-cell office:value-type="float" office:value="54641.4470780561" calcext:value-type="float">
            <text:p>54641.4470780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T</text:p>
          </table:table-cell>
          <table:table-cell office:value-type="string" calcext:value-type="string">
            <text:p>Gabinete Estanco Q Energy <text:s/>con bandeja 230x280x180 Puerta Fumé</text:p>
          </table:table-cell>
          <table:table-cell office:value-type="string" calcext:value-type="string">
            <text:p>GENROD</text:p>
          </table:table-cell>
          <table:table-cell office:value-type="float" office:value="61110.1925425224" calcext:value-type="float">
            <text:p>61110.1925425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T</text:p>
          </table:table-cell>
          <table:table-cell office:value-type="string" calcext:value-type="string">
            <text:p>Gabinete Estanco Q Energy <text:s/>con bandeja 320x320x150 Puerta Fumé</text:p>
          </table:table-cell>
          <table:table-cell office:value-type="string" calcext:value-type="string">
            <text:p>GENROD</text:p>
          </table:table-cell>
          <table:table-cell office:value-type="float" office:value="81104.5619233604" calcext:value-type="float">
            <text:p>81104.5619233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T</text:p>
          </table:table-cell>
          <table:table-cell office:value-type="string" calcext:value-type="string">
            <text:p>Gabinete Estanco Q Energy <text:s/>con bandeja 320x320x200 Puerta Fumé</text:p>
          </table:table-cell>
          <table:table-cell office:value-type="string" calcext:value-type="string">
            <text:p>GENROD</text:p>
          </table:table-cell>
          <table:table-cell office:value-type="float" office:value="91101.7333286431" calcext:value-type="float">
            <text:p>91101.7333286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T</text:p>
          </table:table-cell>
          <table:table-cell office:value-type="string" calcext:value-type="string">
            <text:p>Gabinete Estanco Q Energy <text:s/>con bandeja 3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01500.78010935" calcext:value-type="float">
            <text:p>101500.78010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T</text:p>
          </table:table-cell>
          <table:table-cell office:value-type="string" calcext:value-type="string">
            <text:p>Gabinete Estanco Q Energy <text:s/>con bandeja 3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13399.373373549" calcext:value-type="float">
            <text:p>113399.373373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T</text:p>
          </table:table-cell>
          <table:table-cell office:value-type="string" calcext:value-type="string">
            <text:p>Gabinete Estanco Q Energy <text:s/>con bandeja 4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25788.028748448" calcext:value-type="float">
            <text:p>125788.028748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T</text:p>
          </table:table-cell>
          <table:table-cell office:value-type="string" calcext:value-type="string">
            <text:p>Gabinete Estanco Q Energy <text:s/>con bandeja 4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39137.199483452" calcext:value-type="float">
            <text:p>139137.199483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</text:p>
          </table:table-cell>
          <table:table-cell office:value-type="string" calcext:value-type="string">
            <text:p>Gabinete Estanco Q Energy <text:s/>para TM 230x280x140 16 polos</text:p>
          </table:table-cell>
          <table:table-cell office:value-type="string" calcext:value-type="string">
            <text:p>GENROD</text:p>
          </table:table-cell>
          <table:table-cell office:value-type="float" office:value="53308.4962047396" calcext:value-type="float">
            <text:p>53308.4962047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</text:p>
          </table:table-cell>
          <table:table-cell office:value-type="string" calcext:value-type="string">
            <text:p>Gabinete Estanco Q Energy <text:s/>para TM 320x320x150 24 polos</text:p>
          </table:table-cell>
          <table:table-cell office:value-type="string" calcext:value-type="string">
            <text:p>GENROD</text:p>
          </table:table-cell>
          <table:table-cell office:value-type="float" office:value="76257.8784700613" calcext:value-type="float">
            <text:p>76257.8784700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</text:p>
          </table:table-cell>
          <table:table-cell office:value-type="string" calcext:value-type="string">
            <text:p>Gabinete Estanco Q Energy <text:s/>para TM 320x420x150 36 polos</text:p>
          </table:table-cell>
          <table:table-cell office:value-type="string" calcext:value-type="string">
            <text:p>GENROD</text:p>
          </table:table-cell>
          <table:table-cell office:value-type="float" office:value="96002.3278653628" calcext:value-type="float">
            <text:p>96002.3278653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</text:p>
          </table:table-cell>
          <table:table-cell office:value-type="string" calcext:value-type="string">
            <text:p>Gabinete Estanco Q Energy <text:s/>para TM 420x420x150 54 polos</text:p>
          </table:table-cell>
          <table:table-cell office:value-type="string" calcext:value-type="string">
            <text:p>GENROD</text:p>
          </table:table-cell>
          <table:table-cell office:value-type="float" office:value="116731.763841977" calcext:value-type="float">
            <text:p>116731.763841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T</text:p>
          </table:table-cell>
          <table:table-cell office:value-type="string" calcext:value-type="string">
            <text:p>Gabinete Estanco Q Energy <text:s/>para TM 230x280x140 16 polos Puerta Fumé</text:p>
          </table:table-cell>
          <table:table-cell office:value-type="string" calcext:value-type="string">
            <text:p>GENROD</text:p>
          </table:table-cell>
          <table:table-cell office:value-type="float" office:value="63952.5474705234" calcext:value-type="float">
            <text:p>63952.5474705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T</text:p>
          </table:table-cell>
          <table:table-cell office:value-type="string" calcext:value-type="string">
            <text:p>Gabinete Estanco Q Energy <text:s/>para TM 320x320x150 24 polos Puerta Fumé</text:p>
          </table:table-cell>
          <table:table-cell office:value-type="string" calcext:value-type="string">
            <text:p>GENROD</text:p>
          </table:table-cell>
          <table:table-cell office:value-type="float" office:value="91493.7777031479" calcext:value-type="float">
            <text:p>91493.7777031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T</text:p>
          </table:table-cell>
          <table:table-cell office:value-type="string" calcext:value-type="string">
            <text:p>Gabinete Estanco Q Energy <text:s/>para TM 320x420x150 36 polos Puerta Fumé</text:p>
          </table:table-cell>
          <table:table-cell office:value-type="string" calcext:value-type="string">
            <text:p>GENROD</text:p>
          </table:table-cell>
          <table:table-cell office:value-type="float" office:value="115212.581926918" calcext:value-type="float">
            <text:p>115212.581926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T</text:p>
          </table:table-cell>
          <table:table-cell office:value-type="string" calcext:value-type="string">
            <text:p>Gabinete Estanco Q Energy <text:s/>para TM 420x420x150 54 polos Puerta Fumé</text:p>
          </table:table-cell>
          <table:table-cell office:value-type="string" calcext:value-type="string">
            <text:p>GENROD</text:p>
          </table:table-cell>
          <table:table-cell office:value-type="float" office:value="140058.523691243" calcext:value-type="float">
            <text:p>140058.523691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</text:p>
          </table:table-cell>
          <table:table-cell office:value-type="string" calcext:value-type="string">
            <text:p>Contrafrente abul ciego p/ gab. estanco Q Energy 230x280 plástico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.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</text:p>
          </table:table-cell>
          <table:table-cell office:value-type="string" calcext:value-type="string">
            <text:p>Contrafrente abul ciego p/ gab. estanco Q Energy 320x320 plástico</text:p>
          </table:table-cell>
          <table:table-cell office:value-type="string" calcext:value-type="string">
            <text:p>GENROD</text:p>
          </table:table-cell>
          <table:table-cell office:value-type="float" office:value="13329.5618737102" calcext:value-type="float">
            <text:p>13329.5618737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</text:p>
          </table:table-cell>
          <table:table-cell office:value-type="string" calcext:value-type="string">
            <text:p>Contrafrente abul ciego p/ gab. estanco Q Energy 320x420 plástico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.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</text:p>
          </table:table-cell>
          <table:table-cell office:value-type="string" calcext:value-type="string">
            <text:p>Contrafrente abul ciego p/ gab. estanco Q Energy 420x420 plástico</text:p>
          </table:table-cell>
          <table:table-cell office:value-type="string" calcext:value-type="string">
            <text:p>GENROD</text:p>
          </table:table-cell>
          <table:table-cell office:value-type="float" office:value="19504.3072701388" calcext:value-type="float">
            <text:p>19504.3072701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C</text:p>
          </table:table-cell>
          <table:table-cell office:value-type="string" calcext:value-type="string">
            <text:p>Contrafrente p/ gab. estanco Q Energy 230x280 16 polos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.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C</text:p>
          </table:table-cell>
          <table:table-cell office:value-type="string" calcext:value-type="string">
            <text:p>Contrafrente p/ gab. estanco Q Energy 320x320 24 polos</text:p>
          </table:table-cell>
          <table:table-cell office:value-type="string" calcext:value-type="string">
            <text:p>GENROD</text:p>
          </table:table-cell>
          <table:table-cell office:value-type="float" office:value="13329.5618737102" calcext:value-type="float">
            <text:p>13329.5618737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C</text:p>
          </table:table-cell>
          <table:table-cell office:value-type="string" calcext:value-type="string">
            <text:p>Contrafrente p/ gab. estanco Q Energy 320x420 36 polos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.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C</text:p>
          </table:table-cell>
          <table:table-cell office:value-type="string" calcext:value-type="string">
            <text:p>Contrafrente p/ gab. estanco Q Energy 420x420 54 polos</text:p>
          </table:table-cell>
          <table:table-cell office:value-type="string" calcext:value-type="string">
            <text:p>GENROD</text:p>
          </table:table-cell>
          <table:table-cell office:value-type="float" office:value="19504.3072701388" calcext:value-type="float">
            <text:p>19504.3072701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150</text:p>
          </table:table-cell>
          <table:table-cell office:value-type="string" calcext:value-type="string">
            <text:p>Kit Soporte Contrafrente p/ estanco Q Energy Prof 140-150</text:p>
          </table:table-cell>
          <table:table-cell office:value-type="string" calcext:value-type="string">
            <text:p>GENROD</text:p>
          </table:table-cell>
          <table:table-cell office:value-type="float" office:value="11222.3266820308" calcext:value-type="float">
            <text:p>11222.326682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200</text:p>
          </table:table-cell>
          <table:table-cell office:value-type="string" calcext:value-type="string">
            <text:p>Kit Soporte Contrafrente p/ estanco Q Energy Prof 180-200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.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4</text:p>
          </table:table-cell>
          <table:table-cell office:value-type="string" calcext:value-type="string">
            <text:p>Caballete DIN 4 polos profundidad 140-150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.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4</text:p>
          </table:table-cell>
          <table:table-cell office:value-type="string" calcext:value-type="string">
            <text:p>Caballete DIN 4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0242.2024606323" calcext:value-type="float">
            <text:p>10242.2024606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8</text:p>
          </table:table-cell>
          <table:table-cell office:value-type="string" calcext:value-type="string">
            <text:p>Caballete DIN 8 polos <text:s/>profundidad 140-150</text:p>
          </table:table-cell>
          <table:table-cell office:value-type="string" calcext:value-type="string">
            <text:p>GENROD</text:p>
          </table:table-cell>
          <table:table-cell office:value-type="float" office:value="10683.2689883707" calcext:value-type="float">
            <text:p>10683.2689883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8</text:p>
          </table:table-cell>
          <table:table-cell office:value-type="string" calcext:value-type="string">
            <text:p>Caballete DIN 8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3623.6150822934" calcext:value-type="float">
            <text:p>13623.6150822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2328</text:p>
          </table:table-cell>
          <table:table-cell office:value-type="string" calcext:value-type="string">
            <text:p>Bandeja Metálica p/ gab. estanco Q Energy P/ 230x280</text:p>
          </table:table-cell>
          <table:table-cell office:value-type="string" calcext:value-type="string">
            <text:p>GENROD</text:p>
          </table:table-cell>
          <table:table-cell office:value-type="float" office:value="7791.91847740881" calcext:value-type="float">
            <text:p>7791.91847740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32</text:p>
          </table:table-cell>
          <table:table-cell office:value-type="string" calcext:value-type="string">
            <text:p>Bandeja Metálica p/ gab. estanco Q Energy P/ 320x320</text:p>
          </table:table-cell>
          <table:table-cell office:value-type="string" calcext:value-type="string">
            <text:p>GENROD</text:p>
          </table:table-cell>
          <table:table-cell office:value-type="float" office:value="14603.7127334191" calcext:value-type="float">
            <text:p>14603.7127334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42</text:p>
          </table:table-cell>
          <table:table-cell office:value-type="string" calcext:value-type="string">
            <text:p>Bandeja Metálica p/ gab. estanco Q Energy P/ 320x420</text:p>
          </table:table-cell>
          <table:table-cell office:value-type="string" calcext:value-type="string">
            <text:p>GENROD</text:p>
          </table:table-cell>
          <table:table-cell office:value-type="float" office:value="21758.5557809735" calcext:value-type="float">
            <text:p>21758.5557809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4242</text:p>
          </table:table-cell>
          <table:table-cell office:value-type="string" calcext:value-type="string">
            <text:p>Bandeja Metálica p/ gab. estanco Q Energy P/ 420x420</text:p>
          </table:table-cell>
          <table:table-cell office:value-type="string" calcext:value-type="string">
            <text:p>GENROD</text:p>
          </table:table-cell>
          <table:table-cell office:value-type="float" office:value="24306.8575003913" calcext:value-type="float">
            <text:p>24306.8575003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2</text:p>
          </table:table-cell>
          <table:table-cell office:value-type="string" calcext:value-type="string">
            <text:p>Kit Fijación a Pared p/ gab. estanco Q Energy</text:p>
          </table:table-cell>
          <table:table-cell office:value-type="string" calcext:value-type="string">
            <text:p>GENROD</text:p>
          </table:table-cell>
          <table:table-cell office:value-type="float" office:value="4361.51027278686" calcext:value-type="float">
            <text:p>4361.51027278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3</text:p>
          </table:table-cell>
          <table:table-cell office:value-type="string" calcext:value-type="string">
            <text:p>Kit Fijación a Poste p/ gab. estanco Q Energy 230x280</text:p>
          </table:table-cell>
          <table:table-cell office:value-type="string" calcext:value-type="string">
            <text:p>GENROD</text:p>
          </table:table-cell>
          <table:table-cell office:value-type="float" office:value="7301.85636670957" calcext:value-type="float">
            <text:p>7301.85636670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4</text:p>
          </table:table-cell>
          <table:table-cell office:value-type="string" calcext:value-type="string">
            <text:p>Kit Fijación a Poste p/ gab. estanco Q Energy 320x320/420</text:p>
          </table:table-cell>
          <table:table-cell office:value-type="string" calcext:value-type="string">
            <text:p>GENROD</text:p>
          </table:table-cell>
          <table:table-cell office:value-type="float" office:value="8772.0426988073" calcext:value-type="float">
            <text:p>8772.0426988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6</text:p>
          </table:table-cell>
          <table:table-cell office:value-type="string" calcext:value-type="string">
            <text:p>Kit Fijación a Poste p/ gab. estanco Q Energy 420x420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.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2</text:p>
          </table:table-cell>
          <table:table-cell office:value-type="string" calcext:value-type="string">
            <text:p>Gab. estanco Q Energy Plus 420x420X21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15139.061982204" calcext:value-type="float">
            <text:p>115139.061982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2</text:p>
          </table:table-cell>
          <table:table-cell office:value-type="string" calcext:value-type="string">
            <text:p>Gab. estanco Q Energy Plus 420x520X23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32266.605213834" calcext:value-type="float">
            <text:p>132266.605213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2</text:p>
          </table:table-cell>
          <table:table-cell office:value-type="string" calcext:value-type="string">
            <text:p>Gab. estanco Q Energy Plus 520x640X24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76175.761150286" calcext:value-type="float">
            <text:p>176175.761150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2</text:p>
          </table:table-cell>
          <table:table-cell office:value-type="string" calcext:value-type="string">
            <text:p>Gab. estanco Q Energy Plus 420x420X210 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38171.79519316" calcext:value-type="float">
            <text:p>138171.7951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2</text:p>
          </table:table-cell>
          <table:table-cell office:value-type="string" calcext:value-type="string">
            <text:p>Gab. estanco Q Energy Plus 420x520X23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58729.720059138" calcext:value-type="float">
            <text:p>158729.720059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2</text:p>
          </table:table-cell>
          <table:table-cell office:value-type="string" calcext:value-type="string">
            <text:p>Gab. estanco Q Energy Plus 520x640X24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211410.918694397" calcext:value-type="float">
            <text:p>211410.918694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T</text:p>
          </table:table-cell>
          <table:table-cell office:value-type="string" calcext:value-type="string">
            <text:p>Gab. estanco Q Energy Plus 420x420X21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26652.970837452" calcext:value-type="float">
            <text:p>126652.97083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T</text:p>
          </table:table-cell>
          <table:table-cell office:value-type="string" calcext:value-type="string">
            <text:p>Gab. estanco Q Energy Plus 420x520X230 <text:s/>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45493.260421163" calcext:value-type="float">
            <text:p>145493.260421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T</text:p>
          </table:table-cell>
          <table:table-cell office:value-type="string" calcext:value-type="string">
            <text:p>Gab. estanco Q Energy Plus 520x640X24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93793.339922341" calcext:value-type="float">
            <text:p>193793.3399223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T</text:p>
          </table:table-cell>
          <table:table-cell office:value-type="string" calcext:value-type="string">
            <text:p>Gab. estanco Q Energy Plus 420x420X21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51988.974712476" calcext:value-type="float">
            <text:p>151988.974712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T</text:p>
          </table:table-cell>
          <table:table-cell office:value-type="string" calcext:value-type="string">
            <text:p>Gab. estanco Q Energy Plus 420x520X23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74602.694722079" calcext:value-type="float">
            <text:p>174602.694722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T</text:p>
          </table:table-cell>
          <table:table-cell office:value-type="string" calcext:value-type="string">
            <text:p>Gab. estanco Q Energy Plus 520x640X240 <text:s/>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32552.00790681" calcext:value-type="float">
            <text:p>232552.00790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2</text:p>
          </table:table-cell>
          <table:table-cell office:value-type="string" calcext:value-type="string">
            <text:p>Gab. estanco Q Energy Plus 420x420X210 3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87692.1410409" calcext:value-type="float">
            <text:p>187692.141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2</text:p>
          </table:table-cell>
          <table:table-cell office:value-type="string" calcext:value-type="string">
            <text:p>Gab. estanco Q Energy Plus 420x520X230 54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32532.425615789" calcext:value-type="float">
            <text:p>232532.42561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2</text:p>
          </table:table-cell>
          <table:table-cell office:value-type="string" calcext:value-type="string">
            <text:p>Gab. estanco Q Energy Plus 520x640X240 9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93054.56488169" calcext:value-type="float">
            <text:p>293054.56488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2</text:p>
          </table:table-cell>
          <table:table-cell office:value-type="string" calcext:value-type="string">
            <text:p>Gab. estanco Q Energy Plus 420x420X210 3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06461.355144989" calcext:value-type="float">
            <text:p>206461.355144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2</text:p>
          </table:table-cell>
          <table:table-cell office:value-type="string" calcext:value-type="string">
            <text:p>Gab. estanco Q Energy Plus 420x520X230 54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55785.665520341" calcext:value-type="float">
            <text:p>255785.6655203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2</text:p>
          </table:table-cell>
          <table:table-cell office:value-type="string" calcext:value-type="string">
            <text:p>Gab. estanco Q Energy Plus 520x640X240 9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322360.008084723" calcext:value-type="float">
            <text:p>322360.0080847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T</text:p>
          </table:table-cell>
          <table:table-cell office:value-type="string" calcext:value-type="string">
            <text:p>Gab. estanco Q Energy Plus 420x420X210 3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197101.232599289" calcext:value-type="float">
            <text:p>197101.232599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T</text:p>
          </table:table-cell>
          <table:table-cell office:value-type="string" calcext:value-type="string">
            <text:p>Gab. estanco Q Energy Plus 420x520X230 54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244048.77893613" calcext:value-type="float">
            <text:p>244048.77893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T</text:p>
          </table:table-cell>
          <table:table-cell office:value-type="string" calcext:value-type="string">
            <text:p>Gab. estanco Q Energy Plus 520x640X240 9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304766.927104148" calcext:value-type="float">
            <text:p>304766.927104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T</text:p>
          </table:table-cell>
          <table:table-cell office:value-type="string" calcext:value-type="string">
            <text:p>Gab. estanco Q Energy Plus 420x420X210 3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16801.548771543" calcext:value-type="float">
            <text:p>216801.548771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T</text:p>
          </table:table-cell>
          <table:table-cell office:value-type="string" calcext:value-type="string">
            <text:p>Gab. estanco Q Energy Plus 420x520X230 54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68551.67190891" calcext:value-type="float">
            <text:p>268551.67190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T</text:p>
          </table:table-cell>
          <table:table-cell office:value-type="string" calcext:value-type="string">
            <text:p>Gab. estanco Q Energy Plus 520x640X240 9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338482.902733201" calcext:value-type="float">
            <text:p>338482.90273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</text:p>
          </table:table-cell>
          <table:table-cell office:value-type="string" calcext:value-type="string">
            <text:p><text:s/>Contrafrente abulon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4404.8752365858" calcext:value-type="float">
            <text:p>24404.875236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</text:p>
          </table:table-cell>
          <table:table-cell office:value-type="string" calcext:value-type="string">
            <text:p>Contrafrente abulon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158.4298838775" calcext:value-type="float">
            <text:p>29158.4298838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</text:p>
          </table:table-cell>
          <table:table-cell office:value-type="string" calcext:value-type="string">
            <text:p>Contrafrente abulon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1608.7138671009" calcext:value-type="float">
            <text:p>31608.7138671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</text:p>
          </table:table-cell>
          <table:table-cell office:value-type="string" calcext:value-type="string">
            <text:p><text:s/>Contrafrente abisagr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.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</text:p>
          </table:table-cell>
          <table:table-cell office:value-type="string" calcext:value-type="string">
            <text:p>Contrafrente <text:s/>abisagr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.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</text:p>
          </table:table-cell>
          <table:table-cell office:value-type="string" calcext:value-type="string">
            <text:p>Contrafrente <text:s/>abisagr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.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T</text:p>
          </table:table-cell>
          <table:table-cell office:value-type="string" calcext:value-type="string">
            <text:p><text:s/>Contrafrente abisagrado transparente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.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T</text:p>
          </table:table-cell>
          <table:table-cell office:value-type="string" calcext:value-type="string">
            <text:p>Contrafrente abisagrado transparente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.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T</text:p>
          </table:table-cell>
          <table:table-cell office:value-type="string" calcext:value-type="string">
            <text:p>Contrafrente abisagrado transparente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.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C</text:p>
          </table:table-cell>
          <table:table-cell office:value-type="string" calcext:value-type="string">
            <text:p><text:s/>Contrafrente abulonado 36 P. <text:s/>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4404.8752365858" calcext:value-type="float">
            <text:p>24404.875236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C</text:p>
          </table:table-cell>
          <table:table-cell office:value-type="string" calcext:value-type="string">
            <text:p>Contrafrente abulonado 54 P. <text:s/>p 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158.4298838775" calcext:value-type="float">
            <text:p>29158.4298838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C</text:p>
          </table:table-cell>
          <table:table-cell office:value-type="string" calcext:value-type="string">
            <text:p>Contrafrente abulonado 96 P.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1608.7138671009" calcext:value-type="float">
            <text:p>31608.7138671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C</text:p>
          </table:table-cell>
          <table:table-cell office:value-type="string" calcext:value-type="string">
            <text:p><text:s/>Contrafrente abisagrado 35 P.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.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C</text:p>
          </table:table-cell>
          <table:table-cell office:value-type="string" calcext:value-type="string">
            <text:p>Contrafrente <text:s/>abisagrado 52 P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.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C</text:p>
          </table:table-cell>
          <table:table-cell office:value-type="string" calcext:value-type="string">
            <text:p>Contrafrente <text:s/>abisagrado 94 P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.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45</text:p>
          </table:table-cell>
          <table:table-cell office:value-type="string" calcext:value-type="string">
            <text:p>kit soporte 145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16637.4545506574" calcext:value-type="float">
            <text:p>16637.4545506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70</text:p>
          </table:table-cell>
          <table:table-cell office:value-type="string" calcext:value-type="string">
            <text:p>kit soporte 170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20141.3826999933" calcext:value-type="float">
            <text:p>20141.3826999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420</text:p>
          </table:table-cell>
          <table:table-cell office:value-type="string" calcext:value-type="string">
            <text:p>Caballete Regulable 18 polos (ancho 4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0870.8186766075" calcext:value-type="float">
            <text:p>40870.8186766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20</text:p>
          </table:table-cell>
          <table:table-cell office:value-type="string" calcext:value-type="string">
            <text:p>Caballete Regulable 9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0557.9248659785" calcext:value-type="float">
            <text:p>20557.9248659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640</text:p>
          </table:table-cell>
          <table:table-cell office:value-type="string" calcext:value-type="string">
            <text:p>Caballete Regulable 24 polos (ancho 5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3590.631506661" calcext:value-type="float">
            <text:p>43590.631506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40</text:p>
          </table:table-cell>
          <table:table-cell office:value-type="string" calcext:value-type="string">
            <text:p>Caballete Regulable 12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2591.6666832168" calcext:value-type="float">
            <text:p>22591.6666832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210002</text:p>
          </table:table-cell>
          <table:table-cell office:value-type="string" calcext:value-type="string">
            <text:p>kit fijacion a pared para gabinete Q Energy Plus</text:p>
          </table:table-cell>
          <table:table-cell office:value-type="string" calcext:value-type="string">
            <text:p>GENROD</text:p>
          </table:table-cell>
          <table:table-cell office:value-type="float" office:value="8551.50943493809" calcext:value-type="float">
            <text:p>8551.50943493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514</text:p>
          </table:table-cell>
          <table:table-cell office:value-type="string" calcext:value-type="string">
            <text:p>Gabinete Q Energy poliester c/ bandeja de chapa 250x300x140</text:p>
          </table:table-cell>
          <table:table-cell office:value-type="string" calcext:value-type="string">
            <text:p>GENROD</text:p>
          </table:table-cell>
          <table:table-cell office:value-type="float" office:value="156338.236089522" calcext:value-type="float">
            <text:p>156338.236089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3020</text:p>
          </table:table-cell>
          <table:table-cell office:value-type="string" calcext:value-type="string">
            <text:p>Gabinete Q Energy poliester c/ bandeja de chapa 300x400x200</text:p>
          </table:table-cell>
          <table:table-cell office:value-type="string" calcext:value-type="string">
            <text:p>GENROD</text:p>
          </table:table-cell>
          <table:table-cell office:value-type="float" office:value="201477.887927546" calcext:value-type="float">
            <text:p>201477.887927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4020</text:p>
          </table:table-cell>
          <table:table-cell office:value-type="string" calcext:value-type="string">
            <text:p>Gabinete Q Energy poliester c/ bandeja de chapa 400x400x200</text:p>
          </table:table-cell>
          <table:table-cell office:value-type="string" calcext:value-type="string">
            <text:p>GENROD</text:p>
          </table:table-cell>
          <table:table-cell office:value-type="float" office:value="281123.874728003" calcext:value-type="float">
            <text:p>281123.874728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54020</text:p>
          </table:table-cell>
          <table:table-cell office:value-type="string" calcext:value-type="string">
            <text:p>Gabinete Q Energy poliester c/ bandeja de chapa 400x500x200</text:p>
          </table:table-cell>
          <table:table-cell office:value-type="string" calcext:value-type="string">
            <text:p>GENROD</text:p>
          </table:table-cell>
          <table:table-cell office:value-type="float" office:value="335680.66891706" calcext:value-type="float">
            <text:p>335680.66891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4023</text:p>
          </table:table-cell>
          <table:table-cell office:value-type="string" calcext:value-type="string">
            <text:p>Gabinete Q Energy poliester c/ bandeja de chapa 400x600x230</text:p>
          </table:table-cell>
          <table:table-cell office:value-type="string" calcext:value-type="string">
            <text:p>GENROD</text:p>
          </table:table-cell>
          <table:table-cell office:value-type="float" office:value="386032.770583133" calcext:value-type="float">
            <text:p>386032.770583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5023</text:p>
          </table:table-cell>
          <table:table-cell office:value-type="string" calcext:value-type="string">
            <text:p>Gabinete Q Energy poliester c/ bandeja de chapa 500x600x230</text:p>
          </table:table-cell>
          <table:table-cell office:value-type="string" calcext:value-type="string">
            <text:p>GENROD</text:p>
          </table:table-cell>
          <table:table-cell office:value-type="float" office:value="436732.3582763" calcext:value-type="float">
            <text:p>436732.35827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86030</text:p>
          </table:table-cell>
          <table:table-cell office:value-type="string" calcext:value-type="string">
            <text:p>Gabinete Q Energy poliester c/ bandeja de chapa 600x800x300</text:p>
          </table:table-cell>
          <table:table-cell office:value-type="string" calcext:value-type="string">
            <text:p>GENROD</text:p>
          </table:table-cell>
          <table:table-cell office:value-type="float" office:value="656071.527517614" calcext:value-type="float">
            <text:p>656071.527517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8030</text:p>
          </table:table-cell>
          <table:table-cell office:value-type="string" calcext:value-type="string">
            <text:p>Gabinete Q Energy poliester c/ bandeja de chapa 800x1000x300</text:p>
          </table:table-cell>
          <table:table-cell office:value-type="string" calcext:value-type="string">
            <text:p>GENROD</text:p>
          </table:table-cell>
          <table:table-cell office:value-type="float" office:value="2427603.67811034" calcext:value-type="float">
            <text:p>2427603.67811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B</text:p>
          </table:table-cell>
          <table:table-cell office:value-type="string" calcext:value-type="string">
            <text:p>Caja estanca plástica 90x90x55 Blanca IP65</text:p>
          </table:table-cell>
          <table:table-cell office:value-type="string" calcext:value-type="string">
            <text:p>GENROD</text:p>
          </table:table-cell>
          <table:table-cell office:value-type="float" office:value="3039.82519511865" calcext:value-type="float">
            <text:p>3039.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</text:p>
          </table:table-cell>
          <table:table-cell office:value-type="string" calcext:value-type="string">
            <text:p>Caja estanca plástica 90x90x55 Gris IP65</text:p>
          </table:table-cell>
          <table:table-cell office:value-type="string" calcext:value-type="string">
            <text:p>GENROD</text:p>
          </table:table-cell>
          <table:table-cell office:value-type="float" office:value="3039.82519511865" calcext:value-type="float">
            <text:p>3039.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B</text:p>
          </table:table-cell>
          <table:table-cell office:value-type="string" calcext:value-type="string">
            <text:p>Caja estanca plástica 90x90x75 Blanca IP65</text:p>
          </table:table-cell>
          <table:table-cell office:value-type="string" calcext:value-type="string">
            <text:p>GENROD</text:p>
          </table:table-cell>
          <table:table-cell office:value-type="float" office:value="3328.48463833252" calcext:value-type="float">
            <text:p>3328.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</text:p>
          </table:table-cell>
          <table:table-cell office:value-type="string" calcext:value-type="string">
            <text:p>Caja estanca plástica 90x90x75 Gris IP65</text:p>
          </table:table-cell>
          <table:table-cell office:value-type="string" calcext:value-type="string">
            <text:p>GENROD</text:p>
          </table:table-cell>
          <table:table-cell office:value-type="float" office:value="3328.48463833252" calcext:value-type="float">
            <text:p>3328.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B</text:p>
          </table:table-cell>
          <table:table-cell office:value-type="string" calcext:value-type="string">
            <text:p>Caja estanca plástica 115x115x65 Blanca IP65</text:p>
          </table:table-cell>
          <table:table-cell office:value-type="string" calcext:value-type="string">
            <text:p>GENROD</text:p>
          </table:table-cell>
          <table:table-cell office:value-type="float" office:value="4376.70846880291" calcext:value-type="float">
            <text:p>4376.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</text:p>
          </table:table-cell>
          <table:table-cell office:value-type="string" calcext:value-type="string">
            <text:p>Caja estanca plástica 115x115x65 Gris IP65</text:p>
          </table:table-cell>
          <table:table-cell office:value-type="string" calcext:value-type="string">
            <text:p>GENROD</text:p>
          </table:table-cell>
          <table:table-cell office:value-type="float" office:value="4376.70846880291" calcext:value-type="float">
            <text:p>4376.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B</text:p>
          </table:table-cell>
          <table:table-cell office:value-type="string" calcext:value-type="string">
            <text:p>Caja estanca plástica 115x115x80 Blanca IP65</text:p>
          </table:table-cell>
          <table:table-cell office:value-type="string" calcext:value-type="string">
            <text:p>GENROD</text:p>
          </table:table-cell>
          <table:table-cell office:value-type="float" office:value="4609.96889332192" calcext:value-type="float">
            <text:p>4609.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</text:p>
          </table:table-cell>
          <table:table-cell office:value-type="string" calcext:value-type="string">
            <text:p>Caja estanca plástica 115x115x80 Gris IP65</text:p>
          </table:table-cell>
          <table:table-cell office:value-type="string" calcext:value-type="string">
            <text:p>GENROD</text:p>
          </table:table-cell>
          <table:table-cell office:value-type="float" office:value="4609.96889332192" calcext:value-type="float">
            <text:p>4609.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B</text:p>
          </table:table-cell>
          <table:table-cell office:value-type="string" calcext:value-type="string">
            <text:p>Caja estanca plástica 115x115x110 Blanca IP65</text:p>
          </table:table-cell>
          <table:table-cell office:value-type="string" calcext:value-type="string">
            <text:p>GENROD</text:p>
          </table:table-cell>
          <table:table-cell office:value-type="float" office:value="5546.96956203851" calcext:value-type="float">
            <text:p>5546.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</text:p>
          </table:table-cell>
          <table:table-cell office:value-type="string" calcext:value-type="string">
            <text:p>Caja estanca plástica 115x115x110 Gris IP65</text:p>
          </table:table-cell>
          <table:table-cell office:value-type="string" calcext:value-type="string">
            <text:p>GENROD</text:p>
          </table:table-cell>
          <table:table-cell office:value-type="float" office:value="5546.96956203851" calcext:value-type="float">
            <text:p>5546.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B</text:p>
          </table:table-cell>
          <table:table-cell office:value-type="string" calcext:value-type="string">
            <text:p>Caja estanca plástica 115x165x65 Blanca IP65</text:p>
          </table:table-cell>
          <table:table-cell office:value-type="string" calcext:value-type="string">
            <text:p>GENROD</text:p>
          </table:table-cell>
          <table:table-cell office:value-type="float" office:value="4895.67903625995" calcext:value-type="float">
            <text:p>4895.67903625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</text:p>
          </table:table-cell>
          <table:table-cell office:value-type="string" calcext:value-type="string">
            <text:p>Caja estanca plástica 115x165x65 Gris IP65</text:p>
          </table:table-cell>
          <table:table-cell office:value-type="string" calcext:value-type="string">
            <text:p>GENROD</text:p>
          </table:table-cell>
          <table:table-cell office:value-type="float" office:value="4895.67903625995" calcext:value-type="float">
            <text:p>4895.67903625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</text:p>
          </table:table-cell>
          <table:table-cell office:value-type="string" calcext:value-type="string">
            <text:p>Caja estanca plástica 115x165x80 Blanca IP65</text:p>
          </table:table-cell>
          <table:table-cell office:value-type="string" calcext:value-type="string">
            <text:p>GENROD</text:p>
          </table:table-cell>
          <table:table-cell office:value-type="float" office:value="5656.25309388117" calcext:value-type="float">
            <text:p>5656.25309388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</text:p>
          </table:table-cell>
          <table:table-cell office:value-type="string" calcext:value-type="string">
            <text:p>Caja estanca plástica 115x165x80 Gris IP65</text:p>
          </table:table-cell>
          <table:table-cell office:value-type="string" calcext:value-type="string">
            <text:p>GENROD</text:p>
          </table:table-cell>
          <table:table-cell office:value-type="float" office:value="5656.25309388117" calcext:value-type="float">
            <text:p>5656.25309388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</text:p>
          </table:table-cell>
          <table:table-cell office:value-type="string" calcext:value-type="string">
            <text:p>Caja estanca plástica 115x165x110 Blanca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.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</text:p>
          </table:table-cell>
          <table:table-cell office:value-type="string" calcext:value-type="string">
            <text:p>Caja estanca plástica 115x165x110 Gris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.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B</text:p>
          </table:table-cell>
          <table:table-cell office:value-type="string" calcext:value-type="string">
            <text:p>Caja estanca plástica 165x165x65 Blanca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.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</text:p>
          </table:table-cell>
          <table:table-cell office:value-type="string" calcext:value-type="string">
            <text:p>Caja estanca plástica 165x165x65 Gris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.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</text:p>
          </table:table-cell>
          <table:table-cell office:value-type="string" calcext:value-type="string">
            <text:p>Caja estanca plástica 165x165x80 Blanca IP65</text:p>
          </table:table-cell>
          <table:table-cell office:value-type="string" calcext:value-type="string">
            <text:p>GENROD</text:p>
          </table:table-cell>
          <table:table-cell office:value-type="float" office:value="6911.77819238862" calcext:value-type="float">
            <text:p>6911.7781923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</text:p>
          </table:table-cell>
          <table:table-cell office:value-type="string" calcext:value-type="string">
            <text:p>Caja estanca plástica 165x165x80 Gris IP65</text:p>
          </table:table-cell>
          <table:table-cell office:value-type="string" calcext:value-type="string">
            <text:p>GENROD</text:p>
          </table:table-cell>
          <table:table-cell office:value-type="float" office:value="6911.77819238862" calcext:value-type="float">
            <text:p>6911.7781923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</text:p>
          </table:table-cell>
          <table:table-cell office:value-type="string" calcext:value-type="string">
            <text:p>Caja estanca plástica 165x165x110 Blanca IP65</text:p>
          </table:table-cell>
          <table:table-cell office:value-type="string" calcext:value-type="string">
            <text:p>GENROD</text:p>
          </table:table-cell>
          <table:table-cell office:value-type="float" office:value="7529.74959613201" calcext:value-type="float">
            <text:p>7529.7495961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</text:p>
          </table:table-cell>
          <table:table-cell office:value-type="string" calcext:value-type="string">
            <text:p>Caja estanca plástica 165x165x110 Gris IP65</text:p>
          </table:table-cell>
          <table:table-cell office:value-type="string" calcext:value-type="string">
            <text:p>GENROD</text:p>
          </table:table-cell>
          <table:table-cell office:value-type="float" office:value="7529.74959613201" calcext:value-type="float">
            <text:p>7529.7495961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B</text:p>
          </table:table-cell>
          <table:table-cell office:value-type="string" calcext:value-type="string">
            <text:p>Caja estanca plástica 165x210x65 Blanca IP65</text:p>
          </table:table-cell>
          <table:table-cell office:value-type="string" calcext:value-type="string">
            <text:p>GENROD</text:p>
          </table:table-cell>
          <table:table-cell office:value-type="float" office:value="7001.45286293785" calcext:value-type="float">
            <text:p>7001.4528629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</text:p>
          </table:table-cell>
          <table:table-cell office:value-type="string" calcext:value-type="string">
            <text:p>Caja estanca plástica 165x210x65 Gris IP65</text:p>
          </table:table-cell>
          <table:table-cell office:value-type="string" calcext:value-type="string">
            <text:p>GENROD</text:p>
          </table:table-cell>
          <table:table-cell office:value-type="float" office:value="7001.45286293785" calcext:value-type="float">
            <text:p>7001.4528629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</text:p>
          </table:table-cell>
          <table:table-cell office:value-type="string" calcext:value-type="string">
            <text:p>Caja estanca plástica 165x210x80 Blanca IP65</text:p>
          </table:table-cell>
          <table:table-cell office:value-type="string" calcext:value-type="string">
            <text:p>GENROD</text:p>
          </table:table-cell>
          <table:table-cell office:value-type="float" office:value="7450.35762113909" calcext:value-type="float">
            <text:p>7450.3576211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</text:p>
          </table:table-cell>
          <table:table-cell office:value-type="string" calcext:value-type="string">
            <text:p>Caja estanca plástica 165x210x80 Gris IP65</text:p>
          </table:table-cell>
          <table:table-cell office:value-type="string" calcext:value-type="string">
            <text:p>GENROD</text:p>
          </table:table-cell>
          <table:table-cell office:value-type="float" office:value="7450.35762113909" calcext:value-type="float">
            <text:p>7450.3576211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</text:p>
          </table:table-cell>
          <table:table-cell office:value-type="string" calcext:value-type="string">
            <text:p>Caja estanca plástica 165x210x110 Blanca IP65</text:p>
          </table:table-cell>
          <table:table-cell office:value-type="string" calcext:value-type="string">
            <text:p>GENROD</text:p>
          </table:table-cell>
          <table:table-cell office:value-type="float" office:value="8651.46680104363" calcext:value-type="float">
            <text:p>8651.46680104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</text:p>
          </table:table-cell>
          <table:table-cell office:value-type="string" calcext:value-type="string">
            <text:p>Caja estanca plástica 165x210x110 Gris IP65</text:p>
          </table:table-cell>
          <table:table-cell office:value-type="string" calcext:value-type="string">
            <text:p>GENROD</text:p>
          </table:table-cell>
          <table:table-cell office:value-type="float" office:value="8651.46680104363" calcext:value-type="float">
            <text:p>8651.46680104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</text:p>
          </table:table-cell>
          <table:table-cell office:value-type="string" calcext:value-type="string">
            <text:p>Caja estanca plástica 210x210x110 Blanca IP65</text:p>
          </table:table-cell>
          <table:table-cell office:value-type="string" calcext:value-type="string">
            <text:p>GENROD</text:p>
          </table:table-cell>
          <table:table-cell office:value-type="float" office:value="10410.2860060825" calcext:value-type="float">
            <text:p>10410.2860060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</text:p>
          </table:table-cell>
          <table:table-cell office:value-type="string" calcext:value-type="string">
            <text:p>Caja estanca plástica 210x210x110 Gris IP65</text:p>
          </table:table-cell>
          <table:table-cell office:value-type="string" calcext:value-type="string">
            <text:p>GENROD</text:p>
          </table:table-cell>
          <table:table-cell office:value-type="float" office:value="10410.2860060825" calcext:value-type="float">
            <text:p>10410.2860060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</text:p>
          </table:table-cell>
          <table:table-cell office:value-type="string" calcext:value-type="string">
            <text:p>Caja estanca plástica 210x210x135 Blanca IP65</text:p>
          </table:table-cell>
          <table:table-cell office:value-type="string" calcext:value-type="string">
            <text:p>GENROD</text:p>
          </table:table-cell>
          <table:table-cell office:value-type="float" office:value="10867.0289947465" calcext:value-type="float">
            <text:p>10867.0289947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</text:p>
          </table:table-cell>
          <table:table-cell office:value-type="string" calcext:value-type="string">
            <text:p>Caja estanca plástica 210x210x135 Gris IP65</text:p>
          </table:table-cell>
          <table:table-cell office:value-type="string" calcext:value-type="string">
            <text:p>GENROD</text:p>
          </table:table-cell>
          <table:table-cell office:value-type="float" office:value="10867.0289947465" calcext:value-type="float">
            <text:p>10867.0289947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</text:p>
          </table:table-cell>
          <table:table-cell office:value-type="string" calcext:value-type="string">
            <text:p>Caja estanca plástica 210x210x165 Blanca IP65</text:p>
          </table:table-cell>
          <table:table-cell office:value-type="string" calcext:value-type="string">
            <text:p>GENROD</text:p>
          </table:table-cell>
          <table:table-cell office:value-type="float" office:value="12681.7254833898" calcext:value-type="float">
            <text:p>12681.7254833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</text:p>
          </table:table-cell>
          <table:table-cell office:value-type="string" calcext:value-type="string">
            <text:p>Caja estanca plástica 210x210x165 Gris IP65</text:p>
          </table:table-cell>
          <table:table-cell office:value-type="string" calcext:value-type="string">
            <text:p>GENROD</text:p>
          </table:table-cell>
          <table:table-cell office:value-type="float" office:value="12681.7254833898" calcext:value-type="float">
            <text:p>12681.7254833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B</text:p>
          </table:table-cell>
          <table:table-cell office:value-type="string" calcext:value-type="string">
            <text:p>Caja estanca plástica 2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17453.4010567007" calcext:value-type="float">
            <text:p>17453.4010567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</text:p>
          </table:table-cell>
          <table:table-cell office:value-type="string" calcext:value-type="string">
            <text:p>Caja estanca plástica 210x310x110 Gris IP65</text:p>
          </table:table-cell>
          <table:table-cell office:value-type="string" calcext:value-type="string">
            <text:p>GENROD</text:p>
          </table:table-cell>
          <table:table-cell office:value-type="float" office:value="17453.4010567007" calcext:value-type="float">
            <text:p>17453.4010567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B</text:p>
          </table:table-cell>
          <table:table-cell office:value-type="string" calcext:value-type="string">
            <text:p>Caja estanca plástica 2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19856.6556571472" calcext:value-type="float">
            <text:p>19856.6556571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</text:p>
          </table:table-cell>
          <table:table-cell office:value-type="string" calcext:value-type="string">
            <text:p>Caja estanca plástica 210x310x135 Gris IP65</text:p>
          </table:table-cell>
          <table:table-cell office:value-type="string" calcext:value-type="string">
            <text:p>GENROD</text:p>
          </table:table-cell>
          <table:table-cell office:value-type="float" office:value="19856.6556571472" calcext:value-type="float">
            <text:p>19856.6556571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B</text:p>
          </table:table-cell>
          <table:table-cell office:value-type="string" calcext:value-type="string">
            <text:p>Caja estanca plástica 2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1972.2339144718" calcext:value-type="float">
            <text:p>21972.233914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</text:p>
          </table:table-cell>
          <table:table-cell office:value-type="string" calcext:value-type="string">
            <text:p>Caja estanca plástica 210x310x165 Gris IP65</text:p>
          </table:table-cell>
          <table:table-cell office:value-type="string" calcext:value-type="string">
            <text:p>GENROD</text:p>
          </table:table-cell>
          <table:table-cell office:value-type="float" office:value="21972.2339144718" calcext:value-type="float">
            <text:p>21972.233914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B</text:p>
          </table:table-cell>
          <table:table-cell office:value-type="string" calcext:value-type="string">
            <text:p>Caja estanca plástica 3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23021.4408450342" calcext:value-type="float">
            <text:p>23021.4408450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</text:p>
          </table:table-cell>
          <table:table-cell office:value-type="string" calcext:value-type="string">
            <text:p>Caja estanca plástica 310x310x110 Gris IP65</text:p>
          </table:table-cell>
          <table:table-cell office:value-type="string" calcext:value-type="string">
            <text:p>GENROD</text:p>
          </table:table-cell>
          <table:table-cell office:value-type="float" office:value="23021.4408450342" calcext:value-type="float">
            <text:p>23021.4408450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B</text:p>
          </table:table-cell>
          <table:table-cell office:value-type="string" calcext:value-type="string">
            <text:p>Caja estanca plástica 3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25117.9150762477" calcext:value-type="float">
            <text:p>25117.915076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</text:p>
          </table:table-cell>
          <table:table-cell office:value-type="string" calcext:value-type="string">
            <text:p>Caja estanca plástica 310x310x135 Gris IP65</text:p>
          </table:table-cell>
          <table:table-cell office:value-type="string" calcext:value-type="string">
            <text:p>GENROD</text:p>
          </table:table-cell>
          <table:table-cell office:value-type="float" office:value="25117.9150762477" calcext:value-type="float">
            <text:p>25117.915076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B</text:p>
          </table:table-cell>
          <table:table-cell office:value-type="string" calcext:value-type="string">
            <text:p>Caja estanca plástica 3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7630.4266382641" calcext:value-type="float">
            <text:p>27630.4266382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</text:p>
          </table:table-cell>
          <table:table-cell office:value-type="string" calcext:value-type="string">
            <text:p>Caja estanca plástica 310x310x165 Gris IP65</text:p>
          </table:table-cell>
          <table:table-cell office:value-type="string" calcext:value-type="string">
            <text:p>GENROD</text:p>
          </table:table-cell>
          <table:table-cell office:value-type="float" office:value="27630.4266382641" calcext:value-type="float">
            <text:p>27630.4266382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T</text:p>
          </table:table-cell>
          <table:table-cell office:value-type="string" calcext:value-type="string">
            <text:p>Caja estanca plástica 11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8491.7263212386" calcext:value-type="float">
            <text:p>8491.726321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T</text:p>
          </table:table-cell>
          <table:table-cell office:value-type="string" calcext:value-type="string">
            <text:p>Caja estanca plástica 11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8491.7263212386" calcext:value-type="float">
            <text:p>8491.726321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T</text:p>
          </table:table-cell>
          <table:table-cell office:value-type="string" calcext:value-type="string">
            <text:p>Caja estanca plástica 11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0002.565170652" calcext:value-type="float">
            <text:p>10002.56517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T</text:p>
          </table:table-cell>
          <table:table-cell office:value-type="string" calcext:value-type="string">
            <text:p>Caja estanca plástica 11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0002.565170652" calcext:value-type="float">
            <text:p>10002.56517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T</text:p>
          </table:table-cell>
          <table:table-cell office:value-type="string" calcext:value-type="string">
            <text:p>Caja estanca plástica 16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0722.4601406848" calcext:value-type="float">
            <text:p>10722.460140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T</text:p>
          </table:table-cell>
          <table:table-cell office:value-type="string" calcext:value-type="string">
            <text:p>Caja estanca plástica 16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0722.4601406848" calcext:value-type="float">
            <text:p>10722.460140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T</text:p>
          </table:table-cell>
          <table:table-cell office:value-type="string" calcext:value-type="string">
            <text:p>Caja estanca plástica 16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2598.4011080291" calcext:value-type="float">
            <text:p>12598.40110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T</text:p>
          </table:table-cell>
          <table:table-cell office:value-type="string" calcext:value-type="string">
            <text:p>Caja estanca plástica 16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2598.4011080291" calcext:value-type="float">
            <text:p>12598.40110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T</text:p>
          </table:table-cell>
          <table:table-cell office:value-type="string" calcext:value-type="string">
            <text:p>Caja estanca plástica 165x210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1939.2723517877" calcext:value-type="float">
            <text:p>11939.2723517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T</text:p>
          </table:table-cell>
          <table:table-cell office:value-type="string" calcext:value-type="string">
            <text:p>Caja estanca plástica 165x210x80 tapa TTE.GRIS IP65</text:p>
          </table:table-cell>
          <table:table-cell office:value-type="string" calcext:value-type="string">
            <text:p>GENROD</text:p>
          </table:table-cell>
          <table:table-cell office:value-type="float" office:value="11939.2723517877" calcext:value-type="float">
            <text:p>11939.2723517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T</text:p>
          </table:table-cell>
          <table:table-cell office:value-type="string" calcext:value-type="string">
            <text:p>Caja estanca plástica 165x210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3664.7724347914" calcext:value-type="float">
            <text:p>13664.7724347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T</text:p>
          </table:table-cell>
          <table:table-cell office:value-type="string" calcext:value-type="string">
            <text:p>Caja estanca plástica 165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3664.7724347914" calcext:value-type="float">
            <text:p>13664.7724347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T</text:p>
          </table:table-cell>
          <table:table-cell office:value-type="string" calcext:value-type="string">
            <text:p>Caja estanca plástica 210x210x110 Blanca tapa TTE. IP65</text:p>
          </table:table-cell>
          <table:table-cell office:value-type="string" calcext:value-type="string">
            <text:p>GENROD</text:p>
          </table:table-cell>
          <table:table-cell office:value-type="float" office:value="16688.4163338021" calcext:value-type="float">
            <text:p>16688.4163338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T</text:p>
          </table:table-cell>
          <table:table-cell office:value-type="string" calcext:value-type="string">
            <text:p>Caja estanca plástica 210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6688.4163338021" calcext:value-type="float">
            <text:p>16688.4163338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T</text:p>
          </table:table-cell>
          <table:table-cell office:value-type="string" calcext:value-type="string">
            <text:p>Caja estanca plástica 210x210x13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7923.3760411969" calcext:value-type="float">
            <text:p>17923.376041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T</text:p>
          </table:table-cell>
          <table:table-cell office:value-type="string" calcext:value-type="string">
            <text:p>Caja estanca plástica 210x210x135 tapa TTE. GRIS IP65</text:p>
          </table:table-cell>
          <table:table-cell office:value-type="string" calcext:value-type="string">
            <text:p>GENROD</text:p>
          </table:table-cell>
          <table:table-cell office:value-type="float" office:value="17923.3760411969" calcext:value-type="float">
            <text:p>17923.376041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T</text:p>
          </table:table-cell>
          <table:table-cell office:value-type="string" calcext:value-type="string">
            <text:p>Caja estanca plástica 210x210x16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9197.0220657235" calcext:value-type="float">
            <text:p>19197.0220657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T</text:p>
          </table:table-cell>
          <table:table-cell office:value-type="string" calcext:value-type="string">
            <text:p>Caja estanca plástica 210x210x165 tapa TTE. GRIS IP65</text:p>
          </table:table-cell>
          <table:table-cell office:value-type="string" calcext:value-type="string">
            <text:p>GENROD</text:p>
          </table:table-cell>
          <table:table-cell office:value-type="float" office:value="19197.0220657235" calcext:value-type="float">
            <text:p>19197.0220657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6</text:p>
          </table:table-cell>
          <table:table-cell office:value-type="string" calcext:value-type="string">
            <text:p>Caja IP 65 190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1829.1264254116" calcext:value-type="float">
            <text:p>21829.1264254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3</text:p>
          </table:table-cell>
          <table:table-cell office:value-type="string" calcext:value-type="string">
            <text:p>Caja IP 65 285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7908.8033859217" calcext:value-type="float">
            <text:p>27908.803385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8</text:p>
          </table:table-cell>
          <table:table-cell office:value-type="string" calcext:value-type="string">
            <text:p>Caja IP 65 285x380x185 - tapa opaca</text:p>
          </table:table-cell>
          <table:table-cell office:value-type="string" calcext:value-type="string">
            <text:p>GENROD</text:p>
          </table:table-cell>
          <table:table-cell office:value-type="float" office:value="33770.8698125656" calcext:value-type="float">
            <text:p>33770.869812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7</text:p>
          </table:table-cell>
          <table:table-cell office:value-type="string" calcext:value-type="string">
            <text:p>Caja IP 65 190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1829.1264254116" calcext:value-type="float">
            <text:p>21829.1264254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4</text:p>
          </table:table-cell>
          <table:table-cell office:value-type="string" calcext:value-type="string">
            <text:p>Caja IP 65 285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7908.8033859217" calcext:value-type="float">
            <text:p>27908.803385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9</text:p>
          </table:table-cell>
          <table:table-cell office:value-type="string" calcext:value-type="string">
            <text:p>Caja IP 65 285x380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33770.8698125656" calcext:value-type="float">
            <text:p>33770.869812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0</text:p>
          </table:table-cell>
          <table:table-cell office:value-type="string" calcext:value-type="string">
            <text:p>Caja IP 65 190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28400.8051265321" calcext:value-type="float">
            <text:p>28400.8051265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5</text:p>
          </table:table-cell>
          <table:table-cell office:value-type="string" calcext:value-type="string">
            <text:p>Caja IP 65 285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36729.8416676898" calcext:value-type="float">
            <text:p>36729.8416676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2</text:p>
          </table:table-cell>
          <table:table-cell office:value-type="string" calcext:value-type="string">
            <text:p>Caja IP 65 285x380x185 - puerta opaca</text:p>
          </table:table-cell>
          <table:table-cell office:value-type="string" calcext:value-type="string">
            <text:p>GENROD</text:p>
          </table:table-cell>
          <table:table-cell office:value-type="float" office:value="45144.1156438466" calcext:value-type="float">
            <text:p>45144.1156438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1</text:p>
          </table:table-cell>
          <table:table-cell office:value-type="string" calcext:value-type="string">
            <text:p>Caja IP 65 190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0190.020723603" calcext:value-type="float">
            <text:p>30190.0207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6</text:p>
          </table:table-cell>
          <table:table-cell office:value-type="string" calcext:value-type="string">
            <text:p>Caja IP 65 285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6729.8416676898" calcext:value-type="float">
            <text:p>36729.8416676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3</text:p>
          </table:table-cell>
          <table:table-cell office:value-type="string" calcext:value-type="string">
            <text:p>Caja IP 65 285x380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47512.5631869837" calcext:value-type="float">
            <text:p>47512.5631869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4</text:p>
          </table:table-cell>
          <table:table-cell office:value-type="string" calcext:value-type="string">
            <text:p>Caja IP 65 190x285x185 p/10 Bocas Puerta Opaca</text:p>
          </table:table-cell>
          <table:table-cell office:value-type="string" calcext:value-type="string">
            <text:p>GENROD</text:p>
          </table:table-cell>
          <table:table-cell office:value-type="float" office:value="36728.8585675979" calcext:value-type="float">
            <text:p>36728.8585675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7</text:p>
          </table:table-cell>
          <table:table-cell office:value-type="string" calcext:value-type="string">
            <text:p>Caja IP 65 285x285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47045.5375027633" calcext:value-type="float">
            <text:p>47045.5375027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6</text:p>
          </table:table-cell>
          <table:table-cell office:value-type="string" calcext:value-type="string">
            <text:p>Caja IP 65 285x380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53466.2970546335" calcext:value-type="float">
            <text:p>53466.2970546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5</text:p>
          </table:table-cell>
          <table:table-cell office:value-type="string" calcext:value-type="string">
            <text:p>Caja IP 65 190x285x185 p/1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38517.5693294864" calcext:value-type="float">
            <text:p>38517.5693294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8</text:p>
          </table:table-cell>
          <table:table-cell office:value-type="string" calcext:value-type="string">
            <text:p>Caja IP 65 285x285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48760.7548902107" calcext:value-type="float">
            <text:p>48760.7548902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7</text:p>
          </table:table-cell>
          <table:table-cell office:value-type="string" calcext:value-type="string">
            <text:p>Caja IP 65 285x380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55635.7598251059" calcext:value-type="float">
            <text:p>55635.7598251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9</text:p>
          </table:table-cell>
          <table:table-cell office:value-type="string" calcext:value-type="string">
            <text:p>Bandeja Metálica p/caja 185x285</text:p>
          </table:table-cell>
          <table:table-cell office:value-type="string" calcext:value-type="string">
            <text:p>GENROD</text:p>
          </table:table-cell>
          <table:table-cell office:value-type="float" office:value="3604.36378035107" calcext:value-type="float">
            <text:p>3604.36378035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9</text:p>
          </table:table-cell>
          <table:table-cell office:value-type="string" calcext:value-type="string">
            <text:p>Bandeja Metálica p/caja 285x285</text:p>
          </table:table-cell>
          <table:table-cell office:value-type="string" calcext:value-type="string">
            <text:p>GENROD</text:p>
          </table:table-cell>
          <table:table-cell office:value-type="float" office:value="5366.13228566576" calcext:value-type="float">
            <text:p>5366.13228566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0</text:p>
          </table:table-cell>
          <table:table-cell office:value-type="string" calcext:value-type="string">
            <text:p>Bandeja Metálica p/caja 285x380</text:p>
          </table:table-cell>
          <table:table-cell office:value-type="string" calcext:value-type="string">
            <text:p>GENROD</text:p>
          </table:table-cell>
          <table:table-cell office:value-type="float" office:value="6864.72223933893" calcext:value-type="float">
            <text:p>6864.7222393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8</text:p>
          </table:table-cell>
          <table:table-cell office:value-type="string" calcext:value-type="string">
            <text:p>Kit Acople p/caja estanca modular</text:p>
          </table:table-cell>
          <table:table-cell office:value-type="string" calcext:value-type="string">
            <text:p>GENROD</text:p>
          </table:table-cell>
          <table:table-cell office:value-type="float" office:value="2250.84751592198" calcext:value-type="float">
            <text:p>2250.84751592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7</text:p>
          </table:table-cell>
          <table:table-cell office:value-type="string" calcext:value-type="string">
            <text:p>Kit Mono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38881.4492148706" calcext:value-type="float">
            <text:p>38881.4492148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8N</text:p>
          </table:table-cell>
          <table:table-cell office:value-type="string" calcext:value-type="string">
            <text:p>Kit Mono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38881.4492148706" calcext:value-type="float">
            <text:p>38881.4492148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-2</text:p>
          </table:table-cell>
          <table:table-cell office:value-type="string" calcext:value-type="string">
            <text:p>Kit Mono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42126.981461661" calcext:value-type="float">
            <text:p>42126.98146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</text:p>
          </table:table-cell>
          <table:table-cell office:value-type="string" calcext:value-type="string">
            <text:p>Kit Mono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42126.981461661" calcext:value-type="float">
            <text:p>42126.98146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7N</text:p>
          </table:table-cell>
          <table:table-cell office:value-type="string" calcext:value-type="string">
            <text:p>Kit tri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64845.680618921" calcext:value-type="float">
            <text:p>64845.680618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8N</text:p>
          </table:table-cell>
          <table:table-cell office:value-type="string" calcext:value-type="string">
            <text:p>Kit Tri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64845.680618921" calcext:value-type="float">
            <text:p>64845.680618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-2</text:p>
          </table:table-cell>
          <table:table-cell office:value-type="string" calcext:value-type="string">
            <text:p>Kit Tri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68091.2128657114" calcext:value-type="float">
            <text:p>68091.2128657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</text:p>
          </table:table-cell>
          <table:table-cell office:value-type="string" calcext:value-type="string">
            <text:p>Kit Tri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68091.2128657114" calcext:value-type="float">
            <text:p>68091.2128657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1</text:p>
          </table:table-cell>
          <table:table-cell office:value-type="string" calcext:value-type="string">
            <text:p>Caño de bajada pilar aislado 32mm x 2 mts con rosca 1 punta</text:p>
          </table:table-cell>
          <table:table-cell office:value-type="string" calcext:value-type="string">
            <text:p>GENROD</text:p>
          </table:table-cell>
          <table:table-cell office:value-type="float" office:value="48797.9267017954" calcext:value-type="float">
            <text:p>48797.9267017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4</text:p>
          </table:table-cell>
          <table:table-cell office:value-type="string" calcext:value-type="string">
            <text:p>Caño de bajada pilar aislado / D: 50mm H: 2 mtrs</text:p>
          </table:table-cell>
          <table:table-cell office:value-type="string" calcext:value-type="string">
            <text:p>GENROD</text:p>
          </table:table-cell>
          <table:table-cell office:value-type="float" office:value="53775.6547403238" calcext:value-type="float">
            <text:p>53775.6547403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6</text:p>
          </table:table-cell>
          <table:table-cell office:value-type="string" calcext:value-type="string">
            <text:p>Caño de bajada pilar aislado / D: 50mm H: 3,2 mtrs (Edemsa)</text:p>
          </table:table-cell>
          <table:table-cell office:value-type="string" calcext:value-type="string">
            <text:p>GENROD</text:p>
          </table:table-cell>
          <table:table-cell office:value-type="float" office:value="134235.117011458" calcext:value-type="float">
            <text:p>134235.117011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0</text:p>
          </table:table-cell>
          <table:table-cell office:value-type="string" calcext:value-type="string">
            <text:p>Caño de bajada pilar aislado / D: 63mm H: 4,2 mtrs (Edemsa)</text:p>
          </table:table-cell>
          <table:table-cell office:value-type="string" calcext:value-type="string">
            <text:p>GENROD</text:p>
          </table:table-cell>
          <table:table-cell office:value-type="float" office:value="232157.41278612" calcext:value-type="float">
            <text:p>232157.41278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</text:p>
          </table:table-cell>
          <table:table-cell office:value-type="string" calcext:value-type="string">
            <text:p>Caño de bajada pilar aislado / D: 50mm H: 3 mts </text:p>
          </table:table-cell>
          <table:table-cell office:value-type="string" calcext:value-type="string">
            <text:p>GENROD</text:p>
          </table:table-cell>
          <table:table-cell office:value-type="float" office:value="73360.0979530926" calcext:value-type="float">
            <text:p>73360.0979530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-2</text:p>
          </table:table-cell>
          <table:table-cell office:value-type="string" calcext:value-type="string">
            <text:p>Caño de bajada pilar EDENOR aislado / d=50mm h=3mts</text:p>
          </table:table-cell>
          <table:table-cell office:value-type="string" calcext:value-type="string">
            <text:p>GENROD</text:p>
          </table:table-cell>
          <table:table-cell office:value-type="float" office:value="73360.0979530926" calcext:value-type="float">
            <text:p>73360.0979530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9</text:p>
          </table:table-cell>
          <table:table-cell office:value-type="string" calcext:value-type="string">
            <text:p>Caño de bajada pilar aislado / D: 50mm H: 3mtrs ( Oceba )</text:p>
          </table:table-cell>
          <table:table-cell office:value-type="string" calcext:value-type="string">
            <text:p>GENROD</text:p>
          </table:table-cell>
          <table:table-cell office:value-type="float" office:value="93801.3793216753" calcext:value-type="float">
            <text:p>93801.3793216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5</text:p>
          </table:table-cell>
          <table:table-cell office:value-type="string" calcext:value-type="string">
            <text:p>Caño de bajada pilar aislado / D: 50mm H: 3,2 mtrs (E. Rios)</text:p>
          </table:table-cell>
          <table:table-cell office:value-type="string" calcext:value-type="string">
            <text:p>GENROD</text:p>
          </table:table-cell>
          <table:table-cell office:value-type="float" office:value="83152.3328446135" calcext:value-type="float">
            <text:p>83152.3328446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3-1</text:p>
          </table:table-cell>
          <table:table-cell office:value-type="string" calcext:value-type="string">
            <text:p>Pipeta de bajada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4048.56560027462" calcext:value-type="float">
            <text:p>4048.56560027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0</text:p>
          </table:table-cell>
          <table:table-cell office:value-type="string" calcext:value-type="string">
            <text:p>Conector para Caño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3786.87498390741" calcext:value-type="float">
            <text:p>3786.87498390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6</text:p>
          </table:table-cell>
          <table:table-cell office:value-type="string" calcext:value-type="string">
            <text:p>Pipeta de bajada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10236.8884060812" calcext:value-type="float">
            <text:p>10236.8884060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5</text:p>
          </table:table-cell>
          <table:table-cell office:value-type="string" calcext:value-type="string">
            <text:p>Conector para Caño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8954.07563745404" calcext:value-type="float">
            <text:p>8954.07563745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</text:p>
          </table:table-cell>
          <table:table-cell office:value-type="string" calcext:value-type="string">
            <text:p>Caja medidor mono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11985.448979207" calcext:value-type="float">
            <text:p>11985.448979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</text:p>
          </table:table-cell>
          <table:table-cell office:value-type="string" calcext:value-type="string">
            <text:p>Caja medidor mono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.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-2</text:p>
          </table:table-cell>
          <table:table-cell office:value-type="string" calcext:value-type="string">
            <text:p>Caja medidor mono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.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-5</text:p>
          </table:table-cell>
          <table:table-cell office:value-type="string" calcext:value-type="string">
            <text:p>Caja medidor mono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18610.5960929774" calcext:value-type="float">
            <text:p>18610.5960929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</text:p>
          </table:table-cell>
          <table:table-cell office:value-type="string" calcext:value-type="string">
            <text:p>Caja medidor tri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24031.1322654244" calcext:value-type="float">
            <text:p>24031.1322654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</text:p>
          </table:table-cell>
          <table:table-cell office:value-type="string" calcext:value-type="string">
            <text:p>Caja medidor tri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.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-2</text:p>
          </table:table-cell>
          <table:table-cell office:value-type="string" calcext:value-type="string">
            <text:p>Caja medidor tri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.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-5</text:p>
          </table:table-cell>
          <table:table-cell office:value-type="string" calcext:value-type="string">
            <text:p>Caja medidor tri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33667.6939341754" calcext:value-type="float">
            <text:p>33667.6939341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</text:p>
          </table:table-cell>
          <table:table-cell office:value-type="string" calcext:value-type="string">
            <text:p>Tapa repuesto p/caja medidor trifásico sin reset</text:p>
          </table:table-cell>
          <table:table-cell office:value-type="string" calcext:value-type="string">
            <text:p>GENROD</text:p>
          </table:table-cell>
          <table:table-cell office:value-type="float" office:value="14394.5956629685" calcext:value-type="float">
            <text:p>14394.595662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</text:p>
          </table:table-cell>
          <table:table-cell office:value-type="string" calcext:value-type="string">
            <text:p>Tapa repuesto p/caja medidor trifásico con reset</text:p>
          </table:table-cell>
          <table:table-cell office:value-type="string" calcext:value-type="string">
            <text:p>GENROD</text:p>
          </table:table-cell>
          <table:table-cell office:value-type="float" office:value="15478.7129239759" calcext:value-type="float">
            <text:p>15478.7129239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2</text:p>
          </table:table-cell>
          <table:table-cell office:value-type="string" calcext:value-type="string">
            <text:p>Tapa repuesto p/caja medidor monofásico sin reset</text:p>
          </table:table-cell>
          <table:table-cell office:value-type="string" calcext:value-type="string">
            <text:p>GENROD</text:p>
          </table:table-cell>
          <table:table-cell office:value-type="float" office:value="7167.18067797904" calcext:value-type="float">
            <text:p>7167.18067797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</text:p>
          </table:table-cell>
          <table:table-cell office:value-type="string" calcext:value-type="string">
            <text:p>Tapa repuesto p/caja medidor monofásico con reset</text:p>
          </table:table-cell>
          <table:table-cell office:value-type="string" calcext:value-type="string">
            <text:p>GENROD</text:p>
          </table:table-cell>
          <table:table-cell office:value-type="float" office:value="7528.56145374653" calcext:value-type="float">
            <text:p>7528.56145374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</text:p>
          </table:table-cell>
          <table:table-cell office:value-type="string" calcext:value-type="string">
            <text:p>Gab. Plast. Monof. Provis. de Obra - p/P.de Diario</text:p>
          </table:table-cell>
          <table:table-cell office:value-type="string" calcext:value-type="string">
            <text:p>GENROD</text:p>
          </table:table-cell>
          <table:table-cell office:value-type="float" office:value="117599.80161842" calcext:value-type="float">
            <text:p>117599.80161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</text:p>
          </table:table-cell>
          <table:table-cell office:value-type="string" calcext:value-type="string">
            <text:p>Gabinete Plastico Provisorio de Obra Trifasico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.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-5</text:p>
          </table:table-cell>
          <table:table-cell office:value-type="string" calcext:value-type="string">
            <text:p>Gab. provisorio obra monofásico (Edemsa)</text:p>
          </table:table-cell>
          <table:table-cell office:value-type="string" calcext:value-type="string">
            <text:p>GENROD</text:p>
          </table:table-cell>
          <table:table-cell office:value-type="float" office:value="129359.829406223" calcext:value-type="float">
            <text:p>129359.829406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-5</text:p>
          </table:table-cell>
          <table:table-cell office:value-type="string" calcext:value-type="string">
            <text:p>Gab. provisorio obra trifásico (Edemsa)</text:p>
          </table:table-cell>
          <table:table-cell office:value-type="string" calcext:value-type="string">
            <text:p>GENROD</text:p>
          </table:table-cell>
          <table:table-cell office:value-type="float" office:value="164112.367523962" calcext:value-type="float">
            <text:p>164112.367523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SB</text:p>
          </table:table-cell>
          <table:table-cell office:value-type="string" calcext:value-type="string">
            <text:p>Gab. provisorio obra trifásico (Bombero - Epec)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.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1</text:p>
          </table:table-cell>
          <table:table-cell office:value-type="string" calcext:value-type="string">
            <text:p>Caja de Toma 60A sin Bases </text:p>
          </table:table-cell>
          <table:table-cell office:value-type="string" calcext:value-type="string">
            <text:p>GENROD</text:p>
          </table:table-cell>
          <table:table-cell office:value-type="float" office:value="34297.9927595251" calcext:value-type="float">
            <text:p>34297.9927595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1</text:p>
          </table:table-cell>
          <table:table-cell office:value-type="string" calcext:value-type="string">
            <text:p>Caja de Toma 60A c/Bases NH00 </text:p>
          </table:table-cell>
          <table:table-cell office:value-type="string" calcext:value-type="string">
            <text:p>GENROD</text:p>
          </table:table-cell>
          <table:table-cell office:value-type="float" office:value="57462.9341331259" calcext:value-type="float">
            <text:p>57462.9341331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1</text:p>
          </table:table-cell>
          <table:table-cell office:value-type="string" calcext:value-type="string">
            <text:p>Caja de Toma 60A c/Bases NH00 BL </text:p>
          </table:table-cell>
          <table:table-cell office:value-type="string" calcext:value-type="string">
            <text:p>GENROD</text:p>
          </table:table-cell>
          <table:table-cell office:value-type="float" office:value="62791.1237958465" calcext:value-type="float">
            <text:p>62791.1237958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1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2682.792919298" calcext:value-type="float">
            <text:p>202682.792919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1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4984.043855294" calcext:value-type="float">
            <text:p>194984.043855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1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.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1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3044.207418788" calcext:value-type="float">
            <text:p>603044.207418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1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15728.458444882" calcext:value-type="float">
            <text:p>715728.45844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1</text:p>
          </table:table-cell>
          <table:table-cell office:value-type="string" calcext:value-type="string">
            <text:p>Gabinete para toma T3</text:p>
          </table:table-cell>
          <table:table-cell office:value-type="string" calcext:value-type="string">
            <text:p>GENROD</text:p>
          </table:table-cell>
          <table:table-cell office:value-type="float" office:value="428307.935094002" calcext:value-type="float">
            <text:p>428307.935094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1</text:p>
          </table:table-cell>
          <table:table-cell office:value-type="string" calcext:value-type="string">
            <text:p>Caja de toma y secc. 400 A c/6 bases NH T3</text:p>
          </table:table-cell>
          <table:table-cell office:value-type="string" calcext:value-type="string">
            <text:p>GENROD</text:p>
          </table:table-cell>
          <table:table-cell office:value-type="float" office:value="610742.980409709" calcext:value-type="float">
            <text:p>610742.980409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701</text:p>
          </table:table-cell>
          <table:table-cell office:value-type="string" calcext:value-type="string">
            <text:p>Gabinete para trafos 600/5 A T3</text:p>
          </table:table-cell>
          <table:table-cell office:value-type="string" calcext:value-type="string">
            <text:p>GENROD</text:p>
          </table:table-cell>
          <table:table-cell office:value-type="float" office:value="484714.208674218" calcext:value-type="float">
            <text:p>484714.208674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1</text:p>
          </table:table-cell>
          <table:table-cell office:value-type="string" calcext:value-type="string">
            <text:p>Gabinete para trafos 750/5 A T3</text:p>
          </table:table-cell>
          <table:table-cell office:value-type="string" calcext:value-type="string">
            <text:p>GENROD</text:p>
          </table:table-cell>
          <table:table-cell office:value-type="float" office:value="681084.027839572" calcext:value-type="float">
            <text:p>681084.027839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</text:p>
          </table:table-cell>
          <table:table-cell office:value-type="string" calcext:value-type="string">
            <text:p>Caja Country 250A c/6 BNH1 + 3 BNH T00</text:p>
          </table:table-cell>
          <table:table-cell office:value-type="string" calcext:value-type="string">
            <text:p>GENROD</text:p>
          </table:table-cell>
          <table:table-cell office:value-type="float" office:value="528622.830880886" calcext:value-type="float">
            <text:p>528622.830880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-C</text:p>
          </table:table-cell>
          <table:table-cell office:value-type="string" calcext:value-type="string">
            <text:p>Caja Country 250A c/6 BNH1 c/ptes + 3 BNH T00</text:p>
          </table:table-cell>
          <table:table-cell office:value-type="string" calcext:value-type="string">
            <text:p>GENROD</text:p>
          </table:table-cell>
          <table:table-cell office:value-type="float" office:value="739081.393613243" calcext:value-type="float">
            <text:p>739081.393613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</text:p>
          </table:table-cell>
          <table:table-cell office:value-type="string" calcext:value-type="string">
            <text:p>Caja Country 500A c/6 BNH3 + 3 BNH T00 BL</text:p>
          </table:table-cell>
          <table:table-cell office:value-type="string" calcext:value-type="string">
            <text:p>GENROD</text:p>
          </table:table-cell>
          <table:table-cell office:value-type="float" office:value="681340.644035169" calcext:value-type="float">
            <text:p>681340.644035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-C</text:p>
          </table:table-cell>
          <table:table-cell office:value-type="string" calcext:value-type="string">
            <text:p>Caja Country 500A c/6 BNH3 c/ptes + 3BNH00 BL</text:p>
          </table:table-cell>
          <table:table-cell office:value-type="string" calcext:value-type="string">
            <text:p>GENROD</text:p>
          </table:table-cell>
          <table:table-cell office:value-type="float" office:value="941558.893576064" calcext:value-type="float">
            <text:p>941558.893576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2</text:p>
          </table:table-cell>
          <table:table-cell office:value-type="string" calcext:value-type="string">
            <text:p>Caja de Toma 60A 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.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2</text:p>
          </table:table-cell>
          <table:table-cell office:value-type="string" calcext:value-type="string">
            <text:p>Caja de Toma 60A sin Bases <text:s/></text:p>
          </table:table-cell>
          <table:table-cell office:value-type="string" calcext:value-type="string">
            <text:p>GENROD</text:p>
          </table:table-cell>
          <table:table-cell office:value-type="float" office:value="32337.1100483131" calcext:value-type="float">
            <text:p>32337.1100483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2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13512.403131091" calcext:value-type="float">
            <text:p>213512.403131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2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.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2</text:p>
          </table:table-cell>
          <table:table-cell office:value-type="string" calcext:value-type="string">
            <text:p>Caja de toma 500 A c/6 bases NH T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.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2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597911.716018425" calcext:value-type="float">
            <text:p>597911.716018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2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3923.204702944" calcext:value-type="float">
            <text:p>733923.204702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2</text:p>
          </table:table-cell>
          <table:table-cell office:value-type="string" calcext:value-type="string">
            <text:p>Caja Club de Campo 250A</text:p>
          </table:table-cell>
          <table:table-cell office:value-type="string" calcext:value-type="string">
            <text:p>GENROD</text:p>
          </table:table-cell>
          <table:table-cell office:value-type="float" office:value="792690.442990324" calcext:value-type="float">
            <text:p>792690.442990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2</text:p>
          </table:table-cell>
          <table:table-cell office:value-type="string" calcext:value-type="string">
            <text:p>Caja Club de Campo 500A</text:p>
          </table:table-cell>
          <table:table-cell office:value-type="string" calcext:value-type="string">
            <text:p>GENROD</text:p>
          </table:table-cell>
          <table:table-cell office:value-type="float" office:value="923826.056470076" calcext:value-type="float">
            <text:p>923826.056470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3</text:p>
          </table:table-cell>
          <table:table-cell office:value-type="string" calcext:value-type="string">
            <text:p>Caja Toma 100A DIN00 p/pared C/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.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3</text:p>
          </table:table-cell>
          <table:table-cell office:value-type="string" calcext:value-type="string">
            <text:p>Caja Toma 100A DIN00 p/pared S/bases NH </text:p>
          </table:table-cell>
          <table:table-cell office:value-type="string" calcext:value-type="string">
            <text:p>GENROD</text:p>
          </table:table-cell>
          <table:table-cell office:value-type="float" office:value="31110.7119390813" calcext:value-type="float">
            <text:p>31110.7119390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3</text:p>
          </table:table-cell>
          <table:table-cell office:value-type="string" calcext:value-type="string">
            <text:p>Caja Toma 100A DIN00 p/pared C/bases NH </text:p>
          </table:table-cell>
          <table:table-cell office:value-type="string" calcext:value-type="string">
            <text:p>GENROD</text:p>
          </table:table-cell>
          <table:table-cell office:value-type="float" office:value="48625.4073336226" calcext:value-type="float">
            <text:p>48625.4073336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3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9919.632831227" calcext:value-type="float">
            <text:p>209919.6328312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3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5379.498542932" calcext:value-type="float">
            <text:p>605379.498542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3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6258.495827088" calcext:value-type="float">
            <text:p>736258.495827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3</text:p>
          </table:table-cell>
          <table:table-cell office:value-type="string" calcext:value-type="string">
            <text:p>Caja de Toma 100A c/Bases NH00 BL</text:p>
          </table:table-cell>
          <table:table-cell office:value-type="string" calcext:value-type="string">
            <text:p>GENROD</text:p>
          </table:table-cell>
          <table:table-cell office:value-type="float" office:value="61251.3787684295" calcext:value-type="float">
            <text:p>61251.3787684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3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.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603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.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403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6575.112121831" calcext:value-type="float">
            <text:p>196575.11212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3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.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303</text:p>
          </table:table-cell>
          <table:table-cell office:value-type="string" calcext:value-type="string">
            <text:p>Caja de Toma E/S 6 Bases NH T00 </text:p>
          </table:table-cell>
          <table:table-cell office:value-type="string" calcext:value-type="string">
            <text:p>GENROD</text:p>
          </table:table-cell>
          <table:table-cell office:value-type="float" office:value="256317.539806315" calcext:value-type="float">
            <text:p>256317.539806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3</text:p>
          </table:table-cell>
          <table:table-cell office:value-type="string" calcext:value-type="string">
            <text:p>Caja de Toma E/S 6 Bases NH T00 (420x520)</text:p>
          </table:table-cell>
          <table:table-cell office:value-type="string" calcext:value-type="string">
            <text:p>GENROD</text:p>
          </table:table-cell>
          <table:table-cell office:value-type="float" office:value="330738.916344216" calcext:value-type="float">
            <text:p>330738.916344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3</text:p>
          </table:table-cell>
          <table:table-cell office:value-type="string" calcext:value-type="string">
            <text:p>Caja de Toma E/S 6 Bases NH T01</text:p>
          </table:table-cell>
          <table:table-cell office:value-type="string" calcext:value-type="string">
            <text:p>GENROD</text:p>
          </table:table-cell>
          <table:table-cell office:value-type="float" office:value="397743.83359673" calcext:value-type="float">
            <text:p>397743.83359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3</text:p>
          </table:table-cell>
          <table:table-cell office:value-type="string" calcext:value-type="string">
            <text:p>Caja Toma Country 250A EDEA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.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3</text:p>
          </table:table-cell>
          <table:table-cell office:value-type="string" calcext:value-type="string">
            <text:p>Caja Toma Country 500A EDEA</text:p>
          </table:table-cell>
          <table:table-cell office:value-type="string" calcext:value-type="string">
            <text:p>GENROD</text:p>
          </table:table-cell>
          <table:table-cell office:value-type="float" office:value="970017.378435115" calcext:value-type="float">
            <text:p>970017.378435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911</text:p>
          </table:table-cell>
          <table:table-cell office:value-type="string" calcext:value-type="string">
            <text:p>Caja de Toma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811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10</text:p>
          </table:table-cell>
          <table:table-cell office:value-type="string" calcext:value-type="string">
            <text:p>Caja de Toma Indirecta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10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10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41538.048446477" calcext:value-type="float">
            <text:p>641538.048446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6</text:p>
          </table:table-cell>
          <table:table-cell office:value-type="string" calcext:value-type="string">
            <text:p>Caja para Acometida CALF</text:p>
          </table:table-cell>
          <table:table-cell office:value-type="string" calcext:value-type="string">
            <text:p>GENROD</text:p>
          </table:table-cell>
          <table:table-cell office:value-type="float" office:value="589212.103974299" calcext:value-type="float">
            <text:p>589212.103974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8</text:p>
          </table:table-cell>
          <table:table-cell office:value-type="string" calcext:value-type="string">
            <text:p>Caja de ES CT 500A Barra</text:p>
          </table:table-cell>
          <table:table-cell office:value-type="string" calcext:value-type="string">
            <text:p>GENROD</text:p>
          </table:table-cell>
          <table:table-cell office:value-type="float" office:value="1026476.26730802" calcext:value-type="float">
            <text:p>1026476.2673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8</text:p>
          </table:table-cell>
          <table:table-cell office:value-type="string" calcext:value-type="string">
            <text:p>Caja Country Bases y barras</text:p>
          </table:table-cell>
          <table:table-cell office:value-type="string" calcext:value-type="string">
            <text:p>GENROD</text:p>
          </table:table-cell>
          <table:table-cell office:value-type="float" office:value="1121427.68122813" calcext:value-type="float">
            <text:p>1121427.6812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9</text:p>
          </table:table-cell>
          <table:table-cell office:value-type="string" calcext:value-type="string">
            <text:p>Caja de Toma 63 Río Negro (antes 086109)</text:p>
          </table:table-cell>
          <table:table-cell office:value-type="string" calcext:value-type="string">
            <text:p>GENROD</text:p>
          </table:table-cell>
          <table:table-cell office:value-type="float" office:value="92323.5922964417" calcext:value-type="float">
            <text:p>92323.5922964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209</text:p>
          </table:table-cell>
          <table:table-cell office:value-type="string" calcext:value-type="string">
            <text:p>Caja de Toma con 6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163727.066666452" calcext:value-type="float">
            <text:p>163727.066666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309</text:p>
          </table:table-cell>
          <table:table-cell office:value-type="string" calcext:value-type="string">
            <text:p>Caja de Toma con 12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332586.624733268" calcext:value-type="float">
            <text:p>332586.624733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5</text:p>
          </table:table-cell>
          <table:table-cell office:value-type="string" calcext:value-type="string">
            <text:p>Caja de Toma 63A Sin Bases</text:p>
          </table:table-cell>
          <table:table-cell office:value-type="string" calcext:value-type="string">
            <text:p>GENROD</text:p>
          </table:table-cell>
          <table:table-cell office:value-type="float" office:value="35570.7851627674" calcext:value-type="float">
            <text:p>35570.785162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5</text:p>
          </table:table-cell>
          <table:table-cell office:value-type="string" calcext:value-type="string">
            <text:p>Caja de Toma 63A c/Bases NH00</text:p>
          </table:table-cell>
          <table:table-cell office:value-type="string" calcext:value-type="string">
            <text:p>GENROD</text:p>
          </table:table-cell>
          <table:table-cell office:value-type="float" office:value="60209.8639546173" calcext:value-type="float">
            <text:p>60209.8639546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05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81774.775632406" calcext:value-type="float">
            <text:p>281774.775632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5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358762.433760866" calcext:value-type="float">
            <text:p>358762.433760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5</text:p>
          </table:table-cell>
          <table:table-cell office:value-type="string" calcext:value-type="string">
            <text:p>Caja de Toma 125A c/3 Bases NH T00</text:p>
          </table:table-cell>
          <table:table-cell office:value-type="string" calcext:value-type="string">
            <text:p>GENROD</text:p>
          </table:table-cell>
          <table:table-cell office:value-type="float" office:value="230449.670213433" calcext:value-type="float">
            <text:p>230449.670213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5</text:p>
          </table:table-cell>
          <table:table-cell office:value-type="string" calcext:value-type="string">
            <text:p>Caja de Toma para medición directa T2</text:p>
          </table:table-cell>
          <table:table-cell office:value-type="string" calcext:value-type="string">
            <text:p>GENROD</text:p>
          </table:table-cell>
          <table:table-cell office:value-type="float" office:value="300251.811669083" calcext:value-type="float">
            <text:p>300251.811669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5</text:p>
          </table:table-cell>
          <table:table-cell office:value-type="string" calcext:value-type="string">
            <text:p>Caja de Toma 500A c/3 Bases NH T3</text:p>
          </table:table-cell>
          <table:table-cell office:value-type="string" calcext:value-type="string">
            <text:p>GENROD</text:p>
          </table:table-cell>
          <table:table-cell office:value-type="float" office:value="953363.669258042" calcext:value-type="float">
            <text:p>953363.669258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0105</text:p>
          </table:table-cell>
          <table:table-cell office:value-type="string" calcext:value-type="string">
            <text:p>Kit de prolongacion de borne para caja de toma 125A Edemsa</text:p>
          </table:table-cell>
          <table:table-cell office:value-type="string" calcext:value-type="string">
            <text:p>GENROD</text:p>
          </table:table-cell>
          <table:table-cell office:value-type="float" office:value="24009.968336761" calcext:value-type="float">
            <text:p>24009.968336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7</text:p>
          </table:table-cell>
          <table:table-cell office:value-type="string" calcext:value-type="string">
            <text:p>Caja de toma 210x270-c-SBC unipolar</text:p>
          </table:table-cell>
          <table:table-cell office:value-type="string" calcext:value-type="string">
            <text:p>GENROD</text:p>
          </table:table-cell>
          <table:table-cell office:value-type="float" office:value="45478.9219083762" calcext:value-type="float">
            <text:p>45478.921908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7</text:p>
          </table:table-cell>
          <table:table-cell office:value-type="string" calcext:value-type="string">
            <text:p>Caja toma doble suministro-6 Bases NH T1-EPE</text:p>
          </table:table-cell>
          <table:table-cell office:value-type="string" calcext:value-type="string">
            <text:p>GENROD</text:p>
          </table:table-cell>
          <table:table-cell office:value-type="float" office:value="992637.623520346" calcext:value-type="float">
            <text:p>992637.623520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907</text:p>
          </table:table-cell>
          <table:table-cell office:value-type="string" calcext:value-type="string">
            <text:p>Caja toma doble suministro-6 Bases NH T3-EPE</text:p>
          </table:table-cell>
          <table:table-cell office:value-type="string" calcext:value-type="string">
            <text:p>GENROD</text:p>
          </table:table-cell>
          <table:table-cell office:value-type="float" office:value="1130330.02604851" calcext:value-type="float">
            <text:p>1130330.02604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7</text:p>
          </table:table-cell>
          <table:table-cell office:value-type="string" calcext:value-type="string">
            <text:p>Caja Club de Campo 250A <text:s/>EPE <text:s/>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.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7</text:p>
          </table:table-cell>
          <table:table-cell office:value-type="string" calcext:value-type="string">
            <text:p>Caja Club de Campo 500A EPE <text:s/></text:p>
          </table:table-cell>
          <table:table-cell office:value-type="string" calcext:value-type="string">
            <text:p>GENROD</text:p>
          </table:table-cell>
          <table:table-cell office:value-type="float" office:value="1018518.29401436" calcext:value-type="float">
            <text:p>1018518.294014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3</text:p>
          </table:table-cell>
          <table:table-cell office:value-type="string" calcext:value-type="string">
            <text:p>Caja de toma 500A C/3 bases NH T3 </text:p>
          </table:table-cell>
          <table:table-cell office:value-type="string" calcext:value-type="string">
            <text:p>GENROD</text:p>
          </table:table-cell>
          <table:table-cell office:value-type="float" office:value="514944.697153755" calcext:value-type="float">
            <text:p>514944.697153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1</text:p>
          </table:table-cell>
          <table:table-cell office:value-type="string" calcext:value-type="string">
            <text:p>Bandeja Plástica portamedidor monofásicas</text:p>
          </table:table-cell>
          <table:table-cell office:value-type="string" calcext:value-type="string">
            <text:p>GENROD</text:p>
          </table:table-cell>
          <table:table-cell office:value-type="float" office:value="3774.94985354912" calcext:value-type="float">
            <text:p>3774.94985354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2</text:p>
          </table:table-cell>
          <table:table-cell office:value-type="string" calcext:value-type="string">
            <text:p>Bandeja Plástica portamedidor Trifásicas</text:p>
          </table:table-cell>
          <table:table-cell office:value-type="string" calcext:value-type="string">
            <text:p>GENROD</text:p>
          </table:table-cell>
          <table:table-cell office:value-type="float" office:value="7188.60324523228" calcext:value-type="float">
            <text:p>7188.60324523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0</text:p>
          </table:table-cell>
          <table:table-cell office:value-type="string" calcext:value-type="string">
            <text:p>Gab. p/Deriv. Aérea Monof. - 2 Entrada y 6 Salidas (Edesa)</text:p>
          </table:table-cell>
          <table:table-cell office:value-type="string" calcext:value-type="string">
            <text:p>GENROD</text:p>
          </table:table-cell>
          <table:table-cell office:value-type="float" office:value="39929.3843271971" calcext:value-type="float">
            <text:p>39929.3843271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1</text:p>
          </table:table-cell>
          <table:table-cell office:value-type="string" calcext:value-type="string">
            <text:p>Gab. p/Deriv. Aérea Trif. - 2 Entrada y 12 Salidas (Edesa)</text:p>
          </table:table-cell>
          <table:table-cell office:value-type="string" calcext:value-type="string">
            <text:p>GENROD</text:p>
          </table:table-cell>
          <table:table-cell office:value-type="float" office:value="61500.2904964289" calcext:value-type="float">
            <text:p>61500.2904964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EJE</text:p>
          </table:table-cell>
          <table:table-cell office:value-type="string" calcext:value-type="string">
            <text:p>Caja derivación aérea monofásica 6 salidas (Ejesa)</text:p>
          </table:table-cell>
          <table:table-cell office:value-type="string" calcext:value-type="string">
            <text:p>GENROD</text:p>
          </table:table-cell>
          <table:table-cell office:value-type="float" office:value="84583.7607142247" calcext:value-type="float">
            <text:p>84583.7607142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1</text:p>
          </table:table-cell>
          <table:table-cell office:value-type="string" calcext:value-type="string">
            <text:p>Gab. Mod. Viv. Col. 4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.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1</text:p>
          </table:table-cell>
          <table:table-cell office:value-type="string" calcext:value-type="string">
            <text:p>Gab. Mod. Viv. Col. 8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.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1</text:p>
          </table:table-cell>
          <table:table-cell office:value-type="string" calcext:value-type="string">
            <text:p>Gab. Mod. Viv. Col. 12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.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1</text:p>
          </table:table-cell>
          <table:table-cell office:value-type="string" calcext:value-type="string">
            <text:p>Gab. Mod. Viv. Col. 3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.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1</text:p>
          </table:table-cell>
          <table:table-cell office:value-type="string" calcext:value-type="string">
            <text:p>Gab. Mod. Viv. Col. 6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.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1</text:p>
          </table:table-cell>
          <table:table-cell office:value-type="string" calcext:value-type="string">
            <text:p>Gab. Mod. Viv. Col. 9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.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1</text:p>
          </table:table-cell>
          <table:table-cell office:value-type="string" calcext:value-type="string">
            <text:p>Gab. Mod. Viv. Col. <text:s/>1 Trif. c/TM e 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15527.970014919" calcext:value-type="float">
            <text:p>415527.970014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1</text:p>
          </table:table-cell>
          <table:table-cell office:value-type="string" calcext:value-type="string">
            <text:p>Gab. Mod. Viv. Col. 2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47638.772891775" calcext:value-type="float">
            <text:p>547638.772891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1</text:p>
          </table:table-cell>
          <table:table-cell office:value-type="string" calcext:value-type="string">
            <text:p>Gab. Mod. Viv. Col. 4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1081445.44233906" calcext:value-type="float">
            <text:p>1081445.44233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1</text:p>
          </table:table-cell>
          <table:table-cell office:value-type="string" calcext:value-type="string">
            <text:p>Gab. Mod. Viv. Col. 1 Monof.+1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13481.925021558" calcext:value-type="float">
            <text:p>513481.925021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1</text:p>
          </table:table-cell>
          <table:table-cell office:value-type="string" calcext:value-type="string">
            <text:p>Gab. Mod. Viv. Col. 4 Monof.c/TM Edesur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.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1</text:p>
          </table:table-cell>
          <table:table-cell office:value-type="string" calcext:value-type="string">
            <text:p>Gab. Mod. Viv. Col. 8 Monof.c/TM Edesur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.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1</text:p>
          </table:table-cell>
          <table:table-cell office:value-type="string" calcext:value-type="string">
            <text:p>Gab. Mod. Viv. Col. 12 Monof.c/TM Edesur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.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1</text:p>
          </table:table-cell>
          <table:table-cell office:value-type="string" calcext:value-type="string">
            <text:p>Gab. Mod. Viv. Col. 3 Monof.c/TM Edesu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1</text:p>
          </table:table-cell>
          <table:table-cell office:value-type="string" calcext:value-type="string">
            <text:p>Gab. Mod. Viv. Col. 6 Monof.c/TM Edesur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.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1</text:p>
          </table:table-cell>
          <table:table-cell office:value-type="string" calcext:value-type="string">
            <text:p>Gab. Mod. Viv. Col. 9 Monof.c/TM Edesur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.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1</text:p>
          </table:table-cell>
          <table:table-cell office:value-type="string" calcext:value-type="string">
            <text:p>Gab. Mod. Viv. Col. <text:s/>1 Trif. c/TM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97997.889612101" calcext:value-type="float">
            <text:p>397997.889612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1</text:p>
          </table:table-cell>
          <table:table-cell office:value-type="string" calcext:value-type="string">
            <text:p>Gab. Mod. Viv. Col. <text:s/>2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429049.573844465" calcext:value-type="float">
            <text:p>429049.573844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1</text:p>
          </table:table-cell>
          <table:table-cell office:value-type="string" calcext:value-type="string">
            <text:p>Gab. Mod. Viv. Col. <text:s/>4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837435.669885014" calcext:value-type="float">
            <text:p>837435.6698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1</text:p>
          </table:table-cell>
          <table:table-cell office:value-type="string" calcext:value-type="string">
            <text:p>Gab. Mod. Viv. Col. 1 Monof. 1 Trif. c/TM Edesur</text:p>
          </table:table-cell>
          <table:table-cell office:value-type="string" calcext:value-type="string">
            <text:p>GENROD</text:p>
          </table:table-cell>
          <table:table-cell office:value-type="float" office:value="451604.378808954" calcext:value-type="float">
            <text:p>451604.378808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1</text:p>
          </table:table-cell>
          <table:table-cell office:value-type="string" calcext:value-type="string">
            <text:p>Gab. Mod. Viv. Col. 4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.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1</text:p>
          </table:table-cell>
          <table:table-cell office:value-type="string" calcext:value-type="string">
            <text:p>Gab. Mod. Viv. Col. 8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.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1</text:p>
          </table:table-cell>
          <table:table-cell office:value-type="string" calcext:value-type="string">
            <text:p>Gab. Mod. Viv. Col. 12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.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1</text:p>
          </table:table-cell>
          <table:table-cell office:value-type="string" calcext:value-type="string">
            <text:p>Gab. Mod. Viv. Col. 3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1</text:p>
          </table:table-cell>
          <table:table-cell office:value-type="string" calcext:value-type="string">
            <text:p>Gab. Mod. Viv. Col. 6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.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1</text:p>
          </table:table-cell>
          <table:table-cell office:value-type="string" calcext:value-type="string">
            <text:p>Gab. Mod. Viv. Col. 9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.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1</text:p>
          </table:table-cell>
          <table:table-cell office:value-type="string" calcext:value-type="string">
            <text:p>Gab. Mod. Viv. Col. <text:s/>1 Trif.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88529.098934888" calcext:value-type="float">
            <text:p>388529.098934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1</text:p>
          </table:table-cell>
          <table:table-cell office:value-type="string" calcext:value-type="string">
            <text:p>Gab. Mod. Viv. Col. <text:s/>2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10111.99249004" calcext:value-type="float">
            <text:p>410111.99249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1</text:p>
          </table:table-cell>
          <table:table-cell office:value-type="string" calcext:value-type="string">
            <text:p>Gab. Mod. Viv. Col. <text:s/>4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560.507176164" calcext:value-type="float">
            <text:p>799560.507176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1</text:p>
          </table:table-cell>
          <table:table-cell office:value-type="string" calcext:value-type="string">
            <text:p>Gab. Mod. Viv. Col. 1 Monof. 1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37401.360281562" calcext:value-type="float">
            <text:p>437401.360281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1</text:p>
          </table:table-cell>
          <table:table-cell office:value-type="string" calcext:value-type="string">
            <text:p>Gab. Mod. Viv. Col. <text:s/>1 Trif. T2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03975.33619487" calcext:value-type="float">
            <text:p>403975.33619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1</text:p>
          </table:table-cell>
          <table:table-cell office:value-type="string" calcext:value-type="string">
            <text:p>Gab. Mod. Viv. Col. <text:s/>2 Trif. T2 s/TM s/ID Edesur</text:p>
          </table:table-cell>
          <table:table-cell office:value-type="string" calcext:value-type="string">
            <text:p>GENROD</text:p>
          </table:table-cell>
          <table:table-cell office:value-type="float" office:value="432429.968820122" calcext:value-type="float">
            <text:p>432429.968820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19</text:p>
          </table:table-cell>
          <table:table-cell office:value-type="string" calcext:value-type="string">
            <text:p>KIT barras de acople para gab. Viviendas colectivas</text:p>
          </table:table-cell>
          <table:table-cell office:value-type="string" calcext:value-type="string">
            <text:p>GENROD</text:p>
          </table:table-cell>
          <table:table-cell office:value-type="float" office:value="20008.2870082025" calcext:value-type="float">
            <text:p>20008.2870082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9</text:p>
          </table:table-cell>
          <table:table-cell office:value-type="string" calcext:value-type="string">
            <text:p>Gab. Mod. Viv. Col. 4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.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9</text:p>
          </table:table-cell>
          <table:table-cell office:value-type="string" calcext:value-type="string">
            <text:p>Gab. Mod. Viv. Col. 8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.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9</text:p>
          </table:table-cell>
          <table:table-cell office:value-type="string" calcext:value-type="string">
            <text:p>Gab. Mod. Viv. Col. 12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.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9</text:p>
          </table:table-cell>
          <table:table-cell office:value-type="string" calcext:value-type="string">
            <text:p>Gab. Mod. Viv. Col. 3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.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9</text:p>
          </table:table-cell>
          <table:table-cell office:value-type="string" calcext:value-type="string">
            <text:p>Gab. Mod. Viv. Col. 6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.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9</text:p>
          </table:table-cell>
          <table:table-cell office:value-type="string" calcext:value-type="string">
            <text:p>Gab. Mod. Viv. Col. 9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.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9</text:p>
          </table:table-cell>
          <table:table-cell office:value-type="string" calcext:value-type="string">
            <text:p>Gab. Mod. Viv. Col. <text:s/>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.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9</text:p>
          </table:table-cell>
          <table:table-cell office:value-type="string" calcext:value-type="string">
            <text:p>Gab. Mod. Viv. Col. <text:s/>1 Trif. c/TM e 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.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9</text:p>
          </table:table-cell>
          <table:table-cell office:value-type="string" calcext:value-type="string">
            <text:p>Gab. Mod. Viv. Col. <text:s/>2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.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9</text:p>
          </table:table-cell>
          <table:table-cell office:value-type="string" calcext:value-type="string">
            <text:p>Gab. Mod. Viv. Col. <text:s/>4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.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9</text:p>
          </table:table-cell>
          <table:table-cell office:value-type="string" calcext:value-type="string">
            <text:p>Gab. Mod. Viv. Col. 1 Monof. 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.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9</text:p>
          </table:table-cell>
          <table:table-cell office:value-type="string" calcext:value-type="string">
            <text:p>Gab. Mod. Viv. Col. 4 Monof.c/TM Edenor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9</text:p>
          </table:table-cell>
          <table:table-cell office:value-type="string" calcext:value-type="string">
            <text:p>Gab. Mod. Viv. Col. 8 Monof.c/TM Edenor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9</text:p>
          </table:table-cell>
          <table:table-cell office:value-type="string" calcext:value-type="string">
            <text:p>Gab. Mod. Viv. Col. 12 Monof.c/TM Edenor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9</text:p>
          </table:table-cell>
          <table:table-cell office:value-type="string" calcext:value-type="string">
            <text:p>Gab. Mod. Viv. Col. 3 Monof.c/TM Edeno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9</text:p>
          </table:table-cell>
          <table:table-cell office:value-type="string" calcext:value-type="string">
            <text:p>Gab. Mod. Viv. Col. 6 Monof.c/TM Edenor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9</text:p>
          </table:table-cell>
          <table:table-cell office:value-type="string" calcext:value-type="string">
            <text:p>Gab. Mod. Viv. Col. 9 Monof.c/TM Edenor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9</text:p>
          </table:table-cell>
          <table:table-cell office:value-type="string" calcext:value-type="string">
            <text:p>Gab. Mod. Viv. Col. <text:s/>1 Trif. c/TM Edenor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9</text:p>
          </table:table-cell>
          <table:table-cell office:value-type="string" calcext:value-type="string">
            <text:p>Gab. Mod. Viv. Col. <text:s/>1 Trif. c/TM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9</text:p>
          </table:table-cell>
          <table:table-cell office:value-type="string" calcext:value-type="string">
            <text:p>Gab. Mod. Viv. Col. <text:s/>2 Trif. c/TM Edenor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9</text:p>
          </table:table-cell>
          <table:table-cell office:value-type="string" calcext:value-type="string">
            <text:p>Gab. Mod. Viv. Col. <text:s/>4 Trif. c/TM Edenor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9</text:p>
          </table:table-cell>
          <table:table-cell office:value-type="string" calcext:value-type="string">
            <text:p>Gab. Mod. Viv. Col. 1 Monof. 1 Trif. c/TM Edenor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9</text:p>
          </table:table-cell>
          <table:table-cell office:value-type="string" calcext:value-type="string">
            <text:p>Gab. Mod. Viv. Col. 4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9</text:p>
          </table:table-cell>
          <table:table-cell office:value-type="string" calcext:value-type="string">
            <text:p>Gab. Mod. Viv. Col. 8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9</text:p>
          </table:table-cell>
          <table:table-cell office:value-type="string" calcext:value-type="string">
            <text:p>Gab. Mod. Viv. Col. 12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9</text:p>
          </table:table-cell>
          <table:table-cell office:value-type="string" calcext:value-type="string">
            <text:p>Gab. Mod. Viv. Col. 3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9</text:p>
          </table:table-cell>
          <table:table-cell office:value-type="string" calcext:value-type="string">
            <text:p>Gab. Mod. Viv. Col. 6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9</text:p>
          </table:table-cell>
          <table:table-cell office:value-type="string" calcext:value-type="string">
            <text:p>Gab. Mod. Viv. Col. 9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9</text:p>
          </table:table-cell>
          <table:table-cell office:value-type="string" calcext:value-type="string">
            <text:p>Gab. Mod. Viv. Col. <text:s/>1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9</text:p>
          </table:table-cell>
          <table:table-cell office:value-type="string" calcext:value-type="string">
            <text:p>Gab. Mod. Viv. Col. <text:s/>1 Trif. s/TM s/ID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9</text:p>
          </table:table-cell>
          <table:table-cell office:value-type="string" calcext:value-type="string">
            <text:p>Gab. Mod. Viv. Col. <text:s/>2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9</text:p>
          </table:table-cell>
          <table:table-cell office:value-type="string" calcext:value-type="string">
            <text:p>Gab. Mod. Viv. Col. <text:s/>4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9</text:p>
          </table:table-cell>
          <table:table-cell office:value-type="string" calcext:value-type="string">
            <text:p>Gab. Mod. Viv. Col. 1 Monof. 1 Trif.s/TM s/ID Edenor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9</text:p>
          </table:table-cell>
          <table:table-cell office:value-type="string" calcext:value-type="string">
            <text:p>Gab. Mod. Viv. Col. <text:s/>1 Trif. T2 s/TM s/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.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9</text:p>
          </table:table-cell>
          <table:table-cell office:value-type="string" calcext:value-type="string">
            <text:p>Gab. Mod. Viv. Col. <text:s/>2 Trif. T2 s/TM s/ID Edenor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.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2</text:p>
          </table:table-cell>
          <table:table-cell office:value-type="string" calcext:value-type="string">
            <text:p>Gab. Mod. Viv. Col. 4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.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2</text:p>
          </table:table-cell>
          <table:table-cell office:value-type="string" calcext:value-type="string">
            <text:p>Gab. Mod. Viv. Col. 8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.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2</text:p>
          </table:table-cell>
          <table:table-cell office:value-type="string" calcext:value-type="string">
            <text:p>Gab. Mod. Viv. Col. 12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.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2</text:p>
          </table:table-cell>
          <table:table-cell office:value-type="string" calcext:value-type="string">
            <text:p>Gab. Mod. Viv. Col. 3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.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2</text:p>
          </table:table-cell>
          <table:table-cell office:value-type="string" calcext:value-type="string">
            <text:p>Gab. Mod. Viv. Col. 6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.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2</text:p>
          </table:table-cell>
          <table:table-cell office:value-type="string" calcext:value-type="string">
            <text:p>Gab. Mod. Viv. Col. 9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.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2</text:p>
          </table:table-cell>
          <table:table-cell office:value-type="string" calcext:value-type="string">
            <text:p>Gab. Mod. Viv. Col. <text:s/>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.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2</text:p>
          </table:table-cell>
          <table:table-cell office:value-type="string" calcext:value-type="string">
            <text:p>Gab. Mod. Viv. Col. <text:s/>1 Trif. c/TM e 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.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2</text:p>
          </table:table-cell>
          <table:table-cell office:value-type="string" calcext:value-type="string">
            <text:p>Gab. Mod. Viv. Col. <text:s/>2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.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2</text:p>
          </table:table-cell>
          <table:table-cell office:value-type="string" calcext:value-type="string">
            <text:p>Gab. Mod. Viv. Col. <text:s/>4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.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2</text:p>
          </table:table-cell>
          <table:table-cell office:value-type="string" calcext:value-type="string">
            <text:p>Gab. Mod. Viv. Col. 1 Monof. 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.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2</text:p>
          </table:table-cell>
          <table:table-cell office:value-type="string" calcext:value-type="string">
            <text:p>Gab. Mod. Viv. Col. 4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2</text:p>
          </table:table-cell>
          <table:table-cell office:value-type="string" calcext:value-type="string">
            <text:p>Gab. Mod. Viv. Col. 8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2</text:p>
          </table:table-cell>
          <table:table-cell office:value-type="string" calcext:value-type="string">
            <text:p>Gab. Mod. Viv. Col. 12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2</text:p>
          </table:table-cell>
          <table:table-cell office:value-type="string" calcext:value-type="string">
            <text:p>Gab. Mod. Viv. Col. 3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2</text:p>
          </table:table-cell>
          <table:table-cell office:value-type="string" calcext:value-type="string">
            <text:p>Gab. Mod. Viv. Col. 6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2</text:p>
          </table:table-cell>
          <table:table-cell office:value-type="string" calcext:value-type="string">
            <text:p>Gab. Mod. Viv. Col. 9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2</text:p>
          </table:table-cell>
          <table:table-cell office:value-type="string" calcext:value-type="string">
            <text:p>Gab. Mod. Viv. Col. <text:s/>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2</text:p>
          </table:table-cell>
          <table:table-cell office:value-type="string" calcext:value-type="string">
            <text:p>Gab. Mod. Viv. Col. <text:s/>1 Trif. c/TM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2</text:p>
          </table:table-cell>
          <table:table-cell office:value-type="string" calcext:value-type="string">
            <text:p>Gab. Mod. Viv. Col. <text:s/>2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2</text:p>
          </table:table-cell>
          <table:table-cell office:value-type="string" calcext:value-type="string">
            <text:p>Gab. Mod. Viv. Col. <text:s/>4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2</text:p>
          </table:table-cell>
          <table:table-cell office:value-type="string" calcext:value-type="string">
            <text:p>Gab. Mod. Viv. Col. 1 Monof. 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2</text:p>
          </table:table-cell>
          <table:table-cell office:value-type="string" calcext:value-type="string">
            <text:p>Gab. Mod. Viv. Col. 4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2</text:p>
          </table:table-cell>
          <table:table-cell office:value-type="string" calcext:value-type="string">
            <text:p>Gab. Mod. Viv. Col. 8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2</text:p>
          </table:table-cell>
          <table:table-cell office:value-type="string" calcext:value-type="string">
            <text:p>Gab. Mod. Viv. Col. 12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2</text:p>
          </table:table-cell>
          <table:table-cell office:value-type="string" calcext:value-type="string">
            <text:p>Gab. Mod. Viv. Col. 3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2</text:p>
          </table:table-cell>
          <table:table-cell office:value-type="string" calcext:value-type="string">
            <text:p>Gab. Mod. Viv. Col. 6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2</text:p>
          </table:table-cell>
          <table:table-cell office:value-type="string" calcext:value-type="string">
            <text:p>Gab. Mod. Viv. Col. 9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2</text:p>
          </table:table-cell>
          <table:table-cell office:value-type="string" calcext:value-type="string">
            <text:p>Gab. Mod. Viv. Col. <text:s/>1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2</text:p>
          </table:table-cell>
          <table:table-cell office:value-type="string" calcext:value-type="string">
            <text:p>Gab. Mod. Viv. Col. <text:s/>1 Trif. s/TM s/ID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2</text:p>
          </table:table-cell>
          <table:table-cell office:value-type="string" calcext:value-type="string">
            <text:p>Gab. Mod. Viv. Col. <text:s/>2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2</text:p>
          </table:table-cell>
          <table:table-cell office:value-type="string" calcext:value-type="string">
            <text:p>Gab. Mod. Viv. Col. <text:s/>4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2</text:p>
          </table:table-cell>
          <table:table-cell office:value-type="string" calcext:value-type="string">
            <text:p>Gab. Mod. Viv. Col. 1 Monof. 1 Trif.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2</text:p>
          </table:table-cell>
          <table:table-cell office:value-type="string" calcext:value-type="string">
            <text:p>Gab. Mod. Viv. Col. <text:s/>1 Trif. T2 s/TM s/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.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2</text:p>
          </table:table-cell>
          <table:table-cell office:value-type="string" calcext:value-type="string">
            <text:p>Gab. Mod. Viv. Col. <text:s/>2 Trif. T2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.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4</text:p>
          </table:table-cell>
          <table:table-cell office:value-type="string" calcext:value-type="string">
            <text:p>Gab. Mod. Viv. Col. <text:s/>1 Trif. c/TM Oceba</text:p>
          </table:table-cell>
          <table:table-cell office:value-type="string" calcext:value-type="string">
            <text:p>GENROD</text:p>
          </table:table-cell>
          <table:table-cell office:value-type="float" office:value="223035.771108271" calcext:value-type="float">
            <text:p>223035.77110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4</text:p>
          </table:table-cell>
          <table:table-cell office:value-type="string" calcext:value-type="string">
            <text:p>Gab. Mod. Viv. Col. <text:s/>1 Trif. c/TM 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80524.252808855" calcext:value-type="float">
            <text:p>380524.252808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4</text:p>
          </table:table-cell>
          <table:table-cell office:value-type="string" calcext:value-type="string">
            <text:p>Gab. Mod. Viv. Col. <text:s/>2 Trif. c/TM Oceba</text:p>
          </table:table-cell>
          <table:table-cell office:value-type="string" calcext:value-type="string">
            <text:p>GENROD</text:p>
          </table:table-cell>
          <table:table-cell office:value-type="float" office:value="474582.642368285" calcext:value-type="float">
            <text:p>474582.642368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4</text:p>
          </table:table-cell>
          <table:table-cell office:value-type="string" calcext:value-type="string">
            <text:p>Gab. Mod. Viv. Col. <text:s/>4 Trif. c/TM Oceba</text:p>
          </table:table-cell>
          <table:table-cell office:value-type="string" calcext:value-type="string">
            <text:p>GENROD</text:p>
          </table:table-cell>
          <table:table-cell office:value-type="float" office:value="928275.960753611" calcext:value-type="float">
            <text:p>928275.960753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4</text:p>
          </table:table-cell>
          <table:table-cell office:value-type="string" calcext:value-type="string">
            <text:p>Gab. Mod. Viv. Col. 1 Monof. 1 Trif. c/TM Oceba</text:p>
          </table:table-cell>
          <table:table-cell office:value-type="string" calcext:value-type="string">
            <text:p>GENROD</text:p>
          </table:table-cell>
          <table:table-cell office:value-type="float" office:value="398618.936695822" calcext:value-type="float">
            <text:p>398618.936695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4</text:p>
          </table:table-cell>
          <table:table-cell office:value-type="string" calcext:value-type="string">
            <text:p>Gab. Mod. Viv. Col. <text:s/>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213566.932577223" calcext:value-type="float">
            <text:p>213566.932577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4</text:p>
          </table:table-cell>
          <table:table-cell office:value-type="string" calcext:value-type="string">
            <text:p>Gab. Mod. Viv. Col. <text:s/>1 Trif. s/TM s/ID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71999.163704652" calcext:value-type="float">
            <text:p>371999.163704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4</text:p>
          </table:table-cell>
          <table:table-cell office:value-type="string" calcext:value-type="string">
            <text:p>Gab. Mod. Viv. Col. <text:s/>2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455645.013160024" calcext:value-type="float">
            <text:p>455645.013160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4</text:p>
          </table:table-cell>
          <table:table-cell office:value-type="string" calcext:value-type="string">
            <text:p>Gab. Mod. Viv. Col. <text:s/>4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890400.798044761" calcext:value-type="float">
            <text:p>890400.798044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4</text:p>
          </table:table-cell>
          <table:table-cell office:value-type="string" calcext:value-type="string">
            <text:p>Gab. Mod. Viv. Col. 1 Monof. 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384415.870314593" calcext:value-type="float">
            <text:p>384415.870314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8</text:p>
          </table:table-cell>
          <table:table-cell office:value-type="string" calcext:value-type="string">
            <text:p>Gab. Mod. Med. Col.4 Monof.c/TM epec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8</text:p>
          </table:table-cell>
          <table:table-cell office:value-type="string" calcext:value-type="string">
            <text:p>Gab. Mod. Med. Col.8 Monof.c/TM epec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8</text:p>
          </table:table-cell>
          <table:table-cell office:value-type="string" calcext:value-type="string">
            <text:p>Gab. Mod. Med. Col.12 Monof.c/TM epec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8</text:p>
          </table:table-cell>
          <table:table-cell office:value-type="string" calcext:value-type="string">
            <text:p>Gab. Mod. Med. Col.3 Monof.c/TM epec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8</text:p>
          </table:table-cell>
          <table:table-cell office:value-type="string" calcext:value-type="string">
            <text:p>Gab. Mod. Med. Col.6 Monof.c/TM epec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8</text:p>
          </table:table-cell>
          <table:table-cell office:value-type="string" calcext:value-type="string">
            <text:p>Gab. Mod. Med. Col.9 Monof.c/TM epec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8</text:p>
          </table:table-cell>
          <table:table-cell office:value-type="string" calcext:value-type="string">
            <text:p>Gab. Mod. Med. Col. 1 Trif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8</text:p>
          </table:table-cell>
          <table:table-cell office:value-type="string" calcext:value-type="string">
            <text:p>Gab. Mod. Med. Col. 1 Trif ( alto)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8</text:p>
          </table:table-cell>
          <table:table-cell office:value-type="string" calcext:value-type="string">
            <text:p>Gab. Mod. Med. Col. 2 Trif. c/TM epec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8</text:p>
          </table:table-cell>
          <table:table-cell office:value-type="string" calcext:value-type="string">
            <text:p>Gab. Mod. Med. Col. 4 Trif. c/TM epec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8</text:p>
          </table:table-cell>
          <table:table-cell office:value-type="string" calcext:value-type="string">
            <text:p>Gab. Mod. Med. Col.1 Monof. 1 Trif. c/TM epec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8</text:p>
          </table:table-cell>
          <table:table-cell office:value-type="string" calcext:value-type="string">
            <text:p>Gab. Mod. Med. Col.4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8</text:p>
          </table:table-cell>
          <table:table-cell office:value-type="string" calcext:value-type="string">
            <text:p>Gab. Mod. Med. Col.8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8</text:p>
          </table:table-cell>
          <table:table-cell office:value-type="string" calcext:value-type="string">
            <text:p>Gab. Mod. Med. Col.12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8</text:p>
          </table:table-cell>
          <table:table-cell office:value-type="string" calcext:value-type="string">
            <text:p>Gab. Mod. Med. Col.3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8</text:p>
          </table:table-cell>
          <table:table-cell office:value-type="string" calcext:value-type="string">
            <text:p>Gab. Mod. Med. Col.6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8</text:p>
          </table:table-cell>
          <table:table-cell office:value-type="string" calcext:value-type="string">
            <text:p>Gab. Mod. Med. Col.9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8</text:p>
          </table:table-cell>
          <table:table-cell office:value-type="string" calcext:value-type="string">
            <text:p>Gab. Mod. Med. Col. 1 Trif. s/TM <text:s text:c="3"/>epec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8</text:p>
          </table:table-cell>
          <table:table-cell office:value-type="string" calcext:value-type="string">
            <text:p>Gab. Mod. Med. Col. 1 Trif (alto). s/TM <text:s/>epec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8</text:p>
          </table:table-cell>
          <table:table-cell office:value-type="string" calcext:value-type="string">
            <text:p>Gab. Mod. Med. Col. 2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8</text:p>
          </table:table-cell>
          <table:table-cell office:value-type="string" calcext:value-type="string">
            <text:p>Gab. Mod. Med. Col. 4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8</text:p>
          </table:table-cell>
          <table:table-cell office:value-type="string" calcext:value-type="string">
            <text:p>Gab. Mod. Med. Col.1 Monof. 1 Trif.s/TM <text:s/>epec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0-08</text:p>
          </table:table-cell>
          <table:table-cell office:value-type="string" calcext:value-type="string">
            <text:p>Gab. Mod. Med. Col. 4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81575.123047607" calcext:value-type="float">
            <text:p>381575.123047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0-08</text:p>
          </table:table-cell>
          <table:table-cell office:value-type="string" calcext:value-type="string">
            <text:p>Gab. Mod. Med. Col. 8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10814.036975211" calcext:value-type="float">
            <text:p>710814.036975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0-08</text:p>
          </table:table-cell>
          <table:table-cell office:value-type="string" calcext:value-type="string">
            <text:p>Gab. Mod. Med. Col. 12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053772.16714816" calcext:value-type="float">
            <text:p>1053772.16714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8</text:p>
          </table:table-cell>
          <table:table-cell office:value-type="string" calcext:value-type="string">
            <text:p>Gab. Mod. Med. Col. 3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9780.675021232" calcext:value-type="float">
            <text:p>319780.675021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8</text:p>
          </table:table-cell>
          <table:table-cell office:value-type="string" calcext:value-type="string">
            <text:p>Gab. Mod. Med. Col. 6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604755.22132528" calcext:value-type="float">
            <text:p>604755.22132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8</text:p>
          </table:table-cell>
          <table:table-cell office:value-type="string" calcext:value-type="string">
            <text:p>Gab. Mod. Med. Col. 9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884902.655483455" calcext:value-type="float">
            <text:p>884902.655483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8</text:p>
          </table:table-cell>
          <table:table-cell office:value-type="string" calcext:value-type="string">
            <text:p>Gab. Mod. Med. Col. <text:s/>1 Trif 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72114.121380687" calcext:value-type="float">
            <text:p>172114.121380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L-08</text:p>
          </table:table-cell>
          <table:table-cell office:value-type="string" calcext:value-type="string">
            <text:p>Gab. Mod. Med. Col. <text:s/>1 Trif alto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4703.167678443" calcext:value-type="float">
            <text:p>314703.16767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0-08</text:p>
          </table:table-cell>
          <table:table-cell office:value-type="string" calcext:value-type="string">
            <text:p>Gab. Mod. Med. Col. <text:s/>2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69888.402779061" calcext:value-type="float">
            <text:p>369888.402779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0-08</text:p>
          </table:table-cell>
          <table:table-cell office:value-type="string" calcext:value-type="string">
            <text:p>Gab. Mod. Med. Col. <text:s/>4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20976.397224616" calcext:value-type="float">
            <text:p>720976.397224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0-08</text:p>
          </table:table-cell>
          <table:table-cell office:value-type="string" calcext:value-type="string">
            <text:p>Gab. Mod. Med. Col. 1 Monof. 1 Trif.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25878.091170875" calcext:value-type="float">
            <text:p>325878.091170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3</text:p>
          </table:table-cell>
          <table:table-cell office:value-type="string" calcext:value-type="string">
            <text:p>Gab. Mod. Viv. Col. 4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.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3</text:p>
          </table:table-cell>
          <table:table-cell office:value-type="string" calcext:value-type="string">
            <text:p>Gab. Mod. Viv. Col. 8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.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3</text:p>
          </table:table-cell>
          <table:table-cell office:value-type="string" calcext:value-type="string">
            <text:p>Gab. Mod. Viv. Col. 12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.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3</text:p>
          </table:table-cell>
          <table:table-cell office:value-type="string" calcext:value-type="string">
            <text:p>Gab. Mod. Viv. Col. 3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.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3</text:p>
          </table:table-cell>
          <table:table-cell office:value-type="string" calcext:value-type="string">
            <text:p>Gab. Mod. Viv. Col. 6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.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3</text:p>
          </table:table-cell>
          <table:table-cell office:value-type="string" calcext:value-type="string">
            <text:p>Gab. Mod. Viv. Col. 9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.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3</text:p>
          </table:table-cell>
          <table:table-cell office:value-type="string" calcext:value-type="string">
            <text:p>Gab. Mod. Viv. Col. <text:s/>1 Trif. c/TM e ID (de 2 Trif c/cable p/1)Enersa</text:p>
          </table:table-cell>
          <table:table-cell office:value-type="string" calcext:value-type="string">
            <text:p>GENROD</text:p>
          </table:table-cell>
          <table:table-cell office:value-type="float" office:value="436304.382871815" calcext:value-type="float">
            <text:p>436304.382871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3</text:p>
          </table:table-cell>
          <table:table-cell office:value-type="string" calcext:value-type="string">
            <text:p>Gab. Mod. Viv. Col. 2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75020.713929056" calcext:value-type="float">
            <text:p>575020.713929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3</text:p>
          </table:table-cell>
          <table:table-cell office:value-type="string" calcext:value-type="string">
            <text:p>Gab. Mod. Viv. Col. 4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1135517.71684871" calcext:value-type="float">
            <text:p>1135517.7168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3</text:p>
          </table:table-cell>
          <table:table-cell office:value-type="string" calcext:value-type="string">
            <text:p>Gab. Mod. Viv. Col. 1 Monof. 1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39156.010505523" calcext:value-type="float">
            <text:p>539156.010505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3</text:p>
          </table:table-cell>
          <table:table-cell office:value-type="string" calcext:value-type="string">
            <text:p>Gab. Mod. Viv. Col. 4 Monof.c/TM Enersa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.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3</text:p>
          </table:table-cell>
          <table:table-cell office:value-type="string" calcext:value-type="string">
            <text:p>Gab. Mod. Viv. Col. 8 Monof.c/TM Enersa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.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3</text:p>
          </table:table-cell>
          <table:table-cell office:value-type="string" calcext:value-type="string">
            <text:p>Gab. Mod. Viv. Col. 12 Monof.c/TM Enersa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.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3</text:p>
          </table:table-cell>
          <table:table-cell office:value-type="string" calcext:value-type="string">
            <text:p>Gab. Mod. Viv. Col. 3 Monof.c/TM Enersa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3</text:p>
          </table:table-cell>
          <table:table-cell office:value-type="string" calcext:value-type="string">
            <text:p>Gab. Mod. Viv. Col. 6 Monof.c/TM Enersa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.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3</text:p>
          </table:table-cell>
          <table:table-cell office:value-type="string" calcext:value-type="string">
            <text:p>Gab. Mod. Viv. Col. 9 Monof.c/TM Enersa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.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3</text:p>
          </table:table-cell>
          <table:table-cell office:value-type="string" calcext:value-type="string">
            <text:p>Gab. Mod. Viv. Col. <text:s/>1 Trif. c/TM (de 2 Trif c/cable p/1) Enersa</text:p>
          </table:table-cell>
          <table:table-cell office:value-type="string" calcext:value-type="string">
            <text:p>GENROD</text:p>
          </table:table-cell>
          <table:table-cell office:value-type="float" office:value="417897.787681743" calcext:value-type="float">
            <text:p>417897.787681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3</text:p>
          </table:table-cell>
          <table:table-cell office:value-type="string" calcext:value-type="string">
            <text:p>Gab. Mod. Viv. Col. <text:s/>2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450502.041769575" calcext:value-type="float">
            <text:p>450502.041769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3</text:p>
          </table:table-cell>
          <table:table-cell office:value-type="string" calcext:value-type="string">
            <text:p>Gab. Mod. Viv. Col. <text:s/>4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879307.441415805" calcext:value-type="float">
            <text:p>879307.441415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3</text:p>
          </table:table-cell>
          <table:table-cell office:value-type="string" calcext:value-type="string">
            <text:p>Gab. Mod. Viv. Col. 1 Monof. 1 Trif. c/TM Enersa</text:p>
          </table:table-cell>
          <table:table-cell office:value-type="string" calcext:value-type="string">
            <text:p>GENROD</text:p>
          </table:table-cell>
          <table:table-cell office:value-type="float" office:value="474184.618087282" calcext:value-type="float">
            <text:p>474184.618087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3</text:p>
          </table:table-cell>
          <table:table-cell office:value-type="string" calcext:value-type="string">
            <text:p>Gab. Mod. Viv. Col. 4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.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3</text:p>
          </table:table-cell>
          <table:table-cell office:value-type="string" calcext:value-type="string">
            <text:p>Gab. Mod. Viv. Col. 8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.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3</text:p>
          </table:table-cell>
          <table:table-cell office:value-type="string" calcext:value-type="string">
            <text:p>Gab. Mod. Viv. Col. 12 Monof.s/TM s/ID Enersa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.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3</text:p>
          </table:table-cell>
          <table:table-cell office:value-type="string" calcext:value-type="string">
            <text:p>Gab. Mod. Viv. Col. 3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3</text:p>
          </table:table-cell>
          <table:table-cell office:value-type="string" calcext:value-type="string">
            <text:p>Gab. Mod. Viv. Col. 6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.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3</text:p>
          </table:table-cell>
          <table:table-cell office:value-type="string" calcext:value-type="string">
            <text:p>Gab. Mod. Viv. Col. 9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.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3</text:p>
          </table:table-cell>
          <table:table-cell office:value-type="string" calcext:value-type="string">
            <text:p>Gab. Mod. Viv. Col. <text:s/>1 Trif. (de 2 Trif c/cable p/1) s/TM s/ID Enersa</text:p>
          </table:table-cell>
          <table:table-cell office:value-type="string" calcext:value-type="string">
            <text:p>GENROD</text:p>
          </table:table-cell>
          <table:table-cell office:value-type="float" office:value="407955.602931814" calcext:value-type="float">
            <text:p>407955.602931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3</text:p>
          </table:table-cell>
          <table:table-cell office:value-type="string" calcext:value-type="string">
            <text:p>Gab. Mod. Viv. Col. <text:s/>2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30617.696196635" calcext:value-type="float">
            <text:p>430617.696196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3</text:p>
          </table:table-cell>
          <table:table-cell office:value-type="string" calcext:value-type="string">
            <text:p>Gab. Mod. Viv. Col. <text:s/>4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839538.439219992" calcext:value-type="float">
            <text:p>839538.439219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3</text:p>
          </table:table-cell>
          <table:table-cell office:value-type="string" calcext:value-type="string">
            <text:p>Gab. Mod. Viv. Col. 1 Monof. 1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59271.32899893" calcext:value-type="float">
            <text:p>459271.32899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5</text:p>
          </table:table-cell>
          <table:table-cell office:value-type="string" calcext:value-type="string">
            <text:p>Gab. Mod. Viv. Col. 3 Monof.c/TM Edemsa</text:p>
          </table:table-cell>
          <table:table-cell office:value-type="string" calcext:value-type="string">
            <text:p>GENROD</text:p>
          </table:table-cell>
          <table:table-cell office:value-type="float" office:value="370079.602780834" calcext:value-type="float">
            <text:p>370079.602780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5</text:p>
          </table:table-cell>
          <table:table-cell office:value-type="string" calcext:value-type="string">
            <text:p>Gab. Mod. Viv. Col. 6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700638.875824674" calcext:value-type="float">
            <text:p>700638.875824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5</text:p>
          </table:table-cell>
          <table:table-cell office:value-type="string" calcext:value-type="string">
            <text:p>Gab. Mod. Viv. Col. 9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1030633.5932382" calcext:value-type="float">
            <text:p>1030633.5932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5</text:p>
          </table:table-cell>
          <table:table-cell office:value-type="string" calcext:value-type="string">
            <text:p>Gab. Mod. Viv. Col. 12 Monof. c/TM Edemsa</text:p>
          </table:table-cell>
          <table:table-cell office:value-type="string" calcext:value-type="string">
            <text:p>GENROD</text:p>
          </table:table-cell>
          <table:table-cell office:value-type="float" office:value="1330195.40044587" calcext:value-type="float">
            <text:p>1330195.40044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5</text:p>
          </table:table-cell>
          <table:table-cell office:value-type="string" calcext:value-type="string">
            <text:p>Gab. Mod. Viv. Col. 1 Monof. 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421617.49028162" calcext:value-type="float">
            <text:p>421617.49028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5</text:p>
          </table:table-cell>
          <table:table-cell office:value-type="string" calcext:value-type="string">
            <text:p>Gab. Mod. Viv. Col. <text:s/>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223338.374840272" calcext:value-type="float">
            <text:p>223338.374840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5</text:p>
          </table:table-cell>
          <table:table-cell office:value-type="string" calcext:value-type="string">
            <text:p>Gab. Mod. Viv. Col. <text:s/>2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390686.636985178" calcext:value-type="float">
            <text:p>390686.636985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5</text:p>
          </table:table-cell>
          <table:table-cell office:value-type="string" calcext:value-type="string">
            <text:p>Gab. Mod. Viv. Col. <text:s/>4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759072.501094319" calcext:value-type="float">
            <text:p>759072.501094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5</text:p>
          </table:table-cell>
          <table:table-cell office:value-type="string" calcext:value-type="string">
            <text:p>Gab. Mod. Viv. Col. 3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355876.560326523" calcext:value-type="float">
            <text:p>355876.560326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5</text:p>
          </table:table-cell>
          <table:table-cell office:value-type="string" calcext:value-type="string">
            <text:p>Gab. Mod. Viv. Col. 6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672232.527719954" calcext:value-type="float">
            <text:p>672232.527719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5</text:p>
          </table:table-cell>
          <table:table-cell office:value-type="string" calcext:value-type="string">
            <text:p>Gab. Mod. Viv. Col. 9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988024.20267917" calcext:value-type="float">
            <text:p>988024.20267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5</text:p>
          </table:table-cell>
          <table:table-cell office:value-type="string" calcext:value-type="string">
            <text:p>Gab. Mod. Viv. Col. 12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1273382.6563826" calcext:value-type="float">
            <text:p>1273382.6563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5</text:p>
          </table:table-cell>
          <table:table-cell office:value-type="string" calcext:value-type="string">
            <text:p>Gab. Mod. Viv. Col. 1 Monof. 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407414.44782731" calcext:value-type="float">
            <text:p>407414.44782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5</text:p>
          </table:table-cell>
          <table:table-cell office:value-type="string" calcext:value-type="string">
            <text:p>Gab. Mod. Viv. Col. <text:s/>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213869.608089978" calcext:value-type="float">
            <text:p>213869.608089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5</text:p>
          </table:table-cell>
          <table:table-cell office:value-type="string" calcext:value-type="string">
            <text:p>Gab. Mod. Viv. Col. <text:s/>2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371749.055630753" calcext:value-type="float">
            <text:p>371749.055630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5</text:p>
          </table:table-cell>
          <table:table-cell office:value-type="string" calcext:value-type="string">
            <text:p>Gab. Mod. Viv. Col. <text:s/>4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721197.362312387" calcext:value-type="float">
            <text:p>721197.362312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4</text:p>
          </table:table-cell>
          <table:table-cell office:value-type="string" calcext:value-type="string">
            <text:p>Kit Barra de Acople</text:p>
          </table:table-cell>
          <table:table-cell office:value-type="string" calcext:value-type="string">
            <text:p>GENROD</text:p>
          </table:table-cell>
          <table:table-cell office:value-type="float" office:value="21827.3548764026" calcext:value-type="float">
            <text:p>21827.3548764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6</text:p>
          </table:table-cell>
          <table:table-cell office:value-type="string" calcext:value-type="string">
            <text:p>Gab. Mod. Viv. Col. 3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300890.803941308" calcext:value-type="float">
            <text:p>300890.803941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6</text:p>
          </table:table-cell>
          <table:table-cell office:value-type="string" calcext:value-type="string">
            <text:p>Gab. Mod. Viv. Col. 6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56135.652159651" calcext:value-type="float">
            <text:p>556135.652159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6</text:p>
          </table:table-cell>
          <table:table-cell office:value-type="string" calcext:value-type="string">
            <text:p>Gab. Mod. Viv. Col. 9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806722.719030837" calcext:value-type="float">
            <text:p>806722.719030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310-06</text:p>
          </table:table-cell>
          <table:table-cell office:value-type="string" calcext:value-type="string">
            <text:p>Gab. Mod. Viv. Col. <text:s/>3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24773.444385425" calcext:value-type="float">
            <text:p>524773.44438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6</text:p>
          </table:table-cell>
          <table:table-cell office:value-type="string" calcext:value-type="string">
            <text:p>Gab. Mod. Viv. Col. <text:s/>1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161158.224895667" calcext:value-type="float">
            <text:p>161158.224895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7</text:p>
          </table:table-cell>
          <table:table-cell office:value-type="string" calcext:value-type="string">
            <text:p>Gab. Mod. Viv. Col. 4 Monof.c/TM DP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7</text:p>
          </table:table-cell>
          <table:table-cell office:value-type="string" calcext:value-type="string">
            <text:p>Gab. Mod. Viv. Col. 8 Monof.c/TM DP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7</text:p>
          </table:table-cell>
          <table:table-cell office:value-type="string" calcext:value-type="string">
            <text:p>Gab. Mod. Viv. Col. 12 Monof.c/TM DP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7</text:p>
          </table:table-cell>
          <table:table-cell office:value-type="string" calcext:value-type="string">
            <text:p>Gab. Mod. Viv. Col. 3 Monof.c/TM DP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7</text:p>
          </table:table-cell>
          <table:table-cell office:value-type="string" calcext:value-type="string">
            <text:p>Gab. Mod. Viv. Col. 6 Monof.c/TM DP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7</text:p>
          </table:table-cell>
          <table:table-cell office:value-type="string" calcext:value-type="string">
            <text:p>Gab. Mod. Viv. Col. 9 Monof.c/TM DP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7</text:p>
          </table:table-cell>
          <table:table-cell office:value-type="string" calcext:value-type="string">
            <text:p>Gab. Mod. Viv. Col. <text:s/>1 Trif. c/TM DP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7</text:p>
          </table:table-cell>
          <table:table-cell office:value-type="string" calcext:value-type="string">
            <text:p>Gab. Mod. Viv. Col. <text:s/>1 Trif. c/TM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7</text:p>
          </table:table-cell>
          <table:table-cell office:value-type="string" calcext:value-type="string">
            <text:p>Gab. Mod. Viv. Col. <text:s/>2 Trif. c/TM DP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7</text:p>
          </table:table-cell>
          <table:table-cell office:value-type="string" calcext:value-type="string">
            <text:p>Gab. Mod. Viv. Col. <text:s/>4 Trif. c/TM DP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7</text:p>
          </table:table-cell>
          <table:table-cell office:value-type="string" calcext:value-type="string">
            <text:p>Gab. Mod. Viv. Col. 1 Monof. 1 Trif. c/TM DP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7</text:p>
          </table:table-cell>
          <table:table-cell office:value-type="string" calcext:value-type="string">
            <text:p>ab. Mod. Viv. Col. 4 Monof. s/TM s/ID DP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7</text:p>
          </table:table-cell>
          <table:table-cell office:value-type="string" calcext:value-type="string">
            <text:p>Gab. Mod. Viv. Col. 8 Monof. s/TM s/ID DP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7</text:p>
          </table:table-cell>
          <table:table-cell office:value-type="string" calcext:value-type="string">
            <text:p>Gab. Mod. Viv. Col. 12 Monof. s/TM s/ID DP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7</text:p>
          </table:table-cell>
          <table:table-cell office:value-type="string" calcext:value-type="string">
            <text:p>Gab. Mod. Viv. Col. 3 Monof. s/TM s/ID DP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7</text:p>
          </table:table-cell>
          <table:table-cell office:value-type="string" calcext:value-type="string">
            <text:p>Gab. Mod. Viv. Col. 6 Monof. s/TM s/ID DP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7</text:p>
          </table:table-cell>
          <table:table-cell office:value-type="string" calcext:value-type="string">
            <text:p>Gab. Mod. Viv. Col. 9 Monof. s/TM s/ID DP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7</text:p>
          </table:table-cell>
          <table:table-cell office:value-type="string" calcext:value-type="string">
            <text:p>Gab. Mod. Viv. Col. <text:s/>1 Trif. s/TM s/ID DP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7</text:p>
          </table:table-cell>
          <table:table-cell office:value-type="string" calcext:value-type="string">
            <text:p>Gab. Mod. Viv. Col. <text:s/>1 Trif. s/TM <text:s/>s/ ID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7</text:p>
          </table:table-cell>
          <table:table-cell office:value-type="string" calcext:value-type="string">
            <text:p>Gab. Mod. Viv. Col. <text:s/>2 Trif. s/TM s/ID DP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7</text:p>
          </table:table-cell>
          <table:table-cell office:value-type="string" calcext:value-type="string">
            <text:p>Gab. Mod. Viv. Col. <text:s/>4 Trif. s/TM s/ID DP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7</text:p>
          </table:table-cell>
          <table:table-cell office:value-type="string" calcext:value-type="string">
            <text:p>Gab. Mod. Viv. Col. 1 Monof. 1 Trif. s/TM s/ID DP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10</text:p>
          </table:table-cell>
          <table:table-cell office:value-type="string" calcext:value-type="string">
            <text:p>Gab. Mod. Viv. Col. 4 Monof.c/TM Edes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10</text:p>
          </table:table-cell>
          <table:table-cell office:value-type="string" calcext:value-type="string">
            <text:p>Gab. Mod. Viv. Col. 8 Monof.c/TM Edes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10</text:p>
          </table:table-cell>
          <table:table-cell office:value-type="string" calcext:value-type="string">
            <text:p>Gab. Mod. Viv. Col. 12 Monof.c/TM Edes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10</text:p>
          </table:table-cell>
          <table:table-cell office:value-type="string" calcext:value-type="string">
            <text:p>Gab. Mod. Viv. Col. 3 Monof.c/TM Edes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10</text:p>
          </table:table-cell>
          <table:table-cell office:value-type="string" calcext:value-type="string">
            <text:p>Gab. Mod. Viv. Col. 6 Monof.c/TM Edes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10</text:p>
          </table:table-cell>
          <table:table-cell office:value-type="string" calcext:value-type="string">
            <text:p>Gab. Mod. Viv. Col. 9 Monof.c/TM Edes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10</text:p>
          </table:table-cell>
          <table:table-cell office:value-type="string" calcext:value-type="string">
            <text:p>Gab. Mod. Viv. Col. <text:s/>1 Trif. c/TM Edes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10</text:p>
          </table:table-cell>
          <table:table-cell office:value-type="string" calcext:value-type="string">
            <text:p>Gab. Mod. Viv. Col. <text:s/>2 Trif. c/TM Edes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10</text:p>
          </table:table-cell>
          <table:table-cell office:value-type="string" calcext:value-type="string">
            <text:p>Gab. Mod. Viv. Col. 1 Monof. 1 Trif. c/TM Edes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10</text:p>
          </table:table-cell>
          <table:table-cell office:value-type="string" calcext:value-type="string">
            <text:p>Gab. Mod. Viv. Col. <text:s/>4 Trif. <text:s/>c/TM Edes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10</text:p>
          </table:table-cell>
          <table:table-cell office:value-type="string" calcext:value-type="string">
            <text:p>Gab. Mod. Viv. Col. 4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10</text:p>
          </table:table-cell>
          <table:table-cell office:value-type="string" calcext:value-type="string">
            <text:p>Gab. Mod. Viv. Col. 8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10</text:p>
          </table:table-cell>
          <table:table-cell office:value-type="string" calcext:value-type="string">
            <text:p>Gab. Mod. Viv. Col. 12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10</text:p>
          </table:table-cell>
          <table:table-cell office:value-type="string" calcext:value-type="string">
            <text:p>Gab. Mod. Viv. Col. 3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10</text:p>
          </table:table-cell>
          <table:table-cell office:value-type="string" calcext:value-type="string">
            <text:p>Gab. Mod. Viv. Col. 6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10</text:p>
          </table:table-cell>
          <table:table-cell office:value-type="string" calcext:value-type="string">
            <text:p>Gab. Mod. Viv. Col. 9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10</text:p>
          </table:table-cell>
          <table:table-cell office:value-type="string" calcext:value-type="string">
            <text:p>Gab. Mod. Viv. Col. 1 Monof. 1 Trif. <text:s/>s/TM s/ID Edes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10</text:p>
          </table:table-cell>
          <table:table-cell office:value-type="string" calcext:value-type="string">
            <text:p>Gab. Mod. Viv. Col. <text:s/>1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10</text:p>
          </table:table-cell>
          <table:table-cell office:value-type="string" calcext:value-type="string">
            <text:p>Gab. Mod. Viv. Col. <text:s/>2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10</text:p>
          </table:table-cell>
          <table:table-cell office:value-type="string" calcext:value-type="string">
            <text:p>Gab. Mod. Viv. Col. <text:s/>4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14</text:p>
          </table:table-cell>
          <table:table-cell office:value-type="string" calcext:value-type="string">
            <text:p>Interruptor Termomagnético 1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14</text:p>
          </table:table-cell>
          <table:table-cell office:value-type="string" calcext:value-type="string">
            <text:p>Interruptor Termomagnético 1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14</text:p>
          </table:table-cell>
          <table:table-cell office:value-type="string" calcext:value-type="string">
            <text:p>Interruptor Termomagnético 1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14</text:p>
          </table:table-cell>
          <table:table-cell office:value-type="string" calcext:value-type="string">
            <text:p>Interruptor Termomagnético 1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14</text:p>
          </table:table-cell>
          <table:table-cell office:value-type="string" calcext:value-type="string">
            <text:p>Interruptor Termomagnético 1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14</text:p>
          </table:table-cell>
          <table:table-cell office:value-type="string" calcext:value-type="string">
            <text:p>Interruptor Termomagnético 1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14</text:p>
          </table:table-cell>
          <table:table-cell office:value-type="string" calcext:value-type="string">
            <text:p>Interruptor Termomagnético 1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14</text:p>
          </table:table-cell>
          <table:table-cell office:value-type="string" calcext:value-type="string">
            <text:p>Interruptor Termomagnético 1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14</text:p>
          </table:table-cell>
          <table:table-cell office:value-type="string" calcext:value-type="string">
            <text:p>Interruptor Termomagnético 1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14</text:p>
          </table:table-cell>
          <table:table-cell office:value-type="string" calcext:value-type="string">
            <text:p>Interruptor Termomagnético 1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24</text:p>
          </table:table-cell>
          <table:table-cell office:value-type="string" calcext:value-type="string">
            <text:p>Interruptor Termomagnético 2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24</text:p>
          </table:table-cell>
          <table:table-cell office:value-type="string" calcext:value-type="string">
            <text:p>Interruptor Termomagnético 2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24</text:p>
          </table:table-cell>
          <table:table-cell office:value-type="string" calcext:value-type="string">
            <text:p>Interruptor Termomagnético 2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24</text:p>
          </table:table-cell>
          <table:table-cell office:value-type="string" calcext:value-type="string">
            <text:p>Interruptor Termomagnético 2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24</text:p>
          </table:table-cell>
          <table:table-cell office:value-type="string" calcext:value-type="string">
            <text:p>Interruptor Termomagnético 2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24</text:p>
          </table:table-cell>
          <table:table-cell office:value-type="string" calcext:value-type="string">
            <text:p>Interruptor Termomagnético 2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24</text:p>
          </table:table-cell>
          <table:table-cell office:value-type="string" calcext:value-type="string">
            <text:p>Interruptor Termomagnético 2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.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24</text:p>
          </table:table-cell>
          <table:table-cell office:value-type="string" calcext:value-type="string">
            <text:p>Interruptor Termomagnético 2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.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24</text:p>
          </table:table-cell>
          <table:table-cell office:value-type="string" calcext:value-type="string">
            <text:p>Interruptor Termomagnético 2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.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24</text:p>
          </table:table-cell>
          <table:table-cell office:value-type="string" calcext:value-type="string">
            <text:p>Interruptor Termomagnético 2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.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34</text:p>
          </table:table-cell>
          <table:table-cell office:value-type="string" calcext:value-type="string">
            <text:p>Interruptor Termomagnético 3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34</text:p>
          </table:table-cell>
          <table:table-cell office:value-type="string" calcext:value-type="string">
            <text:p>Interruptor Termomagnético 3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34</text:p>
          </table:table-cell>
          <table:table-cell office:value-type="string" calcext:value-type="string">
            <text:p>Interruptor Termomagnético 3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34</text:p>
          </table:table-cell>
          <table:table-cell office:value-type="string" calcext:value-type="string">
            <text:p>Interruptor Termomagnético 3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34</text:p>
          </table:table-cell>
          <table:table-cell office:value-type="string" calcext:value-type="string">
            <text:p>Interruptor Termomagnético 3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34</text:p>
          </table:table-cell>
          <table:table-cell office:value-type="string" calcext:value-type="string">
            <text:p>Interruptor Termomagnético 3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34</text:p>
          </table:table-cell>
          <table:table-cell office:value-type="string" calcext:value-type="string">
            <text:p>Interruptor Termomagnético 3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.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34</text:p>
          </table:table-cell>
          <table:table-cell office:value-type="string" calcext:value-type="string">
            <text:p>Interruptor Termomagnético 3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.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34</text:p>
          </table:table-cell>
          <table:table-cell office:value-type="string" calcext:value-type="string">
            <text:p>Interruptor Termomagnético 3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.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34</text:p>
          </table:table-cell>
          <table:table-cell office:value-type="string" calcext:value-type="string">
            <text:p>Interruptor Termomagnético 3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.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44</text:p>
          </table:table-cell>
          <table:table-cell office:value-type="string" calcext:value-type="string">
            <text:p>Interruptor Termomagnético 4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44</text:p>
          </table:table-cell>
          <table:table-cell office:value-type="string" calcext:value-type="string">
            <text:p>Interruptor Termomagnético 4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44</text:p>
          </table:table-cell>
          <table:table-cell office:value-type="string" calcext:value-type="string">
            <text:p>Interruptor Termomagnético 4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44</text:p>
          </table:table-cell>
          <table:table-cell office:value-type="string" calcext:value-type="string">
            <text:p>Interruptor Termomagnético 4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44</text:p>
          </table:table-cell>
          <table:table-cell office:value-type="string" calcext:value-type="string">
            <text:p>Interruptor Termomagnético 4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44</text:p>
          </table:table-cell>
          <table:table-cell office:value-type="string" calcext:value-type="string">
            <text:p>Interruptor Termomagnético 4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44</text:p>
          </table:table-cell>
          <table:table-cell office:value-type="string" calcext:value-type="string">
            <text:p>Interruptor Termomagnético 4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.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44</text:p>
          </table:table-cell>
          <table:table-cell office:value-type="string" calcext:value-type="string">
            <text:p>Interruptor Termomagnético 4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.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44</text:p>
          </table:table-cell>
          <table:table-cell office:value-type="string" calcext:value-type="string">
            <text:p>Interruptor Termomagnético 4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.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44</text:p>
          </table:table-cell>
          <table:table-cell office:value-type="string" calcext:value-type="string">
            <text:p>Interruptor Termomagnético 4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.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23</text:p>
          </table:table-cell>
          <table:table-cell office:value-type="string" calcext:value-type="string">
            <text:p>Interruptor Diferencial 2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23</text:p>
          </table:table-cell>
          <table:table-cell office:value-type="string" calcext:value-type="string">
            <text:p>Interruptor Diferencial 2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23</text:p>
          </table:table-cell>
          <table:table-cell office:value-type="string" calcext:value-type="string">
            <text:p>Interruptor Diferencial 2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43</text:p>
          </table:table-cell>
          <table:table-cell office:value-type="string" calcext:value-type="string">
            <text:p>Interruptor Diferencial 4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43</text:p>
          </table:table-cell>
          <table:table-cell office:value-type="string" calcext:value-type="string">
            <text:p>Interruptor Diferencial 4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43</text:p>
          </table:table-cell>
          <table:table-cell office:value-type="string" calcext:value-type="string">
            <text:p>Interruptor Diferencial 4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office:value-type="string" calcext:value-type="string">
            <text:p>Seccionador Bajo carga 160A c/base porta fusibles NH00 Unipolar</text:p>
          </table:table-cell>
          <table:table-cell office:value-type="string" calcext:value-type="string">
            <text:p>GENROD</text:p>
          </table:table-cell>
          <table:table-cell office:value-type="float" office:value="17904.5908583589" calcext:value-type="float">
            <text:p>17904.5908583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0</text:p>
          </table:table-cell>
          <table:table-cell office:value-type="string" calcext:value-type="string">
            <text:p>Seccionador Bajo carga 160A c/base porta fusibles NH00 Tripolar<text:tab/>  </text:p>
          </table:table-cell>
          <table:table-cell office:value-type="string" calcext:value-type="string">
            <text:p>GENROD</text:p>
          </table:table-cell>
          <table:table-cell office:value-type="float" office:value="53743.8235535629" calcext:value-type="float">
            <text:p>53743.823553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1</text:p>
          </table:table-cell>
          <table:table-cell office:value-type="string" calcext:value-type="string">
            <text:p>Seccionador Bajo Carga 160A c/base porta fusibles NH00 Tripolar (Ap.Unipolar)</text:p>
          </table:table-cell>
          <table:table-cell office:value-type="string" calcext:value-type="string">
            <text:p>GENROD</text:p>
          </table:table-cell>
          <table:table-cell office:value-type="float" office:value="53743.8235535629" calcext:value-type="float">
            <text:p>53743.823553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400</text:p>
          </table:table-cell>
          <table:table-cell office:value-type="string" calcext:value-type="string">
            <text:p>Seccionador Bajo Carga 160A c/base porta fusibles NH00 Tetrapolar</text:p>
          </table:table-cell>
          <table:table-cell office:value-type="string" calcext:value-type="string">
            <text:p>GENROD</text:p>
          </table:table-cell>
          <table:table-cell office:value-type="float" office:value="71618.3900037083" calcext:value-type="float">
            <text:p>71618.390003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5</text:p>
          </table:table-cell>
          <table:table-cell office:value-type="string" calcext:value-type="string">
            <text:p>Bases NH tamaño 00</text:p>
          </table:table-cell>
          <table:table-cell office:value-type="string" calcext:value-type="string">
            <text:p>GENROD</text:p>
          </table:table-cell>
          <table:table-cell office:value-type="float" office:value="8952.29542917943" calcext:value-type="float">
            <text:p>8952.295429179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7</text:p>
          </table:table-cell>
          <table:table-cell office:value-type="string" calcext:value-type="string">
            <text:p>Bases NH tamaño 01</text:p>
          </table:table-cell>
          <table:table-cell office:value-type="string" calcext:value-type="string">
            <text:p>GENROD</text:p>
          </table:table-cell>
          <table:table-cell office:value-type="float" office:value="27908.3516912848" calcext:value-type="float">
            <text:p>27908.3516912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1</text:p>
          </table:table-cell>
          <table:table-cell office:value-type="string" calcext:value-type="string">
            <text:p>Bases NH tamaño 03</text:p>
          </table:table-cell>
          <table:table-cell office:value-type="string" calcext:value-type="string">
            <text:p>GENROD</text:p>
          </table:table-cell>
          <table:table-cell office:value-type="float" office:value="54645.0606351508" calcext:value-type="float">
            <text:p>54645.0606351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3</text:p>
          </table:table-cell>
          <table:table-cell office:value-type="string" calcext:value-type="string">
            <text:p>Interceptor tripolar NH00</text:p>
          </table:table-cell>
          <table:table-cell office:value-type="string" calcext:value-type="string">
            <text:p>GENROD</text:p>
          </table:table-cell>
          <table:table-cell office:value-type="float" office:value="29981.1783797461" calcext:value-type="float">
            <text:p>29981.1783797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07</text:p>
          </table:table-cell>
          <table:table-cell office:value-type="string" calcext:value-type="string">
            <text:p>Jabalina Lisa de Acero-Cobre ø3/8" x 750mm</text:p>
          </table:table-cell>
          <table:table-cell office:value-type="string" calcext:value-type="string">
            <text:p>GENROD</text:p>
          </table:table-cell>
          <table:table-cell office:value-type="float" office:value="12598.8226311331" calcext:value-type="float">
            <text:p>12598.8226311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0</text:p>
          </table:table-cell>
          <table:table-cell office:value-type="string" calcext:value-type="string">
            <text:p>Jabalina Lisa de Acero-Cobre ø3/8" x 1000mm</text:p>
          </table:table-cell>
          <table:table-cell office:value-type="string" calcext:value-type="string">
            <text:p>GENROD</text:p>
          </table:table-cell>
          <table:table-cell office:value-type="float" office:value="14494.2209872573" calcext:value-type="float">
            <text:p>14494.22098725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5</text:p>
          </table:table-cell>
          <table:table-cell office:value-type="string" calcext:value-type="string">
            <text:p>Jabalina Lisa de Acero-Cobre ø3/8" x 1500mm</text:p>
          </table:table-cell>
          <table:table-cell office:value-type="string" calcext:value-type="string">
            <text:p>GENROD</text:p>
          </table:table-cell>
          <table:table-cell office:value-type="float" office:value="21969.893095401" calcext:value-type="float">
            <text:p>21969.893095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20</text:p>
          </table:table-cell>
          <table:table-cell office:value-type="string" calcext:value-type="string">
            <text:p>Jabalina Lisa de Acero-Cobre ø3/8" x 2000mm</text:p>
          </table:table-cell>
          <table:table-cell office:value-type="string" calcext:value-type="string">
            <text:p>GENROD</text:p>
          </table:table-cell>
          <table:table-cell office:value-type="float" office:value="30795.1249567304" calcext:value-type="float">
            <text:p>30795.1249567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0</text:p>
          </table:table-cell>
          <table:table-cell office:value-type="string" calcext:value-type="string">
            <text:p>Jabalina Lisa de Acero-Cobre ø1/2" x 1000mm</text:p>
          </table:table-cell>
          <table:table-cell office:value-type="string" calcext:value-type="string">
            <text:p>GENROD</text:p>
          </table:table-cell>
          <table:table-cell office:value-type="float" office:value="20883.2035469394" calcext:value-type="float">
            <text:p>20883.2035469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5</text:p>
          </table:table-cell>
          <table:table-cell office:value-type="string" calcext:value-type="string">
            <text:p>Jabalina Lisa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1112.6528036628" calcext:value-type="float">
            <text:p>31112.6528036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20</text:p>
          </table:table-cell>
          <table:table-cell office:value-type="string" calcext:value-type="string">
            <text:p>Jabalina Lisa de Acero-Cobre ø1/2" x 2000mm</text:p>
          </table:table-cell>
          <table:table-cell office:value-type="string" calcext:value-type="string">
            <text:p>GENROD</text:p>
          </table:table-cell>
          <table:table-cell office:value-type="float" office:value="42618.0274629727" calcext:value-type="float">
            <text:p>42618.0274629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30</text:p>
          </table:table-cell>
          <table:table-cell office:value-type="string" calcext:value-type="string">
            <text:p>Jabalina Lisa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63628.6671325122" calcext:value-type="float">
            <text:p>63628.6671325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0</text:p>
          </table:table-cell>
          <table:table-cell office:value-type="string" calcext:value-type="string">
            <text:p>Jabalina Lisa de Acero-Cobre ø5/8" x 1000mm</text:p>
          </table:table-cell>
          <table:table-cell office:value-type="string" calcext:value-type="string">
            <text:p>GENROD</text:p>
          </table:table-cell>
          <table:table-cell office:value-type="float" office:value="25099.63336714" calcext:value-type="float">
            <text:p>25099.63336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</text:p>
          </table:table-cell>
          <table:table-cell office:value-type="string" calcext:value-type="string">
            <text:p>Jabalina Lisa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37417.0812894105" calcext:value-type="float">
            <text:p>37417.0812894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20</text:p>
          </table:table-cell>
          <table:table-cell office:value-type="string" calcext:value-type="string">
            <text:p>Jabalina Lisa de Acero-Cobre ø5/8" x 2000mm</text:p>
          </table:table-cell>
          <table:table-cell office:value-type="string" calcext:value-type="string">
            <text:p>GENROD</text:p>
          </table:table-cell>
          <table:table-cell office:value-type="float" office:value="50678.6721014675" calcext:value-type="float">
            <text:p>50678.6721014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30</text:p>
          </table:table-cell>
          <table:table-cell office:value-type="string" calcext:value-type="string">
            <text:p>Jabalina Lisa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74063.3186496428" calcext:value-type="float">
            <text:p>74063.3186496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0</text:p>
          </table:table-cell>
          <table:table-cell office:value-type="string" calcext:value-type="string">
            <text:p>Jabalina Lisa de Acero-Cobre ø3/4" x 1000mm</text:p>
          </table:table-cell>
          <table:table-cell office:value-type="string" calcext:value-type="string">
            <text:p>GENROD</text:p>
          </table:table-cell>
          <table:table-cell office:value-type="float" office:value="34710.4360277674" calcext:value-type="float">
            <text:p>34710.436027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5</text:p>
          </table:table-cell>
          <table:table-cell office:value-type="string" calcext:value-type="string">
            <text:p>Jabalina Lisa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49547.8314554122" calcext:value-type="float">
            <text:p>49547.8314554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20</text:p>
          </table:table-cell>
          <table:table-cell office:value-type="string" calcext:value-type="string">
            <text:p>Jabalina Lisa de Acero-Cobre ø3/4" x 2000mm</text:p>
          </table:table-cell>
          <table:table-cell office:value-type="string" calcext:value-type="string">
            <text:p>GENROD</text:p>
          </table:table-cell>
          <table:table-cell office:value-type="float" office:value="65399.1674638926" calcext:value-type="float">
            <text:p>65399.1674638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30</text:p>
          </table:table-cell>
          <table:table-cell office:value-type="string" calcext:value-type="string">
            <text:p>Jabalina Lisa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97801.2034913336" calcext:value-type="float">
            <text:p>97801.2034913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25</text:p>
          </table:table-cell>
          <table:table-cell office:value-type="string" calcext:value-type="string">
            <text:p>Cable Acero Cobre 25 mm²</text:p>
          </table:table-cell>
          <table:table-cell office:value-type="string" calcext:value-type="string">
            <text:p>GENROD</text:p>
          </table:table-cell>
          <table:table-cell office:value-type="float" office:value="7354.5517174187" calcext:value-type="float">
            <text:p>7354.5517174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35</text:p>
          </table:table-cell>
          <table:table-cell office:value-type="string" calcext:value-type="string">
            <text:p>Cable Acero Cobre 35 mm²</text:p>
          </table:table-cell>
          <table:table-cell office:value-type="string" calcext:value-type="string">
            <text:p>GENROD</text:p>
          </table:table-cell>
          <table:table-cell office:value-type="float" office:value="10607.9209649733" calcext:value-type="float">
            <text:p>10607.9209649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50</text:p>
          </table:table-cell>
          <table:table-cell office:value-type="string" calcext:value-type="string">
            <text:p>Cable Acero Cobre 50 mm²</text:p>
          </table:table-cell>
          <table:table-cell office:value-type="string" calcext:value-type="string">
            <text:p>GENROD</text:p>
          </table:table-cell>
          <table:table-cell office:value-type="float" office:value="15272.6496972386" calcext:value-type="float">
            <text:p>15272.649697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70</text:p>
          </table:table-cell>
          <table:table-cell office:value-type="string" calcext:value-type="string">
            <text:p>Cable Acero Cobre 70 mm²</text:p>
          </table:table-cell>
          <table:table-cell office:value-type="string" calcext:value-type="string">
            <text:p>GENROD</text:p>
          </table:table-cell>
          <table:table-cell office:value-type="float" office:value="21029.5573523988" calcext:value-type="float">
            <text:p>21029.5573523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95</text:p>
          </table:table-cell>
          <table:table-cell office:value-type="string" calcext:value-type="string">
            <text:p>Cable Acero Cobre 95 mm²</text:p>
          </table:table-cell>
          <table:table-cell office:value-type="string" calcext:value-type="string">
            <text:p>GENROD</text:p>
          </table:table-cell>
          <table:table-cell office:value-type="float" office:value="29465.781448098" calcext:value-type="float">
            <text:p>29465.781448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15</text:p>
          </table:table-cell>
          <table:table-cell office:value-type="string" calcext:value-type="string">
            <text:p>Jabalina Acoplable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6451.9253103947" calcext:value-type="float">
            <text:p>36451.92531039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30</text:p>
          </table:table-cell>
          <table:table-cell office:value-type="string" calcext:value-type="string">
            <text:p>Jabalina Acoplable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67743.3074235679" calcext:value-type="float">
            <text:p>67743.3074235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15</text:p>
          </table:table-cell>
          <table:table-cell office:value-type="string" calcext:value-type="string">
            <text:p>Jabalina Acoplable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41569.1732802298" calcext:value-type="float">
            <text:p>41569.1732802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30</text:p>
          </table:table-cell>
          <table:table-cell office:value-type="string" calcext:value-type="string">
            <text:p>Jabalina Acoplable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79241.953172282" calcext:value-type="float">
            <text:p>79241.953172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15</text:p>
          </table:table-cell>
          <table:table-cell office:value-type="string" calcext:value-type="string">
            <text:p>Jabalina Acoplable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53654.9164784305" calcext:value-type="float">
            <text:p>53654.916478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30</text:p>
          </table:table-cell>
          <table:table-cell office:value-type="string" calcext:value-type="string">
            <text:p>Jabalina Acoplable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102755.688557941" calcext:value-type="float">
            <text:p>102755.688557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1</text:p>
          </table:table-cell>
          <table:table-cell office:value-type="string" calcext:value-type="string">
            <text:p>Tomacable Normalizado T1</text:p>
          </table:table-cell>
          <table:table-cell office:value-type="string" calcext:value-type="string">
            <text:p>GENROD</text:p>
          </table:table-cell>
          <table:table-cell office:value-type="float" office:value="15162.4490298489" calcext:value-type="float">
            <text:p>15162.4490298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</text:p>
          </table:table-cell>
          <table:table-cell office:value-type="string" calcext:value-type="string">
            <text:p>Tomacable Normalizado T2</text:p>
          </table:table-cell>
          <table:table-cell office:value-type="string" calcext:value-type="string">
            <text:p>GENROD</text:p>
          </table:table-cell>
          <table:table-cell office:value-type="float" office:value="19909.105199895" calcext:value-type="float">
            <text:p>19909.105199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2</text:p>
          </table:table-cell>
          <table:table-cell office:value-type="string" calcext:value-type="string">
            <text:p>Tomacable Normalizado T22</text:p>
          </table:table-cell>
          <table:table-cell office:value-type="string" calcext:value-type="string">
            <text:p>GENROD</text:p>
          </table:table-cell>
          <table:table-cell office:value-type="float" office:value="22159.3650516521" calcext:value-type="float">
            <text:p>22159.3650516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3</text:p>
          </table:table-cell>
          <table:table-cell office:value-type="string" calcext:value-type="string">
            <text:p>Tomacable Normalizado T3</text:p>
          </table:table-cell>
          <table:table-cell office:value-type="string" calcext:value-type="string">
            <text:p>GENROD</text:p>
          </table:table-cell>
          <table:table-cell office:value-type="float" office:value="27327.5815679741" calcext:value-type="float">
            <text:p>27327.5815679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4</text:p>
          </table:table-cell>
          <table:table-cell office:value-type="string" calcext:value-type="string">
            <text:p>Tomacable Normalizado T4</text:p>
          </table:table-cell>
          <table:table-cell office:value-type="string" calcext:value-type="string">
            <text:p>GENROD</text:p>
          </table:table-cell>
          <table:table-cell office:value-type="float" office:value="33592.3153837595" calcext:value-type="float">
            <text:p>33592.3153837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VA</text:p>
          </table:table-cell>
          <table:table-cell office:value-type="string" calcext:value-type="string">
            <text:p>Conj. Agrafado- Jab. 3/8" x 1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35520.177782232" calcext:value-type="float">
            <text:p>35520.177782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VA</text:p>
          </table:table-cell>
          <table:table-cell office:value-type="string" calcext:value-type="string">
            <text:p>Conj. Agrafado- Jab. 1/2" x15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55676.8065486501" calcext:value-type="float">
            <text:p>55676.806548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VA</text:p>
          </table:table-cell>
          <table:table-cell office:value-type="string" calcext:value-type="string">
            <text:p>Conj. Agrafado- Jab. 5/8" x 1500mm c/cable VyA-6 mm²</text:p>
          </table:table-cell>
          <table:table-cell office:value-type="string" calcext:value-type="string">
            <text:p>GENROD</text:p>
          </table:table-cell>
          <table:table-cell office:value-type="float" office:value="65244.5205712515" calcext:value-type="float">
            <text:p>65244.5205712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VA</text:p>
          </table:table-cell>
          <table:table-cell office:value-type="string" calcext:value-type="string">
            <text:p>Conj. Agrafado- Jab. 5/8" x 2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79127.2075389636" calcext:value-type="float">
            <text:p>79127.2075389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</text:p>
          </table:table-cell>
          <table:table-cell office:value-type="string" calcext:value-type="string">
            <text:p>Conj. Agrafado - Jab. 3/8" x 1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35520.177782232" calcext:value-type="float">
            <text:p>35520.177782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</text:p>
          </table:table-cell>
          <table:table-cell office:value-type="string" calcext:value-type="string">
            <text:p>Conj. Agrafado - Jab. 1/2" x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55676.8065486501" calcext:value-type="float">
            <text:p>55676.806548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</text:p>
          </table:table-cell>
          <table:table-cell office:value-type="string" calcext:value-type="string">
            <text:p>Conj. Agrafado - Jab. 5/8" x 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65244.5205712515" calcext:value-type="float">
            <text:p>65244.5205712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</text:p>
          </table:table-cell>
          <table:table-cell office:value-type="string" calcext:value-type="string">
            <text:p>Conj. Agrafado - Jab. 5/8" x 2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79127.2075389636" calcext:value-type="float">
            <text:p>79127.2075389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VA6S</text:p>
          </table:table-cell>
          <table:table-cell office:value-type="string" calcext:value-type="string">
            <text:p>Conj. Soldado Jab. -5/8x1500-IRAM C/2Mts. Cable V/A 6mm</text:p>
          </table:table-cell>
          <table:table-cell office:value-type="string" calcext:value-type="string">
            <text:p>GENROD</text:p>
          </table:table-cell>
          <table:table-cell office:value-type="float" office:value="75268.1773122523" calcext:value-type="float">
            <text:p>75268.1773122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07+M10</text:p>
          </table:table-cell>
          <table:table-cell office:value-type="string" calcext:value-type="string">
            <text:p>Jabalina + Tomacable - 3/8" x 750mm </text:p>
          </table:table-cell>
          <table:table-cell office:value-type="string" calcext:value-type="string">
            <text:p>GENROD</text:p>
          </table:table-cell>
          <table:table-cell office:value-type="float" office:value="12307.010240776" calcext:value-type="float">
            <text:p>12307.010240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0+M10</text:p>
          </table:table-cell>
          <table:table-cell office:value-type="string" calcext:value-type="string">
            <text:p>Jabalina + Tomacable - 3/8" x 1000mm</text:p>
          </table:table-cell>
          <table:table-cell office:value-type="string" calcext:value-type="string">
            <text:p>GENROD</text:p>
          </table:table-cell>
          <table:table-cell office:value-type="float" office:value="13835.8231550646" calcext:value-type="float">
            <text:p>13835.82315506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5+M10</text:p>
          </table:table-cell>
          <table:table-cell office:value-type="string" calcext:value-type="string">
            <text:p>Jabalina + Tomacable - 3/8" x 1500mm</text:p>
          </table:table-cell>
          <table:table-cell office:value-type="string" calcext:value-type="string">
            <text:p>GENROD</text:p>
          </table:table-cell>
          <table:table-cell office:value-type="float" office:value="19866.2895549524" calcext:value-type="float">
            <text:p>19866.28955495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20+M10</text:p>
          </table:table-cell>
          <table:table-cell office:value-type="string" calcext:value-type="string">
            <text:p>Jabalina + Tomacable - 3/8" x 2000mm</text:p>
          </table:table-cell>
          <table:table-cell office:value-type="string" calcext:value-type="string">
            <text:p>GENROD</text:p>
          </table:table-cell>
          <table:table-cell office:value-type="float" office:value="26985.3835082542" calcext:value-type="float">
            <text:p>26985.3835082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0+M12</text:p>
          </table:table-cell>
          <table:table-cell office:value-type="string" calcext:value-type="string">
            <text:p>Jabalina + Tomacable - 1/2" x 1000mm</text:p>
          </table:table-cell>
          <table:table-cell office:value-type="string" calcext:value-type="string">
            <text:p>GENROD</text:p>
          </table:table-cell>
          <table:table-cell office:value-type="float" office:value="19735.0266103907" calcext:value-type="float">
            <text:p>19735.0266103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5+M12</text:p>
          </table:table-cell>
          <table:table-cell office:value-type="string" calcext:value-type="string">
            <text:p>Jabalina + Tomacable - 1/2" x 1500mm</text:p>
          </table:table-cell>
          <table:table-cell office:value-type="string" calcext:value-type="string">
            <text:p>GENROD</text:p>
          </table:table-cell>
          <table:table-cell office:value-type="float" office:value="27986.7098411196" calcext:value-type="float">
            <text:p>27986.7098411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20+M12</text:p>
          </table:table-cell>
          <table:table-cell office:value-type="string" calcext:value-type="string">
            <text:p>Jabalina + Tomacable - 1/2" x 2000mm</text:p>
          </table:table-cell>
          <table:table-cell office:value-type="string" calcext:value-type="string">
            <text:p>GENROD</text:p>
          </table:table-cell>
          <table:table-cell office:value-type="float" office:value="37267.7737479768" calcext:value-type="float">
            <text:p>37267.77374797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30+M12</text:p>
          </table:table-cell>
          <table:table-cell office:value-type="string" calcext:value-type="string">
            <text:p>Jabalina + Tomacable - 1/2" x 3000mm</text:p>
          </table:table-cell>
          <table:table-cell office:value-type="string" calcext:value-type="string">
            <text:p>GENROD</text:p>
          </table:table-cell>
          <table:table-cell office:value-type="float" office:value="54216.3033901361" calcext:value-type="float">
            <text:p>54216.3033901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0+M16</text:p>
          </table:table-cell>
          <table:table-cell office:value-type="string" calcext:value-type="string">
            <text:p>Jabalina + Tomacable - 5/8" x 1000mm</text:p>
          </table:table-cell>
          <table:table-cell office:value-type="string" calcext:value-type="string">
            <text:p>GENROD</text:p>
          </table:table-cell>
          <table:table-cell office:value-type="float" office:value="23615.4806456548" calcext:value-type="float">
            <text:p>23615.4806456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5+M16</text:p>
          </table:table-cell>
          <table:table-cell office:value-type="string" calcext:value-type="string">
            <text:p>Jabalina + Tomacable - 5/8" x 1500mm</text:p>
          </table:table-cell>
          <table:table-cell office:value-type="string" calcext:value-type="string">
            <text:p>GENROD</text:p>
          </table:table-cell>
          <table:table-cell office:value-type="float" office:value="33551.6689271011" calcext:value-type="float">
            <text:p>33551.6689271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20+M16</text:p>
          </table:table-cell>
          <table:table-cell office:value-type="string" calcext:value-type="string">
            <text:p>Jabalina + Tomacable - 5/8" x 2000mm</text:p>
          </table:table-cell>
          <table:table-cell office:value-type="string" calcext:value-type="string">
            <text:p>GENROD</text:p>
          </table:table-cell>
          <table:table-cell office:value-type="float" office:value="44249.2201617216" calcext:value-type="float">
            <text:p>44249.2201617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30+M16</text:p>
          </table:table-cell>
          <table:table-cell office:value-type="string" calcext:value-type="string">
            <text:p>Jabalina + Tomacable - 5/8" x 3000mm</text:p>
          </table:table-cell>
          <table:table-cell office:value-type="string" calcext:value-type="string">
            <text:p>GENROD</text:p>
          </table:table-cell>
          <table:table-cell office:value-type="float" office:value="63112.8036620087" calcext:value-type="float">
            <text:p>63112.8036620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0+M19</text:p>
          </table:table-cell>
          <table:table-cell office:value-type="string" calcext:value-type="string">
            <text:p>Jabalina + Tomacable - 3/4" x 1000mm</text:p>
          </table:table-cell>
          <table:table-cell office:value-type="string" calcext:value-type="string">
            <text:p>GENROD</text:p>
          </table:table-cell>
          <table:table-cell office:value-type="float" office:value="32057.8901251801" calcext:value-type="float">
            <text:p>32057.8901251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5+M19</text:p>
          </table:table-cell>
          <table:table-cell office:value-type="string" calcext:value-type="string">
            <text:p>Jabalina + Tomacable - 3/4" x 1500mm</text:p>
          </table:table-cell>
          <table:table-cell office:value-type="string" calcext:value-type="string">
            <text:p>GENROD</text:p>
          </table:table-cell>
          <table:table-cell office:value-type="float" office:value="44026.7873648983" calcext:value-type="float">
            <text:p>44026.7873648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20+M19</text:p>
          </table:table-cell>
          <table:table-cell office:value-type="string" calcext:value-type="string">
            <text:p>Jabalina + Tomacable - 3/4" x 2000mm</text:p>
          </table:table-cell>
          <table:table-cell office:value-type="string" calcext:value-type="string">
            <text:p>GENROD</text:p>
          </table:table-cell>
          <table:table-cell office:value-type="float" office:value="56813.4538313709" calcext:value-type="float">
            <text:p>56813.4538313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30+M19</text:p>
          </table:table-cell>
          <table:table-cell office:value-type="string" calcext:value-type="string">
            <text:p>Jabalina + Tomacable - 3/4" x 3000mm</text:p>
          </table:table-cell>
          <table:table-cell office:value-type="string" calcext:value-type="string">
            <text:p>GENROD</text:p>
          </table:table-cell>
          <table:table-cell office:value-type="float" office:value="82951.0118203298" calcext:value-type="float">
            <text:p>82951.0118203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0</text:p>
          </table:table-cell>
          <table:table-cell office:value-type="string" calcext:value-type="string">
            <text:p>Mordaza para Jabalina de PAT ø3/8"</text:p>
          </table:table-cell>
          <table:table-cell office:value-type="string" calcext:value-type="string">
            <text:p>GENROD</text:p>
          </table:table-cell>
          <table:table-cell office:value-type="float" office:value="2947.86548111246" calcext:value-type="float">
            <text:p>2947.86548111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2</text:p>
          </table:table-cell>
          <table:table-cell office:value-type="string" calcext:value-type="string">
            <text:p>Mordaza para Jabalina de PAT ø1/2"</text:p>
          </table:table-cell>
          <table:table-cell office:value-type="string" calcext:value-type="string">
            <text:p>GENROD</text:p>
          </table:table-cell>
          <table:table-cell office:value-type="float" office:value="3972.54804992163" calcext:value-type="float">
            <text:p>3972.54804992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6</text:p>
          </table:table-cell>
          <table:table-cell office:value-type="string" calcext:value-type="string">
            <text:p>Mordaza para Jabalina de PAT ø5/8"</text:p>
          </table:table-cell>
          <table:table-cell office:value-type="string" calcext:value-type="string">
            <text:p>GENROD</text:p>
          </table:table-cell>
          <table:table-cell office:value-type="float" office:value="4631.70337643578" calcext:value-type="float">
            <text:p>4631.70337643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rdaza para Jabalina de PAT ø3/4"</text:p>
          </table:table-cell>
          <table:table-cell office:value-type="string" calcext:value-type="string">
            <text:p>GENROD</text:p>
          </table:table-cell>
          <table:table-cell office:value-type="float" office:value="5579.91670025512" calcext:value-type="float">
            <text:p>5579.91670025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2</text:p>
          </table:table-cell>
          <table:table-cell office:value-type="string" calcext:value-type="string">
            <text:p>Bujes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14663.7349795734" calcext:value-type="float">
            <text:p>14663.7349795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6</text:p>
          </table:table-cell>
          <table:table-cell office:value-type="string" calcext:value-type="string">
            <text:p>Bujes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16926.140564144" calcext:value-type="float">
            <text:p>16926.140564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9</text:p>
          </table:table-cell>
          <table:table-cell office:value-type="string" calcext:value-type="string">
            <text:p>Bujes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23266.4719003838" calcext:value-type="float">
            <text:p>23266.4719003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2</text:p>
          </table:table-cell>
          <table:table-cell office:value-type="string" calcext:value-type="string">
            <text:p>Sufridera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5926.31334616631" calcext:value-type="float">
            <text:p>5926.31334616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6</text:p>
          </table:table-cell>
          <table:table-cell office:value-type="string" calcext:value-type="string">
            <text:p>Sufridera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6496.00656431327" calcext:value-type="float">
            <text:p>6496.00656431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9</text:p>
          </table:table-cell>
          <table:table-cell office:value-type="string" calcext:value-type="string">
            <text:p>Sufridera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9004.18717187059" calcext:value-type="float">
            <text:p>9004.18717187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1</text:p>
          </table:table-cell>
          <table:table-cell office:value-type="string" calcext:value-type="string">
            <text:p>Caja de Inspeccion Fundicion Gris 25x25</text:p>
          </table:table-cell>
          <table:table-cell office:value-type="string" calcext:value-type="string">
            <text:p>GENROD</text:p>
          </table:table-cell>
          <table:table-cell office:value-type="float" office:value="45363.5595265329" calcext:value-type="float">
            <text:p>45363.5595265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2</text:p>
          </table:table-cell>
          <table:table-cell office:value-type="string" calcext:value-type="string">
            <text:p>Caja de Inspeccion Fundicion Gris 15x15</text:p>
          </table:table-cell>
          <table:table-cell office:value-type="string" calcext:value-type="string">
            <text:p>GENROD</text:p>
          </table:table-cell>
          <table:table-cell office:value-type="float" office:value="21133.968379314" calcext:value-type="float">
            <text:p>21133.968379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7</text:p>
          </table:table-cell>
          <table:table-cell office:value-type="string" calcext:value-type="string">
            <text:p>Caja de Inspecc. Fundicion Aluminio 15x15</text:p>
          </table:table-cell>
          <table:table-cell office:value-type="string" calcext:value-type="string">
            <text:p>GENROD</text:p>
          </table:table-cell>
          <table:table-cell office:value-type="float" office:value="10794.5984312155" calcext:value-type="float">
            <text:p>10794.5984312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3</text:p>
          </table:table-cell>
          <table:table-cell office:value-type="string" calcext:value-type="string">
            <text:p>Caja de Inspecc. S/B.Neutro-Mat. Aislante - 25x25cm</text:p>
          </table:table-cell>
          <table:table-cell office:value-type="string" calcext:value-type="string">
            <text:p>GENROD</text:p>
          </table:table-cell>
          <table:table-cell office:value-type="float" office:value="10966.3752445787" calcext:value-type="float">
            <text:p>10966.3752445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6</text:p>
          </table:table-cell>
          <table:table-cell office:value-type="string" calcext:value-type="string">
            <text:p>Caja de Inspecc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5218.02958532757" calcext:value-type="float">
            <text:p>5218.02958532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9</text:p>
          </table:table-cell>
          <table:table-cell office:value-type="string" calcext:value-type="string">
            <text:p>Caja de Inspecc Eco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1893.2647851808" calcext:value-type="float">
            <text:p>1893.2647851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6</text:p>
          </table:table-cell>
          <table:table-cell office:value-type="string" calcext:value-type="string">
            <text:p>Gel-Mejorador de Suelos x 12Kg.</text:p>
          </table:table-cell>
          <table:table-cell office:value-type="string" calcext:value-type="string">
            <text:p>GENROD</text:p>
          </table:table-cell>
          <table:table-cell office:value-type="float" office:value="24795.2191136343" calcext:value-type="float">
            <text:p>24795.2191136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2525</text:p>
          </table:table-cell>
          <table:table-cell office:value-type="string" calcext:value-type="string">
            <text:p>Molde p/Sold-Cruce Cables Horiz. Enteros-XBC 25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35</text:p>
          </table:table-cell>
          <table:table-cell office:value-type="string" calcext:value-type="string">
            <text:p>Molde p/Sold-Cruce Cables Horiz. Enteros-XBC 35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25</text:p>
          </table:table-cell>
          <table:table-cell office:value-type="string" calcext:value-type="string">
            <text:p>Molde p/Sold-Cruce Cables Horiz. Enteros-XBC 35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50</text:p>
          </table:table-cell>
          <table:table-cell office:value-type="string" calcext:value-type="string">
            <text:p>Molde p/Sold-Cruce Cables Horiz. Enteros-XBC 50x5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35</text:p>
          </table:table-cell>
          <table:table-cell office:value-type="string" calcext:value-type="string">
            <text:p>Molde p/Sold-Cruce Cables Horiz. Enteros-XBC 50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25</text:p>
          </table:table-cell>
          <table:table-cell office:value-type="string" calcext:value-type="string">
            <text:p>Molde p/Sold-Cruce Cables Horiz. Enteros-XBC 50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70</text:p>
          </table:table-cell>
          <table:table-cell office:value-type="string" calcext:value-type="string">
            <text:p>Molde p/Sold-Cruce Cables Horiz. Enteros-XBC 70x7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50</text:p>
          </table:table-cell>
          <table:table-cell office:value-type="string" calcext:value-type="string">
            <text:p>Molde p/Sold-Cruce Cables Horiz. Enteros-XBC 70x5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35</text:p>
          </table:table-cell>
          <table:table-cell office:value-type="string" calcext:value-type="string">
            <text:p>Molde p/Sold-Cruce Cables Horiz. Enteros-XBC 70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.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95</text:p>
          </table:table-cell>
          <table:table-cell office:value-type="string" calcext:value-type="string">
            <text:p>Molde p/Sold-Cruce Cables Horiz. Enteros-XBC 95x9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70</text:p>
          </table:table-cell>
          <table:table-cell office:value-type="string" calcext:value-type="string">
            <text:p>Molde p/Sold-Cruce Cables Horiz. Enteros-XBC 95x7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50</text:p>
          </table:table-cell>
          <table:table-cell office:value-type="string" calcext:value-type="string">
            <text:p>Molde p/Sold-Cruce Cables Horiz. Enteros-XBC 95x5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35</text:p>
          </table:table-cell>
          <table:table-cell office:value-type="string" calcext:value-type="string">
            <text:p>Molde p/Sold-Cruce Cables Horiz. Enteros-XBC 95x3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120</text:p>
          </table:table-cell>
          <table:table-cell office:value-type="string" calcext:value-type="string">
            <text:p>Molde p/Sold-Cruce Cables Horiz. Enteros-XBC 120X12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95</text:p>
          </table:table-cell>
          <table:table-cell office:value-type="string" calcext:value-type="string">
            <text:p>Molde p/Sold-Cruce Cables Horiz. Enteros-XBC 120x9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70</text:p>
          </table:table-cell>
          <table:table-cell office:value-type="string" calcext:value-type="string">
            <text:p>Molde p/Sold-Cruce Cables Horiz. Enteros-XBC 120x7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50</text:p>
          </table:table-cell>
          <table:table-cell office:value-type="string" calcext:value-type="string">
            <text:p>Molde p/Sold-Cruce Cables Horiz. Enteros-XBC 120x5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35</text:p>
          </table:table-cell>
          <table:table-cell office:value-type="string" calcext:value-type="string">
            <text:p>Molde p/Sold-Cruce Cables Horiz. Enteros-XBC 120x3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.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2525</text:p>
          </table:table-cell>
          <table:table-cell office:value-type="string" calcext:value-type="string">
            <text:p>Molde p/Sold-Cruce Cables Horiz. Cortados-XAC 25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35</text:p>
          </table:table-cell>
          <table:table-cell office:value-type="string" calcext:value-type="string">
            <text:p>Molde p/Sold-Cruce Cables Horiz. Cortados-XAC 35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25</text:p>
          </table:table-cell>
          <table:table-cell office:value-type="string" calcext:value-type="string">
            <text:p>Molde p/Sold-Cruce Cables Horiz. Cortados-XAC 35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50</text:p>
          </table:table-cell>
          <table:table-cell office:value-type="string" calcext:value-type="string">
            <text:p>Molde p/Sold-Cruce Cables Horiz. Cortados-XAC 50x5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35</text:p>
          </table:table-cell>
          <table:table-cell office:value-type="string" calcext:value-type="string">
            <text:p>Molde p/Sold-Cruce Cables Horiz. Cortados-XAC 50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25</text:p>
          </table:table-cell>
          <table:table-cell office:value-type="string" calcext:value-type="string">
            <text:p>Molde p/Sold-Cruce Cables Horiz. Cortados-XAC 50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70</text:p>
          </table:table-cell>
          <table:table-cell office:value-type="string" calcext:value-type="string">
            <text:p>Molde p/Sold-Cruce Cables Horiz. Cortados-XAC 70x7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50</text:p>
          </table:table-cell>
          <table:table-cell office:value-type="string" calcext:value-type="string">
            <text:p>Molde p/Sold-Cruce Cables Horiz. Cortados-XAC 70x5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35</text:p>
          </table:table-cell>
          <table:table-cell office:value-type="string" calcext:value-type="string">
            <text:p>Molde p/Sold-Cruce Cables Horiz. Cortados-XAC 70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95</text:p>
          </table:table-cell>
          <table:table-cell office:value-type="string" calcext:value-type="string">
            <text:p>Molde p/Sold-Cruce Cables Horiz. Cortados-XAC 95x9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70</text:p>
          </table:table-cell>
          <table:table-cell office:value-type="string" calcext:value-type="string">
            <text:p>Molde p/Sold-Cruce Cables Horiz. Cortados-XAC 95x7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50</text:p>
          </table:table-cell>
          <table:table-cell office:value-type="string" calcext:value-type="string">
            <text:p>Molde p/Sold-Cruce Cables Horiz. Cortados-XAC 95x5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35</text:p>
          </table:table-cell>
          <table:table-cell office:value-type="string" calcext:value-type="string">
            <text:p>Molde p/Sold-Cruce Cables Horiz. Cortados-XAC 95x3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120</text:p>
          </table:table-cell>
          <table:table-cell office:value-type="string" calcext:value-type="string">
            <text:p>Molde p/Sold-Cruce Cables Horiz. Cortados-XAC 120X12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95</text:p>
          </table:table-cell>
          <table:table-cell office:value-type="string" calcext:value-type="string">
            <text:p>Molde p/Sold-Cruce Cables Horiz. Cortados-XAC 120x9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70</text:p>
          </table:table-cell>
          <table:table-cell office:value-type="string" calcext:value-type="string">
            <text:p>Molde p/Sold-Cruce Cables Horiz. Cortados-XAC 120x7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50</text:p>
          </table:table-cell>
          <table:table-cell office:value-type="string" calcext:value-type="string">
            <text:p>Molde p/Sold-Cruce Cables Horiz. Cortados-XAC 120x5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35</text:p>
          </table:table-cell>
          <table:table-cell office:value-type="string" calcext:value-type="string">
            <text:p>Molde p/Sold-Cruce Cables Horiz. Cortados-XAC 120x3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2525</text:p>
          </table:table-cell>
          <table:table-cell office:value-type="string" calcext:value-type="string">
            <text:p>Molde p/Sold. TipoT"-Cab.Pasante 25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35</text:p>
          </table:table-cell>
          <table:table-cell office:value-type="string" calcext:value-type="string">
            <text:p>Molde p/Sold. TipoT"-Cab.Pasante 35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25</text:p>
          </table:table-cell>
          <table:table-cell office:value-type="string" calcext:value-type="string">
            <text:p>Molde p/Sold. TipoT"-Cab.Pasante 35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50</text:p>
          </table:table-cell>
          <table:table-cell office:value-type="string" calcext:value-type="string">
            <text:p>Molde p/Sold. TipoT"-Cab.Pasante 50 - Deriv.5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35</text:p>
          </table:table-cell>
          <table:table-cell office:value-type="string" calcext:value-type="string">
            <text:p>Molde p/Sold. TipoT"-Cab.Pasante 50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25</text:p>
          </table:table-cell>
          <table:table-cell office:value-type="string" calcext:value-type="string">
            <text:p>Molde p/Sold. TipoT"-Cab.Pasante 50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70</text:p>
          </table:table-cell>
          <table:table-cell office:value-type="string" calcext:value-type="string">
            <text:p>Molde p/Sold. TipoT"-Cab.Pasante 70 - Deriv.7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50</text:p>
          </table:table-cell>
          <table:table-cell office:value-type="string" calcext:value-type="string">
            <text:p>Molde p/Sold. TipoT"-Cab.Pasante 70 - Deriv.5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35</text:p>
          </table:table-cell>
          <table:table-cell office:value-type="string" calcext:value-type="string">
            <text:p>Molde p/Sold. TipoT"-Cab.Pasante 70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25</text:p>
          </table:table-cell>
          <table:table-cell office:value-type="string" calcext:value-type="string">
            <text:p>Molde p/Sold. TipoT"-Cab.Pasante 70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95</text:p>
          </table:table-cell>
          <table:table-cell office:value-type="string" calcext:value-type="string">
            <text:p>Molde p/Sold. TipoT"-Cab.Pasante 95 - Deriv.9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70</text:p>
          </table:table-cell>
          <table:table-cell office:value-type="string" calcext:value-type="string">
            <text:p>Molde p/Sold. TipoT"-Cab.Pasante 95 - Deriv.7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50</text:p>
          </table:table-cell>
          <table:table-cell office:value-type="string" calcext:value-type="string">
            <text:p>Molde p/Sold. TipoT"-Cab.Pasante 95 - Deriv.5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35</text:p>
          </table:table-cell>
          <table:table-cell office:value-type="string" calcext:value-type="string">
            <text:p>Molde p/Sold. TipoT"-Cab.Pasante 95 - Deriv.3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120</text:p>
          </table:table-cell>
          <table:table-cell office:value-type="string" calcext:value-type="string">
            <text:p>Molde p/Sold. TipoT"-Cab.Pasante 120-Deriv.12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95</text:p>
          </table:table-cell>
          <table:table-cell office:value-type="string" calcext:value-type="string">
            <text:p>Molde p/Sold. TipoT"-Cab.Pasante 120- Deriv.9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70</text:p>
          </table:table-cell>
          <table:table-cell office:value-type="string" calcext:value-type="string">
            <text:p>Molde p/Sold. TipoT"-Cab.Pasante120 - Deriv.7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50</text:p>
          </table:table-cell>
          <table:table-cell office:value-type="string" calcext:value-type="string">
            <text:p>Molde p/Sold. TipoT"-Cab.Pasante120 - Deriv.5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35</text:p>
          </table:table-cell>
          <table:table-cell office:value-type="string" calcext:value-type="string">
            <text:p>Molde p/Sold. TipoT"-Cab.Pasante120 - Deriv.3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2525</text:p>
          </table:table-cell>
          <table:table-cell office:value-type="string" calcext:value-type="string">
            <text:p>Molde PTC p/Sold. Tipo Paralelo p/Cables 25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35</text:p>
          </table:table-cell>
          <table:table-cell office:value-type="string" calcext:value-type="string">
            <text:p>Molde PTC p/Sold. Tipo Paralelo p/Cables 35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25</text:p>
          </table:table-cell>
          <table:table-cell office:value-type="string" calcext:value-type="string">
            <text:p>Molde PTC p/Sold. Tipo Paralelo p/Cables 35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50</text:p>
          </table:table-cell>
          <table:table-cell office:value-type="string" calcext:value-type="string">
            <text:p>Molde PTC p/Sold. Tipo Paralelo p/Cables 50x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35</text:p>
          </table:table-cell>
          <table:table-cell office:value-type="string" calcext:value-type="string">
            <text:p>Molde PTC p/Sold. Tipo Paralelo p/Cables 50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25</text:p>
          </table:table-cell>
          <table:table-cell office:value-type="string" calcext:value-type="string">
            <text:p>Molde PTC p/Sold. Tipo Paralelo p/Cables 50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70</text:p>
          </table:table-cell>
          <table:table-cell office:value-type="string" calcext:value-type="string">
            <text:p>Molde PTC p/Sold. Tipo Paralelo p/Cables 70x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50</text:p>
          </table:table-cell>
          <table:table-cell office:value-type="string" calcext:value-type="string">
            <text:p>Molde PTC p/Sold. Tipo Paralelo p/Cables 70x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35</text:p>
          </table:table-cell>
          <table:table-cell office:value-type="string" calcext:value-type="string">
            <text:p>Molde PTC p/Sold. Tipo Paralelo p/Cables 70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25</text:p>
          </table:table-cell>
          <table:table-cell office:value-type="string" calcext:value-type="string">
            <text:p>Molde PTC p/Sold. Tipo Paralelo p/Cables 70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95</text:p>
          </table:table-cell>
          <table:table-cell office:value-type="string" calcext:value-type="string">
            <text:p>Molde PTC p/Sold. Tipo Paralelo p/Cables 95x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70</text:p>
          </table:table-cell>
          <table:table-cell office:value-type="string" calcext:value-type="string">
            <text:p>Molde PTC p/Sold. Tipo Paralelo p/Cables 95x7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50</text:p>
          </table:table-cell>
          <table:table-cell office:value-type="string" calcext:value-type="string">
            <text:p>Molde PTC p/Sold. Tipo Paralelo p/Cables 95x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35</text:p>
          </table:table-cell>
          <table:table-cell office:value-type="string" calcext:value-type="string">
            <text:p>Molde PTC p/Sold. Tipo Paralelo p/Cables 95x3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120</text:p>
          </table:table-cell>
          <table:table-cell office:value-type="string" calcext:value-type="string">
            <text:p>Molde PTC p/Sold. Tipo Paralelo p/Cables120x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95</text:p>
          </table:table-cell>
          <table:table-cell office:value-type="string" calcext:value-type="string">
            <text:p>Molde PTC p/Sold. Tipo Paralelo p/Cables 120X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70</text:p>
          </table:table-cell>
          <table:table-cell office:value-type="string" calcext:value-type="string">
            <text:p>Molde PTC p/Sold. Tipo Paralelo p/Cables 120x7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50</text:p>
          </table:table-cell>
          <table:table-cell office:value-type="string" calcext:value-type="string">
            <text:p>Molde PTC p/Sold. Tipo Paralelo p/Cables 120x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35</text:p>
          </table:table-cell>
          <table:table-cell office:value-type="string" calcext:value-type="string">
            <text:p>Molde PTC p/Sold. Tipo Paralelo p/Cables 120x3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6</text:p>
          </table:table-cell>
          <table:table-cell office:value-type="string" calcext:value-type="string">
            <text:p>Molde p/Sold. Tipo Lineal p/Cable Horiz. 16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25</text:p>
          </table:table-cell>
          <table:table-cell office:value-type="string" calcext:value-type="string">
            <text:p>Molde p/Sold. Tipo Lineal p/Cable Horiz.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35</text:p>
          </table:table-cell>
          <table:table-cell office:value-type="string" calcext:value-type="string">
            <text:p>Molde p/Sold. Tipo Lineal p/Cable Horiz.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50</text:p>
          </table:table-cell>
          <table:table-cell office:value-type="string" calcext:value-type="string">
            <text:p>Molde p/Sold. Tipo Lineal p/Cable Horiz.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70</text:p>
          </table:table-cell>
          <table:table-cell office:value-type="string" calcext:value-type="string">
            <text:p>Molde p/Sold. Tipo Lineal p/Cable Horiz.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95</text:p>
          </table:table-cell>
          <table:table-cell office:value-type="string" calcext:value-type="string">
            <text:p>Molde p/Sold. Tipo Lineal p/Cable Horiz.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20</text:p>
          </table:table-cell>
          <table:table-cell office:value-type="string" calcext:value-type="string">
            <text:p>Molde p/Sold. Tipo Lineal p/Cable Horiz.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50</text:p>
          </table:table-cell>
          <table:table-cell office:value-type="string" calcext:value-type="string">
            <text:p>Molde p/Sold. Tipo Lineal p/Cable Horiz.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25</text:p>
          </table:table-cell>
          <table:table-cell office:value-type="string" calcext:value-type="string">
            <text:p>Molde p/Sold. GT - Jabalina 1/2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35</text:p>
          </table:table-cell>
          <table:table-cell office:value-type="string" calcext:value-type="string">
            <text:p>Molde p/Sold. GT - Jabalina 1/2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50</text:p>
          </table:table-cell>
          <table:table-cell office:value-type="string" calcext:value-type="string">
            <text:p>Molde p/Sold. GT - Jabalina 1/2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70</text:p>
          </table:table-cell>
          <table:table-cell office:value-type="string" calcext:value-type="string">
            <text:p>Molde p/Sold. GT - Jabalina 1/2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95</text:p>
          </table:table-cell>
          <table:table-cell office:value-type="string" calcext:value-type="string">
            <text:p>Molde p/Sold. GT - Jabalina 1/2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20</text:p>
          </table:table-cell>
          <table:table-cell office:value-type="string" calcext:value-type="string">
            <text:p>Molde p/Sold. GT - Jabalina 1/2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50</text:p>
          </table:table-cell>
          <table:table-cell office:value-type="string" calcext:value-type="string">
            <text:p>Molde p/Sold. GT - Jabalina 1/2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25</text:p>
          </table:table-cell>
          <table:table-cell office:value-type="string" calcext:value-type="string">
            <text:p>Molde p/Sold. GT - Jabalina 5/8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35</text:p>
          </table:table-cell>
          <table:table-cell office:value-type="string" calcext:value-type="string">
            <text:p>Molde p/Sold. GT - Jabalina 5/8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50</text:p>
          </table:table-cell>
          <table:table-cell office:value-type="string" calcext:value-type="string">
            <text:p>Molde p/Sold. GT - Jabalina 5/8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70</text:p>
          </table:table-cell>
          <table:table-cell office:value-type="string" calcext:value-type="string">
            <text:p>Molde p/Sold. GT - Jabalina 5/8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95</text:p>
          </table:table-cell>
          <table:table-cell office:value-type="string" calcext:value-type="string">
            <text:p>Molde p/Sold. GT - Jabalina 5/8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20</text:p>
          </table:table-cell>
          <table:table-cell office:value-type="string" calcext:value-type="string">
            <text:p>Molde p/Sold. GT - Jabalina 5/8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50</text:p>
          </table:table-cell>
          <table:table-cell office:value-type="string" calcext:value-type="string">
            <text:p>Molde p/Sold. GT - Jabalina 5/8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25</text:p>
          </table:table-cell>
          <table:table-cell office:value-type="string" calcext:value-type="string">
            <text:p>Molde p/Sold. GT - Jabalina 3/4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35</text:p>
          </table:table-cell>
          <table:table-cell office:value-type="string" calcext:value-type="string">
            <text:p>Molde p/Sold. GT - Jabalina 3/4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50</text:p>
          </table:table-cell>
          <table:table-cell office:value-type="string" calcext:value-type="string">
            <text:p>Molde p/Sold. GT - Jabalina 3/4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70</text:p>
          </table:table-cell>
          <table:table-cell office:value-type="string" calcext:value-type="string">
            <text:p>Molde p/Sold. GT - Jabalina 3/4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95</text:p>
          </table:table-cell>
          <table:table-cell office:value-type="string" calcext:value-type="string">
            <text:p>Molde p/Sold. GT - Jabalina 3/4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20</text:p>
          </table:table-cell>
          <table:table-cell office:value-type="string" calcext:value-type="string">
            <text:p>Molde p/Sold. GT - Jabalina 3/4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50</text:p>
          </table:table-cell>
          <table:table-cell office:value-type="string" calcext:value-type="string">
            <text:p>Molde p/Sold. GT - Jabalina 3/4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25</text:p>
          </table:table-cell>
          <table:table-cell office:value-type="string" calcext:value-type="string">
            <text:p>Molde p/Sold. GR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35</text:p>
          </table:table-cell>
          <table:table-cell office:value-type="string" calcext:value-type="string">
            <text:p>Molde p/Sold. GR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50</text:p>
          </table:table-cell>
          <table:table-cell office:value-type="string" calcext:value-type="string">
            <text:p>Molde p/Sold. GR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70</text:p>
          </table:table-cell>
          <table:table-cell office:value-type="string" calcext:value-type="string">
            <text:p>Molde p/Sold. GR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95</text:p>
          </table:table-cell>
          <table:table-cell office:value-type="string" calcext:value-type="string">
            <text:p>Molde p/Sold. GR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20</text:p>
          </table:table-cell>
          <table:table-cell office:value-type="string" calcext:value-type="string">
            <text:p>Molde p/Sold. GR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50</text:p>
          </table:table-cell>
          <table:table-cell office:value-type="string" calcext:value-type="string">
            <text:p>Molde p/Sold. GR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25</text:p>
          </table:table-cell>
          <table:table-cell office:value-type="string" calcext:value-type="string">
            <text:p>Molde p/Sold. GR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35</text:p>
          </table:table-cell>
          <table:table-cell office:value-type="string" calcext:value-type="string">
            <text:p>Molde p/Sold. GR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50</text:p>
          </table:table-cell>
          <table:table-cell office:value-type="string" calcext:value-type="string">
            <text:p>Molde p/Sold. GR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70</text:p>
          </table:table-cell>
          <table:table-cell office:value-type="string" calcext:value-type="string">
            <text:p>Molde p/Sold. GR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95</text:p>
          </table:table-cell>
          <table:table-cell office:value-type="string" calcext:value-type="string">
            <text:p>Molde p/Sold. GR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20</text:p>
          </table:table-cell>
          <table:table-cell office:value-type="string" calcext:value-type="string">
            <text:p>Molde p/Sold. GR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50</text:p>
          </table:table-cell>
          <table:table-cell office:value-type="string" calcext:value-type="string">
            <text:p>Molde p/Sold. GR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25</text:p>
          </table:table-cell>
          <table:table-cell office:value-type="string" calcext:value-type="string">
            <text:p>Molde p/Sold. GR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35</text:p>
          </table:table-cell>
          <table:table-cell office:value-type="string" calcext:value-type="string">
            <text:p>Molde p/Sold. GR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50</text:p>
          </table:table-cell>
          <table:table-cell office:value-type="string" calcext:value-type="string">
            <text:p>Molde p/Sold. GR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70</text:p>
          </table:table-cell>
          <table:table-cell office:value-type="string" calcext:value-type="string">
            <text:p>Molde p/Sold. GR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95</text:p>
          </table:table-cell>
          <table:table-cell office:value-type="string" calcext:value-type="string">
            <text:p>Molde p/Sold. GR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20</text:p>
          </table:table-cell>
          <table:table-cell office:value-type="string" calcext:value-type="string">
            <text:p>Molde p/Sold. GR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50</text:p>
          </table:table-cell>
          <table:table-cell office:value-type="string" calcext:value-type="string">
            <text:p>Molde p/Sold. GR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25</text:p>
          </table:table-cell>
          <table:table-cell office:value-type="string" calcext:value-type="string">
            <text:p>Molde p/Sold. GS - Jabalina 1/2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35</text:p>
          </table:table-cell>
          <table:table-cell office:value-type="string" calcext:value-type="string">
            <text:p>Molde p/Sold. GS - Jabalina 1/2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50</text:p>
          </table:table-cell>
          <table:table-cell office:value-type="string" calcext:value-type="string">
            <text:p>Molde p/Sold. GS - Jabalina 1/2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70</text:p>
          </table:table-cell>
          <table:table-cell office:value-type="string" calcext:value-type="string">
            <text:p>Molde p/Sold. GS - Jabalina 1/2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95</text:p>
          </table:table-cell>
          <table:table-cell office:value-type="string" calcext:value-type="string">
            <text:p>Molde p/Sold. GS - Jabalina 1/2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25</text:p>
          </table:table-cell>
          <table:table-cell office:value-type="string" calcext:value-type="string">
            <text:p>Molde p/Sold. GS - Jabalina 5/8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35</text:p>
          </table:table-cell>
          <table:table-cell office:value-type="string" calcext:value-type="string">
            <text:p>Molde p/Sold. GS - Jabalina 5/8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50</text:p>
          </table:table-cell>
          <table:table-cell office:value-type="string" calcext:value-type="string">
            <text:p>Molde p/Sold. GS - Jabalina 5/8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70</text:p>
          </table:table-cell>
          <table:table-cell office:value-type="string" calcext:value-type="string">
            <text:p>Molde p/Sold. GS - Jabalina 5/8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95</text:p>
          </table:table-cell>
          <table:table-cell office:value-type="string" calcext:value-type="string">
            <text:p>Molde p/Sold. GS - Jabalina 5/8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25</text:p>
          </table:table-cell>
          <table:table-cell office:value-type="string" calcext:value-type="string">
            <text:p>Molde p/Sold. GS - Jabalina 3/4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35</text:p>
          </table:table-cell>
          <table:table-cell office:value-type="string" calcext:value-type="string">
            <text:p>Molde p/Sold. GS - Jabalina 3/4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50</text:p>
          </table:table-cell>
          <table:table-cell office:value-type="string" calcext:value-type="string">
            <text:p>Molde p/Sold. GS - Jabalina 3/4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70</text:p>
          </table:table-cell>
          <table:table-cell office:value-type="string" calcext:value-type="string">
            <text:p>Molde p/Sold. GS - Jabalina 3/4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.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95</text:p>
          </table:table-cell>
          <table:table-cell office:value-type="string" calcext:value-type="string">
            <text:p>Molde p/Sold. GS - Jabalina 3/4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.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25</text:p>
          </table:table-cell>
          <table:table-cell office:value-type="string" calcext:value-type="string">
            <text:p>Molde p/Sold. GY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35</text:p>
          </table:table-cell>
          <table:table-cell office:value-type="string" calcext:value-type="string">
            <text:p>Molde p/Sold. GY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50</text:p>
          </table:table-cell>
          <table:table-cell office:value-type="string" calcext:value-type="string">
            <text:p>Molde p/Sold. GY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70</text:p>
          </table:table-cell>
          <table:table-cell office:value-type="string" calcext:value-type="string">
            <text:p>Molde p/Sold. GY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95</text:p>
          </table:table-cell>
          <table:table-cell office:value-type="string" calcext:value-type="string">
            <text:p>Molde p/Sold. GY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20</text:p>
          </table:table-cell>
          <table:table-cell office:value-type="string" calcext:value-type="string">
            <text:p>Molde p/Sold. GY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50</text:p>
          </table:table-cell>
          <table:table-cell office:value-type="string" calcext:value-type="string">
            <text:p>Molde p/Sold. GY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25</text:p>
          </table:table-cell>
          <table:table-cell office:value-type="string" calcext:value-type="string">
            <text:p>Molde p/Sold. GY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35</text:p>
          </table:table-cell>
          <table:table-cell office:value-type="string" calcext:value-type="string">
            <text:p>Molde p/Sold. GY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50</text:p>
          </table:table-cell>
          <table:table-cell office:value-type="string" calcext:value-type="string">
            <text:p>Molde p/Sold. GY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70</text:p>
          </table:table-cell>
          <table:table-cell office:value-type="string" calcext:value-type="string">
            <text:p>Molde p/Sold. GY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95</text:p>
          </table:table-cell>
          <table:table-cell office:value-type="string" calcext:value-type="string">
            <text:p>Molde p/Sold. GY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20</text:p>
          </table:table-cell>
          <table:table-cell office:value-type="string" calcext:value-type="string">
            <text:p>Molde p/Sold. GY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50</text:p>
          </table:table-cell>
          <table:table-cell office:value-type="string" calcext:value-type="string">
            <text:p>Molde p/Sold. GY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25</text:p>
          </table:table-cell>
          <table:table-cell office:value-type="string" calcext:value-type="string">
            <text:p>Molde p/Sold. GY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35</text:p>
          </table:table-cell>
          <table:table-cell office:value-type="string" calcext:value-type="string">
            <text:p>Molde p/Sold. GY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50</text:p>
          </table:table-cell>
          <table:table-cell office:value-type="string" calcext:value-type="string">
            <text:p>Molde p/Sold. GY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70</text:p>
          </table:table-cell>
          <table:table-cell office:value-type="string" calcext:value-type="string">
            <text:p>Molde p/Sold. GY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95</text:p>
          </table:table-cell>
          <table:table-cell office:value-type="string" calcext:value-type="string">
            <text:p>Molde p/Sold. GY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20</text:p>
          </table:table-cell>
          <table:table-cell office:value-type="string" calcext:value-type="string">
            <text:p>Molde p/Sold. GY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50</text:p>
          </table:table-cell>
          <table:table-cell office:value-type="string" calcext:value-type="string">
            <text:p>Molde p/Sold. GY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.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</text:p>
          </table:table-cell>
          <table:table-cell office:value-type="string" calcext:value-type="string">
            <text:p>Cartucho para Soldadura N°15</text:p>
          </table:table-cell>
          <table:table-cell office:value-type="string" calcext:value-type="string">
            <text:p>GENROD</text:p>
          </table:table-cell>
          <table:table-cell office:value-type="float" office:value="5891.49904241881" calcext:value-type="float">
            <text:p>5891.49904241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</text:p>
          </table:table-cell>
          <table:table-cell office:value-type="string" calcext:value-type="string">
            <text:p>Cartucho para Soldadura N°25</text:p>
          </table:table-cell>
          <table:table-cell office:value-type="string" calcext:value-type="string">
            <text:p>GENROD</text:p>
          </table:table-cell>
          <table:table-cell office:value-type="float" office:value="7418.67136313869" calcext:value-type="float">
            <text:p>7418.67136313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32</text:p>
          </table:table-cell>
          <table:table-cell office:value-type="string" calcext:value-type="string">
            <text:p>Cartucho para Soldadura N°32</text:p>
          </table:table-cell>
          <table:table-cell office:value-type="string" calcext:value-type="string">
            <text:p>GENROD</text:p>
          </table:table-cell>
          <table:table-cell office:value-type="float" office:value="8268.12781408516" calcext:value-type="float">
            <text:p>8268.12781408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45</text:p>
          </table:table-cell>
          <table:table-cell office:value-type="string" calcext:value-type="string">
            <text:p>Cartucho para Soldadura N°45</text:p>
          </table:table-cell>
          <table:table-cell office:value-type="string" calcext:value-type="string">
            <text:p>GENROD</text:p>
          </table:table-cell>
          <table:table-cell office:value-type="float" office:value="9899.15608456759" calcext:value-type="float">
            <text:p>9899.15608456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65</text:p>
          </table:table-cell>
          <table:table-cell office:value-type="string" calcext:value-type="string">
            <text:p>Cartucho para Soldadura N°65</text:p>
          </table:table-cell>
          <table:table-cell office:value-type="string" calcext:value-type="string">
            <text:p>GENROD</text:p>
          </table:table-cell>
          <table:table-cell office:value-type="float" office:value="13027.1535220851" calcext:value-type="float">
            <text:p>13027.1535220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90</text:p>
          </table:table-cell>
          <table:table-cell office:value-type="string" calcext:value-type="string">
            <text:p>Cartucho para Soldadura N°90</text:p>
          </table:table-cell>
          <table:table-cell office:value-type="string" calcext:value-type="string">
            <text:p>GENROD</text:p>
          </table:table-cell>
          <table:table-cell office:value-type="float" office:value="15481.1452660976" calcext:value-type="float">
            <text:p>15481.1452660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15</text:p>
          </table:table-cell>
          <table:table-cell office:value-type="string" calcext:value-type="string">
            <text:p>Cartucho para Soldadura N°115</text:p>
          </table:table-cell>
          <table:table-cell office:value-type="string" calcext:value-type="string">
            <text:p>GENROD</text:p>
          </table:table-cell>
          <table:table-cell office:value-type="float" office:value="20440.8683216153" calcext:value-type="float">
            <text:p>20440.8683216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0</text:p>
          </table:table-cell>
          <table:table-cell office:value-type="string" calcext:value-type="string">
            <text:p>Cartucho para Soldadura N°150</text:p>
          </table:table-cell>
          <table:table-cell office:value-type="string" calcext:value-type="string">
            <text:p>GENROD</text:p>
          </table:table-cell>
          <table:table-cell office:value-type="float" office:value="25770.0727591098" calcext:value-type="float">
            <text:p>25770.0727591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00</text:p>
          </table:table-cell>
          <table:table-cell office:value-type="string" calcext:value-type="string">
            <text:p>Cartucho para Soldadura N°200</text:p>
          </table:table-cell>
          <table:table-cell office:value-type="string" calcext:value-type="string">
            <text:p>GENROD</text:p>
          </table:table-cell>
          <table:table-cell office:value-type="float" office:value="32514.7384287435" calcext:value-type="float">
            <text:p>32514.7384287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0</text:p>
          </table:table-cell>
          <table:table-cell office:value-type="string" calcext:value-type="string">
            <text:p>Cartucho para Soldadura N°250</text:p>
          </table:table-cell>
          <table:table-cell office:value-type="string" calcext:value-type="string">
            <text:p>GENROD</text:p>
          </table:table-cell>
          <table:table-cell office:value-type="float" office:value="38524.5573112211" calcext:value-type="float">
            <text:p>38524.5573112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3</text:p>
          </table:table-cell>
          <table:table-cell office:value-type="string" calcext:value-type="string">
            <text:p>Cepillo para cable T-314</text:p>
          </table:table-cell>
          <table:table-cell office:value-type="string" calcext:value-type="string">
            <text:p>GENROD</text:p>
          </table:table-cell>
          <table:table-cell office:value-type="float" office:value="149546.886450657" calcext:value-type="float">
            <text:p>149546.8864506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3P</text:p>
          </table:table-cell>
          <table:table-cell office:value-type="string" calcext:value-type="string">
            <text:p>Cepillo plano de Acero</text:p>
          </table:table-cell>
          <table:table-cell office:value-type="string" calcext:value-type="string">
            <text:p>GENROD</text:p>
          </table:table-cell>
          <table:table-cell office:value-type="float" office:value="104650.8840138" calcext:value-type="float">
            <text:p>104650.8840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2G</text:p>
          </table:table-cell>
          <table:table-cell office:value-type="string" calcext:value-type="string">
            <text:p>Masilla - Paquete de 1Kg. </text:p>
          </table:table-cell>
          <table:table-cell office:value-type="string" calcext:value-type="string">
            <text:p>GENROD</text:p>
          </table:table-cell>
          <table:table-cell office:value-type="float" office:value="94886.1928332091" calcext:value-type="float">
            <text:p>94886.1928332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2</text:p>
          </table:table-cell>
          <table:table-cell office:value-type="string" calcext:value-type="string">
            <text:p>Masilla - Paquete de 1/2 Kg. </text:p>
          </table:table-cell>
          <table:table-cell office:value-type="string" calcext:value-type="string">
            <text:p>GENROD</text:p>
          </table:table-cell>
          <table:table-cell office:value-type="float" office:value="66653.8673907392" calcext:value-type="float">
            <text:p>66653.8673907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1C</text:p>
          </table:table-cell>
          <table:table-cell office:value-type="string" calcext:value-type="string">
            <text:p>Limpiador de Crisol p/cartucho C-65 o menores</text:p>
          </table:table-cell>
          <table:table-cell office:value-type="string" calcext:value-type="string">
            <text:p>GENROD</text:p>
          </table:table-cell>
          <table:table-cell office:value-type="float" office:value="27489.2177159663" calcext:value-type="float">
            <text:p>27489.217715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1G</text:p>
          </table:table-cell>
          <table:table-cell office:value-type="string" calcext:value-type="string">
            <text:p>Limpiador de Crisol p/cartucho C-90 o mayores</text:p>
          </table:table-cell>
          <table:table-cell office:value-type="string" calcext:value-type="string">
            <text:p>GENROD</text:p>
          </table:table-cell>
          <table:table-cell office:value-type="float" office:value="31734.7898113249" calcext:value-type="float">
            <text:p>31734.7898113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4</text:p>
          </table:table-cell>
          <table:table-cell office:value-type="string" calcext:value-type="string">
            <text:p>Chispero</text:p>
          </table:table-cell>
          <table:table-cell office:value-type="string" calcext:value-type="string">
            <text:p>GENROD</text:p>
          </table:table-cell>
          <table:table-cell office:value-type="float" office:value="90943.9276477905" calcext:value-type="float">
            <text:p>90943.92764779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PI</text:p>
          </table:table-cell>
          <table:table-cell office:value-type="string" calcext:value-type="string">
            <text:p>Polvo de Ignicion </text:p>
          </table:table-cell>
          <table:table-cell office:value-type="string" calcext:value-type="string">
            <text:p>GENROD</text:p>
          </table:table-cell>
          <table:table-cell office:value-type="float" office:value="3962.96101241564" calcext:value-type="float">
            <text:p>3962.96101241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L1</text:p>
          </table:table-cell>
          <table:table-cell office:value-type="string" calcext:value-type="string">
            <text:p>Manija L-160 para Molde de Sold. Cuproalum.</text:p>
          </table:table-cell>
          <table:table-cell office:value-type="string" calcext:value-type="string">
            <text:p>GENROD</text:p>
          </table:table-cell>
          <table:table-cell office:value-type="float" office:value="232822.227580731" calcext:value-type="float">
            <text:p>232822.227580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2B-162</text:p>
          </table:table-cell>
          <table:table-cell office:value-type="string" calcext:value-type="string">
            <text:p>Placa de PAT de 2 agujeros</text:p>
          </table:table-cell>
          <table:table-cell office:value-type="string" calcext:value-type="string">
            <text:p>GENROD</text:p>
          </table:table-cell>
          <table:table-cell office:value-type="float" office:value="47339.240466842" calcext:value-type="float">
            <text:p>47339.240466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1B-164</text:p>
          </table:table-cell>
          <table:table-cell office:value-type="string" calcext:value-type="string">
            <text:p>Placa de PAT de 4 agujeros</text:p>
          </table:table-cell>
          <table:table-cell office:value-type="string" calcext:value-type="string">
            <text:p>GENROD</text:p>
          </table:table-cell>
          <table:table-cell office:value-type="float" office:value="70990.4547476816" calcext:value-type="float">
            <text:p>70990.4547476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V</text:p>
          </table:table-cell>
          <table:table-cell office:value-type="string" calcext:value-type="string">
            <text:p>Gab Q Energy vacío apto p/equipar pta vidrio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316381.140961288" calcext:value-type="float">
            <text:p>316381.140961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V</text:p>
          </table:table-cell>
          <table:table-cell office:value-type="string" calcext:value-type="string">
            <text:p>Gab Q Energy vacío apto p/equipar pta vidrio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413743.858289236" calcext:value-type="float">
            <text:p>413743.858289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V</text:p>
          </table:table-cell>
          <table:table-cell office:value-type="string" calcext:value-type="string">
            <text:p>Gab Q Energy vacío apto p/equipar pta vidrio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506252.909355668" calcext:value-type="float">
            <text:p>506252.909355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V</text:p>
          </table:table-cell>
          <table:table-cell office:value-type="string" calcext:value-type="string">
            <text:p>Gab Q Energy vacío apto p/equipar pta vidrio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599295.508187793" calcext:value-type="float">
            <text:p>599295.508187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V</text:p>
          </table:table-cell>
          <table:table-cell office:value-type="string" calcext:value-type="string">
            <text:p>Gab Q Energy vacío apto p/equipar pta vidrio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699846.512228459" calcext:value-type="float">
            <text:p>699846.512228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V</text:p>
          </table:table-cell>
          <table:table-cell office:value-type="string" calcext:value-type="string">
            <text:p>Gab Q Energy vacío apto p/equipar pta vidrio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410066.233933951" calcext:value-type="float">
            <text:p>410066.233933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V</text:p>
          </table:table-cell>
          <table:table-cell office:value-type="string" calcext:value-type="string">
            <text:p>Gab Q Energy vacío apto p/equipar pta vidrio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491835.488209079" calcext:value-type="float">
            <text:p>491835.488209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V</text:p>
          </table:table-cell>
          <table:table-cell office:value-type="string" calcext:value-type="string">
            <text:p>Gab Q Energy vacío apto p/equipar pta vidrio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592920.118962086" calcext:value-type="float">
            <text:p>592920.1189620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V</text:p>
          </table:table-cell>
          <table:table-cell office:value-type="string" calcext:value-type="string">
            <text:p>Gab Q Energy vacío apto p/equipar pta vidrio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690550.544374887" calcext:value-type="float">
            <text:p>690550.544374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V</text:p>
          </table:table-cell>
          <table:table-cell office:value-type="string" calcext:value-type="string">
            <text:p>Gab Q Energy vacío apto p/equipar pta vidrio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765079.706783966" calcext:value-type="float">
            <text:p>765079.706783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V</text:p>
          </table:table-cell>
          <table:table-cell office:value-type="string" calcext:value-type="string">
            <text:p>Gab Q Energy vacío apto p/equipar pta vidrio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610485.642977337" calcext:value-type="float">
            <text:p>610485.6429773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V</text:p>
          </table:table-cell>
          <table:table-cell office:value-type="string" calcext:value-type="string">
            <text:p>Gab Q Energy vacío apto p/equipar pta vidrio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710927.253278817" calcext:value-type="float">
            <text:p>710927.253278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V</text:p>
          </table:table-cell>
          <table:table-cell office:value-type="string" calcext:value-type="string">
            <text:p>Gab Q Energy vacío apto p/equipar pta vidrio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818058.460466787" calcext:value-type="float">
            <text:p>818058.460466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C</text:p>
          </table:table-cell>
          <table:table-cell office:value-type="string" calcext:value-type="string">
            <text:p>Gab Q Energy vacío apto p/equipar pta ciega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206546.379482009" calcext:value-type="float">
            <text:p>206546.379482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C</text:p>
          </table:table-cell>
          <table:table-cell office:value-type="string" calcext:value-type="string">
            <text:p>Gab Q Energy vacío apto p/equipar pta ciega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265073.635194799" calcext:value-type="float">
            <text:p>265073.635194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C</text:p>
          </table:table-cell>
          <table:table-cell office:value-type="string" calcext:value-type="string">
            <text:p>Gab Q Energy vacío apto p/equipar pta ciega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319654.953209813" calcext:value-type="float">
            <text:p>319654.953209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C</text:p>
          </table:table-cell>
          <table:table-cell office:value-type="string" calcext:value-type="string">
            <text:p>Gab Q Energy vacío apto p/equipar pta ciega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355049.577783901" calcext:value-type="float">
            <text:p>355049.577783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C</text:p>
          </table:table-cell>
          <table:table-cell office:value-type="string" calcext:value-type="string">
            <text:p>Gab Q Energy vacío apto p/equipar pta ciega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416158.204691766" calcext:value-type="float">
            <text:p>416158.204691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C</text:p>
          </table:table-cell>
          <table:table-cell office:value-type="string" calcext:value-type="string">
            <text:p>Gab Q Energy vacío apto p/equipar pta ciega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285666.815808746" calcext:value-type="float">
            <text:p>285666.815808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C</text:p>
          </table:table-cell>
          <table:table-cell office:value-type="string" calcext:value-type="string">
            <text:p>Gab Q Energy vacío apto p/equipar pta ciega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326476.680470239" calcext:value-type="float">
            <text:p>326476.680470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C</text:p>
          </table:table-cell>
          <table:table-cell office:value-type="string" calcext:value-type="string">
            <text:p>Gab Q Energy vacío apto p/equipar pta ciega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386601.868978513" calcext:value-type="float">
            <text:p>386601.868978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C</text:p>
          </table:table-cell>
          <table:table-cell office:value-type="string" calcext:value-type="string">
            <text:p>Gab Q Energy vacío apto p/equipar pta ciega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428101.885240651" calcext:value-type="float">
            <text:p>428101.88524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C</text:p>
          </table:table-cell>
          <table:table-cell office:value-type="string" calcext:value-type="string">
            <text:p>Gab Q Energy vacío apto p/equipar pta ciega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457118.778505127" calcext:value-type="float">
            <text:p>457118.778505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C</text:p>
          </table:table-cell>
          <table:table-cell office:value-type="string" calcext:value-type="string">
            <text:p>Gab Q Energy vacío apto p/equipar pta ciega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387479.413607" calcext:value-type="float">
            <text:p>387479.413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C</text:p>
          </table:table-cell>
          <table:table-cell office:value-type="string" calcext:value-type="string">
            <text:p>Gab Q Energy vacío apto p/equipar pta ciega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421170.764241039" calcext:value-type="float">
            <text:p>421170.764241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C</text:p>
          </table:table-cell>
          <table:table-cell office:value-type="string" calcext:value-type="string">
            <text:p>Gab Q Energy vacío apto p/equipar pta ciega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484307.951596067" calcext:value-type="float">
            <text:p>484307.951596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C</text:p>
          </table:table-cell>
          <table:table-cell office:value-type="string" calcext:value-type="string">
            <text:p>Gab Q Energy vacío apto p/equipar pta ciega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74046.96741256" calcext:value-type="float">
            <text:p>174046.96741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C</text:p>
          </table:table-cell>
          <table:table-cell office:value-type="string" calcext:value-type="string">
            <text:p>Gab Q Energy vacío apto p/equipar pta ciega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239120.87533488" calcext:value-type="float">
            <text:p>239120.87533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C</text:p>
          </table:table-cell>
          <table:table-cell office:value-type="string" calcext:value-type="string">
            <text:p>Gab Q Energy vacío apto p/equipar pta ciega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303548.24037318" calcext:value-type="float">
            <text:p>303548.24037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C</text:p>
          </table:table-cell>
          <table:table-cell office:value-type="string" calcext:value-type="string">
            <text:p>Gab Q Energy vacío apto p/equipar pta ciega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445842.5152423" calcext:value-type="float">
            <text:p>445842.51524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C</text:p>
          </table:table-cell>
          <table:table-cell office:value-type="string" calcext:value-type="string">
            <text:p>Gab Q Energy vacío apto p/equipar pta ciega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512295.96899866" calcext:value-type="float">
            <text:p>512295.96899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C</text:p>
          </table:table-cell>
          <table:table-cell office:value-type="string" calcext:value-type="string">
            <text:p>Gab Q Energy vacío apto p/equipar pta ciega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208111.90404488" calcext:value-type="float">
            <text:p>208111.9040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C</text:p>
          </table:table-cell>
          <table:table-cell office:value-type="string" calcext:value-type="string">
            <text:p>Gab Q Energy vacío apto p/equipar pta ciega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82722.13766588" calcext:value-type="float">
            <text:p>282722.137665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C</text:p>
          </table:table-cell>
          <table:table-cell office:value-type="string" calcext:value-type="string">
            <text:p>Gab Q Energy vacío apto p/equipar pta ciega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356029.52788282" calcext:value-type="float">
            <text:p>356029.5278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C</text:p>
          </table:table-cell>
          <table:table-cell office:value-type="string" calcext:value-type="string">
            <text:p>Gab Q Energy vacío apto p/equipar pta ciega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516220.74821372" calcext:value-type="float">
            <text:p>516220.74821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C</text:p>
          </table:table-cell>
          <table:table-cell office:value-type="string" calcext:value-type="string">
            <text:p>Gab Q Energy vacío apto p/equipar pta ciega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592074.12662178" calcext:value-type="float">
            <text:p>592074.12662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C</text:p>
          </table:table-cell>
          <table:table-cell office:value-type="string" calcext:value-type="string">
            <text:p>Gab Q Energy vacío apto p/equipar pta ciega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409189.60925348" calcext:value-type="float">
            <text:p>409189.60925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C</text:p>
          </table:table-cell>
          <table:table-cell office:value-type="string" calcext:value-type="string">
            <text:p>Gab Q Energy vacío apto p/equipar pta ciega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594089.70289372" calcext:value-type="float">
            <text:p>594089.70289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C</text:p>
          </table:table-cell>
          <table:table-cell office:value-type="string" calcext:value-type="string">
            <text:p>Gab Q Energy vacío apto p/equipar pta ciega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678217.78995168" calcext:value-type="float">
            <text:p>678217.78995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2C</text:p>
          </table:table-cell>
          <table:table-cell office:value-type="string" calcext:value-type="string">
            <text:p>Gab Q Energy vacío apto p/equipar pta ciega - <text:s/>750x900x200</text:p>
          </table:table-cell>
          <table:table-cell office:value-type="string" calcext:value-type="string">
            <text:p>GENROD</text:p>
          </table:table-cell>
          <table:table-cell office:value-type="float" office:value="327332.698979252" calcext:value-type="float">
            <text:p>327332.698979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2C</text:p>
          </table:table-cell>
          <table:table-cell office:value-type="string" calcext:value-type="string">
            <text:p>Gab Q Energy vacío apto p/equipar pta ciega - <text:s/>750x1200x200</text:p>
          </table:table-cell>
          <table:table-cell office:value-type="string" calcext:value-type="string">
            <text:p>GENROD</text:p>
          </table:table-cell>
          <table:table-cell office:value-type="float" office:value="392156.186744916" calcext:value-type="float">
            <text:p>392156.186744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2C</text:p>
          </table:table-cell>
          <table:table-cell office:value-type="string" calcext:value-type="string">
            <text:p>Gab Q Energy vacío apto p/equipar pta ciega - <text:s/>750x1500x200</text:p>
          </table:table-cell>
          <table:table-cell office:value-type="string" calcext:value-type="string">
            <text:p>GENROD</text:p>
          </table:table-cell>
          <table:table-cell office:value-type="float" office:value="452582.214614837" calcext:value-type="float">
            <text:p>452582.21461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2C</text:p>
          </table:table-cell>
          <table:table-cell office:value-type="string" calcext:value-type="string">
            <text:p>Gab Q Energy vacío apto p/equipar pta ciega - <text:s/>750x1800x200</text:p>
          </table:table-cell>
          <table:table-cell office:value-type="string" calcext:value-type="string">
            <text:p>GENROD</text:p>
          </table:table-cell>
          <table:table-cell office:value-type="float" office:value="525069.500908716" calcext:value-type="float">
            <text:p>525069.50090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3C</text:p>
          </table:table-cell>
          <table:table-cell office:value-type="string" calcext:value-type="string">
            <text:p>Gab Q Energy vacío apto p/equipar pta ciega - <text:s/>750x900x300</text:p>
          </table:table-cell>
          <table:table-cell office:value-type="string" calcext:value-type="string">
            <text:p>GENROD</text:p>
          </table:table-cell>
          <table:table-cell office:value-type="float" office:value="362507.351875243" calcext:value-type="float">
            <text:p>362507.351875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3C</text:p>
          </table:table-cell>
          <table:table-cell office:value-type="string" calcext:value-type="string">
            <text:p>Gab Q Energy vacío apto p/equipar pta ciega - <text:s/>750x1200x300</text:p>
          </table:table-cell>
          <table:table-cell office:value-type="string" calcext:value-type="string">
            <text:p>GENROD</text:p>
          </table:table-cell>
          <table:table-cell office:value-type="float" office:value="435150.584115336" calcext:value-type="float">
            <text:p>435150.584115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3C</text:p>
          </table:table-cell>
          <table:table-cell office:value-type="string" calcext:value-type="string">
            <text:p>Gab Q Energy vacío apto p/equipar pta ciega - <text:s/>750x1500x300</text:p>
          </table:table-cell>
          <table:table-cell office:value-type="string" calcext:value-type="string">
            <text:p>GENROD</text:p>
          </table:table-cell>
          <table:table-cell office:value-type="float" office:value="489530.561861283" calcext:value-type="float">
            <text:p>489530.561861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3C</text:p>
          </table:table-cell>
          <table:table-cell office:value-type="string" calcext:value-type="string">
            <text:p>Gab Q Energy vacío apto p/equipar pta ciega - <text:s/>750x1800x300</text:p>
          </table:table-cell>
          <table:table-cell office:value-type="string" calcext:value-type="string">
            <text:p>GENROD</text:p>
          </table:table-cell>
          <table:table-cell office:value-type="float" office:value="584236.303420502" calcext:value-type="float">
            <text:p>584236.303420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4C</text:p>
          </table:table-cell>
          <table:table-cell office:value-type="string" calcext:value-type="string">
            <text:p>Gab Q Energy vacío apto p/equipar pta ciega - <text:s/>750x1200x400</text:p>
          </table:table-cell>
          <table:table-cell office:value-type="string" calcext:value-type="string">
            <text:p>GENROD</text:p>
          </table:table-cell>
          <table:table-cell office:value-type="float" office:value="487287.292845918" calcext:value-type="float">
            <text:p>487287.292845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4C</text:p>
          </table:table-cell>
          <table:table-cell office:value-type="string" calcext:value-type="string">
            <text:p>Gab Q Energy vacío apto p/equipar pta ciega - <text:s/>750x1500x400</text:p>
          </table:table-cell>
          <table:table-cell office:value-type="string" calcext:value-type="string">
            <text:p>GENROD</text:p>
          </table:table-cell>
          <table:table-cell office:value-type="float" office:value="552837.642403751" calcext:value-type="float">
            <text:p>552837.642403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4C</text:p>
          </table:table-cell>
          <table:table-cell office:value-type="string" calcext:value-type="string">
            <text:p>Gab Q Energy vacío apto p/equipar pta ciega - <text:s/>750x1800x400</text:p>
          </table:table-cell>
          <table:table-cell office:value-type="string" calcext:value-type="string">
            <text:p>GENROD</text:p>
          </table:table-cell>
          <table:table-cell office:value-type="float" office:value="630766.905383306" calcext:value-type="float">
            <text:p>630766.905383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D</text:p>
          </table:table-cell>
          <table:table-cell office:value-type="string" calcext:value-type="string">
            <text:p>Ducto de Servicio Q Energy tapa ftal abul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40908.37490642" calcext:value-type="float">
            <text:p>140908.37490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D</text:p>
          </table:table-cell>
          <table:table-cell office:value-type="string" calcext:value-type="string">
            <text:p>Ducto de Servicio Q Energy tapa ftal abul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188243.57301156" calcext:value-type="float">
            <text:p>188243.57301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D</text:p>
          </table:table-cell>
          <table:table-cell office:value-type="string" calcext:value-type="string">
            <text:p>Ducto de Servicio Q Energy tapa ftal abul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235579.42986006" calcext:value-type="float">
            <text:p>235579.4298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D</text:p>
          </table:table-cell>
          <table:table-cell office:value-type="string" calcext:value-type="string">
            <text:p>Ducto de Servicio Q Energy tapa ftal abul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360952.3170121" calcext:value-type="float">
            <text:p>360952.3170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D</text:p>
          </table:table-cell>
          <table:table-cell office:value-type="string" calcext:value-type="string">
            <text:p>Ducto de Servicio Q Energy tapa ftal abul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407601.39273634" calcext:value-type="float">
            <text:p>407601.392736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D</text:p>
          </table:table-cell>
          <table:table-cell office:value-type="string" calcext:value-type="string">
            <text:p>Ducto de Servicio Q Energy tapa ftal abul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156823.84778896" calcext:value-type="float">
            <text:p>156823.847788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D</text:p>
          </table:table-cell>
          <table:table-cell office:value-type="string" calcext:value-type="string">
            <text:p>Ducto de Servicio Q Energy tapa ftal abul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04160.11635206" calcext:value-type="float">
            <text:p>204160.11635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D</text:p>
          </table:table-cell>
          <table:table-cell office:value-type="string" calcext:value-type="string">
            <text:p>Ducto de Servicio Q Energy tapa ftal abul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251631.70178036" calcext:value-type="float">
            <text:p>251631.70178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D</text:p>
          </table:table-cell>
          <table:table-cell office:value-type="string" calcext:value-type="string">
            <text:p>Ducto de Servicio Q Energy tapa ftal abul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384593.60063982" calcext:value-type="float">
            <text:p>384593.600639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D</text:p>
          </table:table-cell>
          <table:table-cell office:value-type="string" calcext:value-type="string">
            <text:p>Ducto de Servicio Q Energy tapa ftal abul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432614.09769666" calcext:value-type="float">
            <text:p>432614.09769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D</text:p>
          </table:table-cell>
          <table:table-cell office:value-type="string" calcext:value-type="string">
            <text:p>Ducto de Servicio Q Energy tapa ftal abul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266038.2406539" calcext:value-type="float">
            <text:p>266038.2406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D</text:p>
          </table:table-cell>
          <table:table-cell office:value-type="string" calcext:value-type="string">
            <text:p>Ducto de Servicio Q Energy tapa ftal abul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416783.89090778" calcext:value-type="float">
            <text:p>416783.89090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D</text:p>
          </table:table-cell>
          <table:table-cell office:value-type="string" calcext:value-type="string">
            <text:p>Ducto de Servicio Q Energy tapa ftal abul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463432.44512686" calcext:value-type="float">
            <text:p>463432.44512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60</text:p>
          </table:table-cell>
          <table:table-cell office:value-type="string" calcext:value-type="string">
            <text:p>Marco perimetral p/montaje de carat y kit DIN - 300x600</text:p>
          </table:table-cell>
          <table:table-cell office:value-type="string" calcext:value-type="string">
            <text:p>GENROD</text:p>
          </table:table-cell>
          <table:table-cell office:value-type="float" office:value="23805.3355300418" calcext:value-type="float">
            <text:p>23805.3355300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90</text:p>
          </table:table-cell>
          <table:table-cell office:value-type="string" calcext:value-type="string">
            <text:p>Marco perimetral p/montaje de carat y kit DIN - 300x900</text:p>
          </table:table-cell>
          <table:table-cell office:value-type="string" calcext:value-type="string">
            <text:p>GENROD</text:p>
          </table:table-cell>
          <table:table-cell office:value-type="float" office:value="31274.7147787039" calcext:value-type="float">
            <text:p>31274.7147787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20</text:p>
          </table:table-cell>
          <table:table-cell office:value-type="string" calcext:value-type="string">
            <text:p>Marco perimetral p/montaje de carat y kit DIN - 300x1200</text:p>
          </table:table-cell>
          <table:table-cell office:value-type="string" calcext:value-type="string">
            <text:p>GENROD</text:p>
          </table:table-cell>
          <table:table-cell office:value-type="float" office:value="38743.5150852776" calcext:value-type="float">
            <text:p>38743.5150852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50</text:p>
          </table:table-cell>
          <table:table-cell office:value-type="string" calcext:value-type="string">
            <text:p>Marco perimetral p/montaje de carat y kit DIN - 300x1500</text:p>
          </table:table-cell>
          <table:table-cell office:value-type="string" calcext:value-type="string">
            <text:p>GENROD</text:p>
          </table:table-cell>
          <table:table-cell office:value-type="float" office:value="46211.1575076741" calcext:value-type="float">
            <text:p>46211.1575076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80</text:p>
          </table:table-cell>
          <table:table-cell office:value-type="string" calcext:value-type="string">
            <text:p>Marco perimetral p/montaje de carat y kit DIN - 300x1800</text:p>
          </table:table-cell>
          <table:table-cell office:value-type="string" calcext:value-type="string">
            <text:p>GENROD</text:p>
          </table:table-cell>
          <table:table-cell office:value-type="float" office:value="53679.9578142477" calcext:value-type="float">
            <text:p>53679.957814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60</text:p>
          </table:table-cell>
          <table:table-cell office:value-type="string" calcext:value-type="string">
            <text:p>Marco perimetral p/montaje de carat y kit DIN - 600x600</text:p>
          </table:table-cell>
          <table:table-cell office:value-type="string" calcext:value-type="string">
            <text:p>GENROD</text:p>
          </table:table-cell>
          <table:table-cell office:value-type="float" office:value="26138.7879334725" calcext:value-type="float">
            <text:p>26138.7879334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90</text:p>
          </table:table-cell>
          <table:table-cell office:value-type="string" calcext:value-type="string">
            <text:p>Marco perimetral p/montaje de carat y kit DIN - 600x900</text:p>
          </table:table-cell>
          <table:table-cell office:value-type="string" calcext:value-type="string">
            <text:p>GENROD</text:p>
          </table:table-cell>
          <table:table-cell office:value-type="float" office:value="33608.1671821346" calcext:value-type="float">
            <text:p>33608.1671821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20</text:p>
          </table:table-cell>
          <table:table-cell office:value-type="string" calcext:value-type="string">
            <text:p>Marco perimetral p/montaje de carat y kit DIN - 600x1200</text:p>
          </table:table-cell>
          <table:table-cell office:value-type="string" calcext:value-type="string">
            <text:p>GENROD</text:p>
          </table:table-cell>
          <table:table-cell office:value-type="float" office:value="41076.9674887083" calcext:value-type="float">
            <text:p>41076.967488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50</text:p>
          </table:table-cell>
          <table:table-cell office:value-type="string" calcext:value-type="string">
            <text:p>Marco perimetral p/montaje de carat y kit DIN - 600x1500</text:p>
          </table:table-cell>
          <table:table-cell office:value-type="string" calcext:value-type="string">
            <text:p>GENROD</text:p>
          </table:table-cell>
          <table:table-cell office:value-type="float" office:value="48545.7677952819" calcext:value-type="float">
            <text:p>48545.7677952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80</text:p>
          </table:table-cell>
          <table:table-cell office:value-type="string" calcext:value-type="string">
            <text:p>Marco perimetral p/montaje de carat y kit DIN - 600x1800</text:p>
          </table:table-cell>
          <table:table-cell office:value-type="string" calcext:value-type="string">
            <text:p>GENROD</text:p>
          </table:table-cell>
          <table:table-cell office:value-type="float" office:value="56013.9891597669" calcext:value-type="float">
            <text:p>56013.9891597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090</text:p>
          </table:table-cell>
          <table:table-cell office:value-type="string" calcext:value-type="string">
            <text:p>Marco perimetral p/montaje de carat y kit DIN - 750x900</text:p>
          </table:table-cell>
          <table:table-cell office:value-type="string" calcext:value-type="string">
            <text:p>GENROD</text:p>
          </table:table-cell>
          <table:table-cell office:value-type="float" office:value="42010.932655279" calcext:value-type="float">
            <text:p>42010.932655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20</text:p>
          </table:table-cell>
          <table:table-cell office:value-type="string" calcext:value-type="string">
            <text:p>Marco perimetral p/montaje de carat y kit DIN - 750x1200</text:p>
          </table:table-cell>
          <table:table-cell office:value-type="string" calcext:value-type="string">
            <text:p>GENROD</text:p>
          </table:table-cell>
          <table:table-cell office:value-type="float" office:value="51346.505410817" calcext:value-type="float">
            <text:p>51346.505410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50</text:p>
          </table:table-cell>
          <table:table-cell office:value-type="string" calcext:value-type="string">
            <text:p>Marco perimetral p/montaje de carat y kit DIN - 750x150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.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80</text:p>
          </table:table-cell>
          <table:table-cell office:value-type="string" calcext:value-type="string">
            <text:p>Marco perimetral p/montaje de carat y kit DIN - 750x1800</text:p>
          </table:table-cell>
          <table:table-cell office:value-type="string" calcext:value-type="string">
            <text:p>GENROD</text:p>
          </table:table-cell>
          <table:table-cell office:value-type="float" office:value="70017.6509218929" calcext:value-type="float">
            <text:p>70017.65092189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300</text:p>
          </table:table-cell>
          <table:table-cell office:value-type="string" calcext:value-type="string">
            <text:p>Kit p/montaje de elementos DIN - Ancho 300</text:p>
          </table:table-cell>
          <table:table-cell office:value-type="string" calcext:value-type="string">
            <text:p>GENROD</text:p>
          </table:table-cell>
          <table:table-cell office:value-type="float" office:value="12602.9903255394" calcext:value-type="float">
            <text:p>12602.9903255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600</text:p>
          </table:table-cell>
          <table:table-cell office:value-type="string" calcext:value-type="string">
            <text:p>Kit p/montaje de elementos DIN - Ancho 600</text:p>
          </table:table-cell>
          <table:table-cell office:value-type="string" calcext:value-type="string">
            <text:p>GENROD</text:p>
          </table:table-cell>
          <table:table-cell office:value-type="float" office:value="14936.4427289701" calcext:value-type="float">
            <text:p>14936.4427289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750</text:p>
          </table:table-cell>
          <table:table-cell office:value-type="string" calcext:value-type="string">
            <text:p>Kit p/montaje de elementos DIN - Ancho 750</text:p>
          </table:table-cell>
          <table:table-cell office:value-type="string" calcext:value-type="string">
            <text:p>GENROD</text:p>
          </table:table-cell>
          <table:table-cell office:value-type="float" office:value="19603.9527934696" calcext:value-type="float">
            <text:p>19603.9527934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0</text:p>
          </table:table-cell>
          <table:table-cell office:value-type="string" calcext:value-type="string">
            <text:p>Carátula de protección Ciega - 300x150</text:p>
          </table:table-cell>
          <table:table-cell office:value-type="string" calcext:value-type="string">
            <text:p>GENROD</text:p>
          </table:table-cell>
          <table:table-cell office:value-type="float" office:value="10268.3800379316" calcext:value-type="float">
            <text:p>10268.380037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300</text:p>
          </table:table-cell>
          <table:table-cell office:value-type="string" calcext:value-type="string">
            <text:p>Carátula de protección Ciega - 300x300</text:p>
          </table:table-cell>
          <table:table-cell office:value-type="string" calcext:value-type="string">
            <text:p>GENROD</text:p>
          </table:table-cell>
          <table:table-cell office:value-type="float" office:value="20537.8916444908" calcext:value-type="float">
            <text:p>20537.8916444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1</text:p>
          </table:table-cell>
          <table:table-cell office:value-type="string" calcext:value-type="string">
            <text:p>Carátula de protección Calada DIN - 300x150</text:p>
          </table:table-cell>
          <table:table-cell office:value-type="string" calcext:value-type="string">
            <text:p>GENROD</text:p>
          </table:table-cell>
          <table:table-cell office:value-type="float" office:value="10268.3800379316" calcext:value-type="float">
            <text:p>10268.380037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0</text:p>
          </table:table-cell>
          <table:table-cell office:value-type="string" calcext:value-type="string">
            <text:p>Carátula de protección Ciega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.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300</text:p>
          </table:table-cell>
          <table:table-cell office:value-type="string" calcext:value-type="string">
            <text:p>Carátula de protección Ciega - 600x300</text:p>
          </table:table-cell>
          <table:table-cell office:value-type="string" calcext:value-type="string">
            <text:p>GENROD</text:p>
          </table:table-cell>
          <table:table-cell office:value-type="float" office:value="24272.0154845081" calcext:value-type="float">
            <text:p>24272.015484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450</text:p>
          </table:table-cell>
          <table:table-cell office:value-type="string" calcext:value-type="string">
            <text:p>Carátula de protección Ciega - 600x450</text:p>
          </table:table-cell>
          <table:table-cell office:value-type="string" calcext:value-type="string">
            <text:p>GENROD</text:p>
          </table:table-cell>
          <table:table-cell office:value-type="float" office:value="38091.2052447841" calcext:value-type="float">
            <text:p>38091.205244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1</text:p>
          </table:table-cell>
          <table:table-cell office:value-type="string" calcext:value-type="string">
            <text:p>Carátula de protección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.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0</text:p>
          </table:table-cell>
          <table:table-cell office:value-type="string" calcext:value-type="string">
            <text:p>Carátula de protección Ciega - 750x150</text:p>
          </table:table-cell>
          <table:table-cell office:value-type="string" calcext:value-type="string">
            <text:p>GENROD</text:p>
          </table:table-cell>
          <table:table-cell office:value-type="float" office:value="17386.8677498365" calcext:value-type="float">
            <text:p>17386.86774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300</text:p>
          </table:table-cell>
          <table:table-cell office:value-type="string" calcext:value-type="string">
            <text:p>Carátula de protección Ciega - 750x300</text:p>
          </table:table-cell>
          <table:table-cell office:value-type="string" calcext:value-type="string">
            <text:p>GENROD</text:p>
          </table:table-cell>
          <table:table-cell office:value-type="float" office:value="30340.7496121332" calcext:value-type="float">
            <text:p>30340.749612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450</text:p>
          </table:table-cell>
          <table:table-cell office:value-type="string" calcext:value-type="string">
            <text:p>Carátula de protección Ciega - 750x450</text:p>
          </table:table-cell>
          <table:table-cell office:value-type="string" calcext:value-type="string">
            <text:p>GENROD</text:p>
          </table:table-cell>
          <table:table-cell office:value-type="float" office:value="47558.2768010702" calcext:value-type="float">
            <text:p>47558.2768010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1</text:p>
          </table:table-cell>
          <table:table-cell office:value-type="string" calcext:value-type="string">
            <text:p>Carátula de protección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7386.8677498365" calcext:value-type="float">
            <text:p>17386.86774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075</text:p>
          </table:table-cell>
          <table:table-cell office:value-type="string" calcext:value-type="string">
            <text:p>Carátula de protección PLANA Ciega - 600x75</text:p>
          </table:table-cell>
          <table:table-cell office:value-type="string" calcext:value-type="string">
            <text:p>GENROD</text:p>
          </table:table-cell>
          <table:table-cell office:value-type="float" office:value="9719.62188463925" calcext:value-type="float">
            <text:p>9719.621884639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0</text:p>
          </table:table-cell>
          <table:table-cell office:value-type="string" calcext:value-type="string">
            <text:p>Carátula de protección PLANA Ciega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.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1</text:p>
          </table:table-cell>
          <table:table-cell office:value-type="string" calcext:value-type="string">
            <text:p>Carátula de protección PLANA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.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075</text:p>
          </table:table-cell>
          <table:table-cell office:value-type="string" calcext:value-type="string">
            <text:p>Carátula de protección PLANA Ciega - 750x75</text:p>
          </table:table-cell>
          <table:table-cell office:value-type="string" calcext:value-type="string">
            <text:p>GENROD</text:p>
          </table:table-cell>
          <table:table-cell office:value-type="float" office:value="12170.0469055056" calcext:value-type="float">
            <text:p>12170.0469055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0</text:p>
          </table:table-cell>
          <table:table-cell office:value-type="string" calcext:value-type="string">
            <text:p>Carátula de protección PLANA Ciega - 750x150</text:p>
          </table:table-cell>
          <table:table-cell office:value-type="string" calcext:value-type="string">
            <text:p>GENROD</text:p>
          </table:table-cell>
          <table:table-cell office:value-type="float" office:value="17386.2888077479" calcext:value-type="float">
            <text:p>17386.2888077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1</text:p>
          </table:table-cell>
          <table:table-cell office:value-type="string" calcext:value-type="string">
            <text:p>Carátula de protección PLANA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7386.2888077479" calcext:value-type="float">
            <text:p>17386.2888077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15</text:p>
          </table:table-cell>
          <table:table-cell office:value-type="string" calcext:value-type="string">
            <text:p>Bandeja portaelemento ancho 300 - alto 150</text:p>
          </table:table-cell>
          <table:table-cell office:value-type="string" calcext:value-type="string">
            <text:p>GENROD</text:p>
          </table:table-cell>
          <table:table-cell office:value-type="float" office:value="8635.52650828898" calcext:value-type="float">
            <text:p>8635.5265082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30</text:p>
          </table:table-cell>
          <table:table-cell office:value-type="string" calcext:value-type="string">
            <text:p>Bandeja portaelemento ancho 300 - alto 300</text:p>
          </table:table-cell>
          <table:table-cell office:value-type="string" calcext:value-type="string">
            <text:p>GENROD</text:p>
          </table:table-cell>
          <table:table-cell office:value-type="float" office:value="15870.4078955409" calcext:value-type="float">
            <text:p>15870.4078955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45</text:p>
          </table:table-cell>
          <table:table-cell office:value-type="string" calcext:value-type="string">
            <text:p>Bandeja portaelemento ancho 300 - alto 450</text:p>
          </table:table-cell>
          <table:table-cell office:value-type="string" calcext:value-type="string">
            <text:p>GENROD</text:p>
          </table:table-cell>
          <table:table-cell office:value-type="float" office:value="21541.6982793797" calcext:value-type="float">
            <text:p>21541.69827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60</text:p>
          </table:table-cell>
          <table:table-cell office:value-type="string" calcext:value-type="string">
            <text:p>Bandeja portaelemento ancho 300 - alto 600</text:p>
          </table:table-cell>
          <table:table-cell office:value-type="string" calcext:value-type="string">
            <text:p>GENROD</text:p>
          </table:table-cell>
          <table:table-cell office:value-type="float" office:value="30340.7496121332" calcext:value-type="float">
            <text:p>30340.749612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75</text:p>
          </table:table-cell>
          <table:table-cell office:value-type="string" calcext:value-type="string">
            <text:p>Bandeja portaelemento ancho 300 - alto 750</text:p>
          </table:table-cell>
          <table:table-cell office:value-type="string" calcext:value-type="string">
            <text:p>GENROD</text:p>
          </table:table-cell>
          <table:table-cell office:value-type="float" office:value="34892.4449433742" calcext:value-type="float">
            <text:p>34892.4449433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05</text:p>
          </table:table-cell>
          <table:table-cell office:value-type="string" calcext:value-type="string">
            <text:p>Bandeja portaelemento ancho 300 - alto 1050</text:p>
          </table:table-cell>
          <table:table-cell office:value-type="string" calcext:value-type="string">
            <text:p>GENROD</text:p>
          </table:table-cell>
          <table:table-cell office:value-type="float" office:value="48545.7677952819" calcext:value-type="float">
            <text:p>48545.7677952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35</text:p>
          </table:table-cell>
          <table:table-cell office:value-type="string" calcext:value-type="string">
            <text:p>Bandeja portaelemento ancho 300 - alto 135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.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65</text:p>
          </table:table-cell>
          <table:table-cell office:value-type="string" calcext:value-type="string">
            <text:p>Bandeja portaelemento ancho 300 - alto 165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.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15</text:p>
          </table:table-cell>
          <table:table-cell office:value-type="string" calcext:value-type="string">
            <text:p>Bandeja portaelemento ancho 600 - alto 150</text:p>
          </table:table-cell>
          <table:table-cell office:value-type="string" calcext:value-type="string">
            <text:p>GENROD</text:p>
          </table:table-cell>
          <table:table-cell office:value-type="float" office:value="17445.6303718238" calcext:value-type="float">
            <text:p>17445.6303718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30</text:p>
          </table:table-cell>
          <table:table-cell office:value-type="string" calcext:value-type="string">
            <text:p>Bandeja portaelemento ancho 600 - alto 300</text:p>
          </table:table-cell>
          <table:table-cell office:value-type="string" calcext:value-type="string">
            <text:p>GENROD</text:p>
          </table:table-cell>
          <table:table-cell office:value-type="float" office:value="31857.7884085173" calcext:value-type="float">
            <text:p>31857.7884085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45</text:p>
          </table:table-cell>
          <table:table-cell office:value-type="string" calcext:value-type="string">
            <text:p>Bandeja portaelemento ancho 600 - alto 450</text:p>
          </table:table-cell>
          <table:table-cell office:value-type="string" calcext:value-type="string">
            <text:p>GENROD</text:p>
          </table:table-cell>
          <table:table-cell office:value-type="float" office:value="45511.1112604251" calcext:value-type="float">
            <text:p>45511.1112604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60</text:p>
          </table:table-cell>
          <table:table-cell office:value-type="string" calcext:value-type="string">
            <text:p>Bandeja portaelemento ancho 600 - alto 60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.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75</text:p>
          </table:table-cell>
          <table:table-cell office:value-type="string" calcext:value-type="string">
            <text:p>Bandeja portaelemento ancho 600 - alto 75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.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05</text:p>
          </table:table-cell>
          <table:table-cell office:value-type="string" calcext:value-type="string">
            <text:p>Bandeja portaelemento ancho 600 - alto 1050</text:p>
          </table:table-cell>
          <table:table-cell office:value-type="string" calcext:value-type="string">
            <text:p>GENROD</text:p>
          </table:table-cell>
          <table:table-cell office:value-type="float" office:value="104676.755888034" calcext:value-type="float">
            <text:p>104676.755888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35</text:p>
          </table:table-cell>
          <table:table-cell office:value-type="string" calcext:value-type="string">
            <text:p>Bandeja portaelemento ancho 600 - alto 1350</text:p>
          </table:table-cell>
          <table:table-cell office:value-type="string" calcext:value-type="string">
            <text:p>GENROD</text:p>
          </table:table-cell>
          <table:table-cell office:value-type="float" office:value="132741.631518997" calcext:value-type="float">
            <text:p>132741.631518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65</text:p>
          </table:table-cell>
          <table:table-cell office:value-type="string" calcext:value-type="string">
            <text:p>Bandeja portaelemento ancho 600 - alto 1650</text:p>
          </table:table-cell>
          <table:table-cell office:value-type="string" calcext:value-type="string">
            <text:p>GENROD</text:p>
          </table:table-cell>
          <table:table-cell office:value-type="float" office:value="162324.151203983" calcext:value-type="float">
            <text:p>162324.151203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15</text:p>
          </table:table-cell>
          <table:table-cell office:value-type="string" calcext:value-type="string">
            <text:p>Bandeja portaelemento ancho 750 - alto 150</text:p>
          </table:table-cell>
          <table:table-cell office:value-type="string" calcext:value-type="string">
            <text:p>GENROD</text:p>
          </table:table-cell>
          <table:table-cell office:value-type="float" office:value="21808.2221645063" calcext:value-type="float">
            <text:p>21808.22216450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30</text:p>
          </table:table-cell>
          <table:table-cell office:value-type="string" calcext:value-type="string">
            <text:p>Bandeja portaelemento ancho 750 - alto 300</text:p>
          </table:table-cell>
          <table:table-cell office:value-type="string" calcext:value-type="string">
            <text:p>GENROD</text:p>
          </table:table-cell>
          <table:table-cell office:value-type="float" office:value="39822.3736672814" calcext:value-type="float">
            <text:p>39822.373667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45</text:p>
          </table:table-cell>
          <table:table-cell office:value-type="string" calcext:value-type="string">
            <text:p>Bandeja portaelemento ancho 750 - alto 450</text:p>
          </table:table-cell>
          <table:table-cell office:value-type="string" calcext:value-type="string">
            <text:p>GENROD</text:p>
          </table:table-cell>
          <table:table-cell office:value-type="float" office:value="56888.6127622618" calcext:value-type="float">
            <text:p>56888.6127622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60</text:p>
          </table:table-cell>
          <table:table-cell office:value-type="string" calcext:value-type="string">
            <text:p>Bandeja portaelemento ancho 750 - alto 60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.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75</text:p>
          </table:table-cell>
          <table:table-cell office:value-type="string" calcext:value-type="string">
            <text:p>Bandeja portaelemento ancho 750 - alto 750</text:p>
          </table:table-cell>
          <table:table-cell office:value-type="string" calcext:value-type="string">
            <text:p>GENROD</text:p>
          </table:table-cell>
          <table:table-cell office:value-type="float" office:value="94815.1352984043" calcext:value-type="float">
            <text:p>94815.1352984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05</text:p>
          </table:table-cell>
          <table:table-cell office:value-type="string" calcext:value-type="string">
            <text:p>Bandeja portaelemento ancho 750 - alto 1050</text:p>
          </table:table-cell>
          <table:table-cell office:value-type="string" calcext:value-type="string">
            <text:p>GENROD</text:p>
          </table:table-cell>
          <table:table-cell office:value-type="float" office:value="130845.20144577" calcext:value-type="float">
            <text:p>130845.20144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35</text:p>
          </table:table-cell>
          <table:table-cell office:value-type="string" calcext:value-type="string">
            <text:p>Bandeja portaelemento ancho 750 - alto 1350</text:p>
          </table:table-cell>
          <table:table-cell office:value-type="string" calcext:value-type="string">
            <text:p>GENROD</text:p>
          </table:table-cell>
          <table:table-cell office:value-type="float" office:value="165927.35518534" calcext:value-type="float">
            <text:p>165927.35518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65</text:p>
          </table:table-cell>
          <table:table-cell office:value-type="string" calcext:value-type="string">
            <text:p>Bandeja portaelemento ancho 750 - alto 1650</text:p>
          </table:table-cell>
          <table:table-cell office:value-type="string" calcext:value-type="string">
            <text:p>GENROD</text:p>
          </table:table-cell>
          <table:table-cell office:value-type="float" office:value="202905.36005605" calcext:value-type="float">
            <text:p>202905.36005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60</text:p>
          </table:table-cell>
          <table:table-cell office:value-type="string" calcext:value-type="string">
            <text:p>Cierre Lateral Enterizo - 200x600</text:p>
          </table:table-cell>
          <table:table-cell office:value-type="string" calcext:value-type="string">
            <text:p>GENROD</text:p>
          </table:table-cell>
          <table:table-cell office:value-type="float" office:value="16688.005702314" calcext:value-type="float">
            <text:p>16688.005702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90</text:p>
          </table:table-cell>
          <table:table-cell office:value-type="string" calcext:value-type="string">
            <text:p>Cierre Lateral Enterizo - 200x900</text:p>
          </table:table-cell>
          <table:table-cell office:value-type="string" calcext:value-type="string">
            <text:p>GENROD</text:p>
          </table:table-cell>
          <table:table-cell office:value-type="float" office:value="25789.6332229808" calcext:value-type="float">
            <text:p>25789.6332229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20</text:p>
          </table:table-cell>
          <table:table-cell office:value-type="string" calcext:value-type="string">
            <text:p>Cierre Lateral Enterizo - 200x1200</text:p>
          </table:table-cell>
          <table:table-cell office:value-type="string" calcext:value-type="string">
            <text:p>GENROD</text:p>
          </table:table-cell>
          <table:table-cell office:value-type="float" office:value="34588.1056136458" calcext:value-type="float">
            <text:p>34588.1056136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50</text:p>
          </table:table-cell>
          <table:table-cell office:value-type="string" calcext:value-type="string">
            <text:p>Cierre Lateral Enterizo - 200x1500</text:p>
          </table:table-cell>
          <table:table-cell office:value-type="string" calcext:value-type="string">
            <text:p>GENROD</text:p>
          </table:table-cell>
          <table:table-cell office:value-type="float" office:value="43387.7358884878" calcext:value-type="float">
            <text:p>43387.73588848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80</text:p>
          </table:table-cell>
          <table:table-cell office:value-type="string" calcext:value-type="string">
            <text:p>Cierre Lateral Enterizo - 200x1800</text:p>
          </table:table-cell>
          <table:table-cell office:value-type="string" calcext:value-type="string">
            <text:p>GENROD</text:p>
          </table:table-cell>
          <table:table-cell office:value-type="float" office:value="53095.7263002572" calcext:value-type="float">
            <text:p>53095.7263002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60</text:p>
          </table:table-cell>
          <table:table-cell office:value-type="string" calcext:value-type="string">
            <text:p>Cierre Lateral Enterizo - 300x600</text:p>
          </table:table-cell>
          <table:table-cell office:value-type="string" calcext:value-type="string">
            <text:p>GENROD</text:p>
          </table:table-cell>
          <table:table-cell office:value-type="float" office:value="26606.0468300274" calcext:value-type="float">
            <text:p>26606.0468300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90</text:p>
          </table:table-cell>
          <table:table-cell office:value-type="string" calcext:value-type="string">
            <text:p>Cierre Lateral Enterizo - 300x900</text:p>
          </table:table-cell>
          <table:table-cell office:value-type="string" calcext:value-type="string">
            <text:p>GENROD</text:p>
          </table:table-cell>
          <table:table-cell office:value-type="float" office:value="41076.9674887083" calcext:value-type="float">
            <text:p>41076.967488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20</text:p>
          </table:table-cell>
          <table:table-cell office:value-type="string" calcext:value-type="string">
            <text:p>Cierre Lateral Enterizo - 300x1200</text:p>
          </table:table-cell>
          <table:table-cell office:value-type="string" calcext:value-type="string">
            <text:p>GENROD</text:p>
          </table:table-cell>
          <table:table-cell office:value-type="float" office:value="54613.9229808184" calcext:value-type="float">
            <text:p>54613.9229808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50</text:p>
          </table:table-cell>
          <table:table-cell office:value-type="string" calcext:value-type="string">
            <text:p>Cierre Lateral Enterizo - 300x1500</text:p>
          </table:table-cell>
          <table:table-cell office:value-type="string" calcext:value-type="string">
            <text:p>GENROD</text:p>
          </table:table-cell>
          <table:table-cell office:value-type="float" office:value="68266.6932061871" calcext:value-type="float">
            <text:p>68266.6932061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80</text:p>
          </table:table-cell>
          <table:table-cell office:value-type="string" calcext:value-type="string">
            <text:p>Cierre Lateral Enterizo - 300x1800</text:p>
          </table:table-cell>
          <table:table-cell office:value-type="string" calcext:value-type="string">
            <text:p>GENROD</text:p>
          </table:table-cell>
          <table:table-cell office:value-type="float" office:value="83553.448529826" calcext:value-type="float">
            <text:p>83553.44852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20</text:p>
          </table:table-cell>
          <table:table-cell office:value-type="string" calcext:value-type="string">
            <text:p>Cierre Lateral Enterizo - 400x1200</text:p>
          </table:table-cell>
          <table:table-cell office:value-type="string" calcext:value-type="string">
            <text:p>GENROD</text:p>
          </table:table-cell>
          <table:table-cell office:value-type="float" office:value="72817.2043377015" calcext:value-type="float">
            <text:p>72817.2043377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50</text:p>
          </table:table-cell>
          <table:table-cell office:value-type="string" calcext:value-type="string">
            <text:p>Cierre Lateral Enterizo - 400x1500</text:p>
          </table:table-cell>
          <table:table-cell office:value-type="string" calcext:value-type="string">
            <text:p>GENROD</text:p>
          </table:table-cell>
          <table:table-cell office:value-type="float" office:value="91022.8277784882" calcext:value-type="float">
            <text:p>91022.827778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80</text:p>
          </table:table-cell>
          <table:table-cell office:value-type="string" calcext:value-type="string">
            <text:p>Cierre Lateral Enterizo - 400x1800</text:p>
          </table:table-cell>
          <table:table-cell office:value-type="string" calcext:value-type="string">
            <text:p>GENROD</text:p>
          </table:table-cell>
          <table:table-cell office:value-type="float" office:value="111094.618410601" calcext:value-type="float">
            <text:p>111094.618410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200</text:p>
          </table:table-cell>
          <table:table-cell office:value-type="string" calcext:value-type="string">
            <text:p>Corredera profundidad 200mm</text:p>
          </table:table-cell>
          <table:table-cell office:value-type="string" calcext:value-type="string">
            <text:p>GENROD</text:p>
          </table:table-cell>
          <table:table-cell office:value-type="float" office:value="11202.3452045024" calcext:value-type="float">
            <text:p>11202.3452045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300</text:p>
          </table:table-cell>
          <table:table-cell office:value-type="string" calcext:value-type="string">
            <text:p>Corredera profundidad 300mm</text:p>
          </table:table-cell>
          <table:table-cell office:value-type="string" calcext:value-type="string">
            <text:p>GENROD</text:p>
          </table:table-cell>
          <table:table-cell office:value-type="float" office:value="14003.056504488" calcext:value-type="float">
            <text:p>14003.05650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400</text:p>
          </table:table-cell>
          <table:table-cell office:value-type="string" calcext:value-type="string">
            <text:p>Corredera profundidad 400mm</text:p>
          </table:table-cell>
          <table:table-cell office:value-type="string" calcext:value-type="string">
            <text:p>GENROD</text:p>
          </table:table-cell>
          <table:table-cell office:value-type="float" office:value="16803.2151779345" calcext:value-type="float">
            <text:p>16803.21517793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050</text:p>
          </table:table-cell>
          <table:table-cell office:value-type="string" calcext:value-type="string">
            <text:p>Soporte p/bonera a 45º largo 500 profundidad 200</text:p>
          </table:table-cell>
          <table:table-cell office:value-type="string" calcext:value-type="string">
            <text:p>GENROD</text:p>
          </table:table-cell>
          <table:table-cell office:value-type="float" office:value="26138.7879334725" calcext:value-type="float">
            <text:p>26138.7879334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050</text:p>
          </table:table-cell>
          <table:table-cell office:value-type="string" calcext:value-type="string">
            <text:p>Soporte p/bonera a 45º largo 500 profundidad 300</text:p>
          </table:table-cell>
          <table:table-cell office:value-type="string" calcext:value-type="string">
            <text:p>GENROD</text:p>
          </table:table-cell>
          <table:table-cell office:value-type="float" office:value="38743.5150852776" calcext:value-type="float">
            <text:p>38743.5150852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050</text:p>
          </table:table-cell>
          <table:table-cell office:value-type="string" calcext:value-type="string">
            <text:p>Soporte p/bonera a 45º largo 500 profundidad 400</text:p>
          </table:table-cell>
          <table:table-cell office:value-type="string" calcext:value-type="string">
            <text:p>GENROD</text:p>
          </table:table-cell>
          <table:table-cell office:value-type="float" office:value="30224.3559367862" calcext:value-type="float">
            <text:p>30224.3559367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100</text:p>
          </table:table-cell>
          <table:table-cell office:value-type="string" calcext:value-type="string">
            <text:p>Soporte p/bonera a 45º largo 1000 profundidad 200</text:p>
          </table:table-cell>
          <table:table-cell office:value-type="string" calcext:value-type="string">
            <text:p>GENROD</text:p>
          </table:table-cell>
          <table:table-cell office:value-type="float" office:value="42943.7399376726" calcext:value-type="float">
            <text:p>42943.73993767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100</text:p>
          </table:table-cell>
          <table:table-cell office:value-type="string" calcext:value-type="string">
            <text:p>Soporte p/bonera a 45º largo 1000 profundidad 300</text:p>
          </table:table-cell>
          <table:table-cell office:value-type="string" calcext:value-type="string">
            <text:p>GENROD</text:p>
          </table:table-cell>
          <table:table-cell office:value-type="float" office:value="34774.89338385" calcext:value-type="float">
            <text:p>34774.893383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100</text:p>
          </table:table-cell>
          <table:table-cell office:value-type="string" calcext:value-type="string">
            <text:p>Soporte p/bonera a 45º largo 1000 profundidad 400</text:p>
          </table:table-cell>
          <table:table-cell office:value-type="string" calcext:value-type="string">
            <text:p>GENROD</text:p>
          </table:table-cell>
          <table:table-cell office:value-type="float" office:value="47377.8837093894" calcext:value-type="float">
            <text:p>47377.88370938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20</text:p>
          </table:table-cell>
          <table:table-cell office:value-type="string" calcext:value-type="string">
            <text:p>Zócalo altura 100 - 300x200</text:p>
          </table:table-cell>
          <table:table-cell office:value-type="string" calcext:value-type="string">
            <text:p>GENROD</text:p>
          </table:table-cell>
          <table:table-cell office:value-type="float" office:value="44110.466139388" calcext:value-type="float">
            <text:p>44110.466139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30</text:p>
          </table:table-cell>
          <table:table-cell office:value-type="string" calcext:value-type="string">
            <text:p>Zócalo altura 100 - 300x300</text:p>
          </table:table-cell>
          <table:table-cell office:value-type="string" calcext:value-type="string">
            <text:p>GENROD</text:p>
          </table:table-cell>
          <table:table-cell office:value-type="float" office:value="49011.8951232092" calcext:value-type="float">
            <text:p>49011.89512320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40</text:p>
          </table:table-cell>
          <table:table-cell office:value-type="string" calcext:value-type="string">
            <text:p>Zócalo altura 100 - 300x400</text:p>
          </table:table-cell>
          <table:table-cell office:value-type="string" calcext:value-type="string">
            <text:p>GENROD</text:p>
          </table:table-cell>
          <table:table-cell office:value-type="float" office:value="58814.1478332135" calcext:value-type="float">
            <text:p>58814.1478332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20</text:p>
          </table:table-cell>
          <table:table-cell office:value-type="string" calcext:value-type="string">
            <text:p>Zócalo altura 100 - 600x200</text:p>
          </table:table-cell>
          <table:table-cell office:value-type="string" calcext:value-type="string">
            <text:p>GENROD</text:p>
          </table:table-cell>
          <table:table-cell office:value-type="float" office:value="57180.1364193938" calcext:value-type="float">
            <text:p>57180.1364193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30</text:p>
          </table:table-cell>
          <table:table-cell office:value-type="string" calcext:value-type="string">
            <text:p>Zócalo altura 100 - 600x300</text:p>
          </table:table-cell>
          <table:table-cell office:value-type="string" calcext:value-type="string">
            <text:p>GENROD</text:p>
          </table:table-cell>
          <table:table-cell office:value-type="float" office:value="65349.5619153049" calcext:value-type="float">
            <text:p>65349.5619153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40</text:p>
          </table:table-cell>
          <table:table-cell office:value-type="string" calcext:value-type="string">
            <text:p>Zócalo altura 100 - 600x400</text:p>
          </table:table-cell>
          <table:table-cell office:value-type="string" calcext:value-type="string">
            <text:p>GENROD</text:p>
          </table:table-cell>
          <table:table-cell office:value-type="float" office:value="73518.4084691276" calcext:value-type="float">
            <text:p>73518.4084691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20</text:p>
          </table:table-cell>
          <table:table-cell office:value-type="string" calcext:value-type="string">
            <text:p>Zócalo altura 100 - 750x200</text:p>
          </table:table-cell>
          <table:table-cell office:value-type="string" calcext:value-type="string">
            <text:p>GENROD</text:p>
          </table:table-cell>
          <table:table-cell office:value-type="float" office:value="71475.9007807403" calcext:value-type="float">
            <text:p>71475.9007807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30</text:p>
          </table:table-cell>
          <table:table-cell office:value-type="string" calcext:value-type="string">
            <text:p>Zócalo altura 100 - 750x300</text:p>
          </table:table-cell>
          <table:table-cell office:value-type="string" calcext:value-type="string">
            <text:p>GENROD</text:p>
          </table:table-cell>
          <table:table-cell office:value-type="float" office:value="81686.6760808616" calcext:value-type="float">
            <text:p>81686.6760808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40</text:p>
          </table:table-cell>
          <table:table-cell office:value-type="string" calcext:value-type="string">
            <text:p>Zócalo altura 100 - 750x400</text:p>
          </table:table-cell>
          <table:table-cell office:value-type="string" calcext:value-type="string">
            <text:p>GENROD</text:p>
          </table:table-cell>
          <table:table-cell office:value-type="float" office:value="91898.0040075221" calcext:value-type="float">
            <text:p>91898.0040075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1</text:p>
          </table:table-cell>
          <table:table-cell office:value-type="string" calcext:value-type="string">
            <text:p>Kit para unión de Gab y ductos (incluye bulonería)</text:p>
          </table:table-cell>
          <table:table-cell office:value-type="string" calcext:value-type="string">
            <text:p>GENROD</text:p>
          </table:table-cell>
          <table:table-cell office:value-type="float" office:value="14703.6816938255" calcext:value-type="float">
            <text:p>14703.68169382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2</text:p>
          </table:table-cell>
          <table:table-cell office:value-type="string" calcext:value-type="string">
            <text:p>Kit fijación a pared o muro (incluye 2 soportes)</text:p>
          </table:table-cell>
          <table:table-cell office:value-type="string" calcext:value-type="string">
            <text:p>GENROD</text:p>
          </table:table-cell>
          <table:table-cell office:value-type="float" office:value="16688.005702314" calcext:value-type="float">
            <text:p>16688.005702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N</text:p>
          </table:table-cell>
          <table:table-cell office:value-type="string" calcext:value-type="string">
            <text:p>Rack 19Px2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786720.141004992" calcext:value-type="float">
            <text:p>786720.14100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N</text:p>
          </table:table-cell>
          <table:table-cell office:value-type="string" calcext:value-type="string">
            <text:p>Rack 19Px2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910127.199759332" calcext:value-type="float">
            <text:p>910127.199759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N</text:p>
          </table:table-cell>
          <table:table-cell office:value-type="string" calcext:value-type="string">
            <text:p>Rack 19Px3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966912.86609203" calcext:value-type="float">
            <text:p>966912.8660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N</text:p>
          </table:table-cell>
          <table:table-cell office:value-type="string" calcext:value-type="string">
            <text:p>Rack 19Px3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079811.94173043" calcext:value-type="float">
            <text:p>1079811.94173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N</text:p>
          </table:table-cell>
          <table:table-cell office:value-type="string" calcext:value-type="string">
            <text:p>Rack 19Px4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12348.48710667" calcext:value-type="float">
            <text:p>1112348.48710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N</text:p>
          </table:table-cell>
          <table:table-cell office:value-type="string" calcext:value-type="string">
            <text:p>Rack 19Px4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18644.91243405" calcext:value-type="float">
            <text:p>1218644.91243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N</text:p>
          </table:table-cell>
          <table:table-cell office:value-type="string" calcext:value-type="string">
            <text:p>Rack 19Px40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326626.08555466" calcext:value-type="float">
            <text:p>1326626.0855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N</text:p>
          </table:table-cell>
          <table:table-cell office:value-type="string" calcext:value-type="string">
            <text:p>Rack 19Px45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72367.25553285" calcext:value-type="float">
            <text:p>1172367.2555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N</text:p>
          </table:table-cell>
          <table:table-cell office:value-type="string" calcext:value-type="string">
            <text:p>Rack 19Px45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49496.68370153" calcext:value-type="float">
            <text:p>1249496.68370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N</text:p>
          </table:table-cell>
          <table:table-cell office:value-type="string" calcext:value-type="string">
            <text:p>Rack 19Px45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434607.28499081" calcext:value-type="float">
            <text:p>1434607.2849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B</text:p>
          </table:table-cell>
          <table:table-cell office:value-type="string" calcext:value-type="string">
            <text:p>Rack 19Px2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786720.141004992" calcext:value-type="float">
            <text:p>786720.14100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B</text:p>
          </table:table-cell>
          <table:table-cell office:value-type="string" calcext:value-type="string">
            <text:p>Rack 19Px2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910127.199759332" calcext:value-type="float">
            <text:p>910127.199759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B</text:p>
          </table:table-cell>
          <table:table-cell office:value-type="string" calcext:value-type="string">
            <text:p>Rack 19Px3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966912.86609203" calcext:value-type="float">
            <text:p>966912.8660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B</text:p>
          </table:table-cell>
          <table:table-cell office:value-type="string" calcext:value-type="string">
            <text:p>Rack 19Px3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079811.94173043" calcext:value-type="float">
            <text:p>1079811.94173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B</text:p>
          </table:table-cell>
          <table:table-cell office:value-type="string" calcext:value-type="string">
            <text:p>Rack 19Px4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12348.48710667" calcext:value-type="float">
            <text:p>1112348.48710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B</text:p>
          </table:table-cell>
          <table:table-cell office:value-type="string" calcext:value-type="string">
            <text:p>Rack 19Px4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18644.91243405" calcext:value-type="float">
            <text:p>1218644.91243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B</text:p>
          </table:table-cell>
          <table:table-cell office:value-type="string" calcext:value-type="string">
            <text:p>Rack 19Px40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326626.08555466" calcext:value-type="float">
            <text:p>1326626.0855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B</text:p>
          </table:table-cell>
          <table:table-cell office:value-type="string" calcext:value-type="string">
            <text:p>Rack 19Px45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72367.25553285" calcext:value-type="float">
            <text:p>1172367.2555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B</text:p>
          </table:table-cell>
          <table:table-cell office:value-type="string" calcext:value-type="string">
            <text:p>Rack 19Px45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49496.68370153" calcext:value-type="float">
            <text:p>1249496.68370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B</text:p>
          </table:table-cell>
          <table:table-cell office:value-type="string" calcext:value-type="string">
            <text:p>Rack 19Px45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434607.28499081" calcext:value-type="float">
            <text:p>1434607.2849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MPN</text:p>
          </table:table-cell>
          <table:table-cell office:value-type="string" calcext:value-type="string">
            <text:p>Q Rack Server <text:s/>19Px40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1915295.63801819" calcext:value-type="float">
            <text:p>1915295.63801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MPN</text:p>
          </table:table-cell>
          <table:table-cell office:value-type="string" calcext:value-type="string">
            <text:p>Q Rack Server  19Px40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202590.04424669" calcext:value-type="float">
            <text:p>2202590.04424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20MPN</text:p>
          </table:table-cell>
          <table:table-cell office:value-type="string" calcext:value-type="string">
            <text:p>Q Rack Server  19Px40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776939.8588833" calcext:value-type="float">
            <text:p>2776939.8588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MPN</text:p>
          </table:table-cell>
          <table:table-cell office:value-type="string" calcext:value-type="string">
            <text:p>Q Rack Server  19Px45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008237.23777142" calcext:value-type="float">
            <text:p>2008237.23777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MPN</text:p>
          </table:table-cell>
          <table:table-cell office:value-type="string" calcext:value-type="string">
            <text:p>Q Rack Server  19Px45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309473.01685642" calcext:value-type="float">
            <text:p>2309473.01685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20MPN</text:p>
          </table:table-cell>
          <table:table-cell office:value-type="string" calcext:value-type="string">
            <text:p>Q Rack Server  19Px45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849261.54142431" calcext:value-type="float">
            <text:p>2849261.54142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N</text:p>
          </table:table-cell>
          <table:table-cell office:value-type="string" calcext:value-type="string">
            <text:p>Rack Mural 19Px6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14419.807677377" calcext:value-type="float">
            <text:p>214419.807677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N</text:p>
          </table:table-cell>
          <table:table-cell office:value-type="string" calcext:value-type="string">
            <text:p>Rack Mural 19Px9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42861.837763478" calcext:value-type="float">
            <text:p>242861.83776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N</text:p>
          </table:table-cell>
          <table:table-cell office:value-type="string" calcext:value-type="string">
            <text:p>Rack Mural 19Px12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73194.955866262" calcext:value-type="float">
            <text:p>273194.955866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N</text:p>
          </table:table-cell>
          <table:table-cell office:value-type="string" calcext:value-type="string">
            <text:p>Rack Mural 19Px15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99710.977201521" calcext:value-type="float">
            <text:p>299710.977201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B</text:p>
          </table:table-cell>
          <table:table-cell office:value-type="string" calcext:value-type="string">
            <text:p>Rack Mural 19Px6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14419.807677377" calcext:value-type="float">
            <text:p>214419.807677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B</text:p>
          </table:table-cell>
          <table:table-cell office:value-type="string" calcext:value-type="string">
            <text:p>Rack Mural 19Px9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42861.837763478" calcext:value-type="float">
            <text:p>242861.83776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B</text:p>
          </table:table-cell>
          <table:table-cell office:value-type="string" calcext:value-type="string">
            <text:p>Rack Mural 19Px12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73194.955866262" calcext:value-type="float">
            <text:p>273194.955866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B</text:p>
          </table:table-cell>
          <table:table-cell office:value-type="string" calcext:value-type="string">
            <text:p>Rack Mural 19Px15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99710.977201521" calcext:value-type="float">
            <text:p>299710.977201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N</text:p>
          </table:table-cell>
          <table:table-cell office:value-type="string" calcext:value-type="string">
            <text:p>Rack Mural 19Px6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354795.343260381" calcext:value-type="float">
            <text:p>354795.343260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N</text:p>
          </table:table-cell>
          <table:table-cell office:value-type="string" calcext:value-type="string">
            <text:p>Rack Mural 19Px9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01073.000161589" calcext:value-type="float">
            <text:p>401073.0001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N</text:p>
          </table:table-cell>
          <table:table-cell office:value-type="string" calcext:value-type="string">
            <text:p>Rack Mural 19Px12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38288.739706295" calcext:value-type="float">
            <text:p>438288.739706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N</text:p>
          </table:table-cell>
          <table:table-cell office:value-type="string" calcext:value-type="string">
            <text:p>Rack Mural 19Px15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47350.657062798" calcext:value-type="float">
            <text:p>447350.657062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B</text:p>
          </table:table-cell>
          <table:table-cell office:value-type="string" calcext:value-type="string">
            <text:p>Rack Mural 19Px6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354795.343260381" calcext:value-type="float">
            <text:p>354795.343260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B</text:p>
          </table:table-cell>
          <table:table-cell office:value-type="string" calcext:value-type="string">
            <text:p>Rack Mural 19Px9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01073.000161589" calcext:value-type="float">
            <text:p>401073.0001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B</text:p>
          </table:table-cell>
          <table:table-cell office:value-type="string" calcext:value-type="string">
            <text:p>Rack Mural 19Px12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38288.739706295" calcext:value-type="float">
            <text:p>438288.739706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B</text:p>
          </table:table-cell>
          <table:table-cell office:value-type="string" calcext:value-type="string">
            <text:p>Rack Mural 19Px15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47350.657062798" calcext:value-type="float">
            <text:p>447350.657062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N</text:p>
          </table:table-cell>
          <table:table-cell office:value-type="string" calcext:value-type="string">
            <text:p>Rack Abierto 19Px30U Negro</text:p>
          </table:table-cell>
          <table:table-cell office:value-type="string" calcext:value-type="string">
            <text:p>GENROD</text:p>
          </table:table-cell>
          <table:table-cell office:value-type="float" office:value="204392.978068116" calcext:value-type="float">
            <text:p>204392.978068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N</text:p>
          </table:table-cell>
          <table:table-cell office:value-type="string" calcext:value-type="string">
            <text:p>Rack Abierto 19Px40U Negro</text:p>
          </table:table-cell>
          <table:table-cell office:value-type="string" calcext:value-type="string">
            <text:p>GENROD</text:p>
          </table:table-cell>
          <table:table-cell office:value-type="float" office:value="239101.214165135" calcext:value-type="float">
            <text:p>239101.214165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N</text:p>
          </table:table-cell>
          <table:table-cell office:value-type="string" calcext:value-type="string">
            <text:p>Rack Abierto 19Px45U Negro</text:p>
          </table:table-cell>
          <table:table-cell office:value-type="string" calcext:value-type="string">
            <text:p>GENROD</text:p>
          </table:table-cell>
          <table:table-cell office:value-type="float" office:value="254527.099798871" calcext:value-type="float">
            <text:p>254527.099798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B</text:p>
          </table:table-cell>
          <table:table-cell office:value-type="string" calcext:value-type="string">
            <text:p>Rack Abierto 19Px30U Blanco</text:p>
          </table:table-cell>
          <table:table-cell office:value-type="string" calcext:value-type="string">
            <text:p>GENROD</text:p>
          </table:table-cell>
          <table:table-cell office:value-type="float" office:value="204392.978068116" calcext:value-type="float">
            <text:p>204392.978068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B</text:p>
          </table:table-cell>
          <table:table-cell office:value-type="string" calcext:value-type="string">
            <text:p>Rack Abierto 19Px40U Blanco</text:p>
          </table:table-cell>
          <table:table-cell office:value-type="string" calcext:value-type="string">
            <text:p>GENROD</text:p>
          </table:table-cell>
          <table:table-cell office:value-type="float" office:value="239101.214165135" calcext:value-type="float">
            <text:p>239101.214165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B</text:p>
          </table:table-cell>
          <table:table-cell office:value-type="string" calcext:value-type="string">
            <text:p>Rack Abierto 19Px45U Blanco</text:p>
          </table:table-cell>
          <table:table-cell office:value-type="string" calcext:value-type="string">
            <text:p>GENROD</text:p>
          </table:table-cell>
          <table:table-cell office:value-type="float" office:value="254527.099798871" calcext:value-type="float">
            <text:p>254527.099798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C</text:p>
          </table:table-cell>
          <table:table-cell office:value-type="string" calcext:value-type="string">
            <text:p>Bandeja fija ciega 19" x 1U P. 300 mm </text:p>
          </table:table-cell>
          <table:table-cell office:value-type="string" calcext:value-type="string">
            <text:p>GENROD</text:p>
          </table:table-cell>
          <table:table-cell office:value-type="float" office:value="29309.1800725437" calcext:value-type="float">
            <text:p>29309.1800725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E</text:p>
          </table:table-cell>
          <table:table-cell office:value-type="string" calcext:value-type="string">
            <text:p>Bandeja fija ventilada 19" x 1U P. 300 mm </text:p>
          </table:table-cell>
          <table:table-cell office:value-type="string" calcext:value-type="string">
            <text:p>GENROD</text:p>
          </table:table-cell>
          <table:table-cell office:value-type="float" office:value="32394.3624624008" calcext:value-type="float">
            <text:p>32394.3624624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C</text:p>
          </table:table-cell>
          <table:table-cell office:value-type="string" calcext:value-type="string">
            <text:p>Bandeja fija ciega 19" x 2U P. 300 mm </text:p>
          </table:table-cell>
          <table:table-cell office:value-type="string" calcext:value-type="string">
            <text:p>GENROD</text:p>
          </table:table-cell>
          <table:table-cell office:value-type="float" office:value="33936.9536573293" calcext:value-type="float">
            <text:p>33936.9536573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E</text:p>
          </table:table-cell>
          <table:table-cell office:value-type="string" calcext:value-type="string">
            <text:p>Bandeja fija ventilada 19" x 2U P. 300 mm </text:p>
          </table:table-cell>
          <table:table-cell office:value-type="string" calcext:value-type="string">
            <text:p>GENROD</text:p>
          </table:table-cell>
          <table:table-cell office:value-type="float" office:value="40107.2921214941" calcext:value-type="float">
            <text:p>40107.2921214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C</text:p>
          </table:table-cell>
          <table:table-cell office:value-type="string" calcext:value-type="string">
            <text:p>Bandeja fija cieg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56458.748261517" calcext:value-type="float">
            <text:p>56458.748261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E</text:p>
          </table:table-cell>
          <table:table-cell office:value-type="string" calcext:value-type="string">
            <text:p>Bandeja ventilad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59852.4278379203" calcext:value-type="float">
            <text:p>59852.427837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C</text:p>
          </table:table-cell>
          <table:table-cell office:value-type="string" calcext:value-type="string">
            <text:p>Bandeja cieg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1884.6338952531" calcext:value-type="float">
            <text:p>71884.6338952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E</text:p>
          </table:table-cell>
          <table:table-cell office:value-type="string" calcext:value-type="string">
            <text:p>Bandeja ventilad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5278.3134716564" calcext:value-type="float">
            <text:p>75278.3134716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1</text:p>
          </table:table-cell>
          <table:table-cell office:value-type="string" calcext:value-type="string">
            <text:p>Bandeja desliz. portateclado reg. P. 800/1000 mm</text:p>
          </table:table-cell>
          <table:table-cell office:value-type="string" calcext:value-type="string">
            <text:p>GENROD</text:p>
          </table:table-cell>
          <table:table-cell office:value-type="float" office:value="146320.560312527" calcext:value-type="float">
            <text:p>146320.560312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2</text:p>
          </table:table-cell>
          <table:table-cell office:value-type="string" calcext:value-type="string">
            <text:p>Bandeja deslizable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114151.537900318" calcext:value-type="float">
            <text:p>114151.537900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A</text:p>
          </table:table-cell>
          <table:table-cell office:value-type="string" calcext:value-type="string">
            <text:p>Anilla ordenador de cables 1 U</text:p>
          </table:table-cell>
          <table:table-cell office:value-type="string" calcext:value-type="string">
            <text:p>GENROD</text:p>
          </table:table-cell>
          <table:table-cell office:value-type="float" office:value="2298.63693146957" calcext:value-type="float">
            <text:p>2298.63693146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A</text:p>
          </table:table-cell>
          <table:table-cell office:value-type="string" calcext:value-type="string">
            <text:p>Anilla ordenador de cables 2 U</text:p>
          </table:table-cell>
          <table:table-cell office:value-type="string" calcext:value-type="string">
            <text:p>GENROD</text:p>
          </table:table-cell>
          <table:table-cell office:value-type="float" office:value="2930.92063880931" calcext:value-type="float">
            <text:p>2930.92063880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C</text:p>
          </table:table-cell>
          <table:table-cell office:value-type="string" calcext:value-type="string">
            <text:p>Organizador de cables 19" x 1 U ciego</text:p>
          </table:table-cell>
          <table:table-cell office:value-type="string" calcext:value-type="string">
            <text:p>GENROD</text:p>
          </table:table-cell>
          <table:table-cell office:value-type="float" office:value="15271.6238826883" calcext:value-type="float">
            <text:p>15271.62388268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E</text:p>
          </table:table-cell>
          <table:table-cell office:value-type="string" calcext:value-type="string">
            <text:p>Organizador de cables 19"x 1U calado</text:p>
          </table:table-cell>
          <table:table-cell office:value-type="string" calcext:value-type="string">
            <text:p>GENROD</text:p>
          </table:table-cell>
          <table:table-cell office:value-type="float" office:value="16042.9326379273" calcext:value-type="float">
            <text:p>16042.932637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L</text:p>
          </table:table-cell>
          <table:table-cell office:value-type="string" calcext:value-type="string">
            <text:p>Organizador de cables lateral regulable x 1U</text:p>
          </table:table-cell>
          <table:table-cell office:value-type="string" calcext:value-type="string">
            <text:p>GENROD</text:p>
          </table:table-cell>
          <table:table-cell office:value-type="float" office:value="30080.4625122332" calcext:value-type="float">
            <text:p>30080.4625122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C</text:p>
          </table:table-cell>
          <table:table-cell office:value-type="string" calcext:value-type="string">
            <text:p>Organizador de cables 19"x 2U ciego</text:p>
          </table:table-cell>
          <table:table-cell office:value-type="string" calcext:value-type="string">
            <text:p>GENROD</text:p>
          </table:table-cell>
          <table:table-cell office:value-type="float" office:value="16197.1680734257" calcext:value-type="float">
            <text:p>16197.16807342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E</text:p>
          </table:table-cell>
          <table:table-cell office:value-type="string" calcext:value-type="string">
            <text:p>Organizador de cables 19"x 2U calado</text:p>
          </table:table-cell>
          <table:table-cell office:value-type="string" calcext:value-type="string">
            <text:p>GENROD</text:p>
          </table:table-cell>
          <table:table-cell office:value-type="float" office:value="16968.4768286647" calcext:value-type="float">
            <text:p>16968.4768286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L</text:p>
          </table:table-cell>
          <table:table-cell office:value-type="string" calcext:value-type="string">
            <text:p>Organizador de cables lateral regulable x 2U</text:p>
          </table:table-cell>
          <table:table-cell office:value-type="string" calcext:value-type="string">
            <text:p>GENROD</text:p>
          </table:table-cell>
          <table:table-cell office:value-type="float" office:value="37639.1567358282" calcext:value-type="float">
            <text:p>37639.156735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T</text:p>
          </table:table-cell>
          <table:table-cell office:value-type="string" calcext:value-type="string">
            <text:p>Organizador de cables 19”x 2U. con tapa</text:p>
          </table:table-cell>
          <table:table-cell office:value-type="string" calcext:value-type="string">
            <text:p>GENROD</text:p>
          </table:table-cell>
          <table:table-cell office:value-type="float" office:value="29309.1800725437" calcext:value-type="float">
            <text:p>29309.1800725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T</text:p>
          </table:table-cell>
          <table:table-cell office:value-type="string" calcext:value-type="string">
            <text:p>Organizador de cables 19" x 1U con tapa</text:p>
          </table:table-cell>
          <table:table-cell office:value-type="string" calcext:value-type="string">
            <text:p>GENROD</text:p>
          </table:table-cell>
          <table:table-cell office:value-type="float" office:value="25921.8425435649" calcext:value-type="float">
            <text:p>25921.8425435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0TV</text:p>
          </table:table-cell>
          <table:table-cell office:value-type="string" calcext:value-type="string">
            <text:p>Organizador de cables VERTICAL 40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23607.056930382" calcext:value-type="float">
            <text:p>123607.056930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5TV</text:p>
          </table:table-cell>
          <table:table-cell office:value-type="string" calcext:value-type="string">
            <text:p>Organizador de cables VERTICAL 45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46561.768639054" calcext:value-type="float">
            <text:p>146561.768639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2</text:p>
          </table:table-cell>
          <table:table-cell office:value-type="string" calcext:value-type="string">
            <text:p>Panel de ventilación para 2 fan</text:p>
          </table:table-cell>
          <table:table-cell office:value-type="string" calcext:value-type="string">
            <text:p>GENROD</text:p>
          </table:table-cell>
          <table:table-cell office:value-type="float" office:value="268101.870735583" calcext:value-type="float">
            <text:p>268101.87073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4</text:p>
          </table:table-cell>
          <table:table-cell office:value-type="string" calcext:value-type="string">
            <text:p>Panel de ventilación para 4 fan</text:p>
          </table:table-cell>
          <table:table-cell office:value-type="string" calcext:value-type="string">
            <text:p>GENROD</text:p>
          </table:table-cell>
          <table:table-cell office:value-type="float" office:value="519852.311646693" calcext:value-type="float">
            <text:p>519852.311646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1C</text:p>
          </table:table-cell>
          <table:table-cell office:value-type="string" calcext:value-type="string">
            <text:p>Tapa ciega 19" x 1U </text:p>
          </table:table-cell>
          <table:table-cell office:value-type="string" calcext:value-type="string">
            <text:p>GENROD</text:p>
          </table:table-cell>
          <table:table-cell office:value-type="float" office:value="8484.23841433233" calcext:value-type="float">
            <text:p>8484.23841433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C</text:p>
          </table:table-cell>
          <table:table-cell office:value-type="string" calcext:value-type="string">
            <text:p>Tapa ciega 19" x 2U </text:p>
          </table:table-cell>
          <table:table-cell office:value-type="string" calcext:value-type="string">
            <text:p>GENROD</text:p>
          </table:table-cell>
          <table:table-cell office:value-type="float" office:value="10026.8296092609" calcext:value-type="float">
            <text:p>10026.8296092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E</text:p>
          </table:table-cell>
          <table:table-cell office:value-type="string" calcext:value-type="string">
            <text:p>Tapa calada 19" x 2U</text:p>
          </table:table-cell>
          <table:table-cell office:value-type="string" calcext:value-type="string">
            <text:p>GENROD</text:p>
          </table:table-cell>
          <table:table-cell office:value-type="float" office:value="12340.703243879" calcext:value-type="float">
            <text:p>12340.703243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C</text:p>
          </table:table-cell>
          <table:table-cell office:value-type="string" calcext:value-type="string">
            <text:p>Tapa ciega 19" x 4U </text:p>
          </table:table-cell>
          <table:table-cell office:value-type="string" calcext:value-type="string">
            <text:p>GENROD</text:p>
          </table:table-cell>
          <table:table-cell office:value-type="float" office:value="16968.4768286647" calcext:value-type="float">
            <text:p>16968.4768286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E</text:p>
          </table:table-cell>
          <table:table-cell office:value-type="string" calcext:value-type="string">
            <text:p>Tapa calada 19" x 4U </text:p>
          </table:table-cell>
          <table:table-cell office:value-type="string" calcext:value-type="string">
            <text:p>GENROD</text:p>
          </table:table-cell>
          <table:table-cell office:value-type="float" office:value="21596.2504134503" calcext:value-type="float">
            <text:p>21596.250413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</text:p>
          </table:table-cell>
          <table:table-cell office:value-type="string" calcext:value-type="string">
            <text:p>Canal de tensión horizontal 2U x 5 tomas schuko</text:p>
          </table:table-cell>
          <table:table-cell office:value-type="string" calcext:value-type="string">
            <text:p>GENROD</text:p>
          </table:table-cell>
          <table:table-cell office:value-type="float" office:value="137213.564419766" calcext:value-type="float">
            <text:p>137213.564419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</text:p>
          </table:table-cell>
          <table:table-cell office:value-type="string" calcext:value-type="string">
            <text:p>Canal de tensión horizontal 1U x 5 tomas </text:p>
          </table:table-cell>
          <table:table-cell office:value-type="string" calcext:value-type="string">
            <text:p>GENROD</text:p>
          </table:table-cell>
          <table:table-cell office:value-type="float" office:value="54299.1100623973" calcext:value-type="float">
            <text:p>54299.11006239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</text:p>
          </table:table-cell>
          <table:table-cell office:value-type="string" calcext:value-type="string">
            <text:p>Canal de tensión vertical 2U x 9 tomas schuko</text:p>
          </table:table-cell>
          <table:table-cell office:value-type="string" calcext:value-type="string">
            <text:p>GENROD</text:p>
          </table:table-cell>
          <table:table-cell office:value-type="float" office:value="220590.146141542" calcext:value-type="float">
            <text:p>220590.146141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</text:p>
          </table:table-cell>
          <table:table-cell office:value-type="string" calcext:value-type="string">
            <text:p>Canal de tensión vertical 1U x 10 tomas</text:p>
          </table:table-cell>
          <table:table-cell office:value-type="string" calcext:value-type="string">
            <text:p>GENROD</text:p>
          </table:table-cell>
          <table:table-cell office:value-type="float" office:value="119782.302337958" calcext:value-type="float">
            <text:p>119782.302337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</text:p>
          </table:table-cell>
          <table:table-cell office:value-type="string" calcext:value-type="string">
            <text:p>Canal de tensión horizontal 1U X 5 tomas schuko - Cambre</text:p>
          </table:table-cell>
          <table:table-cell office:value-type="string" calcext:value-type="string">
            <text:p>GENROD</text:p>
          </table:table-cell>
          <table:table-cell office:value-type="float" office:value="164671.629795286" calcext:value-type="float">
            <text:p>164671.629795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</text:p>
          </table:table-cell>
          <table:table-cell office:value-type="string" calcext:value-type="string">
            <text:p>Canal de tensión horizontal 1U x 5 tomas Cambre</text:p>
          </table:table-cell>
          <table:table-cell office:value-type="string" calcext:value-type="string">
            <text:p>GENROD</text:p>
          </table:table-cell>
          <table:table-cell office:value-type="float" office:value="59235.4071492785" calcext:value-type="float">
            <text:p>59235.4071492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IT</text:p>
          </table:table-cell>
          <table:table-cell office:value-type="string" calcext:value-type="string">
            <text:p>Canal de tensión horizontal 5 tomas schuko c/ITM</text:p>
          </table:table-cell>
          <table:table-cell office:value-type="string" calcext:value-type="string">
            <text:p>GENROD</text:p>
          </table:table-cell>
          <table:table-cell office:value-type="float" office:value="169153.720498154" calcext:value-type="float">
            <text:p>169153.720498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IT</text:p>
          </table:table-cell>
          <table:table-cell office:value-type="string" calcext:value-type="string">
            <text:p>Canal de tensión horizontal 5 tomas c/ITM</text:p>
          </table:table-cell>
          <table:table-cell office:value-type="string" calcext:value-type="string">
            <text:p>GENROD</text:p>
          </table:table-cell>
          <table:table-cell office:value-type="float" office:value="86238.9503541911" calcext:value-type="float">
            <text:p>86238.9503541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IT</text:p>
          </table:table-cell>
          <table:table-cell office:value-type="string" calcext:value-type="string">
            <text:p>Canal de tensión vertical 9 tomas schuko c/ITM</text:p>
          </table:table-cell>
          <table:table-cell office:value-type="string" calcext:value-type="string">
            <text:p>GENROD</text:p>
          </table:table-cell>
          <table:table-cell office:value-type="float" office:value="252529.986433336" calcext:value-type="float">
            <text:p>252529.986433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IT</text:p>
          </table:table-cell>
          <table:table-cell office:value-type="string" calcext:value-type="string">
            <text:p>Canal de tensión vertical 10 tomas c/ITM</text:p>
          </table:table-cell>
          <table:table-cell office:value-type="string" calcext:value-type="string">
            <text:p>GENROD</text:p>
          </table:table-cell>
          <table:table-cell office:value-type="float" office:value="151722.142629752" calcext:value-type="float">
            <text:p>151722.142629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IT</text:p>
          </table:table-cell>
          <table:table-cell office:value-type="string" calcext:value-type="string">
            <text:p>Canal de tensión horizontal 5 tomas schuko - Cambre c/ITM</text:p>
          </table:table-cell>
          <table:table-cell office:value-type="string" calcext:value-type="string">
            <text:p>GENROD</text:p>
          </table:table-cell>
          <table:table-cell office:value-type="float" office:value="196611.47008708" calcext:value-type="float">
            <text:p>196611.47008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IT</text:p>
          </table:table-cell>
          <table:table-cell office:value-type="string" calcext:value-type="string">
            <text:p>Canal de tensión horizontal 5 tomas Cambre c/ITM</text:p>
          </table:table-cell>
          <table:table-cell office:value-type="string" calcext:value-type="string">
            <text:p>GENROD</text:p>
          </table:table-cell>
          <table:table-cell office:value-type="float" office:value="91175.87901426" calcext:value-type="float">
            <text:p>91175.87901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6</text:p>
          </table:table-cell>
          <table:table-cell office:value-type="string" calcext:value-type="string">
            <text:p>Kit fijación 20 tornillos y tuercas</text:p>
          </table:table-cell>
          <table:table-cell office:value-type="string" calcext:value-type="string">
            <text:p>GENROD</text:p>
          </table:table-cell>
          <table:table-cell office:value-type="float" office:value="23062.0265194488" calcext:value-type="float">
            <text:p>23062.026519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7</text:p>
          </table:table-cell>
          <table:table-cell office:value-type="string" calcext:value-type="string">
            <text:p>Modulo p/19 polos DIN 19” x 3U</text:p>
          </table:table-cell>
          <table:table-cell office:value-type="string" calcext:value-type="string">
            <text:p>GENROD</text:p>
          </table:table-cell>
          <table:table-cell office:value-type="float" office:value="95172.9478246746" calcext:value-type="float">
            <text:p>95172.9478246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8</text:p>
          </table:table-cell>
          <table:table-cell office:value-type="string" calcext:value-type="string">
            <text:p>Kit de ruedas para rack</text:p>
          </table:table-cell>
          <table:table-cell office:value-type="string" calcext:value-type="string">
            <text:p>GENROD</text:p>
          </table:table-cell>
          <table:table-cell office:value-type="float" office:value="115092.660896347" calcext:value-type="float">
            <text:p>115092.660896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1</text:p>
          </table:table-cell>
          <table:table-cell office:value-type="string" calcext:value-type="string">
            <text:p>soporte intermedio</text:p>
          </table:table-cell>
          <table:table-cell office:value-type="string" calcext:value-type="string">
            <text:p>GENROD</text:p>
          </table:table-cell>
          <table:table-cell office:value-type="float" office:value="8196.03051643477" calcext:value-type="float">
            <text:p>8196.03051643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N</text:p>
          </table:table-cell>
          <table:table-cell office:value-type="string" calcext:value-type="string">
            <text:p>Puerta 19" Px2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160583.456552574" calcext:value-type="float">
            <text:p>160583.456552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N</text:p>
          </table:table-cell>
          <table:table-cell office:value-type="string" calcext:value-type="string">
            <text:p>Puerta 19" Px3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228148.840365137" calcext:value-type="float">
            <text:p>228148.840365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N</text:p>
          </table:table-cell>
          <table:table-cell office:value-type="string" calcext:value-type="string">
            <text:p>Puerta 19" Px4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297334.235719197" calcext:value-type="float">
            <text:p>297334.235719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N</text:p>
          </table:table-cell>
          <table:table-cell office:value-type="string" calcext:value-type="string">
            <text:p>Puerta 19" Px45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330885.219212313" calcext:value-type="float">
            <text:p>330885.219212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N</text:p>
          </table:table-cell>
          <table:table-cell office:value-type="string" calcext:value-type="string">
            <text:p>Puerta 19" Px20U Ciega Negra</text:p>
          </table:table-cell>
          <table:table-cell office:value-type="string" calcext:value-type="string">
            <text:p>GENROD</text:p>
          </table:table-cell>
          <table:table-cell office:value-type="float" office:value="134359.458869887" calcext:value-type="float">
            <text:p>134359.45886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N</text:p>
          </table:table-cell>
          <table:table-cell office:value-type="string" calcext:value-type="string">
            <text:p>Puerta 19" Px30U Ciega Negra</text:p>
          </table:table-cell>
          <table:table-cell office:value-type="string" calcext:value-type="string">
            <text:p>GENROD</text:p>
          </table:table-cell>
          <table:table-cell office:value-type="float" office:value="191126.70431795" calcext:value-type="float">
            <text:p>191126.70431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N</text:p>
          </table:table-cell>
          <table:table-cell office:value-type="string" calcext:value-type="string">
            <text:p>Puerta 19" Px40U Ciega Negra</text:p>
          </table:table-cell>
          <table:table-cell office:value-type="string" calcext:value-type="string">
            <text:p>GENROD</text:p>
          </table:table-cell>
          <table:table-cell office:value-type="float" office:value="247971.422743681" calcext:value-type="float">
            <text:p>247971.422743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N</text:p>
          </table:table-cell>
          <table:table-cell office:value-type="string" calcext:value-type="string">
            <text:p>Puerta 19" Px45U Ciega Negra</text:p>
          </table:table-cell>
          <table:table-cell office:value-type="string" calcext:value-type="string">
            <text:p>GENROD</text:p>
          </table:table-cell>
          <table:table-cell office:value-type="float" office:value="275969.088461274" calcext:value-type="float">
            <text:p>275969.088461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B</text:p>
          </table:table-cell>
          <table:table-cell office:value-type="string" calcext:value-type="string">
            <text:p>Puerta 19" Px2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160583.456552574" calcext:value-type="float">
            <text:p>160583.456552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B</text:p>
          </table:table-cell>
          <table:table-cell office:value-type="string" calcext:value-type="string">
            <text:p>Puerta 19" Px3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228148.840365137" calcext:value-type="float">
            <text:p>228148.840365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B</text:p>
          </table:table-cell>
          <table:table-cell office:value-type="string" calcext:value-type="string">
            <text:p>Puerta 19" Px4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297334.235719197" calcext:value-type="float">
            <text:p>297334.235719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B</text:p>
          </table:table-cell>
          <table:table-cell office:value-type="string" calcext:value-type="string">
            <text:p>Puerta 19" Px45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330885.219212313" calcext:value-type="float">
            <text:p>330885.219212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B</text:p>
          </table:table-cell>
          <table:table-cell office:value-type="string" calcext:value-type="string">
            <text:p>Puerta 19" Px20U Ciega Blanca</text:p>
          </table:table-cell>
          <table:table-cell office:value-type="string" calcext:value-type="string">
            <text:p>GENROD</text:p>
          </table:table-cell>
          <table:table-cell office:value-type="float" office:value="134359.458869887" calcext:value-type="float">
            <text:p>134359.45886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B</text:p>
          </table:table-cell>
          <table:table-cell office:value-type="string" calcext:value-type="string">
            <text:p>Puerta 19" Px30U Ciega Blanca</text:p>
          </table:table-cell>
          <table:table-cell office:value-type="string" calcext:value-type="string">
            <text:p>GENROD</text:p>
          </table:table-cell>
          <table:table-cell office:value-type="float" office:value="191126.70431795" calcext:value-type="float">
            <text:p>191126.70431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B</text:p>
          </table:table-cell>
          <table:table-cell office:value-type="string" calcext:value-type="string">
            <text:p>Puerta 19" Px40U Ciega Blanca</text:p>
          </table:table-cell>
          <table:table-cell office:value-type="string" calcext:value-type="string">
            <text:p>GENROD</text:p>
          </table:table-cell>
          <table:table-cell office:value-type="float" office:value="247971.422743681" calcext:value-type="float">
            <text:p>247971.422743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B</text:p>
          </table:table-cell>
          <table:table-cell office:value-type="string" calcext:value-type="string">
            <text:p>Puerta 19" Px45U Ciega Blanca</text:p>
          </table:table-cell>
          <table:table-cell office:value-type="string" calcext:value-type="string">
            <text:p>GENROD</text:p>
          </table:table-cell>
          <table:table-cell office:value-type="float" office:value="275969.088461274" calcext:value-type="float">
            <text:p>275969.088461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MPN</text:p>
          </table:table-cell>
          <table:table-cell office:value-type="string" calcext:value-type="string">
            <text:p>Puerta 19" 2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320200.106132826" calcext:value-type="float">
            <text:p>320200.106132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MPN</text:p>
          </table:table-cell>
          <table:table-cell office:value-type="string" calcext:value-type="string">
            <text:p>Puerta 19" 30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357478.055636501" calcext:value-type="float">
            <text:p>357478.05563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MPN</text:p>
          </table:table-cell>
          <table:table-cell office:value-type="string" calcext:value-type="string">
            <text:p>Puerta 19" 4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436119.28580722" calcext:value-type="float">
            <text:p>436119.28580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MPN</text:p>
          </table:table-cell>
          <table:table-cell office:value-type="string" calcext:value-type="string">
            <text:p>Puerta 19" 45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480588.353939363" calcext:value-type="float">
            <text:p>480588.353939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DMPN</text:p>
          </table:table-cell>
          <table:table-cell office:value-type="string" calcext:value-type="string">
            <text:p>Puerta 19" 40U c/2 hojas microperforada Negra</text:p>
          </table:table-cell>
          <table:table-cell office:value-type="string" calcext:value-type="string">
            <text:p>GENROD</text:p>
          </table:table-cell>
          <table:table-cell office:value-type="float" office:value="578079.649042067" calcext:value-type="float">
            <text:p>578079.649042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DMPN</text:p>
          </table:table-cell>
          <table:table-cell office:value-type="string" calcext:value-type="string">
            <text:p>Puerta 19" 45U c/2 hojas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645248.24699958" calcext:value-type="float">
            <text:p>645248.24699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N</text:p>
          </table:table-cell>
          <table:table-cell office:value-type="string" calcext:value-type="string">
            <text:p>Tapa tras. para Rack Mural 19x06U Negra</text:p>
          </table:table-cell>
          <table:table-cell office:value-type="string" calcext:value-type="string">
            <text:p>GENROD</text:p>
          </table:table-cell>
          <table:table-cell office:value-type="float" office:value="49517.1010421133" calcext:value-type="float">
            <text:p>49517.101042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N</text:p>
          </table:table-cell>
          <table:table-cell office:value-type="string" calcext:value-type="string">
            <text:p>Tapa tras. para Rack Mural 19x09U Negra</text:p>
          </table:table-cell>
          <table:table-cell office:value-type="string" calcext:value-type="string">
            <text:p>GENROD</text:p>
          </table:table-cell>
          <table:table-cell office:value-type="float" office:value="64942.9866758494" calcext:value-type="float">
            <text:p>64942.9866758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N</text:p>
          </table:table-cell>
          <table:table-cell office:value-type="string" calcext:value-type="string">
            <text:p>Tapa tras. para Rack Mural 19x12U Negra</text:p>
          </table:table-cell>
          <table:table-cell office:value-type="string" calcext:value-type="string">
            <text:p>GENROD</text:p>
          </table:table-cell>
          <table:table-cell office:value-type="float" office:value="80368.8723095855" calcext:value-type="float">
            <text:p>80368.8723095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N</text:p>
          </table:table-cell>
          <table:table-cell office:value-type="string" calcext:value-type="string">
            <text:p>Tapa tras. para Rack Mural 19x15U Negra</text:p>
          </table:table-cell>
          <table:table-cell office:value-type="string" calcext:value-type="string">
            <text:p>GENROD</text:p>
          </table:table-cell>
          <table:table-cell office:value-type="float" office:value="95794.7579433216" calcext:value-type="float">
            <text:p>95794.7579433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N</text:p>
          </table:table-cell>
          <table:table-cell office:value-type="string" calcext:value-type="string">
            <text:p>Tapa tras. para Rack de Pie 19x20U Negra</text:p>
          </table:table-cell>
          <table:table-cell office:value-type="string" calcext:value-type="string">
            <text:p>GENROD</text:p>
          </table:table-cell>
          <table:table-cell office:value-type="float" office:value="121555.970372865" calcext:value-type="float">
            <text:p>121555.97037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N</text:p>
          </table:table-cell>
          <table:table-cell office:value-type="string" calcext:value-type="string">
            <text:p>Tapa tras. para Rack de Pie 19x30U Negra</text:p>
          </table:table-cell>
          <table:table-cell office:value-type="string" calcext:value-type="string">
            <text:p>GENROD</text:p>
          </table:table-cell>
          <table:table-cell office:value-type="float" office:value="173155.868209618" calcext:value-type="float">
            <text:p>173155.868209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N</text:p>
          </table:table-cell>
          <table:table-cell office:value-type="string" calcext:value-type="string">
            <text:p>Tapa tras. para Rack de Pie 19x40U Negra</text:p>
          </table:table-cell>
          <table:table-cell office:value-type="string" calcext:value-type="string">
            <text:p>GENROD</text:p>
          </table:table-cell>
          <table:table-cell office:value-type="float" office:value="224755.134473184" calcext:value-type="float">
            <text:p>224755.134473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N</text:p>
          </table:table-cell>
          <table:table-cell office:value-type="string" calcext:value-type="string">
            <text:p>Tapa tras. para Rack de Pie 19x45U Negra</text:p>
          </table:table-cell>
          <table:table-cell office:value-type="string" calcext:value-type="string">
            <text:p>GENROD</text:p>
          </table:table-cell>
          <table:table-cell office:value-type="float" office:value="250362.111467229" calcext:value-type="float">
            <text:p>250362.111467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B</text:p>
          </table:table-cell>
          <table:table-cell office:value-type="string" calcext:value-type="string">
            <text:p>Tapa tras. para Rack Mural 19x06U Blanca</text:p>
          </table:table-cell>
          <table:table-cell office:value-type="string" calcext:value-type="string">
            <text:p>GENROD</text:p>
          </table:table-cell>
          <table:table-cell office:value-type="float" office:value="49517.1010421133" calcext:value-type="float">
            <text:p>49517.101042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B</text:p>
          </table:table-cell>
          <table:table-cell office:value-type="string" calcext:value-type="string">
            <text:p>Tapa tras. para Rack Mural 19x09U Blanca</text:p>
          </table:table-cell>
          <table:table-cell office:value-type="string" calcext:value-type="string">
            <text:p>GENROD</text:p>
          </table:table-cell>
          <table:table-cell office:value-type="float" office:value="64942.9866758494" calcext:value-type="float">
            <text:p>64942.9866758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B</text:p>
          </table:table-cell>
          <table:table-cell office:value-type="string" calcext:value-type="string">
            <text:p>Tapa tras. para Rack Mural 19x12U Blanca</text:p>
          </table:table-cell>
          <table:table-cell office:value-type="string" calcext:value-type="string">
            <text:p>GENROD</text:p>
          </table:table-cell>
          <table:table-cell office:value-type="float" office:value="80368.8723095855" calcext:value-type="float">
            <text:p>80368.8723095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B</text:p>
          </table:table-cell>
          <table:table-cell office:value-type="string" calcext:value-type="string">
            <text:p>Tapa tras. para Rack Mural 19x15U Blanca</text:p>
          </table:table-cell>
          <table:table-cell office:value-type="string" calcext:value-type="string">
            <text:p>GENROD</text:p>
          </table:table-cell>
          <table:table-cell office:value-type="float" office:value="95794.7579433216" calcext:value-type="float">
            <text:p>95794.7579433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B</text:p>
          </table:table-cell>
          <table:table-cell office:value-type="string" calcext:value-type="string">
            <text:p>Tapa tras. para Rack de Pie 19x20U Blanca</text:p>
          </table:table-cell>
          <table:table-cell office:value-type="string" calcext:value-type="string">
            <text:p>GENROD</text:p>
          </table:table-cell>
          <table:table-cell office:value-type="float" office:value="121555.970372865" calcext:value-type="float">
            <text:p>121555.97037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B</text:p>
          </table:table-cell>
          <table:table-cell office:value-type="string" calcext:value-type="string">
            <text:p>Tapa tras. para Rack de Pie 19x30U Blanca</text:p>
          </table:table-cell>
          <table:table-cell office:value-type="string" calcext:value-type="string">
            <text:p>GENROD</text:p>
          </table:table-cell>
          <table:table-cell office:value-type="float" office:value="173155.868209618" calcext:value-type="float">
            <text:p>173155.868209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B</text:p>
          </table:table-cell>
          <table:table-cell office:value-type="string" calcext:value-type="string">
            <text:p>Tapa tras. para Rack de Pie 19x40U Blanca</text:p>
          </table:table-cell>
          <table:table-cell office:value-type="string" calcext:value-type="string">
            <text:p>GENROD</text:p>
          </table:table-cell>
          <table:table-cell office:value-type="float" office:value="224755.134473184" calcext:value-type="float">
            <text:p>224755.134473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B</text:p>
          </table:table-cell>
          <table:table-cell office:value-type="string" calcext:value-type="string">
            <text:p>Tapa tras. para Rack de Pie 19x45U Blanca</text:p>
          </table:table-cell>
          <table:table-cell office:value-type="string" calcext:value-type="string">
            <text:p>GENROD</text:p>
          </table:table-cell>
          <table:table-cell office:value-type="float" office:value="250362.111467229" calcext:value-type="float">
            <text:p>250362.111467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6U</text:p>
          </table:table-cell>
          <table:table-cell office:value-type="string" calcext:value-type="string">
            <text:p>Kit x 2 soportes rack. de 6 U</text:p>
          </table:table-cell>
          <table:table-cell office:value-type="string" calcext:value-type="string">
            <text:p>GENROD</text:p>
          </table:table-cell>
          <table:table-cell office:value-type="float" office:value="13041.5389576124" calcext:value-type="float">
            <text:p>13041.5389576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9U</text:p>
          </table:table-cell>
          <table:table-cell office:value-type="string" calcext:value-type="string">
            <text:p>Kit x 2 soportes rack. de 9 U</text:p>
          </table:table-cell>
          <table:table-cell office:value-type="string" calcext:value-type="string">
            <text:p>GENROD</text:p>
          </table:table-cell>
          <table:table-cell office:value-type="float" office:value="19562.2952786438" calcext:value-type="float">
            <text:p>19562.2952786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2U</text:p>
          </table:table-cell>
          <table:table-cell office:value-type="string" calcext:value-type="string">
            <text:p>Kit x 2 soportes rack. de 12 U</text:p>
          </table:table-cell>
          <table:table-cell office:value-type="string" calcext:value-type="string">
            <text:p>GENROD</text:p>
          </table:table-cell>
          <table:table-cell office:value-type="float" office:value="26083.0779152248" calcext:value-type="float">
            <text:p>26083.07791522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5U</text:p>
          </table:table-cell>
          <table:table-cell office:value-type="string" calcext:value-type="string">
            <text:p>Kit x 2 soportes rack. de 15 U</text:p>
          </table:table-cell>
          <table:table-cell office:value-type="string" calcext:value-type="string">
            <text:p>GENROD</text:p>
          </table:table-cell>
          <table:table-cell office:value-type="float" office:value="32603.8342362562" calcext:value-type="float">
            <text:p>32603.8342362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20U</text:p>
          </table:table-cell>
          <table:table-cell office:value-type="string" calcext:value-type="string">
            <text:p>Kit x 2 soportes rack. de 20 U</text:p>
          </table:table-cell>
          <table:table-cell office:value-type="string" calcext:value-type="string">
            <text:p>GENROD</text:p>
          </table:table-cell>
          <table:table-cell office:value-type="float" office:value="43481.9455556238" calcext:value-type="float">
            <text:p>43481.945555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30U</text:p>
          </table:table-cell>
          <table:table-cell office:value-type="string" calcext:value-type="string">
            <text:p>Kit x 2 soportes rack. de 30 U</text:p>
          </table:table-cell>
          <table:table-cell office:value-type="string" calcext:value-type="string">
            <text:p>GENROD</text:p>
          </table:table-cell>
          <table:table-cell office:value-type="float" office:value="58281.2842718067" calcext:value-type="float">
            <text:p>58281.2842718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0U</text:p>
          </table:table-cell>
          <table:table-cell office:value-type="string" calcext:value-type="string">
            <text:p>Kit x 2 soportes rack. de 40 U</text:p>
          </table:table-cell>
          <table:table-cell office:value-type="string" calcext:value-type="string">
            <text:p>GENROD</text:p>
          </table:table-cell>
          <table:table-cell office:value-type="float" office:value="78643.4406768746" calcext:value-type="float">
            <text:p>78643.4406768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5U</text:p>
          </table:table-cell>
          <table:table-cell office:value-type="string" calcext:value-type="string">
            <text:p>Kit x 2 soportes rack. de 45 U</text:p>
          </table:table-cell>
          <table:table-cell office:value-type="string" calcext:value-type="string">
            <text:p>GENROD</text:p>
          </table:table-cell>
          <table:table-cell office:value-type="float" office:value="90878.7764606384" calcext:value-type="float">
            <text:p>90878.7764606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1</text:p>
          </table:table-cell>
          <table:table-cell office:value-type="string" calcext:value-type="string">
            <text:p>Gab. Estanco Serie 9000 - 200x200x100</text:p>
          </table:table-cell>
          <table:table-cell office:value-type="string" calcext:value-type="string">
            <text:p>GENROD</text:p>
          </table:table-cell>
          <table:table-cell office:value-type="float" office:value="38618.7530651961" calcext:value-type="float">
            <text:p>38618.7530651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2</text:p>
          </table:table-cell>
          <table:table-cell office:value-type="string" calcext:value-type="string">
            <text:p>Gab. Estanco Serie 9000 - 200x300x100</text:p>
          </table:table-cell>
          <table:table-cell office:value-type="string" calcext:value-type="string">
            <text:p>GENROD</text:p>
          </table:table-cell>
          <table:table-cell office:value-type="float" office:value="50028.7279550903" calcext:value-type="float">
            <text:p>50028.7279550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3</text:p>
          </table:table-cell>
          <table:table-cell office:value-type="string" calcext:value-type="string">
            <text:p>Gab. Estanco Serie 9000 - 300x300x100</text:p>
          </table:table-cell>
          <table:table-cell office:value-type="string" calcext:value-type="string">
            <text:p>GENROD</text:p>
          </table:table-cell>
          <table:table-cell office:value-type="float" office:value="56364.2754388863" calcext:value-type="float">
            <text:p>56364.2754388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</text:p>
          </table:table-cell>
          <table:table-cell office:value-type="string" calcext:value-type="string">
            <text:p>Gab. Estanco Serie 9000 - 300x450x100</text:p>
          </table:table-cell>
          <table:table-cell office:value-type="string" calcext:value-type="string">
            <text:p>GENROD</text:p>
          </table:table-cell>
          <table:table-cell office:value-type="float" office:value="71808.5293261589" calcext:value-type="float">
            <text:p>71808.52932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</text:p>
          </table:table-cell>
          <table:table-cell office:value-type="string" calcext:value-type="string">
            <text:p>Gab. Estanco Serie 9000 - 300x600x100</text:p>
          </table:table-cell>
          <table:table-cell office:value-type="string" calcext:value-type="string">
            <text:p>GENROD</text:p>
          </table:table-cell>
          <table:table-cell office:value-type="float" office:value="110658.648702377" calcext:value-type="float">
            <text:p>110658.648702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</text:p>
          </table:table-cell>
          <table:table-cell office:value-type="string" calcext:value-type="string">
            <text:p>Gab. Estanco Serie 9000 - 450x450x100</text:p>
          </table:table-cell>
          <table:table-cell office:value-type="string" calcext:value-type="string">
            <text:p>GENROD</text:p>
          </table:table-cell>
          <table:table-cell office:value-type="float" office:value="105737.377794249" calcext:value-type="float">
            <text:p>105737.377794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</text:p>
          </table:table-cell>
          <table:table-cell office:value-type="string" calcext:value-type="string">
            <text:p>Gab. Estanco Serie 9000 - 450x600x100</text:p>
          </table:table-cell>
          <table:table-cell office:value-type="string" calcext:value-type="string">
            <text:p>GENROD</text:p>
          </table:table-cell>
          <table:table-cell office:value-type="float" office:value="146205.113996961" calcext:value-type="float">
            <text:p>146205.113996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</text:p>
          </table:table-cell>
          <table:table-cell office:value-type="string" calcext:value-type="string">
            <text:p>Gab. Estanco Serie 9000 - 600x600x100</text:p>
          </table:table-cell>
          <table:table-cell office:value-type="string" calcext:value-type="string">
            <text:p>GENROD</text:p>
          </table:table-cell>
          <table:table-cell office:value-type="float" office:value="176376.680941492" calcext:value-type="float">
            <text:p>176376.680941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</text:p>
          </table:table-cell>
          <table:table-cell office:value-type="string" calcext:value-type="string">
            <text:p>Gab. Estanco Serie 9000 - 600x750x100</text:p>
          </table:table-cell>
          <table:table-cell office:value-type="string" calcext:value-type="string">
            <text:p>GENROD</text:p>
          </table:table-cell>
          <table:table-cell office:value-type="float" office:value="231325.311396138" calcext:value-type="float">
            <text:p>231325.311396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0</text:p>
          </table:table-cell>
          <table:table-cell office:value-type="string" calcext:value-type="string">
            <text:p>Gab. Estanco Serie 9000 - 200x250x100</text:p>
          </table:table-cell>
          <table:table-cell office:value-type="string" calcext:value-type="string">
            <text:p>GENROD</text:p>
          </table:table-cell>
          <table:table-cell office:value-type="float" office:value="40330.8690298705" calcext:value-type="float">
            <text:p>40330.8690298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1</text:p>
          </table:table-cell>
          <table:table-cell office:value-type="string" calcext:value-type="string">
            <text:p>Gab. Estanco Serie 9000 - 250x300x100</text:p>
          </table:table-cell>
          <table:table-cell office:value-type="string" calcext:value-type="string">
            <text:p>GENROD</text:p>
          </table:table-cell>
          <table:table-cell office:value-type="float" office:value="53013.0428437932" calcext:value-type="float">
            <text:p>53013.0428437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0</text:p>
          </table:table-cell>
          <table:table-cell office:value-type="string" calcext:value-type="string">
            <text:p>Gab. Estanco Serie 9000 - 200x200x150</text:p>
          </table:table-cell>
          <table:table-cell office:value-type="string" calcext:value-type="string">
            <text:p>GENROD</text:p>
          </table:table-cell>
          <table:table-cell office:value-type="float" office:value="44723.5921267068" calcext:value-type="float">
            <text:p>44723.5921267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1</text:p>
          </table:table-cell>
          <table:table-cell office:value-type="string" calcext:value-type="string">
            <text:p>Gab. Estanco Serie 9000 - 200x300x150</text:p>
          </table:table-cell>
          <table:table-cell office:value-type="string" calcext:value-type="string">
            <text:p>GENROD</text:p>
          </table:table-cell>
          <table:table-cell office:value-type="float" office:value="55102.5237880011" calcext:value-type="float">
            <text:p>55102.5237880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2</text:p>
          </table:table-cell>
          <table:table-cell office:value-type="string" calcext:value-type="string">
            <text:p>Gab. Estanco Serie 9000 - 200x450x150</text:p>
          </table:table-cell>
          <table:table-cell office:value-type="string" calcext:value-type="string">
            <text:p>GENROD</text:p>
          </table:table-cell>
          <table:table-cell office:value-type="float" office:value="72668.837269737" calcext:value-type="float">
            <text:p>72668.837269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</text:p>
          </table:table-cell>
          <table:table-cell office:value-type="string" calcext:value-type="string">
            <text:p>Gab. Estanco Serie 9000 - 300x300x150</text:p>
          </table:table-cell>
          <table:table-cell office:value-type="string" calcext:value-type="string">
            <text:p>GENROD</text:p>
          </table:table-cell>
          <table:table-cell office:value-type="float" office:value="59526.5097576188" calcext:value-type="float">
            <text:p>59526.5097576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</text:p>
          </table:table-cell>
          <table:table-cell office:value-type="string" calcext:value-type="string">
            <text:p>Gab. Estanco Serie 9000 - 300x450x150</text:p>
          </table:table-cell>
          <table:table-cell office:value-type="string" calcext:value-type="string">
            <text:p>GENROD</text:p>
          </table:table-cell>
          <table:table-cell office:value-type="float" office:value="78086.0773389025" calcext:value-type="float">
            <text:p>78086.0773389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</text:p>
          </table:table-cell>
          <table:table-cell office:value-type="string" calcext:value-type="string">
            <text:p>Gab. Estanco Serie 9000 - 300x600x150</text:p>
          </table:table-cell>
          <table:table-cell office:value-type="string" calcext:value-type="string">
            <text:p>GENROD</text:p>
          </table:table-cell>
          <table:table-cell office:value-type="float" office:value="115438.499847604" calcext:value-type="float">
            <text:p>115438.499847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</text:p>
          </table:table-cell>
          <table:table-cell office:value-type="string" calcext:value-type="string">
            <text:p>Gab. Estanco Serie 9000 - 450x450x150</text:p>
          </table:table-cell>
          <table:table-cell office:value-type="string" calcext:value-type="string">
            <text:p>GENROD</text:p>
          </table:table-cell>
          <table:table-cell office:value-type="float" office:value="113253.888192028" calcext:value-type="float">
            <text:p>113253.888192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</text:p>
          </table:table-cell>
          <table:table-cell office:value-type="string" calcext:value-type="string">
            <text:p>Gab. Estanco Serie 9000 - 450x600x150</text:p>
          </table:table-cell>
          <table:table-cell office:value-type="string" calcext:value-type="string">
            <text:p>GENROD</text:p>
          </table:table-cell>
          <table:table-cell office:value-type="float" office:value="135303.476576359" calcext:value-type="float">
            <text:p>135303.476576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</text:p>
          </table:table-cell>
          <table:table-cell office:value-type="string" calcext:value-type="string">
            <text:p>Gab. Estanco Serie 9000 - 600x600x150</text:p>
          </table:table-cell>
          <table:table-cell office:value-type="string" calcext:value-type="string">
            <text:p>GENROD</text:p>
          </table:table-cell>
          <table:table-cell office:value-type="float" office:value="175110.350384997" calcext:value-type="float">
            <text:p>175110.350384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</text:p>
          </table:table-cell>
          <table:table-cell office:value-type="string" calcext:value-type="string">
            <text:p>Gab. Estanco Serie 9000 - 600x750x150</text:p>
          </table:table-cell>
          <table:table-cell office:value-type="string" calcext:value-type="string">
            <text:p>GENROD</text:p>
          </table:table-cell>
          <table:table-cell office:value-type="float" office:value="232846.98172923" calcext:value-type="float">
            <text:p>232846.98172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</text:p>
          </table:table-cell>
          <table:table-cell office:value-type="string" calcext:value-type="string">
            <text:p>Gab. Estanco Serie 9000 - 600x900x150</text:p>
          </table:table-cell>
          <table:table-cell office:value-type="string" calcext:value-type="string">
            <text:p>GENROD</text:p>
          </table:table-cell>
          <table:table-cell office:value-type="float" office:value="269534.173462644" calcext:value-type="float">
            <text:p>269534.173462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</text:p>
          </table:table-cell>
          <table:table-cell office:value-type="string" calcext:value-type="string">
            <text:p>Gab. Estanco Serie 9000 - 600x1200x150</text:p>
          </table:table-cell>
          <table:table-cell office:value-type="string" calcext:value-type="string">
            <text:p>GENROD</text:p>
          </table:table-cell>
          <table:table-cell office:value-type="float" office:value="358863.43773884" calcext:value-type="float">
            <text:p>358863.43773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</text:p>
          </table:table-cell>
          <table:table-cell office:value-type="string" calcext:value-type="string">
            <text:p>Gab. Estanco Serie 9000 - 600x1050x150</text:p>
          </table:table-cell>
          <table:table-cell office:value-type="string" calcext:value-type="string">
            <text:p>GENROD</text:p>
          </table:table-cell>
          <table:table-cell office:value-type="float" office:value="310125.434854612" calcext:value-type="float">
            <text:p>310125.434854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3</text:p>
          </table:table-cell>
          <table:table-cell office:value-type="string" calcext:value-type="string">
            <text:p>Gab. Estanco Serie 9000 - 450x750x150</text:p>
          </table:table-cell>
          <table:table-cell office:value-type="string" calcext:value-type="string">
            <text:p>GENROD</text:p>
          </table:table-cell>
          <table:table-cell office:value-type="float" office:value="170318.788820252" calcext:value-type="float">
            <text:p>170318.788820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4</text:p>
          </table:table-cell>
          <table:table-cell office:value-type="string" calcext:value-type="string">
            <text:p>Gab. Estanco Serie 9000 - 200x250x150</text:p>
          </table:table-cell>
          <table:table-cell office:value-type="string" calcext:value-type="string">
            <text:p>GENROD</text:p>
          </table:table-cell>
          <table:table-cell office:value-type="float" office:value="46884.7566276964" calcext:value-type="float">
            <text:p>46884.7566276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5</text:p>
          </table:table-cell>
          <table:table-cell office:value-type="string" calcext:value-type="string">
            <text:p>Gab. Estanco Serie 9000 - 250x300x150</text:p>
          </table:table-cell>
          <table:table-cell office:value-type="string" calcext:value-type="string">
            <text:p>GENROD</text:p>
          </table:table-cell>
          <table:table-cell office:value-type="float" office:value="56575.4577234578" calcext:value-type="float">
            <text:p>56575.4577234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</text:p>
          </table:table-cell>
          <table:table-cell office:value-type="string" calcext:value-type="string">
            <text:p>Gab. Estanco Serie 9000 - 400x500x150</text:p>
          </table:table-cell>
          <table:table-cell office:value-type="string" calcext:value-type="string">
            <text:p>GENROD</text:p>
          </table:table-cell>
          <table:table-cell office:value-type="float" office:value="111580.219245143" calcext:value-type="float">
            <text:p>111580.219245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</text:p>
          </table:table-cell>
          <table:table-cell office:value-type="string" calcext:value-type="string">
            <text:p>Gab. Estanco Serie 9000 - 500x600x150</text:p>
          </table:table-cell>
          <table:table-cell office:value-type="string" calcext:value-type="string">
            <text:p>GENROD</text:p>
          </table:table-cell>
          <table:table-cell office:value-type="float" office:value="145307.016924331" calcext:value-type="float">
            <text:p>145307.016924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</text:p>
          </table:table-cell>
          <table:table-cell office:value-type="string" calcext:value-type="string">
            <text:p>Gab. Estanco Serie 9000 - 750x900x150</text:p>
          </table:table-cell>
          <table:table-cell office:value-type="string" calcext:value-type="string">
            <text:p>GENROD</text:p>
          </table:table-cell>
          <table:table-cell office:value-type="float" office:value="370606.751693989" calcext:value-type="float">
            <text:p>370606.751693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</text:p>
          </table:table-cell>
          <table:table-cell office:value-type="string" calcext:value-type="string">
            <text:p>Gab. Estanco Serie 9000 - 750x1200x150</text:p>
          </table:table-cell>
          <table:table-cell office:value-type="string" calcext:value-type="string">
            <text:p>GENROD</text:p>
          </table:table-cell>
          <table:table-cell office:value-type="float" office:value="465225.704571025" calcext:value-type="float">
            <text:p>465225.704571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0</text:p>
          </table:table-cell>
          <table:table-cell office:value-type="string" calcext:value-type="string">
            <text:p>Gab. Estanco Serie 9000 - 200x200x225</text:p>
          </table:table-cell>
          <table:table-cell office:value-type="string" calcext:value-type="string">
            <text:p>GENROD</text:p>
          </table:table-cell>
          <table:table-cell office:value-type="float" office:value="63427.8162834783" calcext:value-type="float">
            <text:p>63427.8162834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1</text:p>
          </table:table-cell>
          <table:table-cell office:value-type="string" calcext:value-type="string">
            <text:p>Gab. Estanco Serie 9000 - 200x300x225</text:p>
          </table:table-cell>
          <table:table-cell office:value-type="string" calcext:value-type="string">
            <text:p>GENROD</text:p>
          </table:table-cell>
          <table:table-cell office:value-type="float" office:value="71742.0562481742" calcext:value-type="float">
            <text:p>71742.0562481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</text:p>
          </table:table-cell>
          <table:table-cell office:value-type="string" calcext:value-type="string">
            <text:p>Gab. Estanco Serie 9000 - 300x300x225</text:p>
          </table:table-cell>
          <table:table-cell office:value-type="string" calcext:value-type="string">
            <text:p>GENROD</text:p>
          </table:table-cell>
          <table:table-cell office:value-type="float" office:value="85551.746095088" calcext:value-type="float">
            <text:p>85551.746095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</text:p>
          </table:table-cell>
          <table:table-cell office:value-type="string" calcext:value-type="string">
            <text:p>Gab. Estanco Serie 9000 - 300x450x225</text:p>
          </table:table-cell>
          <table:table-cell office:value-type="string" calcext:value-type="string">
            <text:p>GENROD</text:p>
          </table:table-cell>
          <table:table-cell office:value-type="float" office:value="102413.513370614" calcext:value-type="float">
            <text:p>102413.513370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</text:p>
          </table:table-cell>
          <table:table-cell office:value-type="string" calcext:value-type="string">
            <text:p>Gab. Estanco Serie 9000 - 300x600x225</text:p>
          </table:table-cell>
          <table:table-cell office:value-type="string" calcext:value-type="string">
            <text:p>GENROD</text:p>
          </table:table-cell>
          <table:table-cell office:value-type="float" office:value="126531.740783965" calcext:value-type="float">
            <text:p>126531.740783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</text:p>
          </table:table-cell>
          <table:table-cell office:value-type="string" calcext:value-type="string">
            <text:p>Gab. Estanco Serie 9000 - 450x450x225</text:p>
          </table:table-cell>
          <table:table-cell office:value-type="string" calcext:value-type="string">
            <text:p>GENROD</text:p>
          </table:table-cell>
          <table:table-cell office:value-type="float" office:value="135585.026640238" calcext:value-type="float">
            <text:p>135585.026640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</text:p>
          </table:table-cell>
          <table:table-cell office:value-type="string" calcext:value-type="string">
            <text:p>Gab. Estanco Serie 9000 - 450x600x225</text:p>
          </table:table-cell>
          <table:table-cell office:value-type="string" calcext:value-type="string">
            <text:p>GENROD</text:p>
          </table:table-cell>
          <table:table-cell office:value-type="float" office:value="161034.768226144" calcext:value-type="float">
            <text:p>161034.768226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7</text:p>
          </table:table-cell>
          <table:table-cell office:value-type="string" calcext:value-type="string">
            <text:p>Gab. Estanco Serie 9000 - 450x750x225</text:p>
          </table:table-cell>
          <table:table-cell office:value-type="string" calcext:value-type="string">
            <text:p>GENROD</text:p>
          </table:table-cell>
          <table:table-cell office:value-type="float" office:value="193212.395823033" calcext:value-type="float">
            <text:p>193212.395823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</text:p>
          </table:table-cell>
          <table:table-cell office:value-type="string" calcext:value-type="string">
            <text:p>Gab. Estanco Serie 9000 - 600x600x225</text:p>
          </table:table-cell>
          <table:table-cell office:value-type="string" calcext:value-type="string">
            <text:p>GENROD</text:p>
          </table:table-cell>
          <table:table-cell office:value-type="float" office:value="198767.160953778" calcext:value-type="float">
            <text:p>198767.160953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</text:p>
          </table:table-cell>
          <table:table-cell office:value-type="string" calcext:value-type="string">
            <text:p>Gab. Estanco Serie 9000 - 600x750x225</text:p>
          </table:table-cell>
          <table:table-cell office:value-type="string" calcext:value-type="string">
            <text:p>GENROD</text:p>
          </table:table-cell>
          <table:table-cell office:value-type="float" office:value="258649.456940357" calcext:value-type="float">
            <text:p>258649.45694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</text:p>
          </table:table-cell>
          <table:table-cell office:value-type="string" calcext:value-type="string">
            <text:p>Gab. Estanco Serie 9000 - 600x900x225</text:p>
          </table:table-cell>
          <table:table-cell office:value-type="string" calcext:value-type="string">
            <text:p>GENROD</text:p>
          </table:table-cell>
          <table:table-cell office:value-type="float" office:value="307138.06736217" calcext:value-type="float">
            <text:p>307138.06736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</text:p>
          </table:table-cell>
          <table:table-cell office:value-type="string" calcext:value-type="string">
            <text:p>Gab. Estanco Serie 9000 - 600x1200x225</text:p>
          </table:table-cell>
          <table:table-cell office:value-type="string" calcext:value-type="string">
            <text:p>GENROD</text:p>
          </table:table-cell>
          <table:table-cell office:value-type="float" office:value="383157.689862659" calcext:value-type="float">
            <text:p>383157.689862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</text:p>
          </table:table-cell>
          <table:table-cell office:value-type="string" calcext:value-type="string">
            <text:p>Gab. Estanco Serie 9000 - 600x1050x225</text:p>
          </table:table-cell>
          <table:table-cell office:value-type="string" calcext:value-type="string">
            <text:p>GENROD</text:p>
          </table:table-cell>
          <table:table-cell office:value-type="float" office:value="337080.478501834" calcext:value-type="float">
            <text:p>337080.478501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</text:p>
          </table:table-cell>
          <table:table-cell office:value-type="string" calcext:value-type="string">
            <text:p>Gab. Estanco Serie 9000 - 750x750x225</text:p>
          </table:table-cell>
          <table:table-cell office:value-type="string" calcext:value-type="string">
            <text:p>GENROD</text:p>
          </table:table-cell>
          <table:table-cell office:value-type="float" office:value="322167.719767396" calcext:value-type="float">
            <text:p>322167.719767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</text:p>
          </table:table-cell>
          <table:table-cell office:value-type="string" calcext:value-type="string">
            <text:p>Gab. Estanco Serie 9000 - 750x1200x225</text:p>
          </table:table-cell>
          <table:table-cell office:value-type="string" calcext:value-type="string">
            <text:p>GENROD</text:p>
          </table:table-cell>
          <table:table-cell office:value-type="float" office:value="502904.676733215" calcext:value-type="float">
            <text:p>502904.676733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</text:p>
          </table:table-cell>
          <table:table-cell office:value-type="string" calcext:value-type="string">
            <text:p>Gab. Estanco Serie 9000 - 750x900x225</text:p>
          </table:table-cell>
          <table:table-cell office:value-type="string" calcext:value-type="string">
            <text:p>GENROD</text:p>
          </table:table-cell>
          <table:table-cell office:value-type="float" office:value="394264.141204858" calcext:value-type="float">
            <text:p>394264.141204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</text:p>
          </table:table-cell>
          <table:table-cell office:value-type="string" calcext:value-type="string">
            <text:p>Gab. Estanco Serie 9000 - 400x500x225</text:p>
          </table:table-cell>
          <table:table-cell office:value-type="string" calcext:value-type="string">
            <text:p>GENROD</text:p>
          </table:table-cell>
          <table:table-cell office:value-type="float" office:value="137351.247374642" calcext:value-type="float">
            <text:p>137351.247374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</text:p>
          </table:table-cell>
          <table:table-cell office:value-type="string" calcext:value-type="string">
            <text:p>Gab. Estanco Serie 9000 - 500x600x225</text:p>
          </table:table-cell>
          <table:table-cell office:value-type="string" calcext:value-type="string">
            <text:p>GENROD</text:p>
          </table:table-cell>
          <table:table-cell office:value-type="float" office:value="180493.064453246" calcext:value-type="float">
            <text:p>180493.064453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</text:p>
          </table:table-cell>
          <table:table-cell office:value-type="string" calcext:value-type="string">
            <text:p>Gab. Estanco Serie 9000 - 900x900x225</text:p>
          </table:table-cell>
          <table:table-cell office:value-type="string" calcext:value-type="string">
            <text:p>GENROD</text:p>
          </table:table-cell>
          <table:table-cell office:value-type="float" office:value="473115.290513773" calcext:value-type="float">
            <text:p>473115.290513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</text:p>
          </table:table-cell>
          <table:table-cell office:value-type="string" calcext:value-type="string">
            <text:p>Gab. Estanco Serie 9000 - 900x1200x225</text:p>
          </table:table-cell>
          <table:table-cell office:value-type="string" calcext:value-type="string">
            <text:p>GENROD</text:p>
          </table:table-cell>
          <table:table-cell office:value-type="float" office:value="598138.545054935" calcext:value-type="float">
            <text:p>598138.545054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</text:p>
          </table:table-cell>
          <table:table-cell office:value-type="string" calcext:value-type="string">
            <text:p>Gab. Estanco Serie 9000 - 300x300x300</text:p>
          </table:table-cell>
          <table:table-cell office:value-type="string" calcext:value-type="string">
            <text:p>GENROD</text:p>
          </table:table-cell>
          <table:table-cell office:value-type="float" office:value="97683.8459782444" calcext:value-type="float">
            <text:p>97683.8459782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</text:p>
          </table:table-cell>
          <table:table-cell office:value-type="string" calcext:value-type="string">
            <text:p>Gab. Estanco Serie 9000 - 300x450x300</text:p>
          </table:table-cell>
          <table:table-cell office:value-type="string" calcext:value-type="string">
            <text:p>GENROD</text:p>
          </table:table-cell>
          <table:table-cell office:value-type="float" office:value="113871.724662704" calcext:value-type="float">
            <text:p>113871.72466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</text:p>
          </table:table-cell>
          <table:table-cell office:value-type="string" calcext:value-type="string">
            <text:p>Gab. Estanco Serie 9000 - 300x600x300</text:p>
          </table:table-cell>
          <table:table-cell office:value-type="string" calcext:value-type="string">
            <text:p>GENROD</text:p>
          </table:table-cell>
          <table:table-cell office:value-type="float" office:value="147518.365178177" calcext:value-type="float">
            <text:p>147518.365178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</text:p>
          </table:table-cell>
          <table:table-cell office:value-type="string" calcext:value-type="string">
            <text:p>Gab. Estanco Serie 9000 - 450x450x300</text:p>
          </table:table-cell>
          <table:table-cell office:value-type="string" calcext:value-type="string">
            <text:p>GENROD</text:p>
          </table:table-cell>
          <table:table-cell office:value-type="float" office:value="151795.063017359" calcext:value-type="float">
            <text:p>151795.063017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</text:p>
          </table:table-cell>
          <table:table-cell office:value-type="string" calcext:value-type="string">
            <text:p>Gab. Estanco Serie 9000 - 450x600x300</text:p>
          </table:table-cell>
          <table:table-cell office:value-type="string" calcext:value-type="string">
            <text:p>GENROD</text:p>
          </table:table-cell>
          <table:table-cell office:value-type="float" office:value="186297.458886351" calcext:value-type="float">
            <text:p>186297.458886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</text:p>
          </table:table-cell>
          <table:table-cell office:value-type="string" calcext:value-type="string">
            <text:p>Gab. Estanco Serie 9000 - 600x600x300</text:p>
          </table:table-cell>
          <table:table-cell office:value-type="string" calcext:value-type="string">
            <text:p>GENROD</text:p>
          </table:table-cell>
          <table:table-cell office:value-type="float" office:value="229224.856867797" calcext:value-type="float">
            <text:p>229224.856867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</text:p>
          </table:table-cell>
          <table:table-cell office:value-type="string" calcext:value-type="string">
            <text:p>Gab. Estanco Serie 9000 - 600x750x300</text:p>
          </table:table-cell>
          <table:table-cell office:value-type="string" calcext:value-type="string">
            <text:p>GENROD</text:p>
          </table:table-cell>
          <table:table-cell office:value-type="float" office:value="295493.199877623" calcext:value-type="float">
            <text:p>295493.19987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</text:p>
          </table:table-cell>
          <table:table-cell office:value-type="string" calcext:value-type="string">
            <text:p>Gab. Estanco Serie 9000 - 600x900x300</text:p>
          </table:table-cell>
          <table:table-cell office:value-type="string" calcext:value-type="string">
            <text:p>GENROD</text:p>
          </table:table-cell>
          <table:table-cell office:value-type="float" office:value="340567.999327681" calcext:value-type="float">
            <text:p>340567.999327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</text:p>
          </table:table-cell>
          <table:table-cell office:value-type="string" calcext:value-type="string">
            <text:p>Gab. Estanco Serie 9000 - 600x1050x300</text:p>
          </table:table-cell>
          <table:table-cell office:value-type="string" calcext:value-type="string">
            <text:p>GENROD</text:p>
          </table:table-cell>
          <table:table-cell office:value-type="float" office:value="380396.293993595" calcext:value-type="float">
            <text:p>380396.293993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</text:p>
          </table:table-cell>
          <table:table-cell office:value-type="string" calcext:value-type="string">
            <text:p>Gab. Estanco Serie 9000 - 600x1200x300</text:p>
          </table:table-cell>
          <table:table-cell office:value-type="string" calcext:value-type="string">
            <text:p>GENROD</text:p>
          </table:table-cell>
          <table:table-cell office:value-type="float" office:value="426799.344488073" calcext:value-type="float">
            <text:p>426799.344488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0</text:p>
          </table:table-cell>
          <table:table-cell office:value-type="string" calcext:value-type="string">
            <text:p>Gab. Estanco Serie 9000 - 450x750x300</text:p>
          </table:table-cell>
          <table:table-cell office:value-type="string" calcext:value-type="string">
            <text:p>GENROD</text:p>
          </table:table-cell>
          <table:table-cell office:value-type="float" office:value="218127.694914563" calcext:value-type="float">
            <text:p>218127.694914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</text:p>
          </table:table-cell>
          <table:table-cell office:value-type="string" calcext:value-type="string">
            <text:p>Gab. Estanco Serie 9000 - 750x900x300</text:p>
          </table:table-cell>
          <table:table-cell office:value-type="string" calcext:value-type="string">
            <text:p>GENROD</text:p>
          </table:table-cell>
          <table:table-cell office:value-type="float" office:value="448481.699379419" calcext:value-type="float">
            <text:p>448481.699379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</text:p>
          </table:table-cell>
          <table:table-cell office:value-type="string" calcext:value-type="string">
            <text:p>Gab. Estanco Serie 9000 - 750x1200x300</text:p>
          </table:table-cell>
          <table:table-cell office:value-type="string" calcext:value-type="string">
            <text:p>GENROD</text:p>
          </table:table-cell>
          <table:table-cell office:value-type="float" office:value="576618.425526128" calcext:value-type="float">
            <text:p>576618.425526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</text:p>
          </table:table-cell>
          <table:table-cell office:value-type="string" calcext:value-type="string">
            <text:p>Gab. Estanco Serie 9000 - 750x750x300</text:p>
          </table:table-cell>
          <table:table-cell office:value-type="string" calcext:value-type="string">
            <text:p>GENROD</text:p>
          </table:table-cell>
          <table:table-cell office:value-type="float" office:value="365445.272450214" calcext:value-type="float">
            <text:p>365445.272450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0</text:p>
          </table:table-cell>
          <table:table-cell office:value-type="string" calcext:value-type="string">
            <text:p>Gab. Estanco Serie 9000 - 900x900x300</text:p>
          </table:table-cell>
          <table:table-cell office:value-type="string" calcext:value-type="string">
            <text:p>GENROD</text:p>
          </table:table-cell>
          <table:table-cell office:value-type="float" office:value="549183.780989645" calcext:value-type="float">
            <text:p>549183.780989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</text:p>
          </table:table-cell>
          <table:table-cell office:value-type="string" calcext:value-type="string">
            <text:p>Gab. Estanco Serie 9000 - 900x1200x300</text:p>
          </table:table-cell>
          <table:table-cell office:value-type="string" calcext:value-type="string">
            <text:p>GENROD</text:p>
          </table:table-cell>
          <table:table-cell office:value-type="float" office:value="685236.98757067" calcext:value-type="float">
            <text:p>685236.98757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5</text:p>
          </table:table-cell>
          <table:table-cell office:value-type="string" calcext:value-type="string">
            <text:p>Gab. Est. S.9000 -450x450x100- CF calado p/18-24 B</text:p>
          </table:table-cell>
          <table:table-cell office:value-type="string" calcext:value-type="string">
            <text:p>GENROD</text:p>
          </table:table-cell>
          <table:table-cell office:value-type="float" office:value="132817.762403641" calcext:value-type="float">
            <text:p>132817.762403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6</text:p>
          </table:table-cell>
          <table:table-cell office:value-type="string" calcext:value-type="string">
            <text:p>Gab. Estanco S.9000 - 200x200x100 - CF calado p/3 Bip.</text:p>
          </table:table-cell>
          <table:table-cell office:value-type="string" calcext:value-type="string">
            <text:p>GENROD</text:p>
          </table:table-cell>
          <table:table-cell office:value-type="float" office:value="51115.1917308937" calcext:value-type="float">
            <text:p>51115.1917308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7</text:p>
          </table:table-cell>
          <table:table-cell office:value-type="string" calcext:value-type="string">
            <text:p>Gab. Estanco S.9000 - 300x200x100 - CF calado p/5 Bip.</text:p>
          </table:table-cell>
          <table:table-cell office:value-type="string" calcext:value-type="string">
            <text:p>GENROD</text:p>
          </table:table-cell>
          <table:table-cell office:value-type="float" office:value="57908.9192466742" calcext:value-type="float">
            <text:p>57908.9192466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</text:p>
          </table:table-cell>
          <table:table-cell office:value-type="string" calcext:value-type="string">
            <text:p>Gab. Estanco S.9000 - 300x30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80537.2655107037" calcext:value-type="float">
            <text:p>80537.26551070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</text:p>
          </table:table-cell>
          <table:table-cell office:value-type="string" calcext:value-type="string">
            <text:p>Gab. Estanco S.9000 - 300x45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102082.437442615" calcext:value-type="float">
            <text:p>102082.43744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02734.16834102" calcext:value-type="float">
            <text:p>102734.16834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</text:p>
          </table:table-cell>
          <table:table-cell office:value-type="string" calcext:value-type="string">
            <text:p>Gab. Estanco S.9000 - 300x60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32817.762403641" calcext:value-type="float">
            <text:p>132817.762403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</text:p>
          </table:table-cell>
          <table:table-cell office:value-type="string" calcext:value-type="string">
            <text:p>Gab. Est. S.9000 -450x600x100- CF calado p/18-24 Bip.</text:p>
          </table:table-cell>
          <table:table-cell office:value-type="string" calcext:value-type="string">
            <text:p>GENROD</text:p>
          </table:table-cell>
          <table:table-cell office:value-type="float" office:value="140170.669030308" calcext:value-type="float">
            <text:p>140170.66903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</text:p>
          </table:table-cell>
          <table:table-cell office:value-type="string" calcext:value-type="string">
            <text:p>Gab. Est. S.9000 -600x600x100- CF calado p/30-36 Bip.</text:p>
          </table:table-cell>
          <table:table-cell office:value-type="string" calcext:value-type="string">
            <text:p>GENROD</text:p>
          </table:table-cell>
          <table:table-cell office:value-type="float" office:value="177792.273294633" calcext:value-type="float">
            <text:p>177792.273294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</text:p>
          </table:table-cell>
          <table:table-cell office:value-type="string" calcext:value-type="string">
            <text:p>Gab. Est. S.9000 -600x750x100- CF calado p/40-48 Bip.</text:p>
          </table:table-cell>
          <table:table-cell office:value-type="string" calcext:value-type="string">
            <text:p>GENROD</text:p>
          </table:table-cell>
          <table:table-cell office:value-type="float" office:value="239426.711196645" calcext:value-type="float">
            <text:p>239426.711196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</text:p>
          </table:table-cell>
          <table:table-cell office:value-type="string" calcext:value-type="string">
            <text:p>Gab. Est. S.9000-600x900x100-CF cal p/50-60 Bip.</text:p>
          </table:table-cell>
          <table:table-cell office:value-type="string" calcext:value-type="string">
            <text:p>GENROD</text:p>
          </table:table-cell>
          <table:table-cell office:value-type="float" office:value="287316.011294615" calcext:value-type="float">
            <text:p>287316.01129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D</text:p>
          </table:table-cell>
          <table:table-cell office:value-type="string" calcext:value-type="string">
            <text:p>Gab. Estanco S9000 60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427330.050174422" calcext:value-type="float">
            <text:p>427330.0501744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D</text:p>
          </table:table-cell>
          <table:table-cell office:value-type="string" calcext:value-type="string">
            <text:p>Gab. Estanco S9000 60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570475.955228862" calcext:value-type="float">
            <text:p>570475.95522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4D</text:p>
          </table:table-cell>
          <table:table-cell office:value-type="string" calcext:value-type="string">
            <text:p>Gab. Estanco S9000 60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810925.97288256" calcext:value-type="float">
            <text:p>810925.97288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D</text:p>
          </table:table-cell>
          <table:table-cell office:value-type="string" calcext:value-type="string">
            <text:p>Gab. Estanco S9000 75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499342.103960254" calcext:value-type="float">
            <text:p>499342.103960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D</text:p>
          </table:table-cell>
          <table:table-cell office:value-type="string" calcext:value-type="string">
            <text:p>Gab. Estanco S9000 75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669419.342351835" calcext:value-type="float">
            <text:p>669419.342351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5D</text:p>
          </table:table-cell>
          <table:table-cell office:value-type="string" calcext:value-type="string">
            <text:p>Gab. Estanco S9000 75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956882.089150347" calcext:value-type="float">
            <text:p>956882.089150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D</text:p>
          </table:table-cell>
          <table:table-cell office:value-type="string" calcext:value-type="string">
            <text:p>Gab. Estanco S9000 60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568783.391717451" calcext:value-type="float">
            <text:p>568783.391717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D</text:p>
          </table:table-cell>
          <table:table-cell office:value-type="string" calcext:value-type="string">
            <text:p>Gab. Estanco S9000 60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758000.034507543" calcext:value-type="float">
            <text:p>758000.034507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4D</text:p>
          </table:table-cell>
          <table:table-cell office:value-type="string" calcext:value-type="string">
            <text:p>Gab. Estanco S9000 60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079335.36712936" calcext:value-type="float">
            <text:p>1079335.367129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D</text:p>
          </table:table-cell>
          <table:table-cell office:value-type="string" calcext:value-type="string">
            <text:p>Gab. Estanco S9000 75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664631.438648468" calcext:value-type="float">
            <text:p>664631.4386484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D</text:p>
          </table:table-cell>
          <table:table-cell office:value-type="string" calcext:value-type="string">
            <text:p>Gab. Estanco S9000 75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891039.610677745" calcext:value-type="float">
            <text:p>891039.610677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5D</text:p>
          </table:table-cell>
          <table:table-cell office:value-type="string" calcext:value-type="string">
            <text:p>Gab. Estanco S9000 75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273581.67457588" calcext:value-type="float">
            <text:p>1273581.674575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</text:p>
          </table:table-cell>
          <table:table-cell office:value-type="string" calcext:value-type="string">
            <text:p>Contrafrente Abisagr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27528.2489459809" calcext:value-type="float">
            <text:p>27528.2489459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</text:p>
          </table:table-cell>
          <table:table-cell office:value-type="string" calcext:value-type="string">
            <text:p>Contrafrente Abisagr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33036.6197629932" calcext:value-type="float">
            <text:p>33036.619762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</text:p>
          </table:table-cell>
          <table:table-cell office:value-type="string" calcext:value-type="string">
            <text:p>Contrafrente Abisagr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44186.0707130421" calcext:value-type="float">
            <text:p>44186.0707130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</text:p>
          </table:table-cell>
          <table:table-cell office:value-type="string" calcext:value-type="string">
            <text:p>Contrafrente Abisagr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47589.3291494558" calcext:value-type="float">
            <text:p>47589.3291494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</text:p>
          </table:table-cell>
          <table:table-cell office:value-type="string" calcext:value-type="string">
            <text:p>Contrafrente Abisagr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47582.8292087344" calcext:value-type="float">
            <text:p>47582.8292087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</text:p>
          </table:table-cell>
          <table:table-cell office:value-type="string" calcext:value-type="string">
            <text:p>Contrafrente Abisagr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55064.7872900477" calcext:value-type="float">
            <text:p>55064.7872900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</text:p>
          </table:table-cell>
          <table:table-cell office:value-type="string" calcext:value-type="string">
            <text:p>Contrafrente Abisagr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66077.9763248927" calcext:value-type="float">
            <text:p>66077.976324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</text:p>
          </table:table-cell>
          <table:table-cell office:value-type="string" calcext:value-type="string">
            <text:p>Contrafrente Abisagr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61179.2578426679" calcext:value-type="float">
            <text:p>61179.2578426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</text:p>
          </table:table-cell>
          <table:table-cell office:value-type="string" calcext:value-type="string">
            <text:p>Contrafrente Abisagr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67977.4853174093" calcext:value-type="float">
            <text:p>67977.4853174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</text:p>
          </table:table-cell>
          <table:table-cell office:value-type="string" calcext:value-type="string">
            <text:p>Contrafrente Abisagr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80890.788602409" calcext:value-type="float">
            <text:p>80890.788602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</text:p>
          </table:table-cell>
          <table:table-cell office:value-type="string" calcext:value-type="string">
            <text:p>Contrafrente Abisagr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93811.2234013174" calcext:value-type="float">
            <text:p>93811.2234013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</text:p>
          </table:table-cell>
          <table:table-cell office:value-type="string" calcext:value-type="string">
            <text:p>Contrafrente Abisagr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106724.526686317" calcext:value-type="float">
            <text:p>106724.526686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</text:p>
          </table:table-cell>
          <table:table-cell office:value-type="string" calcext:value-type="string">
            <text:p>Contrafrente Abisagr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120999.370185828" calcext:value-type="float">
            <text:p>120999.370185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</text:p>
          </table:table-cell>
          <table:table-cell office:value-type="string" calcext:value-type="string">
            <text:p>Contrafrente Abisagr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49233.270591096" calcext:value-type="float">
            <text:p>149233.270591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</text:p>
          </table:table-cell>
          <table:table-cell office:value-type="string" calcext:value-type="string">
            <text:p>Contrafrente Abisagr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101290.813083178" calcext:value-type="float">
            <text:p>101290.81308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</text:p>
          </table:table-cell>
          <table:table-cell office:value-type="string" calcext:value-type="string">
            <text:p>Contrafrente Abisagr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117602.638005685" calcext:value-type="float">
            <text:p>117602.638005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</text:p>
          </table:table-cell>
          <table:table-cell office:value-type="string" calcext:value-type="string">
            <text:p>Contrafrente Abisagr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50914.755256177" calcext:value-type="float">
            <text:p>150914.75525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</text:p>
          </table:table-cell>
          <table:table-cell office:value-type="string" calcext:value-type="string">
            <text:p>Contrafrente Abisagr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86118.697358738" calcext:value-type="float">
            <text:p>186118.697358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9</text:p>
          </table:table-cell>
          <table:table-cell office:value-type="string" calcext:value-type="string">
            <text:p>Contrafrente Abisagr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42188.571679932" calcext:value-type="float">
            <text:p>142188.57167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0</text:p>
          </table:table-cell>
          <table:table-cell office:value-type="string" calcext:value-type="string">
            <text:p>Contrafrente Abisagr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86657.85033647" calcext:value-type="float">
            <text:p>186657.85033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C</text:p>
          </table:table-cell>
          <table:table-cell office:value-type="string" calcext:value-type="string">
            <text:p>Contraf. Abisagr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33036.6197629932" calcext:value-type="float">
            <text:p>33036.619762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C</text:p>
          </table:table-cell>
          <table:table-cell office:value-type="string" calcext:value-type="string">
            <text:p>Contraf. Abisagr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39641.6911045564" calcext:value-type="float">
            <text:p>39641.6911045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C</text:p>
          </table:table-cell>
          <table:table-cell office:value-type="string" calcext:value-type="string">
            <text:p>Contraf. Abisagr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53020.0954110536" calcext:value-type="float">
            <text:p>53020.09541105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C</text:p>
          </table:table-cell>
          <table:table-cell office:value-type="string" calcext:value-type="string">
            <text:p>Contraf. Abisagr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57099.4003135912" calcext:value-type="float">
            <text:p>57099.400313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C</text:p>
          </table:table-cell>
          <table:table-cell office:value-type="string" calcext:value-type="string">
            <text:p>Contraf. Abisagr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57099.4003135912" calcext:value-type="float">
            <text:p>57099.400313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C</text:p>
          </table:table-cell>
          <table:table-cell office:value-type="string" calcext:value-type="string">
            <text:p>Contraf. Abisagr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66077.9763248927" calcext:value-type="float">
            <text:p>66077.976324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C</text:p>
          </table:table-cell>
          <table:table-cell office:value-type="string" calcext:value-type="string">
            <text:p>Contraf. Abisagr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79292.2768648368" calcext:value-type="float">
            <text:p>79292.2768648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C</text:p>
          </table:table-cell>
          <table:table-cell office:value-type="string" calcext:value-type="string">
            <text:p>Contraf. Abisagr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73417.1462347311" calcext:value-type="float">
            <text:p>73417.1462347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C</text:p>
          </table:table-cell>
          <table:table-cell office:value-type="string" calcext:value-type="string">
            <text:p>Contraf. Abisagr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81575.1244666188" calcext:value-type="float">
            <text:p>81575.1244666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C</text:p>
          </table:table-cell>
          <table:table-cell office:value-type="string" calcext:value-type="string">
            <text:p>Contraf. Abisagrado Calado 48 Bip. p/S9000-600x750</text:p>
          </table:table-cell>
          <table:table-cell office:value-type="string" calcext:value-type="string">
            <text:p>GENROD</text:p>
          </table:table-cell>
          <table:table-cell office:value-type="float" office:value="97073.4568080715" calcext:value-type="float">
            <text:p>97073.4568080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C</text:p>
          </table:table-cell>
          <table:table-cell office:value-type="string" calcext:value-type="string">
            <text:p>Contraf. Abisagr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112574.762806615" calcext:value-type="float">
            <text:p>112574.762806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C</text:p>
          </table:table-cell>
          <table:table-cell office:value-type="string" calcext:value-type="string">
            <text:p>Contraf. Abisagrado Calado 72 Bip. p/S9000-600x1050</text:p>
          </table:table-cell>
          <table:table-cell office:value-type="string" calcext:value-type="string">
            <text:p>GENROD</text:p>
          </table:table-cell>
          <table:table-cell office:value-type="float" office:value="128076.068805159" calcext:value-type="float">
            <text:p>128076.0688051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C</text:p>
          </table:table-cell>
          <table:table-cell office:value-type="string" calcext:value-type="string">
            <text:p>Contraf. Abisagr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45202.570508447" calcext:value-type="float">
            <text:p>145202.570508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C</text:p>
          </table:table-cell>
          <table:table-cell office:value-type="string" calcext:value-type="string">
            <text:p>Contraf. Abisagr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79082.893103297" calcext:value-type="float">
            <text:p>179082.893103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C</text:p>
          </table:table-cell>
          <table:table-cell office:value-type="string" calcext:value-type="string">
            <text:p>Contraf. Abisagrado Calado 64 Bip. p/S9000-750x750</text:p>
          </table:table-cell>
          <table:table-cell office:value-type="string" calcext:value-type="string">
            <text:p>GENROD</text:p>
          </table:table-cell>
          <table:table-cell office:value-type="float" office:value="121545.049419831" calcext:value-type="float">
            <text:p>121545.049419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C</text:p>
          </table:table-cell>
          <table:table-cell office:value-type="string" calcext:value-type="string">
            <text:p>Contraf. Abisagrado Calado 80 Bip. p/S9000 - 750x900</text:p>
          </table:table-cell>
          <table:table-cell office:value-type="string" calcext:value-type="string">
            <text:p>GENROD</text:p>
          </table:table-cell>
          <table:table-cell office:value-type="float" office:value="141122.686663821" calcext:value-type="float">
            <text:p>141122.686663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C</text:p>
          </table:table-cell>
          <table:table-cell office:value-type="string" calcext:value-type="string">
            <text:p>Contraf. Abisagrado Calado 112 Bip. p/S9000 - 750x1200</text:p>
          </table:table-cell>
          <table:table-cell office:value-type="string" calcext:value-type="string">
            <text:p>GENROD</text:p>
          </table:table-cell>
          <table:table-cell office:value-type="float" office:value="181095.558958575" calcext:value-type="float">
            <text:p>181095.558958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C</text:p>
          </table:table-cell>
          <table:table-cell office:value-type="string" calcext:value-type="string">
            <text:p>Contraf. Abisagrado Calado 144 Bip. p/S9000 - 750x1500</text:p>
          </table:table-cell>
          <table:table-cell office:value-type="string" calcext:value-type="string">
            <text:p>GENROD</text:p>
          </table:table-cell>
          <table:table-cell office:value-type="float" office:value="223350.726228571" calcext:value-type="float">
            <text:p>223350.726228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</text:p>
          </table:table-cell>
          <table:table-cell office:value-type="string" calcext:value-type="string">
            <text:p>Contrafrente Abulon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18219.6496286592" calcext:value-type="float">
            <text:p>18219.6496286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</text:p>
          </table:table-cell>
          <table:table-cell office:value-type="string" calcext:value-type="string">
            <text:p>Contrafrente Abulon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21752.643724006" calcext:value-type="float">
            <text:p>21752.643724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</text:p>
          </table:table-cell>
          <table:table-cell office:value-type="string" calcext:value-type="string">
            <text:p>Contrafrente Abulon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29569.3619102457" calcext:value-type="float">
            <text:p>29569.3619102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</text:p>
          </table:table-cell>
          <table:table-cell office:value-type="string" calcext:value-type="string">
            <text:p>Contrafrente Abulon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31613.4485316018" calcext:value-type="float">
            <text:p>31613.448531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</text:p>
          </table:table-cell>
          <table:table-cell office:value-type="string" calcext:value-type="string">
            <text:p>Contrafrente Abulon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31613.4485316018" calcext:value-type="float">
            <text:p>31613.448531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</text:p>
          </table:table-cell>
          <table:table-cell office:value-type="string" calcext:value-type="string">
            <text:p>Contrafrente Abulon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36440.4571414955" calcext:value-type="float">
            <text:p>36440.4571414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</text:p>
          </table:table-cell>
          <table:table-cell office:value-type="string" calcext:value-type="string">
            <text:p>Contrafrente Abulon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43504.7085059234" calcext:value-type="float">
            <text:p>43504.7085059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</text:p>
          </table:table-cell>
          <table:table-cell office:value-type="string" calcext:value-type="string">
            <text:p>Contrafrente Abulon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40379.9212140999" calcext:value-type="float">
            <text:p>40379.9212140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</text:p>
          </table:table-cell>
          <table:table-cell office:value-type="string" calcext:value-type="string">
            <text:p>Contrafrente Abulon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44866.8539780722" calcext:value-type="float">
            <text:p>44866.8539780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</text:p>
          </table:table-cell>
          <table:table-cell office:value-type="string" calcext:value-type="string">
            <text:p>Contrafrente Abulon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53290.8560996464" calcext:value-type="float">
            <text:p>53290.8560996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</text:p>
          </table:table-cell>
          <table:table-cell office:value-type="string" calcext:value-type="string">
            <text:p>Contrafrente Abulon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61722.5949927675" calcext:value-type="float">
            <text:p>61722.5949927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</text:p>
          </table:table-cell>
          <table:table-cell office:value-type="string" calcext:value-type="string">
            <text:p>Contrafrente Abulon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70698.8026046158" calcext:value-type="float">
            <text:p>70698.8026046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</text:p>
          </table:table-cell>
          <table:table-cell office:value-type="string" calcext:value-type="string">
            <text:p>Contrafrente Abulon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83341.9241431112" calcext:value-type="float">
            <text:p>83341.9241431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</text:p>
          </table:table-cell>
          <table:table-cell office:value-type="string" calcext:value-type="string">
            <text:p>Contrafrente Abulon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02788.036270804" calcext:value-type="float">
            <text:p>102788.0362708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</text:p>
          </table:table-cell>
          <table:table-cell office:value-type="string" calcext:value-type="string">
            <text:p>Contrafrente Abulon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77762.4487114057" calcext:value-type="float">
            <text:p>77762.44871140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</text:p>
          </table:table-cell>
          <table:table-cell office:value-type="string" calcext:value-type="string">
            <text:p>Contrafrente Abulon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91092.8797712022" calcext:value-type="float">
            <text:p>91092.8797712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</text:p>
          </table:table-cell>
          <table:table-cell office:value-type="string" calcext:value-type="string">
            <text:p>Contrafrente Abulon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17261.351644487" calcext:value-type="float">
            <text:p>117261.351644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</text:p>
          </table:table-cell>
          <table:table-cell office:value-type="string" calcext:value-type="string">
            <text:p>Contrafrente Abulon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44622.20738023" calcext:value-type="float">
            <text:p>144622.20738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9</text:p>
          </table:table-cell>
          <table:table-cell office:value-type="string" calcext:value-type="string">
            <text:p>Contrafrente Abulon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20777.188001574" calcext:value-type="float">
            <text:p>120777.188001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0</text:p>
          </table:table-cell>
          <table:table-cell office:value-type="string" calcext:value-type="string">
            <text:p>Contrafrente Abulon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49993.421553356" calcext:value-type="float">
            <text:p>149993.421553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C</text:p>
          </table:table-cell>
          <table:table-cell office:value-type="string" calcext:value-type="string">
            <text:p>Contraf. Abulon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23684.7576823275" calcext:value-type="float">
            <text:p>23684.7576823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C</text:p>
          </table:table-cell>
          <table:table-cell office:value-type="string" calcext:value-type="string">
            <text:p>Contraf. Abulon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28277.1368530635" calcext:value-type="float">
            <text:p>28277.1368530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C</text:p>
          </table:table-cell>
          <table:table-cell office:value-type="string" calcext:value-type="string">
            <text:p>Contraf. Abulon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38478.0438221301" calcext:value-type="float">
            <text:p>38478.0438221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C</text:p>
          </table:table-cell>
          <table:table-cell office:value-type="string" calcext:value-type="string">
            <text:p>Contraf. Abulon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41092.7041872969" calcext:value-type="float">
            <text:p>41092.7041872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C</text:p>
          </table:table-cell>
          <table:table-cell office:value-type="string" calcext:value-type="string">
            <text:p>Contraf. Abulon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41092.7041872969" calcext:value-type="float">
            <text:p>41092.7041872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C</text:p>
          </table:table-cell>
          <table:table-cell office:value-type="string" calcext:value-type="string">
            <text:p>Contraf. Abulon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47381.9626195587" calcext:value-type="float">
            <text:p>47381.9626195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C</text:p>
          </table:table-cell>
          <table:table-cell office:value-type="string" calcext:value-type="string">
            <text:p>Contraf. Abulon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56560.8262779473" calcext:value-type="float">
            <text:p>56560.82627794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C</text:p>
          </table:table-cell>
          <table:table-cell office:value-type="string" calcext:value-type="string">
            <text:p>Contraf. Abulon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52493.3633726755" calcext:value-type="float">
            <text:p>52493.3633726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C</text:p>
          </table:table-cell>
          <table:table-cell office:value-type="string" calcext:value-type="string">
            <text:p>Contraf. Abulon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58327.0206968017" calcext:value-type="float">
            <text:p>58327.0206968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C</text:p>
          </table:table-cell>
          <table:table-cell office:value-type="string" calcext:value-type="string">
            <text:p>Contraf. Abulonado Calado 48 Bip. p/S9000 - 600x750</text:p>
          </table:table-cell>
          <table:table-cell office:value-type="string" calcext:value-type="string">
            <text:p>GENROD</text:p>
          </table:table-cell>
          <table:table-cell office:value-type="float" office:value="69285.710228675" calcext:value-type="float">
            <text:p>69285.710228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C</text:p>
          </table:table-cell>
          <table:table-cell office:value-type="string" calcext:value-type="string">
            <text:p>Contraf. Abulon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80244.3997605483" calcext:value-type="float">
            <text:p>80244.3997605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C</text:p>
          </table:table-cell>
          <table:table-cell office:value-type="string" calcext:value-type="string">
            <text:p>Contraf. Abulonado Calado 72 Bip. p/S9000- 600x1050</text:p>
          </table:table-cell>
          <table:table-cell office:value-type="string" calcext:value-type="string">
            <text:p>GENROD</text:p>
          </table:table-cell>
          <table:table-cell office:value-type="float" office:value="91904.0039528034" calcext:value-type="float">
            <text:p>91904.0039528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C</text:p>
          </table:table-cell>
          <table:table-cell office:value-type="string" calcext:value-type="string">
            <text:p>Contraf. Abulon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08343.801392428" calcext:value-type="float">
            <text:p>108343.801392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C</text:p>
          </table:table-cell>
          <table:table-cell office:value-type="string" calcext:value-type="string">
            <text:p>Contraf. Abulon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33623.833999742" calcext:value-type="float">
            <text:p>133623.83399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C</text:p>
          </table:table-cell>
          <table:table-cell office:value-type="string" calcext:value-type="string">
            <text:p>Contraf. Abulonado Calado 64 Bip. p/S9000- 750x750</text:p>
          </table:table-cell>
          <table:table-cell office:value-type="string" calcext:value-type="string">
            <text:p>GENROD</text:p>
          </table:table-cell>
          <table:table-cell office:value-type="float" office:value="101095.288550546" calcext:value-type="float">
            <text:p>101095.288550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C</text:p>
          </table:table-cell>
          <table:table-cell office:value-type="string" calcext:value-type="string">
            <text:p>Contraf. Abulonado Calado 80 Bip. p/S9000-750x900</text:p>
          </table:table-cell>
          <table:table-cell office:value-type="string" calcext:value-type="string">
            <text:p>GENROD</text:p>
          </table:table-cell>
          <table:table-cell office:value-type="float" office:value="118421.446327734" calcext:value-type="float">
            <text:p>118421.446327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C</text:p>
          </table:table-cell>
          <table:table-cell office:value-type="string" calcext:value-type="string">
            <text:p>Contraf. Abulonado Calado 112 Bip. p/S9000-750x1200</text:p>
          </table:table-cell>
          <table:table-cell office:value-type="string" calcext:value-type="string">
            <text:p>GENROD</text:p>
          </table:table-cell>
          <table:table-cell office:value-type="float" office:value="152440.42555279" calcext:value-type="float">
            <text:p>152440.42555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C</text:p>
          </table:table-cell>
          <table:table-cell office:value-type="string" calcext:value-type="string">
            <text:p>Contraf. Abulonado Calado 144 Bip. p/S9000-750x1500</text:p>
          </table:table-cell>
          <table:table-cell office:value-type="string" calcext:value-type="string">
            <text:p>GENROD</text:p>
          </table:table-cell>
          <table:table-cell office:value-type="float" office:value="188008.732753442" calcext:value-type="float">
            <text:p>188008.732753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</text:p>
          </table:table-cell>
          <table:table-cell office:value-type="string" calcext:value-type="string">
            <text:p>Soporte Fijo p/Contrafrente Profundidad 100mm.</text:p>
          </table:table-cell>
          <table:table-cell office:value-type="string" calcext:value-type="string">
            <text:p>GENROD</text:p>
          </table:table-cell>
          <table:table-cell office:value-type="float" office:value="5079.74314709309" calcext:value-type="float">
            <text:p>5079.74314709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1</text:p>
          </table:table-cell>
          <table:table-cell office:value-type="string" calcext:value-type="string">
            <text:p>Soporte Regulable p/Contrafrente Profundidad 150mm.</text:p>
          </table:table-cell>
          <table:table-cell office:value-type="string" calcext:value-type="string">
            <text:p>GENROD</text:p>
          </table:table-cell>
          <table:table-cell office:value-type="float" office:value="7694.53509000727" calcext:value-type="float">
            <text:p>7694.53509000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2</text:p>
          </table:table-cell>
          <table:table-cell office:value-type="string" calcext:value-type="string">
            <text:p>Soporte Regulable p/Contrafrente Profundidad 225mm.</text:p>
          </table:table-cell>
          <table:table-cell office:value-type="string" calcext:value-type="string">
            <text:p>GENROD</text:p>
          </table:table-cell>
          <table:table-cell office:value-type="float" office:value="9073.33830497651" calcext:value-type="float">
            <text:p>9073.33830497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3</text:p>
          </table:table-cell>
          <table:table-cell office:value-type="string" calcext:value-type="string">
            <text:p>Soporte Regulable p/Contrafrente Profundidad 300mm.</text:p>
          </table:table-cell>
          <table:table-cell office:value-type="string" calcext:value-type="string">
            <text:p>GENROD</text:p>
          </table:table-cell>
          <table:table-cell office:value-type="float" office:value="12370.5450769886" calcext:value-type="float">
            <text:p>12370.5450769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1</text:p>
          </table:table-cell>
          <table:table-cell office:value-type="string" calcext:value-type="string">
            <text:p>Riel Porta elementos x 1 metro</text:p>
          </table:table-cell>
          <table:table-cell office:value-type="string" calcext:value-type="string">
            <text:p>GENROD</text:p>
          </table:table-cell>
          <table:table-cell office:value-type="float" office:value="14349.2375578885" calcext:value-type="float">
            <text:p>14349.2375578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004</text:p>
          </table:table-cell>
          <table:table-cell office:value-type="string" calcext:value-type="string">
            <text:p>Sop. Fijo para Riel Portael. 45mm</text:p>
          </table:table-cell>
          <table:table-cell office:value-type="string" calcext:value-type="string">
            <text:p>GENROD</text:p>
          </table:table-cell>
          <table:table-cell office:value-type="float" office:value="5281.60972714899" calcext:value-type="float">
            <text:p>5281.60972714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610</text:p>
          </table:table-cell>
          <table:table-cell office:value-type="string" calcext:value-type="string">
            <text:p>Sop. Fijacion Riel Portael. - Regulacion 65 a 100mm</text:p>
          </table:table-cell>
          <table:table-cell office:value-type="string" calcext:value-type="string">
            <text:p>GENROD</text:p>
          </table:table-cell>
          <table:table-cell office:value-type="float" office:value="6130.36514450566" calcext:value-type="float">
            <text:p>6130.36514450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013</text:p>
          </table:table-cell>
          <table:table-cell office:value-type="string" calcext:value-type="string">
            <text:p>Sop. Fijacion Riel Portael.-Regulacion 100 a 130mm</text:p>
          </table:table-cell>
          <table:table-cell office:value-type="string" calcext:value-type="string">
            <text:p>GENROD</text:p>
          </table:table-cell>
          <table:table-cell office:value-type="float" office:value="7067.98817245402" calcext:value-type="float">
            <text:p>7067.98817245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216</text:p>
          </table:table-cell>
          <table:table-cell office:value-type="string" calcext:value-type="string">
            <text:p>Sop. Fijacion Riel Portael.-Regulacion 115 a 160mm</text:p>
          </table:table-cell>
          <table:table-cell office:value-type="string" calcext:value-type="string">
            <text:p>GENROD</text:p>
          </table:table-cell>
          <table:table-cell office:value-type="float" office:value="8076.05792635852" calcext:value-type="float">
            <text:p>8076.05792635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0</text:p>
          </table:table-cell>
          <table:table-cell office:value-type="string" calcext:value-type="string">
            <text:p>Riel DIN 35 mm. Longitud 1 metro</text:p>
          </table:table-cell>
          <table:table-cell office:value-type="string" calcext:value-type="string">
            <text:p>GENROD</text:p>
          </table:table-cell>
          <table:table-cell office:value-type="float" office:value="4976.90197972788" calcext:value-type="float">
            <text:p>4976.90197972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6</text:p>
          </table:table-cell>
          <table:table-cell office:value-type="string" calcext:value-type="string">
            <text:p>Riel DIN 35 mm. - Seccionable - Longitud 1 metro</text:p>
          </table:table-cell>
          <table:table-cell office:value-type="string" calcext:value-type="string">
            <text:p>GENROD</text:p>
          </table:table-cell>
          <table:table-cell office:value-type="float" office:value="6383.02073505666" calcext:value-type="float">
            <text:p>6383.02073505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6</text:p>
          </table:table-cell>
          <table:table-cell office:value-type="string" calcext:value-type="string">
            <text:p>Kit Soporte p/Llave Term. y Riel DIN p/4 Bip. 250mm.</text:p>
          </table:table-cell>
          <table:table-cell office:value-type="string" calcext:value-type="string">
            <text:p>GENROD</text:p>
          </table:table-cell>
          <table:table-cell office:value-type="float" office:value="10303.590243135" calcext:value-type="float">
            <text:p>10303.590243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7</text:p>
          </table:table-cell>
          <table:table-cell office:value-type="string" calcext:value-type="string">
            <text:p>Kit Soporte p/Llave Term. y Riel DIN p/6 Bip. 300mm.</text:p>
          </table:table-cell>
          <table:table-cell office:value-type="string" calcext:value-type="string">
            <text:p>GENROD</text:p>
          </table:table-cell>
          <table:table-cell office:value-type="float" office:value="13454.1667734482" calcext:value-type="float">
            <text:p>13454.1667734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8</text:p>
          </table:table-cell>
          <table:table-cell office:value-type="string" calcext:value-type="string">
            <text:p>Kit Soporte p/Llave Term. y Riel DIN p/8 Bip. 400mm.</text:p>
          </table:table-cell>
          <table:table-cell office:value-type="string" calcext:value-type="string">
            <text:p>GENROD</text:p>
          </table:table-cell>
          <table:table-cell office:value-type="float" office:value="16028.9590811538" calcext:value-type="float">
            <text:p>16028.9590811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CCTV</text:p>
          </table:table-cell>
          <table:table-cell office:value-type="string" calcext:value-type="string">
            <text:p>Gab. Estanco con sobretecho, cap. Vent 450x450x225</text:p>
          </table:table-cell>
          <table:table-cell office:value-type="string" calcext:value-type="string">
            <text:p>GENROD</text:p>
          </table:table-cell>
          <table:table-cell office:value-type="float" office:value="309469.914517082" calcext:value-type="float">
            <text:p>309469.914517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CCTV</text:p>
          </table:table-cell>
          <table:table-cell office:value-type="string" calcext:value-type="string">
            <text:p>Gab. Estanco con sobretecho, cap. Vent 450x600x225</text:p>
          </table:table-cell>
          <table:table-cell office:value-type="string" calcext:value-type="string">
            <text:p>GENROD</text:p>
          </table:table-cell>
          <table:table-cell office:value-type="float" office:value="346606.312680108" calcext:value-type="float">
            <text:p>346606.312680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CCTV</text:p>
          </table:table-cell>
          <table:table-cell office:value-type="string" calcext:value-type="string">
            <text:p>Gab. Estanco con sobretecho, cap. Vent 600x600x225</text:p>
          </table:table-cell>
          <table:table-cell office:value-type="string" calcext:value-type="string">
            <text:p>GENROD</text:p>
          </table:table-cell>
          <table:table-cell office:value-type="float" office:value="381266.943948119" calcext:value-type="float">
            <text:p>381266.943948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</text:p>
          </table:table-cell>
          <table:table-cell office:value-type="string" calcext:value-type="string">
            <text:p>Contraf. Parcial Abulonado Ciego p/S9000 - 450x150</text:p>
          </table:table-cell>
          <table:table-cell office:value-type="string" calcext:value-type="string">
            <text:p>GENROD</text:p>
          </table:table-cell>
          <table:table-cell office:value-type="float" office:value="10351.2213876925" calcext:value-type="float">
            <text:p>10351.22138769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</text:p>
          </table:table-cell>
          <table:table-cell office:value-type="string" calcext:value-type="string">
            <text:p>Contraf. Parcial Abulonado Ciego p/S9000 - 450x300</text:p>
          </table:table-cell>
          <table:table-cell office:value-type="string" calcext:value-type="string">
            <text:p>GENROD</text:p>
          </table:table-cell>
          <table:table-cell office:value-type="float" office:value="19794.0036918093" calcext:value-type="float">
            <text:p>19794.0036918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</text:p>
          </table:table-cell>
          <table:table-cell office:value-type="string" calcext:value-type="string">
            <text:p>Contraf. Parcial Abulonado Ciego p/S9000 - 600x150</text:p>
          </table:table-cell>
          <table:table-cell office:value-type="string" calcext:value-type="string">
            <text:p>GENROD</text:p>
          </table:table-cell>
          <table:table-cell office:value-type="float" office:value="14139.7657840331" calcext:value-type="float">
            <text:p>14139.7657840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</text:p>
          </table:table-cell>
          <table:table-cell office:value-type="string" calcext:value-type="string">
            <text:p>Contraf. Parcial Abulonado Ciego p/S9000 - 600x300</text:p>
          </table:table-cell>
          <table:table-cell office:value-type="string" calcext:value-type="string">
            <text:p>GENROD</text:p>
          </table:table-cell>
          <table:table-cell office:value-type="float" office:value="27034.6481843972" calcext:value-type="float">
            <text:p>27034.6481843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</text:p>
          </table:table-cell>
          <table:table-cell office:value-type="string" calcext:value-type="string">
            <text:p>Contraf. Parcial Abulonado Ciego p/S9000 - 750x150</text:p>
          </table:table-cell>
          <table:table-cell office:value-type="string" calcext:value-type="string">
            <text:p>GENROD</text:p>
          </table:table-cell>
          <table:table-cell office:value-type="float" office:value="17932.7575082356" calcext:value-type="float">
            <text:p>17932.7575082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</text:p>
          </table:table-cell>
          <table:table-cell office:value-type="string" calcext:value-type="string">
            <text:p>Contraf. Parcial Abulonado Ciego p/S9000 - 750x300</text:p>
          </table:table-cell>
          <table:table-cell office:value-type="string" calcext:value-type="string">
            <text:p>GENROD</text:p>
          </table:table-cell>
          <table:table-cell office:value-type="float" office:value="34275.292676985" calcext:value-type="float">
            <text:p>34275.2926769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C</text:p>
          </table:table-cell>
          <table:table-cell office:value-type="string" calcext:value-type="string">
            <text:p>Contraf. Parcial Abulonado Calado p/S9000 - 450x150</text:p>
          </table:table-cell>
          <table:table-cell office:value-type="string" calcext:value-type="string">
            <text:p>GENROD</text:p>
          </table:table-cell>
          <table:table-cell office:value-type="float" office:value="13314.5101523614" calcext:value-type="float">
            <text:p>13314.5101523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C</text:p>
          </table:table-cell>
          <table:table-cell office:value-type="string" calcext:value-type="string">
            <text:p>Contraf. Parcial Abulonado Calado p/S9000 - 450x300</text:p>
          </table:table-cell>
          <table:table-cell office:value-type="string" calcext:value-type="string">
            <text:p>GENROD</text:p>
          </table:table-cell>
          <table:table-cell office:value-type="float" office:value="25451.452096622" calcext:value-type="float">
            <text:p>25451.452096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C</text:p>
          </table:table-cell>
          <table:table-cell office:value-type="string" calcext:value-type="string">
            <text:p>Contraf. Parcial Abulonado Calado p/S9000 - 600x150</text:p>
          </table:table-cell>
          <table:table-cell office:value-type="string" calcext:value-type="string">
            <text:p>GENROD</text:p>
          </table:table-cell>
          <table:table-cell office:value-type="float" office:value="18184.1236368621" calcext:value-type="float">
            <text:p>18184.1236368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C</text:p>
          </table:table-cell>
          <table:table-cell office:value-type="string" calcext:value-type="string">
            <text:p>Contraf. Parcial Abulonado Calado p/S9000 - 600x300</text:p>
          </table:table-cell>
          <table:table-cell office:value-type="string" calcext:value-type="string">
            <text:p>GENROD</text:p>
          </table:table-cell>
          <table:table-cell office:value-type="float" office:value="34767.919763238" calcext:value-type="float">
            <text:p>34767.919763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C</text:p>
          </table:table-cell>
          <table:table-cell office:value-type="string" calcext:value-type="string">
            <text:p>Contraf. Parcial Abulonado Calado p/S9000 - 750x150</text:p>
          </table:table-cell>
          <table:table-cell office:value-type="string" calcext:value-type="string">
            <text:p>GENROD</text:p>
          </table:table-cell>
          <table:table-cell office:value-type="float" office:value="23055.0265832873" calcext:value-type="float">
            <text:p>23055.0265832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C</text:p>
          </table:table-cell>
          <table:table-cell office:value-type="string" calcext:value-type="string">
            <text:p>Contraf. Parcial Abulonado Calado p/S9000 - 750x300</text:p>
          </table:table-cell>
          <table:table-cell office:value-type="string" calcext:value-type="string">
            <text:p>GENROD</text:p>
          </table:table-cell>
          <table:table-cell office:value-type="float" office:value="44073.5980545675" calcext:value-type="float">
            <text:p>44073.5980545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45</text:p>
          </table:table-cell>
          <table:table-cell office:value-type="string" calcext:value-type="string">
            <text:p>Soporte para Contraf. Parcial Abulonado p/S9000 - 450mm</text:p>
          </table:table-cell>
          <table:table-cell office:value-type="string" calcext:value-type="string">
            <text:p>GENROD</text:p>
          </table:table-cell>
          <table:table-cell office:value-type="float" office:value="3034.39337936202" calcext:value-type="float">
            <text:p>3034.39337936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60</text:p>
          </table:table-cell>
          <table:table-cell office:value-type="string" calcext:value-type="string">
            <text:p>Soporte para Contraf. Parcial Abulonado p/S9000 - 600mm</text:p>
          </table:table-cell>
          <table:table-cell office:value-type="string" calcext:value-type="string">
            <text:p>GENROD</text:p>
          </table:table-cell>
          <table:table-cell office:value-type="float" office:value="4234.8297999604" calcext:value-type="float">
            <text:p>4234.8297999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5</text:p>
          </table:table-cell>
          <table:table-cell office:value-type="string" calcext:value-type="string">
            <text:p>Soporte para Contraf. Parcial Abulonado p/S9000 - 750mm</text:p>
          </table:table-cell>
          <table:table-cell office:value-type="string" calcext:value-type="string">
            <text:p>GENROD</text:p>
          </table:table-cell>
          <table:table-cell office:value-type="float" office:value="5426.34524928528" calcext:value-type="float">
            <text:p>5426.34524928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90</text:p>
          </table:table-cell>
          <table:table-cell office:value-type="string" calcext:value-type="string">
            <text:p>Soporte para Contraf. Parcial Abulonado p/S9000 - 900mm</text:p>
          </table:table-cell>
          <table:table-cell office:value-type="string" calcext:value-type="string">
            <text:p>GENROD</text:p>
          </table:table-cell>
          <table:table-cell office:value-type="float" office:value="6621.70276883414" calcext:value-type="float">
            <text:p>6621.70276883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05</text:p>
          </table:table-cell>
          <table:table-cell office:value-type="string" calcext:value-type="string">
            <text:p>Soporte para Contraf. Parcial Abulonado p/S9000 - 1050mm</text:p>
          </table:table-cell>
          <table:table-cell office:value-type="string" calcext:value-type="string">
            <text:p>GENROD</text:p>
          </table:table-cell>
          <table:table-cell office:value-type="float" office:value="7822.74444707054" calcext:value-type="float">
            <text:p>7822.74444707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20</text:p>
          </table:table-cell>
          <table:table-cell office:value-type="string" calcext:value-type="string">
            <text:p>Soporte para Contraf. Parcial Abulonado p/S9000 - 1200mm</text:p>
          </table:table-cell>
          <table:table-cell office:value-type="string" calcext:value-type="string">
            <text:p>GENROD</text:p>
          </table:table-cell>
          <table:table-cell office:value-type="float" office:value="9021.2861481064" calcext:value-type="float">
            <text:p>9021.2861481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50</text:p>
          </table:table-cell>
          <table:table-cell office:value-type="string" calcext:value-type="string">
            <text:p>Soporte para Contraf. Parcial Abulonado p/S9000 - 1500mm</text:p>
          </table:table-cell>
          <table:table-cell office:value-type="string" calcext:value-type="string">
            <text:p>GENROD</text:p>
          </table:table-cell>
          <table:table-cell office:value-type="float" office:value="10825.5854826069" calcext:value-type="float">
            <text:p>10825.585482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05</text:p>
          </table:table-cell>
          <table:table-cell office:value-type="string" calcext:value-type="string">
            <text:p>Carátula p/ Extremo Contraf. Parcial p/S9000 - 450x50mm</text:p>
          </table:table-cell>
          <table:table-cell office:value-type="string" calcext:value-type="string">
            <text:p>GENROD</text:p>
          </table:table-cell>
          <table:table-cell office:value-type="float" office:value="4184.6723626528" calcext:value-type="float">
            <text:p>4184.6723626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05</text:p>
          </table:table-cell>
          <table:table-cell office:value-type="string" calcext:value-type="string">
            <text:p>Carátula p/ Extremo Contraf. Parcial p/S9000 - 600x50mm</text:p>
          </table:table-cell>
          <table:table-cell office:value-type="string" calcext:value-type="string">
            <text:p>GENROD</text:p>
          </table:table-cell>
          <table:table-cell office:value-type="float" office:value="5715.18472037035" calcext:value-type="float">
            <text:p>5715.18472037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05</text:p>
          </table:table-cell>
          <table:table-cell office:value-type="string" calcext:value-type="string">
            <text:p>Carátula p/ Extremo Contraf. Parcial p/S9000 - 750x50mm</text:p>
          </table:table-cell>
          <table:table-cell office:value-type="string" calcext:value-type="string">
            <text:p>GENROD</text:p>
          </table:table-cell>
          <table:table-cell office:value-type="float" office:value="7247.61811319989" calcext:value-type="float">
            <text:p>7247.61811319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VP</text:p>
          </table:table-cell>
          <table:table-cell office:value-type="string" calcext:value-type="string">
            <text:p>Gab. Est. S.9000 -300x450x100- CF cal. p/10 Bip. VIS.</text:p>
          </table:table-cell>
          <table:table-cell office:value-type="string" calcext:value-type="string">
            <text:p>GENROD</text:p>
          </table:table-cell>
          <table:table-cell office:value-type="float" office:value="174883.457717386" calcext:value-type="float">
            <text:p>174883.457717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VP</text:p>
          </table:table-cell>
          <table:table-cell office:value-type="string" calcext:value-type="string">
            <text:p>Gab. Est. S.9000 - 300x600x100 - CF cal p/15 Bip. Visor</text:p>
          </table:table-cell>
          <table:table-cell office:value-type="string" calcext:value-type="string">
            <text:p>GENROD</text:p>
          </table:table-cell>
          <table:table-cell office:value-type="float" office:value="205204.918031751" calcext:value-type="float">
            <text:p>205204.918031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VP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84614.158448356" calcext:value-type="float">
            <text:p>184614.158448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VP</text:p>
          </table:table-cell>
          <table:table-cell office:value-type="string" calcext:value-type="string">
            <text:p>Gab. Est. S.9000-450x600x100-CF cal p/18-24 Bip. VIS.</text:p>
          </table:table-cell>
          <table:table-cell office:value-type="string" calcext:value-type="string">
            <text:p>GENROD</text:p>
          </table:table-cell>
          <table:table-cell office:value-type="float" office:value="232053.910014572" calcext:value-type="float">
            <text:p>232053.910014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VP</text:p>
          </table:table-cell>
          <table:table-cell office:value-type="string" calcext:value-type="string">
            <text:p>Gab. Est. S.9000-600x600x100-CF cal p/30-36 Bip. VIS.</text:p>
          </table:table-cell>
          <table:table-cell office:value-type="string" calcext:value-type="string">
            <text:p>GENROD</text:p>
          </table:table-cell>
          <table:table-cell office:value-type="float" office:value="292524.805896355" calcext:value-type="float">
            <text:p>292524.80589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VP</text:p>
          </table:table-cell>
          <table:table-cell office:value-type="string" calcext:value-type="string">
            <text:p>Gab. Est. S.9000-600x750x100-CF cal p/40-48 Bip. VIS.</text:p>
          </table:table-cell>
          <table:table-cell office:value-type="string" calcext:value-type="string">
            <text:p>GENROD</text:p>
          </table:table-cell>
          <table:table-cell office:value-type="float" office:value="351732.292247636" calcext:value-type="float">
            <text:p>351732.292247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VP</text:p>
          </table:table-cell>
          <table:table-cell office:value-type="string" calcext:value-type="string">
            <text:p>Gab. Est. S.9000-600x900x100-CF cal p/50/60Vip VIS</text:p>
          </table:table-cell>
          <table:table-cell office:value-type="string" calcext:value-type="string">
            <text:p>GENROD</text:p>
          </table:table-cell>
          <table:table-cell office:value-type="float" office:value="436897.041872081" calcext:value-type="float">
            <text:p>436897.041872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VP</text:p>
          </table:table-cell>
          <table:table-cell office:value-type="string" calcext:value-type="string">
            <text:p>Gab. Estanco Serie 9000 - 30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20940.844403785" calcext:value-type="float">
            <text:p>120940.84440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VP</text:p>
          </table:table-cell>
          <table:table-cell office:value-type="string" calcext:value-type="string">
            <text:p>Gab. Estanco Serie 9000 - 3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57409.459183224" calcext:value-type="float">
            <text:p>157409.459183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VP</text:p>
          </table:table-cell>
          <table:table-cell office:value-type="string" calcext:value-type="string">
            <text:p>Gab. Estanco Serie 9000 - 45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53887.701827505" calcext:value-type="float">
            <text:p>153887.701827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VP</text:p>
          </table:table-cell>
          <table:table-cell office:value-type="string" calcext:value-type="string">
            <text:p>Gab. Estanco Serie 9000 - 45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223455.856848741" calcext:value-type="float">
            <text:p>223455.856848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VP</text:p>
          </table:table-cell>
          <table:table-cell office:value-type="string" calcext:value-type="string">
            <text:p>Gab. Estanco Serie 9000 - 6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292110.704409749" calcext:value-type="float">
            <text:p>292110.704409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VP</text:p>
          </table:table-cell>
          <table:table-cell office:value-type="string" calcext:value-type="string">
            <text:p>Gab. Estanco Serie 9000 - 600x7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334831.999007672" calcext:value-type="float">
            <text:p>334831.999007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VP</text:p>
          </table:table-cell>
          <table:table-cell office:value-type="string" calcext:value-type="string">
            <text:p>Gab. Estanco Serie 9000 - 30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33569.966069958" calcext:value-type="float">
            <text:p>133569.966069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VP</text:p>
          </table:table-cell>
          <table:table-cell office:value-type="string" calcext:value-type="string">
            <text:p>Gab. Estanco Serie 9000 - 3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62565.227952763" calcext:value-type="float">
            <text:p>162565.2279527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VP</text:p>
          </table:table-cell>
          <table:table-cell office:value-type="string" calcext:value-type="string">
            <text:p>Gab. Estanco Serie 9000 - 45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61971.733365356" calcext:value-type="float">
            <text:p>161971.733365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VP</text:p>
          </table:table-cell>
          <table:table-cell office:value-type="string" calcext:value-type="string">
            <text:p>Gab. Estanco Serie 9000 - 45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218869.503938836" calcext:value-type="float">
            <text:p>218869.5039388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VP</text:p>
          </table:table-cell>
          <table:table-cell office:value-type="string" calcext:value-type="string">
            <text:p>Gab. Estanco Serie 9000 - 6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290749.743137326" calcext:value-type="float">
            <text:p>290749.743137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VP</text:p>
          </table:table-cell>
          <table:table-cell office:value-type="string" calcext:value-type="string">
            <text:p>Gab. Estanco Serie 9000 - 600x7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32030.945605544" calcext:value-type="float">
            <text:p>332030.945605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VP</text:p>
          </table:table-cell>
          <table:table-cell office:value-type="string" calcext:value-type="string">
            <text:p>Gab. Estanco Serie 9000 - 600x9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97454.954210326" calcext:value-type="float">
            <text:p>397454.954210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VP</text:p>
          </table:table-cell>
          <table:table-cell office:value-type="string" calcext:value-type="string">
            <text:p>Gab. Estanco Serie 9000 - 600x12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540353.729939605" calcext:value-type="float">
            <text:p>540353.729939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VP</text:p>
          </table:table-cell>
          <table:table-cell office:value-type="string" calcext:value-type="string">
            <text:p>Gab. Estanco Serie 9000 - 600x10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464213.10854261" calcext:value-type="float">
            <text:p>464213.10854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VP</text:p>
          </table:table-cell>
          <table:table-cell office:value-type="string" calcext:value-type="string">
            <text:p>Gab. Estanco Serie 9000 - 30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53842.307504653" calcext:value-type="float">
            <text:p>153842.307504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VP</text:p>
          </table:table-cell>
          <table:table-cell office:value-type="string" calcext:value-type="string">
            <text:p>Gab. Estanco Serie 9000 - 3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74489.461310582" calcext:value-type="float">
            <text:p>174489.461310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VP</text:p>
          </table:table-cell>
          <table:table-cell office:value-type="string" calcext:value-type="string">
            <text:p>Gab. Estanco Serie 9000 - 45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85979.724941938" calcext:value-type="float">
            <text:p>185979.724941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VP</text:p>
          </table:table-cell>
          <table:table-cell office:value-type="string" calcext:value-type="string">
            <text:p>Gab. Estanco Serie 9000 - 45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244396.639555761" calcext:value-type="float">
            <text:p>244396.639555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VP</text:p>
          </table:table-cell>
          <table:table-cell office:value-type="string" calcext:value-type="string">
            <text:p>Gab. Estanco Serie 9000 - 6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18201.782252015" calcext:value-type="float">
            <text:p>318201.782252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VP</text:p>
          </table:table-cell>
          <table:table-cell office:value-type="string" calcext:value-type="string">
            <text:p>Gab. Estanco Serie 9000 - 600x7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61876.910256366" calcext:value-type="float">
            <text:p>361876.910256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VP</text:p>
          </table:table-cell>
          <table:table-cell office:value-type="string" calcext:value-type="string">
            <text:p>Gab. Estanco Serie 9000 - 600x9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418016.819320392" calcext:value-type="float">
            <text:p>418016.819320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VP</text:p>
          </table:table-cell>
          <table:table-cell office:value-type="string" calcext:value-type="string">
            <text:p>Gab. Estanco Serie 9000 - 600x12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567520.376920191" calcext:value-type="float">
            <text:p>567520.376920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VP</text:p>
          </table:table-cell>
          <table:table-cell office:value-type="string" calcext:value-type="string">
            <text:p>Gab. Estanco Serie 9000 - 600x10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493524.051756969" calcext:value-type="float">
            <text:p>493524.051756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VP</text:p>
          </table:table-cell>
          <table:table-cell office:value-type="string" calcext:value-type="string">
            <text:p>Gab. Estanco Serie 9000 - 30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165010.731965876" calcext:value-type="float">
            <text:p>165010.7319658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VP</text:p>
          </table:table-cell>
          <table:table-cell office:value-type="string" calcext:value-type="string">
            <text:p>Gab. Estanco Serie 9000 - 3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197318.700479336" calcext:value-type="float">
            <text:p>197318.700479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VP</text:p>
          </table:table-cell>
          <table:table-cell office:value-type="string" calcext:value-type="string">
            <text:p>Gab. Estanco Serie 9000 - 45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01880.290457182" calcext:value-type="float">
            <text:p>201880.290457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VP</text:p>
          </table:table-cell>
          <table:table-cell office:value-type="string" calcext:value-type="string">
            <text:p>Gab. Estanco Serie 9000 - 45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64677.244072992" calcext:value-type="float">
            <text:p>264677.244072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VP</text:p>
          </table:table-cell>
          <table:table-cell office:value-type="string" calcext:value-type="string">
            <text:p>Gab. Estanco Serie 9000 - 6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333532.221387789" calcext:value-type="float">
            <text:p>333532.221387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VP</text:p>
          </table:table-cell>
          <table:table-cell office:value-type="string" calcext:value-type="string">
            <text:p>Gab. Estanco Serie 9000 - 600x7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380049.691891403" calcext:value-type="float">
            <text:p>380049.691891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VP</text:p>
          </table:table-cell>
          <table:table-cell office:value-type="string" calcext:value-type="string">
            <text:p>Gab. Estanco Serie 9000 - 600x9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430595.757233707" calcext:value-type="float">
            <text:p>430595.757233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VP</text:p>
          </table:table-cell>
          <table:table-cell office:value-type="string" calcext:value-type="string">
            <text:p>Gab. Estanco Serie 9000 - 600x10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506743.904877853" calcext:value-type="float">
            <text:p>506743.904877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VP</text:p>
          </table:table-cell>
          <table:table-cell office:value-type="string" calcext:value-type="string">
            <text:p>Gab. Estanco Serie 9000 - 600x12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577484.60183724" calcext:value-type="float">
            <text:p>577484.60183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</text:p>
          </table:table-cell>
          <table:table-cell office:value-type="string" calcext:value-type="string">
            <text:p>Gab. Estanco Serie 9000 - 300x300x150 - INOXIDABLE</text:p>
          </table:table-cell>
          <table:table-cell office:value-type="string" calcext:value-type="string">
            <text:p>GENROD</text:p>
          </table:table-cell>
          <table:table-cell office:value-type="float" office:value="302506.320129413" calcext:value-type="float">
            <text:p>302506.320129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B</text:p>
          </table:table-cell>
          <table:table-cell office:value-type="string" calcext:value-type="string">
            <text:p>Gab. Estanco Serie 9000 - 300x3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363007.584155295" calcext:value-type="float">
            <text:p>363007.584155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</text:p>
          </table:table-cell>
          <table:table-cell office:value-type="string" calcext:value-type="string">
            <text:p>Gab. Estanco Serie 9000 - 30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396823.644178316" calcext:value-type="float">
            <text:p>396823.644178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B</text:p>
          </table:table-cell>
          <table:table-cell office:value-type="string" calcext:value-type="string">
            <text:p>Gab. Estanco Serie 9000 - 30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476188.36775087" calcext:value-type="float">
            <text:p>476188.36775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</text:p>
          </table:table-cell>
          <table:table-cell office:value-type="string" calcext:value-type="string">
            <text:p>Gab. Estanco Serie 9000 - 3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586643.991989014" calcext:value-type="float">
            <text:p>586643.991989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B</text:p>
          </table:table-cell>
          <table:table-cell office:value-type="string" calcext:value-type="string">
            <text:p>Gab. Estanco Serie 9000 - 3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703972.790386817" calcext:value-type="float">
            <text:p>703972.790386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</text:p>
          </table:table-cell>
          <table:table-cell office:value-type="string" calcext:value-type="string">
            <text:p>Gab. Estanco Serie 9000 - 400x500x150 - INOXIDABLE</text:p>
          </table:table-cell>
          <table:table-cell office:value-type="string" calcext:value-type="string">
            <text:p>GENROD</text:p>
          </table:table-cell>
          <table:table-cell office:value-type="float" office:value="567036.644489662" calcext:value-type="float">
            <text:p>567036.644489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B</text:p>
          </table:table-cell>
          <table:table-cell office:value-type="string" calcext:value-type="string">
            <text:p>Gab. Estanco Serie 9000 - 400x5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690650.411885161" calcext:value-type="float">
            <text:p>690650.411885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</text:p>
          </table:table-cell>
          <table:table-cell office:value-type="string" calcext:value-type="string">
            <text:p>Gab. Estanco Serie 9000 - 45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575541.987974676" calcext:value-type="float">
            <text:p>575541.987974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B</text:p>
          </table:table-cell>
          <table:table-cell office:value-type="string" calcext:value-type="string">
            <text:p>Gab. Estanco Serie 9000 - 45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690650.411885161" calcext:value-type="float">
            <text:p>690650.411885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</text:p>
          </table:table-cell>
          <table:table-cell office:value-type="string" calcext:value-type="string">
            <text:p>Gab. Estanco Serie 9000 - 45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687595.360799458" calcext:value-type="float">
            <text:p>687595.360799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B</text:p>
          </table:table-cell>
          <table:table-cell office:value-type="string" calcext:value-type="string">
            <text:p>Gab. Estanco Serie 9000 - 45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825114.42243313" calcext:value-type="float">
            <text:p>825114.42243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</text:p>
          </table:table-cell>
          <table:table-cell office:value-type="string" calcext:value-type="string">
            <text:p>Gab. Estanco Serie 9000 - 5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738432.055070212" calcext:value-type="float">
            <text:p>738432.055070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B</text:p>
          </table:table-cell>
          <table:table-cell office:value-type="string" calcext:value-type="string">
            <text:p>Gab. Estanco Serie 9000 - 5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886118.471347364" calcext:value-type="float">
            <text:p>886118.471347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</text:p>
          </table:table-cell>
          <table:table-cell office:value-type="string" calcext:value-type="string">
            <text:p>Gab. Estanco Serie 9000 - 6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889888.910645663" calcext:value-type="float">
            <text:p>889888.910645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B</text:p>
          </table:table-cell>
          <table:table-cell office:value-type="string" calcext:value-type="string">
            <text:p>Gab. Estanco Serie 9000 - 6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067866.68224858" calcext:value-type="float">
            <text:p>1067866.68224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</text:p>
          </table:table-cell>
          <table:table-cell office:value-type="string" calcext:value-type="string">
            <text:p>Gab. Estanco Serie 9000 - 600x750x150 - INOXIDABLE</text:p>
          </table:table-cell>
          <table:table-cell office:value-type="string" calcext:value-type="string">
            <text:p>GENROD</text:p>
          </table:table-cell>
          <table:table-cell office:value-type="float" office:value="1088635.2559998" calcext:value-type="float">
            <text:p>1088635.25599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B</text:p>
          </table:table-cell>
          <table:table-cell office:value-type="string" calcext:value-type="string">
            <text:p>Gab. Estanco Serie 9000 - 600x7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306362.29667354" calcext:value-type="float">
            <text:p>1306362.29667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</text:p>
          </table:table-cell>
          <table:table-cell office:value-type="string" calcext:value-type="string">
            <text:p>Gab. Estanco Serie 9000 - 60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260159.8232972" calcext:value-type="float">
            <text:p>1260159.8232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B</text:p>
          </table:table-cell>
          <table:table-cell office:value-type="string" calcext:value-type="string">
            <text:p>Gab. Estanco Serie 9000 - 60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512191.78795664" calcext:value-type="float">
            <text:p>1512191.78795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</text:p>
          </table:table-cell>
          <table:table-cell office:value-type="string" calcext:value-type="string">
            <text:p>Gab. Estanco Serie 9000 - 600x1050x150 - INOXIDABLE</text:p>
          </table:table-cell>
          <table:table-cell office:value-type="string" calcext:value-type="string">
            <text:p>GENROD</text:p>
          </table:table-cell>
          <table:table-cell office:value-type="float" office:value="1449937.11886895" calcext:value-type="float">
            <text:p>1449937.11886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B</text:p>
          </table:table-cell>
          <table:table-cell office:value-type="string" calcext:value-type="string">
            <text:p>Gab. Estanco Serie 9000 - 600x10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739924.55316896" calcext:value-type="float">
            <text:p>1739924.553168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</text:p>
          </table:table-cell>
          <table:table-cell office:value-type="string" calcext:value-type="string">
            <text:p>Gab. Estanco Serie 9000 - 60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1677803.04076163" calcext:value-type="float">
            <text:p>1677803.04076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B</text:p>
          </table:table-cell>
          <table:table-cell office:value-type="string" calcext:value-type="string">
            <text:p>Gab. Estanco Serie 9000 - 60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013363.63838774" calcext:value-type="float">
            <text:p>2013363.63838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</text:p>
          </table:table-cell>
          <table:table-cell office:value-type="string" calcext:value-type="string">
            <text:p>Gab. Estanco Serie 9000 - 75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732706.93478216" calcext:value-type="float">
            <text:p>1732706.93478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B</text:p>
          </table:table-cell>
          <table:table-cell office:value-type="string" calcext:value-type="string">
            <text:p>Gab. Estanco Serie 9000 - 75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079248.30068616" calcext:value-type="float">
            <text:p>2079248.30068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</text:p>
          </table:table-cell>
          <table:table-cell office:value-type="string" calcext:value-type="string">
            <text:p>Gab. Estanco Serie 9000 - 75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2175081.24249177" calcext:value-type="float">
            <text:p>2175081.24249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B</text:p>
          </table:table-cell>
          <table:table-cell office:value-type="string" calcext:value-type="string">
            <text:p>Gab. Estanco Serie 9000 - 75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610097.48572702" calcext:value-type="float">
            <text:p>2610097.48572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</text:p>
          </table:table-cell>
          <table:table-cell office:value-type="string" calcext:value-type="string">
            <text:p>Gab. Estanco Serie 9000 - 300x300x225 - INOXIDABLE</text:p>
          </table:table-cell>
          <table:table-cell office:value-type="string" calcext:value-type="string">
            <text:p>GENROD</text:p>
          </table:table-cell>
          <table:table-cell office:value-type="float" office:value="434762.535022714" calcext:value-type="float">
            <text:p>434762.535022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B</text:p>
          </table:table-cell>
          <table:table-cell office:value-type="string" calcext:value-type="string">
            <text:p>Gab. Estanco Serie 9000 - 300x3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521714.531505597" calcext:value-type="float">
            <text:p>521714.531505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</text:p>
          </table:table-cell>
          <table:table-cell office:value-type="string" calcext:value-type="string">
            <text:p>Gab. Estanco Serie 9000 - 30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520452.621961415" calcext:value-type="float">
            <text:p>520452.621961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B</text:p>
          </table:table-cell>
          <table:table-cell office:value-type="string" calcext:value-type="string">
            <text:p>Gab. Estanco Serie 9000 - 30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624543.146353698" calcext:value-type="float">
            <text:p>624543.146353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</text:p>
          </table:table-cell>
          <table:table-cell office:value-type="string" calcext:value-type="string">
            <text:p>Gab. Estanco Serie 9000 - 3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643018.451545549" calcext:value-type="float">
            <text:p>643018.451545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B</text:p>
          </table:table-cell>
          <table:table-cell office:value-type="string" calcext:value-type="string">
            <text:p>Gab. Estanco Serie 9000 - 3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771622.147117769" calcext:value-type="float">
            <text:p>771622.147117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</text:p>
          </table:table-cell>
          <table:table-cell office:value-type="string" calcext:value-type="string">
            <text:p>Gab. Estanco Serie 9000 - 400x500x225 - INOXIDABLE</text:p>
          </table:table-cell>
          <table:table-cell office:value-type="string" calcext:value-type="string">
            <text:p>GENROD</text:p>
          </table:table-cell>
          <table:table-cell office:value-type="float" office:value="698001.818525508" calcext:value-type="float">
            <text:p>698001.818525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B</text:p>
          </table:table-cell>
          <table:table-cell office:value-type="string" calcext:value-type="string">
            <text:p>Gab. Estanco Serie 9000 - 400x5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37602.203283049" calcext:value-type="float">
            <text:p>837602.203283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</text:p>
          </table:table-cell>
          <table:table-cell office:value-type="string" calcext:value-type="string">
            <text:p>Gab. Estanco Serie 9000 - 45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689026.163540198" calcext:value-type="float">
            <text:p>689026.163540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B</text:p>
          </table:table-cell>
          <table:table-cell office:value-type="string" calcext:value-type="string">
            <text:p>Gab. Estanco Serie 9000 - 45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26831.406774458" calcext:value-type="float">
            <text:p>826831.406774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</text:p>
          </table:table-cell>
          <table:table-cell office:value-type="string" calcext:value-type="string">
            <text:p>Gab. Estanco Serie 9000 - 45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818358.510361951" calcext:value-type="float">
            <text:p>818358.510361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B</text:p>
          </table:table-cell>
          <table:table-cell office:value-type="string" calcext:value-type="string">
            <text:p>Gab. Estanco Serie 9000 - 45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982030.201908122" calcext:value-type="float">
            <text:p>982030.201908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</text:p>
          </table:table-cell>
          <table:table-cell office:value-type="string" calcext:value-type="string">
            <text:p>Gab. Estanco Serie 9000 - 5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917243.161178486" calcext:value-type="float">
            <text:p>917243.161178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B</text:p>
          </table:table-cell>
          <table:table-cell office:value-type="string" calcext:value-type="string">
            <text:p>Gab. Estanco Serie 9000 - 5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100691.77762485" calcext:value-type="float">
            <text:p>1100691.77762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</text:p>
          </table:table-cell>
          <table:table-cell office:value-type="string" calcext:value-type="string">
            <text:p>Gab. Estanco Serie 9000 - 6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1010109.78793124" calcext:value-type="float">
            <text:p>1010109.78793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B</text:p>
          </table:table-cell>
          <table:table-cell office:value-type="string" calcext:value-type="string">
            <text:p>Gab. Estanco Serie 9000 - 6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212131.76130682" calcext:value-type="float">
            <text:p>1212131.76130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</text:p>
          </table:table-cell>
          <table:table-cell office:value-type="string" calcext:value-type="string">
            <text:p>Gab. Estanco Serie 9000 - 60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209270.12950979" calcext:value-type="float">
            <text:p>1209270.12950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B</text:p>
          </table:table-cell>
          <table:table-cell office:value-type="string" calcext:value-type="string">
            <text:p>Gab. Estanco Serie 9000 - 60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451124.16067486" calcext:value-type="float">
            <text:p>1451124.16067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</text:p>
          </table:table-cell>
          <table:table-cell office:value-type="string" calcext:value-type="string">
            <text:p>Gab. Estanco Serie 9000 - 6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435970.19361389" calcext:value-type="float">
            <text:p>1435970.19361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B</text:p>
          </table:table-cell>
          <table:table-cell office:value-type="string" calcext:value-type="string">
            <text:p>Gab. Estanco Serie 9000 - 6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723164.23233667" calcext:value-type="float">
            <text:p>1723164.23233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</text:p>
          </table:table-cell>
          <table:table-cell office:value-type="string" calcext:value-type="string">
            <text:p>Gab. Estanco Serie 9000 -600x1050x225- INOXIDABLE</text:p>
          </table:table-cell>
          <table:table-cell office:value-type="string" calcext:value-type="string">
            <text:p>GENROD</text:p>
          </table:table-cell>
          <table:table-cell office:value-type="float" office:value="1575960.73270802" calcext:value-type="float">
            <text:p>1575960.7327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B</text:p>
          </table:table-cell>
          <table:table-cell office:value-type="string" calcext:value-type="string">
            <text:p>Gab. Estanco Serie 9000 - 600x10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891152.88451273" calcext:value-type="float">
            <text:p>1891152.88451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</text:p>
          </table:table-cell>
          <table:table-cell office:value-type="string" calcext:value-type="string">
            <text:p>Gab. Estanco Serie 9000 -6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1791386.55752644" calcext:value-type="float">
            <text:p>1791386.55752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B</text:p>
          </table:table-cell>
          <table:table-cell office:value-type="string" calcext:value-type="string">
            <text:p>Gab. Estanco Serie 9000 - 6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149663.86903172" calcext:value-type="float">
            <text:p>2149663.86903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</text:p>
          </table:table-cell>
          <table:table-cell office:value-type="string" calcext:value-type="string">
            <text:p>Gab. Estanco Serie 9000 - 75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506238.71066897" calcext:value-type="float">
            <text:p>1506238.71066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B</text:p>
          </table:table-cell>
          <table:table-cell office:value-type="string" calcext:value-type="string">
            <text:p>Gab. Estanco Serie 9000 - 75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807486.46332899" calcext:value-type="float">
            <text:p>1807486.46332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</text:p>
          </table:table-cell>
          <table:table-cell office:value-type="string" calcext:value-type="string">
            <text:p>Gab. Estanco Serie 9000 - 75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843312.92607003" calcext:value-type="float">
            <text:p>1843312.92607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B</text:p>
          </table:table-cell>
          <table:table-cell office:value-type="string" calcext:value-type="string">
            <text:p>Gab. Estanco Serie 9000 - 75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211975.51128404" calcext:value-type="float">
            <text:p>2211975.51128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</text:p>
          </table:table-cell>
          <table:table-cell office:value-type="string" calcext:value-type="string">
            <text:p>Gab. Estanco Serie 9000 - 75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351242.68855407" calcext:value-type="float">
            <text:p>2351242.6885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B</text:p>
          </table:table-cell>
          <table:table-cell office:value-type="string" calcext:value-type="string">
            <text:p>Gab. Estanco Serie 9000 - 75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821491.21573867" calcext:value-type="float">
            <text:p>2821491.21573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</text:p>
          </table:table-cell>
          <table:table-cell office:value-type="string" calcext:value-type="string">
            <text:p>Gab. Estanco Serie 9000 - 9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2211967.56398809" calcext:value-type="float">
            <text:p>2211967.56398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B</text:p>
          </table:table-cell>
          <table:table-cell office:value-type="string" calcext:value-type="string">
            <text:p>Gab. Estanco Serie 9000 - 9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654361.08204882" calcext:value-type="float">
            <text:p>2654361.0820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</text:p>
          </table:table-cell>
          <table:table-cell office:value-type="string" calcext:value-type="string">
            <text:p>Gab. Estanco Serie 9000 - 9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796491.83846655" calcext:value-type="float">
            <text:p>2796491.83846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B</text:p>
          </table:table-cell>
          <table:table-cell office:value-type="string" calcext:value-type="string">
            <text:p>Gab. Estanco Serie 9000 - 9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3355790.21142297" calcext:value-type="float">
            <text:p>3355790.21142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</text:p>
          </table:table-cell>
          <table:table-cell office:value-type="string" calcext:value-type="string">
            <text:p>Gab. Estanco Serie 9000 - 300x300x300 - INOXIDABLE</text:p>
          </table:table-cell>
          <table:table-cell office:value-type="string" calcext:value-type="string">
            <text:p>GENROD</text:p>
          </table:table-cell>
          <table:table-cell office:value-type="float" office:value="496417.051688979" calcext:value-type="float">
            <text:p>496417.051688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B</text:p>
          </table:table-cell>
          <table:table-cell office:value-type="string" calcext:value-type="string">
            <text:p>Gab. Estanco Serie 9000 - 300x3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595700.488342324" calcext:value-type="float">
            <text:p>595700.488342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</text:p>
          </table:table-cell>
          <table:table-cell office:value-type="string" calcext:value-type="string">
            <text:p>Gab. Estanco Serie 9000 - 30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578681.827760802" calcext:value-type="float">
            <text:p>578681.82776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B</text:p>
          </table:table-cell>
          <table:table-cell office:value-type="string" calcext:value-type="string">
            <text:p>Gab. Estanco Serie 9000 - 30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694418.193312962" calcext:value-type="float">
            <text:p>694418.193312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</text:p>
          </table:table-cell>
          <table:table-cell office:value-type="string" calcext:value-type="string">
            <text:p>Gab. Estanco Serie 9000 - 3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749669.847319863" calcext:value-type="float">
            <text:p>749669.847319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B</text:p>
          </table:table-cell>
          <table:table-cell office:value-type="string" calcext:value-type="string">
            <text:p>Gab. Estanco Serie 9000 - 3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899603.822046946" calcext:value-type="float">
            <text:p>899603.822046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</text:p>
          </table:table-cell>
          <table:table-cell office:value-type="string" calcext:value-type="string">
            <text:p>Gab. Estanco Serie 9000 - 45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771403.543848244" calcext:value-type="float">
            <text:p>771403.543848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B</text:p>
          </table:table-cell>
          <table:table-cell office:value-type="string" calcext:value-type="string">
            <text:p>Gab. Estanco Serie 9000 - 45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925684.242091673" calcext:value-type="float">
            <text:p>925684.242091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</text:p>
          </table:table-cell>
          <table:table-cell office:value-type="string" calcext:value-type="string">
            <text:p>Gab. Estanco Serie 9000 - 45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946740.286905412" calcext:value-type="float">
            <text:p>946740.286905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B</text:p>
          </table:table-cell>
          <table:table-cell office:value-type="string" calcext:value-type="string">
            <text:p>Gab. Estanco Serie 9000 - 45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136088.3495496" calcext:value-type="float">
            <text:p>1136088.3495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</text:p>
          </table:table-cell>
          <table:table-cell office:value-type="string" calcext:value-type="string">
            <text:p>Gab. Estanco Serie 9000 - 6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1164891.95528555" calcext:value-type="float">
            <text:p>1164891.95528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B</text:p>
          </table:table-cell>
          <table:table-cell office:value-type="string" calcext:value-type="string">
            <text:p>Gab. Estanco Serie 9000 - 6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397870.33055333" calcext:value-type="float">
            <text:p>1397870.33055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</text:p>
          </table:table-cell>
          <table:table-cell office:value-type="string" calcext:value-type="string">
            <text:p>Gab. Estanco Serie 9000 - 60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381526.6901315" calcext:value-type="float">
            <text:p>1381526.6901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B</text:p>
          </table:table-cell>
          <table:table-cell office:value-type="string" calcext:value-type="string">
            <text:p>Gab. Estanco Serie 9000 - 60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657832.01236847" calcext:value-type="float">
            <text:p>1657832.01236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</text:p>
          </table:table-cell>
          <table:table-cell office:value-type="string" calcext:value-type="string">
            <text:p>Gab. Estanco Serie 9000 - 60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1592265.9524276" calcext:value-type="float">
            <text:p>1592265.9524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B</text:p>
          </table:table-cell>
          <table:table-cell office:value-type="string" calcext:value-type="string">
            <text:p>Gab. Estanco Serie 9000 - 60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910719.15343934" calcext:value-type="float">
            <text:p>1910719.15343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</text:p>
          </table:table-cell>
          <table:table-cell office:value-type="string" calcext:value-type="string">
            <text:p>Gab. Estanco Serie 9000 -600x1050x300- INOXIDABLE</text:p>
          </table:table-cell>
          <table:table-cell office:value-type="string" calcext:value-type="string">
            <text:p>GENROD</text:p>
          </table:table-cell>
          <table:table-cell office:value-type="float" office:value="1778476.17526743" calcext:value-type="float">
            <text:p>1778476.17526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B</text:p>
          </table:table-cell>
          <table:table-cell office:value-type="string" calcext:value-type="string">
            <text:p>Gab. Estanco Serie 9000 - 600x10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134171.43137336" calcext:value-type="float">
            <text:p>2134171.43137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</text:p>
          </table:table-cell>
          <table:table-cell office:value-type="string" calcext:value-type="string">
            <text:p>Gab. Estanco Serie 9000 -600x1200x300- INOXIDABLE</text:p>
          </table:table-cell>
          <table:table-cell office:value-type="string" calcext:value-type="string">
            <text:p>GENROD</text:p>
          </table:table-cell>
          <table:table-cell office:value-type="float" office:value="1995425.56513851" calcext:value-type="float">
            <text:p>1995425.5651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B</text:p>
          </table:table-cell>
          <table:table-cell office:value-type="string" calcext:value-type="string">
            <text:p>Gab. Estanco Serie 9000 - 6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394510.66237688" calcext:value-type="float">
            <text:p>2394510.66237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</text:p>
          </table:table-cell>
          <table:table-cell office:value-type="string" calcext:value-type="string">
            <text:p>Gab. Estanco Serie 9000 - 75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708575.31275413" calcext:value-type="float">
            <text:p>1708575.31275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B</text:p>
          </table:table-cell>
          <table:table-cell office:value-type="string" calcext:value-type="string">
            <text:p>Gab. Estanco Serie 9000 - 75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050290.38056806" calcext:value-type="float">
            <text:p>2050290.38056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</text:p>
          </table:table-cell>
          <table:table-cell office:value-type="string" calcext:value-type="string">
            <text:p>Gab. Estanco Serie 9000 - 75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2096797.56169183" calcext:value-type="float">
            <text:p>2096797.56169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B</text:p>
          </table:table-cell>
          <table:table-cell office:value-type="string" calcext:value-type="string">
            <text:p>Gab. Estanco Serie 9000 - 75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510195.37050541" calcext:value-type="float">
            <text:p>2510195.37050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</text:p>
          </table:table-cell>
          <table:table-cell office:value-type="string" calcext:value-type="string">
            <text:p>Gab. Estanco Serie 9000 - 75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2695878.30868032" calcext:value-type="float">
            <text:p>2695878.308680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B</text:p>
          </table:table-cell>
          <table:table-cell office:value-type="string" calcext:value-type="string">
            <text:p>Gab. Estanco Serie 9000 - 75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3235053.97041638" calcext:value-type="float">
            <text:p>3235053.97041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</text:p>
          </table:table-cell>
          <table:table-cell office:value-type="string" calcext:value-type="string">
            <text:p>Gab. Estanco Serie 9000 - 90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3203705.38789029" calcext:value-type="float">
            <text:p>3203705.38789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B</text:p>
          </table:table-cell>
          <table:table-cell office:value-type="string" calcext:value-type="string">
            <text:p>Gab. Estanco Serie 9000 - 9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3844446.46546835" calcext:value-type="float">
            <text:p>3844446.46546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4</text:p>
          </table:table-cell>
          <table:table-cell office:value-type="string" calcext:value-type="string">
            <text:p>Pupitre Modular tipo Consola - 600x1000x450</text:p>
          </table:table-cell>
          <table:table-cell office:value-type="string" calcext:value-type="string">
            <text:p>GENROD</text:p>
          </table:table-cell>
          <table:table-cell office:value-type="float" office:value="740253.696351819" calcext:value-type="float">
            <text:p>740253.696351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4</text:p>
          </table:table-cell>
          <table:table-cell office:value-type="string" calcext:value-type="string">
            <text:p>Pupitre Modular tipo Consola - 900x1000x450</text:p>
          </table:table-cell>
          <table:table-cell office:value-type="string" calcext:value-type="string">
            <text:p>GENROD</text:p>
          </table:table-cell>
          <table:table-cell office:value-type="float" office:value="974089.22169724" calcext:value-type="float">
            <text:p>974089.22169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4</text:p>
          </table:table-cell>
          <table:table-cell office:value-type="string" calcext:value-type="string">
            <text:p>Pupitre Modular tipo Consola - 1200x1000x450</text:p>
          </table:table-cell>
          <table:table-cell office:value-type="string" calcext:value-type="string">
            <text:p>GENROD</text:p>
          </table:table-cell>
          <table:table-cell office:value-type="float" office:value="1238259.86512721" calcext:value-type="float">
            <text:p>1238259.865127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6</text:p>
          </table:table-cell>
          <table:table-cell office:value-type="string" calcext:value-type="string">
            <text:p>Pupitre Modular tipo Consola - 600x1000x600</text:p>
          </table:table-cell>
          <table:table-cell office:value-type="string" calcext:value-type="string">
            <text:p>GENROD</text:p>
          </table:table-cell>
          <table:table-cell office:value-type="float" office:value="823121.914288753" calcext:value-type="float">
            <text:p>823121.914288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6</text:p>
          </table:table-cell>
          <table:table-cell office:value-type="string" calcext:value-type="string">
            <text:p>Pupitre Modular tipo Consola - 900x1000x600</text:p>
          </table:table-cell>
          <table:table-cell office:value-type="string" calcext:value-type="string">
            <text:p>GENROD</text:p>
          </table:table-cell>
          <table:table-cell office:value-type="float" office:value="1095395.14171895" calcext:value-type="float">
            <text:p>1095395.14171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6</text:p>
          </table:table-cell>
          <table:table-cell office:value-type="string" calcext:value-type="string">
            <text:p>Pupitre Modular tipo Consola - 1200x1000x600</text:p>
          </table:table-cell>
          <table:table-cell office:value-type="string" calcext:value-type="string">
            <text:p>GENROD</text:p>
          </table:table-cell>
          <table:table-cell office:value-type="float" office:value="1381135.1937019" calcext:value-type="float">
            <text:p>1381135.1937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46</text:p>
          </table:table-cell>
          <table:table-cell office:value-type="string" calcext:value-type="string">
            <text:p>Pupitre Modular con Cabezal - 600x1400x600</text:p>
          </table:table-cell>
          <table:table-cell office:value-type="string" calcext:value-type="string">
            <text:p>GENROD</text:p>
          </table:table-cell>
          <table:table-cell office:value-type="float" office:value="1035900.07904296" calcext:value-type="float">
            <text:p>1035900.079042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46</text:p>
          </table:table-cell>
          <table:table-cell office:value-type="string" calcext:value-type="string">
            <text:p>Pupitre Modular con Cabezal - 900x1400x600</text:p>
          </table:table-cell>
          <table:table-cell office:value-type="string" calcext:value-type="string">
            <text:p>GENROD</text:p>
          </table:table-cell>
          <table:table-cell office:value-type="float" office:value="1344870.20864433" calcext:value-type="float">
            <text:p>1344870.20864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46</text:p>
          </table:table-cell>
          <table:table-cell office:value-type="string" calcext:value-type="string">
            <text:p>Pupitre Modular con Cabezal - 1200x1400x600</text:p>
          </table:table-cell>
          <table:table-cell office:value-type="string" calcext:value-type="string">
            <text:p>GENROD</text:p>
          </table:table-cell>
          <table:table-cell office:value-type="float" office:value="1690614.0555058" calcext:value-type="float">
            <text:p>1690614.0555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7165</text:p>
          </table:table-cell>
          <table:table-cell office:value-type="string" calcext:value-type="string">
            <text:p>Pupitre Estación de Trabajo - 700x1630x500</text:p>
          </table:table-cell>
          <table:table-cell office:value-type="string" calcext:value-type="string">
            <text:p>GENROD</text:p>
          </table:table-cell>
          <table:table-cell office:value-type="float" office:value="1308095.17560676" calcext:value-type="float">
            <text:p>1308095.1756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T</text:p>
          </table:table-cell>
          <table:table-cell office:value-type="string" calcext:value-type="string">
            <text:p>Gab. Pesados para usos Extremos-600x750x400- con Trineo</text:p>
          </table:table-cell>
          <table:table-cell office:value-type="string" calcext:value-type="string">
            <text:p>GENROD</text:p>
          </table:table-cell>
          <table:table-cell office:value-type="float" office:value="1081654.76702937" calcext:value-type="float">
            <text:p>1081654.76702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T</text:p>
          </table:table-cell>
          <table:table-cell office:value-type="string" calcext:value-type="string">
            <text:p>Gab. Pesados para usos Extremos-600x900x400- con Trineo</text:p>
          </table:table-cell>
          <table:table-cell office:value-type="string" calcext:value-type="string">
            <text:p>GENROD</text:p>
          </table:table-cell>
          <table:table-cell office:value-type="float" office:value="1179384.16522376" calcext:value-type="float">
            <text:p>1179384.16522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T</text:p>
          </table:table-cell>
          <table:table-cell office:value-type="string" calcext:value-type="string">
            <text:p>Gab. Pesados para usos Extremos-750x1200x400- con Trineo</text:p>
          </table:table-cell>
          <table:table-cell office:value-type="string" calcext:value-type="string">
            <text:p>GENROD</text:p>
          </table:table-cell>
          <table:table-cell office:value-type="float" office:value="1627467.13139747" calcext:value-type="float">
            <text:p>1627467.13139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T</text:p>
          </table:table-cell>
          <table:table-cell office:value-type="string" calcext:value-type="string">
            <text:p>Gab. Pesados para usos Extremos-750x1500x500- con Trineo</text:p>
          </table:table-cell>
          <table:table-cell office:value-type="string" calcext:value-type="string">
            <text:p>GENROD</text:p>
          </table:table-cell>
          <table:table-cell office:value-type="float" office:value="1984059.93194949" calcext:value-type="float">
            <text:p>1984059.931949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T</text:p>
          </table:table-cell>
          <table:table-cell office:value-type="string" calcext:value-type="string">
            <text:p>Gab. Pesados para usos Extremos-800x1700x500- con Trineo</text:p>
          </table:table-cell>
          <table:table-cell office:value-type="string" calcext:value-type="string">
            <text:p>GENROD</text:p>
          </table:table-cell>
          <table:table-cell office:value-type="float" office:value="2515833.8190835" calcext:value-type="float">
            <text:p>2515833.8190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Z</text:p>
          </table:table-cell>
          <table:table-cell office:value-type="string" calcext:value-type="string">
            <text:p>Gab. Pesados para usos Extremos-600x750x400- con Zócalo</text:p>
          </table:table-cell>
          <table:table-cell office:value-type="string" calcext:value-type="string">
            <text:p>GENROD</text:p>
          </table:table-cell>
          <table:table-cell office:value-type="float" office:value="959145.910609856" calcext:value-type="float">
            <text:p>959145.910609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Z</text:p>
          </table:table-cell>
          <table:table-cell office:value-type="string" calcext:value-type="string">
            <text:p>Gab. Pesados para usos Extremos-600x900x400- con Zócalo</text:p>
          </table:table-cell>
          <table:table-cell office:value-type="string" calcext:value-type="string">
            <text:p>GENROD</text:p>
          </table:table-cell>
          <table:table-cell office:value-type="float" office:value="1073161.34448827" calcext:value-type="float">
            <text:p>1073161.34448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Z</text:p>
          </table:table-cell>
          <table:table-cell office:value-type="string" calcext:value-type="string">
            <text:p>Gab. Pesados para usos Extremos-750x1200x400- con Zócalo</text:p>
          </table:table-cell>
          <table:table-cell office:value-type="string" calcext:value-type="string">
            <text:p>GENROD</text:p>
          </table:table-cell>
          <table:table-cell office:value-type="float" office:value="1508024.56280329" calcext:value-type="float">
            <text:p>1508024.56280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Z</text:p>
          </table:table-cell>
          <table:table-cell office:value-type="string" calcext:value-type="string">
            <text:p>Gab. Pesados para usos Extremos-750x1500x500- con Zócalo</text:p>
          </table:table-cell>
          <table:table-cell office:value-type="string" calcext:value-type="string">
            <text:p>GENROD</text:p>
          </table:table-cell>
          <table:table-cell office:value-type="float" office:value="1784329.91135581" calcext:value-type="float">
            <text:p>1784329.911355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Z</text:p>
          </table:table-cell>
          <table:table-cell office:value-type="string" calcext:value-type="string">
            <text:p>Gab. Pesados para usos Extremos-800x1700x500- con Zócalo</text:p>
          </table:table-cell>
          <table:table-cell office:value-type="string" calcext:value-type="string">
            <text:p>GENROD</text:p>
          </table:table-cell>
          <table:table-cell office:value-type="float" office:value="2300325.8371196" calcext:value-type="float">
            <text:p>2300325.8371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5</text:p>
          </table:table-cell>
          <table:table-cell office:value-type="string" calcext:value-type="string">
            <text:p>Cfte Abis p/Gab. Pesado 600x75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39792.602596605" calcext:value-type="float">
            <text:p>239792.602596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0</text:p>
          </table:table-cell>
          <table:table-cell office:value-type="string" calcext:value-type="string">
            <text:p>Cfte Abis p/Gab. Pesado 600x9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66620.226353249" calcext:value-type="float">
            <text:p>266620.226353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2</text:p>
          </table:table-cell>
          <table:table-cell office:value-type="string" calcext:value-type="string">
            <text:p>Cfte Abis p/Gab. Pesado 750x12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90135.801367974" calcext:value-type="float">
            <text:p>290135.801367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5</text:p>
          </table:table-cell>
          <table:table-cell office:value-type="string" calcext:value-type="string">
            <text:p>Cfte Abis p/Gab. Pesado 750x15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12790.252657087" calcext:value-type="float">
            <text:p>312790.252657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817</text:p>
          </table:table-cell>
          <table:table-cell office:value-type="string" calcext:value-type="string">
            <text:p>Cfte Abis p/Gab. Pesado 800x17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59357.696389161" calcext:value-type="float">
            <text:p>359357.696389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B</text:p>
          </table:table-cell>
          <table:table-cell office:value-type="string" calcext:value-type="string">
            <text:p>Kit Vent. Entrada 117x135 ø80mm (3.2")Color Beige</text:p>
          </table:table-cell>
          <table:table-cell office:value-type="string" calcext:value-type="string">
            <text:p>GENROD</text:p>
          </table:table-cell>
          <table:table-cell office:value-type="float" office:value="169917.950370583" calcext:value-type="float">
            <text:p>169917.950370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B</text:p>
          </table:table-cell>
          <table:table-cell office:value-type="string" calcext:value-type="string">
            <text:p>Kit Vent. Entrada 148x170 ø120mm (4")Color Beige</text:p>
          </table:table-cell>
          <table:table-cell office:value-type="string" calcext:value-type="string">
            <text:p>GENROD</text:p>
          </table:table-cell>
          <table:table-cell office:value-type="float" office:value="185093.680390969" calcext:value-type="float">
            <text:p>185093.680390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B</text:p>
          </table:table-cell>
          <table:table-cell office:value-type="string" calcext:value-type="string">
            <text:p>Kit Vent. Entrada 248x248 ø150mm (6")Color Beige</text:p>
          </table:table-cell>
          <table:table-cell office:value-type="string" calcext:value-type="string">
            <text:p>GENROD</text:p>
          </table:table-cell>
          <table:table-cell office:value-type="float" office:value="314226.529032119" calcext:value-type="float">
            <text:p>314226.529032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G</text:p>
          </table:table-cell>
          <table:table-cell office:value-type="string" calcext:value-type="string">
            <text:p>Kit Vent. Entrada 117x135 ø80mm (3.2")Color Gris</text:p>
          </table:table-cell>
          <table:table-cell office:value-type="string" calcext:value-type="string">
            <text:p>GENROD</text:p>
          </table:table-cell>
          <table:table-cell office:value-type="float" office:value="169917.950370583" calcext:value-type="float">
            <text:p>169917.950370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G</text:p>
          </table:table-cell>
          <table:table-cell office:value-type="string" calcext:value-type="string">
            <text:p>Kit Vent. Entrada 148x170 ø120mm (4")Color Gris</text:p>
          </table:table-cell>
          <table:table-cell office:value-type="string" calcext:value-type="string">
            <text:p>GENROD</text:p>
          </table:table-cell>
          <table:table-cell office:value-type="float" office:value="185093.680390969" calcext:value-type="float">
            <text:p>185093.680390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G</text:p>
          </table:table-cell>
          <table:table-cell office:value-type="string" calcext:value-type="string">
            <text:p>Kit Vent. Entrada 248x248 ø150mm (6")Color Gris</text:p>
          </table:table-cell>
          <table:table-cell office:value-type="string" calcext:value-type="string">
            <text:p>GENROD</text:p>
          </table:table-cell>
          <table:table-cell office:value-type="float" office:value="314226.529032119" calcext:value-type="float">
            <text:p>314226.529032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B</text:p>
          </table:table-cell>
          <table:table-cell office:value-type="string" calcext:value-type="string">
            <text:p>Kit Ventilación de Salida 117x135 Color Beige</text:p>
          </table:table-cell>
          <table:table-cell office:value-type="string" calcext:value-type="string">
            <text:p>GENROD</text:p>
          </table:table-cell>
          <table:table-cell office:value-type="float" office:value="26964.3593517379" calcext:value-type="float">
            <text:p>26964.3593517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B</text:p>
          </table:table-cell>
          <table:table-cell office:value-type="string" calcext:value-type="string">
            <text:p>Kit Ventilación de Salida 148x170 Color Beige</text:p>
          </table:table-cell>
          <table:table-cell office:value-type="string" calcext:value-type="string">
            <text:p>GENROD</text:p>
          </table:table-cell>
          <table:table-cell office:value-type="float" office:value="35094.1536301332" calcext:value-type="float">
            <text:p>35094.153630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B</text:p>
          </table:table-cell>
          <table:table-cell office:value-type="string" calcext:value-type="string">
            <text:p>Kit Ventilación de Salida 248x248 Color Beige</text:p>
          </table:table-cell>
          <table:table-cell office:value-type="string" calcext:value-type="string">
            <text:p>GENROD</text:p>
          </table:table-cell>
          <table:table-cell office:value-type="float" office:value="74389.4268413438" calcext:value-type="float">
            <text:p>74389.4268413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G</text:p>
          </table:table-cell>
          <table:table-cell office:value-type="string" calcext:value-type="string">
            <text:p>Kit Ventilación de Salida 117x135 Color Gris</text:p>
          </table:table-cell>
          <table:table-cell office:value-type="string" calcext:value-type="string">
            <text:p>GENROD</text:p>
          </table:table-cell>
          <table:table-cell office:value-type="float" office:value="26964.3593517379" calcext:value-type="float">
            <text:p>26964.3593517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G</text:p>
          </table:table-cell>
          <table:table-cell office:value-type="string" calcext:value-type="string">
            <text:p>Kit Ventilación de Salida 148x170 Color Gris</text:p>
          </table:table-cell>
          <table:table-cell office:value-type="string" calcext:value-type="string">
            <text:p>GENROD</text:p>
          </table:table-cell>
          <table:table-cell office:value-type="float" office:value="35094.1536301332" calcext:value-type="float">
            <text:p>35094.153630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G</text:p>
          </table:table-cell>
          <table:table-cell office:value-type="string" calcext:value-type="string">
            <text:p>Kit Ventilación de Salida 248x248 Color Gris</text:p>
          </table:table-cell>
          <table:table-cell office:value-type="string" calcext:value-type="string">
            <text:p>GENROD</text:p>
          </table:table-cell>
          <table:table-cell office:value-type="float" office:value="74389.4268413438" calcext:value-type="float">
            <text:p>74389.4268413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3</text:p>
          </table:table-cell>
          <table:table-cell office:value-type="string" calcext:value-type="string">
            <text:p>Filtro repuesto p/rejilla 117x135mm</text:p>
          </table:table-cell>
          <table:table-cell office:value-type="string" calcext:value-type="string">
            <text:p>GENROD</text:p>
          </table:table-cell>
          <table:table-cell office:value-type="float" office:value="1316.51430935168" calcext:value-type="float">
            <text:p>1316.51430935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3</text:p>
          </table:table-cell>
          <table:table-cell office:value-type="string" calcext:value-type="string">
            <text:p>Filtro repuesto p/rejilla 148x170mm</text:p>
          </table:table-cell>
          <table:table-cell office:value-type="string" calcext:value-type="string">
            <text:p>GENROD</text:p>
          </table:table-cell>
          <table:table-cell office:value-type="float" office:value="2543.73995932" calcext:value-type="float">
            <text:p>2543.73995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3</text:p>
          </table:table-cell>
          <table:table-cell office:value-type="string" calcext:value-type="string">
            <text:p>Filtro repuesto p/rejilla 248x248mm</text:p>
          </table:table-cell>
          <table:table-cell office:value-type="string" calcext:value-type="string">
            <text:p>GENROD</text:p>
          </table:table-cell>
          <table:table-cell office:value-type="float" office:value="4001.01614283659" calcext:value-type="float">
            <text:p>4001.01614283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419</text:p>
          </table:table-cell>
          <table:table-cell office:value-type="string" calcext:value-type="string">
            <text:p>Planchuela de Cobre Desnudo 19x4 x 4 mts</text:p>
          </table:table-cell>
          <table:table-cell office:value-type="string" calcext:value-type="string">
            <text:p>GENROD</text:p>
          </table:table-cell>
          <table:table-cell office:value-type="float" office:value="179949.214149931" calcext:value-type="float">
            <text:p>179949.214149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320</text:p>
          </table:table-cell>
          <table:table-cell office:value-type="string" calcext:value-type="string">
            <text:p>Planchuela de Cobre Desnudo 20x3 x 4 mts</text:p>
          </table:table-cell>
          <table:table-cell office:value-type="string" calcext:value-type="string">
            <text:p>GENROD</text:p>
          </table:table-cell>
          <table:table-cell office:value-type="float" office:value="140257.91259556" calcext:value-type="float">
            <text:p>140257.91259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25</text:p>
          </table:table-cell>
          <table:table-cell office:value-type="string" calcext:value-type="string">
            <text:p>Planchuela de Cobre Desnudo 25x5 x 4 mts</text:p>
          </table:table-cell>
          <table:table-cell office:value-type="string" calcext:value-type="string">
            <text:p>GENROD</text:p>
          </table:table-cell>
          <table:table-cell office:value-type="float" office:value="293743.843651071" calcext:value-type="float">
            <text:p>293743.843651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30</text:p>
          </table:table-cell>
          <table:table-cell office:value-type="string" calcext:value-type="string">
            <text:p>Planchuela de Cobre Desnudo 30x5 x 4 mts</text:p>
          </table:table-cell>
          <table:table-cell office:value-type="string" calcext:value-type="string">
            <text:p>GENROD</text:p>
          </table:table-cell>
          <table:table-cell office:value-type="float" office:value="351964.149155688" calcext:value-type="float">
            <text:p>351964.149155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30</text:p>
          </table:table-cell>
          <table:table-cell office:value-type="string" calcext:value-type="string">
            <text:p>Planchuela de Cobre Desnudo 30x10 x 4 mts</text:p>
          </table:table-cell>
          <table:table-cell office:value-type="string" calcext:value-type="string">
            <text:p>GENROD</text:p>
          </table:table-cell>
          <table:table-cell office:value-type="float" office:value="711332.140563741" calcext:value-type="float">
            <text:p>711332.140563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40</text:p>
          </table:table-cell>
          <table:table-cell office:value-type="string" calcext:value-type="string">
            <text:p>Planchuela de Cobre Desnudo 40x5 x 4 mts</text:p>
          </table:table-cell>
          <table:table-cell office:value-type="string" calcext:value-type="string">
            <text:p>GENROD</text:p>
          </table:table-cell>
          <table:table-cell office:value-type="float" office:value="468402.053422689" calcext:value-type="float">
            <text:p>468402.053422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40</text:p>
          </table:table-cell>
          <table:table-cell office:value-type="string" calcext:value-type="string">
            <text:p>Planchuela de Cobre Desnudo 40x10 x 4 mts</text:p>
          </table:table-cell>
          <table:table-cell office:value-type="string" calcext:value-type="string">
            <text:p>GENROD</text:p>
          </table:table-cell>
          <table:table-cell office:value-type="float" office:value="939453.669147883" calcext:value-type="float">
            <text:p>939453.6691478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50</text:p>
          </table:table-cell>
          <table:table-cell office:value-type="string" calcext:value-type="string">
            <text:p>Planchuela de Cobre Desnudo 50x5 x 4 mts</text:p>
          </table:table-cell>
          <table:table-cell office:value-type="string" calcext:value-type="string">
            <text:p>GENROD</text:p>
          </table:table-cell>
          <table:table-cell office:value-type="float" office:value="590140.012737342" calcext:value-type="float">
            <text:p>590140.012737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50</text:p>
          </table:table-cell>
          <table:table-cell office:value-type="string" calcext:value-type="string">
            <text:p>Planchuela de Cobre Desnudo 50x10 x 4 mts</text:p>
          </table:table-cell>
          <table:table-cell office:value-type="string" calcext:value-type="string">
            <text:p>GENROD</text:p>
          </table:table-cell>
          <table:table-cell office:value-type="float" office:value="1180271.87705276" calcext:value-type="float">
            <text:p>1180271.87705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60</text:p>
          </table:table-cell>
          <table:table-cell office:value-type="string" calcext:value-type="string">
            <text:p>Planchuela de Cobre Desnudo 60x5 x 4 mts</text:p>
          </table:table-cell>
          <table:table-cell office:value-type="string" calcext:value-type="string">
            <text:p>GENROD</text:p>
          </table:table-cell>
          <table:table-cell office:value-type="float" office:value="703930.131001429" calcext:value-type="float">
            <text:p>703930.131001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60</text:p>
          </table:table-cell>
          <table:table-cell office:value-type="string" calcext:value-type="string">
            <text:p>Planchuela de Cobre Desnudo 60x10 x 4 mts</text:p>
          </table:table-cell>
          <table:table-cell office:value-type="string" calcext:value-type="string">
            <text:p>GENROD</text:p>
          </table:table-cell>
          <table:table-cell office:value-type="float" office:value="1410512.55924283" calcext:value-type="float">
            <text:p>1410512.55924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80</text:p>
          </table:table-cell>
          <table:table-cell office:value-type="string" calcext:value-type="string">
            <text:p>Planchuela de Cobre Desnudo 80x5 x 4 mts</text:p>
          </table:table-cell>
          <table:table-cell office:value-type="string" calcext:value-type="string">
            <text:p>GENROD</text:p>
          </table:table-cell>
          <table:table-cell office:value-type="float" office:value="944746.506216249" calcext:value-type="float">
            <text:p>944746.506216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80</text:p>
          </table:table-cell>
          <table:table-cell office:value-type="string" calcext:value-type="string">
            <text:p>Planchuela de Cobre Desnudo 80x10 x 4 mts</text:p>
          </table:table-cell>
          <table:table-cell office:value-type="string" calcext:value-type="string">
            <text:p>GENROD</text:p>
          </table:table-cell>
          <table:table-cell office:value-type="float" office:value="1889497.55186478" calcext:value-type="float">
            <text:p>1889497.55186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99</text:p>
          </table:table-cell>
          <table:table-cell office:value-type="string" calcext:value-type="string">
            <text:p>Planchuela de Cobre Desnudo 100x5 x 4 mts</text:p>
          </table:table-cell>
          <table:table-cell office:value-type="string" calcext:value-type="string">
            <text:p>GENROD</text:p>
          </table:table-cell>
          <table:table-cell office:value-type="float" office:value="1180271.87705276" calcext:value-type="float">
            <text:p>1180271.87705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99</text:p>
          </table:table-cell>
          <table:table-cell office:value-type="string" calcext:value-type="string">
            <text:p>Planchuela de Cobre Desnudo 100x10 x 4 mts</text:p>
          </table:table-cell>
          <table:table-cell office:value-type="string" calcext:value-type="string">
            <text:p>GENROD</text:p>
          </table:table-cell>
          <table:table-cell office:value-type="float" office:value="2360550.09803262" calcext:value-type="float">
            <text:p>2360550.09803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210</text:p>
          </table:table-cell>
          <table:table-cell office:value-type="string" calcext:value-type="string">
            <text:p>Planchuela de Cobre Desnudo 120x10 x 4 mts</text:p>
          </table:table-cell>
          <table:table-cell office:value-type="string" calcext:value-type="string">
            <text:p>GENROD</text:p>
          </table:table-cell>
          <table:table-cell office:value-type="float" office:value="2844802.58020975" calcext:value-type="float">
            <text:p>2844802.58020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7</text:p>
          </table:table-cell>
          <table:table-cell office:value-type="string" calcext:value-type="string">
            <text:p>Barra Flex Aislada GEN-ROD - 3x20x1 - 325Amp.x 3 mts</text:p>
          </table:table-cell>
          <table:table-cell office:value-type="string" calcext:value-type="string">
            <text:p>GENROD</text:p>
          </table:table-cell>
          <table:table-cell office:value-type="float" office:value="204271.633310103" calcext:value-type="float">
            <text:p>204271.633310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8</text:p>
          </table:table-cell>
          <table:table-cell office:value-type="string" calcext:value-type="string">
            <text:p>Barra Flex Aislada GEN-ROD - 4x20x1 - 363Amp. x 3 mts</text:p>
          </table:table-cell>
          <table:table-cell office:value-type="string" calcext:value-type="string">
            <text:p>GENROD</text:p>
          </table:table-cell>
          <table:table-cell office:value-type="float" office:value="265016.624436534" calcext:value-type="float">
            <text:p>265016.624436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2</text:p>
          </table:table-cell>
          <table:table-cell office:value-type="string" calcext:value-type="string">
            <text:p>Barra Flex Aislada GEN-ROD - 3x24x1 - 373Amp.x 3 mts</text:p>
          </table:table-cell>
          <table:table-cell office:value-type="string" calcext:value-type="string">
            <text:p>GENROD</text:p>
          </table:table-cell>
          <table:table-cell office:value-type="float" office:value="243481.360309002" calcext:value-type="float">
            <text:p>243481.360309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3</text:p>
          </table:table-cell>
          <table:table-cell office:value-type="string" calcext:value-type="string">
            <text:p>Barra Flex Aislada GEN-ROD - 4x24x1 - 421Amp..x 3 mts</text:p>
          </table:table-cell>
          <table:table-cell office:value-type="string" calcext:value-type="string">
            <text:p>GENROD</text:p>
          </table:table-cell>
          <table:table-cell office:value-type="float" office:value="316273.046082437" calcext:value-type="float">
            <text:p>316273.046082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9</text:p>
          </table:table-cell>
          <table:table-cell office:value-type="string" calcext:value-type="string">
            <text:p>Barra Flex Aislada GEN-ROD - 3x32x1 - 434Amp..x 3 mts</text:p>
          </table:table-cell>
          <table:table-cell office:value-type="string" calcext:value-type="string">
            <text:p>GENROD</text:p>
          </table:table-cell>
          <table:table-cell office:value-type="float" office:value="322565.234939102" calcext:value-type="float">
            <text:p>322565.234939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1</text:p>
          </table:table-cell>
          <table:table-cell office:value-type="string" calcext:value-type="string">
            <text:p>Barra Flex Aislada GEN-ROD - 5x32x1 - 579Amp..x 3 mts</text:p>
          </table:table-cell>
          <table:table-cell office:value-type="string" calcext:value-type="string">
            <text:p>GENROD</text:p>
          </table:table-cell>
          <table:table-cell office:value-type="float" office:value="515604.87481885" calcext:value-type="float">
            <text:p>515604.87481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6</text:p>
          </table:table-cell>
          <table:table-cell office:value-type="string" calcext:value-type="string">
            <text:p>Barra Flex Aislada GEN-ROD - 3x40x1 - 472Amp..x 3 mts</text:p>
          </table:table-cell>
          <table:table-cell office:value-type="string" calcext:value-type="string">
            <text:p>GENROD</text:p>
          </table:table-cell>
          <table:table-cell office:value-type="float" office:value="400352.833797081" calcext:value-type="float">
            <text:p>400352.833797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8</text:p>
          </table:table-cell>
          <table:table-cell office:value-type="string" calcext:value-type="string">
            <text:p>Barra Flex Aislada GEN-ROD - 5x40x1 - 688Amp..x 3 mts</text:p>
          </table:table-cell>
          <table:table-cell office:value-type="string" calcext:value-type="string">
            <text:p>GENROD</text:p>
          </table:table-cell>
          <table:table-cell office:value-type="float" office:value="642789.56077586" calcext:value-type="float">
            <text:p>642789.560775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6</text:p>
          </table:table-cell>
          <table:table-cell office:value-type="string" calcext:value-type="string">
            <text:p>Barra Flex Aislada GEN-ROD - 5x50x1 - 842Amp..x 3 mts</text:p>
          </table:table-cell>
          <table:table-cell office:value-type="string" calcext:value-type="string">
            <text:p>GENROD</text:p>
          </table:table-cell>
          <table:table-cell office:value-type="float" office:value="801301.320056627" calcext:value-type="float">
            <text:p>801301.320056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8</text:p>
          </table:table-cell>
          <table:table-cell office:value-type="string" calcext:value-type="string">
            <text:p>Barra Flex Aislada GEN-ROD - 8x50x1 - 1063Amp..x 3 mts</text:p>
          </table:table-cell>
          <table:table-cell office:value-type="string" calcext:value-type="string">
            <text:p>GENROD</text:p>
          </table:table-cell>
          <table:table-cell office:value-type="float" office:value="1255458.77594457" calcext:value-type="float">
            <text:p>1255458.77594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2</text:p>
          </table:table-cell>
          <table:table-cell office:value-type="string" calcext:value-type="string">
            <text:p>Barra Flex Aislada GEN-ROD - 5x63x1 - 932Amp..x 3 mts</text:p>
          </table:table-cell>
          <table:table-cell office:value-type="string" calcext:value-type="string">
            <text:p>GENROD</text:p>
          </table:table-cell>
          <table:table-cell office:value-type="float" office:value="1007417.79556457" calcext:value-type="float">
            <text:p>1007417.79556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5</text:p>
          </table:table-cell>
          <table:table-cell office:value-type="string" calcext:value-type="string">
            <text:p>Barra Flex Aislada GEN-ROD - 10x63x1 - 1448Amp..x 3 mts</text:p>
          </table:table-cell>
          <table:table-cell office:value-type="string" calcext:value-type="string">
            <text:p>GENROD</text:p>
          </table:table-cell>
          <table:table-cell office:value-type="float" office:value="1958966.14764361" calcext:value-type="float">
            <text:p>1958966.14764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T</text:p>
          </table:table-cell>
          <table:table-cell office:value-type="string" calcext:value-type="string">
            <text:p>Gab Mod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47207.008662405" calcext:value-type="float">
            <text:p>247207.008662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T</text:p>
          </table:table-cell>
          <table:table-cell office:value-type="string" calcext:value-type="string">
            <text:p>Gab Mod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3945.048849221" calcext:value-type="float">
            <text:p>213945.048849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T</text:p>
          </table:table-cell>
          <table:table-cell office:value-type="string" calcext:value-type="string">
            <text:p>Gab Mod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0583.660265162" calcext:value-type="float">
            <text:p>230583.660265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T</text:p>
          </table:table-cell>
          <table:table-cell office:value-type="string" calcext:value-type="string">
            <text:p>Gab Mod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3833.593872234" calcext:value-type="float">
            <text:p>263833.593872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T</text:p>
          </table:table-cell>
          <table:table-cell office:value-type="string" calcext:value-type="string">
            <text:p>Gab Mod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0460.968548548" calcext:value-type="float">
            <text:p>280460.968548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T</text:p>
          </table:table-cell>
          <table:table-cell office:value-type="string" calcext:value-type="string">
            <text:p>Gab Mod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998.821954881" calcext:value-type="float">
            <text:p>183998.821954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T</text:p>
          </table:table-cell>
          <table:table-cell office:value-type="string" calcext:value-type="string">
            <text:p>Gab Mod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0621.90719663" calcext:value-type="float">
            <text:p>200621.9071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T</text:p>
          </table:table-cell>
          <table:table-cell office:value-type="string" calcext:value-type="string">
            <text:p>Gab Mod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7247.676624425" calcext:value-type="float">
            <text:p>217247.676624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T</text:p>
          </table:table-cell>
          <table:table-cell office:value-type="string" calcext:value-type="string">
            <text:p>Gab Mod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3868.603991116" calcext:value-type="float">
            <text:p>233868.603991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T</text:p>
          </table:table-cell>
          <table:table-cell office:value-type="string" calcext:value-type="string">
            <text:p>Gab Mod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0497.057604959" calcext:value-type="float">
            <text:p>250497.057604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T</text:p>
          </table:table-cell>
          <table:table-cell office:value-type="string" calcext:value-type="string">
            <text:p>Gab Mod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909.222948305" calcext:value-type="float">
            <text:p>243909.222948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T</text:p>
          </table:table-cell>
          <table:table-cell office:value-type="string" calcext:value-type="string">
            <text:p>Gab Mod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0535.255531595" calcext:value-type="float">
            <text:p>260535.255531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T</text:p>
          </table:table-cell>
          <table:table-cell office:value-type="string" calcext:value-type="string">
            <text:p>Gab Mod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7158.603928838" calcext:value-type="float">
            <text:p>277158.603928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T</text:p>
          </table:table-cell>
          <table:table-cell office:value-type="string" calcext:value-type="string">
            <text:p>Gab Mod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3783.5575746" calcext:value-type="float">
            <text:p>293783.5575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T</text:p>
          </table:table-cell>
          <table:table-cell office:value-type="string" calcext:value-type="string">
            <text:p>Gab Mod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0409.0638469" calcext:value-type="float">
            <text:p>310409.0638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T</text:p>
          </table:table-cell>
          <table:table-cell office:value-type="string" calcext:value-type="string">
            <text:p>Gab Mod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0486.340364513" calcext:value-type="float">
            <text:p>320486.340364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T</text:p>
          </table:table-cell>
          <table:table-cell office:value-type="string" calcext:value-type="string">
            <text:p>Gab Mod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5632.032091735" calcext:value-type="float">
            <text:p>345632.032091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T</text:p>
          </table:table-cell>
          <table:table-cell office:value-type="string" calcext:value-type="string">
            <text:p>Gab Mod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0779.355383024" calcext:value-type="float">
            <text:p>370779.355383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T</text:p>
          </table:table-cell>
          <table:table-cell office:value-type="string" calcext:value-type="string">
            <text:p>Gab Mod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926.915514259" calcext:value-type="float">
            <text:p>395926.915514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T</text:p>
          </table:table-cell>
          <table:table-cell office:value-type="string" calcext:value-type="string">
            <text:p>Gab Mod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1087.870260179" calcext:value-type="float">
            <text:p>421087.870260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T</text:p>
          </table:table-cell>
          <table:table-cell office:value-type="string" calcext:value-type="string">
            <text:p>Gab Mod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7061.589376708" calcext:value-type="float">
            <text:p>397061.589376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T</text:p>
          </table:table-cell>
          <table:table-cell office:value-type="string" calcext:value-type="string">
            <text:p>Gab Mod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0746.22954563" calcext:value-type="float">
            <text:p>430746.22954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T</text:p>
          </table:table-cell>
          <table:table-cell office:value-type="string" calcext:value-type="string">
            <text:p>Gab Mod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4416.948788877" calcext:value-type="float">
            <text:p>464416.948788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T</text:p>
          </table:table-cell>
          <table:table-cell office:value-type="string" calcext:value-type="string">
            <text:p>Gab Mod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8084.431219538" calcext:value-type="float">
            <text:p>498084.431219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T</text:p>
          </table:table-cell>
          <table:table-cell office:value-type="string" calcext:value-type="string">
            <text:p>Gab Mod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1753.808369762" calcext:value-type="float">
            <text:p>531753.808369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T</text:p>
          </table:table-cell>
          <table:table-cell office:value-type="string" calcext:value-type="string">
            <text:p>Gab Mod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8345.230566086" calcext:value-type="float">
            <text:p>488345.2305660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T</text:p>
          </table:table-cell>
          <table:table-cell office:value-type="string" calcext:value-type="string">
            <text:p>Gab Mod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538830.954353435" calcext:value-type="float">
            <text:p>538830.954353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T</text:p>
          </table:table-cell>
          <table:table-cell office:value-type="string" calcext:value-type="string">
            <text:p>Gab Mod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9297.941469554" calcext:value-type="float">
            <text:p>589297.941469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T</text:p>
          </table:table-cell>
          <table:table-cell office:value-type="string" calcext:value-type="string">
            <text:p>Gab Mod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639783.138945912" calcext:value-type="float">
            <text:p>639783.13894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T</text:p>
          </table:table-cell>
          <table:table-cell office:value-type="string" calcext:value-type="string">
            <text:p>Gab Mod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90251.20499956" calcext:value-type="float">
            <text:p>690251.20499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T</text:p>
          </table:table-cell>
          <table:table-cell office:value-type="string" calcext:value-type="string">
            <text:p>Gab Mod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4938.426783027" calcext:value-type="float">
            <text:p>564938.426783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T</text:p>
          </table:table-cell>
          <table:table-cell office:value-type="string" calcext:value-type="string">
            <text:p>Gab Mod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3928.283540114" calcext:value-type="float">
            <text:p>623928.283540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T</text:p>
          </table:table-cell>
          <table:table-cell office:value-type="string" calcext:value-type="string">
            <text:p>Gab Mod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682934.745408922" calcext:value-type="float">
            <text:p>682934.745408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T</text:p>
          </table:table-cell>
          <table:table-cell office:value-type="string" calcext:value-type="string">
            <text:p>Gab Mod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41925.681103537" calcext:value-type="float">
            <text:p>741925.681103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T</text:p>
          </table:table-cell>
          <table:table-cell office:value-type="string" calcext:value-type="string">
            <text:p>Gab Mod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00934.011376359" calcext:value-type="float">
            <text:p>800934.011376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P</text:p>
          </table:table-cell>
          <table:table-cell office:value-type="string" calcext:value-type="string">
            <text:p>Gab. Modular S.97 - 3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83350.81061462" calcext:value-type="float">
            <text:p>283350.81061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P</text:p>
          </table:table-cell>
          <table:table-cell office:value-type="string" calcext:value-type="string">
            <text:p>Gab. Modular S.97 - 3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3105.209404463" calcext:value-type="float">
            <text:p>303105.2094044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P</text:p>
          </table:table-cell>
          <table:table-cell office:value-type="string" calcext:value-type="string">
            <text:p>Gab. Modular S.97 - 3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2847.818828139" calcext:value-type="float">
            <text:p>322847.8188281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P</text:p>
          </table:table-cell>
          <table:table-cell office:value-type="string" calcext:value-type="string">
            <text:p>Gab. Modular S.97 - 3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2594.954526326" calcext:value-type="float">
            <text:p>342594.954526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P</text:p>
          </table:table-cell>
          <table:table-cell office:value-type="string" calcext:value-type="string">
            <text:p>Gab. Modular S.97 - 3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2333.037675492" calcext:value-type="float">
            <text:p>362333.037675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P</text:p>
          </table:table-cell>
          <table:table-cell office:value-type="string" calcext:value-type="string">
            <text:p>Gab. Modular S.97 - 3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43155.966660008" calcext:value-type="float">
            <text:p>243155.966660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P</text:p>
          </table:table-cell>
          <table:table-cell office:value-type="string" calcext:value-type="string">
            <text:p>Gab. Modular S.97 - 3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62885.470940044" calcext:value-type="float">
            <text:p>262885.470940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P</text:p>
          </table:table-cell>
          <table:table-cell office:value-type="string" calcext:value-type="string">
            <text:p>Gab. Modular S.97 - 3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82641.7381339" calcext:value-type="float">
            <text:p>282641.7381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P</text:p>
          </table:table-cell>
          <table:table-cell office:value-type="string" calcext:value-type="string">
            <text:p>Gab. Modular S.97 - 3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2377.373936964" calcext:value-type="float">
            <text:p>302377.373936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P</text:p>
          </table:table-cell>
          <table:table-cell office:value-type="string" calcext:value-type="string">
            <text:p>Gab. Modular S.97 - 3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2128.825385265" calcext:value-type="float">
            <text:p>322128.825385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P</text:p>
          </table:table-cell>
          <table:table-cell office:value-type="string" calcext:value-type="string">
            <text:p>Gab. Modular S.97 - 3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3578.575321631" calcext:value-type="float">
            <text:p>323578.575321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P</text:p>
          </table:table-cell>
          <table:table-cell office:value-type="string" calcext:value-type="string">
            <text:p>Gab. Modular S.97 - 3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3308.86906815" calcext:value-type="float">
            <text:p>343308.86906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P</text:p>
          </table:table-cell>
          <table:table-cell office:value-type="string" calcext:value-type="string">
            <text:p>Gab. Modular S.97 - 3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3067.794132504" calcext:value-type="float">
            <text:p>363067.794132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P</text:p>
          </table:table-cell>
          <table:table-cell office:value-type="string" calcext:value-type="string">
            <text:p>Gab. Modular S.97 - 3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2808.798307662" calcext:value-type="float">
            <text:p>382808.798307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P</text:p>
          </table:table-cell>
          <table:table-cell office:value-type="string" calcext:value-type="string">
            <text:p>Gab. Modular S.97 - 3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2558.90766294" calcext:value-type="float">
            <text:p>402558.90766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P</text:p>
          </table:table-cell>
          <table:table-cell office:value-type="string" calcext:value-type="string">
            <text:p>Gab. Modular S.97 - 3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3789.819302968" calcext:value-type="float">
            <text:p>423789.8193029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P</text:p>
          </table:table-cell>
          <table:table-cell office:value-type="string" calcext:value-type="string">
            <text:p>Gab. Modular S.97 - 3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3665.388946956" calcext:value-type="float">
            <text:p>453665.388946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P</text:p>
          </table:table-cell>
          <table:table-cell office:value-type="string" calcext:value-type="string">
            <text:p>Gab. Modular S.97 - 3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3529.432380271" calcext:value-type="float">
            <text:p>483529.432380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P</text:p>
          </table:table-cell>
          <table:table-cell office:value-type="string" calcext:value-type="string">
            <text:p>Gab. Modular S.97 - 3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3399.107341175" calcext:value-type="float">
            <text:p>513399.107341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P</text:p>
          </table:table-cell>
          <table:table-cell office:value-type="string" calcext:value-type="string">
            <text:p>Gab. Modular S.97 - 3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3258.887655474" calcext:value-type="float">
            <text:p>543258.887655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P</text:p>
          </table:table-cell>
          <table:table-cell office:value-type="string" calcext:value-type="string">
            <text:p>Gab. Modular S.97 - 3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4024.61570109" calcext:value-type="float">
            <text:p>524024.61570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P</text:p>
          </table:table-cell>
          <table:table-cell office:value-type="string" calcext:value-type="string">
            <text:p>Gab. Modular S.97 - 3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64009.040522065" calcext:value-type="float">
            <text:p>564009.040522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P</text:p>
          </table:table-cell>
          <table:table-cell office:value-type="string" calcext:value-type="string">
            <text:p>Gab. Modular S.97 - 3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4006.070491241" calcext:value-type="float">
            <text:p>604006.0704912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P</text:p>
          </table:table-cell>
          <table:table-cell office:value-type="string" calcext:value-type="string">
            <text:p>Gab. Modular S.97 - 3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4002.547833878" calcext:value-type="float">
            <text:p>644002.5478338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P</text:p>
          </table:table-cell>
          <table:table-cell office:value-type="string" calcext:value-type="string">
            <text:p>Gab. Modular S.97 - 3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3969.867547691" calcext:value-type="float">
            <text:p>683969.867547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P</text:p>
          </table:table-cell>
          <table:table-cell office:value-type="string" calcext:value-type="string">
            <text:p>Gab. Modular S.97 - 3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1715.226588684" calcext:value-type="float">
            <text:p>641715.2265886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P</text:p>
          </table:table-cell>
          <table:table-cell office:value-type="string" calcext:value-type="string">
            <text:p>Gab. Modular S.97 - 3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01659.100961045" calcext:value-type="float">
            <text:p>701659.100961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P</text:p>
          </table:table-cell>
          <table:table-cell office:value-type="string" calcext:value-type="string">
            <text:p>Gab. Modular S.97 - 3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1598.422743346" calcext:value-type="float">
            <text:p>761598.422743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P</text:p>
          </table:table-cell>
          <table:table-cell office:value-type="string" calcext:value-type="string">
            <text:p>Gab. Modular S.97 - 3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1554.612792863" calcext:value-type="float">
            <text:p>821554.612792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P</text:p>
          </table:table-cell>
          <table:table-cell office:value-type="string" calcext:value-type="string">
            <text:p>Gab. Modular S.97 - 3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81493.118793131" calcext:value-type="float">
            <text:p>881493.118793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P</text:p>
          </table:table-cell>
          <table:table-cell office:value-type="string" calcext:value-type="string">
            <text:p>Gab. Modular S.97 - 3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1936.391532176" calcext:value-type="float">
            <text:p>741936.391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P</text:p>
          </table:table-cell>
          <table:table-cell office:value-type="string" calcext:value-type="string">
            <text:p>Gab. Modular S.97 - 3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2003.305162694" calcext:value-type="float">
            <text:p>812003.305162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P</text:p>
          </table:table-cell>
          <table:table-cell office:value-type="string" calcext:value-type="string">
            <text:p>Gab. Modular S.97 - 3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82072.113512775" calcext:value-type="float">
            <text:p>882072.113512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P</text:p>
          </table:table-cell>
          <table:table-cell office:value-type="string" calcext:value-type="string">
            <text:p>Gab. Modular S.97 - 3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52136.079801751" calcext:value-type="float">
            <text:p>952136.079801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P</text:p>
          </table:table-cell>
          <table:table-cell office:value-type="string" calcext:value-type="string">
            <text:p>Gab. Mod S.97 -300x2100x9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2204.33552529" calcext:value-type="float">
            <text:p>1022204.33552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P</text:p>
          </table:table-cell>
          <table:table-cell office:value-type="string" calcext:value-type="string">
            <text:p>Gab. Modular S.97 - 4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17758.181034442" calcext:value-type="float">
            <text:p>317758.181034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T</text:p>
          </table:table-cell>
          <table:table-cell office:value-type="string" calcext:value-type="string">
            <text:p>Gab. Modular S.97 - 4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943.748949221" calcext:value-type="float">
            <text:p>243943.748949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P</text:p>
          </table:table-cell>
          <table:table-cell office:value-type="string" calcext:value-type="string">
            <text:p>Gab. Modular S.97 - 4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5685.122806243" calcext:value-type="float">
            <text:p>335685.122806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T</text:p>
          </table:table-cell>
          <table:table-cell office:value-type="string" calcext:value-type="string">
            <text:p>Gab. Modular S.97 - 4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9058.479525914" calcext:value-type="float">
            <text:p>259058.47952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P</text:p>
          </table:table-cell>
          <table:table-cell office:value-type="string" calcext:value-type="string">
            <text:p>Gab. Modular S.97 - 4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3649.537920502" calcext:value-type="float">
            <text:p>353649.537920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T</text:p>
          </table:table-cell>
          <table:table-cell office:value-type="string" calcext:value-type="string">
            <text:p>Gab. Modular S.97 - 4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4171.578538539" calcext:value-type="float">
            <text:p>274171.578538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P</text:p>
          </table:table-cell>
          <table:table-cell office:value-type="string" calcext:value-type="string">
            <text:p>Gab. Modular S.97 - 4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1590.953244516" calcext:value-type="float">
            <text:p>371590.953244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T</text:p>
          </table:table-cell>
          <table:table-cell office:value-type="string" calcext:value-type="string">
            <text:p>Gab. Modular S.97 - 4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9284.703866713" calcext:value-type="float">
            <text:p>289284.703866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P</text:p>
          </table:table-cell>
          <table:table-cell office:value-type="string" calcext:value-type="string">
            <text:p>Gab. Modular S.97 - 4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9546.263178655" calcext:value-type="float">
            <text:p>389546.263178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T</text:p>
          </table:table-cell>
          <table:table-cell office:value-type="string" calcext:value-type="string">
            <text:p>Gab. Modular S.97 - 4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4397.802879338" calcext:value-type="float">
            <text:p>304397.802879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P</text:p>
          </table:table-cell>
          <table:table-cell office:value-type="string" calcext:value-type="string">
            <text:p>Gab. Modular S.97 - 4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73281.823495093" calcext:value-type="float">
            <text:p>273281.823495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T</text:p>
          </table:table-cell>
          <table:table-cell office:value-type="string" calcext:value-type="string">
            <text:p>Gab. Modular S.97 - 4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9288.512368854" calcext:value-type="float">
            <text:p>209288.512368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P</text:p>
          </table:table-cell>
          <table:table-cell office:value-type="string" calcext:value-type="string">
            <text:p>Gab. Modular S.97 - 4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91242.501801326" calcext:value-type="float">
            <text:p>291242.501801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T</text:p>
          </table:table-cell>
          <table:table-cell office:value-type="string" calcext:value-type="string">
            <text:p>Gab. Modular S.97 - 4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4404.321883075" calcext:value-type="float">
            <text:p>224404.321883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P</text:p>
          </table:table-cell>
          <table:table-cell office:value-type="string" calcext:value-type="string">
            <text:p>Gab. Modular S.97 - 4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9195.153864969" calcext:value-type="float">
            <text:p>309195.153864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T</text:p>
          </table:table-cell>
          <table:table-cell office:value-type="string" calcext:value-type="string">
            <text:p>Gab. Modular S.97 - 45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9517.4208957" calcext:value-type="float">
            <text:p>239517.4208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P</text:p>
          </table:table-cell>
          <table:table-cell office:value-type="string" calcext:value-type="string">
            <text:p>Gab. Modular S.97 - 4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7142.437556517" calcext:value-type="float">
            <text:p>327142.437556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T</text:p>
          </table:table-cell>
          <table:table-cell office:value-type="string" calcext:value-type="string">
            <text:p>Gab. Modular S.97 - 4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4629.467286346" calcext:value-type="float">
            <text:p>254629.467286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P</text:p>
          </table:table-cell>
          <table:table-cell office:value-type="string" calcext:value-type="string">
            <text:p>Gab. Modular S.97 - 4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5099.905365713" calcext:value-type="float">
            <text:p>345099.905365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T</text:p>
          </table:table-cell>
          <table:table-cell office:value-type="string" calcext:value-type="string">
            <text:p>Gab. Modular S.97 - 4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9745.250485017" calcext:value-type="float">
            <text:p>269745.250485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P</text:p>
          </table:table-cell>
          <table:table-cell office:value-type="string" calcext:value-type="string">
            <text:p>Gab. Modular S.97 - 4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2203.459909855" calcext:value-type="float">
            <text:p>362203.459909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T</text:p>
          </table:table-cell>
          <table:table-cell office:value-type="string" calcext:value-type="string">
            <text:p>Gab. Modular S.97 - 4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8587.748789961" calcext:value-type="float">
            <text:p>278587.748789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P</text:p>
          </table:table-cell>
          <table:table-cell office:value-type="string" calcext:value-type="string">
            <text:p>Gab. Modular S.97 - 4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0153.42778745" calcext:value-type="float">
            <text:p>380153.42778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T</text:p>
          </table:table-cell>
          <table:table-cell office:value-type="string" calcext:value-type="string">
            <text:p>Gab. Mod S.97-450x900x45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293699.795180607" calcext:value-type="float">
            <text:p>293699.795180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P</text:p>
          </table:table-cell>
          <table:table-cell office:value-type="string" calcext:value-type="string">
            <text:p>Gab. Modular S.97 - 45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8092.685236407" calcext:value-type="float">
            <text:p>398092.685236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T</text:p>
          </table:table-cell>
          <table:table-cell office:value-type="string" calcext:value-type="string">
            <text:p>Gab. Modular S.97 - 45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825.762496927" calcext:value-type="float">
            <text:p>308825.762496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P</text:p>
          </table:table-cell>
          <table:table-cell office:value-type="string" calcext:value-type="string">
            <text:p>Gab. Modular S.97 - 4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6058.179288195" calcext:value-type="float">
            <text:p>416058.179288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T</text:p>
          </table:table-cell>
          <table:table-cell office:value-type="string" calcext:value-type="string">
            <text:p>Gab. Modular S.97 - 4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3938.861509552" calcext:value-type="float">
            <text:p>323938.861509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P</text:p>
          </table:table-cell>
          <table:table-cell office:value-type="string" calcext:value-type="string">
            <text:p>Gab. Modular S.97 - 4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3994.778866655" calcext:value-type="float">
            <text:p>433994.778866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T</text:p>
          </table:table-cell>
          <table:table-cell office:value-type="string" calcext:value-type="string">
            <text:p>Gab. Mod S.97-450x9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339052.513148716" calcext:value-type="float">
            <text:p>339052.51314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P</text:p>
          </table:table-cell>
          <table:table-cell office:value-type="string" calcext:value-type="string">
            <text:p>Gab. Modular S.97 - 4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9117.379605775" calcext:value-type="float">
            <text:p>469117.379605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T</text:p>
          </table:table-cell>
          <table:table-cell office:value-type="string" calcext:value-type="string">
            <text:p>Gab. Modular S.97 - 4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3045.057497754" calcext:value-type="float">
            <text:p>363045.057497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P</text:p>
          </table:table-cell>
          <table:table-cell office:value-type="string" calcext:value-type="string">
            <text:p>Gab. Modular S.97 - 4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6255.658424022" calcext:value-type="float">
            <text:p>496255.658424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T</text:p>
          </table:table-cell>
          <table:table-cell office:value-type="string" calcext:value-type="string">
            <text:p>Gab. Modular S.97 - 4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5906.375321324" calcext:value-type="float">
            <text:p>385906.375321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P</text:p>
          </table:table-cell>
          <table:table-cell office:value-type="string" calcext:value-type="string">
            <text:p>Gab. Modular S.97 - 45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3401.989800409" calcext:value-type="float">
            <text:p>523401.98980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T</text:p>
          </table:table-cell>
          <table:table-cell office:value-type="string" calcext:value-type="string">
            <text:p>Gab. Modular S.97 - 4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8767.166833904" calcext:value-type="float">
            <text:p>408767.166833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P</text:p>
          </table:table-cell>
          <table:table-cell office:value-type="string" calcext:value-type="string">
            <text:p>Gab. Modular S.97 - 4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0577.215650125" calcext:value-type="float">
            <text:p>550577.215650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T</text:p>
          </table:table-cell>
          <table:table-cell office:value-type="string" calcext:value-type="string">
            <text:p>Gab. Modular S.97 - 4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1628.510973023" calcext:value-type="float">
            <text:p>431628.510973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P</text:p>
          </table:table-cell>
          <table:table-cell office:value-type="string" calcext:value-type="string">
            <text:p>Gab. Modular S.97 - 4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7726.20489701" calcext:value-type="float">
            <text:p>577726.20489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T</text:p>
          </table:table-cell>
          <table:table-cell office:value-type="string" calcext:value-type="string">
            <text:p>Gab. Modular S.97 - 4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4491.434045112" calcext:value-type="float">
            <text:p>454491.434045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P</text:p>
          </table:table-cell>
          <table:table-cell office:value-type="string" calcext:value-type="string">
            <text:p>Gab. Modular S.97 - 4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6021.641495036" calcext:value-type="float">
            <text:p>576021.641495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T</text:p>
          </table:table-cell>
          <table:table-cell office:value-type="string" calcext:value-type="string">
            <text:p>Gab. Modular S.97 - 4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7491.655776908" calcext:value-type="float">
            <text:p>447491.655776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P</text:p>
          </table:table-cell>
          <table:table-cell office:value-type="string" calcext:value-type="string">
            <text:p>Gab. Modular S.97 - 4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2377.704669351" calcext:value-type="float">
            <text:p>612377.704669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T</text:p>
          </table:table-cell>
          <table:table-cell office:value-type="string" calcext:value-type="string">
            <text:p>Gab. Modular S.97 - 4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8111.902840061" calcext:value-type="float">
            <text:p>478111.902840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P</text:p>
          </table:table-cell>
          <table:table-cell office:value-type="string" calcext:value-type="string">
            <text:p>Gab. Modular S.97 - 4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8721.45216651" calcext:value-type="float">
            <text:p>648721.45216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T</text:p>
          </table:table-cell>
          <table:table-cell office:value-type="string" calcext:value-type="string">
            <text:p>Gab. Modular S.97 - 4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8722.518412105" calcext:value-type="float">
            <text:p>508722.518412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P</text:p>
          </table:table-cell>
          <table:table-cell office:value-type="string" calcext:value-type="string">
            <text:p>Gab. Modular S.97 - 4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5070.015409224" calcext:value-type="float">
            <text:p>685070.015409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T</text:p>
          </table:table-cell>
          <table:table-cell office:value-type="string" calcext:value-type="string">
            <text:p>Gab. Modular S.97 - 4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9329.923487112" calcext:value-type="float">
            <text:p>539329.923487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P</text:p>
          </table:table-cell>
          <table:table-cell office:value-type="string" calcext:value-type="string">
            <text:p>Gab. Modular S.97 - 4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21422.868086503" calcext:value-type="float">
            <text:p>721422.868086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T</text:p>
          </table:table-cell>
          <table:table-cell office:value-type="string" calcext:value-type="string">
            <text:p>Gab. Modular S.97 - 4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9937.854873109" calcext:value-type="float">
            <text:p>569937.854873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P</text:p>
          </table:table-cell>
          <table:table-cell office:value-type="string" calcext:value-type="string">
            <text:p>Gab. Modular S.97 - 4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6937.119522257" calcext:value-type="float">
            <text:p>716937.1195222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T</text:p>
          </table:table-cell>
          <table:table-cell office:value-type="string" calcext:value-type="string">
            <text:p>Gab. Modular S.97 - 4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0589.466444974" calcext:value-type="float">
            <text:p>560589.466444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P</text:p>
          </table:table-cell>
          <table:table-cell office:value-type="string" calcext:value-type="string">
            <text:p>Gab. Modular S.97 - 4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1158.481200284" calcext:value-type="float">
            <text:p>781158.48120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T</text:p>
          </table:table-cell>
          <table:table-cell office:value-type="string" calcext:value-type="string">
            <text:p>Gab. Mod S.97- 45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4664.736443501" calcext:value-type="float">
            <text:p>614664.736443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P</text:p>
          </table:table-cell>
          <table:table-cell office:value-type="string" calcext:value-type="string">
            <text:p>Gab. Modular S.97 - 45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5378.237629793" calcext:value-type="float">
            <text:p>845378.23762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T</text:p>
          </table:table-cell>
          <table:table-cell office:value-type="string" calcext:value-type="string">
            <text:p>Gab. Mod S.97-450x1800x6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668725.032894373" calcext:value-type="float">
            <text:p>668725.032894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P</text:p>
          </table:table-cell>
          <table:table-cell office:value-type="string" calcext:value-type="string">
            <text:p>Gab. Modular S.97 - 4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09589.415190172" calcext:value-type="float">
            <text:p>909589.415190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T</text:p>
          </table:table-cell>
          <table:table-cell office:value-type="string" calcext:value-type="string">
            <text:p>Gab. Modular S.97 - 45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22808.908077579" calcext:value-type="float">
            <text:p>722808.908077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P</text:p>
          </table:table-cell>
          <table:table-cell office:value-type="string" calcext:value-type="string">
            <text:p>Gab. Modular S.97 - 4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73811.855805728" calcext:value-type="float">
            <text:p>973811.85580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T</text:p>
          </table:table-cell>
          <table:table-cell office:value-type="string" calcext:value-type="string">
            <text:p>Gab. Mod S.97-450x18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776879.36233055" calcext:value-type="float">
            <text:p>776879.36233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P</text:p>
          </table:table-cell>
          <table:table-cell office:value-type="string" calcext:value-type="string">
            <text:p>Gab. Modular S.97 - 4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3860.118082747" calcext:value-type="float">
            <text:p>823860.118082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T</text:p>
          </table:table-cell>
          <table:table-cell office:value-type="string" calcext:value-type="string">
            <text:p>Gab. Modular S.97 - 4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5051.038271782" calcext:value-type="float">
            <text:p>645051.0382717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P</text:p>
          </table:table-cell>
          <table:table-cell office:value-type="string" calcext:value-type="string">
            <text:p>Gab. Modular S.97 - 4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7263.369707353" calcext:value-type="float">
            <text:p>897263.369707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T</text:p>
          </table:table-cell>
          <table:table-cell office:value-type="string" calcext:value-type="string">
            <text:p>Gab.Mod.S.97-45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706869.185024709" calcext:value-type="float">
            <text:p>706869.185024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P</text:p>
          </table:table-cell>
          <table:table-cell office:value-type="string" calcext:value-type="string">
            <text:p>Gab. Modular S.97 - 45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70695.015809847" calcext:value-type="float">
            <text:p>970695.015809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T</text:p>
          </table:table-cell>
          <table:table-cell office:value-type="string" calcext:value-type="string">
            <text:p>Gab. Mod S.97-450x21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768690.015963683" calcext:value-type="float">
            <text:p>768690.015963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P</text:p>
          </table:table-cell>
          <table:table-cell office:value-type="string" calcext:value-type="string">
            <text:p>Gab. Modular S.97 - 45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44096.68850148" calcext:value-type="float">
            <text:p>1044096.68850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T</text:p>
          </table:table-cell>
          <table:table-cell office:value-type="string" calcext:value-type="string">
            <text:p>Gab. Modular S.97 - 45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30509.767965128" calcext:value-type="float">
            <text:p>830509.767965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P</text:p>
          </table:table-cell>
          <table:table-cell office:value-type="string" calcext:value-type="string">
            <text:p>Gab. Modular S.97 - 45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17514.38736275" calcext:value-type="float">
            <text:p>1117514.38736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T</text:p>
          </table:table-cell>
          <table:table-cell office:value-type="string" calcext:value-type="string">
            <text:p>Gab.Mod.S.97-45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92330.072593113" calcext:value-type="float">
            <text:p>892330.072593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P</text:p>
          </table:table-cell>
          <table:table-cell office:value-type="string" calcext:value-type="string">
            <text:p>Gab. Modular S.97 - 6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1142.325756993" calcext:value-type="float">
            <text:p>371142.325756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T</text:p>
          </table:table-cell>
          <table:table-cell office:value-type="string" calcext:value-type="string">
            <text:p>Gab. Modular S.97 - 6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7514.825270932" calcext:value-type="float">
            <text:p>287514.825270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P</text:p>
          </table:table-cell>
          <table:table-cell office:value-type="string" calcext:value-type="string">
            <text:p>Gab. Modular S.97 - 6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8772.138659622" calcext:value-type="float">
            <text:p>388772.138659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T</text:p>
          </table:table-cell>
          <table:table-cell office:value-type="string" calcext:value-type="string">
            <text:p>Gab. Modular S.97 - 6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2321.163923276" calcext:value-type="float">
            <text:p>302321.163923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P</text:p>
          </table:table-cell>
          <table:table-cell office:value-type="string" calcext:value-type="string">
            <text:p>Gab. Modular S.97 - 6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6410.004120392" calcext:value-type="float">
            <text:p>406410.004120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T</text:p>
          </table:table-cell>
          <table:table-cell office:value-type="string" calcext:value-type="string">
            <text:p>Gab. Modular S.97 - 6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7139.291941787" calcext:value-type="float">
            <text:p>317139.291941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P</text:p>
          </table:table-cell>
          <table:table-cell office:value-type="string" calcext:value-type="string">
            <text:p>Gab. Modular S.97 - 6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4029.659220923" calcext:value-type="float">
            <text:p>424029.659220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T</text:p>
          </table:table-cell>
          <table:table-cell office:value-type="string" calcext:value-type="string">
            <text:p>Gab. Modular S.97 - 6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1945.656909681" calcext:value-type="float">
            <text:p>331945.656909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P</text:p>
          </table:table-cell>
          <table:table-cell office:value-type="string" calcext:value-type="string">
            <text:p>Gab. Modular S.97 - 6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1659.998434542" calcext:value-type="float">
            <text:p>441659.998434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T</text:p>
          </table:table-cell>
          <table:table-cell office:value-type="string" calcext:value-type="string">
            <text:p>Gab. Modular S.97 - 6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6761.100742145" calcext:value-type="float">
            <text:p>346761.100742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P</text:p>
          </table:table-cell>
          <table:table-cell office:value-type="string" calcext:value-type="string">
            <text:p>Gab. Modular S.97 - 6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19727.215708683" calcext:value-type="float">
            <text:p>319727.215708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T</text:p>
          </table:table-cell>
          <table:table-cell office:value-type="string" calcext:value-type="string">
            <text:p>Gab. Modular S.97 - 6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6293.96435767" calcext:value-type="float">
            <text:p>246293.96435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P</text:p>
          </table:table-cell>
          <table:table-cell office:value-type="string" calcext:value-type="string">
            <text:p>Gab. Modular S.97 - 6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7359.18648637" calcext:value-type="float">
            <text:p>337359.18648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T</text:p>
          </table:table-cell>
          <table:table-cell office:value-type="string" calcext:value-type="string">
            <text:p>Gab. Modular S.97 - 6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1100.329325564" calcext:value-type="float">
            <text:p>261100.329325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P</text:p>
          </table:table-cell>
          <table:table-cell office:value-type="string" calcext:value-type="string">
            <text:p>Gab. Modular S.97 - 6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4971.341655299" calcext:value-type="float">
            <text:p>354971.341655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T</text:p>
          </table:table-cell>
          <table:table-cell office:value-type="string" calcext:value-type="string">
            <text:p>Gab. Modular S.97 - 6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5915.773158029" calcext:value-type="float">
            <text:p>275915.773158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P</text:p>
          </table:table-cell>
          <table:table-cell office:value-type="string" calcext:value-type="string">
            <text:p>Gab. Modular S.97 - 6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2611.864986567" calcext:value-type="float">
            <text:p>372611.8649865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T</text:p>
          </table:table-cell>
          <table:table-cell office:value-type="string" calcext:value-type="string">
            <text:p>Gab. Modular S.97 - 6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0721.059188394" calcext:value-type="float">
            <text:p>290721.059188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P</text:p>
          </table:table-cell>
          <table:table-cell office:value-type="string" calcext:value-type="string">
            <text:p>Gab. Modular S.97 - 6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0233.651646605" calcext:value-type="float">
            <text:p>390233.651646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T</text:p>
          </table:table-cell>
          <table:table-cell office:value-type="string" calcext:value-type="string">
            <text:p>Gab. Modular S.97 - 6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5529.029404806" calcext:value-type="float">
            <text:p>305529.029404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P</text:p>
          </table:table-cell>
          <table:table-cell office:value-type="string" calcext:value-type="string">
            <text:p>Gab. Modular S.97 - 6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2559.014738271" calcext:value-type="float">
            <text:p>422559.01473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T</text:p>
          </table:table-cell>
          <table:table-cell office:value-type="string" calcext:value-type="string">
            <text:p>Gab. Modular S.97 - 6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8736.738806172" calcext:value-type="float">
            <text:p>328736.738806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P</text:p>
          </table:table-cell>
          <table:table-cell office:value-type="string" calcext:value-type="string">
            <text:p>Gab. Modular S.97 - 6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0188.85395645" calcext:value-type="float">
            <text:p>440188.85395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T</text:p>
          </table:table-cell>
          <table:table-cell office:value-type="string" calcext:value-type="string">
            <text:p>Gab. Modular S.97 - 6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3554.314198144" calcext:value-type="float">
            <text:p>343554.314198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P</text:p>
          </table:table-cell>
          <table:table-cell office:value-type="string" calcext:value-type="string">
            <text:p>Gab. Mod S.97-60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7811.719554017" calcext:value-type="float">
            <text:p>457811.719554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T</text:p>
          </table:table-cell>
          <table:table-cell office:value-type="string" calcext:value-type="string">
            <text:p>Gab. Mod S.97-6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8360.152855048" calcext:value-type="float">
            <text:p>358360.152855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P</text:p>
          </table:table-cell>
          <table:table-cell office:value-type="string" calcext:value-type="string">
            <text:p>Gab. Modular S.97 - 6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5453.321822813" calcext:value-type="float">
            <text:p>475453.32182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T</text:p>
          </table:table-cell>
          <table:table-cell office:value-type="string" calcext:value-type="string">
            <text:p>Gab. Modular S.97 - 6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3179.359811088" calcext:value-type="float">
            <text:p>373179.359811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P</text:p>
          </table:table-cell>
          <table:table-cell office:value-type="string" calcext:value-type="string">
            <text:p>Gab. Modular S.97 - 6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3076.71373137" calcext:value-type="float">
            <text:p>493076.71373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T</text:p>
          </table:table-cell>
          <table:table-cell office:value-type="string" calcext:value-type="string">
            <text:p>Gab. Modular S.97 - 6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7985.698463433" calcext:value-type="float">
            <text:p>387985.698463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P</text:p>
          </table:table-cell>
          <table:table-cell office:value-type="string" calcext:value-type="string">
            <text:p>Gab. Modular S.97 - 6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3074.205129228" calcext:value-type="float">
            <text:p>543074.20512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T</text:p>
          </table:table-cell>
          <table:table-cell office:value-type="string" calcext:value-type="string">
            <text:p>Gab. Modular S.97 - 6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6044.193480214" calcext:value-type="float">
            <text:p>426044.193480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P</text:p>
          </table:table-cell>
          <table:table-cell office:value-type="string" calcext:value-type="string">
            <text:p>Gab. Modular S.97 - 6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69735.488297613" calcext:value-type="float">
            <text:p>569735.488297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T</text:p>
          </table:table-cell>
          <table:table-cell office:value-type="string" calcext:value-type="string">
            <text:p>Gab. Modular S.97 - 6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8449.936511197" calcext:value-type="float">
            <text:p>448449.936511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P</text:p>
          </table:table-cell>
          <table:table-cell office:value-type="string" calcext:value-type="string">
            <text:p>Mod S.97-600x12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6404.797708589" calcext:value-type="float">
            <text:p>596404.797708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T</text:p>
          </table:table-cell>
          <table:table-cell office:value-type="string" calcext:value-type="string">
            <text:p>Mod S.97-6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0855.153231192" calcext:value-type="float">
            <text:p>470855.153231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P</text:p>
          </table:table-cell>
          <table:table-cell office:value-type="string" calcext:value-type="string">
            <text:p>Gab. Modular S.97 - 6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23069.844000549" calcext:value-type="float">
            <text:p>623069.844000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T</text:p>
          </table:table-cell>
          <table:table-cell office:value-type="string" calcext:value-type="string">
            <text:p>Gab. Modular S.97 - 6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3251.238455517" calcext:value-type="float">
            <text:p>493251.23845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P</text:p>
          </table:table-cell>
          <table:table-cell office:value-type="string" calcext:value-type="string">
            <text:p>Gab. Modular S.97 - 6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9731.653479923" calcext:value-type="float">
            <text:p>649731.653479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T</text:p>
          </table:table-cell>
          <table:table-cell office:value-type="string" calcext:value-type="string">
            <text:p>Gab. Modular S.97 - 6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5655.376237983" calcext:value-type="float">
            <text:p>515655.376237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P</text:p>
          </table:table-cell>
          <table:table-cell office:value-type="string" calcext:value-type="string">
            <text:p>Gab. Modular S.97 - 6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3582.421899574" calcext:value-type="float">
            <text:p>663582.421899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T</text:p>
          </table:table-cell>
          <table:table-cell office:value-type="string" calcext:value-type="string">
            <text:p>Gab. Modular S.97 - 6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3342.016663146" calcext:value-type="float">
            <text:p>523342.016663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P</text:p>
          </table:table-cell>
          <table:table-cell office:value-type="string" calcext:value-type="string">
            <text:p>Gab. Modular S.97 - 6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9289.622570377" calcext:value-type="float">
            <text:p>699289.622570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T</text:p>
          </table:table-cell>
          <table:table-cell office:value-type="string" calcext:value-type="string">
            <text:p>Gab. Modular S.97 - 6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3334.848395613" calcext:value-type="float">
            <text:p>553334.848395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P</text:p>
          </table:table-cell>
          <table:table-cell office:value-type="string" calcext:value-type="string">
            <text:p>Gab. Modular S.97 - 6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4987.191750071" calcext:value-type="float">
            <text:p>734987.191750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T</text:p>
          </table:table-cell>
          <table:table-cell office:value-type="string" calcext:value-type="string">
            <text:p>Gab. Modular S.97 - 6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3342.101049195" calcext:value-type="float">
            <text:p>583342.101049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P</text:p>
          </table:table-cell>
          <table:table-cell office:value-type="string" calcext:value-type="string">
            <text:p>Gab. Modular S.97 - 6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0694.392420875" calcext:value-type="float">
            <text:p>770694.392420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T</text:p>
          </table:table-cell>
          <table:table-cell office:value-type="string" calcext:value-type="string">
            <text:p>Gab. Modular S.97 - 6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3334.906466112" calcext:value-type="float">
            <text:p>613334.906466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P</text:p>
          </table:table-cell>
          <table:table-cell office:value-type="string" calcext:value-type="string">
            <text:p>Gab. Modular S.97 - 6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06405.356215254" calcext:value-type="float">
            <text:p>806405.356215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T</text:p>
          </table:table-cell>
          <table:table-cell office:value-type="string" calcext:value-type="string">
            <text:p>Gab. Modular S.97 - 6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3327.185572041" calcext:value-type="float">
            <text:p>643327.185572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P</text:p>
          </table:table-cell>
          <table:table-cell office:value-type="string" calcext:value-type="string">
            <text:p>Gab. Modular S.97 - 6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35329.066119024" calcext:value-type="float">
            <text:p>835329.066119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T</text:p>
          </table:table-cell>
          <table:table-cell office:value-type="string" calcext:value-type="string">
            <text:p>Gab. Modular S.97 - 6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3682.526249793" calcext:value-type="float">
            <text:p>663682.52624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P</text:p>
          </table:table-cell>
          <table:table-cell office:value-type="string" calcext:value-type="string">
            <text:p>Gab. Modular S.97 - 6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07948.035422498" calcext:value-type="float">
            <text:p>907948.035422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T</text:p>
          </table:table-cell>
          <table:table-cell office:value-type="string" calcext:value-type="string">
            <text:p>Gab. Mod S.97 -600x1800x450- s/BJA, s/LAT,c/Tapa tras</text:p>
          </table:table-cell>
          <table:table-cell office:value-type="string" calcext:value-type="string">
            <text:p>GENROD</text:p>
          </table:table-cell>
          <table:table-cell office:value-type="float" office:value="724702.443440364" calcext:value-type="float">
            <text:p>724702.443440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P</text:p>
          </table:table-cell>
          <table:table-cell office:value-type="string" calcext:value-type="string">
            <text:p>Gab. Modular S.97 - 6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80561.636353879" calcext:value-type="float">
            <text:p>980561.636353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T</text:p>
          </table:table-cell>
          <table:table-cell office:value-type="string" calcext:value-type="string">
            <text:p>Gab. Modular S.97 - 6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85708.992331798" calcext:value-type="float">
            <text:p>785708.992331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P</text:p>
          </table:table-cell>
          <table:table-cell office:value-type="string" calcext:value-type="string">
            <text:p>Gab. Modular S.97 - 6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53176.86884933" calcext:value-type="float">
            <text:p>1053176.86884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T</text:p>
          </table:table-cell>
          <table:table-cell office:value-type="string" calcext:value-type="string">
            <text:p>Gab. Modular S.97 - 6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46716.620160762" calcext:value-type="float">
            <text:p>846716.620160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P</text:p>
          </table:table-cell>
          <table:table-cell office:value-type="string" calcext:value-type="string">
            <text:p>Gab. Modular S.97 - 6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25787.78559466" calcext:value-type="float">
            <text:p>1125787.78559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T</text:p>
          </table:table-cell>
          <table:table-cell office:value-type="string" calcext:value-type="string">
            <text:p>Gab. Mod S.97 -600x1800x9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907737.089977872" calcext:value-type="float">
            <text:p>907737.089977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P</text:p>
          </table:table-cell>
          <table:table-cell office:value-type="string" calcext:value-type="string">
            <text:p>Gab. Modular S.97 - 6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55835.125014312" calcext:value-type="float">
            <text:p>955835.125014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T</text:p>
          </table:table-cell>
          <table:table-cell office:value-type="string" calcext:value-type="string">
            <text:p>Gab. Modular S.97 - 6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60989.980923835" calcext:value-type="float">
            <text:p>760989.980923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P</text:p>
          </table:table-cell>
          <table:table-cell office:value-type="string" calcext:value-type="string">
            <text:p>Gab. Modular S.97 - 6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7499.48550922" calcext:value-type="float">
            <text:p>1037499.48550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T</text:p>
          </table:table-cell>
          <table:table-cell office:value-type="string" calcext:value-type="string">
            <text:p>Gab.Mod.S.97-60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29599.144690946" calcext:value-type="float">
            <text:p>829599.144690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P</text:p>
          </table:table-cell>
          <table:table-cell office:value-type="string" calcext:value-type="string">
            <text:p>Gab.Mod.S.97-600x2100x600-S/bja,S/lat,C/pta. tras</text:p>
          </table:table-cell>
          <table:table-cell office:value-type="string" calcext:value-type="string">
            <text:p>GENROD</text:p>
          </table:table-cell>
          <table:table-cell office:value-type="float" office:value="1119147.2408924" calcext:value-type="float">
            <text:p>1119147.2408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T</text:p>
          </table:table-cell>
          <table:table-cell office:value-type="string" calcext:value-type="string">
            <text:p>Gab Modular S97 - 600x2100x600 s/BJA, s/LAT, c/TT</text:p>
          </table:table-cell>
          <table:table-cell office:value-type="string" calcext:value-type="string">
            <text:p>GENROD</text:p>
          </table:table-cell>
          <table:table-cell office:value-type="float" office:value="898195.440154361" calcext:value-type="float">
            <text:p>898195.440154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P</text:p>
          </table:table-cell>
          <table:table-cell office:value-type="string" calcext:value-type="string">
            <text:p>Gab. Modular S.97 - 6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00808.91720125" calcext:value-type="float">
            <text:p>1200808.91720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T</text:p>
          </table:table-cell>
          <table:table-cell office:value-type="string" calcext:value-type="string">
            <text:p>Gab. Modular S.97 - 6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66800.288171358" calcext:value-type="float">
            <text:p>966800.2881713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P</text:p>
          </table:table-cell>
          <table:table-cell office:value-type="string" calcext:value-type="string">
            <text:p>Gab. Modular S.97 - 6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2459.88308147" calcext:value-type="float">
            <text:p>1282459.88308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T</text:p>
          </table:table-cell>
          <table:table-cell office:value-type="string" calcext:value-type="string">
            <text:p>Gab.Mod.S.97-60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1035411.05718699" calcext:value-type="float">
            <text:p>1035411.05718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T</text:p>
          </table:table-cell>
          <table:table-cell office:value-type="string" calcext:value-type="string">
            <text:p>Gab. Mod S.97-750x18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888009.743572894" calcext:value-type="float">
            <text:p>888009.7435728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P</text:p>
          </table:table-cell>
          <table:table-cell office:value-type="string" calcext:value-type="string">
            <text:p>Gab. Modular S.97 - 7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8479.078262546" calcext:value-type="float">
            <text:p>418479.078262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T</text:p>
          </table:table-cell>
          <table:table-cell office:value-type="string" calcext:value-type="string">
            <text:p>Gab. Modular S.97 - 7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5686.792937068" calcext:value-type="float">
            <text:p>325686.792937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P</text:p>
          </table:table-cell>
          <table:table-cell office:value-type="string" calcext:value-type="string">
            <text:p>Gab. Modular S.97 - 7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5627.079769758" calcext:value-type="float">
            <text:p>435627.079769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T</text:p>
          </table:table-cell>
          <table:table-cell office:value-type="string" calcext:value-type="string">
            <text:p>Gab. Modular S.97 - 7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0035.951548308" calcext:value-type="float">
            <text:p>340035.951548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P</text:p>
          </table:table-cell>
          <table:table-cell office:value-type="string" calcext:value-type="string">
            <text:p>Gab. Modular S.97 - 7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2782.028582034" calcext:value-type="float">
            <text:p>452782.028582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T</text:p>
          </table:table-cell>
          <table:table-cell office:value-type="string" calcext:value-type="string">
            <text:p>Gab. Modular S.97 - 7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4402.241582259" calcext:value-type="float">
            <text:p>354402.241582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P</text:p>
          </table:table-cell>
          <table:table-cell office:value-type="string" calcext:value-type="string">
            <text:p>Gab. Modular S.97 - 7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9919.345976158" calcext:value-type="float">
            <text:p>469919.345976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T</text:p>
          </table:table-cell>
          <table:table-cell office:value-type="string" calcext:value-type="string">
            <text:p>Gab. Modular S.97 - 7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8750.873882509" calcext:value-type="float">
            <text:p>368750.87388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P</text:p>
          </table:table-cell>
          <table:table-cell office:value-type="string" calcext:value-type="string">
            <text:p>Gab. Modular S.97 - 7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7076.97897448" calcext:value-type="float">
            <text:p>487076.97897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T</text:p>
          </table:table-cell>
          <table:table-cell office:value-type="string" calcext:value-type="string">
            <text:p>Gab. Modular S.97 - 7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3115.558667942" calcext:value-type="float">
            <text:p>383115.558667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P</text:p>
          </table:table-cell>
          <table:table-cell office:value-type="string" calcext:value-type="string">
            <text:p>Gab. Modular S.97 - 7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0926.103138129" calcext:value-type="float">
            <text:p>360926.1031381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T</text:p>
          </table:table-cell>
          <table:table-cell office:value-type="string" calcext:value-type="string">
            <text:p>Gab. Modular S.97 - 7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8672.326965988" calcext:value-type="float">
            <text:p>278672.326965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P</text:p>
          </table:table-cell>
          <table:table-cell office:value-type="string" calcext:value-type="string">
            <text:p>Gab. Modular S.97 - 7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8070.367837316" calcext:value-type="float">
            <text:p>378070.367837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T</text:p>
          </table:table-cell>
          <table:table-cell office:value-type="string" calcext:value-type="string">
            <text:p>Gab. Modular S.97 - 7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3022.038203767" calcext:value-type="float">
            <text:p>293022.038203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P</text:p>
          </table:table-cell>
          <table:table-cell office:value-type="string" calcext:value-type="string">
            <text:p>Gab. Modular S.97 - 7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5220.500904036" calcext:value-type="float">
            <text:p>395220.500904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T</text:p>
          </table:table-cell>
          <table:table-cell office:value-type="string" calcext:value-type="string">
            <text:p>Gab. Mod S.97-75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7386.170362661" calcext:value-type="float">
            <text:p>307386.170362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P</text:p>
          </table:table-cell>
          <table:table-cell office:value-type="string" calcext:value-type="string">
            <text:p>Gab. Modular S.97 - 7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2362.634043715" calcext:value-type="float">
            <text:p>412362.634043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T</text:p>
          </table:table-cell>
          <table:table-cell office:value-type="string" calcext:value-type="string">
            <text:p>Gab. Modular S.97 - 7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1748.197277596" calcext:value-type="float">
            <text:p>321748.197277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P</text:p>
          </table:table-cell>
          <table:table-cell office:value-type="string" calcext:value-type="string">
            <text:p>Gab. Modular S.97 - 7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9512.767110435" calcext:value-type="float">
            <text:p>429512.767110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T</text:p>
          </table:table-cell>
          <table:table-cell office:value-type="string" calcext:value-type="string">
            <text:p>Gab. Modular S.97 - 7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6103.22425637" calcext:value-type="float">
            <text:p>336103.22425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P</text:p>
          </table:table-cell>
          <table:table-cell office:value-type="string" calcext:value-type="string">
            <text:p>Gab. Modular S.97 - 7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6051.842680171" calcext:value-type="float">
            <text:p>476051.8426801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T</text:p>
          </table:table-cell>
          <table:table-cell office:value-type="string" calcext:value-type="string">
            <text:p>Gab. Modular S.97 - 7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2685.759049504" calcext:value-type="float">
            <text:p>372685.759049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P</text:p>
          </table:table-cell>
          <table:table-cell office:value-type="string" calcext:value-type="string">
            <text:p>Gab. Modular S.97 - 7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3191.291633803" calcext:value-type="float">
            <text:p>493191.29163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T</text:p>
          </table:table-cell>
          <table:table-cell office:value-type="string" calcext:value-type="string">
            <text:p>Gab. Modular S.97 - 75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7050.443834937" calcext:value-type="float">
            <text:p>387050.443834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P</text:p>
          </table:table-cell>
          <table:table-cell office:value-type="string" calcext:value-type="string">
            <text:p>Gab. Mod S.97-75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0339.293141016" calcext:value-type="float">
            <text:p>510339.293141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T</text:p>
          </table:table-cell>
          <table:table-cell office:value-type="string" calcext:value-type="string">
            <text:p>Gab. Mod S.97-75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1399.602446177" calcext:value-type="float">
            <text:p>401399.60244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P</text:p>
          </table:table-cell>
          <table:table-cell office:value-type="string" calcext:value-type="string">
            <text:p>Gab. Modular S.97 - 7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7485.68939971" calcext:value-type="float">
            <text:p>527485.6893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T</text:p>
          </table:table-cell>
          <table:table-cell office:value-type="string" calcext:value-type="string">
            <text:p>Gab. Modular S.97 - 7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5764.8135426" calcext:value-type="float">
            <text:p>415764.8135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P</text:p>
          </table:table-cell>
          <table:table-cell office:value-type="string" calcext:value-type="string">
            <text:p>Gab. Modular S.97 - 7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4629.954098897" calcext:value-type="float">
            <text:p>544629.954098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T</text:p>
          </table:table-cell>
          <table:table-cell office:value-type="string" calcext:value-type="string">
            <text:p>Gab. Modular S.97 - 75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0126.814141986" calcext:value-type="float">
            <text:p>430126.8141419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P</text:p>
          </table:table-cell>
          <table:table-cell office:value-type="string" calcext:value-type="string">
            <text:p>Gab. Modular S.97 - 7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8358.767637319" calcext:value-type="float">
            <text:p>608358.767637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T</text:p>
          </table:table-cell>
          <table:table-cell office:value-type="string" calcext:value-type="string">
            <text:p>Gab. Modular S.97 - 7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1101.322945363" calcext:value-type="float">
            <text:p>481101.322945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P</text:p>
          </table:table-cell>
          <table:table-cell office:value-type="string" calcext:value-type="string">
            <text:p>Gab. Modular S.97 - 7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34296.794243814" calcext:value-type="float">
            <text:p>634296.794243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T</text:p>
          </table:table-cell>
          <table:table-cell office:value-type="string" calcext:value-type="string">
            <text:p>Gab. Modular S.97 - 7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2829.835310497" calcext:value-type="float">
            <text:p>502829.835310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P</text:p>
          </table:table-cell>
          <table:table-cell office:value-type="string" calcext:value-type="string">
            <text:p>Gab. Mod S.97-75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0232.136664262" calcext:value-type="float">
            <text:p>660232.136664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T</text:p>
          </table:table-cell>
          <table:table-cell office:value-type="string" calcext:value-type="string">
            <text:p>Gab. Modular S.97 - 7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4549.26881106" calcext:value-type="float">
            <text:p>524549.26881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P</text:p>
          </table:table-cell>
          <table:table-cell office:value-type="string" calcext:value-type="string">
            <text:p>Gab. Modular S.97 - 7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6170.715897295" calcext:value-type="float">
            <text:p>686170.715897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T</text:p>
          </table:table-cell>
          <table:table-cell office:value-type="string" calcext:value-type="string">
            <text:p>Gab. Modular S.97 - 7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6267.070747555" calcext:value-type="float">
            <text:p>546267.070747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P</text:p>
          </table:table-cell>
          <table:table-cell office:value-type="string" calcext:value-type="string">
            <text:p>Gab. Modular S.97 - 7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2119.426616879" calcext:value-type="float">
            <text:p>712119.426616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T</text:p>
          </table:table-cell>
          <table:table-cell office:value-type="string" calcext:value-type="string">
            <text:p>Gab. Modular S.97 - 7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7981.135876024" calcext:value-type="float">
            <text:p>567981.135876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P</text:p>
          </table:table-cell>
          <table:table-cell office:value-type="string" calcext:value-type="string">
            <text:p>Gab. Modular S.97 - 7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0668.929407053" calcext:value-type="float">
            <text:p>740668.9294070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T</text:p>
          </table:table-cell>
          <table:table-cell office:value-type="string" calcext:value-type="string">
            <text:p>Gab. Modular S.97 - 7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9528.676207388" calcext:value-type="float">
            <text:p>589528.676207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P</text:p>
          </table:table-cell>
          <table:table-cell office:value-type="string" calcext:value-type="string">
            <text:p>Gab. Modular S.97 - 7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5403.402106903" calcext:value-type="float">
            <text:p>775403.402106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T</text:p>
          </table:table-cell>
          <table:table-cell office:value-type="string" calcext:value-type="string">
            <text:p>Gab. Modular S.97 - 7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8598.016361977" calcext:value-type="float">
            <text:p>618598.016361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P</text:p>
          </table:table-cell>
          <table:table-cell office:value-type="string" calcext:value-type="string">
            <text:p>Gab. Modular S.97 - 7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0138.927428732" calcext:value-type="float">
            <text:p>810138.927428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T</text:p>
          </table:table-cell>
          <table:table-cell office:value-type="string" calcext:value-type="string">
            <text:p>Gab. Modular S.97 - 7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7681.777437681" calcext:value-type="float">
            <text:p>647681.777437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P</text:p>
          </table:table-cell>
          <table:table-cell office:value-type="string" calcext:value-type="string">
            <text:p>Gab. Modular S.97 - 7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4858.926576368" calcext:value-type="float">
            <text:p>844858.926576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T</text:p>
          </table:table-cell>
          <table:table-cell office:value-type="string" calcext:value-type="string">
            <text:p>Gab. Modular S.97 - 7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6765.564828934" calcext:value-type="float">
            <text:p>676765.564828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P</text:p>
          </table:table-cell>
          <table:table-cell office:value-type="string" calcext:value-type="string">
            <text:p>Gab. Modular S.97 - 7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9606.793890903" calcext:value-type="float">
            <text:p>879606.793890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T</text:p>
          </table:table-cell>
          <table:table-cell office:value-type="string" calcext:value-type="string">
            <text:p>Gab. Modular S.97 - 7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5835.431294513" calcext:value-type="float">
            <text:p>705835.431294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P</text:p>
          </table:table-cell>
          <table:table-cell office:value-type="string" calcext:value-type="string">
            <text:p>Gab. Modular S.97 - 7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40159.89954926" calcext:value-type="float">
            <text:p>940159.89954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T</text:p>
          </table:table-cell>
          <table:table-cell office:value-type="string" calcext:value-type="string">
            <text:p>Gab. Modular S.97 - 7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54179.174616442" calcext:value-type="float">
            <text:p>754179.174616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P</text:p>
          </table:table-cell>
          <table:table-cell office:value-type="string" calcext:value-type="string">
            <text:p>Gab. Modular S.97 - 7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0074.69705258" calcext:value-type="float">
            <text:p>1020074.69705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T</text:p>
          </table:table-cell>
          <table:table-cell office:value-type="string" calcext:value-type="string">
            <text:p>Gab Mod S97 -750x1800x450- 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21104.090585777" calcext:value-type="float">
            <text:p>821104.090585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P</text:p>
          </table:table-cell>
          <table:table-cell office:value-type="string" calcext:value-type="string">
            <text:p>Gab. Mod S.97- 750x1800x600- s/BJA s/LAT c/Puerta Tras</text:p>
          </table:table-cell>
          <table:table-cell office:value-type="string" calcext:value-type="string">
            <text:p>GENROD</text:p>
          </table:table-cell>
          <table:table-cell office:value-type="float" office:value="1099994.31030145" calcext:value-type="float">
            <text:p>1099994.31030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P</text:p>
          </table:table-cell>
          <table:table-cell office:value-type="string" calcext:value-type="string">
            <text:p>Gab. Modular S.97 - 7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79915.5551144" calcext:value-type="float">
            <text:p>1179915.5551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T</text:p>
          </table:table-cell>
          <table:table-cell office:value-type="string" calcext:value-type="string">
            <text:p>Gab.Mod.S.97-750x1800x750-S/bja,S/lat,C/tapa tras</text:p>
          </table:table-cell>
          <table:table-cell office:value-type="string" calcext:value-type="string">
            <text:p>GENROD</text:p>
          </table:table-cell>
          <table:table-cell office:value-type="float" office:value="954933.5806047" calcext:value-type="float">
            <text:p>954933.58060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P</text:p>
          </table:table-cell>
          <table:table-cell office:value-type="string" calcext:value-type="string">
            <text:p>Gab. Modular S.97 - 7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59830.35261772" calcext:value-type="float">
            <text:p>1259830.35261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T</text:p>
          </table:table-cell>
          <table:table-cell office:value-type="string" calcext:value-type="string">
            <text:p>Gab. Mod S.97 -750x1800x900, s/ BJA, s/ LAT, c/ Tapa Tras</text:p>
          </table:table-cell>
          <table:table-cell office:value-type="string" calcext:value-type="string">
            <text:p>GENROD</text:p>
          </table:table-cell>
          <table:table-cell office:value-type="float" office:value="1021858.49657404" calcext:value-type="float">
            <text:p>1021858.49657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P</text:p>
          </table:table-cell>
          <table:table-cell office:value-type="string" calcext:value-type="string">
            <text:p>Gab. Modular S.97 - 7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72462.00876085" calcext:value-type="float">
            <text:p>1072462.0087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T</text:p>
          </table:table-cell>
          <table:table-cell office:value-type="string" calcext:value-type="string">
            <text:p>Gab. Modular S.97 - 7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62591.028019824" calcext:value-type="float">
            <text:p>862591.028019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P</text:p>
          </table:table-cell>
          <table:table-cell office:value-type="string" calcext:value-type="string">
            <text:p>Gab. Modular S.97 - 7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61185.0417237" calcext:value-type="float">
            <text:p>1161185.0417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T</text:p>
          </table:table-cell>
          <table:table-cell office:value-type="string" calcext:value-type="string">
            <text:p>Gab. Modular S.97 - 75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36871.19269973" calcext:value-type="float">
            <text:p>936871.192699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P</text:p>
          </table:table-cell>
          <table:table-cell office:value-type="string" calcext:value-type="string">
            <text:p>Gab. Mod S.97-750x2100x600- s/BJA, s/LAT, c/ Puerta Trasera</text:p>
          </table:table-cell>
          <table:table-cell office:value-type="string" calcext:value-type="string">
            <text:p>GENROD</text:p>
          </table:table-cell>
          <table:table-cell office:value-type="float" office:value="1249892.52219679" calcext:value-type="float">
            <text:p>1249892.522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T</text:p>
          </table:table-cell>
          <table:table-cell office:value-type="string" calcext:value-type="string">
            <text:p>Gab. Mod S.97-75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11159.93624877" calcext:value-type="float">
            <text:p>1011159.93624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P</text:p>
          </table:table-cell>
          <table:table-cell office:value-type="string" calcext:value-type="string">
            <text:p>Gab. Mod S.97-750x2100x750- s/BJA, s/ LAT, c/PTA Trasera</text:p>
          </table:table-cell>
          <table:table-cell office:value-type="string" calcext:value-type="string">
            <text:p>GENROD</text:p>
          </table:table-cell>
          <table:table-cell office:value-type="float" office:value="1338597.89742594" calcext:value-type="float">
            <text:p>1338597.89742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T</text:p>
          </table:table-cell>
          <table:table-cell office:value-type="string" calcext:value-type="string">
            <text:p>Gab. Mod S.97-750x2100x750- s/BJA, s/ LAT, c/Tapa Trasera</text:p>
          </table:table-cell>
          <table:table-cell office:value-type="string" calcext:value-type="string">
            <text:p>GENROD</text:p>
          </table:table-cell>
          <table:table-cell office:value-type="float" office:value="1085436.91674718" calcext:value-type="float">
            <text:p>1085436.9167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P</text:p>
          </table:table-cell>
          <table:table-cell office:value-type="string" calcext:value-type="string">
            <text:p>Mod S.97-750x2100x900- s/BJA, s/ LAT, c/ PTA Trasera</text:p>
          </table:table-cell>
          <table:table-cell office:value-type="string" calcext:value-type="string">
            <text:p>GENROD</text:p>
          </table:table-cell>
          <table:table-cell office:value-type="float" office:value="1427313.95676816" calcext:value-type="float">
            <text:p>1427313.95676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T</text:p>
          </table:table-cell>
          <table:table-cell office:value-type="string" calcext:value-type="string">
            <text:p>Gab. Modular S.97 - 75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59711.73937055" calcext:value-type="float">
            <text:p>1159711.73937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P</text:p>
          </table:table-cell>
          <table:table-cell office:value-type="string" calcext:value-type="string">
            <text:p>Gab. Modular S.97 - 9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2594.044360895" calcext:value-type="float">
            <text:p>462594.044360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T</text:p>
          </table:table-cell>
          <table:table-cell office:value-type="string" calcext:value-type="string">
            <text:p>Gab. Modular S.97 - 9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0881.129864069" calcext:value-type="float">
            <text:p>360881.12986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P</text:p>
          </table:table-cell>
          <table:table-cell office:value-type="string" calcext:value-type="string">
            <text:p>Gab. Modular S.97 - 9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9265.050218245" calcext:value-type="float">
            <text:p>479265.050218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T</text:p>
          </table:table-cell>
          <table:table-cell office:value-type="string" calcext:value-type="string">
            <text:p>Gab. Modular S.97 - 9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4788.634608397" calcext:value-type="float">
            <text:p>374788.634608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P</text:p>
          </table:table-cell>
          <table:table-cell office:value-type="string" calcext:value-type="string">
            <text:p>Gab. Modular S.97 - 9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5930.161392512" calcext:value-type="float">
            <text:p>495930.161392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T</text:p>
          </table:table-cell>
          <table:table-cell office:value-type="string" calcext:value-type="string">
            <text:p>Gab. Modular S.97 - 9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8685.402608538" calcext:value-type="float">
            <text:p>388685.402608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P</text:p>
          </table:table-cell>
          <table:table-cell office:value-type="string" calcext:value-type="string">
            <text:p>Gab. Modular S.97 - 9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2601.693560852" calcext:value-type="float">
            <text:p>512601.693560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T</text:p>
          </table:table-cell>
          <table:table-cell office:value-type="string" calcext:value-type="string">
            <text:p>Gab. Modular S.97 - 9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2593.433663856" calcext:value-type="float">
            <text:p>402593.433663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P</text:p>
          </table:table-cell>
          <table:table-cell office:value-type="string" calcext:value-type="string">
            <text:p>Gab. Modular S.97 - 9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9263.067927093" calcext:value-type="float">
            <text:p>529263.067927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T</text:p>
          </table:table-cell>
          <table:table-cell office:value-type="string" calcext:value-type="string">
            <text:p>Gab. Modular S.97 - 9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6501.991030164" calcext:value-type="float">
            <text:p>416501.991030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P</text:p>
          </table:table-cell>
          <table:table-cell office:value-type="string" calcext:value-type="string">
            <text:p>Gab. Modular S.97 - 9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9323.489801105" calcext:value-type="float">
            <text:p>399323.489801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T</text:p>
          </table:table-cell>
          <table:table-cell office:value-type="string" calcext:value-type="string">
            <text:p>Gab. Modular S.97 - 9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530.238876274" calcext:value-type="float">
            <text:p>308530.238876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P</text:p>
          </table:table-cell>
          <table:table-cell office:value-type="string" calcext:value-type="string">
            <text:p>Gab. Modular S.97 - 9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5986.443100315" calcext:value-type="float">
            <text:p>415986.443100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T</text:p>
          </table:table-cell>
          <table:table-cell office:value-type="string" calcext:value-type="string">
            <text:p>Gab. Modular S.97 - 9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2439.322553572" calcext:value-type="float">
            <text:p>322439.322553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P</text:p>
          </table:table-cell>
          <table:table-cell office:value-type="string" calcext:value-type="string">
            <text:p>Gab. Modular S.97 - 9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2659.054206183" calcext:value-type="float">
            <text:p>432659.054206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T</text:p>
          </table:table-cell>
          <table:table-cell office:value-type="string" calcext:value-type="string">
            <text:p>Gab. Modular S.97 - 9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6335.037931733" calcext:value-type="float">
            <text:p>336335.03793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P</text:p>
          </table:table-cell>
          <table:table-cell office:value-type="string" calcext:value-type="string">
            <text:p>Gab. Modular S.97 - 9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9310.244454776" calcext:value-type="float">
            <text:p>449310.244454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T</text:p>
          </table:table-cell>
          <table:table-cell office:value-type="string" calcext:value-type="string">
            <text:p>Gab. Modular S.97 - 9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0242.542676062" calcext:value-type="float">
            <text:p>350242.542676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P</text:p>
          </table:table-cell>
          <table:table-cell office:value-type="string" calcext:value-type="string">
            <text:p>Gab. Modular S.97 - 9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5980.197690147" calcext:value-type="float">
            <text:p>465980.197690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T</text:p>
          </table:table-cell>
          <table:table-cell office:value-type="string" calcext:value-type="string">
            <text:p>Gab. Modular S.97 - 9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4150.547415831" calcext:value-type="float">
            <text:p>364150.547415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P</text:p>
          </table:table-cell>
          <table:table-cell office:value-type="string" calcext:value-type="string">
            <text:p>Gab. Modular S.97 - 9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5878.019850919" calcext:value-type="float">
            <text:p>525878.019850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T</text:p>
          </table:table-cell>
          <table:table-cell office:value-type="string" calcext:value-type="string">
            <text:p>Gab. Modular S.97 - 9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3231.520856423" calcext:value-type="float">
            <text:p>413231.5208564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P</text:p>
          </table:table-cell>
          <table:table-cell office:value-type="string" calcext:value-type="string">
            <text:p>Gab. Modular S.97 - 9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2550.630956788" calcext:value-type="float">
            <text:p>542550.630956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T</text:p>
          </table:table-cell>
          <table:table-cell office:value-type="string" calcext:value-type="string">
            <text:p>Gab. Modular S.97 - 9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7140.60453372" calcext:value-type="float">
            <text:p>427140.60453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P</text:p>
          </table:table-cell>
          <table:table-cell office:value-type="string" calcext:value-type="string">
            <text:p>Gab. Modular S.97 - 9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9215.189504516" calcext:value-type="float">
            <text:p>559215.189504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T</text:p>
          </table:table-cell>
          <table:table-cell office:value-type="string" calcext:value-type="string">
            <text:p>Gab. Modular S.97 - 9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1036.846222872" calcext:value-type="float">
            <text:p>441036.846222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P</text:p>
          </table:table-cell>
          <table:table-cell office:value-type="string" calcext:value-type="string">
            <text:p>Gab. Modular S.97 - 9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5878.169119275" calcext:value-type="float">
            <text:p>575878.169119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T</text:p>
          </table:table-cell>
          <table:table-cell office:value-type="string" calcext:value-type="string">
            <text:p>Gab. Modular S.97 - 9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4945.956215718" calcext:value-type="float">
            <text:p>454945.956215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P</text:p>
          </table:table-cell>
          <table:table-cell office:value-type="string" calcext:value-type="string">
            <text:p>Gab. Modular S.97 - 9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2545.41185305" calcext:value-type="float">
            <text:p>592545.41185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T</text:p>
          </table:table-cell>
          <table:table-cell office:value-type="string" calcext:value-type="string">
            <text:p>Gab. Modular S.97 - 9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8852.382022518" calcext:value-type="float">
            <text:p>468852.382022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P</text:p>
          </table:table-cell>
          <table:table-cell office:value-type="string" calcext:value-type="string">
            <text:p>Gab. Modular S.97 - 9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9142.081722521" calcext:value-type="float">
            <text:p>669142.081722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T</text:p>
          </table:table-cell>
          <table:table-cell office:value-type="string" calcext:value-type="string">
            <text:p>Gab. Modular S.97 - 9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1864.359993124" calcext:value-type="float">
            <text:p>531864.359993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P</text:p>
          </table:table-cell>
          <table:table-cell office:value-type="string" calcext:value-type="string">
            <text:p>Gab. Modular S.97 - 9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4362.19382367" calcext:value-type="float">
            <text:p>694362.193823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T</text:p>
          </table:table-cell>
          <table:table-cell office:value-type="string" calcext:value-type="string">
            <text:p>Gab. Modular S.97 - 9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2907.089138827" calcext:value-type="float">
            <text:p>552907.089138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P</text:p>
          </table:table-cell>
          <table:table-cell office:value-type="string" calcext:value-type="string">
            <text:p>Gab. Modular S.97 - 9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9576.411241737" calcext:value-type="float">
            <text:p>719576.411241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T</text:p>
          </table:table-cell>
          <table:table-cell office:value-type="string" calcext:value-type="string">
            <text:p>Gab. Modular S.97 - 9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3935.897358854" calcext:value-type="float">
            <text:p>573935.897358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P</text:p>
          </table:table-cell>
          <table:table-cell office:value-type="string" calcext:value-type="string">
            <text:p>Gab. Modular S.97 - 9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4782.076106222" calcext:value-type="float">
            <text:p>744782.076106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T</text:p>
          </table:table-cell>
          <table:table-cell office:value-type="string" calcext:value-type="string">
            <text:p>Gab. Modular S.97 - 9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4964.152952343" calcext:value-type="float">
            <text:p>594964.152952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P</text:p>
          </table:table-cell>
          <table:table-cell office:value-type="string" calcext:value-type="string">
            <text:p>Gab. Modular S.97 - 9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9998.425083795" calcext:value-type="float">
            <text:p>769998.425083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T</text:p>
          </table:table-cell>
          <table:table-cell office:value-type="string" calcext:value-type="string">
            <text:p>Gab. Modular S.97 - 9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6003.145290019" calcext:value-type="float">
            <text:p>616003.145290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P</text:p>
          </table:table-cell>
          <table:table-cell office:value-type="string" calcext:value-type="string">
            <text:p>Gab. Modular S.97 - 9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2419.011897819" calcext:value-type="float">
            <text:p>812419.011897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T</text:p>
          </table:table-cell>
          <table:table-cell office:value-type="string" calcext:value-type="string">
            <text:p>Gab. Modular S.97 - 9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0511.14637105" calcext:value-type="float">
            <text:p>650511.14637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P</text:p>
          </table:table-cell>
          <table:table-cell office:value-type="string" calcext:value-type="string">
            <text:p>Gab. Modular S.97 - 9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6173.230379564" calcext:value-type="float">
            <text:p>846173.230379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T</text:p>
          </table:table-cell>
          <table:table-cell office:value-type="string" calcext:value-type="string">
            <text:p>Gab. Modular S.97 - 9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8669.836935907" calcext:value-type="float">
            <text:p>678669.83693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P</text:p>
          </table:table-cell>
          <table:table-cell office:value-type="string" calcext:value-type="string">
            <text:p>Gab. Modular S.97 - 9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9940.843475994" calcext:value-type="float">
            <text:p>879940.843475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T</text:p>
          </table:table-cell>
          <table:table-cell office:value-type="string" calcext:value-type="string">
            <text:p>Gab. Modular S.97 - 9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6832.790619779" calcext:value-type="float">
            <text:p>706832.790619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P</text:p>
          </table:table-cell>
          <table:table-cell office:value-type="string" calcext:value-type="string">
            <text:p>Gab. Modular S.97 - 9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13700.430329833" calcext:value-type="float">
            <text:p>913700.430329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T</text:p>
          </table:table-cell>
          <table:table-cell office:value-type="string" calcext:value-type="string">
            <text:p>Gab. Modular S.97 - 9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34994.139055134" calcext:value-type="float">
            <text:p>734994.139055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P</text:p>
          </table:table-cell>
          <table:table-cell office:value-type="string" calcext:value-type="string">
            <text:p>Gab. Modular S.97 - 9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47440.201574913" calcext:value-type="float">
            <text:p>947440.201574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T</text:p>
          </table:table-cell>
          <table:table-cell office:value-type="string" calcext:value-type="string">
            <text:p>Gab. Modular S.97 - 9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63153.908557519" calcext:value-type="float">
            <text:p>763153.908557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P</text:p>
          </table:table-cell>
          <table:table-cell office:value-type="string" calcext:value-type="string">
            <text:p>Gab. Modular S.97 - 9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7820.16679517" calcext:value-type="float">
            <text:p>1037820.16679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T</text:p>
          </table:table-cell>
          <table:table-cell office:value-type="string" calcext:value-type="string">
            <text:p>Gab. Modular S.97 - 9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37666.965850317" calcext:value-type="float">
            <text:p>837666.965850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P</text:p>
          </table:table-cell>
          <table:table-cell office:value-type="string" calcext:value-type="string">
            <text:p>Gab. Modular S.97 - 9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24529.7181207" calcext:value-type="float">
            <text:p>1124529.7181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T</text:p>
          </table:table-cell>
          <table:table-cell office:value-type="string" calcext:value-type="string">
            <text:p>Gab. Modular S.97 - 9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09999.516713258" calcext:value-type="float">
            <text:p>909999.516713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P</text:p>
          </table:table-cell>
          <table:table-cell office:value-type="string" calcext:value-type="string">
            <text:p>Gab. Modular S.97 - 9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11238.71681969" calcext:value-type="float">
            <text:p>1211238.7168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T</text:p>
          </table:table-cell>
          <table:table-cell office:value-type="string" calcext:value-type="string">
            <text:p>Gab. Modular S.97 - 9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82331.51494966" calcext:value-type="float">
            <text:p>982331.51494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P</text:p>
          </table:table-cell>
          <table:table-cell office:value-type="string" calcext:value-type="string">
            <text:p>Gab. Modular S.97 - 9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97949.87339374" calcext:value-type="float">
            <text:p>1297949.87339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T</text:p>
          </table:table-cell>
          <table:table-cell office:value-type="string" calcext:value-type="string">
            <text:p>Gab.Mod.S.97-900x1800x750 s/Bande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1054680.14461333" calcext:value-type="float">
            <text:p>1054680.14461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P</text:p>
          </table:table-cell>
          <table:table-cell office:value-type="string" calcext:value-type="string">
            <text:p>Gab. Modular S.97 - 9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84649.26691717" calcext:value-type="float">
            <text:p>1384649.26691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T</text:p>
          </table:table-cell>
          <table:table-cell office:value-type="string" calcext:value-type="string">
            <text:p>Gab. Modular S.97 - 9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27012.69547627" calcext:value-type="float">
            <text:p>1127012.6954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P</text:p>
          </table:table-cell>
          <table:table-cell office:value-type="string" calcext:value-type="string">
            <text:p>Gab. Modular S.97 - 9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81102.43902701" calcext:value-type="float">
            <text:p>1181102.43902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T</text:p>
          </table:table-cell>
          <table:table-cell office:value-type="string" calcext:value-type="string">
            <text:p>Gab. Modular S.97 - 9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56310.515415656" calcext:value-type="float">
            <text:p>956310.51541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P</text:p>
          </table:table-cell>
          <table:table-cell office:value-type="string" calcext:value-type="string">
            <text:p>Gab. Modular S.97 - 9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76348.78091919" calcext:value-type="float">
            <text:p>1276348.78091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T</text:p>
          </table:table-cell>
          <table:table-cell office:value-type="string" calcext:value-type="string">
            <text:p>Gab. Modular S.97 - 9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35764.92238084" calcext:value-type="float">
            <text:p>1035764.92238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P</text:p>
          </table:table-cell>
          <table:table-cell office:value-type="string" calcext:value-type="string">
            <text:p>Gab. Mod S.97-900x21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71592.99125185" calcext:value-type="float">
            <text:p>1371592.99125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T</text:p>
          </table:table-cell>
          <table:table-cell office:value-type="string" calcext:value-type="string">
            <text:p>Gab. Mod S.97-90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15231.09239663" calcext:value-type="float">
            <text:p>1115231.0923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P</text:p>
          </table:table-cell>
          <table:table-cell office:value-type="string" calcext:value-type="string">
            <text:p>Gab. Modular S.97 - 9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466848.43832414" calcext:value-type="float">
            <text:p>1466848.43832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T</text:p>
          </table:table-cell>
          <table:table-cell office:value-type="string" calcext:value-type="string">
            <text:p>Gab. Modular S.97 - 9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94698.34134996" calcext:value-type="float">
            <text:p>1194698.34134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P</text:p>
          </table:table-cell>
          <table:table-cell office:value-type="string" calcext:value-type="string">
            <text:p>Gab. Modular S.97 - 9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62102.28014792" calcext:value-type="float">
            <text:p>1562102.28014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T</text:p>
          </table:table-cell>
          <table:table-cell office:value-type="string" calcext:value-type="string">
            <text:p>Gab. Mod S.97 - 9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274163.45874377" calcext:value-type="float">
            <text:p>1274163.45874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P</text:p>
          </table:table-cell>
          <table:table-cell office:value-type="string" calcext:value-type="string">
            <text:p>Gab. Modular S.97 - 12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73686.724486502" calcext:value-type="float">
            <text:p>673686.724486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T</text:p>
          </table:table-cell>
          <table:table-cell office:value-type="string" calcext:value-type="string">
            <text:p>Gab. Modular S.97 - 12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0253.41506499" calcext:value-type="float">
            <text:p>540253.41506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P</text:p>
          </table:table-cell>
          <table:table-cell office:value-type="string" calcext:value-type="string">
            <text:p>Gab. Modular S.97 - 12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3254.019719546" calcext:value-type="float">
            <text:p>693254.019719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T</text:p>
          </table:table-cell>
          <table:table-cell office:value-type="string" calcext:value-type="string">
            <text:p>Gab. Modular S.97 - 12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6876.210835694" calcext:value-type="float">
            <text:p>556876.210835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P</text:p>
          </table:table-cell>
          <table:table-cell office:value-type="string" calcext:value-type="string">
            <text:p>Gab. Modular S.97 - 12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2791.315226185" calcext:value-type="float">
            <text:p>712791.315226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T</text:p>
          </table:table-cell>
          <table:table-cell office:value-type="string" calcext:value-type="string">
            <text:p>Gab. Modular S.97 - 12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3503.322356513" calcext:value-type="float">
            <text:p>573503.322356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P</text:p>
          </table:table-cell>
          <table:table-cell office:value-type="string" calcext:value-type="string">
            <text:p>Gab. Modular S.97 - 12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2359.11045467" calcext:value-type="float">
            <text:p>732359.11045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T</text:p>
          </table:table-cell>
          <table:table-cell office:value-type="string" calcext:value-type="string">
            <text:p>Gab. Modular S.97 - 12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0130.960188322" calcext:value-type="float">
            <text:p>590130.9601883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P</text:p>
          </table:table-cell>
          <table:table-cell office:value-type="string" calcext:value-type="string">
            <text:p>Gab. Modular S.97 - 12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51901.774333402" calcext:value-type="float">
            <text:p>751901.774333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T</text:p>
          </table:table-cell>
          <table:table-cell office:value-type="string" calcext:value-type="string">
            <text:p>Gab. Modular S.97 - 12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6756.992771612" calcext:value-type="float">
            <text:p>606756.992771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P</text:p>
          </table:table-cell>
          <table:table-cell office:value-type="string" calcext:value-type="string">
            <text:p>Gab. Modular S.97 - 12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82254.795175808" calcext:value-type="float">
            <text:p>582254.795175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T</text:p>
          </table:table-cell>
          <table:table-cell office:value-type="string" calcext:value-type="string">
            <text:p>Gab. Modular S.97 - 12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1338.634757434" calcext:value-type="float">
            <text:p>461338.634757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P</text:p>
          </table:table-cell>
          <table:table-cell office:value-type="string" calcext:value-type="string">
            <text:p>Gab. Modular S.97 - 12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1810.301042686" calcext:value-type="float">
            <text:p>601810.301042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T</text:p>
          </table:table-cell>
          <table:table-cell office:value-type="string" calcext:value-type="string">
            <text:p>Gab. Modular S.97 - 12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7964.667340724" calcext:value-type="float">
            <text:p>477964.667340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P</text:p>
          </table:table-cell>
          <table:table-cell office:value-type="string" calcext:value-type="string">
            <text:p>Gab. Modular S.97 - 12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21365.254283025" calcext:value-type="float">
            <text:p>621365.254283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T</text:p>
          </table:table-cell>
          <table:table-cell office:value-type="string" calcext:value-type="string">
            <text:p>Gab. Modular S.97 - 12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4590.699924014" calcext:value-type="float">
            <text:p>494590.699924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P</text:p>
          </table:table-cell>
          <table:table-cell office:value-type="string" calcext:value-type="string">
            <text:p>Gab. Modular S.97 - 12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0908.997099286" calcext:value-type="float">
            <text:p>640908.997099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T</text:p>
          </table:table-cell>
          <table:table-cell office:value-type="string" calcext:value-type="string">
            <text:p>Gab. Modular S.97 - 12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1217.811444834" calcext:value-type="float">
            <text:p>511217.811444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P</text:p>
          </table:table-cell>
          <table:table-cell office:value-type="string" calcext:value-type="string">
            <text:p>Gab. Modular S.97 - 12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0473.581830735" calcext:value-type="float">
            <text:p>660473.581830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T</text:p>
          </table:table-cell>
          <table:table-cell office:value-type="string" calcext:value-type="string">
            <text:p>Gab. Modular S.97 - 12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7843.844028124" calcext:value-type="float">
            <text:p>527843.844028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P</text:p>
          </table:table-cell>
          <table:table-cell office:value-type="string" calcext:value-type="string">
            <text:p>Gab. Modular S.97 - 12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5130.969474352" calcext:value-type="float">
            <text:p>765130.9694743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T</text:p>
          </table:table-cell>
          <table:table-cell office:value-type="string" calcext:value-type="string">
            <text:p>Gab. Modular S.97 - 12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9161.748062923" calcext:value-type="float">
            <text:p>619161.748062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P</text:p>
          </table:table-cell>
          <table:table-cell office:value-type="string" calcext:value-type="string">
            <text:p>Gab. Modular S.97 - 12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4677.37016111" calcext:value-type="float">
            <text:p>784677.37016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T</text:p>
          </table:table-cell>
          <table:table-cell office:value-type="string" calcext:value-type="string">
            <text:p>Gab. Modular S.97 - 12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35790.99114325" calcext:value-type="float">
            <text:p>635790.99114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P</text:p>
          </table:table-cell>
          <table:table-cell office:value-type="string" calcext:value-type="string">
            <text:p>Gab. Modular S.97 - 12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04240.37595959" calcext:value-type="float">
            <text:p>804240.375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T</text:p>
          </table:table-cell>
          <table:table-cell office:value-type="string" calcext:value-type="string">
            <text:p>Gab. Modular S.97 - 12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2417.023726541" calcext:value-type="float">
            <text:p>652417.023726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P</text:p>
          </table:table-cell>
          <table:table-cell office:value-type="string" calcext:value-type="string">
            <text:p>Gab. Modular S.97 - 12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3785.697708819" calcext:value-type="float">
            <text:p>823785.697708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T</text:p>
          </table:table-cell>
          <table:table-cell office:value-type="string" calcext:value-type="string">
            <text:p>Gab. Modular S.97 - 12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9044.661558349" calcext:value-type="float">
            <text:p>669044.661558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P</text:p>
          </table:table-cell>
          <table:table-cell office:value-type="string" calcext:value-type="string">
            <text:p>Gab. Modular S.97 - 12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3333.703644096" calcext:value-type="float">
            <text:p>843333.703644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T</text:p>
          </table:table-cell>
          <table:table-cell office:value-type="string" calcext:value-type="string">
            <text:p>Gab. Modular S.97 - 12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5668.009955592" calcext:value-type="float">
            <text:p>685668.009955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P</text:p>
          </table:table-cell>
          <table:table-cell office:value-type="string" calcext:value-type="string">
            <text:p>Gab. Modular S.97 - 12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67614.570218897" calcext:value-type="float">
            <text:p>967614.570218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T</text:p>
          </table:table-cell>
          <table:table-cell office:value-type="string" calcext:value-type="string">
            <text:p>Gab. Modular S.97 - 12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29412.830600632" calcext:value-type="float">
            <text:p>829412.830600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P</text:p>
          </table:table-cell>
          <table:table-cell office:value-type="string" calcext:value-type="string">
            <text:p>Gab. Modular S.97 - 12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97183.932129142" calcext:value-type="float">
            <text:p>997183.932129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T</text:p>
          </table:table-cell>
          <table:table-cell office:value-type="string" calcext:value-type="string">
            <text:p>Gab. Modular S.97 - 12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54562.28545143" calcext:value-type="float">
            <text:p>854562.28545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P</text:p>
          </table:table-cell>
          <table:table-cell office:value-type="string" calcext:value-type="string">
            <text:p>Gab. Modular S.97 - 12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6762.37290396" calcext:value-type="float">
            <text:p>1026762.37290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T</text:p>
          </table:table-cell>
          <table:table-cell office:value-type="string" calcext:value-type="string">
            <text:p>Gab. Modular S.97 - 12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79709.582427169" calcext:value-type="float">
            <text:p>879709.582427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P</text:p>
          </table:table-cell>
          <table:table-cell office:value-type="string" calcext:value-type="string">
            <text:p>Gab. Modular S.97 - 12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56335.47162223" calcext:value-type="float">
            <text:p>1056335.47162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T</text:p>
          </table:table-cell>
          <table:table-cell office:value-type="string" calcext:value-type="string">
            <text:p>Gab. Modular S.97 - 12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04858.484651428" calcext:value-type="float">
            <text:p>904858.484651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P</text:p>
          </table:table-cell>
          <table:table-cell office:value-type="string" calcext:value-type="string">
            <text:p>Gab. Modular S.97 - 12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85909.09665149" calcext:value-type="float">
            <text:p>1085909.09665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T</text:p>
          </table:table-cell>
          <table:table-cell office:value-type="string" calcext:value-type="string">
            <text:p>Gab. Modular S.97 - 12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30006.860564696" calcext:value-type="float">
            <text:p>930006.860564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P</text:p>
          </table:table-cell>
          <table:table-cell office:value-type="string" calcext:value-type="string">
            <text:p>Gab. Modular S.97 - 12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70089.09209887" calcext:value-type="float">
            <text:p>1170089.0920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T</text:p>
          </table:table-cell>
          <table:table-cell office:value-type="string" calcext:value-type="string">
            <text:p>Gab. Modular S.97 - 12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11942.63963693" calcext:value-type="float">
            <text:p>1011942.63963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P</text:p>
          </table:table-cell>
          <table:table-cell office:value-type="string" calcext:value-type="string">
            <text:p>Gab. Modular S.97 - 12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09692.07303014" calcext:value-type="float">
            <text:p>1209692.07303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T</text:p>
          </table:table-cell>
          <table:table-cell office:value-type="string" calcext:value-type="string">
            <text:p>Gab. Modular S.97 - 12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45617.0956882" calcext:value-type="float">
            <text:p>1045617.0956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P</text:p>
          </table:table-cell>
          <table:table-cell office:value-type="string" calcext:value-type="string">
            <text:p>Gab. Modular S.97 - 12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49283.2909108" calcext:value-type="float">
            <text:p>1249283.2909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T</text:p>
          </table:table-cell>
          <table:table-cell office:value-type="string" calcext:value-type="string">
            <text:p>Gab. Modular S.97 - 12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79286.18336738" calcext:value-type="float">
            <text:p>1079286.18336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P</text:p>
          </table:table-cell>
          <table:table-cell office:value-type="string" calcext:value-type="string">
            <text:p>Gab. Modular S.97 - 12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8876.66666651" calcext:value-type="float">
            <text:p>1288876.66666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T</text:p>
          </table:table-cell>
          <table:table-cell office:value-type="string" calcext:value-type="string">
            <text:p>Gab. Modular S.97 - 12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12956.37629964" calcext:value-type="float">
            <text:p>1112956.37629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P</text:p>
          </table:table-cell>
          <table:table-cell office:value-type="string" calcext:value-type="string">
            <text:p>Gab. Modular S.97 - 12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28479.64759778" calcext:value-type="float">
            <text:p>1328479.64759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T</text:p>
          </table:table-cell>
          <table:table-cell office:value-type="string" calcext:value-type="string">
            <text:p>Gab. Modular S.97 - 12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46625.46397882" calcext:value-type="float">
            <text:p>1146625.46397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P</text:p>
          </table:table-cell>
          <table:table-cell office:value-type="string" calcext:value-type="string">
            <text:p>Gab. Modular S.97 - 12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08437.61166792" calcext:value-type="float">
            <text:p>1508437.61166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T</text:p>
          </table:table-cell>
          <table:table-cell office:value-type="string" calcext:value-type="string">
            <text:p>Gab. Modular S.97 - 12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10009.31604478" calcext:value-type="float">
            <text:p>1310009.31604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P</text:p>
          </table:table-cell>
          <table:table-cell office:value-type="string" calcext:value-type="string">
            <text:p>Gab. Modular S.97 - 12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631327.62250609" calcext:value-type="float">
            <text:p>1631327.62250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T</text:p>
          </table:table-cell>
          <table:table-cell office:value-type="string" calcext:value-type="string">
            <text:p>Gab. Modular S.97 - 12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14503.94201487" calcext:value-type="float">
            <text:p>1414503.94201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P</text:p>
          </table:table-cell>
          <table:table-cell office:value-type="string" calcext:value-type="string">
            <text:p>Gab. Modular S.97 - 12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754214.94915821" calcext:value-type="float">
            <text:p>1754214.94915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T</text:p>
          </table:table-cell>
          <table:table-cell office:value-type="string" calcext:value-type="string">
            <text:p>Gab. Modular S.97 - 12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518992.14699089" calcext:value-type="float">
            <text:p>1518992.14699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P</text:p>
          </table:table-cell>
          <table:table-cell office:value-type="string" calcext:value-type="string">
            <text:p>Gab. Modular S.97 - 12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77104.43368539" calcext:value-type="float">
            <text:p>1877104.43368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T</text:p>
          </table:table-cell>
          <table:table-cell office:value-type="string" calcext:value-type="string">
            <text:p>Gab. Modular S.97 - 12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23499.08863813" calcext:value-type="float">
            <text:p>1623499.08863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P</text:p>
          </table:table-cell>
          <table:table-cell office:value-type="string" calcext:value-type="string">
            <text:p>Gab. Modular S.97 - 12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99996.57608307" calcext:value-type="float">
            <text:p>1999996.576083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T</text:p>
          </table:table-cell>
          <table:table-cell office:value-type="string" calcext:value-type="string">
            <text:p>Gab. Modular S.97 - 12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27991.05673772" calcext:value-type="float">
            <text:p>1727991.05673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P</text:p>
          </table:table-cell>
          <table:table-cell office:value-type="string" calcext:value-type="string">
            <text:p>Gab. Modular S.97 - 12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710920.13347493" calcext:value-type="float">
            <text:p>1710920.13347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T</text:p>
          </table:table-cell>
          <table:table-cell office:value-type="string" calcext:value-type="string">
            <text:p>Gab. Modular S.97 - 12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92540.7303296" calcext:value-type="float">
            <text:p>1492540.73032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P</text:p>
          </table:table-cell>
          <table:table-cell office:value-type="string" calcext:value-type="string">
            <text:p>Gab. Modular S.97 - 12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43836.31603363" calcext:value-type="float">
            <text:p>1843836.31603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T</text:p>
          </table:table-cell>
          <table:table-cell office:value-type="string" calcext:value-type="string">
            <text:p>Gab. Modular S.97 - 12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05556.62069214" calcext:value-type="float">
            <text:p>1605556.6206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P</text:p>
          </table:table-cell>
          <table:table-cell office:value-type="string" calcext:value-type="string">
            <text:p>Gab. Modular S.97 - 12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76742.84078566" calcext:value-type="float">
            <text:p>1976742.84078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T</text:p>
          </table:table-cell>
          <table:table-cell office:value-type="string" calcext:value-type="string">
            <text:p>Gab. Modular S.97 - 1200x21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18569.85318418" calcext:value-type="float">
            <text:p>1718569.85318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P</text:p>
          </table:table-cell>
          <table:table-cell office:value-type="string" calcext:value-type="string">
            <text:p>Gab. Modular S.97 - 12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109662.76015238" calcext:value-type="float">
            <text:p>2109662.76015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T</text:p>
          </table:table-cell>
          <table:table-cell office:value-type="string" calcext:value-type="string">
            <text:p>Gab. Modular S.97 - 12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1594.84872683" calcext:value-type="float">
            <text:p>1831594.84872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P</text:p>
          </table:table-cell>
          <table:table-cell office:value-type="string" calcext:value-type="string">
            <text:p>Gab. Modular S.97 - 12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548362.60137264" calcext:value-type="float">
            <text:p>2548362.601372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T</text:p>
          </table:table-cell>
          <table:table-cell office:value-type="string" calcext:value-type="string">
            <text:p>Gab. Modular S.97 - 120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09782.58391483" calcext:value-type="float">
            <text:p>2209782.58391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1D</text:p>
          </table:table-cell>
          <table:table-cell office:value-type="string" calcext:value-type="string">
            <text:p>Ducto Horiz. S97-3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189858.110624201" calcext:value-type="float">
            <text:p>189858.110624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2D</text:p>
          </table:table-cell>
          <table:table-cell office:value-type="string" calcext:value-type="string">
            <text:p>Ducto Horiz. S97-3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10227.188018781" calcext:value-type="float">
            <text:p>210227.188018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3D</text:p>
          </table:table-cell>
          <table:table-cell office:value-type="string" calcext:value-type="string">
            <text:p>Ducto Horiz. S97-3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30689.36982742" calcext:value-type="float">
            <text:p>230689.36982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4D</text:p>
          </table:table-cell>
          <table:table-cell office:value-type="string" calcext:value-type="string">
            <text:p>Ducto Horiz. S97-3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51060.894568103" calcext:value-type="float">
            <text:p>251060.894568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5D</text:p>
          </table:table-cell>
          <table:table-cell office:value-type="string" calcext:value-type="string">
            <text:p>Ducto Horiz. S97-3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71397.761730121" calcext:value-type="float">
            <text:p>271397.761730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1D</text:p>
          </table:table-cell>
          <table:table-cell office:value-type="string" calcext:value-type="string">
            <text:p>Ducto Horiz. S97-6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39381.606344837" calcext:value-type="float">
            <text:p>239381.60634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2D</text:p>
          </table:table-cell>
          <table:table-cell office:value-type="string" calcext:value-type="string">
            <text:p>Ducto Horiz. S97-6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84633.851545034" calcext:value-type="float">
            <text:p>284633.851545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3D</text:p>
          </table:table-cell>
          <table:table-cell office:value-type="string" calcext:value-type="string">
            <text:p>Ducto Horiz. S97-6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15613.33217413" calcext:value-type="float">
            <text:p>315613.33217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4D</text:p>
          </table:table-cell>
          <table:table-cell office:value-type="string" calcext:value-type="string">
            <text:p>Ducto Horiz. S97-6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46591.628603498" calcext:value-type="float">
            <text:p>346591.628603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5D</text:p>
          </table:table-cell>
          <table:table-cell office:value-type="string" calcext:value-type="string">
            <text:p>Ducto Horiz. S97-6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77485.952114479" calcext:value-type="float">
            <text:p>377485.952114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1D</text:p>
          </table:table-cell>
          <table:table-cell office:value-type="string" calcext:value-type="string">
            <text:p>Ducto Horiz. S97-9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41931.592155051" calcext:value-type="float">
            <text:p>341931.592155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2D</text:p>
          </table:table-cell>
          <table:table-cell office:value-type="string" calcext:value-type="string">
            <text:p>Ducto Horiz. S97-9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79106.016287074" calcext:value-type="float">
            <text:p>379106.0162870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3D</text:p>
          </table:table-cell>
          <table:table-cell office:value-type="string" calcext:value-type="string">
            <text:p>Ducto Horiz. S97-9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16371.071171505" calcext:value-type="float">
            <text:p>416371.071171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4D</text:p>
          </table:table-cell>
          <table:table-cell office:value-type="string" calcext:value-type="string">
            <text:p>Ducto Horiz. S97-9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53637.36288676" calcext:value-type="float">
            <text:p>453637.36288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5D</text:p>
          </table:table-cell>
          <table:table-cell office:value-type="string" calcext:value-type="string">
            <text:p>Ducto Horiz. S97-9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90898.786225362" calcext:value-type="float">
            <text:p>490898.786225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1D</text:p>
          </table:table-cell>
          <table:table-cell office:value-type="string" calcext:value-type="string">
            <text:p>Ducto Horiz. S97-4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20092.361207591" calcext:value-type="float">
            <text:p>220092.361207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2D</text:p>
          </table:table-cell>
          <table:table-cell office:value-type="string" calcext:value-type="string">
            <text:p>Ducto Horiz. S97-4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45631.89144832" calcext:value-type="float">
            <text:p>245631.89144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3D</text:p>
          </table:table-cell>
          <table:table-cell office:value-type="string" calcext:value-type="string">
            <text:p>Ducto Horiz. S97-4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71174.500608339" calcext:value-type="float">
            <text:p>271174.500608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4D</text:p>
          </table:table-cell>
          <table:table-cell office:value-type="string" calcext:value-type="string">
            <text:p>Ducto Horiz. S97-4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96714.030849068" calcext:value-type="float">
            <text:p>296714.030849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5D</text:p>
          </table:table-cell>
          <table:table-cell office:value-type="string" calcext:value-type="string">
            <text:p>Ducto Horiz. S97-4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22257.850524362" calcext:value-type="float">
            <text:p>322257.85052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1D</text:p>
          </table:table-cell>
          <table:table-cell office:value-type="string" calcext:value-type="string">
            <text:p>Ducto Horiz. S97-7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97798.731483056" calcext:value-type="float">
            <text:p>297798.731483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2D</text:p>
          </table:table-cell>
          <table:table-cell office:value-type="string" calcext:value-type="string">
            <text:p>Ducto Horiz. S97-7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31881.473284501" calcext:value-type="float">
            <text:p>331881.473284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3D</text:p>
          </table:table-cell>
          <table:table-cell office:value-type="string" calcext:value-type="string">
            <text:p>Ducto Horiz. S97-7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66043.924885319" calcext:value-type="float">
            <text:p>366043.924885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4D</text:p>
          </table:table-cell>
          <table:table-cell office:value-type="string" calcext:value-type="string">
            <text:p>Ducto Horiz. S97-7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00107.193180149" calcext:value-type="float">
            <text:p>400107.193180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5D</text:p>
          </table:table-cell>
          <table:table-cell office:value-type="string" calcext:value-type="string">
            <text:p>Ducto Horiz. S97-7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34183.856089664" calcext:value-type="float">
            <text:p>434183.856089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1D</text:p>
          </table:table-cell>
          <table:table-cell office:value-type="string" calcext:value-type="string">
            <text:p>Ducto Horiz. S97-12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48139.018294099" calcext:value-type="float">
            <text:p>448139.018294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2D</text:p>
          </table:table-cell>
          <table:table-cell office:value-type="string" calcext:value-type="string">
            <text:p>Ducto Horiz. S97-12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00766.985702362" calcext:value-type="float">
            <text:p>500766.985702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3D</text:p>
          </table:table-cell>
          <table:table-cell office:value-type="string" calcext:value-type="string">
            <text:p>Ducto Horiz. S97-12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53586.609257481" calcext:value-type="float">
            <text:p>553586.6092574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4D</text:p>
          </table:table-cell>
          <table:table-cell office:value-type="string" calcext:value-type="string">
            <text:p>Ducto Horiz. S97-12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606403.7854665" calcext:value-type="float">
            <text:p>606403.7854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5D</text:p>
          </table:table-cell>
          <table:table-cell office:value-type="string" calcext:value-type="string">
            <text:p>Ducto Horiz. S97-12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670178.124905522" calcext:value-type="float">
            <text:p>670178.124905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1ST</text:p>
          </table:table-cell>
          <table:table-cell office:value-type="string" calcext:value-type="string">
            <text:p>Ducto Vertical S97-200x750x30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61540.079407246" calcext:value-type="float">
            <text:p>161540.079407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2ST</text:p>
          </table:table-cell>
          <table:table-cell office:value-type="string" calcext:value-type="string">
            <text:p>Ducto Vertical S97-200x750x45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76651.573171353" calcext:value-type="float">
            <text:p>176651.573171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3ST</text:p>
          </table:table-cell>
          <table:table-cell office:value-type="string" calcext:value-type="string">
            <text:p>Ducto Vertical S97-200x750x600- s/BJA, s/LAT, cTapa Trasera</text:p>
          </table:table-cell>
          <table:table-cell office:value-type="string" calcext:value-type="string">
            <text:p>GENROD</text:p>
          </table:table-cell>
          <table:table-cell office:value-type="float" office:value="191767.382685574" calcext:value-type="float">
            <text:p>191767.382685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4ST</text:p>
          </table:table-cell>
          <table:table-cell office:value-type="string" calcext:value-type="string">
            <text:p>Ducto Vertical S97-200x75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6879.42907622" calcext:value-type="float">
            <text:p>206879.42907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5ST</text:p>
          </table:table-cell>
          <table:table-cell office:value-type="string" calcext:value-type="string">
            <text:p>Ducto Vertical S97-200x75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1994.133337363" calcext:value-type="float">
            <text:p>221994.133337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1ST</text:p>
          </table:table-cell>
          <table:table-cell office:value-type="string" calcext:value-type="string">
            <text:p>Ducto Vertical S97-200x6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9256.387894747" calcext:value-type="float">
            <text:p>139256.387894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2ST</text:p>
          </table:table-cell>
          <table:table-cell office:value-type="string" calcext:value-type="string">
            <text:p>Ducto Vertical S97-200x6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54370.59216045" calcext:value-type="float">
            <text:p>154370.59216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3ST</text:p>
          </table:table-cell>
          <table:table-cell office:value-type="string" calcext:value-type="string">
            <text:p>Ducto Vertical S97-20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9482.612235547" calcext:value-type="float">
            <text:p>169482.612235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4ST</text:p>
          </table:table-cell>
          <table:table-cell office:value-type="string" calcext:value-type="string">
            <text:p>Ducto Vertical S97-200x6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4597.342812239" calcext:value-type="float">
            <text:p>184597.342812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5ST</text:p>
          </table:table-cell>
          <table:table-cell office:value-type="string" calcext:value-type="string">
            <text:p>Ducto Vertical S97-200x6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9709.389202885" calcext:value-type="float">
            <text:p>199709.389202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1ST</text:p>
          </table:table-cell>
          <table:table-cell office:value-type="string" calcext:value-type="string">
            <text:p>Ducto Vertical S97-200x9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834.455032834" calcext:value-type="float">
            <text:p>183834.455032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2ST</text:p>
          </table:table-cell>
          <table:table-cell office:value-type="string" calcext:value-type="string">
            <text:p>Ducto Vertical S97-200x9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8946.501423479" calcext:value-type="float">
            <text:p>198946.501423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3ST</text:p>
          </table:table-cell>
          <table:table-cell office:value-type="string" calcext:value-type="string">
            <text:p>Ducto Vertical S97-2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4061.758311161" calcext:value-type="float">
            <text:p>214061.758311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4ST</text:p>
          </table:table-cell>
          <table:table-cell office:value-type="string" calcext:value-type="string">
            <text:p>Ducto Vertical S97-200x9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9175.409950325" calcext:value-type="float">
            <text:p>229175.409950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5ST</text:p>
          </table:table-cell>
          <table:table-cell office:value-type="string" calcext:value-type="string">
            <text:p>Ducto Vertical S97-200x9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4287.456340971" calcext:value-type="float">
            <text:p>244287.456340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1ST</text:p>
          </table:table-cell>
          <table:table-cell office:value-type="string" calcext:value-type="string">
            <text:p>Ducto Vertical S97-200x12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563.120841552" calcext:value-type="float">
            <text:p>243563.120841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2ST</text:p>
          </table:table-cell>
          <table:table-cell office:value-type="string" calcext:value-type="string">
            <text:p>Ducto Vertical S97-200x12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6424.438665123" calcext:value-type="float">
            <text:p>266424.438665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3ST</text:p>
          </table:table-cell>
          <table:table-cell office:value-type="string" calcext:value-type="string">
            <text:p>Ducto Vertical S97-2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9284.703866713" calcext:value-type="float">
            <text:p>289284.703866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4ST</text:p>
          </table:table-cell>
          <table:table-cell office:value-type="string" calcext:value-type="string">
            <text:p>Ducto Vertical S97-200x12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2147.626938801" calcext:value-type="float">
            <text:p>312147.626938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5ST</text:p>
          </table:table-cell>
          <table:table-cell office:value-type="string" calcext:value-type="string">
            <text:p>Ducto Vertical S97-200x12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5008.971077921" calcext:value-type="float">
            <text:p>335008.971077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1ST</text:p>
          </table:table-cell>
          <table:table-cell office:value-type="string" calcext:value-type="string">
            <text:p>Ducto Vertical S97-200x15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3292.312961261" calcext:value-type="float">
            <text:p>303292.312961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2ST</text:p>
          </table:table-cell>
          <table:table-cell office:value-type="string" calcext:value-type="string">
            <text:p>Ducto Vertical S97-200x15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3899.718036268" calcext:value-type="float">
            <text:p>333899.7180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3ST</text:p>
          </table:table-cell>
          <table:table-cell office:value-type="string" calcext:value-type="string">
            <text:p>Ducto Vertical S97-200x15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4506.570484736" calcext:value-type="float">
            <text:p>364506.570484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4ST</text:p>
          </table:table-cell>
          <table:table-cell office:value-type="string" calcext:value-type="string">
            <text:p>Ducto Vertical S97-200x15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118.264994309" calcext:value-type="float">
            <text:p>395118.264994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5ST</text:p>
          </table:table-cell>
          <table:table-cell office:value-type="string" calcext:value-type="string">
            <text:p>Ducto Vertical S97-200x15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5726.196380306" calcext:value-type="float">
            <text:p>425726.196380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1ST</text:p>
          </table:table-cell>
          <table:table-cell office:value-type="string" calcext:value-type="string">
            <text:p>Ducto Vertical S97-200x18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6192.397215481" calcext:value-type="float">
            <text:p>366192.3972154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2ST</text:p>
          </table:table-cell>
          <table:table-cell office:value-type="string" calcext:value-type="string">
            <text:p>Ducto Vertical S97-20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6624.133746506" calcext:value-type="float">
            <text:p>406624.1337465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3ST</text:p>
          </table:table-cell>
          <table:table-cell office:value-type="string" calcext:value-type="string">
            <text:p>Ducto Vertical S97-2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7061.764960614" calcext:value-type="float">
            <text:p>447061.764960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4ST</text:p>
          </table:table-cell>
          <table:table-cell office:value-type="string" calcext:value-type="string">
            <text:p>Ducto Vertical S97-200x18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7496.159362136" calcext:value-type="float">
            <text:p>487496.159362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5ST</text:p>
          </table:table-cell>
          <table:table-cell office:value-type="string" calcext:value-type="string">
            <text:p>Ducto Vertical S97-2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7916.106526994" calcext:value-type="float">
            <text:p>527916.106526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1ST</text:p>
          </table:table-cell>
          <table:table-cell office:value-type="string" calcext:value-type="string">
            <text:p>Ducto Vertical S97-2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5921.0630242" calcext:value-type="float">
            <text:p>425921.06302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2ST</text:p>
          </table:table-cell>
          <table:table-cell office:value-type="string" calcext:value-type="string">
            <text:p>Ducto Vertical S97-2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4104.228863206" calcext:value-type="float">
            <text:p>474104.2288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3ST</text:p>
          </table:table-cell>
          <table:table-cell office:value-type="string" calcext:value-type="string">
            <text:p>Ducto Vertical S97-200x21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2284.157889627" calcext:value-type="float">
            <text:p>522284.157889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4ST</text:p>
          </table:table-cell>
          <table:table-cell office:value-type="string" calcext:value-type="string">
            <text:p>Ducto Vertical S97-2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0467.850039623" calcext:value-type="float">
            <text:p>570467.850039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5ST</text:p>
          </table:table-cell>
          <table:table-cell office:value-type="string" calcext:value-type="string">
            <text:p>Ducto Vertical S97-200x21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8650.46325209" calcext:value-type="float">
            <text:p>618650.46325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ST</text:p>
          </table:table-cell>
          <table:table-cell office:value-type="string" calcext:value-type="string">
            <text:p>Ducto Vertical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24733.555722611" calcext:value-type="float">
            <text:p>224733.555722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ST</text:p>
          </table:table-cell>
          <table:table-cell office:value-type="string" calcext:value-type="string">
            <text:p>Ducto Vertical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4495.542015645" calcext:value-type="float">
            <text:p>194495.542015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ST</text:p>
          </table:table-cell>
          <table:table-cell office:value-type="string" calcext:value-type="string">
            <text:p>Ducto Vertical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9621.509331965" calcext:value-type="float">
            <text:p>209621.509331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ST</text:p>
          </table:table-cell>
          <table:table-cell office:value-type="string" calcext:value-type="string">
            <text:p>Ducto Vertical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9848.812610293" calcext:value-type="float">
            <text:p>239848.812610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ST</text:p>
          </table:table-cell>
          <table:table-cell office:value-type="string" calcext:value-type="string">
            <text:p>Ducto Vertical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4964.595808965" calcext:value-type="float">
            <text:p>254964.595808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ST</text:p>
          </table:table-cell>
          <table:table-cell office:value-type="string" calcext:value-type="string">
            <text:p>Ducto Vertical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7271.606083843" calcext:value-type="float">
            <text:p>167271.606083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ST</text:p>
          </table:table-cell>
          <table:table-cell office:value-type="string" calcext:value-type="string">
            <text:p>Ducto Vertical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2383.652474489" calcext:value-type="float">
            <text:p>182383.652474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ST</text:p>
          </table:table-cell>
          <table:table-cell office:value-type="string" calcext:value-type="string">
            <text:p>Ducto Vertical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7497.830424642" calcext:value-type="float">
            <text:p>197497.830424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ST</text:p>
          </table:table-cell>
          <table:table-cell office:value-type="string" calcext:value-type="string">
            <text:p>Ducto Vertical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2607.718940231" calcext:value-type="float">
            <text:p>212607.718940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ST</text:p>
          </table:table-cell>
          <table:table-cell office:value-type="string" calcext:value-type="string">
            <text:p>Ducto Vertical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7724.581076431" calcext:value-type="float">
            <text:p>227724.581076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ST</text:p>
          </table:table-cell>
          <table:table-cell office:value-type="string" calcext:value-type="string">
            <text:p>Ducto Vertical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1735.556748179" calcext:value-type="float">
            <text:p>221735.556748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ST</text:p>
          </table:table-cell>
          <table:table-cell office:value-type="string" calcext:value-type="string">
            <text:p>Ducto Vertical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6850.287324871" calcext:value-type="float">
            <text:p>236850.28732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ST</text:p>
          </table:table-cell>
          <table:table-cell office:value-type="string" calcext:value-type="string">
            <text:p>Ducto Vertical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1962.333715517" calcext:value-type="float">
            <text:p>251962.33371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ST</text:p>
          </table:table-cell>
          <table:table-cell office:value-type="string" calcext:value-type="string">
            <text:p>Ducto Vertical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7075.985354681" calcext:value-type="float">
            <text:p>267075.985354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ST</text:p>
          </table:table-cell>
          <table:table-cell office:value-type="string" calcext:value-type="string">
            <text:p>Ducto Vertical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2190.163304835" calcext:value-type="float">
            <text:p>282190.163304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ST</text:p>
          </table:table-cell>
          <table:table-cell office:value-type="string" calcext:value-type="string">
            <text:p>Ducto Vertical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1351.185020676" calcext:value-type="float">
            <text:p>291351.18502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ST</text:p>
          </table:table-cell>
          <table:table-cell office:value-type="string" calcext:value-type="string">
            <text:p>Ducto Vertical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4210.897595728" calcext:value-type="float">
            <text:p>314210.89759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ST</text:p>
          </table:table-cell>
          <table:table-cell office:value-type="string" calcext:value-type="string">
            <text:p>Ducto Vertical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7072.241734847" calcext:value-type="float">
            <text:p>337072.241734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ST</text:p>
          </table:table-cell>
          <table:table-cell office:value-type="string" calcext:value-type="string">
            <text:p>Ducto Vertical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9933.559558417" calcext:value-type="float">
            <text:p>359933.559558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ST</text:p>
          </table:table-cell>
          <table:table-cell office:value-type="string" calcext:value-type="string">
            <text:p>Ducto Vertical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2807.193059144" calcext:value-type="float">
            <text:p>382807.193059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ST</text:p>
          </table:table-cell>
          <table:table-cell office:value-type="string" calcext:value-type="string">
            <text:p>Ducto Vertical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0965.181729106" calcext:value-type="float">
            <text:p>360965.181729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ST</text:p>
          </table:table-cell>
          <table:table-cell office:value-type="string" calcext:value-type="string">
            <text:p>Ducto Vertical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1587.586667316" calcext:value-type="float">
            <text:p>391587.586667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ST</text:p>
          </table:table-cell>
          <table:table-cell office:value-type="string" calcext:value-type="string">
            <text:p>Ducto Vertical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2197.123301831" calcext:value-type="float">
            <text:p>422197.12330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ST</text:p>
          </table:table-cell>
          <table:table-cell office:value-type="string" calcext:value-type="string">
            <text:p>Ducto Vertical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2804.002065849" calcext:value-type="float">
            <text:p>452804.002065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ST</text:p>
          </table:table-cell>
          <table:table-cell office:value-type="string" calcext:value-type="string">
            <text:p>Ducto Vertical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3412.459762835" calcext:value-type="float">
            <text:p>483412.459762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ST</text:p>
          </table:table-cell>
          <table:table-cell office:value-type="string" calcext:value-type="string">
            <text:p>Ducto Vertical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3950.267021277" calcext:value-type="float">
            <text:p>443950.267021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ST</text:p>
          </table:table-cell>
          <table:table-cell office:value-type="string" calcext:value-type="string">
            <text:p>Ducto Vertical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489846.374770585" calcext:value-type="float">
            <text:p>489846.374770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ST</text:p>
          </table:table-cell>
          <table:table-cell office:value-type="string" calcext:value-type="string">
            <text:p>Ducto Vertical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5725.351097181" calcext:value-type="float">
            <text:p>535725.351097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ST</text:p>
          </table:table-cell>
          <table:table-cell office:value-type="string" calcext:value-type="string">
            <text:p>Ducto Vertical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581620.932535499" calcext:value-type="float">
            <text:p>581620.932535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ST</text:p>
          </table:table-cell>
          <table:table-cell office:value-type="string" calcext:value-type="string">
            <text:p>Ducto Vertical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7500.987799625" calcext:value-type="float">
            <text:p>627500.9877996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ST</text:p>
          </table:table-cell>
          <table:table-cell office:value-type="string" calcext:value-type="string">
            <text:p>Ducto Vertical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3580.342530439" calcext:value-type="float">
            <text:p>513580.342530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ST</text:p>
          </table:table-cell>
          <table:table-cell office:value-type="string" calcext:value-type="string">
            <text:p>Ducto Vertical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7207.53766798" calcext:value-type="float">
            <text:p>567207.53766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ST</text:p>
          </table:table-cell>
          <table:table-cell office:value-type="string" calcext:value-type="string">
            <text:p>Ducto Vertical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620849.706353176" calcext:value-type="float">
            <text:p>620849.706353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ST</text:p>
          </table:table-cell>
          <table:table-cell office:value-type="string" calcext:value-type="string">
            <text:p>Ducto Vertical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4477.980428246" calcext:value-type="float">
            <text:p>674477.980428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ST</text:p>
          </table:table-cell>
          <table:table-cell office:value-type="string" calcext:value-type="string">
            <text:p>Ducto Vertical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28121.780677509" calcext:value-type="float">
            <text:p>728121.780677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1</text:p>
          </table:table-cell>
          <table:table-cell office:value-type="string" calcext:value-type="string">
            <text:p>Zocalo Desmontable p/Gab. Serie 97 - 200x300x100</text:p>
          </table:table-cell>
          <table:table-cell office:value-type="string" calcext:value-type="string">
            <text:p>GENROD</text:p>
          </table:table-cell>
          <table:table-cell office:value-type="float" office:value="55205.6017953116" calcext:value-type="float">
            <text:p>55205.6017953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1</text:p>
          </table:table-cell>
          <table:table-cell office:value-type="string" calcext:value-type="string">
            <text:p>Zocalo Desmontable p/Gab. Serie 97 - 200x450x100</text:p>
          </table:table-cell>
          <table:table-cell office:value-type="string" calcext:value-type="string">
            <text:p>GENROD</text:p>
          </table:table-cell>
          <table:table-cell office:value-type="float" office:value="60915.6549835334" calcext:value-type="float">
            <text:p>60915.6549835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1</text:p>
          </table:table-cell>
          <table:table-cell office:value-type="string" calcext:value-type="string">
            <text:p>Zocalo Desmontable p/Gab. Serie 97 - 200x600x100</text:p>
          </table:table-cell>
          <table:table-cell office:value-type="string" calcext:value-type="string">
            <text:p>GENROD</text:p>
          </table:table-cell>
          <table:table-cell office:value-type="float" office:value="66629.971290771" calcext:value-type="float">
            <text:p>66629.971290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1</text:p>
          </table:table-cell>
          <table:table-cell office:value-type="string" calcext:value-type="string">
            <text:p>Zocalo Desmontable p/Gab. Serie 97 - 200x750x100</text:p>
          </table:table-cell>
          <table:table-cell office:value-type="string" calcext:value-type="string">
            <text:p>GENROD</text:p>
          </table:table-cell>
          <table:table-cell office:value-type="float" office:value="72342.4718250944" calcext:value-type="float">
            <text:p>72342.4718250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1</text:p>
          </table:table-cell>
          <table:table-cell office:value-type="string" calcext:value-type="string">
            <text:p>Zocalo Desmontable p/Gab. Serie 97 - 200x900x100</text:p>
          </table:table-cell>
          <table:table-cell office:value-type="string" calcext:value-type="string">
            <text:p>GENROD</text:p>
          </table:table-cell>
          <table:table-cell office:value-type="float" office:value="78061.0512513476" calcext:value-type="float">
            <text:p>78061.0512513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1</text:p>
          </table:table-cell>
          <table:table-cell office:value-type="string" calcext:value-type="string">
            <text:p>Zocalo Desmontable p/Gab. Serie 97 - 1200x30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.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1</text:p>
          </table:table-cell>
          <table:table-cell office:value-type="string" calcext:value-type="string">
            <text:p>Zocalo Desmontable p/Gab. Serie 97 - 300x300x100</text:p>
          </table:table-cell>
          <table:table-cell office:value-type="string" calcext:value-type="string">
            <text:p>GENROD</text:p>
          </table:table-cell>
          <table:table-cell office:value-type="float" office:value="64286.5716096371" calcext:value-type="float">
            <text:p>64286.5716096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1</text:p>
          </table:table-cell>
          <table:table-cell office:value-type="string" calcext:value-type="string">
            <text:p>Zocalo Desmontable p/Gab. Serie 97 - 300x450x100</text:p>
          </table:table-cell>
          <table:table-cell office:value-type="string" calcext:value-type="string">
            <text:p>GENROD</text:p>
          </table:table-cell>
          <table:table-cell office:value-type="float" office:value="69646.8385141798" calcext:value-type="float">
            <text:p>69646.8385141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1</text:p>
          </table:table-cell>
          <table:table-cell office:value-type="string" calcext:value-type="string">
            <text:p>Zocalo Desmontable p/Gab. Serie 97 - 300x600x100</text:p>
          </table:table-cell>
          <table:table-cell office:value-type="string" calcext:value-type="string">
            <text:p>GENROD</text:p>
          </table:table-cell>
          <table:table-cell office:value-type="float" office:value="75358.7337908652" calcext:value-type="float">
            <text:p>75358.7337908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1</text:p>
          </table:table-cell>
          <table:table-cell office:value-type="string" calcext:value-type="string">
            <text:p>Zocalo Desmontable p/Gab. Serie 97 - 300x750x100</text:p>
          </table:table-cell>
          <table:table-cell office:value-type="string" calcext:value-type="string">
            <text:p>GENROD</text:p>
          </table:table-cell>
          <table:table-cell office:value-type="float" office:value="81080.971078496" calcext:value-type="float">
            <text:p>81080.971078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1</text:p>
          </table:table-cell>
          <table:table-cell office:value-type="string" calcext:value-type="string">
            <text:p>Zocalo Desmontable p/Gab. Serie 97 - 300x900x100</text:p>
          </table:table-cell>
          <table:table-cell office:value-type="string" calcext:value-type="string">
            <text:p>GENROD</text:p>
          </table:table-cell>
          <table:table-cell office:value-type="float" office:value="86786.7611477022" calcext:value-type="float">
            <text:p>86786.7611477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1</text:p>
          </table:table-cell>
          <table:table-cell office:value-type="string" calcext:value-type="string">
            <text:p>Zocalo Desmontable p/Gab. Serie 97 - 1200x450x100</text:p>
          </table:table-cell>
          <table:table-cell office:value-type="string" calcext:value-type="string">
            <text:p>GENROD</text:p>
          </table:table-cell>
          <table:table-cell office:value-type="float" office:value="108803.902459525" calcext:value-type="float">
            <text:p>108803.902459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1</text:p>
          </table:table-cell>
          <table:table-cell office:value-type="string" calcext:value-type="string">
            <text:p>Zocalo Desmontable p/Gab. Serie 97 - 450x450x100</text:p>
          </table:table-cell>
          <table:table-cell office:value-type="string" calcext:value-type="string">
            <text:p>GENROD</text:p>
          </table:table-cell>
          <table:table-cell office:value-type="float" office:value="80246.8997377488" calcext:value-type="float">
            <text:p>80246.8997377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1</text:p>
          </table:table-cell>
          <table:table-cell office:value-type="string" calcext:value-type="string">
            <text:p>Zocalo Desmontable p/Gab. Serie 97 - 450x600x100</text:p>
          </table:table-cell>
          <table:table-cell office:value-type="string" calcext:value-type="string">
            <text:p>GENROD</text:p>
          </table:table-cell>
          <table:table-cell office:value-type="float" office:value="85949.6635187649" calcext:value-type="float">
            <text:p>85949.6635187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1</text:p>
          </table:table-cell>
          <table:table-cell office:value-type="string" calcext:value-type="string">
            <text:p>Zocalo Desmontable p/Gab. Serie 97 - 450x750x100</text:p>
          </table:table-cell>
          <table:table-cell office:value-type="string" calcext:value-type="string">
            <text:p>GENROD</text:p>
          </table:table-cell>
          <table:table-cell office:value-type="float" office:value="91667.032429742" calcext:value-type="float">
            <text:p>91667.03242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1</text:p>
          </table:table-cell>
          <table:table-cell office:value-type="string" calcext:value-type="string">
            <text:p>Zocalo Desmontable p/Gab. Serie 97 - 450x900x100</text:p>
          </table:table-cell>
          <table:table-cell office:value-type="string" calcext:value-type="string">
            <text:p>GENROD</text:p>
          </table:table-cell>
          <table:table-cell office:value-type="float" office:value="97386.8223712713" calcext:value-type="float">
            <text:p>97386.8223712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1</text:p>
          </table:table-cell>
          <table:table-cell office:value-type="string" calcext:value-type="string">
            <text:p>Zocalo Desmontable p/Gab. Serie 97 - 1200x600x100</text:p>
          </table:table-cell>
          <table:table-cell office:value-type="string" calcext:value-type="string">
            <text:p>GENROD</text:p>
          </table:table-cell>
          <table:table-cell office:value-type="float" office:value="114521.87662814" calcext:value-type="float">
            <text:p>114521.8766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1</text:p>
          </table:table-cell>
          <table:table-cell office:value-type="string" calcext:value-type="string">
            <text:p>Zocalo Desmontable p/Gab. Serie 97 - 600x600x100</text:p>
          </table:table-cell>
          <table:table-cell office:value-type="string" calcext:value-type="string">
            <text:p>GENROD</text:p>
          </table:table-cell>
          <table:table-cell office:value-type="float" office:value="91667.032429742" calcext:value-type="float">
            <text:p>91667.03242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1</text:p>
          </table:table-cell>
          <table:table-cell office:value-type="string" calcext:value-type="string">
            <text:p>Zocalo Desmontable p/Gab. Serie 97 - 600x750x100</text:p>
          </table:table-cell>
          <table:table-cell office:value-type="string" calcext:value-type="string">
            <text:p>GENROD</text:p>
          </table:table-cell>
          <table:table-cell office:value-type="float" office:value="97386.8223712713" calcext:value-type="float">
            <text:p>97386.8223712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1</text:p>
          </table:table-cell>
          <table:table-cell office:value-type="string" calcext:value-type="string">
            <text:p>Zocalo Desmontable p/Gab. Serie 97 - 600x90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.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1</text:p>
          </table:table-cell>
          <table:table-cell office:value-type="string" calcext:value-type="string">
            <text:p>Zocalo Desmontable p/Gab. Serie 97 - 1200x750x100</text:p>
          </table:table-cell>
          <table:table-cell office:value-type="string" calcext:value-type="string">
            <text:p>GENROD</text:p>
          </table:table-cell>
          <table:table-cell office:value-type="float" office:value="120236.192935378" calcext:value-type="float">
            <text:p>120236.192935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1</text:p>
          </table:table-cell>
          <table:table-cell office:value-type="string" calcext:value-type="string">
            <text:p>Zocalo Desmontable p/Gab. Serie 97 - 750x75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.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1</text:p>
          </table:table-cell>
          <table:table-cell office:value-type="string" calcext:value-type="string">
            <text:p>Zocalo Desmontable p/Gab. Serie 97 - 750x900x100</text:p>
          </table:table-cell>
          <table:table-cell office:value-type="string" calcext:value-type="string">
            <text:p>GENROD</text:p>
          </table:table-cell>
          <table:table-cell office:value-type="float" office:value="108803.902459525" calcext:value-type="float">
            <text:p>108803.902459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1</text:p>
          </table:table-cell>
          <table:table-cell office:value-type="string" calcext:value-type="string">
            <text:p>Zocalo Desmontable p/Gab. Serie 97 - 1200x900x100</text:p>
          </table:table-cell>
          <table:table-cell office:value-type="string" calcext:value-type="string">
            <text:p>GENROD</text:p>
          </table:table-cell>
          <table:table-cell office:value-type="float" office:value="125949.903984977" calcext:value-type="float">
            <text:p>125949.903984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1</text:p>
          </table:table-cell>
          <table:table-cell office:value-type="string" calcext:value-type="string">
            <text:p>Zocalo Desmontable p/Gab. Serie 97 - 900x900x100</text:p>
          </table:table-cell>
          <table:table-cell office:value-type="string" calcext:value-type="string">
            <text:p>GENROD</text:p>
          </table:table-cell>
          <table:table-cell office:value-type="float" office:value="114521.87662814" calcext:value-type="float">
            <text:p>114521.8766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2</text:p>
          </table:table-cell>
          <table:table-cell office:value-type="string" calcext:value-type="string">
            <text:p>Zocalo Desmontable p/Gab. Serie 97 - 200x300x200</text:p>
          </table:table-cell>
          <table:table-cell office:value-type="string" calcext:value-type="string">
            <text:p>GENROD</text:p>
          </table:table-cell>
          <table:table-cell office:value-type="float" office:value="81200.2068331868" calcext:value-type="float">
            <text:p>81200.2068331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2</text:p>
          </table:table-cell>
          <table:table-cell office:value-type="string" calcext:value-type="string">
            <text:p>Zocalo Desmontable p/Gab. Serie 97 - 200x450x200</text:p>
          </table:table-cell>
          <table:table-cell office:value-type="string" calcext:value-type="string">
            <text:p>GENROD</text:p>
          </table:table-cell>
          <table:table-cell office:value-type="float" office:value="91180.9579153095" calcext:value-type="float">
            <text:p>91180.9579153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2</text:p>
          </table:table-cell>
          <table:table-cell office:value-type="string" calcext:value-type="string">
            <text:p>Zocalo Desmontable p/Gab. Serie 97 - 200x600x200</text:p>
          </table:table-cell>
          <table:table-cell office:value-type="string" calcext:value-type="string">
            <text:p>GENROD</text:p>
          </table:table-cell>
          <table:table-cell office:value-type="float" office:value="101158.656393692" calcext:value-type="float">
            <text:p>101158.656393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2</text:p>
          </table:table-cell>
          <table:table-cell office:value-type="string" calcext:value-type="string">
            <text:p>Zocalo Desmontable p/Gab. Serie 97 - 200x750x200</text:p>
          </table:table-cell>
          <table:table-cell office:value-type="string" calcext:value-type="string">
            <text:p>GENROD</text:p>
          </table:table-cell>
          <table:table-cell office:value-type="float" office:value="111127.828634044" calcext:value-type="float">
            <text:p>111127.828634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2</text:p>
          </table:table-cell>
          <table:table-cell office:value-type="string" calcext:value-type="string">
            <text:p>Zocalo Desmontable p/Gab. Serie 97 - 200x900x200</text:p>
          </table:table-cell>
          <table:table-cell office:value-type="string" calcext:value-type="string">
            <text:p>GENROD</text:p>
          </table:table-cell>
          <table:table-cell office:value-type="float" office:value="121101.895566599" calcext:value-type="float">
            <text:p>121101.8955665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2</text:p>
          </table:table-cell>
          <table:table-cell office:value-type="string" calcext:value-type="string">
            <text:p>Zocalo Desmontable p/Gab. Serie 97 - 1200x30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.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2</text:p>
          </table:table-cell>
          <table:table-cell office:value-type="string" calcext:value-type="string">
            <text:p>Zocalo Desmontable p/Gab. Serie 97 - 300x300x200</text:p>
          </table:table-cell>
          <table:table-cell office:value-type="string" calcext:value-type="string">
            <text:p>GENROD</text:p>
          </table:table-cell>
          <table:table-cell office:value-type="float" office:value="94486.1646143632" calcext:value-type="float">
            <text:p>94486.164614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2</text:p>
          </table:table-cell>
          <table:table-cell office:value-type="string" calcext:value-type="string">
            <text:p>Zocalo Desmontable p/Gab. Serie 97 - 300x450x200</text:p>
          </table:table-cell>
          <table:table-cell office:value-type="string" calcext:value-type="string">
            <text:p>GENROD</text:p>
          </table:table-cell>
          <table:table-cell office:value-type="float" office:value="104457.178943178" calcext:value-type="float">
            <text:p>104457.17894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2</text:p>
          </table:table-cell>
          <table:table-cell office:value-type="string" calcext:value-type="string">
            <text:p>Zocalo Desmontable p/Gab. Serie 97 - 300x600x200</text:p>
          </table:table-cell>
          <table:table-cell office:value-type="string" calcext:value-type="string">
            <text:p>GENROD</text:p>
          </table:table-cell>
          <table:table-cell office:value-type="float" office:value="114434.877421561" calcext:value-type="float">
            <text:p>114434.877421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2</text:p>
          </table:table-cell>
          <table:table-cell office:value-type="string" calcext:value-type="string">
            <text:p>Zocalo Desmontable p/Gab. Serie 97 - 300x750x200</text:p>
          </table:table-cell>
          <table:table-cell office:value-type="string" calcext:value-type="string">
            <text:p>GENROD</text:p>
          </table:table-cell>
          <table:table-cell office:value-type="float" office:value="124391.918193603" calcext:value-type="float">
            <text:p>124391.91819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2</text:p>
          </table:table-cell>
          <table:table-cell office:value-type="string" calcext:value-type="string">
            <text:p>Zocalo Desmontable p/Gab. Serie 97 - 300x900x200</text:p>
          </table:table-cell>
          <table:table-cell office:value-type="string" calcext:value-type="string">
            <text:p>GENROD</text:p>
          </table:table-cell>
          <table:table-cell office:value-type="float" office:value="134376.906079192" calcext:value-type="float">
            <text:p>134376.906079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2</text:p>
          </table:table-cell>
          <table:table-cell office:value-type="string" calcext:value-type="string">
            <text:p>Zocalo Desmontable p/Gab. Serie 97 - 1200x450x200</text:p>
          </table:table-cell>
          <table:table-cell office:value-type="string" calcext:value-type="string">
            <text:p>GENROD</text:p>
          </table:table-cell>
          <table:table-cell office:value-type="float" office:value="172816.739723478" calcext:value-type="float">
            <text:p>172816.73972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2</text:p>
          </table:table-cell>
          <table:table-cell office:value-type="string" calcext:value-type="string">
            <text:p>Zocalo Desmontable p/Gab. Serie 97 - 450x450x200</text:p>
          </table:table-cell>
          <table:table-cell office:value-type="string" calcext:value-type="string">
            <text:p>GENROD</text:p>
          </table:table-cell>
          <table:table-cell office:value-type="float" office:value="122948.273464717" calcext:value-type="float">
            <text:p>122948.273464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2</text:p>
          </table:table-cell>
          <table:table-cell office:value-type="string" calcext:value-type="string">
            <text:p>Zocalo Desmontable p/Gab. Serie 97 - 450x600x200</text:p>
          </table:table-cell>
          <table:table-cell office:value-type="string" calcext:value-type="string">
            <text:p>GENROD</text:p>
          </table:table-cell>
          <table:table-cell office:value-type="float" office:value="132922.314081722" calcext:value-type="float">
            <text:p>132922.314081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2</text:p>
          </table:table-cell>
          <table:table-cell office:value-type="string" calcext:value-type="string">
            <text:p>Zocalo Desmontable p/Gab. Serie 97 - 450x750x200</text:p>
          </table:table-cell>
          <table:table-cell office:value-type="string" calcext:value-type="string">
            <text:p>GENROD</text:p>
          </table:table-cell>
          <table:table-cell office:value-type="float" office:value="142891.512637623" calcext:value-type="float">
            <text:p>142891.51263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2</text:p>
          </table:table-cell>
          <table:table-cell office:value-type="string" calcext:value-type="string">
            <text:p>Zocalo Desmontable p/Gab. Serie 97 - 450x900x200</text:p>
          </table:table-cell>
          <table:table-cell office:value-type="string" calcext:value-type="string">
            <text:p>GENROD</text:p>
          </table:table-cell>
          <table:table-cell office:value-type="float" office:value="152869.211116006" calcext:value-type="float">
            <text:p>152869.21111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2</text:p>
          </table:table-cell>
          <table:table-cell office:value-type="string" calcext:value-type="string">
            <text:p>Zocalo Desmontable p/Gab. Serie 97 - 1200x600x200</text:p>
          </table:table-cell>
          <table:table-cell office:value-type="string" calcext:value-type="string">
            <text:p>GENROD</text:p>
          </table:table-cell>
          <table:table-cell office:value-type="float" office:value="182800.517093791" calcext:value-type="float">
            <text:p>182800.51709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2</text:p>
          </table:table-cell>
          <table:table-cell office:value-type="string" calcext:value-type="string">
            <text:p>Zocalo Desmontable p/Gab. Serie 97 - 600x600x200</text:p>
          </table:table-cell>
          <table:table-cell office:value-type="string" calcext:value-type="string">
            <text:p>GENROD</text:p>
          </table:table-cell>
          <table:table-cell office:value-type="float" office:value="142891.512637623" calcext:value-type="float">
            <text:p>142891.51263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2</text:p>
          </table:table-cell>
          <table:table-cell office:value-type="string" calcext:value-type="string">
            <text:p>Zocalo Desmontable p/Gab. Serie 97 - 600x750x200</text:p>
          </table:table-cell>
          <table:table-cell office:value-type="string" calcext:value-type="string">
            <text:p>GENROD</text:p>
          </table:table-cell>
          <table:table-cell office:value-type="float" office:value="152869.211116006" calcext:value-type="float">
            <text:p>152869.21111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2</text:p>
          </table:table-cell>
          <table:table-cell office:value-type="string" calcext:value-type="string">
            <text:p>Zocalo Desmontable p/Gab. Serie 97 - 600x90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.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2</text:p>
          </table:table-cell>
          <table:table-cell office:value-type="string" calcext:value-type="string">
            <text:p>Zocalo Desmontable p/Gab. Serie 97 - 1200x750x200</text:p>
          </table:table-cell>
          <table:table-cell office:value-type="string" calcext:value-type="string">
            <text:p>GENROD</text:p>
          </table:table-cell>
          <table:table-cell office:value-type="float" office:value="192761.794669299" calcext:value-type="float">
            <text:p>192761.794669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2</text:p>
          </table:table-cell>
          <table:table-cell office:value-type="string" calcext:value-type="string">
            <text:p>Zocalo Desmontable p/Gab. Serie 97 - 750x75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.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2</text:p>
          </table:table-cell>
          <table:table-cell office:value-type="string" calcext:value-type="string">
            <text:p>Zocalo Desmontable p/Gab. Serie 97 - 750x900x200</text:p>
          </table:table-cell>
          <table:table-cell office:value-type="string" calcext:value-type="string">
            <text:p>GENROD</text:p>
          </table:table-cell>
          <table:table-cell office:value-type="float" office:value="172819.766011668" calcext:value-type="float">
            <text:p>172819.766011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2</text:p>
          </table:table-cell>
          <table:table-cell office:value-type="string" calcext:value-type="string">
            <text:p>Zocalo Desmontable p/Gab. Serie 97 - 1200x900x200</text:p>
          </table:table-cell>
          <table:table-cell office:value-type="string" calcext:value-type="string">
            <text:p>GENROD</text:p>
          </table:table-cell>
          <table:table-cell office:value-type="float" office:value="202739.493147682" calcext:value-type="float">
            <text:p>202739.493147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2</text:p>
          </table:table-cell>
          <table:table-cell office:value-type="string" calcext:value-type="string">
            <text:p>Zocalo Desmontable p/Gab. Serie 97 - 900x900x200</text:p>
          </table:table-cell>
          <table:table-cell office:value-type="string" calcext:value-type="string">
            <text:p>GENROD</text:p>
          </table:table-cell>
          <table:table-cell office:value-type="float" office:value="182800.517093791" calcext:value-type="float">
            <text:p>182800.51709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1</text:p>
          </table:table-cell>
          <table:table-cell office:value-type="string" calcext:value-type="string">
            <text:p>Kit de acople para Gabinete S97 de alto 2100</text:p>
          </table:table-cell>
          <table:table-cell office:value-type="string" calcext:value-type="string">
            <text:p>GENROD</text:p>
          </table:table-cell>
          <table:table-cell office:value-type="float" office:value="33681.8244051273" calcext:value-type="float">
            <text:p>33681.8244051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2</text:p>
          </table:table-cell>
          <table:table-cell office:value-type="string" calcext:value-type="string">
            <text:p>Kit de acople para Gabinete S97 de alto 1800</text:p>
          </table:table-cell>
          <table:table-cell office:value-type="string" calcext:value-type="string">
            <text:p>GENROD</text:p>
          </table:table-cell>
          <table:table-cell office:value-type="float" office:value="29875.3328040419" calcext:value-type="float">
            <text:p>29875.3328040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3</text:p>
          </table:table-cell>
          <table:table-cell office:value-type="string" calcext:value-type="string">
            <text:p>Kit de acople para Gabinete S97 de alto 1500</text:p>
          </table:table-cell>
          <table:table-cell office:value-type="string" calcext:value-type="string">
            <text:p>GENROD</text:p>
          </table:table-cell>
          <table:table-cell office:value-type="float" office:value="26617.5730406993" calcext:value-type="float">
            <text:p>26617.5730406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4</text:p>
          </table:table-cell>
          <table:table-cell office:value-type="string" calcext:value-type="string">
            <text:p>Kit de acople para Gabinete S97 de alto 1200</text:p>
          </table:table-cell>
          <table:table-cell office:value-type="string" calcext:value-type="string">
            <text:p>GENROD</text:p>
          </table:table-cell>
          <table:table-cell office:value-type="float" office:value="22818.9497889082" calcext:value-type="float">
            <text:p>22818.9497889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5</text:p>
          </table:table-cell>
          <table:table-cell office:value-type="string" calcext:value-type="string">
            <text:p>Kit de acople para Gabinete S97 de alto 900</text:p>
          </table:table-cell>
          <table:table-cell office:value-type="string" calcext:value-type="string">
            <text:p>GENROD</text:p>
          </table:table-cell>
          <table:table-cell office:value-type="float" office:value="20645.285401916" calcext:value-type="float">
            <text:p>20645.285401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6</text:p>
          </table:table-cell>
          <table:table-cell office:value-type="string" calcext:value-type="string">
            <text:p>Kit de acople para Gabinete S97 de alto 750</text:p>
          </table:table-cell>
          <table:table-cell office:value-type="string" calcext:value-type="string">
            <text:p>GENROD</text:p>
          </table:table-cell>
          <table:table-cell office:value-type="float" office:value="19556.9269065501" calcext:value-type="float">
            <text:p>19556.9269065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7</text:p>
          </table:table-cell>
          <table:table-cell office:value-type="string" calcext:value-type="string">
            <text:p>Kit de acople para Gabinete S97 de alto 600</text:p>
          </table:table-cell>
          <table:table-cell office:value-type="string" calcext:value-type="string">
            <text:p>GENROD</text:p>
          </table:table-cell>
          <table:table-cell office:value-type="float" office:value="17378.9994005421" calcext:value-type="float">
            <text:p>17378.9994005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8</text:p>
          </table:table-cell>
          <table:table-cell office:value-type="string" calcext:value-type="string">
            <text:p>Kit de acople para Gabinete S97 de alto 450</text:p>
          </table:table-cell>
          <table:table-cell office:value-type="string" calcext:value-type="string">
            <text:p>GENROD</text:p>
          </table:table-cell>
          <table:table-cell office:value-type="float" office:value="15173.7037230757" calcext:value-type="float">
            <text:p>15173.7037230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9</text:p>
          </table:table-cell>
          <table:table-cell office:value-type="string" calcext:value-type="string">
            <text:p>Kit de acople para Gabinete S97 de alto 300</text:p>
          </table:table-cell>
          <table:table-cell office:value-type="string" calcext:value-type="string">
            <text:p>GENROD</text:p>
          </table:table-cell>
          <table:table-cell office:value-type="float" office:value="14121.2396371996" calcext:value-type="float">
            <text:p>14121.239637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6</text:p>
          </table:table-cell>
          <table:table-cell office:value-type="string" calcext:value-type="string">
            <text:p>Puerta para S97 ciega de 300x600</text:p>
          </table:table-cell>
          <table:table-cell office:value-type="string" calcext:value-type="string">
            <text:p>GENROD</text:p>
          </table:table-cell>
          <table:table-cell office:value-type="float" office:value="55935.9372400113" calcext:value-type="float">
            <text:p>55935.9372400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7</text:p>
          </table:table-cell>
          <table:table-cell office:value-type="string" calcext:value-type="string">
            <text:p>Puerta para S97 ciega de 300x750</text:p>
          </table:table-cell>
          <table:table-cell office:value-type="string" calcext:value-type="string">
            <text:p>GENROD</text:p>
          </table:table-cell>
          <table:table-cell office:value-type="float" office:value="68563.3483954675" calcext:value-type="float">
            <text:p>68563.3483954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8</text:p>
          </table:table-cell>
          <table:table-cell office:value-type="string" calcext:value-type="string">
            <text:p>Puerta para S97 ciega de 300x900</text:p>
          </table:table-cell>
          <table:table-cell office:value-type="string" calcext:value-type="string">
            <text:p>GENROD</text:p>
          </table:table-cell>
          <table:table-cell office:value-type="float" office:value="81191.9963817493" calcext:value-type="float">
            <text:p>81191.9963817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2</text:p>
          </table:table-cell>
          <table:table-cell office:value-type="string" calcext:value-type="string">
            <text:p>Puerta para S97 ciega de 300x1200</text:p>
          </table:table-cell>
          <table:table-cell office:value-type="string" calcext:value-type="string">
            <text:p>GENROD</text:p>
          </table:table-cell>
          <table:table-cell office:value-type="float" office:value="106441.634529414" calcext:value-type="float">
            <text:p>106441.634529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5</text:p>
          </table:table-cell>
          <table:table-cell office:value-type="string" calcext:value-type="string">
            <text:p>Puerta para S97 Ciega de 300x1500</text:p>
          </table:table-cell>
          <table:table-cell office:value-type="string" calcext:value-type="string">
            <text:p>GENROD</text:p>
          </table:table-cell>
          <table:table-cell office:value-type="float" office:value="131693.74633873" calcext:value-type="float">
            <text:p>131693.74633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8</text:p>
          </table:table-cell>
          <table:table-cell office:value-type="string" calcext:value-type="string">
            <text:p>Puerta para S97 Ciega de 300x1800</text:p>
          </table:table-cell>
          <table:table-cell office:value-type="string" calcext:value-type="string">
            <text:p>GENROD</text:p>
          </table:table-cell>
          <table:table-cell office:value-type="float" office:value="156945.542361453" calcext:value-type="float">
            <text:p>156945.542361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21</text:p>
          </table:table-cell>
          <table:table-cell office:value-type="string" calcext:value-type="string">
            <text:p>Puerta para S97 Ciega de 300x2100</text:p>
          </table:table-cell>
          <table:table-cell office:value-type="string" calcext:value-type="string">
            <text:p>GENROD</text:p>
          </table:table-cell>
          <table:table-cell office:value-type="float" office:value="182204.627791381" calcext:value-type="float">
            <text:p>182204.627791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</text:p>
          </table:table-cell>
          <table:table-cell office:value-type="string" calcext:value-type="string">
            <text:p>Puerta para S97 ciega de 450x600</text:p>
          </table:table-cell>
          <table:table-cell office:value-type="string" calcext:value-type="string">
            <text:p>GENROD</text:p>
          </table:table-cell>
          <table:table-cell office:value-type="float" office:value="79908.6396647416" calcext:value-type="float">
            <text:p>79908.6396647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</text:p>
          </table:table-cell>
          <table:table-cell office:value-type="string" calcext:value-type="string">
            <text:p>Puerta para S97 ciega de 450x750</text:p>
          </table:table-cell>
          <table:table-cell office:value-type="string" calcext:value-type="string">
            <text:p>GENROD</text:p>
          </table:table-cell>
          <table:table-cell office:value-type="float" office:value="97947.7383084231" calcext:value-type="float">
            <text:p>97947.7383084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</text:p>
          </table:table-cell>
          <table:table-cell office:value-type="string" calcext:value-type="string">
            <text:p>Puerta para S97 ciega de 450x900</text:p>
          </table:table-cell>
          <table:table-cell office:value-type="string" calcext:value-type="string">
            <text:p>GENROD</text:p>
          </table:table-cell>
          <table:table-cell office:value-type="float" office:value="115988.626409469" calcext:value-type="float">
            <text:p>115988.626409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</text:p>
          </table:table-cell>
          <table:table-cell office:value-type="string" calcext:value-type="string">
            <text:p>Puerta para S97 ciega de 450x1200</text:p>
          </table:table-cell>
          <table:table-cell office:value-type="string" calcext:value-type="string">
            <text:p>GENROD</text:p>
          </table:table-cell>
          <table:table-cell office:value-type="float" office:value="152059.507974077" calcext:value-type="float">
            <text:p>152059.507974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</text:p>
          </table:table-cell>
          <table:table-cell office:value-type="string" calcext:value-type="string">
            <text:p>Puerta para S97 Ciega de 450x1500</text:p>
          </table:table-cell>
          <table:table-cell office:value-type="string" calcext:value-type="string">
            <text:p>GENROD</text:p>
          </table:table-cell>
          <table:table-cell office:value-type="float" office:value="188133.994768964" calcext:value-type="float">
            <text:p>188133.994768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</text:p>
          </table:table-cell>
          <table:table-cell office:value-type="string" calcext:value-type="string">
            <text:p>Puerta para S97 Ciega de 450x1800</text:p>
          </table:table-cell>
          <table:table-cell office:value-type="string" calcext:value-type="string">
            <text:p>GENROD</text:p>
          </table:table-cell>
          <table:table-cell office:value-type="float" office:value="224207.902621761" calcext:value-type="float">
            <text:p>224207.902621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</text:p>
          </table:table-cell>
          <table:table-cell office:value-type="string" calcext:value-type="string">
            <text:p>Puerta para S97 Ciega de 450x2100</text:p>
          </table:table-cell>
          <table:table-cell office:value-type="string" calcext:value-type="string">
            <text:p>GENROD</text:p>
          </table:table-cell>
          <table:table-cell office:value-type="float" office:value="260292.152485505" calcext:value-type="float">
            <text:p>260292.152485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</text:p>
          </table:table-cell>
          <table:table-cell office:value-type="string" calcext:value-type="string">
            <text:p>Puerta para S97 Ciega de 600x600</text:p>
          </table:table-cell>
          <table:table-cell office:value-type="string" calcext:value-type="string">
            <text:p>GENROD</text:p>
          </table:table-cell>
          <table:table-cell office:value-type="float" office:value="94616.3476376374" calcext:value-type="float">
            <text:p>94616.3476376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</text:p>
          </table:table-cell>
          <table:table-cell office:value-type="string" calcext:value-type="string">
            <text:p>Puerta para S97 Ciega de 600x750</text:p>
          </table:table-cell>
          <table:table-cell office:value-type="string" calcext:value-type="string">
            <text:p>GENROD</text:p>
          </table:table-cell>
          <table:table-cell office:value-type="float" office:value="115988.626409469" calcext:value-type="float">
            <text:p>115988.626409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</text:p>
          </table:table-cell>
          <table:table-cell office:value-type="string" calcext:value-type="string">
            <text:p>Puerta para S97 Ciega de 600x900</text:p>
          </table:table-cell>
          <table:table-cell office:value-type="string" calcext:value-type="string">
            <text:p>GENROD</text:p>
          </table:table-cell>
          <table:table-cell office:value-type="float" office:value="137349.35265508" calcext:value-type="float">
            <text:p>137349.35265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</text:p>
          </table:table-cell>
          <table:table-cell office:value-type="string" calcext:value-type="string">
            <text:p>Puerta para S97 Ciega de 600x1200</text:p>
          </table:table-cell>
          <table:table-cell office:value-type="string" calcext:value-type="string">
            <text:p>GENROD</text:p>
          </table:table-cell>
          <table:table-cell office:value-type="float" office:value="180063.515739095" calcext:value-type="float">
            <text:p>180063.515739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</text:p>
          </table:table-cell>
          <table:table-cell office:value-type="string" calcext:value-type="string">
            <text:p>Puerta para S97 Ciega de 600x1500</text:p>
          </table:table-cell>
          <table:table-cell office:value-type="string" calcext:value-type="string">
            <text:p>GENROD</text:p>
          </table:table-cell>
          <table:table-cell office:value-type="float" office:value="222780.099853662" calcext:value-type="float">
            <text:p>222780.099853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</text:p>
          </table:table-cell>
          <table:table-cell office:value-type="string" calcext:value-type="string">
            <text:p>Puerta para S97 Ciega de 600x1800</text:p>
          </table:table-cell>
          <table:table-cell office:value-type="string" calcext:value-type="string">
            <text:p>GENROD</text:p>
          </table:table-cell>
          <table:table-cell office:value-type="float" office:value="265499.104998781" calcext:value-type="float">
            <text:p>265499.104998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</text:p>
          </table:table-cell>
          <table:table-cell office:value-type="string" calcext:value-type="string">
            <text:p>Puerta para S97 Ciega de 600x2100</text:p>
          </table:table-cell>
          <table:table-cell office:value-type="string" calcext:value-type="string">
            <text:p>GENROD</text:p>
          </table:table-cell>
          <table:table-cell office:value-type="float" office:value="308229.688985671" calcext:value-type="float">
            <text:p>308229.688985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</text:p>
          </table:table-cell>
          <table:table-cell office:value-type="string" calcext:value-type="string">
            <text:p>Puerta para S97 Ciega de 750x600</text:p>
          </table:table-cell>
          <table:table-cell office:value-type="string" calcext:value-type="string">
            <text:p>GENROD</text:p>
          </table:table-cell>
          <table:table-cell office:value-type="float" office:value="115922.311224781" calcext:value-type="float">
            <text:p>115922.311224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</text:p>
          </table:table-cell>
          <table:table-cell office:value-type="string" calcext:value-type="string">
            <text:p>Puerta para S97 Ciega de 750x750</text:p>
          </table:table-cell>
          <table:table-cell office:value-type="string" calcext:value-type="string">
            <text:p>GENROD</text:p>
          </table:table-cell>
          <table:table-cell office:value-type="float" office:value="141862.785177378" calcext:value-type="float">
            <text:p>141862.785177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</text:p>
          </table:table-cell>
          <table:table-cell office:value-type="string" calcext:value-type="string">
            <text:p>Puerta para S97 Ciega de 750x900</text:p>
          </table:table-cell>
          <table:table-cell office:value-type="string" calcext:value-type="string">
            <text:p>GENROD</text:p>
          </table:table-cell>
          <table:table-cell office:value-type="float" office:value="167791.680288203" calcext:value-type="float">
            <text:p>167791.680288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</text:p>
          </table:table-cell>
          <table:table-cell office:value-type="string" calcext:value-type="string">
            <text:p>Puerta para S97 Ciega de 750x1200</text:p>
          </table:table-cell>
          <table:table-cell office:value-type="string" calcext:value-type="string">
            <text:p>GENROD</text:p>
          </table:table-cell>
          <table:table-cell office:value-type="float" office:value="219663.470382177" calcext:value-type="float">
            <text:p>219663.470382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</text:p>
          </table:table-cell>
          <table:table-cell office:value-type="string" calcext:value-type="string">
            <text:p>Puerta para S97 Ciega de 750x1500</text:p>
          </table:table-cell>
          <table:table-cell office:value-type="string" calcext:value-type="string">
            <text:p>GENROD</text:p>
          </table:table-cell>
          <table:table-cell office:value-type="float" office:value="271551.681379026" calcext:value-type="float">
            <text:p>271551.681379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</text:p>
          </table:table-cell>
          <table:table-cell office:value-type="string" calcext:value-type="string">
            <text:p>Puerta para S97 Ciega de 750x1800</text:p>
          </table:table-cell>
          <table:table-cell office:value-type="string" calcext:value-type="string">
            <text:p>GENROD</text:p>
          </table:table-cell>
          <table:table-cell office:value-type="float" office:value="323422.839899812" calcext:value-type="float">
            <text:p>323422.839899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</text:p>
          </table:table-cell>
          <table:table-cell office:value-type="string" calcext:value-type="string">
            <text:p>Puerta para S97 Ciega de 750x2100</text:p>
          </table:table-cell>
          <table:table-cell office:value-type="string" calcext:value-type="string">
            <text:p>GENROD</text:p>
          </table:table-cell>
          <table:table-cell office:value-type="float" office:value="375295.866824611" calcext:value-type="float">
            <text:p>375295.866824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</text:p>
          </table:table-cell>
          <table:table-cell office:value-type="string" calcext:value-type="string">
            <text:p>Puerta para S97 Ciega de 900x600</text:p>
          </table:table-cell>
          <table:table-cell office:value-type="string" calcext:value-type="string">
            <text:p>GENROD</text:p>
          </table:table-cell>
          <table:table-cell office:value-type="float" office:value="137219.169631805" calcext:value-type="float">
            <text:p>137219.169631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</text:p>
          </table:table-cell>
          <table:table-cell office:value-type="string" calcext:value-type="string">
            <text:p>Puerta para S97 Ciega de 900x750</text:p>
          </table:table-cell>
          <table:table-cell office:value-type="string" calcext:value-type="string">
            <text:p>GENROD</text:p>
          </table:table-cell>
          <table:table-cell office:value-type="float" office:value="167734.496599184" calcext:value-type="float">
            <text:p>167734.496599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</text:p>
          </table:table-cell>
          <table:table-cell office:value-type="string" calcext:value-type="string">
            <text:p>Puerta para S97 Ciega de 900x900</text:p>
          </table:table-cell>
          <table:table-cell office:value-type="string" calcext:value-type="string">
            <text:p>GENROD</text:p>
          </table:table-cell>
          <table:table-cell office:value-type="float" office:value="198247.376220462" calcext:value-type="float">
            <text:p>198247.376220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</text:p>
          </table:table-cell>
          <table:table-cell office:value-type="string" calcext:value-type="string">
            <text:p>Puerta para S97 Ciega de 900x1200</text:p>
          </table:table-cell>
          <table:table-cell office:value-type="string" calcext:value-type="string">
            <text:p>GENROD</text:p>
          </table:table-cell>
          <table:table-cell office:value-type="float" office:value="259278.03015522" calcext:value-type="float">
            <text:p>259278.03015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</text:p>
          </table:table-cell>
          <table:table-cell office:value-type="string" calcext:value-type="string">
            <text:p>Puerta para S97 Ciega de 900x1500</text:p>
          </table:table-cell>
          <table:table-cell office:value-type="string" calcext:value-type="string">
            <text:p>GENROD</text:p>
          </table:table-cell>
          <table:table-cell office:value-type="float" office:value="320307.447259153" calcext:value-type="float">
            <text:p>320307.447259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</text:p>
          </table:table-cell>
          <table:table-cell office:value-type="string" calcext:value-type="string">
            <text:p>Puerta para S97 Ciega de 900x1800</text:p>
          </table:table-cell>
          <table:table-cell office:value-type="string" calcext:value-type="string">
            <text:p>GENROD</text:p>
          </table:table-cell>
          <table:table-cell office:value-type="float" office:value="381335.653847809" calcext:value-type="float">
            <text:p>381335.65384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</text:p>
          </table:table-cell>
          <table:table-cell office:value-type="string" calcext:value-type="string">
            <text:p>Puerta para S97 Ciega de 900x2100</text:p>
          </table:table-cell>
          <table:table-cell office:value-type="string" calcext:value-type="string">
            <text:p>GENROD</text:p>
          </table:table-cell>
          <table:table-cell office:value-type="float" office:value="442366.886724656" calcext:value-type="float">
            <text:p>442366.886724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V</text:p>
          </table:table-cell>
          <table:table-cell office:value-type="string" calcext:value-type="string">
            <text:p>Puerta p/S97 de 450x600 con Visor de Vidrio 250x400</text:p>
          </table:table-cell>
          <table:table-cell office:value-type="string" calcext:value-type="string">
            <text:p>GENROD</text:p>
          </table:table-cell>
          <table:table-cell office:value-type="float" office:value="142237.518601963" calcext:value-type="float">
            <text:p>142237.518601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V</text:p>
          </table:table-cell>
          <table:table-cell office:value-type="string" calcext:value-type="string">
            <text:p>Puerta p/S97 de 450x750 con Visor de Vidrio 250x550</text:p>
          </table:table-cell>
          <table:table-cell office:value-type="string" calcext:value-type="string">
            <text:p>GENROD</text:p>
          </table:table-cell>
          <table:table-cell office:value-type="float" office:value="174347.067872349" calcext:value-type="float">
            <text:p>174347.067872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V</text:p>
          </table:table-cell>
          <table:table-cell office:value-type="string" calcext:value-type="string">
            <text:p>Puerta p/S97 de 450x900 con Visor de Vidrio 250x700</text:p>
          </table:table-cell>
          <table:table-cell office:value-type="string" calcext:value-type="string">
            <text:p>GENROD</text:p>
          </table:table-cell>
          <table:table-cell office:value-type="float" office:value="206459.617115376" calcext:value-type="float">
            <text:p>206459.617115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V</text:p>
          </table:table-cell>
          <table:table-cell office:value-type="string" calcext:value-type="string">
            <text:p>Puerta p/S97 de 450x1200 con Visor de Vidrio 250x1000</text:p>
          </table:table-cell>
          <table:table-cell office:value-type="string" calcext:value-type="string">
            <text:p>GENROD</text:p>
          </table:table-cell>
          <table:table-cell office:value-type="float" office:value="270665.899983552" calcext:value-type="float">
            <text:p>270665.899983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V</text:p>
          </table:table-cell>
          <table:table-cell office:value-type="string" calcext:value-type="string">
            <text:p>Puerta p/S97 de 450x1500 con Visor de Vidrio 250x1100</text:p>
          </table:table-cell>
          <table:table-cell office:value-type="string" calcext:value-type="string">
            <text:p>GENROD</text:p>
          </table:table-cell>
          <table:table-cell office:value-type="float" office:value="334878.577530251" calcext:value-type="float">
            <text:p>334878.577530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V</text:p>
          </table:table-cell>
          <table:table-cell office:value-type="string" calcext:value-type="string">
            <text:p>Puerta p/S97 de 450x1800 con Visor de Vidrio 250x1450</text:p>
          </table:table-cell>
          <table:table-cell office:value-type="string" calcext:value-type="string">
            <text:p>GENROD</text:p>
          </table:table-cell>
          <table:table-cell office:value-type="float" office:value="399090.018246124" calcext:value-type="float">
            <text:p>399090.018246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V</text:p>
          </table:table-cell>
          <table:table-cell office:value-type="string" calcext:value-type="string">
            <text:p>Puerta p/S97 de 450x2100 con Visor de Vidrio 250x1900</text:p>
          </table:table-cell>
          <table:table-cell office:value-type="string" calcext:value-type="string">
            <text:p>GENROD</text:p>
          </table:table-cell>
          <table:table-cell office:value-type="float" office:value="463320.011424381" calcext:value-type="float">
            <text:p>463320.011424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V</text:p>
          </table:table-cell>
          <table:table-cell office:value-type="string" calcext:value-type="string">
            <text:p>Puerta p/S97 de 600x600 con Visor de Vidrio 400x400</text:p>
          </table:table-cell>
          <table:table-cell office:value-type="string" calcext:value-type="string">
            <text:p>GENROD</text:p>
          </table:table-cell>
          <table:table-cell office:value-type="float" office:value="168468.779376306" calcext:value-type="float">
            <text:p>168468.779376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V</text:p>
          </table:table-cell>
          <table:table-cell office:value-type="string" calcext:value-type="string">
            <text:p>Puerta p/S97 de <text:s/>600x750 con Visor de Vidrio 400x550</text:p>
          </table:table-cell>
          <table:table-cell office:value-type="string" calcext:value-type="string">
            <text:p>GENROD</text:p>
          </table:table-cell>
          <table:table-cell office:value-type="float" office:value="210803.314343532" calcext:value-type="float">
            <text:p>210803.314343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V</text:p>
          </table:table-cell>
          <table:table-cell office:value-type="string" calcext:value-type="string">
            <text:p>Puerta p/S97 de 600x900 con Visor de Vidrio 400x700</text:p>
          </table:table-cell>
          <table:table-cell office:value-type="string" calcext:value-type="string">
            <text:p>GENROD</text:p>
          </table:table-cell>
          <table:table-cell office:value-type="float" office:value="253141.507172136" calcext:value-type="float">
            <text:p>253141.507172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V</text:p>
          </table:table-cell>
          <table:table-cell office:value-type="string" calcext:value-type="string">
            <text:p>Puerta p/S97 de <text:s/>600x1200 con Visor de Vidrio 400x1000</text:p>
          </table:table-cell>
          <table:table-cell office:value-type="string" calcext:value-type="string">
            <text:p>GENROD</text:p>
          </table:table-cell>
          <table:table-cell office:value-type="float" office:value="337816.024425331" calcext:value-type="float">
            <text:p>337816.024425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V</text:p>
          </table:table-cell>
          <table:table-cell office:value-type="string" calcext:value-type="string">
            <text:p>Puerta p/S97 de 600x1500 con Visor de Vidrio 400x1100</text:p>
          </table:table-cell>
          <table:table-cell office:value-type="string" calcext:value-type="string">
            <text:p>GENROD</text:p>
          </table:table-cell>
          <table:table-cell office:value-type="float" office:value="422486.910132698" calcext:value-type="float">
            <text:p>422486.910132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V</text:p>
          </table:table-cell>
          <table:table-cell office:value-type="string" calcext:value-type="string">
            <text:p>Puerta p/S97 de 600x1800 con Visor de Vidrio 400x1600</text:p>
          </table:table-cell>
          <table:table-cell office:value-type="string" calcext:value-type="string">
            <text:p>GENROD</text:p>
          </table:table-cell>
          <table:table-cell office:value-type="float" office:value="507159.637928528" calcext:value-type="float">
            <text:p>507159.637928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V</text:p>
          </table:table-cell>
          <table:table-cell office:value-type="string" calcext:value-type="string">
            <text:p>Puerta p/S97 de 600x2100 con Visor de Vidrio 400x1900</text:p>
          </table:table-cell>
          <table:table-cell office:value-type="string" calcext:value-type="string">
            <text:p>GENROD</text:p>
          </table:table-cell>
          <table:table-cell office:value-type="float" office:value="591832.970981996" calcext:value-type="float">
            <text:p>591832.97098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V</text:p>
          </table:table-cell>
          <table:table-cell office:value-type="string" calcext:value-type="string">
            <text:p>Puerta p/S97 de 750x600 con Visor de Vidrio 550x400</text:p>
          </table:table-cell>
          <table:table-cell office:value-type="string" calcext:value-type="string">
            <text:p>GENROD</text:p>
          </table:table-cell>
          <table:table-cell office:value-type="float" office:value="210750.393773529" calcext:value-type="float">
            <text:p>210750.393773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V</text:p>
          </table:table-cell>
          <table:table-cell office:value-type="string" calcext:value-type="string">
            <text:p>Puerta p/S97 de 750x750 con Visor de Vidrio 550x550</text:p>
          </table:table-cell>
          <table:table-cell office:value-type="string" calcext:value-type="string">
            <text:p>GENROD</text:p>
          </table:table-cell>
          <table:table-cell office:value-type="float" office:value="264061.539161824" calcext:value-type="float">
            <text:p>264061.539161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V</text:p>
          </table:table-cell>
          <table:table-cell office:value-type="string" calcext:value-type="string">
            <text:p>Puerta p/S97 de 750x900 con Visor de Vidrio 550x700</text:p>
          </table:table-cell>
          <table:table-cell office:value-type="string" calcext:value-type="string">
            <text:p>GENROD</text:p>
          </table:table-cell>
          <table:table-cell office:value-type="float" office:value="317370.895092755" calcext:value-type="float">
            <text:p>317370.895092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V</text:p>
          </table:table-cell>
          <table:table-cell office:value-type="string" calcext:value-type="string">
            <text:p>Puerta p/S97 de 750x1200 con Visor de Vidrio 550x1000</text:p>
          </table:table-cell>
          <table:table-cell office:value-type="string" calcext:value-type="string">
            <text:p>GENROD</text:p>
          </table:table-cell>
          <table:table-cell office:value-type="float" office:value="424009.659403319" calcext:value-type="float">
            <text:p>424009.659403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V</text:p>
          </table:table-cell>
          <table:table-cell office:value-type="string" calcext:value-type="string">
            <text:p>Puerta p/S97 de 750x1500 con Visor de Vidrio 550x1100</text:p>
          </table:table-cell>
          <table:table-cell office:value-type="string" calcext:value-type="string">
            <text:p>GENROD</text:p>
          </table:table-cell>
          <table:table-cell office:value-type="float" office:value="530632.581753096" calcext:value-type="float">
            <text:p>530632.581753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V</text:p>
          </table:table-cell>
          <table:table-cell office:value-type="string" calcext:value-type="string">
            <text:p>Puerta p/S97 de 750x1800 con Visor de Vidrio 550x1600</text:p>
          </table:table-cell>
          <table:table-cell office:value-type="string" calcext:value-type="string">
            <text:p>GENROD</text:p>
          </table:table-cell>
          <table:table-cell office:value-type="float" office:value="637271.34606366" calcext:value-type="float">
            <text:p>637271.34606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V</text:p>
          </table:table-cell>
          <table:table-cell office:value-type="string" calcext:value-type="string">
            <text:p>Puerta p/S97 de 750x2100 con Visor de Vidrio 550x1900</text:p>
          </table:table-cell>
          <table:table-cell office:value-type="string" calcext:value-type="string">
            <text:p>GENROD</text:p>
          </table:table-cell>
          <table:table-cell office:value-type="float" office:value="743896.110501901" calcext:value-type="float">
            <text:p>743896.110501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V</text:p>
          </table:table-cell>
          <table:table-cell office:value-type="string" calcext:value-type="string">
            <text:p>Puerta p/S97 de 900x600 con Visor de Vidrio 700x400</text:p>
          </table:table-cell>
          <table:table-cell office:value-type="string" calcext:value-type="string">
            <text:p>GENROD</text:p>
          </table:table-cell>
          <table:table-cell office:value-type="float" office:value="253028.350309375" calcext:value-type="float">
            <text:p>253028.350309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V</text:p>
          </table:table-cell>
          <table:table-cell office:value-type="string" calcext:value-type="string">
            <text:p>Puerta p/S97 de 900x75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317318.57978039" calcext:value-type="float">
            <text:p>317318.57978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V</text:p>
          </table:table-cell>
          <table:table-cell office:value-type="string" calcext:value-type="string">
            <text:p>Puerta p/S97 de 900x90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381618.546004712" calcext:value-type="float">
            <text:p>381618.546004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V</text:p>
          </table:table-cell>
          <table:table-cell office:value-type="string" calcext:value-type="string">
            <text:p>Puerta p/S97 de 900x1200 con Visor de Vidrio 700x1000</text:p>
          </table:table-cell>
          <table:table-cell office:value-type="string" calcext:value-type="string">
            <text:p>GENROD</text:p>
          </table:table-cell>
          <table:table-cell office:value-type="float" office:value="510205.083838671" calcext:value-type="float">
            <text:p>510205.083838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V</text:p>
          </table:table-cell>
          <table:table-cell office:value-type="string" calcext:value-type="string">
            <text:p>Puerta p/S97 de 900x1500 con Visor de Vidrio 700x1100</text:p>
          </table:table-cell>
          <table:table-cell office:value-type="string" calcext:value-type="string">
            <text:p>GENROD</text:p>
          </table:table-cell>
          <table:table-cell office:value-type="float" office:value="638781.279661685" calcext:value-type="float">
            <text:p>638781.279661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V</text:p>
          </table:table-cell>
          <table:table-cell office:value-type="string" calcext:value-type="string">
            <text:p>Puerta p/S97 de 900x1800 con Visor de Vidrio 700x1600</text:p>
          </table:table-cell>
          <table:table-cell office:value-type="string" calcext:value-type="string">
            <text:p>GENROD</text:p>
          </table:table-cell>
          <table:table-cell office:value-type="float" office:value="767369.054326469" calcext:value-type="float">
            <text:p>767369.054326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V</text:p>
          </table:table-cell>
          <table:table-cell office:value-type="string" calcext:value-type="string">
            <text:p>Puerta p/S97 de 900x2100 con Visor de Vidrio 700x1900</text:p>
          </table:table-cell>
          <table:table-cell office:value-type="string" calcext:value-type="string">
            <text:p>GENROD</text:p>
          </table:table-cell>
          <table:table-cell office:value-type="float" office:value="895958.03950653" calcext:value-type="float">
            <text:p>895958.03950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300</text:p>
          </table:table-cell>
          <table:table-cell office:value-type="string" calcext:value-type="string">
            <text:p>Corredera p/Gabinete Serie 97 Prof. 300 </text:p>
          </table:table-cell>
          <table:table-cell office:value-type="string" calcext:value-type="string">
            <text:p>GENROD</text:p>
          </table:table-cell>
          <table:table-cell office:value-type="float" office:value="10871.0850676566" calcext:value-type="float">
            <text:p>10871.0850676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450</text:p>
          </table:table-cell>
          <table:table-cell office:value-type="string" calcext:value-type="string">
            <text:p>Corredera p/Gabinete Serie 97 Prof. 450 </text:p>
          </table:table-cell>
          <table:table-cell office:value-type="string" calcext:value-type="string">
            <text:p>GENROD</text:p>
          </table:table-cell>
          <table:table-cell office:value-type="float" office:value="12682.463284967" calcext:value-type="float">
            <text:p>12682.463284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600</text:p>
          </table:table-cell>
          <table:table-cell office:value-type="string" calcext:value-type="string">
            <text:p>Corredera p/Gabinete Serie 97 Prof. 600 </text:p>
          </table:table-cell>
          <table:table-cell office:value-type="string" calcext:value-type="string">
            <text:p>GENROD</text:p>
          </table:table-cell>
          <table:table-cell office:value-type="float" office:value="16307.9828522831" calcext:value-type="float">
            <text:p>16307.982852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750</text:p>
          </table:table-cell>
          <table:table-cell office:value-type="string" calcext:value-type="string">
            <text:p>Corredera p/Gabinete Serie 97 Prof. 750 </text:p>
          </table:table-cell>
          <table:table-cell office:value-type="string" calcext:value-type="string">
            <text:p>GENROD</text:p>
          </table:table-cell>
          <table:table-cell office:value-type="float" office:value="19018.6949730494" calcext:value-type="float">
            <text:p>19018.6949730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900</text:p>
          </table:table-cell>
          <table:table-cell office:value-type="string" calcext:value-type="string">
            <text:p>Corredera p/Gabinete Serie 97 Prof. 900 </text:p>
          </table:table-cell>
          <table:table-cell office:value-type="string" calcext:value-type="string">
            <text:p>GENROD</text:p>
          </table:table-cell>
          <table:table-cell office:value-type="float" office:value="21740.8017267403" calcext:value-type="float">
            <text:p>21740.8017267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0</text:p>
          </table:table-cell>
          <table:table-cell office:value-type="string" calcext:value-type="string">
            <text:p>Bandeja p/Mont. Elementos p/Gab Ancho 200-120x100</text:p>
          </table:table-cell>
          <table:table-cell office:value-type="string" calcext:value-type="string">
            <text:p>GENROD</text:p>
          </table:table-cell>
          <table:table-cell office:value-type="float" office:value="2177.76961271103" calcext:value-type="float">
            <text:p>2177.76961271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2</text:p>
          </table:table-cell>
          <table:table-cell office:value-type="string" calcext:value-type="string">
            <text:p>Bandeja p/Mont. Elementos p/Gab Ancho 200-120x125</text:p>
          </table:table-cell>
          <table:table-cell office:value-type="string" calcext:value-type="string">
            <text:p>GENROD</text:p>
          </table:table-cell>
          <table:table-cell office:value-type="float" office:value="2625.37079380487" calcext:value-type="float">
            <text:p>2625.37079380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5</text:p>
          </table:table-cell>
          <table:table-cell office:value-type="string" calcext:value-type="string">
            <text:p>Bandeja p/Mont. Elementos p/Gab Ancho 200-120x150</text:p>
          </table:table-cell>
          <table:table-cell office:value-type="string" calcext:value-type="string">
            <text:p>GENROD</text:p>
          </table:table-cell>
          <table:table-cell office:value-type="float" office:value="3088.49814909151" calcext:value-type="float">
            <text:p>3088.498149091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0</text:p>
          </table:table-cell>
          <table:table-cell office:value-type="string" calcext:value-type="string">
            <text:p>Bandeja p/Mont. Elementos p/Gab Ancho 200-120x200</text:p>
          </table:table-cell>
          <table:table-cell office:value-type="string" calcext:value-type="string">
            <text:p>GENROD</text:p>
          </table:table-cell>
          <table:table-cell office:value-type="float" office:value="3986.43732842505" calcext:value-type="float">
            <text:p>3986.43732842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5</text:p>
          </table:table-cell>
          <table:table-cell office:value-type="string" calcext:value-type="string">
            <text:p>Bandeja p/Mont. Elementos p/Gab Ancho 200-120x250</text:p>
          </table:table-cell>
          <table:table-cell office:value-type="string" calcext:value-type="string">
            <text:p>GENROD</text:p>
          </table:table-cell>
          <table:table-cell office:value-type="float" office:value="4896.6921849149" calcext:value-type="float">
            <text:p>4896.6921849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0</text:p>
          </table:table-cell>
          <table:table-cell office:value-type="string" calcext:value-type="string">
            <text:p>Bandeja p/Mont. Elementos p/Gab Ancho 200-120x300</text:p>
          </table:table-cell>
          <table:table-cell office:value-type="string" calcext:value-type="string">
            <text:p>GENROD</text:p>
          </table:table-cell>
          <table:table-cell office:value-type="float" office:value="5793.26295567551" calcext:value-type="float">
            <text:p>5793.262955675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5</text:p>
          </table:table-cell>
          <table:table-cell office:value-type="string" calcext:value-type="string">
            <text:p>Bandeja p/Mont. Elementos p/Gab Ancho 200-120x350</text:p>
          </table:table-cell>
          <table:table-cell office:value-type="string" calcext:value-type="string">
            <text:p>GENROD</text:p>
          </table:table-cell>
          <table:table-cell office:value-type="float" office:value="6705.33358507944" calcext:value-type="float">
            <text:p>6705.33358507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40</text:p>
          </table:table-cell>
          <table:table-cell office:value-type="string" calcext:value-type="string">
            <text:p>Bandeja p/Mont. Elementos p/Gab Ancho 200-120x400</text:p>
          </table:table-cell>
          <table:table-cell office:value-type="string" calcext:value-type="string">
            <text:p>GENROD</text:p>
          </table:table-cell>
          <table:table-cell office:value-type="float" office:value="7602.82540007182" calcext:value-type="float">
            <text:p>7602.82540007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50</text:p>
          </table:table-cell>
          <table:table-cell office:value-type="string" calcext:value-type="string">
            <text:p>Bandeja p/Mont. Elementos p/Gab Ancho 200-120x500</text:p>
          </table:table-cell>
          <table:table-cell office:value-type="string" calcext:value-type="string">
            <text:p>GENROD</text:p>
          </table:table-cell>
          <table:table-cell office:value-type="float" office:value="9412.83520880928" calcext:value-type="float">
            <text:p>9412.83520880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0</text:p>
          </table:table-cell>
          <table:table-cell office:value-type="string" calcext:value-type="string">
            <text:p>Bandeja p/Mont. Elementos p/Gab Ancho 200-120x600</text:p>
          </table:table-cell>
          <table:table-cell office:value-type="string" calcext:value-type="string">
            <text:p>GENROD</text:p>
          </table:table-cell>
          <table:table-cell office:value-type="float" office:value="11949.7068097152" calcext:value-type="float">
            <text:p>11949.70680971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5</text:p>
          </table:table-cell>
          <table:table-cell office:value-type="string" calcext:value-type="string">
            <text:p>Bandeja p/Mont. Elementos p/Gab Ancho 200-120x650</text:p>
          </table:table-cell>
          <table:table-cell office:value-type="string" calcext:value-type="string">
            <text:p>GENROD</text:p>
          </table:table-cell>
          <table:table-cell office:value-type="float" office:value="12135.8630067319" calcext:value-type="float">
            <text:p>12135.8630067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70</text:p>
          </table:table-cell>
          <table:table-cell office:value-type="string" calcext:value-type="string">
            <text:p>Bandeja p/Mont. Elementos p/Gab Ancho 200-120x700</text:p>
          </table:table-cell>
          <table:table-cell office:value-type="string" calcext:value-type="string">
            <text:p>GENROD</text:p>
          </table:table-cell>
          <table:table-cell office:value-type="float" office:value="13069.3808089615" calcext:value-type="float">
            <text:p>13069.3808089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80</text:p>
          </table:table-cell>
          <table:table-cell office:value-type="string" calcext:value-type="string">
            <text:p>Bandeja p/Mont. Elementos p/Gab Ancho 200-120x800</text:p>
          </table:table-cell>
          <table:table-cell office:value-type="string" calcext:value-type="string">
            <text:p>GENROD</text:p>
          </table:table-cell>
          <table:table-cell office:value-type="float" office:value="14855.6803076181" calcext:value-type="float">
            <text:p>14855.6803076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00</text:p>
          </table:table-cell>
          <table:table-cell office:value-type="string" calcext:value-type="string">
            <text:p>Bandeja p/Mont. Elementos p/Gab Ancho 200-120x1000</text:p>
          </table:table-cell>
          <table:table-cell office:value-type="string" calcext:value-type="string">
            <text:p>GENROD</text:p>
          </table:table-cell>
          <table:table-cell office:value-type="float" office:value="18569.7253833826" calcext:value-type="float">
            <text:p>18569.7253833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10</text:p>
          </table:table-cell>
          <table:table-cell office:value-type="string" calcext:value-type="string">
            <text:p>Bandeja p/Mont. Elementos p/Gab Ancho 200-120x1100</text:p>
          </table:table-cell>
          <table:table-cell office:value-type="string" calcext:value-type="string">
            <text:p>GENROD</text:p>
          </table:table-cell>
          <table:table-cell office:value-type="float" office:value="20282.1045035518" calcext:value-type="float">
            <text:p>20282.1045035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40</text:p>
          </table:table-cell>
          <table:table-cell office:value-type="string" calcext:value-type="string">
            <text:p>Bandeja p/Mont. Elementos p/Gab Ancho 200-120x1400</text:p>
          </table:table-cell>
          <table:table-cell office:value-type="string" calcext:value-type="string">
            <text:p>GENROD</text:p>
          </table:table-cell>
          <table:table-cell office:value-type="float" office:value="32078.9442863416" calcext:value-type="float">
            <text:p>32078.9442863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70</text:p>
          </table:table-cell>
          <table:table-cell office:value-type="string" calcext:value-type="string">
            <text:p>Bandeja p/Mont. Elementos p/Gab Ancho 200-120x1700</text:p>
          </table:table-cell>
          <table:table-cell office:value-type="string" calcext:value-type="string">
            <text:p>GENROD</text:p>
          </table:table-cell>
          <table:table-cell office:value-type="float" office:value="38594.042764235" calcext:value-type="float">
            <text:p>38594.042764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200</text:p>
          </table:table-cell>
          <table:table-cell office:value-type="string" calcext:value-type="string">
            <text:p>Bandeja p/Mont. Elementos p/Gab Ancho 200-120x2000</text:p>
          </table:table-cell>
          <table:table-cell office:value-type="string" calcext:value-type="string">
            <text:p>GENROD</text:p>
          </table:table-cell>
          <table:table-cell office:value-type="float" office:value="45105.0097008601" calcext:value-type="float">
            <text:p>45105.0097008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0</text:p>
          </table:table-cell>
          <table:table-cell office:value-type="string" calcext:value-type="string">
            <text:p>Bandeja p/Mont. Elementos p/Gab Ancho 300-220x100</text:p>
          </table:table-cell>
          <table:table-cell office:value-type="string" calcext:value-type="string">
            <text:p>GENROD</text:p>
          </table:table-cell>
          <table:table-cell office:value-type="float" office:value="3987.33205710734" calcext:value-type="float">
            <text:p>3987.33205710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2</text:p>
          </table:table-cell>
          <table:table-cell office:value-type="string" calcext:value-type="string">
            <text:p>Bandeja p/Mont. Elementos p/Gab Ancho 300-220x125</text:p>
          </table:table-cell>
          <table:table-cell office:value-type="string" calcext:value-type="string">
            <text:p>GENROD</text:p>
          </table:table-cell>
          <table:table-cell office:value-type="float" office:value="4825.06125923218" calcext:value-type="float">
            <text:p>4825.06125923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5</text:p>
          </table:table-cell>
          <table:table-cell office:value-type="string" calcext:value-type="string">
            <text:p>Bandeja p/Mont. Elementos p/Gab Ancho 300-220x150</text:p>
          </table:table-cell>
          <table:table-cell office:value-type="string" calcext:value-type="string">
            <text:p>GENROD</text:p>
          </table:table-cell>
          <table:table-cell office:value-type="float" office:value="5638.13279149488" calcext:value-type="float">
            <text:p>5638.13279149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0</text:p>
          </table:table-cell>
          <table:table-cell office:value-type="string" calcext:value-type="string">
            <text:p>Bandeja p/Mont. Elementos p/Gab Ancho 300-220x200</text:p>
          </table:table-cell>
          <table:table-cell office:value-type="string" calcext:value-type="string">
            <text:p>GENROD</text:p>
          </table:table-cell>
          <table:table-cell office:value-type="float" office:value="7308.0649303539" calcext:value-type="float">
            <text:p>7308.0649303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5</text:p>
          </table:table-cell>
          <table:table-cell office:value-type="string" calcext:value-type="string">
            <text:p>Bandeja p/Mont. Elementos p/Gab Ancho 300-220x250</text:p>
          </table:table-cell>
          <table:table-cell office:value-type="string" calcext:value-type="string">
            <text:p>GENROD</text:p>
          </table:table-cell>
          <table:table-cell office:value-type="float" office:value="8972.99711481184" calcext:value-type="float">
            <text:p>8972.99711481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0</text:p>
          </table:table-cell>
          <table:table-cell office:value-type="string" calcext:value-type="string">
            <text:p>Bandeja p/Mont. Elementos p/Gab Ancho 300-220x300</text:p>
          </table:table-cell>
          <table:table-cell office:value-type="string" calcext:value-type="string">
            <text:p>GENROD</text:p>
          </table:table-cell>
          <table:table-cell office:value-type="float" office:value="10623.3241693088" calcext:value-type="float">
            <text:p>10623.3241693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5</text:p>
          </table:table-cell>
          <table:table-cell office:value-type="string" calcext:value-type="string">
            <text:p>Bandeja p/Mont. Elementos p/Gab Ancho 300-220x350</text:p>
          </table:table-cell>
          <table:table-cell office:value-type="string" calcext:value-type="string">
            <text:p>GENROD</text:p>
          </table:table-cell>
          <table:table-cell office:value-type="float" office:value="12284.1511280479" calcext:value-type="float">
            <text:p>12284.1511280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40</text:p>
          </table:table-cell>
          <table:table-cell office:value-type="string" calcext:value-type="string">
            <text:p>Bandeja p/Mont. Elementos p/Gab Ancho 300-220x400</text:p>
          </table:table-cell>
          <table:table-cell office:value-type="string" calcext:value-type="string">
            <text:p>GENROD</text:p>
          </table:table-cell>
          <table:table-cell office:value-type="float" office:value="13940.3991811777" calcext:value-type="float">
            <text:p>13940.39918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50</text:p>
          </table:table-cell>
          <table:table-cell office:value-type="string" calcext:value-type="string">
            <text:p>Bandeja p/Mont. Elementos p/Gab Ancho 300-220x500</text:p>
          </table:table-cell>
          <table:table-cell office:value-type="string" calcext:value-type="string">
            <text:p>GENROD</text:p>
          </table:table-cell>
          <table:table-cell office:value-type="float" office:value="17254.7636914503" calcext:value-type="float">
            <text:p>17254.763691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0</text:p>
          </table:table-cell>
          <table:table-cell office:value-type="string" calcext:value-type="string">
            <text:p>Bandeja p/Mont. Elementos p/Gab Ancho 300-220x600</text:p>
          </table:table-cell>
          <table:table-cell office:value-type="string" calcext:value-type="string">
            <text:p>GENROD</text:p>
          </table:table-cell>
          <table:table-cell office:value-type="float" office:value="21664.5918954482" calcext:value-type="float">
            <text:p>21664.5918954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5</text:p>
          </table:table-cell>
          <table:table-cell office:value-type="string" calcext:value-type="string">
            <text:p>Bandeja p/Mont. Elementos p/Gab Ancho 300-220x650</text:p>
          </table:table-cell>
          <table:table-cell office:value-type="string" calcext:value-type="string">
            <text:p>GENROD</text:p>
          </table:table-cell>
          <table:table-cell office:value-type="float" office:value="22242.2445220688" calcext:value-type="float">
            <text:p>22242.2445220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70</text:p>
          </table:table-cell>
          <table:table-cell office:value-type="string" calcext:value-type="string">
            <text:p>Bandeja p/Mont. Elementos p/Gab Ancho 300-220x700</text:p>
          </table:table-cell>
          <table:table-cell office:value-type="string" calcext:value-type="string">
            <text:p>GENROD</text:p>
          </table:table-cell>
          <table:table-cell office:value-type="float" office:value="23953.0183937197" calcext:value-type="float">
            <text:p>23953.0183937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80</text:p>
          </table:table-cell>
          <table:table-cell office:value-type="string" calcext:value-type="string">
            <text:p>Bandeja p/Mont. Elementos p/Gab Ancho 300-220x800</text:p>
          </table:table-cell>
          <table:table-cell office:value-type="string" calcext:value-type="string">
            <text:p>GENROD</text:p>
          </table:table-cell>
          <table:table-cell office:value-type="float" office:value="27221.962265591" calcext:value-type="float">
            <text:p>27221.962265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00</text:p>
          </table:table-cell>
          <table:table-cell office:value-type="string" calcext:value-type="string">
            <text:p>Bandeja p/Mont. Elementos p/Gab Ancho 300-220x1000</text:p>
          </table:table-cell>
          <table:table-cell office:value-type="string" calcext:value-type="string">
            <text:p>GENROD</text:p>
          </table:table-cell>
          <table:table-cell office:value-type="float" office:value="34027.4528319887" calcext:value-type="float">
            <text:p>34027.452831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10</text:p>
          </table:table-cell>
          <table:table-cell office:value-type="string" calcext:value-type="string">
            <text:p>Bandeja p/Mont. Elementos p/Gab Ancho 300-220x1100</text:p>
          </table:table-cell>
          <table:table-cell office:value-type="string" calcext:value-type="string">
            <text:p>GENROD</text:p>
          </table:table-cell>
          <table:table-cell office:value-type="float" office:value="37178.2398866978" calcext:value-type="float">
            <text:p>37178.2398866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40</text:p>
          </table:table-cell>
          <table:table-cell office:value-type="string" calcext:value-type="string">
            <text:p>Bandeja p/Mont. Elementos p/Gab Ancho 300-220x1400</text:p>
          </table:table-cell>
          <table:table-cell office:value-type="string" calcext:value-type="string">
            <text:p>GENROD</text:p>
          </table:table-cell>
          <table:table-cell office:value-type="float" office:value="54138.6904727713" calcext:value-type="float">
            <text:p>54138.6904727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70</text:p>
          </table:table-cell>
          <table:table-cell office:value-type="string" calcext:value-type="string">
            <text:p>Bandeja p/Mont. Elementos p/Gab Ancho 300-220x1700</text:p>
          </table:table-cell>
          <table:table-cell office:value-type="string" calcext:value-type="string">
            <text:p>GENROD</text:p>
          </table:table-cell>
          <table:table-cell office:value-type="float" office:value="65394.4036116177" calcext:value-type="float">
            <text:p>65394.403611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200</text:p>
          </table:table-cell>
          <table:table-cell office:value-type="string" calcext:value-type="string">
            <text:p>Bandeja p/Mont. Elementos p/Gab Ancho 300-220x2000</text:p>
          </table:table-cell>
          <table:table-cell office:value-type="string" calcext:value-type="string">
            <text:p>GENROD</text:p>
          </table:table-cell>
          <table:table-cell office:value-type="float" office:value="76442.5133806217" calcext:value-type="float">
            <text:p>76442.5133806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0</text:p>
          </table:table-cell>
          <table:table-cell office:value-type="string" calcext:value-type="string">
            <text:p>Bandeja p/Mont. Elementos p/Gab Ancho 450-370x100</text:p>
          </table:table-cell>
          <table:table-cell office:value-type="string" calcext:value-type="string">
            <text:p>GENROD</text:p>
          </table:table-cell>
          <table:table-cell office:value-type="float" office:value="6707.62303788414" calcext:value-type="float">
            <text:p>6707.62303788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2</text:p>
          </table:table-cell>
          <table:table-cell office:value-type="string" calcext:value-type="string">
            <text:p>Bandeja p/Mont. Elementos p/Gab Ancho 450-370x125</text:p>
          </table:table-cell>
          <table:table-cell office:value-type="string" calcext:value-type="string">
            <text:p>GENROD</text:p>
          </table:table-cell>
          <table:table-cell office:value-type="float" office:value="8091.95251824404" calcext:value-type="float">
            <text:p>8091.95251824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5</text:p>
          </table:table-cell>
          <table:table-cell office:value-type="string" calcext:value-type="string">
            <text:p>Bandeja p/Mont. Elementos p/Gab Ancho 450-370x150</text:p>
          </table:table-cell>
          <table:table-cell office:value-type="string" calcext:value-type="string">
            <text:p>GENROD</text:p>
          </table:table-cell>
          <table:table-cell office:value-type="float" office:value="9496.80812719781" calcext:value-type="float">
            <text:p>9496.80812719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0</text:p>
          </table:table-cell>
          <table:table-cell office:value-type="string" calcext:value-type="string">
            <text:p>Bandeja p/Mont. Elementos p/Gab Ancho 450-370x200</text:p>
          </table:table-cell>
          <table:table-cell office:value-type="string" calcext:value-type="string">
            <text:p>GENROD</text:p>
          </table:table-cell>
          <table:table-cell office:value-type="float" office:value="12284.1511280479" calcext:value-type="float">
            <text:p>12284.1511280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5</text:p>
          </table:table-cell>
          <table:table-cell office:value-type="string" calcext:value-type="string">
            <text:p>Bandeja p/Mont. Elementos p/Gab Ancho 450-370x250</text:p>
          </table:table-cell>
          <table:table-cell office:value-type="string" calcext:value-type="string">
            <text:p>GENROD</text:p>
          </table:table-cell>
          <table:table-cell office:value-type="float" office:value="15071.494128898" calcext:value-type="float">
            <text:p>15071.49412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0</text:p>
          </table:table-cell>
          <table:table-cell office:value-type="string" calcext:value-type="string">
            <text:p>Bandeja p/Mont. Elementos p/Gab Ancho 450-370x300</text:p>
          </table:table-cell>
          <table:table-cell office:value-type="string" calcext:value-type="string">
            <text:p>GENROD</text:p>
          </table:table-cell>
          <table:table-cell office:value-type="float" office:value="17883.0474352691" calcext:value-type="float">
            <text:p>17883.0474352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5</text:p>
          </table:table-cell>
          <table:table-cell office:value-type="string" calcext:value-type="string">
            <text:p>Bandeja p/Mont. Elementos p/Gab Ancho 450-370x350</text:p>
          </table:table-cell>
          <table:table-cell office:value-type="string" calcext:value-type="string">
            <text:p>GENROD</text:p>
          </table:table-cell>
          <table:table-cell office:value-type="float" office:value="20666.2852104005" calcext:value-type="float">
            <text:p>20666.2852104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40</text:p>
          </table:table-cell>
          <table:table-cell office:value-type="string" calcext:value-type="string">
            <text:p>Bandeja p/Mont. Elementos p/Gab Ancho 450-370x400</text:p>
          </table:table-cell>
          <table:table-cell office:value-type="string" calcext:value-type="string">
            <text:p>GENROD</text:p>
          </table:table-cell>
          <table:table-cell office:value-type="float" office:value="23449.5229855318" calcext:value-type="float">
            <text:p>23449.5229855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50</text:p>
          </table:table-cell>
          <table:table-cell office:value-type="string" calcext:value-type="string">
            <text:p>Bandeja p/Mont. Elementos p/Gab Ancho 450-370x500</text:p>
          </table:table-cell>
          <table:table-cell office:value-type="string" calcext:value-type="string">
            <text:p>GENROD</text:p>
          </table:table-cell>
          <table:table-cell office:value-type="float" office:value="29031.9983898779" calcext:value-type="float">
            <text:p>29031.9983898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0</text:p>
          </table:table-cell>
          <table:table-cell office:value-type="string" calcext:value-type="string">
            <text:p>Bandeja p/Mont. Elementos p/Gab Ancho 450-370x600</text:p>
          </table:table-cell>
          <table:table-cell office:value-type="string" calcext:value-type="string">
            <text:p>GENROD</text:p>
          </table:table-cell>
          <table:table-cell office:value-type="float" office:value="35277.8624810483" calcext:value-type="float">
            <text:p>35277.8624810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5</text:p>
          </table:table-cell>
          <table:table-cell office:value-type="string" calcext:value-type="string">
            <text:p>Bandeja p/Mont. Elementos p/Gab Ancho 450-370x650</text:p>
          </table:table-cell>
          <table:table-cell office:value-type="string" calcext:value-type="string">
            <text:p>GENROD</text:p>
          </table:table-cell>
          <table:table-cell office:value-type="float" office:value="37408.6325223893" calcext:value-type="float">
            <text:p>37408.632522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70</text:p>
          </table:table-cell>
          <table:table-cell office:value-type="string" calcext:value-type="string">
            <text:p>Bandeja p/Mont. Elementos p/Gab Ancho 450-370x700</text:p>
          </table:table-cell>
          <table:table-cell office:value-type="string" calcext:value-type="string">
            <text:p>GENROD</text:p>
          </table:table-cell>
          <table:table-cell office:value-type="float" office:value="40286.1062802061" calcext:value-type="float">
            <text:p>40286.1062802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80</text:p>
          </table:table-cell>
          <table:table-cell office:value-type="string" calcext:value-type="string">
            <text:p>Bandeja p/Mont. Elementos p/Gab Ancho 450-370x800</text:p>
          </table:table-cell>
          <table:table-cell office:value-type="string" calcext:value-type="string">
            <text:p>GENROD</text:p>
          </table:table-cell>
          <table:table-cell office:value-type="float" office:value="45793.9771017783" calcext:value-type="float">
            <text:p>45793.9771017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00</text:p>
          </table:table-cell>
          <table:table-cell office:value-type="string" calcext:value-type="string">
            <text:p>Bandeja p/Mont. Elementos p/Gab Ancho 450-370x1000</text:p>
          </table:table-cell>
          <table:table-cell office:value-type="string" calcext:value-type="string">
            <text:p>GENROD</text:p>
          </table:table-cell>
          <table:table-cell office:value-type="float" office:value="57242.4516405608" calcext:value-type="float">
            <text:p>57242.45164056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10</text:p>
          </table:table-cell>
          <table:table-cell office:value-type="string" calcext:value-type="string">
            <text:p>Bandeja p/Mont. Elementos p/Gab Ancho 450-370x1100</text:p>
          </table:table-cell>
          <table:table-cell office:value-type="string" calcext:value-type="string">
            <text:p>GENROD</text:p>
          </table:table-cell>
          <table:table-cell office:value-type="float" office:value="62534.0612765119" calcext:value-type="float">
            <text:p>62534.0612765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40</text:p>
          </table:table-cell>
          <table:table-cell office:value-type="string" calcext:value-type="string">
            <text:p>Bandeja p/Mont. Elementos p/Gab Ancho 450-370x1400</text:p>
          </table:table-cell>
          <table:table-cell office:value-type="string" calcext:value-type="string">
            <text:p>GENROD</text:p>
          </table:table-cell>
          <table:table-cell office:value-type="float" office:value="87750.2523607888" calcext:value-type="float">
            <text:p>87750.2523607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70</text:p>
          </table:table-cell>
          <table:table-cell office:value-type="string" calcext:value-type="string">
            <text:p>Bandeja p/Mont. Elementos p/Gab Ancho 450-370x1700</text:p>
          </table:table-cell>
          <table:table-cell office:value-type="string" calcext:value-type="string">
            <text:p>GENROD</text:p>
          </table:table-cell>
          <table:table-cell office:value-type="float" office:value="105589.484406175" calcext:value-type="float">
            <text:p>105589.484406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200</text:p>
          </table:table-cell>
          <table:table-cell office:value-type="string" calcext:value-type="string">
            <text:p>Bandeja p/Mont. Elementos p/Gab Ancho 450-370x2000</text:p>
          </table:table-cell>
          <table:table-cell office:value-type="string" calcext:value-type="string">
            <text:p>GENROD</text:p>
          </table:table-cell>
          <table:table-cell office:value-type="float" office:value="123431.005904366" calcext:value-type="float">
            <text:p>123431.005904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0</text:p>
          </table:table-cell>
          <table:table-cell office:value-type="string" calcext:value-type="string">
            <text:p>Bandeja p/Mont. Elementos p/Gab Ancho 600-520x100</text:p>
          </table:table-cell>
          <table:table-cell office:value-type="string" calcext:value-type="string">
            <text:p>GENROD</text:p>
          </table:table-cell>
          <table:table-cell office:value-type="float" office:value="9408.72998309051" calcext:value-type="float">
            <text:p>9408.72998309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2</text:p>
          </table:table-cell>
          <table:table-cell office:value-type="string" calcext:value-type="string">
            <text:p>Bandeja p/Mont. Elementos p/Gab Ancho 600-520x125</text:p>
          </table:table-cell>
          <table:table-cell office:value-type="string" calcext:value-type="string">
            <text:p>GENROD</text:p>
          </table:table-cell>
          <table:table-cell office:value-type="float" office:value="11386.6593130555" calcext:value-type="float">
            <text:p>11386.6593130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5</text:p>
          </table:table-cell>
          <table:table-cell office:value-type="string" calcext:value-type="string">
            <text:p>Bandeja p/Mont. Elementos p/Gab Ancho 600-520x150</text:p>
          </table:table-cell>
          <table:table-cell office:value-type="string" calcext:value-type="string">
            <text:p>GENROD</text:p>
          </table:table-cell>
          <table:table-cell office:value-type="float" office:value="13349.9835130596" calcext:value-type="float">
            <text:p>13349.9835130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0</text:p>
          </table:table-cell>
          <table:table-cell office:value-type="string" calcext:value-type="string">
            <text:p>Bandeja p/Mont. Elementos p/Gab Ancho 600-520x200</text:p>
          </table:table-cell>
          <table:table-cell office:value-type="string" calcext:value-type="string">
            <text:p>GENROD</text:p>
          </table:table-cell>
          <table:table-cell office:value-type="float" office:value="17260.6846900831" calcext:value-type="float">
            <text:p>17260.6846900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5</text:p>
          </table:table-cell>
          <table:table-cell office:value-type="string" calcext:value-type="string">
            <text:p>Bandeja p/Mont. Elementos p/Gab Ancho 600-520x250</text:p>
          </table:table-cell>
          <table:table-cell office:value-type="string" calcext:value-type="string">
            <text:p>GENROD</text:p>
          </table:table-cell>
          <table:table-cell office:value-type="float" office:value="21202.3855843933" calcext:value-type="float">
            <text:p>21202.3855843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0</text:p>
          </table:table-cell>
          <table:table-cell office:value-type="string" calcext:value-type="string">
            <text:p>Bandeja p/Mont. Elementos p/Gab Ancho 600-520x300</text:p>
          </table:table-cell>
          <table:table-cell office:value-type="string" calcext:value-type="string">
            <text:p>GENROD</text:p>
          </table:table-cell>
          <table:table-cell office:value-type="float" office:value="25118.1130313674" calcext:value-type="float">
            <text:p>25118.1130313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5</text:p>
          </table:table-cell>
          <table:table-cell office:value-type="string" calcext:value-type="string">
            <text:p>Bandeja p/Mont. Elementos p/Gab Ancho 600-520x350</text:p>
          </table:table-cell>
          <table:table-cell office:value-type="string" calcext:value-type="string">
            <text:p>GENROD</text:p>
          </table:table-cell>
          <table:table-cell office:value-type="float" office:value="29025.6037113544" calcext:value-type="float">
            <text:p>29025.6037113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40</text:p>
          </table:table-cell>
          <table:table-cell office:value-type="string" calcext:value-type="string">
            <text:p>Bandeja p/Mont. Elementos p/Gab Ancho 600-520x400</text:p>
          </table:table-cell>
          <table:table-cell office:value-type="string" calcext:value-type="string">
            <text:p>GENROD</text:p>
          </table:table-cell>
          <table:table-cell office:value-type="float" office:value="32954.094199826" calcext:value-type="float">
            <text:p>32954.09419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50</text:p>
          </table:table-cell>
          <table:table-cell office:value-type="string" calcext:value-type="string">
            <text:p>Bandeja p/Mont. Elementos p/Gab Ancho 600-520x500</text:p>
          </table:table-cell>
          <table:table-cell office:value-type="string" calcext:value-type="string">
            <text:p>GENROD</text:p>
          </table:table-cell>
          <table:table-cell office:value-type="float" office:value="40809.2330883056" calcext:value-type="float">
            <text:p>40809.2330883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0</text:p>
          </table:table-cell>
          <table:table-cell office:value-type="string" calcext:value-type="string">
            <text:p>Bandeja p/Mont. Elementos p/Gab Ancho 600-520x600</text:p>
          </table:table-cell>
          <table:table-cell office:value-type="string" calcext:value-type="string">
            <text:p>GENROD</text:p>
          </table:table-cell>
          <table:table-cell office:value-type="float" office:value="48607.319865514" calcext:value-type="float">
            <text:p>48607.319865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5</text:p>
          </table:table-cell>
          <table:table-cell office:value-type="string" calcext:value-type="string">
            <text:p>Bandeja p/Mont. Elementos p/Gab Ancho 600-520x650</text:p>
          </table:table-cell>
          <table:table-cell office:value-type="string" calcext:value-type="string">
            <text:p>GENROD</text:p>
          </table:table-cell>
          <table:table-cell office:value-type="float" office:value="52576.8626111733" calcext:value-type="float">
            <text:p>52576.862611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70</text:p>
          </table:table-cell>
          <table:table-cell office:value-type="string" calcext:value-type="string">
            <text:p>Bandeja p/Mont. Elementos p/Gab Ancho 600-520x700</text:p>
          </table:table-cell>
          <table:table-cell office:value-type="string" calcext:value-type="string">
            <text:p>GENROD</text:p>
          </table:table-cell>
          <table:table-cell office:value-type="float" office:value="56621.2467795519" calcext:value-type="float">
            <text:p>56621.2467795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80</text:p>
          </table:table-cell>
          <table:table-cell office:value-type="string" calcext:value-type="string">
            <text:p>Bandeja p/Mont. Elementos p/Gab Ancho 600-520x800</text:p>
          </table:table-cell>
          <table:table-cell office:value-type="string" calcext:value-type="string">
            <text:p>GENROD</text:p>
          </table:table-cell>
          <table:table-cell office:value-type="float" office:value="63537.8415958513" calcext:value-type="float">
            <text:p>63537.8415958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00</text:p>
          </table:table-cell>
          <table:table-cell office:value-type="string" calcext:value-type="string">
            <text:p>Bandeja p/Mont. Elementos p/Gab Ancho 600-520x1000</text:p>
          </table:table-cell>
          <table:table-cell office:value-type="string" calcext:value-type="string">
            <text:p>GENROD</text:p>
          </table:table-cell>
          <table:table-cell office:value-type="float" office:value="79422.1967326162" calcext:value-type="float">
            <text:p>79422.1967326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10</text:p>
          </table:table-cell>
          <table:table-cell office:value-type="string" calcext:value-type="string">
            <text:p>Bandeja p/Mont. Elementos p/Gab Ancho 600-520x1100</text:p>
          </table:table-cell>
          <table:table-cell office:value-type="string" calcext:value-type="string">
            <text:p>GENROD</text:p>
          </table:table-cell>
          <table:table-cell office:value-type="float" office:value="87876.645944938" calcext:value-type="float">
            <text:p>87876.645944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40</text:p>
          </table:table-cell>
          <table:table-cell office:value-type="string" calcext:value-type="string">
            <text:p>Bandeja p/Mont. Elementos p/Gab Ancho 600-520x1400</text:p>
          </table:table-cell>
          <table:table-cell office:value-type="string" calcext:value-type="string">
            <text:p>GENROD</text:p>
          </table:table-cell>
          <table:table-cell office:value-type="float" office:value="121163.342374633" calcext:value-type="float">
            <text:p>121163.342374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70</text:p>
          </table:table-cell>
          <table:table-cell office:value-type="string" calcext:value-type="string">
            <text:p>Bandeja p/Mont. Elementos p/Gab Ancho 600-520x1700</text:p>
          </table:table-cell>
          <table:table-cell office:value-type="string" calcext:value-type="string">
            <text:p>GENROD</text:p>
          </table:table-cell>
          <table:table-cell office:value-type="float" office:value="145787.775697768" calcext:value-type="float">
            <text:p>145787.7756977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200</text:p>
          </table:table-cell>
          <table:table-cell office:value-type="string" calcext:value-type="string">
            <text:p>Bandeja p/Mont. Elementos p/Gab Ancho 600-520x2000</text:p>
          </table:table-cell>
          <table:table-cell office:value-type="string" calcext:value-type="string">
            <text:p>GENROD</text:p>
          </table:table-cell>
          <table:table-cell office:value-type="float" office:value="170406.261706721" calcext:value-type="float">
            <text:p>170406.2617067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0</text:p>
          </table:table-cell>
          <table:table-cell office:value-type="string" calcext:value-type="string">
            <text:p>Bandeja p/Mont. Elementos p/Gab Ancho 750-670x100</text:p>
          </table:table-cell>
          <table:table-cell office:value-type="string" calcext:value-type="string">
            <text:p>GENROD</text:p>
          </table:table-cell>
          <table:table-cell office:value-type="float" office:value="12134.9419625002" calcext:value-type="float">
            <text:p>12134.9419625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2</text:p>
          </table:table-cell>
          <table:table-cell office:value-type="string" calcext:value-type="string">
            <text:p>Bandeja p/Mont. Elementos p/Gab Ancho 750-670x125</text:p>
          </table:table-cell>
          <table:table-cell office:value-type="string" calcext:value-type="string">
            <text:p>GENROD</text:p>
          </table:table-cell>
          <table:table-cell office:value-type="float" office:value="14659.4978862497" calcext:value-type="float">
            <text:p>14659.4978862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5</text:p>
          </table:table-cell>
          <table:table-cell office:value-type="string" calcext:value-type="string">
            <text:p>Bandeja p/Mont. Elementos p/Gab Ancho 750-670x150</text:p>
          </table:table-cell>
          <table:table-cell office:value-type="string" calcext:value-type="string">
            <text:p>GENROD</text:p>
          </table:table-cell>
          <table:table-cell office:value-type="float" office:value="17195.4484429239" calcext:value-type="float">
            <text:p>17195.4484429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0</text:p>
          </table:table-cell>
          <table:table-cell office:value-type="string" calcext:value-type="string">
            <text:p>Bandeja p/Mont. Elementos p/Gab Ancho 750-670x200</text:p>
          </table:table-cell>
          <table:table-cell office:value-type="string" calcext:value-type="string">
            <text:p>GENROD</text:p>
          </table:table-cell>
          <table:table-cell office:value-type="float" office:value="22242.2445220688" calcext:value-type="float">
            <text:p>22242.2445220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5</text:p>
          </table:table-cell>
          <table:table-cell office:value-type="string" calcext:value-type="string">
            <text:p>Bandeja p/Mont. Elementos p/Gab Ancho 750-670x250</text:p>
          </table:table-cell>
          <table:table-cell office:value-type="string" calcext:value-type="string">
            <text:p>GENROD</text:p>
          </table:table-cell>
          <table:table-cell office:value-type="float" office:value="27304.093095516" calcext:value-type="float">
            <text:p>27304.093095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0</text:p>
          </table:table-cell>
          <table:table-cell office:value-type="string" calcext:value-type="string">
            <text:p>Bandeja p/Mont. Elementos p/Gab Ancho 750-670x300</text:p>
          </table:table-cell>
          <table:table-cell office:value-type="string" calcext:value-type="string">
            <text:p>GENROD</text:p>
          </table:table-cell>
          <table:table-cell office:value-type="float" office:value="32347.2313132833" calcext:value-type="float">
            <text:p>32347.231313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5</text:p>
          </table:table-cell>
          <table:table-cell office:value-type="string" calcext:value-type="string">
            <text:p>Bandeja p/Mont. Elementos p/Gab Ancho 750-670x350</text:p>
          </table:table-cell>
          <table:table-cell office:value-type="string" calcext:value-type="string">
            <text:p>GENROD</text:p>
          </table:table-cell>
          <table:table-cell office:value-type="float" office:value="37408.6325223893" calcext:value-type="float">
            <text:p>37408.632522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40</text:p>
          </table:table-cell>
          <table:table-cell office:value-type="string" calcext:value-type="string">
            <text:p>Bandeja p/Mont. Elementos p/Gab Ancho 750-670x400</text:p>
          </table:table-cell>
          <table:table-cell office:value-type="string" calcext:value-type="string">
            <text:p>GENROD</text:p>
          </table:table-cell>
          <table:table-cell office:value-type="float" office:value="42466.4021856672" calcext:value-type="float">
            <text:p>42466.4021856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50</text:p>
          </table:table-cell>
          <table:table-cell office:value-type="string" calcext:value-type="string">
            <text:p>Bandeja p/Mont. Elementos p/Gab Ancho 750-670x500</text:p>
          </table:table-cell>
          <table:table-cell office:value-type="string" calcext:value-type="string">
            <text:p>GENROD</text:p>
          </table:table-cell>
          <table:table-cell office:value-type="float" office:value="52576.8626111733" calcext:value-type="float">
            <text:p>52576.862611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0</text:p>
          </table:table-cell>
          <table:table-cell office:value-type="string" calcext:value-type="string">
            <text:p>Bandeja p/Mont. Elementos p/Gab Ancho 750-670x600</text:p>
          </table:table-cell>
          <table:table-cell office:value-type="string" calcext:value-type="string">
            <text:p>GENROD</text:p>
          </table:table-cell>
          <table:table-cell office:value-type="float" office:value="63919.2854855541" calcext:value-type="float">
            <text:p>63919.2854855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5</text:p>
          </table:table-cell>
          <table:table-cell office:value-type="string" calcext:value-type="string">
            <text:p>Bandeja p/Mont. Elementos p/Gab Ancho 750-670x650</text:p>
          </table:table-cell>
          <table:table-cell office:value-type="string" calcext:value-type="string">
            <text:p>GENROD</text:p>
          </table:table-cell>
          <table:table-cell office:value-type="float" office:value="67747.8558326527" calcext:value-type="float">
            <text:p>67747.8558326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70</text:p>
          </table:table-cell>
          <table:table-cell office:value-type="string" calcext:value-type="string">
            <text:p>Bandeja p/Mont. Elementos p/Gab Ancho 750-670x700</text:p>
          </table:table-cell>
          <table:table-cell office:value-type="string" calcext:value-type="string">
            <text:p>GENROD</text:p>
          </table:table-cell>
          <table:table-cell office:value-type="float" office:value="72959.1240960435" calcext:value-type="float">
            <text:p>72959.1240960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80</text:p>
          </table:table-cell>
          <table:table-cell office:value-type="string" calcext:value-type="string">
            <text:p>Bandeja p/Mont. Elementos p/Gab Ancho 750-670x800</text:p>
          </table:table-cell>
          <table:table-cell office:value-type="string" calcext:value-type="string">
            <text:p>GENROD</text:p>
          </table:table-cell>
          <table:table-cell office:value-type="float" office:value="82897.375565757" calcext:value-type="float">
            <text:p>82897.375565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00</text:p>
          </table:table-cell>
          <table:table-cell office:value-type="string" calcext:value-type="string">
            <text:p>Bandeja p/Mont. Elementos p/Gab Ancho 750-670x1000</text:p>
          </table:table-cell>
          <table:table-cell office:value-type="string" calcext:value-type="string">
            <text:p>GENROD</text:p>
          </table:table-cell>
          <table:table-cell office:value-type="float" office:value="103621.607616111" calcext:value-type="float">
            <text:p>103621.607616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10</text:p>
          </table:table-cell>
          <table:table-cell office:value-type="string" calcext:value-type="string">
            <text:p>Bandeja p/Mont. Elementos p/Gab Ancho 750-670x1100</text:p>
          </table:table-cell>
          <table:table-cell office:value-type="string" calcext:value-type="string">
            <text:p>GENROD</text:p>
          </table:table-cell>
          <table:table-cell office:value-type="float" office:value="113237.019924812" calcext:value-type="float">
            <text:p>113237.019924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40</text:p>
          </table:table-cell>
          <table:table-cell office:value-type="string" calcext:value-type="string">
            <text:p>Bandeja p/Mont. Elementos p/Gab Ancho 750-670x1400</text:p>
          </table:table-cell>
          <table:table-cell office:value-type="string" calcext:value-type="string">
            <text:p>GENROD</text:p>
          </table:table-cell>
          <table:table-cell office:value-type="float" office:value="154580.090249855" calcext:value-type="float">
            <text:p>154580.090249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70</text:p>
          </table:table-cell>
          <table:table-cell office:value-type="string" calcext:value-type="string">
            <text:p>Bandeja p/Mont. Elementos p/Gab Ancho 750-670x1700</text:p>
          </table:table-cell>
          <table:table-cell office:value-type="string" calcext:value-type="string">
            <text:p>GENROD</text:p>
          </table:table-cell>
          <table:table-cell office:value-type="float" office:value="185986.040673813" calcext:value-type="float">
            <text:p>185986.040673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200</text:p>
          </table:table-cell>
          <table:table-cell office:value-type="string" calcext:value-type="string">
            <text:p>Bandeja p/Mont. Elementos p/Gab Ancho 750-670x2000</text:p>
          </table:table-cell>
          <table:table-cell office:value-type="string" calcext:value-type="string">
            <text:p>GENROD</text:p>
          </table:table-cell>
          <table:table-cell office:value-type="float" office:value="217412.543541913" calcext:value-type="float">
            <text:p>217412.543541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0</text:p>
          </table:table-cell>
          <table:table-cell office:value-type="string" calcext:value-type="string">
            <text:p>Bandeja p/Mont. Elementos p/Gab Ancho 900-820x100</text:p>
          </table:table-cell>
          <table:table-cell office:value-type="string" calcext:value-type="string">
            <text:p>GENROD</text:p>
          </table:table-cell>
          <table:table-cell office:value-type="float" office:value="14853.864534704" calcext:value-type="float">
            <text:p>14853.864534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2</text:p>
          </table:table-cell>
          <table:table-cell office:value-type="string" calcext:value-type="string">
            <text:p>Bandeja p/Mont. Elementos p/Gab Ancho 900-820x125</text:p>
          </table:table-cell>
          <table:table-cell office:value-type="string" calcext:value-type="string">
            <text:p>GENROD</text:p>
          </table:table-cell>
          <table:table-cell office:value-type="float" office:value="17940.0732309908" calcext:value-type="float">
            <text:p>17940.0732309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5</text:p>
          </table:table-cell>
          <table:table-cell office:value-type="string" calcext:value-type="string">
            <text:p>Bandeja p/Mont. Elementos p/Gab Ancho 900-820x150</text:p>
          </table:table-cell>
          <table:table-cell office:value-type="string" calcext:value-type="string">
            <text:p>GENROD</text:p>
          </table:table-cell>
          <table:table-cell office:value-type="float" office:value="21048.6238287856" calcext:value-type="float">
            <text:p>21048.6238287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0</text:p>
          </table:table-cell>
          <table:table-cell office:value-type="string" calcext:value-type="string">
            <text:p>Bandeja p/Mont. Elementos p/Gab Ancho 900-820x200</text:p>
          </table:table-cell>
          <table:table-cell office:value-type="string" calcext:value-type="string">
            <text:p>GENROD</text:p>
          </table:table-cell>
          <table:table-cell office:value-type="float" office:value="27221.962265591" calcext:value-type="float">
            <text:p>27221.962265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5</text:p>
          </table:table-cell>
          <table:table-cell office:value-type="string" calcext:value-type="string">
            <text:p>Bandeja p/Mont. Elementos p/Gab Ancho 900-820x250</text:p>
          </table:table-cell>
          <table:table-cell office:value-type="string" calcext:value-type="string">
            <text:p>GENROD</text:p>
          </table:table-cell>
          <table:table-cell office:value-type="float" office:value="33414.9057867585" calcext:value-type="float">
            <text:p>33414.9057867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0</text:p>
          </table:table-cell>
          <table:table-cell office:value-type="string" calcext:value-type="string">
            <text:p>Bandeja p/Mont. Elementos p/Gab Ancho 900-820x300</text:p>
          </table:table-cell>
          <table:table-cell office:value-type="string" calcext:value-type="string">
            <text:p>GENROD</text:p>
          </table:table-cell>
          <table:table-cell office:value-type="float" office:value="39600.1125363791" calcext:value-type="float">
            <text:p>39600.112536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5</text:p>
          </table:table-cell>
          <table:table-cell office:value-type="string" calcext:value-type="string">
            <text:p>Bandeja p/Mont. Elementos p/Gab Ancho 900-820x350</text:p>
          </table:table-cell>
          <table:table-cell office:value-type="string" calcext:value-type="string">
            <text:p>GENROD</text:p>
          </table:table-cell>
          <table:table-cell office:value-type="float" office:value="45793.9771017783" calcext:value-type="float">
            <text:p>45793.9771017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40</text:p>
          </table:table-cell>
          <table:table-cell office:value-type="string" calcext:value-type="string">
            <text:p>Bandeja p/Mont. Elementos p/Gab Ancho 900-820x400</text:p>
          </table:table-cell>
          <table:table-cell office:value-type="string" calcext:value-type="string">
            <text:p>GENROD</text:p>
          </table:table-cell>
          <table:table-cell office:value-type="float" office:value="51963.1839973155" calcext:value-type="float">
            <text:p>51963.1839973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50</text:p>
          </table:table-cell>
          <table:table-cell office:value-type="string" calcext:value-type="string">
            <text:p>Bandeja p/Mont. Elementos p/Gab Ancho 900-820x500</text:p>
          </table:table-cell>
          <table:table-cell office:value-type="string" calcext:value-type="string">
            <text:p>GENROD</text:p>
          </table:table-cell>
          <table:table-cell office:value-type="float" office:value="64348.1763109682" calcext:value-type="float">
            <text:p>64348.1763109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0</text:p>
          </table:table-cell>
          <table:table-cell office:value-type="string" calcext:value-type="string">
            <text:p>Bandeja p/Mont. Elementos p/Gab Ancho 900-820x600</text:p>
          </table:table-cell>
          <table:table-cell office:value-type="string" calcext:value-type="string">
            <text:p>GENROD</text:p>
          </table:table-cell>
          <table:table-cell office:value-type="float" office:value="77449.0568326564" calcext:value-type="float">
            <text:p>77449.0568326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5</text:p>
          </table:table-cell>
          <table:table-cell office:value-type="string" calcext:value-type="string">
            <text:p>Bandeja p/Mont. Elementos p/Gab Ancho 900-820x650</text:p>
          </table:table-cell>
          <table:table-cell office:value-type="string" calcext:value-type="string">
            <text:p>GENROD</text:p>
          </table:table-cell>
          <table:table-cell office:value-type="float" office:value="82897.375565757" calcext:value-type="float">
            <text:p>82897.375565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70</text:p>
          </table:table-cell>
          <table:table-cell office:value-type="string" calcext:value-type="string">
            <text:p>Bandeja p/Mont. Elementos p/Gab Ancho 900-820x700</text:p>
          </table:table-cell>
          <table:table-cell office:value-type="string" calcext:value-type="string">
            <text:p>GENROD</text:p>
          </table:table-cell>
          <table:table-cell office:value-type="float" office:value="89273.7384667954" calcext:value-type="float">
            <text:p>89273.7384667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80</text:p>
          </table:table-cell>
          <table:table-cell office:value-type="string" calcext:value-type="string">
            <text:p>Bandeja p/Mont. Elementos p/Gab Ancho 900-820x800</text:p>
          </table:table-cell>
          <table:table-cell office:value-type="string" calcext:value-type="string">
            <text:p>GENROD</text:p>
          </table:table-cell>
          <table:table-cell office:value-type="float" office:value="101463.890452103" calcext:value-type="float">
            <text:p>101463.890452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00</text:p>
          </table:table-cell>
          <table:table-cell office:value-type="string" calcext:value-type="string">
            <text:p>Bandeja p/Mont. Elementos p/Gab Ancho 900-820x1000</text:p>
          </table:table-cell>
          <table:table-cell office:value-type="string" calcext:value-type="string">
            <text:p>GENROD</text:p>
          </table:table-cell>
          <table:table-cell office:value-type="float" office:value="126829.764381818" calcext:value-type="float">
            <text:p>126829.764381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10</text:p>
          </table:table-cell>
          <table:table-cell office:value-type="string" calcext:value-type="string">
            <text:p>Bandeja p/Mont. Elementos p/Gab Ancho 900-820x1100</text:p>
          </table:table-cell>
          <table:table-cell office:value-type="string" calcext:value-type="string">
            <text:p>GENROD</text:p>
          </table:table-cell>
          <table:table-cell office:value-type="float" office:value="138595.130767431" calcext:value-type="float">
            <text:p>138595.130767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40</text:p>
          </table:table-cell>
          <table:table-cell office:value-type="string" calcext:value-type="string">
            <text:p>Bandeja p/Mont. Elementos p/Gab Ancho 900-820x1400</text:p>
          </table:table-cell>
          <table:table-cell office:value-type="string" calcext:value-type="string">
            <text:p>GENROD</text:p>
          </table:table-cell>
          <table:table-cell office:value-type="float" office:value="187987.232949517" calcext:value-type="float">
            <text:p>187987.232949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70</text:p>
          </table:table-cell>
          <table:table-cell office:value-type="string" calcext:value-type="string">
            <text:p>Bandeja p/Mont. Elementos p/Gab Ancho 900-820x1700</text:p>
          </table:table-cell>
          <table:table-cell office:value-type="string" calcext:value-type="string">
            <text:p>GENROD</text:p>
          </table:table-cell>
          <table:table-cell office:value-type="float" office:value="226182.489876943" calcext:value-type="float">
            <text:p>226182.4898769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200</text:p>
          </table:table-cell>
          <table:table-cell office:value-type="string" calcext:value-type="string">
            <text:p>Bandeja p/Mont. Elementos p/Gab Ancho 900-820x2000</text:p>
          </table:table-cell>
          <table:table-cell office:value-type="string" calcext:value-type="string">
            <text:p>GENROD</text:p>
          </table:table-cell>
          <table:table-cell office:value-type="float" office:value="264402.378158681" calcext:value-type="float">
            <text:p>264402.378158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0</text:p>
          </table:table-cell>
          <table:table-cell office:value-type="string" calcext:value-type="string">
            <text:p>Bandeja p/Mont. Elementos p/Gab Ancho 1200 - 1120x100</text:p>
          </table:table-cell>
          <table:table-cell office:value-type="string" calcext:value-type="string">
            <text:p>GENROD</text:p>
          </table:table-cell>
          <table:table-cell office:value-type="float" office:value="20282.1045035518" calcext:value-type="float">
            <text:p>20282.1045035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2</text:p>
          </table:table-cell>
          <table:table-cell office:value-type="string" calcext:value-type="string">
            <text:p>Bandeja p/Mont. Elementos p/Gab Ancho 1200 - 1120x125</text:p>
          </table:table-cell>
          <table:table-cell office:value-type="string" calcext:value-type="string">
            <text:p>GENROD</text:p>
          </table:table-cell>
          <table:table-cell office:value-type="float" office:value="24514.4606418611" calcext:value-type="float">
            <text:p>24514.4606418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5</text:p>
          </table:table-cell>
          <table:table-cell office:value-type="string" calcext:value-type="string">
            <text:p>Bandeja p/Mont. Elementos p/Gab Ancho 1200 - 1120x150</text:p>
          </table:table-cell>
          <table:table-cell office:value-type="string" calcext:value-type="string">
            <text:p>GENROD</text:p>
          </table:table-cell>
          <table:table-cell office:value-type="float" office:value="28729.4748330636" calcext:value-type="float">
            <text:p>28729.4748330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0</text:p>
          </table:table-cell>
          <table:table-cell office:value-type="string" calcext:value-type="string">
            <text:p>Bandeja p/Mont. Elementos p/Gab 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7178.2398866978" calcext:value-type="float">
            <text:p>37178.2398866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5</text:p>
          </table:table-cell>
          <table:table-cell office:value-type="string" calcext:value-type="string">
            <text:p>Bandeja p/Mont. Elementos p/Gab 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5637.0048491342" calcext:value-type="float">
            <text:p>45637.0048491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0</text:p>
          </table:table-cell>
          <table:table-cell office:value-type="string" calcext:value-type="string">
            <text:p>Bandeja p/Mont. Elementos p/Gab 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4091.6909014012" calcext:value-type="float">
            <text:p>54091.6909014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5</text:p>
          </table:table-cell>
          <table:table-cell office:value-type="string" calcext:value-type="string">
            <text:p>Bandeja p/Mont. Elementos p/Gab Ancho 1200 - 1120x350</text:p>
          </table:table-cell>
          <table:table-cell office:value-type="string" calcext:value-type="string">
            <text:p>GENROD</text:p>
          </table:table-cell>
          <table:table-cell office:value-type="float" office:value="62534.0612765119" calcext:value-type="float">
            <text:p>62534.0612765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40</text:p>
          </table:table-cell>
          <table:table-cell office:value-type="string" calcext:value-type="string">
            <text:p>Bandeja p/Mont. Elementos p/Gab Ancho 1200 - 1120x400</text:p>
          </table:table-cell>
          <table:table-cell office:value-type="string" calcext:value-type="string">
            <text:p>GENROD</text:p>
          </table:table-cell>
          <table:table-cell office:value-type="float" office:value="70981.8789703649" calcext:value-type="float">
            <text:p>70981.8789703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50</text:p>
          </table:table-cell>
          <table:table-cell office:value-type="string" calcext:value-type="string">
            <text:p>Bandeja p/Mont. Elementos p/Gab Ancho 1200 - 1120x500</text:p>
          </table:table-cell>
          <table:table-cell office:value-type="string" calcext:value-type="string">
            <text:p>GENROD</text:p>
          </table:table-cell>
          <table:table-cell office:value-type="float" office:value="87876.645944938" calcext:value-type="float">
            <text:p>87876.645944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0</text:p>
          </table:table-cell>
          <table:table-cell office:value-type="string" calcext:value-type="string">
            <text:p>Bandeja p/Mont. Elementos p/Gab Ancho 1200-1120x600</text:p>
          </table:table-cell>
          <table:table-cell office:value-type="string" calcext:value-type="string">
            <text:p>GENROD</text:p>
          </table:table-cell>
          <table:table-cell office:value-type="float" office:value="103077.717839472" calcext:value-type="float">
            <text:p>103077.717839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5</text:p>
          </table:table-cell>
          <table:table-cell office:value-type="string" calcext:value-type="string">
            <text:p>Bandeja p/Mont. Elementos p/Gab 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13237.019924812" calcext:value-type="float">
            <text:p>113237.019924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70</text:p>
          </table:table-cell>
          <table:table-cell office:value-type="string" calcext:value-type="string">
            <text:p>Bandeja p/Mont. Elementos p/Gab 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21932.624832562" calcext:value-type="float">
            <text:p>121932.624832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80</text:p>
          </table:table-cell>
          <table:table-cell office:value-type="string" calcext:value-type="string">
            <text:p>Bandeja p/Mont. Elementos p/Gab 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38595.130767431" calcext:value-type="float">
            <text:p>138595.130767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00</text:p>
          </table:table-cell>
          <table:table-cell office:value-type="string" calcext:value-type="string">
            <text:p>Bandeja p/Mont. Elementos p/Gab 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73243.788460429" calcext:value-type="float">
            <text:p>173243.788460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10</text:p>
          </table:table-cell>
          <table:table-cell office:value-type="string" calcext:value-type="string">
            <text:p>Bandeja p/Mont. Elementos p/Gab 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189299.484139853" calcext:value-type="float">
            <text:p>189299.484139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40</text:p>
          </table:table-cell>
          <table:table-cell office:value-type="string" calcext:value-type="string">
            <text:p>Bandeja p/Mont. Elementos p/Gab 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54794.255257185" calcext:value-type="float">
            <text:p>254794.255257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70</text:p>
          </table:table-cell>
          <table:table-cell office:value-type="string" calcext:value-type="string">
            <text:p>Bandeja p/Mont. Elementos p/Gab 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306583.151370299" calcext:value-type="float">
            <text:p>306583.151370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200</text:p>
          </table:table-cell>
          <table:table-cell office:value-type="string" calcext:value-type="string">
            <text:p>Bandeja p/Mont. Elementos p/Gab 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58368.863301926" calcext:value-type="float">
            <text:p>358368.863301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00</text:p>
          </table:table-cell>
          <table:table-cell office:value-type="string" calcext:value-type="string">
            <text:p>Soporte p/Bandeja y Contrafrente - Alto: 100</text:p>
          </table:table-cell>
          <table:table-cell office:value-type="string" calcext:value-type="string">
            <text:p>GENROD</text:p>
          </table:table-cell>
          <table:table-cell office:value-type="float" office:value="1031.6221706885" calcext:value-type="float">
            <text:p>1031.6221706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25</text:p>
          </table:table-cell>
          <table:table-cell office:value-type="string" calcext:value-type="string">
            <text:p>Soporte p/Bandeja y Contrafrente - Alto: 125 </text:p>
          </table:table-cell>
          <table:table-cell office:value-type="string" calcext:value-type="string">
            <text:p>GENROD</text:p>
          </table:table-cell>
          <table:table-cell office:value-type="float" office:value="1292.61979042445" calcext:value-type="float">
            <text:p>1292.619790424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50</text:p>
          </table:table-cell>
          <table:table-cell office:value-type="string" calcext:value-type="string">
            <text:p>Soporte p/Bandeja y Contrafrente - Alto: 150 </text:p>
          </table:table-cell>
          <table:table-cell office:value-type="string" calcext:value-type="string">
            <text:p>GENROD</text:p>
          </table:table-cell>
          <table:table-cell office:value-type="float" office:value="1549.03850455099" calcext:value-type="float">
            <text:p>1549.03850455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00</text:p>
          </table:table-cell>
          <table:table-cell office:value-type="string" calcext:value-type="string">
            <text:p>Soporte p/Bandeja y Contrafrente - Alto: 200 </text:p>
          </table:table-cell>
          <table:table-cell office:value-type="string" calcext:value-type="string">
            <text:p>GENROD</text:p>
          </table:table-cell>
          <table:table-cell office:value-type="float" office:value="2068.27061132756" calcext:value-type="float">
            <text:p>2068.27061132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50</text:p>
          </table:table-cell>
          <table:table-cell office:value-type="string" calcext:value-type="string">
            <text:p>Soporte p/Bandeja y Contrafrente - Alto: 250 </text:p>
          </table:table-cell>
          <table:table-cell office:value-type="string" calcext:value-type="string">
            <text:p>GENROD</text:p>
          </table:table-cell>
          <table:table-cell office:value-type="float" office:value="2588.87112667705" calcext:value-type="float">
            <text:p>2588.87112667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00</text:p>
          </table:table-cell>
          <table:table-cell office:value-type="string" calcext:value-type="string">
            <text:p>Soporte p/Bandeja y Contrafrente - Alto: 300 </text:p>
          </table:table-cell>
          <table:table-cell office:value-type="string" calcext:value-type="string">
            <text:p>GENROD</text:p>
          </table:table-cell>
          <table:table-cell office:value-type="float" office:value="3105.36641630776" calcext:value-type="float">
            <text:p>3105.36641630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50</text:p>
          </table:table-cell>
          <table:table-cell office:value-type="string" calcext:value-type="string">
            <text:p>Soporte p/Bandeja y Contrafrente - Alto: 350 </text:p>
          </table:table-cell>
          <table:table-cell office:value-type="string" calcext:value-type="string">
            <text:p>GENROD</text:p>
          </table:table-cell>
          <table:table-cell office:value-type="float" office:value="3613.65125450092" calcext:value-type="float">
            <text:p>3613.651254500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400</text:p>
          </table:table-cell>
          <table:table-cell office:value-type="string" calcext:value-type="string">
            <text:p>Soporte p/Bandeja y Contrafrente - Alto: 400 </text:p>
          </table:table-cell>
          <table:table-cell office:value-type="string" calcext:value-type="string">
            <text:p>GENROD</text:p>
          </table:table-cell>
          <table:table-cell office:value-type="float" office:value="4139.27803980097" calcext:value-type="float">
            <text:p>4139.27803980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500</text:p>
          </table:table-cell>
          <table:table-cell office:value-type="string" calcext:value-type="string">
            <text:p>Soporte p/Bandeja y Contrafrente - Alto: 500 </text:p>
          </table:table-cell>
          <table:table-cell office:value-type="string" calcext:value-type="string">
            <text:p>GENROD</text:p>
          </table:table-cell>
          <table:table-cell office:value-type="float" office:value="5165.42657619777" calcext:value-type="float">
            <text:p>5165.42657619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00</text:p>
          </table:table-cell>
          <table:table-cell office:value-type="string" calcext:value-type="string">
            <text:p>Soporte p/Bandeja y Contrafrente - Alto: 600</text:p>
          </table:table-cell>
          <table:table-cell office:value-type="string" calcext:value-type="string">
            <text:p>GENROD</text:p>
          </table:table-cell>
          <table:table-cell office:value-type="float" office:value="6492.25658094534" calcext:value-type="float">
            <text:p>6492.25658094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50</text:p>
          </table:table-cell>
          <table:table-cell office:value-type="string" calcext:value-type="string">
            <text:p>Soporte p/Bandeja y Contrafrente - Alto: 650 </text:p>
          </table:table-cell>
          <table:table-cell office:value-type="string" calcext:value-type="string">
            <text:p>GENROD</text:p>
          </table:table-cell>
          <table:table-cell office:value-type="float" office:value="6713.54403651699" calcext:value-type="float">
            <text:p>6713.54403651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700</text:p>
          </table:table-cell>
          <table:table-cell office:value-type="string" calcext:value-type="string">
            <text:p>Soporte p/Bandeja y Contrafrente - Alto: 700 </text:p>
          </table:table-cell>
          <table:table-cell office:value-type="string" calcext:value-type="string">
            <text:p>GENROD</text:p>
          </table:table-cell>
          <table:table-cell office:value-type="float" office:value="7587.29922587902" calcext:value-type="float">
            <text:p>7587.29922587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800</text:p>
          </table:table-cell>
          <table:table-cell office:value-type="string" calcext:value-type="string">
            <text:p>Soporte p/Bandeja y Contrafrente - Alto: 800 </text:p>
          </table:table-cell>
          <table:table-cell office:value-type="string" calcext:value-type="string">
            <text:p>GENROD</text:p>
          </table:table-cell>
          <table:table-cell office:value-type="float" office:value="8273.08244531023" calcext:value-type="float">
            <text:p>8273.08244531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000</text:p>
          </table:table-cell>
          <table:table-cell office:value-type="string" calcext:value-type="string">
            <text:p>Soporte p/Bandeja y Contrafrente - Alto: 1000</text:p>
          </table:table-cell>
          <table:table-cell office:value-type="string" calcext:value-type="string">
            <text:p>GENROD</text:p>
          </table:table-cell>
          <table:table-cell office:value-type="float" office:value="10463.1677351776" calcext:value-type="float">
            <text:p>10463.1677351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100</text:p>
          </table:table-cell>
          <table:table-cell office:value-type="string" calcext:value-type="string">
            <text:p>Soporte p/Bandeja y Contrafrente - Alto: 1100 </text:p>
          </table:table-cell>
          <table:table-cell office:value-type="string" calcext:value-type="string">
            <text:p>GENROD</text:p>
          </table:table-cell>
          <table:table-cell office:value-type="float" office:value="11359.7385059382" calcext:value-type="float">
            <text:p>11359.7385059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400</text:p>
          </table:table-cell>
          <table:table-cell office:value-type="string" calcext:value-type="string">
            <text:p>Soporte p/Bandeja y Contrafrente - Alto: 1400</text:p>
          </table:table-cell>
          <table:table-cell office:value-type="string" calcext:value-type="string">
            <text:p>GENROD</text:p>
          </table:table-cell>
          <table:table-cell office:value-type="float" office:value="14458.736559272" calcext:value-type="float">
            <text:p>14458.736559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700</text:p>
          </table:table-cell>
          <table:table-cell office:value-type="string" calcext:value-type="string">
            <text:p>Soporte p/Bandeja y Contrafrente - Alto: 1700 </text:p>
          </table:table-cell>
          <table:table-cell office:value-type="string" calcext:value-type="string">
            <text:p>GENROD</text:p>
          </table:table-cell>
          <table:table-cell office:value-type="float" office:value="17572.3134270173" calcext:value-type="float">
            <text:p>17572.3134270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2000</text:p>
          </table:table-cell>
          <table:table-cell office:value-type="string" calcext:value-type="string">
            <text:p>Soporte p/Bandeja y Contrafrente - Alto: 2000 </text:p>
          </table:table-cell>
          <table:table-cell office:value-type="string" calcext:value-type="string">
            <text:p>GENROD</text:p>
          </table:table-cell>
          <table:table-cell office:value-type="float" office:value="20666.2852104005" calcext:value-type="float">
            <text:p>20666.2852104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195</text:p>
          </table:table-cell>
          <table:table-cell office:value-type="string" calcext:value-type="string">
            <text:p>Sop. Serie 97 Perforado - ABIERTO - 195x50x25 </text:p>
          </table:table-cell>
          <table:table-cell office:value-type="string" calcext:value-type="string">
            <text:p>GENROD</text:p>
          </table:table-cell>
          <table:table-cell office:value-type="float" office:value="6689.51793984236" calcext:value-type="float">
            <text:p>6689.51793984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295</text:p>
          </table:table-cell>
          <table:table-cell office:value-type="string" calcext:value-type="string">
            <text:p>Sop. Serie 97 Perforado - ABIERTO - 295x50x25 </text:p>
          </table:table-cell>
          <table:table-cell office:value-type="string" calcext:value-type="string">
            <text:p>GENROD</text:p>
          </table:table-cell>
          <table:table-cell office:value-type="float" office:value="10109.1183324827" calcext:value-type="float">
            <text:p>10109.1183324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445</text:p>
          </table:table-cell>
          <table:table-cell office:value-type="string" calcext:value-type="string">
            <text:p>Sop. Serie 97 Perforado - ABIERTO - 445x50x25 </text:p>
          </table:table-cell>
          <table:table-cell office:value-type="string" calcext:value-type="string">
            <text:p>GENROD</text:p>
          </table:table-cell>
          <table:table-cell office:value-type="float" office:value="15225.4137778026" calcext:value-type="float">
            <text:p>15225.4137778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595</text:p>
          </table:table-cell>
          <table:table-cell office:value-type="string" calcext:value-type="string">
            <text:p>Sop. Serie 97 Perforado - ABIERTO - 595x50x25 </text:p>
          </table:table-cell>
          <table:table-cell office:value-type="string" calcext:value-type="string">
            <text:p>GENROD</text:p>
          </table:table-cell>
          <table:table-cell office:value-type="float" office:value="20380.6562363519" calcext:value-type="float">
            <text:p>20380.6562363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745</text:p>
          </table:table-cell>
          <table:table-cell office:value-type="string" calcext:value-type="string">
            <text:p>Sop. Serie 97 Perforado - ABIERTO - 745x50x25 </text:p>
          </table:table-cell>
          <table:table-cell office:value-type="string" calcext:value-type="string">
            <text:p>GENROD</text:p>
          </table:table-cell>
          <table:table-cell office:value-type="float" office:value="25512.1620692708" calcext:value-type="float">
            <text:p>25512.1620692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895</text:p>
          </table:table-cell>
          <table:table-cell office:value-type="string" calcext:value-type="string">
            <text:p>Sop. Serie 97 Perforado - ABIERTO - 895x50x25 </text:p>
          </table:table-cell>
          <table:table-cell office:value-type="string" calcext:value-type="string">
            <text:p>GENROD</text:p>
          </table:table-cell>
          <table:table-cell office:value-type="float" office:value="30634.5627220699" calcext:value-type="float">
            <text:p>30634.5627220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1195</text:p>
          </table:table-cell>
          <table:table-cell office:value-type="string" calcext:value-type="string">
            <text:p>Sop. Serie 97 Perforado - ABIERTO - 1195x50x25 </text:p>
          </table:table-cell>
          <table:table-cell office:value-type="string" calcext:value-type="string">
            <text:p>GENROD</text:p>
          </table:table-cell>
          <table:table-cell office:value-type="float" office:value="40908.5479720406" calcext:value-type="float">
            <text:p>40908.5479720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200</text:p>
          </table:table-cell>
          <table:table-cell office:value-type="string" calcext:value-type="string">
            <text:p>Sop. Serie 97 Perforado - CERRADO - 200x50x25 </text:p>
          </table:table-cell>
          <table:table-cell office:value-type="string" calcext:value-type="string">
            <text:p>GENROD</text:p>
          </table:table-cell>
          <table:table-cell office:value-type="float" office:value="8293.76646720098" calcext:value-type="float">
            <text:p>8293.76646720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350</text:p>
          </table:table-cell>
          <table:table-cell office:value-type="string" calcext:value-type="string">
            <text:p>Sop. Serie 97 Perforado - CERRADO - 350x50x25 </text:p>
          </table:table-cell>
          <table:table-cell office:value-type="string" calcext:value-type="string">
            <text:p>GENROD</text:p>
          </table:table-cell>
          <table:table-cell office:value-type="float" office:value="13417.3776352761" calcext:value-type="float">
            <text:p>13417.3776352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500</text:p>
          </table:table-cell>
          <table:table-cell office:value-type="string" calcext:value-type="string">
            <text:p>Sop. Serie 97 Perforado - CERRADO - 500x50x25 </text:p>
          </table:table-cell>
          <table:table-cell office:value-type="string" calcext:value-type="string">
            <text:p>GENROD</text:p>
          </table:table-cell>
          <table:table-cell office:value-type="float" office:value="18550.0939834711" calcext:value-type="float">
            <text:p>18550.09398347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650</text:p>
          </table:table-cell>
          <table:table-cell office:value-type="string" calcext:value-type="string">
            <text:p>Sop. Serie 97 Perforado - CERRADO - 650x50x25 </text:p>
          </table:table-cell>
          <table:table-cell office:value-type="string" calcext:value-type="string">
            <text:p>GENROD</text:p>
          </table:table-cell>
          <table:table-cell office:value-type="float" office:value="23693.1786581609" calcext:value-type="float">
            <text:p>23693.178658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800</text:p>
          </table:table-cell>
          <table:table-cell office:value-type="string" calcext:value-type="string">
            <text:p>Sop. Serie 97 Perforado - CERRADO - 800x50x25 </text:p>
          </table:table-cell>
          <table:table-cell office:value-type="string" calcext:value-type="string">
            <text:p>GENROD</text:p>
          </table:table-cell>
          <table:table-cell office:value-type="float" office:value="28816.789826236" calcext:value-type="float">
            <text:p>28816.789826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0</text:p>
          </table:table-cell>
          <table:table-cell office:value-type="string" calcext:value-type="string">
            <text:p>Soporte Perforado en Tiras - 50x25x2000 mm, H°G°</text:p>
          </table:table-cell>
          <table:table-cell office:value-type="string" calcext:value-type="string">
            <text:p>GENROD</text:p>
          </table:table-cell>
          <table:table-cell office:value-type="float" office:value="65345.7461606305" calcext:value-type="float">
            <text:p>65345.7461606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1</text:p>
          </table:table-cell>
          <table:table-cell office:value-type="string" calcext:value-type="string">
            <text:p>Puntera Abiert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173.66438699225" calcext:value-type="float">
            <text:p>2173.66438699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2</text:p>
          </table:table-cell>
          <table:table-cell office:value-type="string" calcext:value-type="string">
            <text:p>Puntera Cerrad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173.66438699225" calcext:value-type="float">
            <text:p>2173.66438699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6040</text:p>
          </table:table-cell>
          <table:table-cell office:value-type="string" calcext:value-type="string">
            <text:p>Corredera CORTAS p/Gabinete Serie 97 - 60mm </text:p>
          </table:table-cell>
          <table:table-cell office:value-type="string" calcext:value-type="string">
            <text:p>GENROD</text:p>
          </table:table-cell>
          <table:table-cell office:value-type="float" office:value="6030.05026989047" calcext:value-type="float">
            <text:p>6030.050269890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9070</text:p>
          </table:table-cell>
          <table:table-cell office:value-type="string" calcext:value-type="string">
            <text:p>Corredera CORTAS p/Gabinete Serie 97 - 90mm </text:p>
          </table:table-cell>
          <table:table-cell office:value-type="string" calcext:value-type="string">
            <text:p>GENROD</text:p>
          </table:table-cell>
          <table:table-cell office:value-type="float" office:value="7854.53363084156" calcext:value-type="float">
            <text:p>7854.53363084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</text:p>
          </table:table-cell>
          <table:table-cell office:value-type="string" calcext:value-type="string">
            <text:p>Contrafrente S97 Abis. Ciego p/Ancho 450 - 370x150</text:p>
          </table:table-cell>
          <table:table-cell office:value-type="string" calcext:value-type="string">
            <text:p>GENROD</text:p>
          </table:table-cell>
          <table:table-cell office:value-type="float" office:value="11073.3726965042" calcext:value-type="float">
            <text:p>11073.3726965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</text:p>
          </table:table-cell>
          <table:table-cell office:value-type="string" calcext:value-type="string">
            <text:p>Contrafrente S97 Abis. Ciego 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4227.712350393" calcext:value-type="float">
            <text:p>14227.7123503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5</text:p>
          </table:table-cell>
          <table:table-cell office:value-type="string" calcext:value-type="string">
            <text:p>Contrafrente S97 Abis. Ciego 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7365.0258437686" calcext:value-type="float">
            <text:p>17365.0258437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</text:p>
          </table:table-cell>
          <table:table-cell office:value-type="string" calcext:value-type="string">
            <text:p>Contrafrente S97 Abis. Ciego p/Ancho 450 - 370x300</text:p>
          </table:table-cell>
          <table:table-cell office:value-type="string" calcext:value-type="string">
            <text:p>GENROD</text:p>
          </table:table-cell>
          <table:table-cell office:value-type="float" office:value="20515.1023786418" calcext:value-type="float">
            <text:p>20515.1023786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5</text:p>
          </table:table-cell>
          <table:table-cell office:value-type="string" calcext:value-type="string">
            <text:p>Contrafrente S97 Abis. Ciego p/Ancho 450 - 370x350</text:p>
          </table:table-cell>
          <table:table-cell office:value-type="string" calcext:value-type="string">
            <text:p>GENROD</text:p>
          </table:table-cell>
          <table:table-cell office:value-type="float" office:value="23656.073733395" calcext:value-type="float">
            <text:p>23656.073733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</text:p>
          </table:table-cell>
          <table:table-cell office:value-type="string" calcext:value-type="string">
            <text:p>Contrafrente S97 Abis. Ciego 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6806.1502682682" calcext:value-type="float">
            <text:p>26806.1502682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50</text:p>
          </table:table-cell>
          <table:table-cell office:value-type="string" calcext:value-type="string">
            <text:p>Contrafrente S97 Abis. Ciego p/Ancho 450 - 370x500</text:p>
          </table:table-cell>
          <table:table-cell office:value-type="string" calcext:value-type="string">
            <text:p>GENROD</text:p>
          </table:table-cell>
          <table:table-cell office:value-type="float" office:value="33097.1981578946" calcext:value-type="float">
            <text:p>33097.1981578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</text:p>
          </table:table-cell>
          <table:table-cell office:value-type="string" calcext:value-type="string">
            <text:p>Contrafrente S97 Abis. Ciego p/Ancho 450 - 370x600</text:p>
          </table:table-cell>
          <table:table-cell office:value-type="string" calcext:value-type="string">
            <text:p>GENROD</text:p>
          </table:table-cell>
          <table:table-cell office:value-type="float" office:value="41787.0136447594" calcext:value-type="float">
            <text:p>41787.0136447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5</text:p>
          </table:table-cell>
          <table:table-cell office:value-type="string" calcext:value-type="string">
            <text:p>Contrafrente S97 Abis. Ciego p/Ancho 450 - 370x650</text:p>
          </table:table-cell>
          <table:table-cell office:value-type="string" calcext:value-type="string">
            <text:p>GENROD</text:p>
          </table:table-cell>
          <table:table-cell office:value-type="float" office:value="42534.085778928" calcext:value-type="float">
            <text:p>42534.085778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70</text:p>
          </table:table-cell>
          <table:table-cell office:value-type="string" calcext:value-type="string">
            <text:p>Contrafrente S97 Abis. Ciego p/Ancho 450 - 370x700</text:p>
          </table:table-cell>
          <table:table-cell office:value-type="string" calcext:value-type="string">
            <text:p>GENROD</text:p>
          </table:table-cell>
          <table:table-cell office:value-type="float" office:value="45805.819099044" calcext:value-type="float">
            <text:p>45805.819099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80</text:p>
          </table:table-cell>
          <table:table-cell office:value-type="string" calcext:value-type="string">
            <text:p>Contrafrente S97 Abis. Ciego p/Ancho 450 - 370x800</text:p>
          </table:table-cell>
          <table:table-cell office:value-type="string" calcext:value-type="string">
            <text:p>GENROD</text:p>
          </table:table-cell>
          <table:table-cell office:value-type="float" office:value="51977.0259763416" calcext:value-type="float">
            <text:p>51977.0259763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00</text:p>
          </table:table-cell>
          <table:table-cell office:value-type="string" calcext:value-type="string">
            <text:p>Contrafrente S97 Abis. Ciego p/Ancho 450- 370x1000</text:p>
          </table:table-cell>
          <table:table-cell office:value-type="string" calcext:value-type="string">
            <text:p>GENROD</text:p>
          </table:table-cell>
          <table:table-cell office:value-type="float" office:value="64971.3022070891" calcext:value-type="float">
            <text:p>64971.3022070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10</text:p>
          </table:table-cell>
          <table:table-cell office:value-type="string" calcext:value-type="string">
            <text:p>Contrafrente S97 Abis. Ciego p/Ancho 450- 370x1100</text:p>
          </table:table-cell>
          <table:table-cell office:value-type="string" calcext:value-type="string">
            <text:p>GENROD</text:p>
          </table:table-cell>
          <table:table-cell office:value-type="float" office:value="70842.2749803771" calcext:value-type="float">
            <text:p>70842.2749803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40</text:p>
          </table:table-cell>
          <table:table-cell office:value-type="string" calcext:value-type="string">
            <text:p>Contrafrente S97 Abis. Ciego p/Ancho 450- 370x1400</text:p>
          </table:table-cell>
          <table:table-cell office:value-type="string" calcext:value-type="string">
            <text:p>GENROD</text:p>
          </table:table-cell>
          <table:table-cell office:value-type="float" office:value="89703.8398074854" calcext:value-type="float">
            <text:p>89703.8398074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70</text:p>
          </table:table-cell>
          <table:table-cell office:value-type="string" calcext:value-type="string">
            <text:p>Contrafrente S97 Abis. Ciego p/Ancho 450- 370x1700</text:p>
          </table:table-cell>
          <table:table-cell office:value-type="string" calcext:value-type="string">
            <text:p>GENROD</text:p>
          </table:table-cell>
          <table:table-cell office:value-type="float" office:value="108580.641337742" calcext:value-type="float">
            <text:p>108580.641337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200</text:p>
          </table:table-cell>
          <table:table-cell office:value-type="string" calcext:value-type="string">
            <text:p>Contrafrente S97 Abis. Ciego p/Ancho 450- 370x2000</text:p>
          </table:table-cell>
          <table:table-cell office:value-type="string" calcext:value-type="string">
            <text:p>GENROD</text:p>
          </table:table-cell>
          <table:table-cell office:value-type="float" office:value="127457.442867999" calcext:value-type="float">
            <text:p>127457.442867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05</text:p>
          </table:table-cell>
          <table:table-cell office:value-type="string" calcext:value-type="string">
            <text:p>Contrafrente S97 Abul. Ciego p/Ancho 450 - 370x50</text:p>
          </table:table-cell>
          <table:table-cell office:value-type="string" calcext:value-type="string">
            <text:p>GENROD</text:p>
          </table:table-cell>
          <table:table-cell office:value-type="float" office:value="6177.89102686532" calcext:value-type="float">
            <text:p>6177.89102686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0</text:p>
          </table:table-cell>
          <table:table-cell office:value-type="string" calcext:value-type="string">
            <text:p>Contrafrente S97 Abul. Ciego <text:s/>p/Ancho 450 - 370x100</text:p>
          </table:table-cell>
          <table:table-cell office:value-type="string" calcext:value-type="string">
            <text:p>GENROD</text:p>
          </table:table-cell>
          <table:table-cell office:value-type="float" office:value="6371.96820427534" calcext:value-type="float">
            <text:p>6371.96820427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</text:p>
          </table:table-cell>
          <table:table-cell office:value-type="string" calcext:value-type="string">
            <text:p>Contrafrente S97 Abul. Ciego <text:s/>p/Ancho 450 - 370x150</text:p>
          </table:table-cell>
          <table:table-cell office:value-type="string" calcext:value-type="string">
            <text:p>GENROD</text:p>
          </table:table-cell>
          <table:table-cell office:value-type="float" office:value="9032.91762097627" calcext:value-type="float">
            <text:p>9032.9176209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</text:p>
          </table:table-cell>
          <table:table-cell office:value-type="string" calcext:value-type="string">
            <text:p>Contrafrente S97 Abul. Ciego <text:s/>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1685.9723728334" calcext:value-type="float">
            <text:p>11685.9723728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5</text:p>
          </table:table-cell>
          <table:table-cell office:value-type="string" calcext:value-type="string">
            <text:p>Contrafrente S97 Abul. Ciego <text:s/>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4336.0008365004" calcext:value-type="float">
            <text:p>14336.0008365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</text:p>
          </table:table-cell>
          <table:table-cell office:value-type="string" calcext:value-type="string">
            <text:p>Contrafrente S97 Abul. Ciego <text:s/>p/Ancho 450 - 370x300</text:p>
          </table:table-cell>
          <table:table-cell office:value-type="string" calcext:value-type="string">
            <text:p>GENROD</text:p>
          </table:table-cell>
          <table:table-cell office:value-type="float" office:value="16984.7924693418" calcext:value-type="float">
            <text:p>16984.7924693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5</text:p>
          </table:table-cell>
          <table:table-cell office:value-type="string" calcext:value-type="string">
            <text:p>Contrafrente S97 Abul. Ciego <text:s/>p/Ancho 450 - 370x350</text:p>
          </table:table-cell>
          <table:table-cell office:value-type="string" calcext:value-type="string">
            <text:p>GENROD</text:p>
          </table:table-cell>
          <table:table-cell office:value-type="float" office:value="19632.9788445453" calcext:value-type="float">
            <text:p>19632.9788445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</text:p>
          </table:table-cell>
          <table:table-cell office:value-type="string" calcext:value-type="string">
            <text:p>Contrafrente S97 Abul. Ciego <text:s/>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2291.5072306941" calcext:value-type="float">
            <text:p>22291.5072306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50</text:p>
          </table:table-cell>
          <table:table-cell office:value-type="string" calcext:value-type="string">
            <text:p>Contrafrente S97 Abul. Ciego <text:s/>p/Ancho 450 - 370x500</text:p>
          </table:table-cell>
          <table:table-cell office:value-type="string" calcext:value-type="string">
            <text:p>GENROD</text:p>
          </table:table-cell>
          <table:table-cell office:value-type="float" office:value="27612.2218643694" calcext:value-type="float">
            <text:p>27612.2218643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</text:p>
          </table:table-cell>
          <table:table-cell office:value-type="string" calcext:value-type="string">
            <text:p>Contrafrente S97 Abul. Ciego <text:s/>p/Ancho 450 - 370x600</text:p>
          </table:table-cell>
          <table:table-cell office:value-type="string" calcext:value-type="string">
            <text:p>GENROD</text:p>
          </table:table-cell>
          <table:table-cell office:value-type="float" office:value="33939.7694211236" calcext:value-type="float">
            <text:p>33939.7694211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5</text:p>
          </table:table-cell>
          <table:table-cell office:value-type="string" calcext:value-type="string">
            <text:p>Contrafrente S97 Abul. Ciego <text:s/>p/Ancho 450 - 370x650</text:p>
          </table:table-cell>
          <table:table-cell office:value-type="string" calcext:value-type="string">
            <text:p>GENROD</text:p>
          </table:table-cell>
          <table:table-cell office:value-type="float" office:value="35564.701970373" calcext:value-type="float">
            <text:p>35564.70197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70</text:p>
          </table:table-cell>
          <table:table-cell office:value-type="string" calcext:value-type="string">
            <text:p>Contrafrente S97 Abul. Ciego <text:s/>p/Ancho 450 - 370x700</text:p>
          </table:table-cell>
          <table:table-cell office:value-type="string" calcext:value-type="string">
            <text:p>GENROD</text:p>
          </table:table-cell>
          <table:table-cell office:value-type="float" office:value="38300.4928097931" calcext:value-type="float">
            <text:p>38300.4928097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80</text:p>
          </table:table-cell>
          <table:table-cell office:value-type="string" calcext:value-type="string">
            <text:p>Contrafrente S97 Abul. Ciego <text:s/>p/Ancho 450 - 370x800</text:p>
          </table:table-cell>
          <table:table-cell office:value-type="string" calcext:value-type="string">
            <text:p>GENROD</text:p>
          </table:table-cell>
          <table:table-cell office:value-type="float" office:value="43520.2346801162" calcext:value-type="float">
            <text:p>43520.234680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00</text:p>
          </table:table-cell>
          <table:table-cell office:value-type="string" calcext:value-type="string">
            <text:p>Contrafrente S97 Abul. Ciego <text:s/>p/Ancho 450 - 370x1000</text:p>
          </table:table-cell>
          <table:table-cell office:value-type="string" calcext:value-type="string">
            <text:p>GENROD</text:p>
          </table:table-cell>
          <table:table-cell office:value-type="float" office:value="54400.1354568484" calcext:value-type="float">
            <text:p>54400.13545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10</text:p>
          </table:table-cell>
          <table:table-cell office:value-type="string" calcext:value-type="string">
            <text:p>Contrafrente S97 Abul. Ciego <text:s/>p/Ancho 450 - 370x1100</text:p>
          </table:table-cell>
          <table:table-cell office:value-type="string" calcext:value-type="string">
            <text:p>GENROD</text:p>
          </table:table-cell>
          <table:table-cell office:value-type="float" office:value="59446.4841716522" calcext:value-type="float">
            <text:p>59446.484171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40</text:p>
          </table:table-cell>
          <table:table-cell office:value-type="string" calcext:value-type="string">
            <text:p>Contrafrente S97 Abul. Ciego <text:s/>p/Ancho 450 - 370x1400</text:p>
          </table:table-cell>
          <table:table-cell office:value-type="string" calcext:value-type="string">
            <text:p>GENROD</text:p>
          </table:table-cell>
          <table:table-cell office:value-type="float" office:value="80481.1081281148" calcext:value-type="float">
            <text:p>80481.1081281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70</text:p>
          </table:table-cell>
          <table:table-cell office:value-type="string" calcext:value-type="string">
            <text:p>Contrafrente S97 Abul. Ciego <text:s/>p/Ancho 450 - 370x1700</text:p>
          </table:table-cell>
          <table:table-cell office:value-type="string" calcext:value-type="string">
            <text:p>GENROD</text:p>
          </table:table-cell>
          <table:table-cell office:value-type="float" office:value="97434.8745646205" calcext:value-type="float">
            <text:p>97434.87456462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200</text:p>
          </table:table-cell>
          <table:table-cell office:value-type="string" calcext:value-type="string">
            <text:p>Contrafrente S97 Abul. Ciego <text:s/>p/Ancho 450 - 370x2000</text:p>
          </table:table-cell>
          <table:table-cell office:value-type="string" calcext:value-type="string">
            <text:p>GENROD</text:p>
          </table:table-cell>
          <table:table-cell office:value-type="float" office:value="114398.377754434" calcext:value-type="float">
            <text:p>114398.377754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</text:p>
          </table:table-cell>
          <table:table-cell office:value-type="string" calcext:value-type="string">
            <text:p>Contrafrente S97 Abis. Ciego p/Ancho 600- 520x150</text:p>
          </table:table-cell>
          <table:table-cell office:value-type="string" calcext:value-type="string">
            <text:p>GENROD</text:p>
          </table:table-cell>
          <table:table-cell office:value-type="float" office:value="15205.9402711879" calcext:value-type="float">
            <text:p>15205.9402711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</text:p>
          </table:table-cell>
          <table:table-cell office:value-type="string" calcext:value-type="string">
            <text:p>Contrafrente S97 Abis. Ciego p/Ancho 600- 520x200</text:p>
          </table:table-cell>
          <table:table-cell office:value-type="string" calcext:value-type="string">
            <text:p>GENROD</text:p>
          </table:table-cell>
          <table:table-cell office:value-type="float" office:value="19528.9534774535" calcext:value-type="float">
            <text:p>19528.9534774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5</text:p>
          </table:table-cell>
          <table:table-cell office:value-type="string" calcext:value-type="string">
            <text:p>Contrafrente S97 Abis. Ciego p/Ancho 600- 520x250</text:p>
          </table:table-cell>
          <table:table-cell office:value-type="string" calcext:value-type="string">
            <text:p>GENROD</text:p>
          </table:table-cell>
          <table:table-cell office:value-type="float" office:value="23845.8614762399" calcext:value-type="float">
            <text:p>23845.8614762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</text:p>
          </table:table-cell>
          <table:table-cell office:value-type="string" calcext:value-type="string">
            <text:p>Contrafrente S97 Abis. Ciego p/Ancho 600- 520x300</text:p>
          </table:table-cell>
          <table:table-cell office:value-type="string" calcext:value-type="string">
            <text:p>GENROD</text:p>
          </table:table-cell>
          <table:table-cell office:value-type="float" office:value="28160.3484444743" calcext:value-type="float">
            <text:p>28160.3484444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5</text:p>
          </table:table-cell>
          <table:table-cell office:value-type="string" calcext:value-type="string">
            <text:p>Contrafrente S97 Abis. Ciego p/Ancho 600- 520x350</text:p>
          </table:table-cell>
          <table:table-cell office:value-type="string" calcext:value-type="string">
            <text:p>GENROD</text:p>
          </table:table-cell>
          <table:table-cell office:value-type="float" office:value="32489.4405426696" calcext:value-type="float">
            <text:p>32489.4405426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</text:p>
          </table:table-cell>
          <table:table-cell office:value-type="string" calcext:value-type="string">
            <text:p>Contrafrente S97 Abis. Ciego p/Ancho 600- 520x400</text:p>
          </table:table-cell>
          <table:table-cell office:value-type="string" calcext:value-type="string">
            <text:p>GENROD</text:p>
          </table:table-cell>
          <table:table-cell office:value-type="float" office:value="36816.7168679508" calcext:value-type="float">
            <text:p>36816.7168679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50</text:p>
          </table:table-cell>
          <table:table-cell office:value-type="string" calcext:value-type="string">
            <text:p>Contrafrente S97 Abis. Ciego p/Ancho 600- 520x500</text:p>
          </table:table-cell>
          <table:table-cell office:value-type="string" calcext:value-type="string">
            <text:p>GENROD</text:p>
          </table:table-cell>
          <table:table-cell office:value-type="float" office:value="45440.2171701278" calcext:value-type="float">
            <text:p>45440.2171701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</text:p>
          </table:table-cell>
          <table:table-cell office:value-type="string" calcext:value-type="string">
            <text:p>Contrafrente S97 Abis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59524.9571401996" calcext:value-type="float">
            <text:p>59524.957140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5</text:p>
          </table:table-cell>
          <table:table-cell office:value-type="string" calcext:value-type="string">
            <text:p>Contrafrente S97 Abis. Ciego p/Ancho 600- 520x650</text:p>
          </table:table-cell>
          <table:table-cell office:value-type="string" calcext:value-type="string">
            <text:p>GENROD</text:p>
          </table:table-cell>
          <table:table-cell office:value-type="float" office:value="58389.1517091224" calcext:value-type="float">
            <text:p>58389.1517091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70</text:p>
          </table:table-cell>
          <table:table-cell office:value-type="string" calcext:value-type="string">
            <text:p>Contrafrente S97 Abis. Ciego p/Ancho 600- 520x700</text:p>
          </table:table-cell>
          <table:table-cell office:value-type="string" calcext:value-type="string">
            <text:p>GENROD</text:p>
          </table:table-cell>
          <table:table-cell office:value-type="float" office:value="62880.6633787041" calcext:value-type="float">
            <text:p>62880.6633787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80</text:p>
          </table:table-cell>
          <table:table-cell office:value-type="string" calcext:value-type="string">
            <text:p>Contrafrente S97 Abis. Ciego p/Ancho 600- 520x800</text:p>
          </table:table-cell>
          <table:table-cell office:value-type="string" calcext:value-type="string">
            <text:p>GENROD</text:p>
          </table:table-cell>
          <table:table-cell office:value-type="float" office:value="71346.5861705989" calcext:value-type="float">
            <text:p>71346.5861705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00</text:p>
          </table:table-cell>
          <table:table-cell office:value-type="string" calcext:value-type="string">
            <text:p>Contrafrente S97 Abis. Ciego p/Ancho 600- 520x1000</text:p>
          </table:table-cell>
          <table:table-cell office:value-type="string" calcext:value-type="string">
            <text:p>GENROD</text:p>
          </table:table-cell>
          <table:table-cell office:value-type="float" office:value="89182.4761412011" calcext:value-type="float">
            <text:p>89182.4761412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10</text:p>
          </table:table-cell>
          <table:table-cell office:value-type="string" calcext:value-type="string">
            <text:p>Contrafrente S97 Abis. Ciego p/Ancho 600- 520x1100</text:p>
          </table:table-cell>
          <table:table-cell office:value-type="string" calcext:value-type="string">
            <text:p>GENROD</text:p>
          </table:table-cell>
          <table:table-cell office:value-type="float" office:value="97274.2707661482" calcext:value-type="float">
            <text:p>97274.2707661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40</text:p>
          </table:table-cell>
          <table:table-cell office:value-type="string" calcext:value-type="string">
            <text:p>Contrafrente S97 Abis. Ciego p/Ancho 600- 520x1400</text:p>
          </table:table-cell>
          <table:table-cell office:value-type="string" calcext:value-type="string">
            <text:p>GENROD</text:p>
          </table:table-cell>
          <table:table-cell office:value-type="float" office:value="123189.1923202" calcext:value-type="float">
            <text:p>123189.1923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70</text:p>
          </table:table-cell>
          <table:table-cell office:value-type="string" calcext:value-type="string">
            <text:p>Contrafrente S97 Abis. Ciego p/Ancho 600- 520x1700</text:p>
          </table:table-cell>
          <table:table-cell office:value-type="string" calcext:value-type="string">
            <text:p>GENROD</text:p>
          </table:table-cell>
          <table:table-cell office:value-type="float" office:value="149102.877043426" calcext:value-type="float">
            <text:p>149102.877043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200</text:p>
          </table:table-cell>
          <table:table-cell office:value-type="string" calcext:value-type="string">
            <text:p>Contrafrente S97 Abis. Ciego p/Ancho 600- 520x2000</text:p>
          </table:table-cell>
          <table:table-cell office:value-type="string" calcext:value-type="string">
            <text:p>GENROD</text:p>
          </table:table-cell>
          <table:table-cell office:value-type="float" office:value="174992.219883384" calcext:value-type="float">
            <text:p>174992.219883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05</text:p>
          </table:table-cell>
          <table:table-cell office:value-type="string" calcext:value-type="string">
            <text:p>Contrafrente S97 Abul. Ciego p/Ancho 600 - 520x50</text:p>
          </table:table-cell>
          <table:table-cell office:value-type="string" calcext:value-type="string">
            <text:p>GENROD</text:p>
          </table:table-cell>
          <table:table-cell office:value-type="float" office:value="7508.37889299052" calcext:value-type="float">
            <text:p>7508.378892990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0</text:p>
          </table:table-cell>
          <table:table-cell office:value-type="string" calcext:value-type="string">
            <text:p>Contrafrente S97 Abul. Ciego <text:s/>p/Ancho 600 - 520x100</text:p>
          </table:table-cell>
          <table:table-cell office:value-type="string" calcext:value-type="string">
            <text:p>GENROD</text:p>
          </table:table-cell>
          <table:table-cell office:value-type="float" office:value="8951.39204868932" calcext:value-type="float">
            <text:p>8951.39204868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</text:p>
          </table:table-cell>
          <table:table-cell office:value-type="string" calcext:value-type="string">
            <text:p>Contrafrente S97 Abul. Ciego <text:s/>p/Ancho 600 - 520x150</text:p>
          </table:table-cell>
          <table:table-cell office:value-type="string" calcext:value-type="string">
            <text:p>GENROD</text:p>
          </table:table-cell>
          <table:table-cell office:value-type="float" office:value="12681.858027329" calcext:value-type="float">
            <text:p>12681.858027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</text:p>
          </table:table-cell>
          <table:table-cell office:value-type="string" calcext:value-type="string">
            <text:p>Contrafrente S97 Abul. Ciego <text:s/>p/Ancho 600 - 520x200</text:p>
          </table:table-cell>
          <table:table-cell office:value-type="string" calcext:value-type="string">
            <text:p>GENROD</text:p>
          </table:table-cell>
          <table:table-cell office:value-type="float" office:value="16401.3767373852" calcext:value-type="float">
            <text:p>16401.3767373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5</text:p>
          </table:table-cell>
          <table:table-cell office:value-type="string" calcext:value-type="string">
            <text:p>Contrafrente S97 Abul. Ciego <text:s/>p/Ancho 600 - 520x250</text:p>
          </table:table-cell>
          <table:table-cell office:value-type="string" calcext:value-type="string">
            <text:p>GENROD</text:p>
          </table:table-cell>
          <table:table-cell office:value-type="float" office:value="20153.7372531917" calcext:value-type="float">
            <text:p>20153.7372531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</text:p>
          </table:table-cell>
          <table:table-cell office:value-type="string" calcext:value-type="string">
            <text:p>Contrafrente S97 Abul. Ciego <text:s/>p/Ancho 600 - 520x300</text:p>
          </table:table-cell>
          <table:table-cell office:value-type="string" calcext:value-type="string">
            <text:p>GENROD</text:p>
          </table:table-cell>
          <table:table-cell office:value-type="float" office:value="23867.7823289562" calcext:value-type="float">
            <text:p>23867.7823289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5</text:p>
          </table:table-cell>
          <table:table-cell office:value-type="string" calcext:value-type="string">
            <text:p>Contrafrente S97 Abul. Ciego <text:s/>p/Ancho 600 - 520x350</text:p>
          </table:table-cell>
          <table:table-cell office:value-type="string" calcext:value-type="string">
            <text:p>GENROD</text:p>
          </table:table-cell>
          <table:table-cell office:value-type="float" office:value="27612.2218643694" calcext:value-type="float">
            <text:p>27612.2218643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</text:p>
          </table:table-cell>
          <table:table-cell office:value-type="string" calcext:value-type="string">
            <text:p>Contrafrente S97 Abul. Ciego <text:s/>p/Ancho 600 - 520x400</text:p>
          </table:table-cell>
          <table:table-cell office:value-type="string" calcext:value-type="string">
            <text:p>GENROD</text:p>
          </table:table-cell>
          <table:table-cell office:value-type="float" office:value="31335.3984358033" calcext:value-type="float">
            <text:p>31335.3984358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50</text:p>
          </table:table-cell>
          <table:table-cell office:value-type="string" calcext:value-type="string">
            <text:p>Contrafrente S97 Abul. Ciego <text:s/>p/Ancho 600 - 520x500</text:p>
          </table:table-cell>
          <table:table-cell office:value-type="string" calcext:value-type="string">
            <text:p>GENROD</text:p>
          </table:table-cell>
          <table:table-cell office:value-type="float" office:value="38787.8041550512" calcext:value-type="float">
            <text:p>38787.8041550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</text:p>
          </table:table-cell>
          <table:table-cell office:value-type="string" calcext:value-type="string">
            <text:p>Contrafrente S97 Abul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49257.6560397966" calcext:value-type="float">
            <text:p>49257.656039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5</text:p>
          </table:table-cell>
          <table:table-cell office:value-type="string" calcext:value-type="string">
            <text:p>Contrafrente S97 Abul. Ciego <text:s/>p/Ancho 600 - 520x650</text:p>
          </table:table-cell>
          <table:table-cell office:value-type="string" calcext:value-type="string">
            <text:p>GENROD</text:p>
          </table:table-cell>
          <table:table-cell office:value-type="float" office:value="54213.9792598316" calcext:value-type="float">
            <text:p>54213.9792598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70</text:p>
          </table:table-cell>
          <table:table-cell office:value-type="string" calcext:value-type="string">
            <text:p>Contrafrente S97 Abul. Ciego <text:s/>p/Ancho 600 - 520x700</text:p>
          </table:table-cell>
          <table:table-cell office:value-type="string" calcext:value-type="string">
            <text:p>GENROD</text:p>
          </table:table-cell>
          <table:table-cell office:value-type="float" office:value="58384.2833324687" calcext:value-type="float">
            <text:p>58384.2833324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80</text:p>
          </table:table-cell>
          <table:table-cell office:value-type="string" calcext:value-type="string">
            <text:p>Contrafrente S97 Abul. Ciego <text:s/>p/Ancho 600 - 520x800</text:p>
          </table:table-cell>
          <table:table-cell office:value-type="string" calcext:value-type="string">
            <text:p>GENROD</text:p>
          </table:table-cell>
          <table:table-cell office:value-type="float" office:value="61173.5999995298" calcext:value-type="float">
            <text:p>61173.5999995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00</text:p>
          </table:table-cell>
          <table:table-cell office:value-type="string" calcext:value-type="string">
            <text:p>Contrafrente S97 Abul. Ciego <text:s/>p/Ancho 600 - 520x1000</text:p>
          </table:table-cell>
          <table:table-cell office:value-type="string" calcext:value-type="string">
            <text:p>GENROD</text:p>
          </table:table-cell>
          <table:table-cell office:value-type="float" office:value="76466.8552638901" calcext:value-type="float">
            <text:p>76466.8552638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10</text:p>
          </table:table-cell>
          <table:table-cell office:value-type="string" calcext:value-type="string">
            <text:p>Contrafrente S97 Abul. Ciego <text:s/>p/Ancho 600 - 520x1100</text:p>
          </table:table-cell>
          <table:table-cell office:value-type="string" calcext:value-type="string">
            <text:p>GENROD</text:p>
          </table:table-cell>
          <table:table-cell office:value-type="float" office:value="83547.8696333364" calcext:value-type="float">
            <text:p>83547.8696333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40</text:p>
          </table:table-cell>
          <table:table-cell office:value-type="string" calcext:value-type="string">
            <text:p>Contrafrente S97 Abul. Ciego <text:s/>p/Ancho 600 - 520x1400</text:p>
          </table:table-cell>
          <table:table-cell office:value-type="string" calcext:value-type="string">
            <text:p>GENROD</text:p>
          </table:table-cell>
          <table:table-cell office:value-type="float" office:value="111127.828634044" calcext:value-type="float">
            <text:p>111127.828634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70</text:p>
          </table:table-cell>
          <table:table-cell office:value-type="string" calcext:value-type="string">
            <text:p>Contrafrente S97 Abul. Ciego <text:s/>p/Ancho 600 - 520x1700</text:p>
          </table:table-cell>
          <table:table-cell office:value-type="string" calcext:value-type="string">
            <text:p>GENROD</text:p>
          </table:table-cell>
          <table:table-cell office:value-type="float" office:value="134526.562609081" calcext:value-type="float">
            <text:p>134526.56260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200</text:p>
          </table:table-cell>
          <table:table-cell office:value-type="string" calcext:value-type="string">
            <text:p>Contrafrente S97 Abul. Ciego <text:s/>p/Ancho 600 - 520x2000</text:p>
          </table:table-cell>
          <table:table-cell office:value-type="string" calcext:value-type="string">
            <text:p>GENROD</text:p>
          </table:table-cell>
          <table:table-cell office:value-type="float" office:value="157945.37534837" calcext:value-type="float">
            <text:p>157945.3753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</text:p>
          </table:table-cell>
          <table:table-cell office:value-type="string" calcext:value-type="string">
            <text:p>Contrafrente S97 Abis. Ciego p/Ancho 750 - 670x150</text:p>
          </table:table-cell>
          <table:table-cell office:value-type="string" calcext:value-type="string">
            <text:p>GENROD</text:p>
          </table:table-cell>
          <table:table-cell office:value-type="float" office:value="19346.4551418144" calcext:value-type="float">
            <text:p>19346.4551418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</text:p>
          </table:table-cell>
          <table:table-cell office:value-type="string" calcext:value-type="string">
            <text:p>Contrafrente S97 Abis. Ciego 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4828.984089238" calcext:value-type="float">
            <text:p>24828.984089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5</text:p>
          </table:table-cell>
          <table:table-cell office:value-type="string" calcext:value-type="string">
            <text:p>Contrafrente S97 Abis. Ciego p/Ancho 750 - 670x250</text:p>
          </table:table-cell>
          <table:table-cell office:value-type="string" calcext:value-type="string">
            <text:p>GENROD</text:p>
          </table:table-cell>
          <table:table-cell office:value-type="float" office:value="30321.249789969" calcext:value-type="float">
            <text:p>30321.249789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</text:p>
          </table:table-cell>
          <table:table-cell office:value-type="string" calcext:value-type="string">
            <text:p>Contrafrente S97 Abis. Ciego 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5820.8312134553" calcext:value-type="float">
            <text:p>35820.83121345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5</text:p>
          </table:table-cell>
          <table:table-cell office:value-type="string" calcext:value-type="string">
            <text:p>Contrafrente S97 Abis. Ciego p/Ancho 750 - 670x350</text:p>
          </table:table-cell>
          <table:table-cell office:value-type="string" calcext:value-type="string">
            <text:p>GENROD</text:p>
          </table:table-cell>
          <table:table-cell office:value-type="float" office:value="41295.4654960351" calcext:value-type="float">
            <text:p>41295.4654960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</text:p>
          </table:table-cell>
          <table:table-cell office:value-type="string" calcext:value-type="string">
            <text:p>Contrafrente S97 Abis. Ciego 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6801.7047535396" calcext:value-type="float">
            <text:p>46801.7047535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50</text:p>
          </table:table-cell>
          <table:table-cell office:value-type="string" calcext:value-type="string">
            <text:p>Contrafrente S97 Abis. Ciego p/Ancho 750 - 670x500</text:p>
          </table:table-cell>
          <table:table-cell office:value-type="string" calcext:value-type="string">
            <text:p>GENROD</text:p>
          </table:table-cell>
          <table:table-cell office:value-type="float" office:value="57781.3940938974" calcext:value-type="float">
            <text:p>57781.3940938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</text:p>
          </table:table-cell>
          <table:table-cell office:value-type="string" calcext:value-type="string">
            <text:p>Contrafrente S97 Abis. Ciego p/Ancho 750 - 670x600</text:p>
          </table:table-cell>
          <table:table-cell office:value-type="string" calcext:value-type="string">
            <text:p>GENROD</text:p>
          </table:table-cell>
          <table:table-cell office:value-type="float" office:value="69788.5740636754" calcext:value-type="float">
            <text:p>69788.5740636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5</text:p>
          </table:table-cell>
          <table:table-cell office:value-type="string" calcext:value-type="string">
            <text:p>Contrafrente S97 Abis. Ciego p/Ancho 750 - 670x650</text:p>
          </table:table-cell>
          <table:table-cell office:value-type="string" calcext:value-type="string">
            <text:p>GENROD</text:p>
          </table:table-cell>
          <table:table-cell office:value-type="float" office:value="74258.2175116398" calcext:value-type="float">
            <text:p>74258.21751163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70</text:p>
          </table:table-cell>
          <table:table-cell office:value-type="string" calcext:value-type="string">
            <text:p>Contrafrente S97 Abis. Ciego p/Ancho 750 - 670x700</text:p>
          </table:table-cell>
          <table:table-cell office:value-type="string" calcext:value-type="string">
            <text:p>GENROD</text:p>
          </table:table-cell>
          <table:table-cell office:value-type="float" office:value="79970.4022593696" calcext:value-type="float">
            <text:p>79970.4022593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80</text:p>
          </table:table-cell>
          <table:table-cell office:value-type="string" calcext:value-type="string">
            <text:p>Contrafrente S97 Abis. Ciego p/Ancho 750 - 670x800</text:p>
          </table:table-cell>
          <table:table-cell office:value-type="string" calcext:value-type="string">
            <text:p>GENROD</text:p>
          </table:table-cell>
          <table:table-cell office:value-type="float" office:value="90733.1988409187" calcext:value-type="float">
            <text:p>90733.1988409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00</text:p>
          </table:table-cell>
          <table:table-cell office:value-type="string" calcext:value-type="string">
            <text:p>Contrafrente S97 Abis. Ciego p/Ancho 750- 670x1000</text:p>
          </table:table-cell>
          <table:table-cell office:value-type="string" calcext:value-type="string">
            <text:p>GENROD</text:p>
          </table:table-cell>
          <table:table-cell office:value-type="float" office:value="113416.491972261" calcext:value-type="float">
            <text:p>113416.491972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10</text:p>
          </table:table-cell>
          <table:table-cell office:value-type="string" calcext:value-type="string">
            <text:p>Contrafrente S97 Abis. Ciego p/Ancho 750- 670x1100</text:p>
          </table:table-cell>
          <table:table-cell office:value-type="string" calcext:value-type="string">
            <text:p>GENROD</text:p>
          </table:table-cell>
          <table:table-cell office:value-type="float" office:value="123700.213975539" calcext:value-type="float">
            <text:p>123700.213975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40</text:p>
          </table:table-cell>
          <table:table-cell office:value-type="string" calcext:value-type="string">
            <text:p>Contrafrente S97 Abis. Ciego p/Ancho 750- 670x1400</text:p>
          </table:table-cell>
          <table:table-cell office:value-type="string" calcext:value-type="string">
            <text:p>GENROD</text:p>
          </table:table-cell>
          <table:table-cell office:value-type="float" office:value="156644.097742167" calcext:value-type="float">
            <text:p>156644.0977421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70</text:p>
          </table:table-cell>
          <table:table-cell office:value-type="string" calcext:value-type="string">
            <text:p>Contrafrente S97 Abis. Ciego p/Ancho 750- 670x1700</text:p>
          </table:table-cell>
          <table:table-cell office:value-type="string" calcext:value-type="string">
            <text:p>GENROD</text:p>
          </table:table-cell>
          <table:table-cell office:value-type="float" office:value="189575.823724936" calcext:value-type="float">
            <text:p>189575.8237249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200</text:p>
          </table:table-cell>
          <table:table-cell office:value-type="string" calcext:value-type="string">
            <text:p>Contrafrente S97 Abis. Ciego p/Ancho 750- 670x2000</text:p>
          </table:table-cell>
          <table:table-cell office:value-type="string" calcext:value-type="string">
            <text:p>GENROD</text:p>
          </table:table-cell>
          <table:table-cell office:value-type="float" office:value="222554.391385778" calcext:value-type="float">
            <text:p>222554.391385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05</text:p>
          </table:table-cell>
          <table:table-cell office:value-type="string" calcext:value-type="string">
            <text:p>Contrafrente S97 Abul. Ciego p/Ancho 750 - 670x50</text:p>
          </table:table-cell>
          <table:table-cell office:value-type="string" calcext:value-type="string">
            <text:p>GENROD</text:p>
          </table:table-cell>
          <table:table-cell office:value-type="float" office:value="9388.80911213466" calcext:value-type="float">
            <text:p>9388.80911213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0</text:p>
          </table:table-cell>
          <table:table-cell office:value-type="string" calcext:value-type="string">
            <text:p>Contrafrente S97 Abul. Ciego <text:s/>p/Ancho 750 - 670x100</text:p>
          </table:table-cell>
          <table:table-cell office:value-type="string" calcext:value-type="string">
            <text:p>GENROD</text:p>
          </table:table-cell>
          <table:table-cell office:value-type="float" office:value="11533.2895547543" calcext:value-type="float">
            <text:p>11533.2895547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</text:p>
          </table:table-cell>
          <table:table-cell office:value-type="string" calcext:value-type="string">
            <text:p>Contrafrente S97 Abul. Ciego <text:s/>p/Ancho 750 - 670x150</text:p>
          </table:table-cell>
          <table:table-cell office:value-type="string" calcext:value-type="string">
            <text:p>GENROD</text:p>
          </table:table-cell>
          <table:table-cell office:value-type="float" office:value="16333.2457797832" calcext:value-type="float">
            <text:p>16333.2457797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</text:p>
          </table:table-cell>
          <table:table-cell office:value-type="string" calcext:value-type="string">
            <text:p>Contrafrente S97 Abul. Ciego <text:s/>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1147.2018771351" calcext:value-type="float">
            <text:p>21147.2018771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5</text:p>
          </table:table-cell>
          <table:table-cell office:value-type="string" calcext:value-type="string">
            <text:p>Contrafrente S97 Abul. Ciego <text:s/>p/Ancho 750 - 670x250</text:p>
          </table:table-cell>
          <table:table-cell office:value-type="string" calcext:value-type="string">
            <text:p>GENROD</text:p>
          </table:table-cell>
          <table:table-cell office:value-type="float" office:value="25956.8685399219" calcext:value-type="float">
            <text:p>25956.8685399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</text:p>
          </table:table-cell>
          <table:table-cell office:value-type="string" calcext:value-type="string">
            <text:p>Contrafrente S97 Abul. Ciego <text:s/>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0756.8510805003" calcext:value-type="float">
            <text:p>30756.8510805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5</text:p>
          </table:table-cell>
          <table:table-cell office:value-type="string" calcext:value-type="string">
            <text:p>Contrafrente S97 Abul. Ciego <text:s/>p/Ancho 750 - 670x350</text:p>
          </table:table-cell>
          <table:table-cell office:value-type="string" calcext:value-type="string">
            <text:p>GENROD</text:p>
          </table:table-cell>
          <table:table-cell office:value-type="float" office:value="35564.701970373" calcext:value-type="float">
            <text:p>35564.70197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</text:p>
          </table:table-cell>
          <table:table-cell office:value-type="string" calcext:value-type="string">
            <text:p>Contrafrente S97 Abul. Ciego <text:s/>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0375.6054639853" calcext:value-type="float">
            <text:p>40375.6054639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50</text:p>
          </table:table-cell>
          <table:table-cell office:value-type="string" calcext:value-type="string">
            <text:p>Contrafrente S97 Abul. Ciego <text:s/>p/Ancho 750 - 670x500</text:p>
          </table:table-cell>
          <table:table-cell office:value-type="string" calcext:value-type="string">
            <text:p>GENROD</text:p>
          </table:table-cell>
          <table:table-cell office:value-type="float" office:value="49976.7547448686" calcext:value-type="float">
            <text:p>49976.7547448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</text:p>
          </table:table-cell>
          <table:table-cell office:value-type="string" calcext:value-type="string">
            <text:p>Contrafrente S97 Abul. Ciego <text:s/>p/Ancho 750 - 670x600</text:p>
          </table:table-cell>
          <table:table-cell office:value-type="string" calcext:value-type="string">
            <text:p>GENROD</text:p>
          </table:table-cell>
          <table:table-cell office:value-type="float" office:value="59298.0381570394" calcext:value-type="float">
            <text:p>59298.0381570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5</text:p>
          </table:table-cell>
          <table:table-cell office:value-type="string" calcext:value-type="string">
            <text:p>Contrafrente S97 Abul. Ciego <text:s/>p/Ancho 750 - 670x650</text:p>
          </table:table-cell>
          <table:table-cell office:value-type="string" calcext:value-type="string">
            <text:p>GENROD</text:p>
          </table:table-cell>
          <table:table-cell office:value-type="float" office:value="64403.9915914138" calcext:value-type="float">
            <text:p>64403.9915914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70</text:p>
          </table:table-cell>
          <table:table-cell office:value-type="string" calcext:value-type="string">
            <text:p>Contrafrente S97 Abul. Ciego <text:s/>p/Ancho 750 - 670x700</text:p>
          </table:table-cell>
          <table:table-cell office:value-type="string" calcext:value-type="string">
            <text:p>GENROD</text:p>
          </table:table-cell>
          <table:table-cell office:value-type="float" office:value="69358.1832519411" calcext:value-type="float">
            <text:p>69358.18325194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80</text:p>
          </table:table-cell>
          <table:table-cell office:value-type="string" calcext:value-type="string">
            <text:p>Contrafrente S97 Abul. Ciego <text:s/>p/Ancho 750 - 670x800</text:p>
          </table:table-cell>
          <table:table-cell office:value-type="string" calcext:value-type="string">
            <text:p>GENROD</text:p>
          </table:table-cell>
          <table:table-cell office:value-type="float" office:value="78819.0706540996" calcext:value-type="float">
            <text:p>78819.0706540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00</text:p>
          </table:table-cell>
          <table:table-cell office:value-type="string" calcext:value-type="string">
            <text:p>Contrafrente S97 Abul. Ciego <text:s/>p/Ancho 750 - 670x1000</text:p>
          </table:table-cell>
          <table:table-cell office:value-type="string" calcext:value-type="string">
            <text:p>GENROD</text:p>
          </table:table-cell>
          <table:table-cell office:value-type="float" office:value="98523.8383176245" calcext:value-type="float">
            <text:p>98523.838317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10</text:p>
          </table:table-cell>
          <table:table-cell office:value-type="string" calcext:value-type="string">
            <text:p>Contrafrente S97 Abul. Ciego <text:s/>p/Ancho 750 - 670x1100</text:p>
          </table:table-cell>
          <table:table-cell office:value-type="string" calcext:value-type="string">
            <text:p>GENROD</text:p>
          </table:table-cell>
          <table:table-cell office:value-type="float" office:value="107635.860480336" calcext:value-type="float">
            <text:p>107635.860480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40</text:p>
          </table:table-cell>
          <table:table-cell office:value-type="string" calcext:value-type="string">
            <text:p>Contrafrente S97 Abul. Ciego <text:s/>p/Ancho 750 - 670x1400</text:p>
          </table:table-cell>
          <table:table-cell office:value-type="string" calcext:value-type="string">
            <text:p>GENROD</text:p>
          </table:table-cell>
          <table:table-cell office:value-type="float" office:value="141765.443959854" calcext:value-type="float">
            <text:p>141765.443959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70</text:p>
          </table:table-cell>
          <table:table-cell office:value-type="string" calcext:value-type="string">
            <text:p>Contrafrente S97 Abul. Ciego <text:s/>p/Ancho 750 - 670x1700</text:p>
          </table:table-cell>
          <table:table-cell office:value-type="string" calcext:value-type="string">
            <text:p>GENROD</text:p>
          </table:table-cell>
          <table:table-cell office:value-type="float" office:value="171636.51364488" calcext:value-type="float">
            <text:p>171636.5136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200</text:p>
          </table:table-cell>
          <table:table-cell office:value-type="string" calcext:value-type="string">
            <text:p>Contrafrente S97 Abul. Ciego <text:s/>p/Ancho 750 - 670x2000</text:p>
          </table:table-cell>
          <table:table-cell office:value-type="string" calcext:value-type="string">
            <text:p>GENROD</text:p>
          </table:table-cell>
          <table:table-cell office:value-type="float" office:value="201486.294050377" calcext:value-type="float">
            <text:p>201486.294050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</text:p>
          </table:table-cell>
          <table:table-cell office:value-type="string" calcext:value-type="string">
            <text:p>Contrafrente S97 Abis. Ciego 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3477.2069435841" calcext:value-type="float">
            <text:p>23477.2069435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</text:p>
          </table:table-cell>
          <table:table-cell office:value-type="string" calcext:value-type="string">
            <text:p>Contrafrente S97 Abis. Ciego p/Ancho 900 - 820x200</text:p>
          </table:table-cell>
          <table:table-cell office:value-type="string" calcext:value-type="string">
            <text:p>GENROD</text:p>
          </table:table-cell>
          <table:table-cell office:value-type="float" office:value="30133.2778200382" calcext:value-type="float">
            <text:p>30133.2778200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5</text:p>
          </table:table-cell>
          <table:table-cell office:value-type="string" calcext:value-type="string">
            <text:p>Contrafrente S97 Abis. Ciego 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6816.7168679508" calcext:value-type="float">
            <text:p>36816.7168679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</text:p>
          </table:table-cell>
          <table:table-cell office:value-type="string" calcext:value-type="string">
            <text:p>Contrafrente S97 Abis. Ciego p/Ancho 900 - 820x300</text:p>
          </table:table-cell>
          <table:table-cell office:value-type="string" calcext:value-type="string">
            <text:p>GENROD</text:p>
          </table:table-cell>
          <table:table-cell office:value-type="float" office:value="43464.8667640117" calcext:value-type="float">
            <text:p>43464.8667640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5</text:p>
          </table:table-cell>
          <table:table-cell office:value-type="string" calcext:value-type="string">
            <text:p>Contrafrente S97 Abis. Ciego p/Ancho 900 - 820x350</text:p>
          </table:table-cell>
          <table:table-cell office:value-type="string" calcext:value-type="string">
            <text:p>GENROD</text:p>
          </table:table-cell>
          <table:table-cell office:value-type="float" office:value="50133.0954243253" calcext:value-type="float">
            <text:p>50133.09542432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</text:p>
          </table:table-cell>
          <table:table-cell office:value-type="string" calcext:value-type="string">
            <text:p>Contrafrente S97 Abis. Ciego p/Ancho 900 - 820x400</text:p>
          </table:table-cell>
          <table:table-cell office:value-type="string" calcext:value-type="string">
            <text:p>GENROD</text:p>
          </table:table-cell>
          <table:table-cell office:value-type="float" office:value="56795.8504503472" calcext:value-type="float">
            <text:p>56795.8504503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50</text:p>
          </table:table-cell>
          <table:table-cell office:value-type="string" calcext:value-type="string">
            <text:p>Contrafrente S97 Abis. Ciego p/Ancho 900 - 820x500</text:p>
          </table:table-cell>
          <table:table-cell office:value-type="string" calcext:value-type="string">
            <text:p>GENROD</text:p>
          </table:table-cell>
          <table:table-cell office:value-type="float" office:value="70137.7814052661" calcext:value-type="float">
            <text:p>70137.7814052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</text:p>
          </table:table-cell>
          <table:table-cell office:value-type="string" calcext:value-type="string">
            <text:p>Contrafrente S97 Abis. Ciego p/Ancho 900 - 820x600</text:p>
          </table:table-cell>
          <table:table-cell office:value-type="string" calcext:value-type="string">
            <text:p>GENROD</text:p>
          </table:table-cell>
          <table:table-cell office:value-type="float" office:value="82963.2170705542" calcext:value-type="float">
            <text:p>82963.2170705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5</text:p>
          </table:table-cell>
          <table:table-cell office:value-type="string" calcext:value-type="string">
            <text:p>Contrafrente S97 Abis. Ciego p/Ancho 900 - 820x650</text:p>
          </table:table-cell>
          <table:table-cell office:value-type="string" calcext:value-type="string">
            <text:p>GENROD</text:p>
          </table:table-cell>
          <table:table-cell office:value-type="float" office:value="90127.8622562458" calcext:value-type="float">
            <text:p>90127.8622562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70</text:p>
          </table:table-cell>
          <table:table-cell office:value-type="string" calcext:value-type="string">
            <text:p>Contrafrente S97 Abis. Ciego p/Ancho 900 - 820x700</text:p>
          </table:table-cell>
          <table:table-cell office:value-type="string" calcext:value-type="string">
            <text:p>GENROD</text:p>
          </table:table-cell>
          <table:table-cell office:value-type="float" office:value="97060.746397673" calcext:value-type="float">
            <text:p>97060.746397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80</text:p>
          </table:table-cell>
          <table:table-cell office:value-type="string" calcext:value-type="string">
            <text:p>Contrafrente S97 Abis. Ciego p/Ancho 900 - 820x800</text:p>
          </table:table-cell>
          <table:table-cell office:value-type="string" calcext:value-type="string">
            <text:p>GENROD</text:p>
          </table:table-cell>
          <table:table-cell office:value-type="float" office:value="110138.048187028" calcext:value-type="float">
            <text:p>110138.048187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00</text:p>
          </table:table-cell>
          <table:table-cell office:value-type="string" calcext:value-type="string">
            <text:p>Contrafrente S97 Abis. Ciego p/Ancho 900- 820x1000</text:p>
          </table:table-cell>
          <table:table-cell office:value-type="string" calcext:value-type="string">
            <text:p>GENROD</text:p>
          </table:table-cell>
          <table:table-cell office:value-type="float" office:value="137672.402340488" calcext:value-type="float">
            <text:p>137672.402340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10</text:p>
          </table:table-cell>
          <table:table-cell office:value-type="string" calcext:value-type="string">
            <text:p>Contrafrente S97 Abis. Ciego p/Ancho 900- 820x1100</text:p>
          </table:table-cell>
          <table:table-cell office:value-type="string" calcext:value-type="string">
            <text:p>GENROD</text:p>
          </table:table-cell>
          <table:table-cell office:value-type="float" office:value="150124.315096466" calcext:value-type="float">
            <text:p>150124.315096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40</text:p>
          </table:table-cell>
          <table:table-cell office:value-type="string" calcext:value-type="string">
            <text:p>Contrafrente S97 Abis. Ciego p/Ancho 900- 820x1400</text:p>
          </table:table-cell>
          <table:table-cell office:value-type="string" calcext:value-type="string">
            <text:p>GENROD</text:p>
          </table:table-cell>
          <table:table-cell office:value-type="float" office:value="190124.555562679" calcext:value-type="float">
            <text:p>190124.555562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70</text:p>
          </table:table-cell>
          <table:table-cell office:value-type="string" calcext:value-type="string">
            <text:p>Contrafrente S97 Abis. Ciego p/Ancho 900- 820x1700</text:p>
          </table:table-cell>
          <table:table-cell office:value-type="string" calcext:value-type="string">
            <text:p>GENROD</text:p>
          </table:table-cell>
          <table:table-cell office:value-type="float" office:value="230119.953967787" calcext:value-type="float">
            <text:p>230119.953967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200</text:p>
          </table:table-cell>
          <table:table-cell office:value-type="string" calcext:value-type="string">
            <text:p>Contrafrente S97 Abis. Ciego p/Ancho 900- 820x2000</text:p>
          </table:table-cell>
          <table:table-cell office:value-type="string" calcext:value-type="string">
            <text:p>GENROD</text:p>
          </table:table-cell>
          <table:table-cell office:value-type="float" office:value="270106.826134863" calcext:value-type="float">
            <text:p>270106.826134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05</text:p>
          </table:table-cell>
          <table:table-cell office:value-type="string" calcext:value-type="string">
            <text:p>Contrafrente S97 Abul. Ciego p/Ancho 900 - 820x50</text:p>
          </table:table-cell>
          <table:table-cell office:value-type="string" calcext:value-type="string">
            <text:p>GENROD</text:p>
          </table:table-cell>
          <table:table-cell office:value-type="float" office:value="10954.1369418134" calcext:value-type="float">
            <text:p>10954.1369418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0</text:p>
          </table:table-cell>
          <table:table-cell office:value-type="string" calcext:value-type="string">
            <text:p>Contrafrente S97 Abul. Ciego <text:s/>p/Ancho 900 - 820x100</text:p>
          </table:table-cell>
          <table:table-cell office:value-type="string" calcext:value-type="string">
            <text:p>GENROD</text:p>
          </table:table-cell>
          <table:table-cell office:value-type="float" office:value="14123.6869833012" calcext:value-type="float">
            <text:p>14123.6869833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</text:p>
          </table:table-cell>
          <table:table-cell office:value-type="string" calcext:value-type="string">
            <text:p>Contrafrente S97 Abul. Ciego <text:s/>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0005.8964962168" calcext:value-type="float">
            <text:p>20005.8964962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</text:p>
          </table:table-cell>
          <table:table-cell office:value-type="string" calcext:value-type="string">
            <text:p>Contrafrente S97 Abul. Ciego <text:s/>p/Ancho 900 - 820x200</text:p>
          </table:table-cell>
          <table:table-cell office:value-type="string" calcext:value-type="string">
            <text:p>GENROD</text:p>
          </table:table-cell>
          <table:table-cell office:value-type="float" office:value="25883.2639480282" calcext:value-type="float">
            <text:p>25883.2639480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5</text:p>
          </table:table-cell>
          <table:table-cell office:value-type="string" calcext:value-type="string">
            <text:p>Contrafrente S97 Abul. Ciego <text:s/>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1756.368280824" calcext:value-type="float">
            <text:p>31756.368280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</text:p>
          </table:table-cell>
          <table:table-cell office:value-type="string" calcext:value-type="string">
            <text:p>Contrafrente S97 Abul. Ciego <text:s/>p/Ancho 900 - 820x300</text:p>
          </table:table-cell>
          <table:table-cell office:value-type="string" calcext:value-type="string">
            <text:p>GENROD</text:p>
          </table:table-cell>
          <table:table-cell office:value-type="float" office:value="37642.2619706668" calcext:value-type="float">
            <text:p>37642.2619706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5</text:p>
          </table:table-cell>
          <table:table-cell office:value-type="string" calcext:value-type="string">
            <text:p>Contrafrente S97 Abul. Ciego <text:s/>p/Ancho 900 - 820x350</text:p>
          </table:table-cell>
          <table:table-cell office:value-type="string" calcext:value-type="string">
            <text:p>GENROD</text:p>
          </table:table-cell>
          <table:table-cell office:value-type="float" office:value="43520.2346801162" calcext:value-type="float">
            <text:p>43520.234680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</text:p>
          </table:table-cell>
          <table:table-cell office:value-type="string" calcext:value-type="string">
            <text:p>Contrafrente S97 Abul. Ciego <text:s/>p/Ancho 900 - 820x400</text:p>
          </table:table-cell>
          <table:table-cell office:value-type="string" calcext:value-type="string">
            <text:p>GENROD</text:p>
          </table:table-cell>
          <table:table-cell office:value-type="float" office:value="49406.1020544095" calcext:value-type="float">
            <text:p>49406.1020544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50</text:p>
          </table:table-cell>
          <table:table-cell office:value-type="string" calcext:value-type="string">
            <text:p>Contrafrente S97 Abul. Ciego <text:s/>p/Ancho 900 - 820x500</text:p>
          </table:table-cell>
          <table:table-cell office:value-type="string" calcext:value-type="string">
            <text:p>GENROD</text:p>
          </table:table-cell>
          <table:table-cell office:value-type="float" office:value="61173.5999995298" calcext:value-type="float">
            <text:p>61173.5999995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</text:p>
          </table:table-cell>
          <table:table-cell office:value-type="string" calcext:value-type="string">
            <text:p>Contrafrente S97 Abul. Ciego <text:s/>p/Ancho 900 - 820x600</text:p>
          </table:table-cell>
          <table:table-cell office:value-type="string" calcext:value-type="string">
            <text:p>GENROD</text:p>
          </table:table-cell>
          <table:table-cell office:value-type="float" office:value="66014.9242683402" calcext:value-type="float">
            <text:p>66014.9242683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5</text:p>
          </table:table-cell>
          <table:table-cell office:value-type="string" calcext:value-type="string">
            <text:p>Contrafrente S97 Abul. Ciego <text:s/>p/Ancho 900 - 820x650</text:p>
          </table:table-cell>
          <table:table-cell office:value-type="string" calcext:value-type="string">
            <text:p>GENROD</text:p>
          </table:table-cell>
          <table:table-cell office:value-type="float" office:value="78819.0706540996" calcext:value-type="float">
            <text:p>78819.0706540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70</text:p>
          </table:table-cell>
          <table:table-cell office:value-type="string" calcext:value-type="string">
            <text:p>Contrafrente S97 Abul. Ciego <text:s/>p/Ancho 900 - 820x700</text:p>
          </table:table-cell>
          <table:table-cell office:value-type="string" calcext:value-type="string">
            <text:p>GENROD</text:p>
          </table:table-cell>
          <table:table-cell office:value-type="float" office:value="84881.9890452897" calcext:value-type="float">
            <text:p>84881.9890452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80</text:p>
          </table:table-cell>
          <table:table-cell office:value-type="string" calcext:value-type="string">
            <text:p>Contrafrente S97 Abul. Ciego <text:s/>p/Ancho 900 - 820x800</text:p>
          </table:table-cell>
          <table:table-cell office:value-type="string" calcext:value-type="string">
            <text:p>GENROD</text:p>
          </table:table-cell>
          <table:table-cell office:value-type="float" office:value="96451.1730095339" calcext:value-type="float">
            <text:p>96451.1730095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00</text:p>
          </table:table-cell>
          <table:table-cell office:value-type="string" calcext:value-type="string">
            <text:p>Contrafrente S97 Abul. Ciego <text:s/>p/Ancho 900 - 820x1000</text:p>
          </table:table-cell>
          <table:table-cell office:value-type="string" calcext:value-type="string">
            <text:p>GENROD</text:p>
          </table:table-cell>
          <table:table-cell office:value-type="float" office:value="150981.780960701" calcext:value-type="float">
            <text:p>150981.780960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10</text:p>
          </table:table-cell>
          <table:table-cell office:value-type="string" calcext:value-type="string">
            <text:p>Contrafrente S97 Abul. Ciego <text:s/>p/Ancho 900 - 820x1100</text:p>
          </table:table-cell>
          <table:table-cell office:value-type="string" calcext:value-type="string">
            <text:p>GENROD</text:p>
          </table:table-cell>
          <table:table-cell office:value-type="float" office:value="131747.587952965" calcext:value-type="float">
            <text:p>131747.587952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40</text:p>
          </table:table-cell>
          <table:table-cell office:value-type="string" calcext:value-type="string">
            <text:p>Contrafrente S97 Abul. Ciego <text:s/>p/Ancho 900 - 820x1400</text:p>
          </table:table-cell>
          <table:table-cell office:value-type="string" calcext:value-type="string">
            <text:p>GENROD</text:p>
          </table:table-cell>
          <table:table-cell office:value-type="float" office:value="172406.690831491" calcext:value-type="float">
            <text:p>172406.690831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70</text:p>
          </table:table-cell>
          <table:table-cell office:value-type="string" calcext:value-type="string">
            <text:p>Contrafrente S97 Abul. Ciego <text:s/>p/Ancho 900 - 820x1700</text:p>
          </table:table-cell>
          <table:table-cell office:value-type="string" calcext:value-type="string">
            <text:p>GENROD</text:p>
          </table:table-cell>
          <table:table-cell office:value-type="float" office:value="208720.885966585" calcext:value-type="float">
            <text:p>208720.885966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200</text:p>
          </table:table-cell>
          <table:table-cell office:value-type="string" calcext:value-type="string">
            <text:p>Contrafrente S97 Abul. Ciego <text:s/>p/Ancho 900 - 820x2000</text:p>
          </table:table-cell>
          <table:table-cell office:value-type="string" calcext:value-type="string">
            <text:p>GENROD</text:p>
          </table:table-cell>
          <table:table-cell office:value-type="float" office:value="245038.133705418" calcext:value-type="float">
            <text:p>245038.133705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0</text:p>
          </table:table-cell>
          <table:table-cell office:value-type="string" calcext:value-type="string">
            <text:p>Contrafrente S97 Abul. Ciego <text:s/>p/Ancho 1200 - 1120x100</text:p>
          </table:table-cell>
          <table:table-cell office:value-type="string" calcext:value-type="string">
            <text:p>GENROD</text:p>
          </table:table-cell>
          <table:table-cell office:value-type="float" office:value="19277.0873533869" calcext:value-type="float">
            <text:p>19277.0873533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</text:p>
          </table:table-cell>
          <table:table-cell office:value-type="string" calcext:value-type="string">
            <text:p>Contrafrente S97 Abul. Ciego <text:s/>p/Ancho 1200 - 1120x150</text:p>
          </table:table-cell>
          <table:table-cell office:value-type="string" calcext:value-type="string">
            <text:p>GENROD</text:p>
          </table:table-cell>
          <table:table-cell office:value-type="float" office:value="27314.1193198676" calcext:value-type="float">
            <text:p>27314.1193198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</text:p>
          </table:table-cell>
          <table:table-cell office:value-type="string" calcext:value-type="string">
            <text:p>Contrafrente S97 Abul. Ciego <text:s/>p/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5291.5465667776" calcext:value-type="float">
            <text:p>35291.5465667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5</text:p>
          </table:table-cell>
          <table:table-cell office:value-type="string" calcext:value-type="string">
            <text:p>Contrafrente S97 Abul. Ciego <text:s/>p/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3378.4728150711" calcext:value-type="float">
            <text:p>43378.47281507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</text:p>
          </table:table-cell>
          <table:table-cell office:value-type="string" calcext:value-type="string">
            <text:p>Contrafrente S97 Abul. Ciego <text:s/>p/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1410.6364048981" calcext:value-type="float">
            <text:p>51410.6364048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5</text:p>
          </table:table-cell>
          <table:table-cell office:value-type="string" calcext:value-type="string">
            <text:p>Contrafrente S97 Abul. Ciego <text:s/>p/Ancho 1200 - 1120x350</text:p>
          </table:table-cell>
          <table:table-cell office:value-type="string" calcext:value-type="string">
            <text:p>GENROD</text:p>
          </table:table-cell>
          <table:table-cell office:value-type="float" office:value="59446.4841716522" calcext:value-type="float">
            <text:p>59446.484171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</text:p>
          </table:table-cell>
          <table:table-cell office:value-type="string" calcext:value-type="string">
            <text:p>Contrafrente S97 Abul. Ciego <text:s/>p/Ancho 1200 - 1120x400</text:p>
          </table:table-cell>
          <table:table-cell office:value-type="string" calcext:value-type="string">
            <text:p>GENROD</text:p>
          </table:table-cell>
          <table:table-cell office:value-type="float" office:value="67468.3057505338" calcext:value-type="float">
            <text:p>67468.3057505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50</text:p>
          </table:table-cell>
          <table:table-cell office:value-type="string" calcext:value-type="string">
            <text:p>Contrafrente S97 Abul. Ciego <text:s/>p/Ancho 1200 - 1120x500</text:p>
          </table:table-cell>
          <table:table-cell office:value-type="string" calcext:value-type="string">
            <text:p>GENROD</text:p>
          </table:table-cell>
          <table:table-cell office:value-type="float" office:value="83547.8696333364" calcext:value-type="float">
            <text:p>83547.8696333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</text:p>
          </table:table-cell>
          <table:table-cell office:value-type="string" calcext:value-type="string">
            <text:p>Contrafrente S97 Abul. Ciego <text:s/>p/Ancho 1200 - 1120x600</text:p>
          </table:table-cell>
          <table:table-cell office:value-type="string" calcext:value-type="string">
            <text:p>GENROD</text:p>
          </table:table-cell>
          <table:table-cell office:value-type="float" office:value="99629.854546691" calcext:value-type="float">
            <text:p>99629.854546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5</text:p>
          </table:table-cell>
          <table:table-cell office:value-type="string" calcext:value-type="string">
            <text:p>Contrafrente S97 Abul. Ciego <text:s/>p/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07635.860480336" calcext:value-type="float">
            <text:p>107635.860480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70</text:p>
          </table:table-cell>
          <table:table-cell office:value-type="string" calcext:value-type="string">
            <text:p>Contrafrente S97 Abul. Ciego <text:s/>p/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15915.337604169" calcext:value-type="float">
            <text:p>115915.337604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80</text:p>
          </table:table-cell>
          <table:table-cell office:value-type="string" calcext:value-type="string">
            <text:p>Contrafrente S97 Abul. Ciego <text:s/>p/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31747.587952965" calcext:value-type="float">
            <text:p>131747.587952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00</text:p>
          </table:table-cell>
          <table:table-cell office:value-type="string" calcext:value-type="string">
            <text:p>Contrafrente S97 Abul. Ciego <text:s/>p/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64684.471783432" calcext:value-type="float">
            <text:p>164684.471783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10</text:p>
          </table:table-cell>
          <table:table-cell office:value-type="string" calcext:value-type="string">
            <text:p>Contrafrente S97 Abul. Ciego <text:s/>p/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179932.701142633" calcext:value-type="float">
            <text:p>179932.701142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40</text:p>
          </table:table-cell>
          <table:table-cell office:value-type="string" calcext:value-type="string">
            <text:p>Contrafrente S97 Abul. Ciego <text:s/>p/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33688.579317128" calcext:value-type="float">
            <text:p>233688.579317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70</text:p>
          </table:table-cell>
          <table:table-cell office:value-type="string" calcext:value-type="string">
            <text:p>Contrafrente S97 Abul. Ciego <text:s/>p/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282909.130432159" calcext:value-type="float">
            <text:p>282909.1304321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200</text:p>
          </table:table-cell>
          <table:table-cell office:value-type="string" calcext:value-type="string">
            <text:p>Contrafrente S97 Abul. Ciego <text:s/>p/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32140.655131323" calcext:value-type="float">
            <text:p>332140.655131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C</text:p>
          </table:table-cell>
          <table:table-cell office:value-type="string" calcext:value-type="string">
            <text:p>Contraf Abis. Cal.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2920.3295367106" calcext:value-type="float">
            <text:p>12920.3295367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C</text:p>
          </table:table-cell>
          <table:table-cell office:value-type="string" calcext:value-type="string">
            <text:p>Contraf Abis. Cal.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6583.8750730243" calcext:value-type="float">
            <text:p>16583.8750730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C</text:p>
          </table:table-cell>
          <table:table-cell office:value-type="string" calcext:value-type="string">
            <text:p>Contraf Abis. Cal.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3920.0976413211" calcext:value-type="float">
            <text:p>23920.0976413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C</text:p>
          </table:table-cell>
          <table:table-cell office:value-type="string" calcext:value-type="string">
            <text:p>Contraf Abis. Cal.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31255.0833787924" calcext:value-type="float">
            <text:p>31255.0833787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5C</text:p>
          </table:table-cell>
          <table:table-cell office:value-type="string" calcext:value-type="string">
            <text:p>Contraf Abis. Cal.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34942.3655407364" calcext:value-type="float">
            <text:p>34942.3655407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C</text:p>
          </table:table-cell>
          <table:table-cell office:value-type="string" calcext:value-type="string">
            <text:p>Contraf Abis. Cal.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45243.7189621656" calcext:value-type="float">
            <text:p>45243.7189621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C</text:p>
          </table:table-cell>
          <table:table-cell office:value-type="string" calcext:value-type="string">
            <text:p>Contraf Abul Cal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0663.9290621554" calcext:value-type="float">
            <text:p>10663.9290621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C</text:p>
          </table:table-cell>
          <table:table-cell office:value-type="string" calcext:value-type="string">
            <text:p>Contraf Abul Cal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3799.4267826169" calcext:value-type="float">
            <text:p>13799.4267826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C</text:p>
          </table:table-cell>
          <table:table-cell office:value-type="string" calcext:value-type="string">
            <text:p>Contraf Abul Cal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0073.4221961808" calcext:value-type="float">
            <text:p>20073.4221961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C</text:p>
          </table:table-cell>
          <table:table-cell office:value-type="string" calcext:value-type="string">
            <text:p>Contraf Abul Cal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26348.6544405701" calcext:value-type="float">
            <text:p>26348.654440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5C</text:p>
          </table:table-cell>
          <table:table-cell office:value-type="string" calcext:value-type="string">
            <text:p>Contraf Abul Cal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29485.9679339458" calcext:value-type="float">
            <text:p>29485.9679339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C</text:p>
          </table:table-cell>
          <table:table-cell office:value-type="string" calcext:value-type="string">
            <text:p>Contraf Abul Cal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38899.1189293488" calcext:value-type="float">
            <text:p>38899.1189293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C</text:p>
          </table:table-cell>
          <table:table-cell office:value-type="string" calcext:value-type="string">
            <text:p>Contraf Abis. Cal.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7744.6276450079" calcext:value-type="float">
            <text:p>17744.6276450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C</text:p>
          </table:table-cell>
          <table:table-cell office:value-type="string" calcext:value-type="string">
            <text:p>Contraf Abis. Cal.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22780.0290912283" calcext:value-type="float">
            <text:p>22780.0290912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C</text:p>
          </table:table-cell>
          <table:table-cell office:value-type="string" calcext:value-type="string">
            <text:p>Contraf Abis. Cal.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32864.8055404427" calcext:value-type="float">
            <text:p>32864.8055404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C</text:p>
          </table:table-cell>
          <table:table-cell office:value-type="string" calcext:value-type="string">
            <text:p>Contraf Abis. Cal.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42928.8979677663" calcext:value-type="float">
            <text:p>42928.8979677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5C</text:p>
          </table:table-cell>
          <table:table-cell office:value-type="string" calcext:value-type="string">
            <text:p>Contraf Abis. Cal.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47979.5098015858" calcext:value-type="float">
            <text:p>47979.509801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C</text:p>
          </table:table-cell>
          <table:table-cell office:value-type="string" calcext:value-type="string">
            <text:p>Contraf Abis. Cal.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63097.845608557" calcext:value-type="float">
            <text:p>63097.845608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C</text:p>
          </table:table-cell>
          <table:table-cell office:value-type="string" calcext:value-type="string">
            <text:p>Contraf Abul Cal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4993.6264179887" calcext:value-type="float">
            <text:p>14993.626417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C</text:p>
          </table:table-cell>
          <table:table-cell office:value-type="string" calcext:value-type="string">
            <text:p>Contraf Abul Cal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19394.5073351637" calcext:value-type="float">
            <text:p>19394.5073351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C</text:p>
          </table:table-cell>
          <table:table-cell office:value-type="string" calcext:value-type="string">
            <text:p>Contraf Abul Cal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28213.2953300266" calcext:value-type="float">
            <text:p>28213.2953300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C</text:p>
          </table:table-cell>
          <table:table-cell office:value-type="string" calcext:value-type="string">
            <text:p>Contraf Abul Cal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37031.4517517021" calcext:value-type="float">
            <text:p>37031.4517517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5C</text:p>
          </table:table-cell>
          <table:table-cell office:value-type="string" calcext:value-type="string">
            <text:p>Contraf Abul Cal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41432.3326688771" calcext:value-type="float">
            <text:p>41432.3326688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C</text:p>
          </table:table-cell>
          <table:table-cell office:value-type="string" calcext:value-type="string">
            <text:p>Contraf Abul Cal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54650.7647500895" calcext:value-type="float">
            <text:p>54650.7647500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C</text:p>
          </table:table-cell>
          <table:table-cell office:value-type="string" calcext:value-type="string">
            <text:p>Contraf Abis. Cal.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22554.3206233441" calcext:value-type="float">
            <text:p>22554.32062334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C</text:p>
          </table:table-cell>
          <table:table-cell office:value-type="string" calcext:value-type="string">
            <text:p>Contraf Abis. Cal.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28957.3148604556" calcext:value-type="float">
            <text:p>28957.3148604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C</text:p>
          </table:table-cell>
          <table:table-cell office:value-type="string" calcext:value-type="string">
            <text:p>Contraf Abis. Cal.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41794.3030519652" calcext:value-type="float">
            <text:p>41794.3030519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C</text:p>
          </table:table-cell>
          <table:table-cell office:value-type="string" calcext:value-type="string">
            <text:p>Contraf Abis. Cal.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54603.3178143783" calcext:value-type="float">
            <text:p>54603.3178143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5C</text:p>
          </table:table-cell>
          <table:table-cell office:value-type="string" calcext:value-type="string">
            <text:p>Contraf Abis. Cal.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61014.2067163335" calcext:value-type="float">
            <text:p>61014.2067163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C</text:p>
          </table:table-cell>
          <table:table-cell office:value-type="string" calcext:value-type="string">
            <text:p>Contraf Abis. Cal.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80223.1631121185" calcext:value-type="float">
            <text:p>80223.1631121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C</text:p>
          </table:table-cell>
          <table:table-cell office:value-type="string" calcext:value-type="string">
            <text:p>Contraf Abul Cal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19310.5607323246" calcext:value-type="float">
            <text:p>19310.5607323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C</text:p>
          </table:table-cell>
          <table:table-cell office:value-type="string" calcext:value-type="string">
            <text:p>Contraf Abul Cal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24995.0615220021" calcext:value-type="float">
            <text:p>24995.0615220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C</text:p>
          </table:table-cell>
          <table:table-cell office:value-type="string" calcext:value-type="string">
            <text:p>Contraf Abul Cal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36365.2999321825" calcext:value-type="float">
            <text:p>36365.2999321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C</text:p>
          </table:table-cell>
          <table:table-cell office:value-type="string" calcext:value-type="string">
            <text:p>Contraf Abul Cal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47703.3017942508" calcext:value-type="float">
            <text:p>47703.3017942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5C</text:p>
          </table:table-cell>
          <table:table-cell office:value-type="string" calcext:value-type="string">
            <text:p>Contraf Abul Cal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53389.6446723918" calcext:value-type="float">
            <text:p>53389.6446723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C</text:p>
          </table:table-cell>
          <table:table-cell office:value-type="string" calcext:value-type="string">
            <text:p>Contraf Abul Cal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70424.3314235464" calcext:value-type="float">
            <text:p>70424.3314235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C</text:p>
          </table:table-cell>
          <table:table-cell office:value-type="string" calcext:value-type="string">
            <text:p>Contraf Abis. Cal.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7376.8029587273" calcext:value-type="float">
            <text:p>27376.8029587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C</text:p>
          </table:table-cell>
          <table:table-cell office:value-type="string" calcext:value-type="string">
            <text:p>Contraf Abis. Cal.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5147.9689288184" calcext:value-type="float">
            <text:p>35147.9689288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C</text:p>
          </table:table-cell>
          <table:table-cell office:value-type="string" calcext:value-type="string">
            <text:p>Contraf Abis. Cal.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50717.721671558" calcext:value-type="float">
            <text:p>50717.721671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C</text:p>
          </table:table-cell>
          <table:table-cell office:value-type="string" calcext:value-type="string">
            <text:p>Contraf Abis. Cal.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66263.1325310292" calcext:value-type="float">
            <text:p>66263.1325310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5C</text:p>
          </table:table-cell>
          <table:table-cell office:value-type="string" calcext:value-type="string">
            <text:p>Contraf Abis Cal.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74046.4826005292" calcext:value-type="float">
            <text:p>74046.4826005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C</text:p>
          </table:table-cell>
          <table:table-cell office:value-type="string" calcext:value-type="string">
            <text:p>Contraf Abis Cal.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97364.3225764665" calcext:value-type="float">
            <text:p>97364.3225764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C</text:p>
          </table:table-cell>
          <table:table-cell office:value-type="string" calcext:value-type="string">
            <text:p>Contraf Abul Cal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3637.8107420564" calcext:value-type="float">
            <text:p>23637.8107420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C</text:p>
          </table:table-cell>
          <table:table-cell office:value-type="string" calcext:value-type="string">
            <text:p>Contraf Abul Cal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0582.247409705" calcext:value-type="float">
            <text:p>30582.247409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C</text:p>
          </table:table-cell>
          <table:table-cell office:value-type="string" calcext:value-type="string">
            <text:p>Contraf Abul Cal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44477.1733213824" calcext:value-type="float">
            <text:p>44477.1733213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C</text:p>
          </table:table-cell>
          <table:table-cell office:value-type="string" calcext:value-type="string">
            <text:p>Contraf Abul Cal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58389.1517091224" calcext:value-type="float">
            <text:p>58389.1517091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5C</text:p>
          </table:table-cell>
          <table:table-cell office:value-type="string" calcext:value-type="string">
            <text:p>Contraf Abul Cal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65349.9829640966" calcext:value-type="float">
            <text:p>65349.9829640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C</text:p>
          </table:table-cell>
          <table:table-cell office:value-type="string" calcext:value-type="string">
            <text:p>Contraf Abul Cal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86199.687554368" calcext:value-type="float">
            <text:p>86199.6875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C</text:p>
          </table:table-cell>
          <table:table-cell office:value-type="string" calcext:value-type="string">
            <text:p>Contraf Abul Cal p/S97 A= 1200- 1120x150 p/52 Polos</text:p>
          </table:table-cell>
          <table:table-cell office:value-type="string" calcext:value-type="string">
            <text:p>GENROD</text:p>
          </table:table-cell>
          <table:table-cell office:value-type="float" office:value="32286.8634427777" calcext:value-type="float">
            <text:p>32286.8634427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C</text:p>
          </table:table-cell>
          <table:table-cell office:value-type="string" calcext:value-type="string">
            <text:p>Contraf Abul Cal p/S97 A= 1200- 1120x200 p/52 Polos</text:p>
          </table:table-cell>
          <table:table-cell office:value-type="string" calcext:value-type="string">
            <text:p>GENROD</text:p>
          </table:table-cell>
          <table:table-cell office:value-type="float" office:value="41770.5927418843" calcext:value-type="float">
            <text:p>41770.5927418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C</text:p>
          </table:table-cell>
          <table:table-cell office:value-type="string" calcext:value-type="string">
            <text:p>Contraf Abul Cal p/S97 A= 1200- 1120x300 p/104 Polos</text:p>
          </table:table-cell>
          <table:table-cell office:value-type="string" calcext:value-type="string">
            <text:p>GENROD</text:p>
          </table:table-cell>
          <table:table-cell office:value-type="float" office:value="60043.2682027444" calcext:value-type="float">
            <text:p>60043.2682027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C</text:p>
          </table:table-cell>
          <table:table-cell office:value-type="string" calcext:value-type="string">
            <text:p>Contraf Abul Cal p/S97 A= 1200- 1120x400 p/104 Polos</text:p>
          </table:table-cell>
          <table:table-cell office:value-type="string" calcext:value-type="string">
            <text:p>GENROD</text:p>
          </table:table-cell>
          <table:table-cell office:value-type="float" office:value="79748.6411239073" calcext:value-type="float">
            <text:p>79748.6411239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5C</text:p>
          </table:table-cell>
          <table:table-cell office:value-type="string" calcext:value-type="string">
            <text:p>Contraf Abul Cal p/S97 A= 1200- 1120x450 p/156 Polos</text:p>
          </table:table-cell>
          <table:table-cell office:value-type="string" calcext:value-type="string">
            <text:p>GENROD</text:p>
          </table:table-cell>
          <table:table-cell office:value-type="float" office:value="89241.5019186832" calcext:value-type="float">
            <text:p>89241.5019186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C</text:p>
          </table:table-cell>
          <table:table-cell office:value-type="string" calcext:value-type="string">
            <text:p>Contraf Abul Cal p/S97 A= 1200- 1120x600 p/156 Polos</text:p>
          </table:table-cell>
          <table:table-cell office:value-type="string" calcext:value-type="string">
            <text:p>GENROD</text:p>
          </table:table-cell>
          <table:table-cell office:value-type="float" office:value="117724.294790928" calcext:value-type="float">
            <text:p>117724.294790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30</text:p>
          </table:table-cell>
          <table:table-cell office:value-type="string" calcext:value-type="string">
            <text:p>Paneles para cubicado horizontal - 450x300 mm</text:p>
          </table:table-cell>
          <table:table-cell office:value-type="string" calcext:value-type="string">
            <text:p>GENROD</text:p>
          </table:table-cell>
          <table:table-cell office:value-type="float" office:value="14404.7370517404" calcext:value-type="float">
            <text:p>14404.7370517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45</text:p>
          </table:table-cell>
          <table:table-cell office:value-type="string" calcext:value-type="string">
            <text:p>Paneles para cubicado horizontal - 450x450 mm</text:p>
          </table:table-cell>
          <table:table-cell office:value-type="string" calcext:value-type="string">
            <text:p>GENROD</text:p>
          </table:table-cell>
          <table:table-cell office:value-type="float" office:value="29144.0763151104" calcext:value-type="float">
            <text:p>29144.07631511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60</text:p>
          </table:table-cell>
          <table:table-cell office:value-type="string" calcext:value-type="string">
            <text:p>Paneles para cubicado horizontal - 450x600 mm</text:p>
          </table:table-cell>
          <table:table-cell office:value-type="string" calcext:value-type="string">
            <text:p>GENROD</text:p>
          </table:table-cell>
          <table:table-cell office:value-type="float" office:value="32811.8849704397" calcext:value-type="float">
            <text:p>32811.8849704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75</text:p>
          </table:table-cell>
          <table:table-cell office:value-type="string" calcext:value-type="string">
            <text:p>Paneles para cubicado horizontal - 450x750 mm</text:p>
          </table:table-cell>
          <table:table-cell office:value-type="string" calcext:value-type="string">
            <text:p>GENROD</text:p>
          </table:table-cell>
          <table:table-cell office:value-type="float" office:value="42030.9587884328" calcext:value-type="float">
            <text:p>42030.9587884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90</text:p>
          </table:table-cell>
          <table:table-cell office:value-type="string" calcext:value-type="string">
            <text:p>Paneles para cubicado horizontal - 450x900 mm</text:p>
          </table:table-cell>
          <table:table-cell office:value-type="string" calcext:value-type="string">
            <text:p>GENROD</text:p>
          </table:table-cell>
          <table:table-cell office:value-type="float" office:value="51229.9538421731" calcext:value-type="float">
            <text:p>51229.9538421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30</text:p>
          </table:table-cell>
          <table:table-cell office:value-type="string" calcext:value-type="string">
            <text:p>Paneles para cubicado horizontal - 600x300 mm</text:p>
          </table:table-cell>
          <table:table-cell office:value-type="string" calcext:value-type="string">
            <text:p>GENROD</text:p>
          </table:table-cell>
          <table:table-cell office:value-type="float" office:value="19599.5317811571" calcext:value-type="float">
            <text:p>19599.5317811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45</text:p>
          </table:table-cell>
          <table:table-cell office:value-type="string" calcext:value-type="string">
            <text:p>Paneles para cubicado horizontal - 600x450 mm</text:p>
          </table:table-cell>
          <table:table-cell office:value-type="string" calcext:value-type="string">
            <text:p>GENROD</text:p>
          </table:table-cell>
          <table:table-cell office:value-type="float" office:value="39627.3228145407" calcext:value-type="float">
            <text:p>39627.322814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60</text:p>
          </table:table-cell>
          <table:table-cell office:value-type="string" calcext:value-type="string">
            <text:p>Paneles para cubicado horizontal - 600x600 mm</text:p>
          </table:table-cell>
          <table:table-cell office:value-type="string" calcext:value-type="string">
            <text:p>GENROD</text:p>
          </table:table-cell>
          <table:table-cell office:value-type="float" office:value="44628.6456241854" calcext:value-type="float">
            <text:p>44628.6456241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75</text:p>
          </table:table-cell>
          <table:table-cell office:value-type="string" calcext:value-type="string">
            <text:p>Paneles para cubicado horizontal - 600x750 mm</text:p>
          </table:table-cell>
          <table:table-cell office:value-type="string" calcext:value-type="string">
            <text:p>GENROD</text:p>
          </table:table-cell>
          <table:table-cell office:value-type="float" office:value="57134.084207805" calcext:value-type="float">
            <text:p>57134.084207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90</text:p>
          </table:table-cell>
          <table:table-cell office:value-type="string" calcext:value-type="string">
            <text:p>Paneles para cubicado horizontal - 600x900 mm</text:p>
          </table:table-cell>
          <table:table-cell office:value-type="string" calcext:value-type="string">
            <text:p>GENROD</text:p>
          </table:table-cell>
          <table:table-cell office:value-type="float" office:value="69652.3121484715" calcext:value-type="float">
            <text:p>69652.3121484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30</text:p>
          </table:table-cell>
          <table:table-cell office:value-type="string" calcext:value-type="string">
            <text:p>Paneles para cubicado horizontal - 750x300 mm</text:p>
          </table:table-cell>
          <table:table-cell office:value-type="string" calcext:value-type="string">
            <text:p>GENROD</text:p>
          </table:table-cell>
          <table:table-cell office:value-type="float" office:value="24788.8265607326" calcext:value-type="float">
            <text:p>24788.8265607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45</text:p>
          </table:table-cell>
          <table:table-cell office:value-type="string" calcext:value-type="string">
            <text:p>Paneles para cubicado horizontal - 750x450 mm</text:p>
          </table:table-cell>
          <table:table-cell office:value-type="string" calcext:value-type="string">
            <text:p>GENROD</text:p>
          </table:table-cell>
          <table:table-cell office:value-type="float" office:value="50104.4904220413" calcext:value-type="float">
            <text:p>50104.4904220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60</text:p>
          </table:table-cell>
          <table:table-cell office:value-type="string" calcext:value-type="string">
            <text:p>Paneles para cubicado horizontal - 750x600 mm</text:p>
          </table:table-cell>
          <table:table-cell office:value-type="string" calcext:value-type="string">
            <text:p>GENROD</text:p>
          </table:table-cell>
          <table:table-cell office:value-type="float" office:value="56440.5642168268" calcext:value-type="float">
            <text:p>56440.5642168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75</text:p>
          </table:table-cell>
          <table:table-cell office:value-type="string" calcext:value-type="string">
            <text:p>Paneles para cubicado horizontal - 750x750 mm</text:p>
          </table:table-cell>
          <table:table-cell office:value-type="string" calcext:value-type="string">
            <text:p>GENROD</text:p>
          </table:table-cell>
          <table:table-cell office:value-type="float" office:value="72262.183083633" calcext:value-type="float">
            <text:p>72262.183083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90</text:p>
          </table:table-cell>
          <table:table-cell office:value-type="string" calcext:value-type="string">
            <text:p>Paneles para cubicado horizontal - 750x900 mm</text:p>
          </table:table-cell>
          <table:table-cell office:value-type="string" calcext:value-type="string">
            <text:p>GENROD</text:p>
          </table:table-cell>
          <table:table-cell office:value-type="float" office:value="88074.6704547699" calcext:value-type="float">
            <text:p>88074.6704547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30</text:p>
          </table:table-cell>
          <table:table-cell office:value-type="string" calcext:value-type="string">
            <text:p>Paneles para cubicado horizontal - 900x300 mm</text:p>
          </table:table-cell>
          <table:table-cell office:value-type="string" calcext:value-type="string">
            <text:p>GENROD</text:p>
          </table:table-cell>
          <table:table-cell office:value-type="float" office:value="29970.8319331023" calcext:value-type="float">
            <text:p>29970.8319331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45</text:p>
          </table:table-cell>
          <table:table-cell office:value-type="string" calcext:value-type="string">
            <text:p>Paneles para cubicado horizontal - 900x450 mm</text:p>
          </table:table-cell>
          <table:table-cell office:value-type="string" calcext:value-type="string">
            <text:p>GENROD</text:p>
          </table:table-cell>
          <table:table-cell office:value-type="float" office:value="60585.9211485575" calcext:value-type="float">
            <text:p>60585.9211485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60</text:p>
          </table:table-cell>
          <table:table-cell office:value-type="string" calcext:value-type="string">
            <text:p>Paneles para cubicado horizontal - 900x600 mm</text:p>
          </table:table-cell>
          <table:table-cell office:value-type="string" calcext:value-type="string">
            <text:p>GENROD</text:p>
          </table:table-cell>
          <table:table-cell office:value-type="float" office:value="68247.0091751765" calcext:value-type="float">
            <text:p>68247.00917517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75</text:p>
          </table:table-cell>
          <table:table-cell office:value-type="string" calcext:value-type="string">
            <text:p>Paneles para cubicado horizontal - 900x750 mm</text:p>
          </table:table-cell>
          <table:table-cell office:value-type="string" calcext:value-type="string">
            <text:p>GENROD</text:p>
          </table:table-cell>
          <table:table-cell office:value-type="float" office:value="87371.3873949349" calcext:value-type="float">
            <text:p>87371.3873949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90</text:p>
          </table:table-cell>
          <table:table-cell office:value-type="string" calcext:value-type="string">
            <text:p>Paneles para cubicado horizontal - 900x900 mm</text:p>
          </table:table-cell>
          <table:table-cell office:value-type="string" calcext:value-type="string">
            <text:p>GENROD</text:p>
          </table:table-cell>
          <table:table-cell office:value-type="float" office:value="106503.081337449" calcext:value-type="float">
            <text:p>106503.081337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300</text:p>
          </table:table-cell>
          <table:table-cell office:value-type="string" calcext:value-type="string">
            <text:p>Correderas altas para Gab Mod S97 Prof. 300 mm</text:p>
          </table:table-cell>
          <table:table-cell office:value-type="string" calcext:value-type="string">
            <text:p>GENROD</text:p>
          </table:table-cell>
          <table:table-cell office:value-type="float" office:value="18079.8351142755" calcext:value-type="float">
            <text:p>18079.8351142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450</text:p>
          </table:table-cell>
          <table:table-cell office:value-type="string" calcext:value-type="string">
            <text:p>Corredera Alta para Gab.Mod S.97 de Prof. 450mm</text:p>
          </table:table-cell>
          <table:table-cell office:value-type="string" calcext:value-type="string">
            <text:p>GENROD</text:p>
          </table:table-cell>
          <table:table-cell office:value-type="float" office:value="23579.4165377618" calcext:value-type="float">
            <text:p>23579.4165377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600</text:p>
          </table:table-cell>
          <table:table-cell office:value-type="string" calcext:value-type="string">
            <text:p>Correderas altas para Gab Mod S97 Prof. 600 mm</text:p>
          </table:table-cell>
          <table:table-cell office:value-type="string" calcext:value-type="string">
            <text:p>GENROD</text:p>
          </table:table-cell>
          <table:table-cell office:value-type="float" office:value="28241.2687591232" calcext:value-type="float">
            <text:p>28241.2687591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750</text:p>
          </table:table-cell>
          <table:table-cell office:value-type="string" calcext:value-type="string">
            <text:p>Correderas altas para Gab Mod S97 Prof. 750 mm</text:p>
          </table:table-cell>
          <table:table-cell office:value-type="string" calcext:value-type="string">
            <text:p>GENROD</text:p>
          </table:table-cell>
          <table:table-cell office:value-type="float" office:value="35728.3583725849" calcext:value-type="float">
            <text:p>35728.3583725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900</text:p>
          </table:table-cell>
          <table:table-cell office:value-type="string" calcext:value-type="string">
            <text:p>Corredera Alta P/Gab.Mod.S.97 de Prof. 900mm</text:p>
          </table:table-cell>
          <table:table-cell office:value-type="string" calcext:value-type="string">
            <text:p>GENROD</text:p>
          </table:table-cell>
          <table:table-cell office:value-type="float" office:value="43214.2111552211" calcext:value-type="float">
            <text:p>43214.2111552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030</text:p>
          </table:table-cell>
          <table:table-cell office:value-type="string" calcext:value-type="string">
            <text:p>Cierre Lateral Superior apto cáncamo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1774.945245623" calcext:value-type="float">
            <text:p>11774.945245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30</text:p>
          </table:table-cell>
          <table:table-cell office:value-type="string" calcext:value-type="string">
            <text:p>Cierre Lateral Superior apto cáncamo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8081.5193094422" calcext:value-type="float">
            <text:p>18081.51930944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30</text:p>
          </table:table-cell>
          <table:table-cell office:value-type="string" calcext:value-type="string">
            <text:p>Cierre Lateral Superior apto cáncamo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4381.698694738" calcext:value-type="float">
            <text:p>24381.698694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30</text:p>
          </table:table-cell>
          <table:table-cell office:value-type="string" calcext:value-type="string">
            <text:p>Cierre Lateral Superior apto cáncamo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0690.0622159218" calcext:value-type="float">
            <text:p>30690.0622159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30</text:p>
          </table:table-cell>
          <table:table-cell office:value-type="string" calcext:value-type="string">
            <text:p>Cierre Lateral Superior apto cáncamo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7000.2941411186" calcext:value-type="float">
            <text:p>37000.2941411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120</text:p>
          </table:table-cell>
          <table:table-cell office:value-type="string" calcext:value-type="string">
            <text:p>Cierre Lateral Superior apto cáncamo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1703.5144062615" calcext:value-type="float">
            <text:p>41703.514406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45</text:p>
          </table:table-cell>
          <table:table-cell office:value-type="string" calcext:value-type="string">
            <text:p>Cierre Lateral Superior apto cáncamo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7768.5888593755" calcext:value-type="float">
            <text:p>27768.5888593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45</text:p>
          </table:table-cell>
          <table:table-cell office:value-type="string" calcext:value-type="string">
            <text:p>Cierre Lateral Superior apto cáncamo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7454.2636851865" calcext:value-type="float">
            <text:p>37454.263685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45</text:p>
          </table:table-cell>
          <table:table-cell office:value-type="string" calcext:value-type="string">
            <text:p>Cierre Lateral Superior apto cáncamo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7134.9385565963" calcext:value-type="float">
            <text:p>47134.9385565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45</text:p>
          </table:table-cell>
          <table:table-cell office:value-type="string" calcext:value-type="string">
            <text:p>Cierre Lateral Superior apto cáncamo p/Serie 97 - 450x900</text:p>
          </table:table-cell>
          <table:table-cell office:value-type="string" calcext:value-type="string">
            <text:p>GENROD</text:p>
          </table:table-cell>
          <table:table-cell office:value-type="float" office:value="56818.8239250426" calcext:value-type="float">
            <text:p>56818.8239250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120</text:p>
          </table:table-cell>
          <table:table-cell office:value-type="string" calcext:value-type="string">
            <text:p>Cierre Lateral Superior apto cáncamo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0218.4771311777" calcext:value-type="float">
            <text:p>60218.47713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60</text:p>
          </table:table-cell>
          <table:table-cell office:value-type="string" calcext:value-type="string">
            <text:p>Cierre Lateral Superior apto cáncamo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0508.5919998458" calcext:value-type="float">
            <text:p>50508.5919998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60</text:p>
          </table:table-cell>
          <table:table-cell office:value-type="string" calcext:value-type="string">
            <text:p>Cierre Lateral Superior apto cáncamo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3584.3938028803" calcext:value-type="float">
            <text:p>63584.3938028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90</text:p>
          </table:table-cell>
          <table:table-cell office:value-type="string" calcext:value-type="string">
            <text:p>Cierre Lateral Superior apto cáncamo p/Serie 97 - 600x900</text:p>
          </table:table-cell>
          <table:table-cell office:value-type="string" calcext:value-type="string">
            <text:p>GENROD</text:p>
          </table:table-cell>
          <table:table-cell office:value-type="float" office:value="76641.9062990265" calcext:value-type="float">
            <text:p>76641.9062990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120</text:p>
          </table:table-cell>
          <table:table-cell office:value-type="string" calcext:value-type="string">
            <text:p>Cierre Lateral Superior apto cáncamo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2007.1731579703" calcext:value-type="float">
            <text:p>82007.1731579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70</text:p>
          </table:table-cell>
          <table:table-cell office:value-type="string" calcext:value-type="string">
            <text:p>Cierre Lateral Superior apto cáncamo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0014.1913337031" calcext:value-type="float">
            <text:p>80014.1913337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90</text:p>
          </table:table-cell>
          <table:table-cell office:value-type="string" calcext:value-type="string">
            <text:p>Cierre Lateral Superior apto cáncamo p/Serie 97 - 750x900</text:p>
          </table:table-cell>
          <table:table-cell office:value-type="string" calcext:value-type="string">
            <text:p>GENROD</text:p>
          </table:table-cell>
          <table:table-cell office:value-type="float" office:value="96461.8044915235" calcext:value-type="float">
            <text:p>96461.8044915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120</text:p>
          </table:table-cell>
          <table:table-cell office:value-type="string" calcext:value-type="string">
            <text:p>Cierre Lateral Superior apto cáncamo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3213.690283632" calcext:value-type="float">
            <text:p>103213.69028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90</text:p>
          </table:table-cell>
          <table:table-cell office:value-type="string" calcext:value-type="string">
            <text:p>Cierre Lateral Superior apto cáncamo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16281.255319679" calcext:value-type="float">
            <text:p>116281.2553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120</text:p>
          </table:table-cell>
          <table:table-cell office:value-type="string" calcext:value-type="string">
            <text:p>Cierre Lateral Superior apto cáncamo p/Serie 97 - 1200x1200</text:p>
          </table:table-cell>
          <table:table-cell office:value-type="string" calcext:value-type="string">
            <text:p>GENROD</text:p>
          </table:table-cell>
          <table:table-cell office:value-type="float" office:value="124420.207409293" calcext:value-type="float">
            <text:p>124420.207409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210</text:p>
          </table:table-cell>
          <table:table-cell office:value-type="string" calcext:value-type="string">
            <text:p>Cierre Lateral Enterizos p/Serie 97 - 300x2100</text:p>
          </table:table-cell>
          <table:table-cell office:value-type="string" calcext:value-type="string">
            <text:p>GENROD</text:p>
          </table:table-cell>
          <table:table-cell office:value-type="float" office:value="72023.5536809545" calcext:value-type="float">
            <text:p>72023.5536809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210</text:p>
          </table:table-cell>
          <table:table-cell office:value-type="string" calcext:value-type="string">
            <text:p>Cierre Lateral Enterizos p/Serie 97 - 450x2100</text:p>
          </table:table-cell>
          <table:table-cell office:value-type="string" calcext:value-type="string">
            <text:p>GENROD</text:p>
          </table:table-cell>
          <table:table-cell office:value-type="float" office:value="103992.551601571" calcext:value-type="float">
            <text:p>103992.551601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210</text:p>
          </table:table-cell>
          <table:table-cell office:value-type="string" calcext:value-type="string">
            <text:p>Cierre Lateral Enterizos p/Serie 97 - 600x2100</text:p>
          </table:table-cell>
          <table:table-cell office:value-type="string" calcext:value-type="string">
            <text:p>GENROD</text:p>
          </table:table-cell>
          <table:table-cell office:value-type="float" office:value="135950.128573714" calcext:value-type="float">
            <text:p>135950.128573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210</text:p>
          </table:table-cell>
          <table:table-cell office:value-type="string" calcext:value-type="string">
            <text:p>Cierre Lateral Enterizos p/Serie 97 - 750x2100</text:p>
          </table:table-cell>
          <table:table-cell office:value-type="string" calcext:value-type="string">
            <text:p>GENROD</text:p>
          </table:table-cell>
          <table:table-cell office:value-type="float" office:value="167919.126494331" calcext:value-type="float">
            <text:p>167919.126494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210</text:p>
          </table:table-cell>
          <table:table-cell office:value-type="string" calcext:value-type="string">
            <text:p>Cierre Lateral Enterizos p/Serie 97 - 900x2100</text:p>
          </table:table-cell>
          <table:table-cell office:value-type="string" calcext:value-type="string">
            <text:p>GENROD</text:p>
          </table:table-cell>
          <table:table-cell office:value-type="float" office:value="199876.729782024" calcext:value-type="float">
            <text:p>199876.729782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80</text:p>
          </table:table-cell>
          <table:table-cell office:value-type="string" calcext:value-type="string">
            <text:p>Cierre Lateral Enterizos p/Serie 97 - 300x1800</text:p>
          </table:table-cell>
          <table:table-cell office:value-type="string" calcext:value-type="string">
            <text:p>GENROD</text:p>
          </table:table-cell>
          <table:table-cell office:value-type="float" office:value="61920.3563471046" calcext:value-type="float">
            <text:p>61920.3563471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80</text:p>
          </table:table-cell>
          <table:table-cell office:value-type="string" calcext:value-type="string">
            <text:p>Cierre Lateral Enterizos p/Serie 97 - 450x1800</text:p>
          </table:table-cell>
          <table:table-cell office:value-type="string" calcext:value-type="string">
            <text:p>GENROD</text:p>
          </table:table-cell>
          <table:table-cell office:value-type="float" office:value="89394.6584166528" calcext:value-type="float">
            <text:p>89394.6584166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80</text:p>
          </table:table-cell>
          <table:table-cell office:value-type="string" calcext:value-type="string">
            <text:p>Cierre Lateral Enterizos p/Serie 97 - 600x1800</text:p>
          </table:table-cell>
          <table:table-cell office:value-type="string" calcext:value-type="string">
            <text:p>GENROD</text:p>
          </table:table-cell>
          <table:table-cell office:value-type="float" office:value="116876.697257748" calcext:value-type="float">
            <text:p>116876.6972577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80</text:p>
          </table:table-cell>
          <table:table-cell office:value-type="string" calcext:value-type="string">
            <text:p>Cierre Lateral Enterizos p/Serie 97 - 750x1800</text:p>
          </table:table-cell>
          <table:table-cell office:value-type="string" calcext:value-type="string">
            <text:p>GENROD</text:p>
          </table:table-cell>
          <table:table-cell office:value-type="float" office:value="144348.683558942" calcext:value-type="float">
            <text:p>144348.683558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80</text:p>
          </table:table-cell>
          <table:table-cell office:value-type="string" calcext:value-type="string">
            <text:p>Cierre Lateral Enterizos p/Serie 97 - 900x1800</text:p>
          </table:table-cell>
          <table:table-cell office:value-type="string" calcext:value-type="string">
            <text:p>GENROD</text:p>
          </table:table-cell>
          <table:table-cell office:value-type="float" office:value="171833.011852842" calcext:value-type="float">
            <text:p>171833.011852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50</text:p>
          </table:table-cell>
          <table:table-cell office:value-type="string" calcext:value-type="string">
            <text:p>Cierre Lateral Enterizos p/Serie 97 - 300x1500</text:p>
          </table:table-cell>
          <table:table-cell office:value-type="string" calcext:value-type="string">
            <text:p>GENROD</text:p>
          </table:table-cell>
          <table:table-cell office:value-type="float" office:value="51817.6326931453" calcext:value-type="float">
            <text:p>51817.6326931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50</text:p>
          </table:table-cell>
          <table:table-cell office:value-type="string" calcext:value-type="string">
            <text:p>Cierre Lateral Enterizos p/Serie 97 - 450x1500</text:p>
          </table:table-cell>
          <table:table-cell office:value-type="string" calcext:value-type="string">
            <text:p>GENROD</text:p>
          </table:table-cell>
          <table:table-cell office:value-type="float" office:value="74804.9756831718" calcext:value-type="float">
            <text:p>74804.9756831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50</text:p>
          </table:table-cell>
          <table:table-cell office:value-type="string" calcext:value-type="string">
            <text:p>Cierre Lateral Enterizos p/Serie 97 - 600x1500</text:p>
          </table:table-cell>
          <table:table-cell office:value-type="string" calcext:value-type="string">
            <text:p>GENROD</text:p>
          </table:table-cell>
          <table:table-cell office:value-type="float" office:value="97803.7133061228" calcext:value-type="float">
            <text:p>97803.7133061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50</text:p>
          </table:table-cell>
          <table:table-cell office:value-type="string" calcext:value-type="string">
            <text:p>Cierre Lateral Enterizos p/Serie 97 - 750x1500</text:p>
          </table:table-cell>
          <table:table-cell office:value-type="string" calcext:value-type="string">
            <text:p>GENROD</text:p>
          </table:table-cell>
          <table:table-cell office:value-type="float" office:value="120791.477344941" calcext:value-type="float">
            <text:p>120791.477344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50</text:p>
          </table:table-cell>
          <table:table-cell office:value-type="string" calcext:value-type="string">
            <text:p>Cierre Lateral Enterizos p/Serie 97 - 900x1500</text:p>
          </table:table-cell>
          <table:table-cell office:value-type="string" calcext:value-type="string">
            <text:p>GENROD</text:p>
          </table:table-cell>
          <table:table-cell office:value-type="float" office:value="143790.214967892" calcext:value-type="float">
            <text:p>143790.214967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20</text:p>
          </table:table-cell>
          <table:table-cell office:value-type="string" calcext:value-type="string">
            <text:p>Cierre Lateral Enterizos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1703.5144062615" calcext:value-type="float">
            <text:p>41703.514406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20</text:p>
          </table:table-cell>
          <table:table-cell office:value-type="string" calcext:value-type="string">
            <text:p>Cierre Lateral Enterizos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0218.4771311777" calcext:value-type="float">
            <text:p>60218.47713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20</text:p>
          </table:table-cell>
          <table:table-cell office:value-type="string" calcext:value-type="string">
            <text:p>Cierre Lateral Enterizos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2006.7257936292" calcext:value-type="float">
            <text:p>82006.725793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20</text:p>
          </table:table-cell>
          <table:table-cell office:value-type="string" calcext:value-type="string">
            <text:p>Cierre Lateral Enterizos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3213.690283632" calcext:value-type="float">
            <text:p>103213.69028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20</text:p>
          </table:table-cell>
          <table:table-cell office:value-type="string" calcext:value-type="string">
            <text:p>Cierre Lateral Enterizos p/Serie 97 - 900x1200</text:p>
          </table:table-cell>
          <table:table-cell office:value-type="string" calcext:value-type="string">
            <text:p>GENROD</text:p>
          </table:table-cell>
          <table:table-cell office:value-type="float" office:value="124420.207409293" calcext:value-type="float">
            <text:p>124420.207409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90E</text:p>
          </table:table-cell>
          <table:table-cell office:value-type="string" calcext:value-type="string">
            <text:p>Cierre Lateral Enterizos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16281.255319679" calcext:value-type="float">
            <text:p>116281.2553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90E</text:p>
          </table:table-cell>
          <table:table-cell office:value-type="string" calcext:value-type="string">
            <text:p>Cierre Lateral Enterizos p/Serie 97 - 750x900</text:p>
          </table:table-cell>
          <table:table-cell office:value-type="string" calcext:value-type="string">
            <text:p>GENROD</text:p>
          </table:table-cell>
          <table:table-cell office:value-type="float" office:value="96461.3571271824" calcext:value-type="float">
            <text:p>96461.3571271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90E</text:p>
          </table:table-cell>
          <table:table-cell office:value-type="string" calcext:value-type="string">
            <text:p>Cierre Lateral Enterizos p/Serie 97 - 600x900</text:p>
          </table:table-cell>
          <table:table-cell office:value-type="string" calcext:value-type="string">
            <text:p>GENROD</text:p>
          </table:table-cell>
          <table:table-cell office:value-type="float" office:value="76640.9852547948" calcext:value-type="float">
            <text:p>76640.9852547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45E</text:p>
          </table:table-cell>
          <table:table-cell office:value-type="string" calcext:value-type="string">
            <text:p>Cierre Lateral Enterizos p/Serie 97 - 450x900</text:p>
          </table:table-cell>
          <table:table-cell office:value-type="string" calcext:value-type="string">
            <text:p>GENROD</text:p>
          </table:table-cell>
          <table:table-cell office:value-type="float" office:value="56819.2712893838" calcext:value-type="float">
            <text:p>56819.2712893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30E</text:p>
          </table:table-cell>
          <table:table-cell office:value-type="string" calcext:value-type="string">
            <text:p>Cierre Lateral Enterizos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6999.3730968868" calcext:value-type="float">
            <text:p>36999.3730968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70E</text:p>
          </table:table-cell>
          <table:table-cell office:value-type="string" calcext:value-type="string">
            <text:p>Cierre Lateral Enterizos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0014.1913337031" calcext:value-type="float">
            <text:p>80014.1913337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60E</text:p>
          </table:table-cell>
          <table:table-cell office:value-type="string" calcext:value-type="string">
            <text:p>Cierre Lateral Enterizos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3584.8411672214" calcext:value-type="float">
            <text:p>63584.8411672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45E</text:p>
          </table:table-cell>
          <table:table-cell office:value-type="string" calcext:value-type="string">
            <text:p>Cierre Lateral Enterizos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7134.9385565963" calcext:value-type="float">
            <text:p>47134.9385565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30E</text:p>
          </table:table-cell>
          <table:table-cell office:value-type="string" calcext:value-type="string">
            <text:p>Cierre Lateral Enterizos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0690.0622159218" calcext:value-type="float">
            <text:p>30690.0622159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60E</text:p>
          </table:table-cell>
          <table:table-cell office:value-type="string" calcext:value-type="string">
            <text:p>Cierre Lateral Enterizos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0508.5919998458" calcext:value-type="float">
            <text:p>50508.5919998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45E</text:p>
          </table:table-cell>
          <table:table-cell office:value-type="string" calcext:value-type="string">
            <text:p>Cierre Lateral Enterizos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7453.3689565042" calcext:value-type="float">
            <text:p>37453.3689565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30E</text:p>
          </table:table-cell>
          <table:table-cell office:value-type="string" calcext:value-type="string">
            <text:p>Cierre Lateral Enterizos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4380.7776505062" calcext:value-type="float">
            <text:p>24380.7776505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45E</text:p>
          </table:table-cell>
          <table:table-cell office:value-type="string" calcext:value-type="string">
            <text:p>Cierre Lateral Enterizos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7769.4835880578" calcext:value-type="float">
            <text:p>27769.4835880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30E</text:p>
          </table:table-cell>
          <table:table-cell office:value-type="string" calcext:value-type="string">
            <text:p>Cierre Lateral Enterizos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8082.4140381245" calcext:value-type="float">
            <text:p>18082.4140381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030E</text:p>
          </table:table-cell>
          <table:table-cell office:value-type="string" calcext:value-type="string">
            <text:p>Cierre Lateral Enterizos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1775.4189255136" calcext:value-type="float">
            <text:p>11775.4189255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30</text:p>
          </table:table-cell>
          <table:table-cell office:value-type="string" calcext:value-type="string">
            <text:p>Lateral Inferior Extraible p/97 - 200x300</text:p>
          </table:table-cell>
          <table:table-cell office:value-type="string" calcext:value-type="string">
            <text:p>GENROD</text:p>
          </table:table-cell>
          <table:table-cell office:value-type="float" office:value="8258.4773153492" calcext:value-type="float">
            <text:p>8258.4773153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45</text:p>
          </table:table-cell>
          <table:table-cell office:value-type="string" calcext:value-type="string">
            <text:p>Lateral Inferior Extraible p/97 - 200x450</text:p>
          </table:table-cell>
          <table:table-cell office:value-type="string" calcext:value-type="string">
            <text:p>GENROD</text:p>
          </table:table-cell>
          <table:table-cell office:value-type="float" office:value="13811.7424597733" calcext:value-type="float">
            <text:p>13811.7424597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60</text:p>
          </table:table-cell>
          <table:table-cell office:value-type="string" calcext:value-type="string">
            <text:p>Lateral Inferior Extraible p/97 - 200x600</text:p>
          </table:table-cell>
          <table:table-cell office:value-type="string" calcext:value-type="string">
            <text:p>GENROD</text:p>
          </table:table-cell>
          <table:table-cell office:value-type="float" office:value="18419.147809262" calcext:value-type="float">
            <text:p>18419.147809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75</text:p>
          </table:table-cell>
          <table:table-cell office:value-type="string" calcext:value-type="string">
            <text:p>Lateral Inferior Extraible p/97 - 200x750</text:p>
          </table:table-cell>
          <table:table-cell office:value-type="string" calcext:value-type="string">
            <text:p>GENROD</text:p>
          </table:table-cell>
          <table:table-cell office:value-type="float" office:value="23032.0531085918" calcext:value-type="float">
            <text:p>23032.0531085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90</text:p>
          </table:table-cell>
          <table:table-cell office:value-type="string" calcext:value-type="string">
            <text:p>Lateral Inferior Extraible p/97 - 200x900</text:p>
          </table:table-cell>
          <table:table-cell office:value-type="string" calcext:value-type="string">
            <text:p>GENROD</text:p>
          </table:table-cell>
          <table:table-cell office:value-type="float" office:value="27638.5374138487" calcext:value-type="float">
            <text:p>27638.537413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30</text:p>
          </table:table-cell>
          <table:table-cell office:value-type="string" calcext:value-type="string">
            <text:p>Lateral Inferior Extraible p/97 - 300x300</text:p>
          </table:table-cell>
          <table:table-cell office:value-type="string" calcext:value-type="string">
            <text:p>GENROD</text:p>
          </table:table-cell>
          <table:table-cell office:value-type="float" office:value="13811.7424597733" calcext:value-type="float">
            <text:p>13811.7424597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45</text:p>
          </table:table-cell>
          <table:table-cell office:value-type="string" calcext:value-type="string">
            <text:p>Lateral Inferior Extraible p/97 - 300x450</text:p>
          </table:table-cell>
          <table:table-cell office:value-type="string" calcext:value-type="string">
            <text:p>GENROD</text:p>
          </table:table-cell>
          <table:table-cell office:value-type="float" office:value="20727.416231841" calcext:value-type="float">
            <text:p>20727.416231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60</text:p>
          </table:table-cell>
          <table:table-cell office:value-type="string" calcext:value-type="string">
            <text:p>Lateral Inferior Extraible p/97 - 300x600</text:p>
          </table:table-cell>
          <table:table-cell office:value-type="string" calcext:value-type="string">
            <text:p>GENROD</text:p>
          </table:table-cell>
          <table:table-cell office:value-type="float" office:value="27638.5374138487" calcext:value-type="float">
            <text:p>27638.537413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75</text:p>
          </table:table-cell>
          <table:table-cell office:value-type="string" calcext:value-type="string">
            <text:p>Lateral Inferior Extraible p/97 - 300x750</text:p>
          </table:table-cell>
          <table:table-cell office:value-type="string" calcext:value-type="string">
            <text:p>GENROD</text:p>
          </table:table-cell>
          <table:table-cell office:value-type="float" office:value="34541.4481444189" calcext:value-type="float">
            <text:p>34541.44814441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90</text:p>
          </table:table-cell>
          <table:table-cell office:value-type="string" calcext:value-type="string">
            <text:p>Lateral Inferior Extraible p/97 - 300x900</text:p>
          </table:table-cell>
          <table:table-cell office:value-type="string" calcext:value-type="string">
            <text:p>GENROD</text:p>
          </table:table-cell>
          <table:table-cell office:value-type="float" office:value="41439.7799693797" calcext:value-type="float">
            <text:p>41439.77996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45</text:p>
          </table:table-cell>
          <table:table-cell office:value-type="string" calcext:value-type="string">
            <text:p>Lateral Inferior Extraible p/97 - 450x450</text:p>
          </table:table-cell>
          <table:table-cell office:value-type="string" calcext:value-type="string">
            <text:p>GENROD</text:p>
          </table:table-cell>
          <table:table-cell office:value-type="float" office:value="31083.8217827809" calcext:value-type="float">
            <text:p>31083.821782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75</text:p>
          </table:table-cell>
          <table:table-cell office:value-type="string" calcext:value-type="string">
            <text:p>Lateral Inferior Extraible p/97 - 450x750</text:p>
          </table:table-cell>
          <table:table-cell office:value-type="string" calcext:value-type="string">
            <text:p>GENROD</text:p>
          </table:table-cell>
          <table:table-cell office:value-type="float" office:value="51811.2643301713" calcext:value-type="float">
            <text:p>51811.2643301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45</text:p>
          </table:table-cell>
          <table:table-cell office:value-type="string" calcext:value-type="string">
            <text:p>Lateral Inferior Extraible p/97 - 600x450</text:p>
          </table:table-cell>
          <table:table-cell office:value-type="string" calcext:value-type="string">
            <text:p>GENROD</text:p>
          </table:table-cell>
          <table:table-cell office:value-type="float" office:value="41439.7799693797" calcext:value-type="float">
            <text:p>41439.77996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60</text:p>
          </table:table-cell>
          <table:table-cell office:value-type="string" calcext:value-type="string">
            <text:p>Lateral Inferior Extraible p/97 - 600x600</text:p>
          </table:table-cell>
          <table:table-cell office:value-type="string" calcext:value-type="string">
            <text:p>GENROD</text:p>
          </table:table-cell>
          <table:table-cell office:value-type="float" office:value="55255.6276548718" calcext:value-type="float">
            <text:p>55255.6276548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75</text:p>
          </table:table-cell>
          <table:table-cell office:value-type="string" calcext:value-type="string">
            <text:p>Lateral Inferior Extraible p/97 - 600x750</text:p>
          </table:table-cell>
          <table:table-cell office:value-type="string" calcext:value-type="string">
            <text:p>GENROD</text:p>
          </table:table-cell>
          <table:table-cell office:value-type="float" office:value="69071.0279760227" calcext:value-type="float">
            <text:p>69071.02797602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90</text:p>
          </table:table-cell>
          <table:table-cell office:value-type="string" calcext:value-type="string">
            <text:p>Lateral Inferior Extraible p/97 - 600x900</text:p>
          </table:table-cell>
          <table:table-cell office:value-type="string" calcext:value-type="string">
            <text:p>GENROD</text:p>
          </table:table-cell>
          <table:table-cell office:value-type="float" office:value="82881.8493915641" calcext:value-type="float">
            <text:p>82881.8493915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7075</text:p>
          </table:table-cell>
          <table:table-cell office:value-type="string" calcext:value-type="string">
            <text:p>Lateral Inferior Extraible p/97 - 750x750</text:p>
          </table:table-cell>
          <table:table-cell office:value-type="string" calcext:value-type="string">
            <text:p>GENROD</text:p>
          </table:table-cell>
          <table:table-cell office:value-type="float" office:value="86339.0020733115" calcext:value-type="float">
            <text:p>86339.0020733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45</text:p>
          </table:table-cell>
          <table:table-cell office:value-type="string" calcext:value-type="string">
            <text:p>Lateral Inferior Extraible p/97 - 900x450</text:p>
          </table:table-cell>
          <table:table-cell office:value-type="string" calcext:value-type="string">
            <text:p>GENROD</text:p>
          </table:table-cell>
          <table:table-cell office:value-type="float" office:value="62166.7488368795" calcext:value-type="float">
            <text:p>62166.7488368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75</text:p>
          </table:table-cell>
          <table:table-cell office:value-type="string" calcext:value-type="string">
            <text:p>Lateral Inferior Extraible p/97 - 900x750</text:p>
          </table:table-cell>
          <table:table-cell office:value-type="string" calcext:value-type="string">
            <text:p>GENROD</text:p>
          </table:table-cell>
          <table:table-cell office:value-type="float" office:value="103610.634031978" calcext:value-type="float">
            <text:p>103610.634031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90</text:p>
          </table:table-cell>
          <table:table-cell office:value-type="string" calcext:value-type="string">
            <text:p>Lateral Inferior Extraible p/97 - 900x900</text:p>
          </table:table-cell>
          <table:table-cell office:value-type="string" calcext:value-type="string">
            <text:p>GENROD</text:p>
          </table:table-cell>
          <table:table-cell office:value-type="float" office:value="124322.550405176" calcext:value-type="float">
            <text:p>124322.550405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30</text:p>
          </table:table-cell>
          <table:table-cell office:value-type="string" calcext:value-type="string">
            <text:p>Lateral Extraible Interior p/97 - 300x300</text:p>
          </table:table-cell>
          <table:table-cell office:value-type="string" calcext:value-type="string">
            <text:p>GENROD</text:p>
          </table:table-cell>
          <table:table-cell office:value-type="float" office:value="7458.48461117772" calcext:value-type="float">
            <text:p>7458.48461117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45</text:p>
          </table:table-cell>
          <table:table-cell office:value-type="string" calcext:value-type="string">
            <text:p>Lateral Extraible Interior p/97 - 300x450</text:p>
          </table:table-cell>
          <table:table-cell office:value-type="string" calcext:value-type="string">
            <text:p>GENROD</text:p>
          </table:table-cell>
          <table:table-cell office:value-type="float" office:value="12809.0147624131" calcext:value-type="float">
            <text:p>12809.0147624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60</text:p>
          </table:table-cell>
          <table:table-cell office:value-type="string" calcext:value-type="string">
            <text:p>Lateral Extraible Interior p/97 - 300x600</text:p>
          </table:table-cell>
          <table:table-cell office:value-type="string" calcext:value-type="string">
            <text:p>GENROD</text:p>
          </table:table-cell>
          <table:table-cell office:value-type="float" office:value="18160.7554289244" calcext:value-type="float">
            <text:p>18160.755428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75</text:p>
          </table:table-cell>
          <table:table-cell office:value-type="string" calcext:value-type="string">
            <text:p>Lateral Extraible Interior p/97 - 300x750</text:p>
          </table:table-cell>
          <table:table-cell office:value-type="string" calcext:value-type="string">
            <text:p>GENROD</text:p>
          </table:table-cell>
          <table:table-cell office:value-type="float" office:value="23503.3645997665" calcext:value-type="float">
            <text:p>23503.3645997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90</text:p>
          </table:table-cell>
          <table:table-cell office:value-type="string" calcext:value-type="string">
            <text:p>Lateral Extraible Interior p/97 - 300x900</text:p>
          </table:table-cell>
          <table:table-cell office:value-type="string" calcext:value-type="string">
            <text:p>GENROD</text:p>
          </table:table-cell>
          <table:table-cell office:value-type="float" office:value="28852.0526625383" calcext:value-type="float">
            <text:p>28852.0526625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30</text:p>
          </table:table-cell>
          <table:table-cell office:value-type="string" calcext:value-type="string">
            <text:p>Lateral Extraible Interior p/97 - 450x300</text:p>
          </table:table-cell>
          <table:table-cell office:value-type="string" calcext:value-type="string">
            <text:p>GENROD</text:p>
          </table:table-cell>
          <table:table-cell office:value-type="float" office:value="12047.3374982835" calcext:value-type="float">
            <text:p>12047.3374982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45</text:p>
          </table:table-cell>
          <table:table-cell office:value-type="string" calcext:value-type="string">
            <text:p>Lateral Extraible Interior p/97 - 450x450</text:p>
          </table:table-cell>
          <table:table-cell office:value-type="string" calcext:value-type="string">
            <text:p>GENROD</text:p>
          </table:table-cell>
          <table:table-cell office:value-type="float" office:value="20673.285146562" calcext:value-type="float">
            <text:p>20673.285146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60</text:p>
          </table:table-cell>
          <table:table-cell office:value-type="string" calcext:value-type="string">
            <text:p>Lateral Extraible Interior p/97 - 450x600</text:p>
          </table:table-cell>
          <table:table-cell office:value-type="string" calcext:value-type="string">
            <text:p>GENROD</text:p>
          </table:table-cell>
          <table:table-cell office:value-type="float" office:value="29315.6273821661" calcext:value-type="float">
            <text:p>29315.627382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75</text:p>
          </table:table-cell>
          <table:table-cell office:value-type="string" calcext:value-type="string">
            <text:p>Lateral Extraible Interior p/97 - 450x750</text:p>
          </table:table-cell>
          <table:table-cell office:value-type="string" calcext:value-type="string">
            <text:p>GENROD</text:p>
          </table:table-cell>
          <table:table-cell office:value-type="float" office:value="37952.522299028" calcext:value-type="float">
            <text:p>37952.522299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90</text:p>
          </table:table-cell>
          <table:table-cell office:value-type="string" calcext:value-type="string">
            <text:p>Lateral Extraible Interior p/97 - 450x900</text:p>
          </table:table-cell>
          <table:table-cell office:value-type="string" calcext:value-type="string">
            <text:p>GENROD</text:p>
          </table:table-cell>
          <table:table-cell office:value-type="float" office:value="46595.4697922701" calcext:value-type="float">
            <text:p>46595.4697922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30</text:p>
          </table:table-cell>
          <table:table-cell office:value-type="string" calcext:value-type="string">
            <text:p>Lateral Extraible Interior p/97 - 600x300</text:p>
          </table:table-cell>
          <table:table-cell office:value-type="string" calcext:value-type="string">
            <text:p>GENROD</text:p>
          </table:table-cell>
          <table:table-cell office:value-type="float" office:value="16624.6378591678" calcext:value-type="float">
            <text:p>16624.63785916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45</text:p>
          </table:table-cell>
          <table:table-cell office:value-type="string" calcext:value-type="string">
            <text:p>Lateral Extraible Interior p/97 - 600x450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.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60</text:p>
          </table:table-cell>
          <table:table-cell office:value-type="string" calcext:value-type="string">
            <text:p>Lateral Extraible Interior p/97 - 600x600</text:p>
          </table:table-cell>
          <table:table-cell office:value-type="string" calcext:value-type="string">
            <text:p>GENROD</text:p>
          </table:table-cell>
          <table:table-cell office:value-type="float" office:value="40479.6308310771" calcext:value-type="float">
            <text:p>40479.6308310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75</text:p>
          </table:table-cell>
          <table:table-cell office:value-type="string" calcext:value-type="string">
            <text:p>Lateral Extraible Interior p/97 - 600x750</text:p>
          </table:table-cell>
          <table:table-cell office:value-type="string" calcext:value-type="string">
            <text:p>GENROD</text:p>
          </table:table-cell>
          <table:table-cell office:value-type="float" office:value="52399.8379098259" calcext:value-type="float">
            <text:p>52399.8379098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90</text:p>
          </table:table-cell>
          <table:table-cell office:value-type="string" calcext:value-type="string">
            <text:p>Lateral Extraible Interior p/97 - 600x900</text:p>
          </table:table-cell>
          <table:table-cell office:value-type="string" calcext:value-type="string">
            <text:p>GENROD</text:p>
          </table:table-cell>
          <table:table-cell office:value-type="float" office:value="64333.4132877103" calcext:value-type="float">
            <text:p>64333.4132877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30</text:p>
          </table:table-cell>
          <table:table-cell office:value-type="string" calcext:value-type="string">
            <text:p>Lateral Extraible Interior p/97 - 750x300</text:p>
          </table:table-cell>
          <table:table-cell office:value-type="string" calcext:value-type="string">
            <text:p>GENROD</text:p>
          </table:table-cell>
          <table:table-cell office:value-type="float" office:value="21203.7803085157" calcext:value-type="float">
            <text:p>21203.7803085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45</text:p>
          </table:table-cell>
          <table:table-cell office:value-type="string" calcext:value-type="string">
            <text:p>Lateral Extraible Interior p/97 - 750x450</text:p>
          </table:table-cell>
          <table:table-cell office:value-type="string" calcext:value-type="string">
            <text:p>GENROD</text:p>
          </table:table-cell>
          <table:table-cell office:value-type="float" office:value="36426.1414825787" calcext:value-type="float">
            <text:p>36426.1414825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60</text:p>
          </table:table-cell>
          <table:table-cell office:value-type="string" calcext:value-type="string">
            <text:p>Lateral Extraible Interior p/97 - 750x600</text:p>
          </table:table-cell>
          <table:table-cell office:value-type="string" calcext:value-type="string">
            <text:p>GENROD</text:p>
          </table:table-cell>
          <table:table-cell office:value-type="float" office:value="51371.7157072182" calcext:value-type="float">
            <text:p>51371.7157072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75</text:p>
          </table:table-cell>
          <table:table-cell office:value-type="string" calcext:value-type="string">
            <text:p>Lateral Extraible Interior p/97 - 750x750</text:p>
          </table:table-cell>
          <table:table-cell office:value-type="string" calcext:value-type="string">
            <text:p>GENROD</text:p>
          </table:table-cell>
          <table:table-cell office:value-type="float" office:value="66857.5218471187" calcext:value-type="float">
            <text:p>66857.5218471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90</text:p>
          </table:table-cell>
          <table:table-cell office:value-type="string" calcext:value-type="string">
            <text:p>Lateral Extraible Interior p/97 - 750x900</text:p>
          </table:table-cell>
          <table:table-cell office:value-type="string" calcext:value-type="string">
            <text:p>GENROD</text:p>
          </table:table-cell>
          <table:table-cell office:value-type="float" office:value="82078.0672482677" calcext:value-type="float">
            <text:p>82078.06724826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30</text:p>
          </table:table-cell>
          <table:table-cell office:value-type="string" calcext:value-type="string">
            <text:p>Lateral Extraible Interior p/97 - 900x300</text:p>
          </table:table-cell>
          <table:table-cell office:value-type="string" calcext:value-type="string">
            <text:p>GENROD</text:p>
          </table:table-cell>
          <table:table-cell office:value-type="float" office:value="25794.4489685355" calcext:value-type="float">
            <text:p>25794.4489685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45</text:p>
          </table:table-cell>
          <table:table-cell office:value-type="string" calcext:value-type="string">
            <text:p>Lateral Extraible Interior p/97 - 900x450</text:p>
          </table:table-cell>
          <table:table-cell office:value-type="string" calcext:value-type="string">
            <text:p>GENROD</text:p>
          </table:table-cell>
          <table:table-cell office:value-type="float" office:value="44287.359262988" calcext:value-type="float">
            <text:p>44287.359262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60</text:p>
          </table:table-cell>
          <table:table-cell office:value-type="string" calcext:value-type="string">
            <text:p>Lateral Extraible Interior p/97 - 900x600</text:p>
          </table:table-cell>
          <table:table-cell office:value-type="string" calcext:value-type="string">
            <text:p>GENROD</text:p>
          </table:table-cell>
          <table:table-cell office:value-type="float" office:value="62795.4799450396" calcext:value-type="float">
            <text:p>62795.4799450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75</text:p>
          </table:table-cell>
          <table:table-cell office:value-type="string" calcext:value-type="string">
            <text:p>Lateral Extraible Interior p/97 - 900x750</text:p>
          </table:table-cell>
          <table:table-cell office:value-type="string" calcext:value-type="string">
            <text:p>GENROD</text:p>
          </table:table-cell>
          <table:table-cell office:value-type="float" office:value="81310.9163498464" calcext:value-type="float">
            <text:p>81310.9163498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90</text:p>
          </table:table-cell>
          <table:table-cell office:value-type="string" calcext:value-type="string">
            <text:p>Lateral Extraible Interior p/97 - 900x900</text:p>
          </table:table-cell>
          <table:table-cell office:value-type="string" calcext:value-type="string">
            <text:p>GENROD</text:p>
          </table:table-cell>
          <table:table-cell office:value-type="float" office:value="99811.7476246921" calcext:value-type="float">
            <text:p>99811.7476246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301</text:p>
          </table:table-cell>
          <table:table-cell office:value-type="string" calcext:value-type="string">
            <text:p>Sobretecho c/Rejilla de Vent. p/S97 - 200x300x100</text:p>
          </table:table-cell>
          <table:table-cell office:value-type="string" calcext:value-type="string">
            <text:p>GENROD</text:p>
          </table:table-cell>
          <table:table-cell office:value-type="float" office:value="45798.5296918383" calcext:value-type="float">
            <text:p>45798.5296918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451</text:p>
          </table:table-cell>
          <table:table-cell office:value-type="string" calcext:value-type="string">
            <text:p>Sobretecho c/Rejilla de Vent. p/S97 - 200x450x100</text:p>
          </table:table-cell>
          <table:table-cell office:value-type="string" calcext:value-type="string">
            <text:p>GENROD</text:p>
          </table:table-cell>
          <table:table-cell office:value-type="float" office:value="57443.1340208902" calcext:value-type="float">
            <text:p>57443.1340208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601</text:p>
          </table:table-cell>
          <table:table-cell office:value-type="string" calcext:value-type="string">
            <text:p>Sobretecho c/Rejilla de Vent. p/S97 - 200x600x100</text:p>
          </table:table-cell>
          <table:table-cell office:value-type="string" calcext:value-type="string">
            <text:p>GENROD</text:p>
          </table:table-cell>
          <table:table-cell office:value-type="float" office:value="69116.3433522261" calcext:value-type="float">
            <text:p>69116.3433522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751</text:p>
          </table:table-cell>
          <table:table-cell office:value-type="string" calcext:value-type="string">
            <text:p>Sobretecho c/Rejilla de Vent. p/S97 - 200x750x100</text:p>
          </table:table-cell>
          <table:table-cell office:value-type="string" calcext:value-type="string">
            <text:p>GENROD</text:p>
          </table:table-cell>
          <table:table-cell office:value-type="float" office:value="80778.6054149786" calcext:value-type="float">
            <text:p>80778.60541497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901</text:p>
          </table:table-cell>
          <table:table-cell office:value-type="string" calcext:value-type="string">
            <text:p>Sobretecho c/Rejilla de Vent. p/S97 - 200x900x100</text:p>
          </table:table-cell>
          <table:table-cell office:value-type="string" calcext:value-type="string">
            <text:p>GENROD</text:p>
          </table:table-cell>
          <table:table-cell office:value-type="float" office:value="92432.9464973378" calcext:value-type="float">
            <text:p>92432.9464973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121</text:p>
          </table:table-cell>
          <table:table-cell office:value-type="string" calcext:value-type="string">
            <text:p>Sobretecho c/Rejilla de Vent. p/S97 - 300x120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.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301</text:p>
          </table:table-cell>
          <table:table-cell office:value-type="string" calcext:value-type="string">
            <text:p>Sobretecho c/Rejilla de Vent. p/S97 - 300x300x100</text:p>
          </table:table-cell>
          <table:table-cell office:value-type="string" calcext:value-type="string">
            <text:p>GENROD</text:p>
          </table:table-cell>
          <table:table-cell office:value-type="float" office:value="53566.0641161012" calcext:value-type="float">
            <text:p>53566.0641161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451</text:p>
          </table:table-cell>
          <table:table-cell office:value-type="string" calcext:value-type="string">
            <text:p>Sobretecho c/Rejilla de Vent. p/S97 - 300x450x100</text:p>
          </table:table-cell>
          <table:table-cell office:value-type="string" calcext:value-type="string">
            <text:p>GENROD</text:p>
          </table:table-cell>
          <table:table-cell office:value-type="float" office:value="65224.063059838" calcext:value-type="float">
            <text:p>65224.063059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601</text:p>
          </table:table-cell>
          <table:table-cell office:value-type="string" calcext:value-type="string">
            <text:p>Sobretecho c/Rejilla de Vent. p/S97 - 300x600x100</text:p>
          </table:table-cell>
          <table:table-cell office:value-type="string" calcext:value-type="string">
            <text:p>GENROD</text:p>
          </table:table-cell>
          <table:table-cell office:value-type="float" office:value="76883.877776489" calcext:value-type="float">
            <text:p>76883.87777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751</text:p>
          </table:table-cell>
          <table:table-cell office:value-type="string" calcext:value-type="string">
            <text:p>Sobretecho c/Rejilla de Vent. p/S97 - 300x750x100</text:p>
          </table:table-cell>
          <table:table-cell office:value-type="string" calcext:value-type="string">
            <text:p>GENROD</text:p>
          </table:table-cell>
          <table:table-cell office:value-type="float" office:value="88538.8504320357" calcext:value-type="float">
            <text:p>88538.850432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901</text:p>
          </table:table-cell>
          <table:table-cell office:value-type="string" calcext:value-type="string">
            <text:p>Sobretecho c/Rejilla de Vent. p/S97 - 300x90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.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121</text:p>
          </table:table-cell>
          <table:table-cell office:value-type="string" calcext:value-type="string">
            <text:p>Sobretecho c/Rejilla de Vent. p/S97 - 450x1200x100</text:p>
          </table:table-cell>
          <table:table-cell office:value-type="string" calcext:value-type="string">
            <text:p>GENROD</text:p>
          </table:table-cell>
          <table:table-cell office:value-type="float" office:value="135198.188062892" calcext:value-type="float">
            <text:p>135198.188062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451</text:p>
          </table:table-cell>
          <table:table-cell office:value-type="string" calcext:value-type="string">
            <text:p>Sobretecho c/Rejilla de Vent. p/S97 - 450x450x100</text:p>
          </table:table-cell>
          <table:table-cell office:value-type="string" calcext:value-type="string">
            <text:p>GENROD</text:p>
          </table:table-cell>
          <table:table-cell office:value-type="float" office:value="76883.877776489" calcext:value-type="float">
            <text:p>76883.87777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601</text:p>
          </table:table-cell>
          <table:table-cell office:value-type="string" calcext:value-type="string">
            <text:p>Sobretecho c/Rejilla de Vent. p/S97 - 450x600x100</text:p>
          </table:table-cell>
          <table:table-cell office:value-type="string" calcext:value-type="string">
            <text:p>GENROD</text:p>
          </table:table-cell>
          <table:table-cell office:value-type="float" office:value="88538.8504320357" calcext:value-type="float">
            <text:p>88538.850432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751</text:p>
          </table:table-cell>
          <table:table-cell office:value-type="string" calcext:value-type="string">
            <text:p>Sobretecho c/Rejilla de Vent. p/S97 - 450x75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.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901</text:p>
          </table:table-cell>
          <table:table-cell office:value-type="string" calcext:value-type="string">
            <text:p>Sobretecho c/Rejilla de Vent. p/S97 - 450x900x100</text:p>
          </table:table-cell>
          <table:table-cell office:value-type="string" calcext:value-type="string">
            <text:p>GENROD</text:p>
          </table:table-cell>
          <table:table-cell office:value-type="float" office:value="111874.900768213" calcext:value-type="float">
            <text:p>111874.900768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121</text:p>
          </table:table-cell>
          <table:table-cell office:value-type="string" calcext:value-type="string">
            <text:p>Sobretecho c/Rejilla de Vent. p/S97 - 600x1200x100</text:p>
          </table:table-cell>
          <table:table-cell office:value-type="string" calcext:value-type="string">
            <text:p>GENROD</text:p>
          </table:table-cell>
          <table:table-cell office:value-type="float" office:value="146847.687084147" calcext:value-type="float">
            <text:p>146847.687084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601</text:p>
          </table:table-cell>
          <table:table-cell office:value-type="string" calcext:value-type="string">
            <text:p>Sobretecho c/Rejilla de Vent. p/S97 - 600x60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.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751</text:p>
          </table:table-cell>
          <table:table-cell office:value-type="string" calcext:value-type="string">
            <text:p>Sobretecho c/Rejilla de Vent. p/S97 - 600x750x100</text:p>
          </table:table-cell>
          <table:table-cell office:value-type="string" calcext:value-type="string">
            <text:p>GENROD</text:p>
          </table:table-cell>
          <table:table-cell office:value-type="float" office:value="111874.900768213" calcext:value-type="float">
            <text:p>111874.900768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901</text:p>
          </table:table-cell>
          <table:table-cell office:value-type="string" calcext:value-type="string">
            <text:p>Sobretecho c/Rejilla de Vent. p/S97 - 600x90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.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121</text:p>
          </table:table-cell>
          <table:table-cell office:value-type="string" calcext:value-type="string">
            <text:p>Sobretecho c/Rejilla de Vent. p/S97 - 750x1200x100</text:p>
          </table:table-cell>
          <table:table-cell office:value-type="string" calcext:value-type="string">
            <text:p>GENROD</text:p>
          </table:table-cell>
          <table:table-cell office:value-type="float" office:value="158510.554404538" calcext:value-type="float">
            <text:p>158510.554404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751</text:p>
          </table:table-cell>
          <table:table-cell office:value-type="string" calcext:value-type="string">
            <text:p>Sobretecho c/Rejilla de Vent. p/S97 - 750x75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.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901</text:p>
          </table:table-cell>
          <table:table-cell office:value-type="string" calcext:value-type="string">
            <text:p>Sobretecho c/Rejilla de Vent. p/S97 - 750x900x100</text:p>
          </table:table-cell>
          <table:table-cell office:value-type="string" calcext:value-type="string">
            <text:p>GENROD</text:p>
          </table:table-cell>
          <table:table-cell office:value-type="float" office:value="135198.188062892" calcext:value-type="float">
            <text:p>135198.188062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121</text:p>
          </table:table-cell>
          <table:table-cell office:value-type="string" calcext:value-type="string">
            <text:p>Sobretecho c/Rejilla de Vent. p/S97 - 900x1200x100</text:p>
          </table:table-cell>
          <table:table-cell office:value-type="string" calcext:value-type="string">
            <text:p>GENROD</text:p>
          </table:table-cell>
          <table:table-cell office:value-type="float" office:value="170163.053398433" calcext:value-type="float">
            <text:p>170163.053398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901</text:p>
          </table:table-cell>
          <table:table-cell office:value-type="string" calcext:value-type="string">
            <text:p>Sobretecho c/Rejilla de Vent. p/S97 - 900x900x100</text:p>
          </table:table-cell>
          <table:table-cell office:value-type="string" calcext:value-type="string">
            <text:p>GENROD</text:p>
          </table:table-cell>
          <table:table-cell office:value-type="float" office:value="146847.687084147" calcext:value-type="float">
            <text:p>146847.687084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15</text:p>
          </table:table-cell>
          <table:table-cell office:value-type="string" calcext:value-type="string">
            <text:p>Rejilla para Ventilacion p/Gab. S97 - 150x150x10</text:p>
          </table:table-cell>
          <table:table-cell office:value-type="string" calcext:value-type="string">
            <text:p>GENROD</text:p>
          </table:table-cell>
          <table:table-cell office:value-type="float" office:value="18109.6506318356" calcext:value-type="float">
            <text:p>18109.6506318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30</text:p>
          </table:table-cell>
          <table:table-cell office:value-type="string" calcext:value-type="string">
            <text:p>Rejilla para Ventilacion p/Gab. S97 - 300x150x10</text:p>
          </table:table-cell>
          <table:table-cell office:value-type="string" calcext:value-type="string">
            <text:p>GENROD</text:p>
          </table:table-cell>
          <table:table-cell office:value-type="float" office:value="30184.9878747651" calcext:value-type="float">
            <text:p>30184.9878747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2020</text:p>
          </table:table-cell>
          <table:table-cell office:value-type="string" calcext:value-type="string">
            <text:p>Rejilla para Ventilacion p/Gab. S97 - 200x200x10</text:p>
          </table:table-cell>
          <table:table-cell office:value-type="string" calcext:value-type="string">
            <text:p>GENROD</text:p>
          </table:table-cell>
          <table:table-cell office:value-type="float" office:value="33782.2182263909" calcext:value-type="float">
            <text:p>33782.218226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05</text:p>
          </table:table-cell>
          <table:table-cell office:value-type="string" calcext:value-type="string">
            <text:p>Soporte t/Peine p/Barra Trip. Espesor 5 -Prof. 300</text:p>
          </table:table-cell>
          <table:table-cell office:value-type="string" calcext:value-type="string">
            <text:p>GENROD</text:p>
          </table:table-cell>
          <table:table-cell office:value-type="float" office:value="56867.0340116888" calcext:value-type="float">
            <text:p>56867.0340116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10</text:p>
          </table:table-cell>
          <table:table-cell office:value-type="string" calcext:value-type="string">
            <text:p>Soporte t/Peine p/Barra Trip. Espesor 10-Prof. 300</text:p>
          </table:table-cell>
          <table:table-cell office:value-type="string" calcext:value-type="string">
            <text:p>GENROD</text:p>
          </table:table-cell>
          <table:table-cell office:value-type="float" office:value="56867.0340116888" calcext:value-type="float">
            <text:p>56867.0340116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05</text:p>
          </table:table-cell>
          <table:table-cell office:value-type="string" calcext:value-type="string">
            <text:p>Soporte t/Peine p/Barra Trip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76393.5401430407" calcext:value-type="float">
            <text:p>76393.5401430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10</text:p>
          </table:table-cell>
          <table:table-cell office:value-type="string" calcext:value-type="string">
            <text:p>Soporte t/Peine p/Barra Trip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76393.5401430407" calcext:value-type="float">
            <text:p>76393.5401430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0</text:p>
          </table:table-cell>
          <table:table-cell office:value-type="string" calcext:value-type="string">
            <text:p>Soporte t/Peine Comb p/Barra 3x10 mm + 1x5 mm - 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.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5</text:p>
          </table:table-cell>
          <table:table-cell office:value-type="string" calcext:value-type="string">
            <text:p>Soporte t/Peine p/Barra Tetr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.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10</text:p>
          </table:table-cell>
          <table:table-cell office:value-type="string" calcext:value-type="string">
            <text:p>Soporte t/Peine p/Barra Tetra.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.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05</text:p>
          </table:table-cell>
          <table:table-cell office:value-type="string" calcext:value-type="string">
            <text:p>Soporte t/Peine p/Barra Trip. Espesor 5-Prof. 600</text:p>
          </table:table-cell>
          <table:table-cell office:value-type="string" calcext:value-type="string">
            <text:p>GENROD</text:p>
          </table:table-cell>
          <table:table-cell office:value-type="float" office:value="95906.0727176191" calcext:value-type="float">
            <text:p>95906.072717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10</text:p>
          </table:table-cell>
          <table:table-cell office:value-type="string" calcext:value-type="string">
            <text:p>Soporte t/Peine p/Barra Trip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95906.0727176191" calcext:value-type="float">
            <text:p>95906.072717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0</text:p>
          </table:table-cell>
          <table:table-cell office:value-type="string" calcext:value-type="string">
            <text:p>Soporte t/Peine Comb p/Barra 3x10 mm + 1x5 mm - 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.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5</text:p>
          </table:table-cell>
          <table:table-cell office:value-type="string" calcext:value-type="string">
            <text:p>Soporte t/Peine p/Barra Tetr. Espesor 5 -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.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10</text:p>
          </table:table-cell>
          <table:table-cell office:value-type="string" calcext:value-type="string">
            <text:p>Soporte t/Peine p/Barra Tetr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.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05</text:p>
          </table:table-cell>
          <table:table-cell office:value-type="string" calcext:value-type="string">
            <text:p>Soporte t/Peine p/Barra Trip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15424.078926489" calcext:value-type="float">
            <text:p>115424.07892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10</text:p>
          </table:table-cell>
          <table:table-cell office:value-type="string" calcext:value-type="string">
            <text:p>Soporte t/Peine p/Barra Trip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15424.078926489" calcext:value-type="float">
            <text:p>115424.07892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0</text:p>
          </table:table-cell>
          <table:table-cell office:value-type="string" calcext:value-type="string">
            <text:p>Soporte t/Peine Comb p/Barra 3x10 mm + 1x5 mm - 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.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5</text:p>
          </table:table-cell>
          <table:table-cell office:value-type="string" calcext:value-type="string">
            <text:p>Soporte t/Peine p/Barra Tetr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.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10</text:p>
          </table:table-cell>
          <table:table-cell office:value-type="string" calcext:value-type="string">
            <text:p>Soporte t/Peine p/Barra Tetr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.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05</text:p>
          </table:table-cell>
          <table:table-cell office:value-type="string" calcext:value-type="string">
            <text:p>Soporte t/Peine p/Barra Trip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34948.769284927" calcext:value-type="float">
            <text:p>134948.769284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10</text:p>
          </table:table-cell>
          <table:table-cell office:value-type="string" calcext:value-type="string">
            <text:p>Soporte t/Peine p/Barra Trip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34948.769284927" calcext:value-type="float">
            <text:p>134948.769284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0</text:p>
          </table:table-cell>
          <table:table-cell office:value-type="string" calcext:value-type="string">
            <text:p>Soporte t/Peine Comb p/Barra 3x10 mm + 1x5 mm - Prof. 900</text:p>
          </table:table-cell>
          <table:table-cell office:value-type="string" calcext:value-type="string">
            <text:p>GENROD</text:p>
          </table:table-cell>
          <table:table-cell office:value-type="float" office:value="144245.105556191" calcext:value-type="float">
            <text:p>144245.10555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5</text:p>
          </table:table-cell>
          <table:table-cell office:value-type="string" calcext:value-type="string">
            <text:p>Soporte t/Peine p/Barra Tetr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44246.342387017" calcext:value-type="float">
            <text:p>144246.342387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10</text:p>
          </table:table-cell>
          <table:table-cell office:value-type="string" calcext:value-type="string">
            <text:p>Soporte t/Peine p/Barra Tetr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44246.342387017" calcext:value-type="float">
            <text:p>144246.342387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2</text:p>
          </table:table-cell>
          <table:table-cell office:value-type="string" calcext:value-type="string">
            <text:p>Prensabarras para Union en Cruz - 40x10/20x5</text:p>
          </table:table-cell>
          <table:table-cell office:value-type="string" calcext:value-type="string">
            <text:p>GENROD</text:p>
          </table:table-cell>
          <table:table-cell office:value-type="float" office:value="8057.71598837144" calcext:value-type="float">
            <text:p>8057.71598837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3</text:p>
          </table:table-cell>
          <table:table-cell office:value-type="string" calcext:value-type="string">
            <text:p>Prensabarras para Union en Cruz - 40x10/30x5</text:p>
          </table:table-cell>
          <table:table-cell office:value-type="string" calcext:value-type="string">
            <text:p>GENROD</text:p>
          </table:table-cell>
          <table:table-cell office:value-type="float" office:value="8570.579732174" calcext:value-type="float">
            <text:p>8570.579732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4</text:p>
          </table:table-cell>
          <table:table-cell office:value-type="string" calcext:value-type="string">
            <text:p>Prensabarras para Union en Cruz - 40x10/40x10</text:p>
          </table:table-cell>
          <table:table-cell office:value-type="string" calcext:value-type="string">
            <text:p>GENROD</text:p>
          </table:table-cell>
          <table:table-cell office:value-type="float" office:value="9107.75904369546" calcext:value-type="float">
            <text:p>9107.75904369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54</text:p>
          </table:table-cell>
          <table:table-cell office:value-type="string" calcext:value-type="string">
            <text:p>Prensabarras para Union en Cruz - 50x10/40x10</text:p>
          </table:table-cell>
          <table:table-cell office:value-type="string" calcext:value-type="string">
            <text:p>GENROD</text:p>
          </table:table-cell>
          <table:table-cell office:value-type="float" office:value="9642.49100911535" calcext:value-type="float">
            <text:p>9642.49100911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4</text:p>
          </table:table-cell>
          <table:table-cell office:value-type="string" calcext:value-type="string">
            <text:p>Prensabarras para Union en Cruz - 60x10/40x10</text:p>
          </table:table-cell>
          <table:table-cell office:value-type="string" calcext:value-type="string">
            <text:p>GENROD</text:p>
          </table:table-cell>
          <table:table-cell office:value-type="float" office:value="10155.3547529179" calcext:value-type="float">
            <text:p>10155.3547529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6</text:p>
          </table:table-cell>
          <table:table-cell office:value-type="string" calcext:value-type="string">
            <text:p>Prensabarras para Union en Cruz - 60x10/60x10</text:p>
          </table:table-cell>
          <table:table-cell office:value-type="string" calcext:value-type="string">
            <text:p>GENROD</text:p>
          </table:table-cell>
          <table:table-cell office:value-type="float" office:value="11527.8159204626" calcext:value-type="float">
            <text:p>11527.8159204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4</text:p>
          </table:table-cell>
          <table:table-cell office:value-type="string" calcext:value-type="string">
            <text:p>Prensabarras para Union en Cruz - 70x10/40x10</text:p>
          </table:table-cell>
          <table:table-cell office:value-type="string" calcext:value-type="string">
            <text:p>GENROD</text:p>
          </table:table-cell>
          <table:table-cell office:value-type="float" office:value="10680.3499650305" calcext:value-type="float">
            <text:p>10680.3499650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6</text:p>
          </table:table-cell>
          <table:table-cell office:value-type="string" calcext:value-type="string">
            <text:p>Prensabarras para Union en Cruz - 70x10/60x10</text:p>
          </table:table-cell>
          <table:table-cell office:value-type="string" calcext:value-type="string">
            <text:p>GENROD</text:p>
          </table:table-cell>
          <table:table-cell office:value-type="float" office:value="12201.2571471881" calcext:value-type="float">
            <text:p>12201.2571471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1</text:p>
          </table:table-cell>
          <table:table-cell office:value-type="string" calcext:value-type="string">
            <text:p>Falleba Embutida Rebatible sin Llave</text:p>
          </table:table-cell>
          <table:table-cell office:value-type="string" calcext:value-type="string">
            <text:p>GENROD</text:p>
          </table:table-cell>
          <table:table-cell office:value-type="float" office:value="117965.792588499" calcext:value-type="float">
            <text:p>117965.79258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2</text:p>
          </table:table-cell>
          <table:table-cell office:value-type="string" calcext:value-type="string">
            <text:p>Falleba Embutida Rebatible con Llave</text:p>
          </table:table-cell>
          <table:table-cell office:value-type="string" calcext:value-type="string">
            <text:p>GENROD</text:p>
          </table:table-cell>
          <table:table-cell office:value-type="float" office:value="132931.445577392" calcext:value-type="float">
            <text:p>132931.445577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18</text:p>
          </table:table-cell>
          <table:table-cell office:value-type="string" calcext:value-type="string">
            <text:p>Juego de Varillas p/Falleba de Puerta Alto 1800 con punteras</text:p>
          </table:table-cell>
          <table:table-cell office:value-type="string" calcext:value-type="string">
            <text:p>GENROD</text:p>
          </table:table-cell>
          <table:table-cell office:value-type="float" office:value="32507.7035340082" calcext:value-type="float">
            <text:p>32507.7035340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21</text:p>
          </table:table-cell>
          <table:table-cell office:value-type="string" calcext:value-type="string">
            <text:p>Juego de Varillas p/Falleba de Puerta Alto 2100 con punteras</text:p>
          </table:table-cell>
          <table:table-cell office:value-type="string" calcext:value-type="string">
            <text:p>GENROD</text:p>
          </table:table-cell>
          <table:table-cell office:value-type="float" office:value="37780.9712319723" calcext:value-type="float">
            <text:p>37780.97123197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1</text:p>
          </table:table-cell>
          <table:table-cell office:value-type="string" calcext:value-type="string">
            <text:p>Cerradura 1/2 Vuelta Metal. GEN-ROD Destornillador</text:p>
          </table:table-cell>
          <table:table-cell office:value-type="string" calcext:value-type="string">
            <text:p>GENROD</text:p>
          </table:table-cell>
          <table:table-cell office:value-type="float" office:value="9488.59767576026" calcext:value-type="float">
            <text:p>9488.59767576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2</text:p>
          </table:table-cell>
          <table:table-cell office:value-type="string" calcext:value-type="string">
            <text:p>Cerradura 1/2 Vuelta Metalica c/Encastre DIN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.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</text:p>
          </table:table-cell>
          <table:table-cell office:value-type="string" calcext:value-type="string">
            <text:p>Cerradura 1/2 Vuelta GEN-ROD Plastica</text:p>
          </table:table-cell>
          <table:table-cell office:value-type="string" calcext:value-type="string">
            <text:p>GENROD</text:p>
          </table:table-cell>
          <table:table-cell office:value-type="float" office:value="6226.5484778526" calcext:value-type="float">
            <text:p>6226.5484778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D</text:p>
          </table:table-cell>
          <table:table-cell office:value-type="string" calcext:value-type="string">
            <text:p>Cerradura 1/2 Vuelta GEN-ROD Plastica DIN</text:p>
          </table:table-cell>
          <table:table-cell office:value-type="string" calcext:value-type="string">
            <text:p>GENROD</text:p>
          </table:table-cell>
          <table:table-cell office:value-type="float" office:value="6226.5484778526" calcext:value-type="float">
            <text:p>6226.5484778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1</text:p>
          </table:table-cell>
          <table:table-cell office:value-type="string" calcext:value-type="string">
            <text:p>Cerradura Media Vuelta con Llave Mediana</text:p>
          </table:table-cell>
          <table:table-cell office:value-type="string" calcext:value-type="string">
            <text:p>GENROD</text:p>
          </table:table-cell>
          <table:table-cell office:value-type="float" office:value="9916.88324353627" calcext:value-type="float">
            <text:p>9916.88324353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2</text:p>
          </table:table-cell>
          <table:table-cell office:value-type="string" calcext:value-type="string">
            <text:p>Cerradura Media Vuelta con Llave Reforzada</text:p>
          </table:table-cell>
          <table:table-cell office:value-type="string" calcext:value-type="string">
            <text:p>GENROD</text:p>
          </table:table-cell>
          <table:table-cell office:value-type="float" office:value="15726.6986798343" calcext:value-type="float">
            <text:p>15726.6986798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1</text:p>
          </table:table-cell>
          <table:table-cell office:value-type="string" calcext:value-type="string">
            <text:p>Cerradura Media Vuelta con Empuñadura</text:p>
          </table:table-cell>
          <table:table-cell office:value-type="string" calcext:value-type="string">
            <text:p>GENROD</text:p>
          </table:table-cell>
          <table:table-cell office:value-type="float" office:value="26371.1805509244" calcext:value-type="float">
            <text:p>26371.180550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2</text:p>
          </table:table-cell>
          <table:table-cell office:value-type="string" calcext:value-type="string">
            <text:p>Cerradura Media Vuelta con Empuñadura y Llave</text:p>
          </table:table-cell>
          <table:table-cell office:value-type="string" calcext:value-type="string">
            <text:p>GENROD</text:p>
          </table:table-cell>
          <table:table-cell office:value-type="float" office:value="28497.3980022054" calcext:value-type="float">
            <text:p>28497.3980022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1</text:p>
          </table:table-cell>
          <table:table-cell office:value-type="string" calcext:value-type="string">
            <text:p>Cerradura Media Vuelta tipo Pomo para Candado</text:p>
          </table:table-cell>
          <table:table-cell office:value-type="string" calcext:value-type="string">
            <text:p>GENROD</text:p>
          </table:table-cell>
          <table:table-cell office:value-type="float" office:value="26371.1805509244" calcext:value-type="float">
            <text:p>26371.180550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9</text:p>
          </table:table-cell>
          <table:table-cell office:value-type="string" calcext:value-type="string">
            <text:p>Llave metalica para cerradura tipo moneda</text:p>
          </table:table-cell>
          <table:table-cell office:value-type="string" calcext:value-type="string">
            <text:p>GENROD</text:p>
          </table:table-cell>
          <table:table-cell office:value-type="float" office:value="3893.49080766407" calcext:value-type="float">
            <text:p>3893.49080766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2</text:p>
          </table:table-cell>
          <table:table-cell office:value-type="string" calcext:value-type="string">
            <text:p>Llave perno excentrico</text:p>
          </table:table-cell>
          <table:table-cell office:value-type="string" calcext:value-type="string">
            <text:p>GENROD</text:p>
          </table:table-cell>
          <table:table-cell office:value-type="float" office:value="9837.77870180142" calcext:value-type="float">
            <text:p>9837.77870180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6</text:p>
          </table:table-cell>
          <table:table-cell office:value-type="string" calcext:value-type="string">
            <text:p>Cerradura media vuelta perno cuadrado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.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7</text:p>
          </table:table-cell>
          <table:table-cell office:value-type="string" calcext:value-type="string">
            <text:p>Cerradura media vuelta tipo destornillador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.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2</text:p>
          </table:table-cell>
          <table:table-cell office:value-type="string" calcext:value-type="string">
            <text:p>Llave para cerradura triangulo</text:p>
          </table:table-cell>
          <table:table-cell office:value-type="string" calcext:value-type="string">
            <text:p>GENROD</text:p>
          </table:table-cell>
          <table:table-cell office:value-type="float" office:value="4197.67224409559" calcext:value-type="float">
            <text:p>4197.67224409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3</text:p>
          </table:table-cell>
          <table:table-cell office:value-type="string" calcext:value-type="string">
            <text:p>Cerradura Media Vuelta Triangulo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.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76726</text:p>
          </table:table-cell>
          <table:table-cell office:value-type="string" calcext:value-type="string">
            <text:p>Llave para cerradura perno cuadrado</text:p>
          </table:table-cell>
          <table:table-cell office:value-type="string" calcext:value-type="string">
            <text:p>GENROD</text:p>
          </table:table-cell>
          <table:table-cell office:value-type="float" office:value="4197.67224409559" calcext:value-type="float">
            <text:p>4197.67224409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6M</text:p>
          </table:table-cell>
          <table:table-cell office:value-type="string" calcext:value-type="string">
            <text:p>Aislador Cónico ø30 x ø20 x H=30, M6</text:p>
          </table:table-cell>
          <table:table-cell office:value-type="string" calcext:value-type="string">
            <text:p>GENROD</text:p>
          </table:table-cell>
          <table:table-cell office:value-type="float" office:value="6488.75661286459" calcext:value-type="float">
            <text:p>6488.75661286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8M</text:p>
          </table:table-cell>
          <table:table-cell office:value-type="string" calcext:value-type="string">
            <text:p>Aislador Cónico ø40 x ø30 x H=40, M8</text:p>
          </table:table-cell>
          <table:table-cell office:value-type="string" calcext:value-type="string">
            <text:p>GENROD</text:p>
          </table:table-cell>
          <table:table-cell office:value-type="float" office:value="9299.38887500391" calcext:value-type="float">
            <text:p>9299.388875003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0M</text:p>
          </table:table-cell>
          <table:table-cell office:value-type="string" calcext:value-type="string">
            <text:p>Aislador Cónico ø50 x ø40 x H=50, M10</text:p>
          </table:table-cell>
          <table:table-cell office:value-type="string" calcext:value-type="string">
            <text:p>GENROD</text:p>
          </table:table-cell>
          <table:table-cell office:value-type="float" office:value="11623.9203071611" calcext:value-type="float">
            <text:p>11623.9203071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2M</text:p>
          </table:table-cell>
          <table:table-cell office:value-type="string" calcext:value-type="string">
            <text:p>Aislador Cónico ø50 x ø40 x H=50, M12</text:p>
          </table:table-cell>
          <table:table-cell office:value-type="string" calcext:value-type="string">
            <text:p>GENROD</text:p>
          </table:table-cell>
          <table:table-cell office:value-type="float" office:value="11623.9203071611" calcext:value-type="float">
            <text:p>11623.9203071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4M</text:p>
          </table:table-cell>
          <table:table-cell office:value-type="string" calcext:value-type="string">
            <text:p>Aislador Cónico ø60 x ø50 x H=60, M12</text:p>
          </table:table-cell>
          <table:table-cell office:value-type="string" calcext:value-type="string">
            <text:p>GENROD</text:p>
          </table:table-cell>
          <table:table-cell office:value-type="float" office:value="12521.2542288566" calcext:value-type="float">
            <text:p>12521.2542288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201</text:p>
          </table:table-cell>
          <table:table-cell office:value-type="string" calcext:value-type="string">
            <text:p>Aislador escalera 15x72x120 p/barra 20x5 mm</text:p>
          </table:table-cell>
          <table:table-cell office:value-type="string" calcext:value-type="string">
            <text:p>GENROD</text:p>
          </table:table-cell>
          <table:table-cell office:value-type="float" office:value="6772.25402740536" calcext:value-type="float">
            <text:p>6772.254027405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1</text:p>
          </table:table-cell>
          <table:table-cell office:value-type="string" calcext:value-type="string">
            <text:p>Etiqueta Riesgo Eléctrico 110x150</text:p>
          </table:table-cell>
          <table:table-cell office:value-type="string" calcext:value-type="string">
            <text:p>GENROD</text:p>
          </table:table-cell>
          <table:table-cell office:value-type="float" office:value="1939.45599662626" calcext:value-type="float">
            <text:p>1939.45599662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0</text:p>
          </table:table-cell>
          <table:table-cell office:value-type="string" calcext:value-type="string">
            <text:p>Etiqueta Riesgo Eléctrico 55x75</text:p>
          </table:table-cell>
          <table:table-cell office:value-type="string" calcext:value-type="string">
            <text:p>GENROD</text:p>
          </table:table-cell>
          <table:table-cell office:value-type="float" office:value="1207.59425005675" calcext:value-type="float">
            <text:p>1207.59425005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53</text:p>
          </table:table-cell>
          <table:table-cell office:value-type="string" calcext:value-type="string">
            <text:p>Pintura de retoque color RAL 7032 (150ml)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.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94</text:p>
          </table:table-cell>
          <table:table-cell office:value-type="string" calcext:value-type="string">
            <text:p>Pintura de retoque color Blanco (150ml)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.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10</text:p>
          </table:table-cell>
          <table:table-cell office:value-type="string" calcext:value-type="string">
            <text:p>Cancamos ojal M10 (una unidad)</text:p>
          </table:table-cell>
          <table:table-cell office:value-type="string" calcext:value-type="string">
            <text:p>GENROD</text:p>
          </table:table-cell>
          <table:table-cell office:value-type="float" office:value="16208.5363908007" calcext:value-type="float">
            <text:p>16208.5363908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81</text:p>
          </table:table-cell>
          <table:table-cell office:value-type="string" calcext:value-type="string">
            <text:p>Portaplanos Metalicos</text:p>
          </table:table-cell>
          <table:table-cell office:value-type="string" calcext:value-type="string">
            <text:p>GENROD</text:p>
          </table:table-cell>
          <table:table-cell office:value-type="float" office:value="15982.8279229165" calcext:value-type="float">
            <text:p>15982.82792291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1</text:p>
          </table:table-cell>
          <table:table-cell office:value-type="string" calcext:value-type="string">
            <text:p>Bisagra Semioculta Metálica</text:p>
          </table:table-cell>
          <table:table-cell office:value-type="string" calcext:value-type="string">
            <text:p>GENROD</text:p>
          </table:table-cell>
          <table:table-cell office:value-type="float" office:value="6115.83896119308" calcext:value-type="float">
            <text:p>6115.83896119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2</text:p>
          </table:table-cell>
          <table:table-cell office:value-type="string" calcext:value-type="string">
            <text:p>Bisagra Semioculta Plástica</text:p>
          </table:table-cell>
          <table:table-cell office:value-type="string" calcext:value-type="string">
            <text:p>GENROD</text:p>
          </table:table-cell>
          <table:table-cell office:value-type="float" office:value="4963.61262724083" calcext:value-type="float">
            <text:p>4963.61262724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3</text:p>
          </table:table-cell>
          <table:table-cell office:value-type="string" calcext:value-type="string">
            <text:p>Bisagra alta metálica</text:p>
          </table:table-cell>
          <table:table-cell office:value-type="string" calcext:value-type="string">
            <text:p>GENROD</text:p>
          </table:table-cell>
          <table:table-cell office:value-type="float" office:value="12650.2267368548" calcext:value-type="float">
            <text:p>12650.2267368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1</text:p>
          </table:table-cell>
          <table:table-cell office:value-type="string" calcext:value-type="string">
            <text:p>Riel STD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3540.8765089826" calcext:value-type="float">
            <text:p>13540.876508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61</text:p>
          </table:table-cell>
          <table:table-cell office:value-type="string" calcext:value-type="string">
            <text:p>Riel secc.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4274.5540284662" calcext:value-type="float">
            <text:p>14274.5540284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date-style style:name="N171">
      <number:month/>
      <number:text>/</number:text>
      <number:day/>
      <number:text>/</number:text>
      <number:year number:style="long"/>
    </number:date-style>
    <number:date-style style:name="N172">
      <number:day/>
      <number:text>-</number:text>
      <number:month number:textual="true"/>
      <number:text>-</number:text>
      <number:year/>
    </number:date-style>
    <number:date-style style:name="N173">
      <number:day/>
      <number:text>-</number:text>
      <number:month number:textual="true"/>
    </number:date-style>
    <number:time-style style:name="N174">
      <number:hours/>
      <number:text>:</number:text>
      <number:minutes number:style="long"/>
      <number:text> </number:text>
      <number:am-pm/>
    </number:time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6">
      <number:hours/>
      <number:text>:</number:text>
      <number:minutes number:style="long"/>
    </number:time-style>
    <number:time-style style:name="N177">
      <number:hours/>
      <number:text>:</number:text>
      <number:minutes number:style="long"/>
      <number:text>:</number:text>
      <number:seconds number:style="long"/>
    </number:time-style>
    <number:date-style style:name="N17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2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2P2" style:volatile="true">
      <number:text> </number:text>
      <number:currency-symbol/>
      <number:fill-character> </number:fill-character>
      <number:text>-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2:13:36.011223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4T12:25:15.570870686</dc:date>
    <meta:editing-duration>PT32M9S</meta:editing-duration>
    <meta:editing-cycles>4</meta:editing-cycles>
    <meta:generator>LibreOffice/7.6.4.1$Linux_X86_64 LibreOffice_project/60$Build-1</meta:generator>
    <meta:document-statistic meta:table-count="1" meta:cell-count="19146" meta:object-count="0"/>
  </office:meta>
</office:document-meta>
</file>